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0.7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6.0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2mm" svg:height="90.01mm" svg:x="367.15mm" svg:y="15.65mm">
            <loext:p draw:notify-on-update-of-ranges="Sheet1.B2:Sheet1.B2 Sheet1.B3:Sheet1.B361 Sheet1.C2:Sheet1.C2 Sheet1.C3:Sheet1.C361 Sheet1.D2:Sheet1.D2 Sheet1.D3:Sheet1.D361 Sheet1.E2:Sheet1.E2 Sheet1.E3:Sheet1.E3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2mm" svg:height="90.01mm" svg:x="368.99mm" svg:y="132.17mm">
            <loext:p draw:notify-on-update-of-ranges="Sheet1.K3:Sheet1.K361 Sheet1.H2:Sheet1.H2 Sheet1.H3:Sheet1.H361 Sheet1.J2:Sheet1.J2 Sheet1.J3:Sheet1.J361 Sheet1.K2:Sheet1.K2 Sheet1.K3:Sheet1.K3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6"/>
          <table:table-cell table:style-name="ce2"/>
          <table:table-cell table:style-name="ce6"/>
          <table:table-cell table:style-name="ce3" office:value-type="string" calcext:value-type="string" table:number-columns-spanned="4" table:number-rows-spanned="1">
            <text:p>SVPWM</text:p>
          </table:table-cell>
          <table:covered-table-cell table:style-name="ce3"/>
          <table:covered-table-cell table:number-columns-repeated="2" table:style-name="ce6"/>
          <table:table-cell table:style-name="ce2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</table:table-row>
        <table:table-row table:style-name="ro1">
          <table:table-cell table:style-name="ce1" office:value-type="float" office:value="3599" calcext:value-type="float">
            <text:p>3599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62.8112107677834" calcext:value-type="float">
            <text:p>62,8</text:p>
          </table:table-cell>
          <table:table-cell table:formula="of:=[.$A$3]*SIN(RADIANS([.B3]-120))" office:value-type="float" office:value="-3147.75632599469" calcext:value-type="float">
            <text:p>-3147,8</text:p>
          </table:table-cell>
          <table:table-cell table:formula="of:=[.$A$3]*SIN(RADIANS([.B3]+120))" office:value-type="float" office:value="3084.9451152269" calcext:value-type="float">
            <text:p>3084,9</text:p>
          </table:table-cell>
          <table:table-cell table:style-name="ce10"/>
          <table:table-cell table:style-name="ce6" table:formula="of:=(MIN([.C3];[.D3];[.E3])+MAX([.C3];[.D3];[.E3]))/2" office:value-type="float" office:value="-31.4056053838917" calcext:value-type="float">
            <text:p>-31,4</text:p>
          </table:table-cell>
          <table:table-cell table:style-name="ce12" table:formula="of:=([.C3]-[.G3]+[.$A$3])/2" office:value-type="float" office:value="1846.60840807584" calcext:value-type="float">
            <text:p>18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241.324639694603" calcext:value-type="float">
            <text:p>241</text:p>
          </table:table-cell>
          <table:table-cell table:style-name="ce12" table:formula="of:=([.E3]-[.G3]+[.$A$3])/2" office:value-type="float" office:value="3357.6753603054" calcext:value-type="float">
            <text:p>3358</text:p>
          </table:table-cell>
          <table:table-cell table:style-name="ce10"/>
        </table:table-row>
        <table:table-row table:style-name="ro1">
          <table:table-cell/>
          <table:table-cell table:style-name="ce2" table:formula="of:=[.B3]+1" office:value-type="float" office:value="2" calcext:value-type="float">
            <text:p>2</text:p>
          </table:table-cell>
          <table:table-cell table:formula="of:=[.$A$3]*SIN(RADIANS([.B4]))" office:value-type="float" office:value="125.603288632301" calcext:value-type="float">
            <text:p>125,6</text:p>
          </table:table-cell>
          <table:table-cell table:formula="of:=[.$A$3]*SIN(RADIANS([.B4]-120))" office:value-type="float" office:value="-3177.72838669928" calcext:value-type="float">
            <text:p>-3177,7</text:p>
          </table:table-cell>
          <table:table-cell table:formula="of:=[.$A$3]*SIN(RADIANS([.B4]+120))" office:value-type="float" office:value="3052.12509806698" calcext:value-type="float">
            <text:p>3052,1</text:p>
          </table:table-cell>
          <table:table-cell table:style-name="ce10"/>
          <table:table-cell table:style-name="ce6" table:formula="of:=(MIN([.C4];[.D4];[.E4])+MAX([.C4];[.D4];[.E4]))/2" office:value-type="float" office:value="-62.8016443161503" calcext:value-type="float">
            <text:p>-62,8</text:p>
          </table:table-cell>
          <table:table-cell table:style-name="ce12" table:formula="of:=([.C4]-[.G4]+[.$A$3])/2" office:value-type="float" office:value="1893.70246647423" calcext:value-type="float">
            <text:p>18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242.036628808436" calcext:value-type="float">
            <text:p>242</text:p>
          </table:table-cell>
          <table:table-cell table:style-name="ce12" table:formula="of:=([.E4]-[.G4]+[.$A$3])/2" office:value-type="float" office:value="3356.96337119156" calcext:value-type="float">
            <text:p>3357</text:p>
          </table:table-cell>
          <table:table-cell table:style-name="ce10"/>
        </table:table-row>
        <table:table-row table:style-name="ro1">
          <table:table-cell/>
          <table:table-cell table:style-name="ce2" table:formula="of:=[.B4]+1" office:value-type="float" office:value="3" calcext:value-type="float">
            <text:p>3</text:p>
          </table:table-cell>
          <table:table-cell table:formula="of:=[.$A$3]*SIN(RADIANS([.B5]))" office:value-type="float" office:value="188.357106518355" calcext:value-type="float">
            <text:p>188,4</text:p>
          </table:table-cell>
          <table:table-cell table:formula="of:=[.$A$3]*SIN(RADIANS([.B5]-120))" office:value-type="float" office:value="-3206.73248055394" calcext:value-type="float">
            <text:p>-3206,7</text:p>
          </table:table-cell>
          <table:table-cell table:formula="of:=[.$A$3]*SIN(RADIANS([.B5]+120))" office:value-type="float" office:value="3018.37537403558" calcext:value-type="float">
            <text:p>3018,4</text:p>
          </table:table-cell>
          <table:table-cell table:style-name="ce10"/>
          <table:table-cell table:style-name="ce6" table:formula="of:=(MIN([.C5];[.D5];[.E5])+MAX([.C5];[.D5];[.E5]))/2" office:value-type="float" office:value="-94.1785532591778" calcext:value-type="float">
            <text:p>-94,2</text:p>
          </table:table-cell>
          <table:table-cell table:style-name="ce12" table:formula="of:=([.C5]-[.G5]+[.$A$3])/2" office:value-type="float" office:value="1940.76782988877" calcext:value-type="float">
            <text:p>19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243.223036352621" calcext:value-type="float">
            <text:p>243</text:p>
          </table:table-cell>
          <table:table-cell table:style-name="ce12" table:formula="of:=([.E5]-[.G5]+[.$A$3])/2" office:value-type="float" office:value="3355.77696364738" calcext:value-type="float">
            <text:p>3356</text:p>
          </table:table-cell>
          <table:table-cell table:style-name="ce10"/>
        </table:table-row>
        <table:table-row table:style-name="ro1">
          <table:table-cell/>
          <table:table-cell table:style-name="ce2" table:formula="of:=[.B5]+1" office:value-type="float" office:value="4" calcext:value-type="float">
            <text:p>4</text:p>
          </table:table-cell>
          <table:table-cell table:formula="of:=[.$A$3]*SIN(RADIANS([.B6]))" office:value-type="float" office:value="251.053549005107" calcext:value-type="float">
            <text:p>251,1</text:p>
          </table:table-cell>
          <table:table-cell table:formula="of:=[.$A$3]*SIN(RADIANS([.B6]-120))" office:value-type="float" office:value="-3234.7597726307" calcext:value-type="float">
            <text:p>-3234,8</text:p>
          </table:table-cell>
          <table:table-cell table:formula="of:=[.$A$3]*SIN(RADIANS([.B6]+120))" office:value-type="float" office:value="2983.70622362559" calcext:value-type="float">
            <text:p>2983,7</text:p>
          </table:table-cell>
          <table:table-cell table:style-name="ce10"/>
          <table:table-cell table:style-name="ce6" table:formula="of:=(MIN([.C6];[.D6];[.E6])+MAX([.C6];[.D6];[.E6]))/2" office:value-type="float" office:value="-125.526774502553" calcext:value-type="float">
            <text:p>-125,5</text:p>
          </table:table-cell>
          <table:table-cell table:style-name="ce12" table:formula="of:=([.C6]-[.G6]+[.$A$3])/2" office:value-type="float" office:value="1987.79016175383" calcext:value-type="float">
            <text:p>19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244.883500935926" calcext:value-type="float">
            <text:p>245</text:p>
          </table:table-cell>
          <table:table-cell table:style-name="ce12" table:formula="of:=([.E6]-[.G6]+[.$A$3])/2" office:value-type="float" office:value="3354.11649906407" calcext:value-type="float">
            <text:p>3354</text:p>
          </table:table-cell>
          <table:table-cell table:style-name="ce10"/>
        </table:table-row>
        <table:table-row table:style-name="ro1">
          <table:table-cell/>
          <table:table-cell table:style-name="ce2" table:formula="of:=[.B6]+1" office:value-type="float" office:value="5" calcext:value-type="float">
            <text:p>5</text:p>
          </table:table-cell>
          <table:table-cell table:formula="of:=[.$A$3]*SIN(RADIANS([.B7]))" office:value-type="float" office:value="313.673518148822" calcext:value-type="float">
            <text:p>313,7</text:p>
          </table:table-cell>
          <table:table-cell table:formula="of:=[.$A$3]*SIN(RADIANS([.B7]-120))" office:value-type="float" office:value="-3261.8017255449" calcext:value-type="float">
            <text:p>-3261,8</text:p>
          </table:table-cell>
          <table:table-cell table:formula="of:=[.$A$3]*SIN(RADIANS([.B7]+120))" office:value-type="float" office:value="2948.12820739608" calcext:value-type="float">
            <text:p>2948,1</text:p>
          </table:table-cell>
          <table:table-cell table:style-name="ce10"/>
          <table:table-cell table:style-name="ce6" table:formula="of:=(MIN([.C7];[.D7];[.E7])+MAX([.C7];[.D7];[.E7]))/2" office:value-type="float" office:value="-156.836759074411" calcext:value-type="float">
            <text:p>-156,8</text:p>
          </table:table-cell>
          <table:table-cell table:style-name="ce12" table:formula="of:=([.C7]-[.G7]+[.$A$3])/2" office:value-type="float" office:value="2034.75513861162" calcext:value-type="float">
            <text:p>20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247.017516764754" calcext:value-type="float">
            <text:p>247</text:p>
          </table:table-cell>
          <table:table-cell table:style-name="ce12" table:formula="of:=([.E7]-[.G7]+[.$A$3])/2" office:value-type="float" office:value="3351.98248323525" calcext:value-type="float">
            <text:p>3352</text:p>
          </table:table-cell>
          <table:table-cell table:style-name="ce10"/>
        </table:table-row>
        <table:table-row table:style-name="ro1">
          <table:table-cell/>
          <table:table-cell table:style-name="ce2" table:formula="of:=[.B7]+1" office:value-type="float" office:value="6" calcext:value-type="float">
            <text:p>6</text:p>
          </table:table-cell>
          <table:table-cell table:formula="of:=[.$A$3]*SIN(RADIANS([.B8]))" office:value-type="float" office:value="376.197939300285" calcext:value-type="float">
            <text:p>376,2</text:p>
          </table:table-cell>
          <table:table-cell table:formula="of:=[.$A$3]*SIN(RADIANS([.B8]-120))" office:value-type="float" office:value="-3287.85010205572" calcext:value-type="float">
            <text:p>-3287,9</text:p>
          </table:table-cell>
          <table:table-cell table:formula="of:=[.$A$3]*SIN(RADIANS([.B8]+120))" office:value-type="float" office:value="2911.65216275544" calcext:value-type="float">
            <text:p>2911,7</text:p>
          </table:table-cell>
          <table:table-cell table:style-name="ce10"/>
          <table:table-cell table:style-name="ce6" table:formula="of:=(MIN([.C8];[.D8];[.E8])+MAX([.C8];[.D8];[.E8]))/2" office:value-type="float" office:value="-188.098969650142" calcext:value-type="float">
            <text:p>-188,1</text:p>
          </table:table-cell>
          <table:table-cell table:style-name="ce12" table:formula="of:=([.C8]-[.G8]+[.$A$3])/2" office:value-type="float" office:value="2081.64845447521" calcext:value-type="float">
            <text:p>20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249.624433797211" calcext:value-type="float">
            <text:p>250</text:p>
          </table:table-cell>
          <table:table-cell table:style-name="ce12" table:formula="of:=([.E8]-[.G8]+[.$A$3])/2" office:value-type="float" office:value="3349.37556620279" calcext:value-type="float">
            <text:p>3349</text:p>
          </table:table-cell>
          <table:table-cell table:style-name="ce10"/>
        </table:table-row>
        <table:table-row table:style-name="ro1">
          <table:table-cell/>
          <table:table-cell table:style-name="ce2" table:formula="of:=[.B8]+1" office:value-type="float" office:value="7" calcext:value-type="float">
            <text:p>7</text:p>
          </table:table-cell>
          <table:table-cell table:formula="of:=[.$A$3]*SIN(RADIANS([.B9]))" office:value-type="float" office:value="438.607766915126" calcext:value-type="float">
            <text:p>438,6</text:p>
          </table:table-cell>
          <table:table-cell table:formula="of:=[.$A$3]*SIN(RADIANS([.B9]-120))" office:value-type="float" office:value="-3312.89696757533" calcext:value-type="float">
            <text:p>-3312,9</text:p>
          </table:table-cell>
          <table:table-cell table:formula="of:=[.$A$3]*SIN(RADIANS([.B9]+120))" office:value-type="float" office:value="2874.28920066021" calcext:value-type="float">
            <text:p>2874,3</text:p>
          </table:table-cell>
          <table:table-cell table:style-name="ce10"/>
          <table:table-cell table:style-name="ce6" table:formula="of:=(MIN([.C9];[.D9];[.E9])+MAX([.C9];[.D9];[.E9]))/2" office:value-type="float" office:value="-219.303883457563" calcext:value-type="float">
            <text:p>-219,3</text:p>
          </table:table-cell>
          <table:table-cell table:style-name="ce12" table:formula="of:=([.C9]-[.G9]+[.$A$3])/2" office:value-type="float" office:value="2128.45582518634" calcext:value-type="float">
            <text:p>2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252.703457941115" calcext:value-type="float">
            <text:p>253</text:p>
          </table:table-cell>
          <table:table-cell table:style-name="ce12" table:formula="of:=([.E9]-[.G9]+[.$A$3])/2" office:value-type="float" office:value="3346.29654205888" calcext:value-type="float">
            <text:p>3346</text:p>
          </table:table-cell>
          <table:table-cell table:style-name="ce10"/>
        </table:table-row>
        <table:table-row table:style-name="ro1">
          <table:table-cell/>
          <table:table-cell table:style-name="ce2" table:formula="of:=[.B9]+1" office:value-type="float" office:value="8" calcext:value-type="float">
            <text:p>8</text:p>
          </table:table-cell>
          <table:table-cell table:formula="of:=[.$A$3]*SIN(RADIANS([.B10]))" office:value-type="float" office:value="500.883990355276" calcext:value-type="float">
            <text:p>500,9</text:p>
          </table:table-cell>
          <table:table-cell table:formula="of:=[.$A$3]*SIN(RADIANS([.B10]-120))" office:value-type="float" office:value="-3336.93469258587" calcext:value-type="float">
            <text:p>-3336,9</text:p>
          </table:table-cell>
          <table:table-cell table:formula="of:=[.$A$3]*SIN(RADIANS([.B10]+120))" office:value-type="float" office:value="2836.05070223059" calcext:value-type="float">
            <text:p>2836,1</text:p>
          </table:table-cell>
          <table:table-cell table:style-name="ce10"/>
          <table:table-cell table:style-name="ce6" table:formula="of:=(MIN([.C10];[.D10];[.E10])+MAX([.C10];[.D10];[.E10]))/2" office:value-type="float" office:value="-250.441995177638" calcext:value-type="float">
            <text:p>-250,4</text:p>
          </table:table-cell>
          <table:table-cell table:style-name="ce12" table:formula="of:=([.C10]-[.G10]+[.$A$3])/2" office:value-type="float" office:value="2175.16299276646" calcext:value-type="float">
            <text:p>2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256.253651295885" calcext:value-type="float">
            <text:p>256</text:p>
          </table:table-cell>
          <table:table-cell table:style-name="ce12" table:formula="of:=([.E10]-[.G10]+[.$A$3])/2" office:value-type="float" office:value="3342.74634870411" calcext:value-type="float">
            <text:p>3343</text:p>
          </table:table-cell>
          <table:table-cell table:style-name="ce10"/>
        </table:table-row>
        <table:table-row table:style-name="ro1">
          <table:table-cell/>
          <table:table-cell table:style-name="ce2" table:formula="of:=[.B10]+1" office:value-type="float" office:value="9" calcext:value-type="float">
            <text:p>9</text:p>
          </table:table-cell>
          <table:table-cell table:formula="of:=[.$A$3]*SIN(RADIANS([.B11]))" office:value-type="float" office:value="563.007639679791" calcext:value-type="float">
            <text:p>563,0</text:p>
          </table:table-cell>
          <table:table-cell table:formula="of:=[.$A$3]*SIN(RADIANS([.B11]-120))" office:value-type="float" office:value="-3359.95595496343" calcext:value-type="float">
            <text:p>-3360,0</text:p>
          </table:table-cell>
          <table:table-cell table:formula="of:=[.$A$3]*SIN(RADIANS([.B11]+120))" office:value-type="float" office:value="2796.94831528364" calcext:value-type="float">
            <text:p>2796,9</text:p>
          </table:table-cell>
          <table:table-cell table:style-name="ce10"/>
          <table:table-cell table:style-name="ce6" table:formula="of:=(MIN([.C11];[.D11];[.E11])+MAX([.C11];[.D11];[.E11]))/2" office:value-type="float" office:value="-281.503819839895" calcext:value-type="float">
            <text:p>-281,5</text:p>
          </table:table-cell>
          <table:table-cell table:style-name="ce12" table:formula="of:=([.C11]-[.G11]+[.$A$3])/2" office:value-type="float" office:value="2221.75572975984" calcext:value-type="float">
            <text:p>2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260.273932438233" calcext:value-type="float">
            <text:p>260</text:p>
          </table:table-cell>
          <table:table-cell table:style-name="ce12" table:formula="of:=([.E11]-[.G11]+[.$A$3])/2" office:value-type="float" office:value="3338.72606756177" calcext:value-type="float">
            <text:p>3339</text:p>
          </table:table-cell>
          <table:table-cell table:style-name="ce10"/>
        </table:table-row>
        <table:table-row table:style-name="ro1">
          <table:table-cell/>
          <table:table-cell table:style-name="ce2" table:formula="of:=[.B11]+1" office:value-type="float" office:value="10" calcext:value-type="float">
            <text:p>10</text:p>
          </table:table-cell>
          <table:table-cell table:formula="of:=[.$A$3]*SIN(RADIANS([.B12]))" office:value-type="float" office:value="624.959791423282" calcext:value-type="float">
            <text:p>625,0</text:p>
          </table:table-cell>
          <table:table-cell table:formula="of:=[.$A$3]*SIN(RADIANS([.B12]-120))" office:value-type="float" office:value="-3381.95374220848" calcext:value-type="float">
            <text:p>-3382,0</text:p>
          </table:table-cell>
          <table:table-cell table:formula="of:=[.$A$3]*SIN(RADIANS([.B12]+120))" office:value-type="float" office:value="2756.9939507852" calcext:value-type="float">
            <text:p>2757,0</text:p>
          </table:table-cell>
          <table:table-cell table:style-name="ce10"/>
          <table:table-cell table:style-name="ce6" table:formula="of:=(MIN([.C12];[.D12];[.E12])+MAX([.C12];[.D12];[.E12]))/2" office:value-type="float" office:value="-312.479895711641" calcext:value-type="float">
            <text:p>-312,5</text:p>
          </table:table-cell>
          <table:table-cell table:style-name="ce12" table:formula="of:=([.C12]-[.G12]+[.$A$3])/2" office:value-type="float" office:value="2268.21984356746" calcext:value-type="float">
            <text:p>22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64.763076751578" calcext:value-type="float">
            <text:p>265</text:p>
          </table:table-cell>
          <table:table-cell table:style-name="ce12" table:formula="of:=([.E12]-[.G12]+[.$A$3])/2" office:value-type="float" office:value="3334.23692324842" calcext:value-type="float">
            <text:p>3334</text:p>
          </table:table-cell>
          <table:table-cell table:style-name="ce10"/>
        </table:table-row>
        <table:table-row table:style-name="ro1">
          <table:table-cell/>
          <table:table-cell table:style-name="ce2" table:formula="of:=[.B12]+1" office:value-type="float" office:value="11" calcext:value-type="float">
            <text:p>11</text:p>
          </table:table-cell>
          <table:table-cell table:formula="of:=[.$A$3]*SIN(RADIANS([.B13]))" office:value-type="float" office:value="686.721574360185" calcext:value-type="float">
            <text:p>686,7</text:p>
          </table:table-cell>
          <table:table-cell table:formula="of:=[.$A$3]*SIN(RADIANS([.B13]-120))" office:value-type="float" office:value="-3402.92135358194" calcext:value-type="float">
            <text:p>-3402,9</text:p>
          </table:table-cell>
          <table:table-cell table:formula="of:=[.$A$3]*SIN(RADIANS([.B13]+120))" office:value-type="float" office:value="2716.19977922176" calcext:value-type="float">
            <text:p>2716,2</text:p>
          </table:table-cell>
          <table:table-cell table:style-name="ce10"/>
          <table:table-cell table:style-name="ce6" table:formula="of:=(MIN([.C13];[.D13];[.E13])+MAX([.C13];[.D13];[.E13]))/2" office:value-type="float" office:value="-343.360787180092" calcext:value-type="float">
            <text:p>-343,4</text:p>
          </table:table-cell>
          <table:table-cell table:style-name="ce12" table:formula="of:=([.C13]-[.G13]+[.$A$3])/2" office:value-type="float" office:value="2314.54118077014" calcext:value-type="float">
            <text:p>2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69.719716799076" calcext:value-type="float">
            <text:p>270</text:p>
          </table:table-cell>
          <table:table-cell table:style-name="ce12" table:formula="of:=([.E13]-[.G13]+[.$A$3])/2" office:value-type="float" office:value="3329.28028320092" calcext:value-type="float">
            <text:p>3329</text:p>
          </table:table-cell>
          <table:table-cell table:style-name="ce10"/>
        </table:table-row>
        <table:table-row table:style-name="ro1">
          <table:table-cell/>
          <table:table-cell table:style-name="ce2" table:formula="of:=[.B13]+1" office:value-type="float" office:value="12" calcext:value-type="float">
            <text:p>12</text:p>
          </table:table-cell>
          <table:table-cell table:formula="of:=[.$A$3]*SIN(RADIANS([.B14]))" office:value-type="float" office:value="748.274175253116" calcext:value-type="float">
            <text:p>748,3</text:p>
          </table:table-cell>
          <table:table-cell table:formula="of:=[.$A$3]*SIN(RADIANS([.B14]-120))" office:value-type="float" office:value="-3422.85240214626" calcext:value-type="float">
            <text:p>-3422,9</text:p>
          </table:table-cell>
          <table:table-cell table:formula="of:=[.$A$3]*SIN(RADIANS([.B14]+120))" office:value-type="float" office:value="2674.57822689314" calcext:value-type="float">
            <text:p>2674,6</text:p>
          </table:table-cell>
          <table:table-cell table:style-name="ce10"/>
          <table:table-cell table:style-name="ce6" table:formula="of:=(MIN([.C14];[.D14];[.E14])+MAX([.C14];[.D14];[.E14]))/2" office:value-type="float" office:value="-374.137087626558" calcext:value-type="float">
            <text:p>-374,1</text:p>
          </table:table-cell>
          <table:table-cell table:style-name="ce12" table:formula="of:=([.C14]-[.G14]+[.$A$3])/2" office:value-type="float" office:value="2360.70563143984" calcext:value-type="float">
            <text:p>2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75.14234274015" calcext:value-type="float">
            <text:p>275</text:p>
          </table:table-cell>
          <table:table-cell table:style-name="ce12" table:formula="of:=([.E14]-[.G14]+[.$A$3])/2" office:value-type="float" office:value="3323.85765725985" calcext:value-type="float">
            <text:p>3324</text:p>
          </table:table-cell>
          <table:table-cell table:style-name="ce10"/>
        </table:table-row>
        <table:table-row table:style-name="ro1">
          <table:table-cell/>
          <table:table-cell table:style-name="ce2" table:formula="of:=[.B14]+1" office:value-type="float" office:value="13" calcext:value-type="float">
            <text:p>13</text:p>
          </table:table-cell>
          <table:table-cell table:formula="of:=[.$A$3]*SIN(RADIANS([.B15]))" office:value-type="float" office:value="809.59884458357" calcext:value-type="float">
            <text:p>809,6</text:p>
          </table:table-cell>
          <table:table-cell table:formula="of:=[.$A$3]*SIN(RADIANS([.B15]-120))" office:value-type="float" office:value="-3441.74081671096" calcext:value-type="float">
            <text:p>-3441,7</text:p>
          </table:table-cell>
          <table:table-cell table:formula="of:=[.$A$3]*SIN(RADIANS([.B15]+120))" office:value-type="float" office:value="2632.1419721274" calcext:value-type="float">
            <text:p>2632,1</text:p>
          </table:table-cell>
          <table:table-cell table:style-name="ce10"/>
          <table:table-cell table:style-name="ce6" table:formula="of:=(MIN([.C15];[.D15];[.E15])+MAX([.C15];[.D15];[.E15]))/2" office:value-type="float" office:value="-404.799422291785" calcext:value-type="float">
            <text:p>-404,8</text:p>
          </table:table-cell>
          <table:table-cell table:style-name="ce12" table:formula="of:=([.C15]-[.G15]+[.$A$3])/2" office:value-type="float" office:value="2406.69913343768" calcext:value-type="float">
            <text:p>24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81.02930279041" calcext:value-type="float">
            <text:p>281</text:p>
          </table:table-cell>
          <table:table-cell table:style-name="ce12" table:formula="of:=([.E15]-[.G15]+[.$A$3])/2" office:value-type="float" office:value="3317.97069720959" calcext:value-type="float">
            <text:p>3318</text:p>
          </table:table-cell>
          <table:table-cell table:style-name="ce10"/>
        </table:table-row>
        <table:table-row table:style-name="ro1">
          <table:table-cell/>
          <table:table-cell table:style-name="ce2" table:formula="of:=[.B15]+1" office:value-type="float" office:value="14" calcext:value-type="float">
            <text:p>14</text:p>
          </table:table-cell>
          <table:table-cell table:formula="of:=[.$A$3]*SIN(RADIANS([.B16]))" office:value-type="float" office:value="870.676902263204" calcext:value-type="float">
            <text:p>870,7</text:p>
          </table:table-cell>
          <table:table-cell table:formula="of:=[.$A$3]*SIN(RADIANS([.B16]-120))" office:value-type="float" office:value="-3459.58084368201" calcext:value-type="float">
            <text:p>-3459,6</text:p>
          </table:table-cell>
          <table:table-cell table:formula="of:=[.$A$3]*SIN(RADIANS([.B16]+120))" office:value-type="float" office:value="2588.9039414188" calcext:value-type="float">
            <text:p>2588,9</text:p>
          </table:table-cell>
          <table:table-cell table:style-name="ce10"/>
          <table:table-cell table:style-name="ce6" table:formula="of:=(MIN([.C16];[.D16];[.E16])+MAX([.C16];[.D16];[.E16]))/2" office:value-type="float" office:value="-435.338451131602" calcext:value-type="float">
            <text:p>-435,3</text:p>
          </table:table-cell>
          <table:table-cell table:style-name="ce12" table:formula="of:=([.C16]-[.G16]+[.$A$3])/2" office:value-type="float" office:value="2452.5076766974" calcext:value-type="float">
            <text:p>2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87.378803724796" calcext:value-type="float">
            <text:p>287</text:p>
          </table:table-cell>
          <table:table-cell table:style-name="ce12" table:formula="of:=([.E16]-[.G16]+[.$A$3])/2" office:value-type="float" office:value="3311.6211962752" calcext:value-type="float">
            <text:p>3312</text:p>
          </table:table-cell>
          <table:table-cell table:style-name="ce10"/>
        </table:table-row>
        <table:table-row table:style-name="ro1">
          <table:table-cell/>
          <table:table-cell table:style-name="ce2" table:formula="of:=[.B16]+1" office:value-type="float" office:value="15" calcext:value-type="float">
            <text:p>15</text:p>
          </table:table-cell>
          <table:table-cell table:formula="of:=[.$A$3]*SIN(RADIANS([.B17]))" office:value-type="float" office:value="931.489743323972" calcext:value-type="float">
            <text:p>931,5</text:p>
          </table:table-cell>
          <table:table-cell table:formula="of:=[.$A$3]*SIN(RADIANS([.B17]-120))" office:value-type="float" office:value="-3476.36704881436" calcext:value-type="float">
            <text:p>-3476,4</text:p>
          </table:table-cell>
          <table:table-cell table:formula="of:=[.$A$3]*SIN(RADIANS([.B17]+120))" office:value-type="float" office:value="2544.87730549038" calcext:value-type="float">
            <text:p>2544,9</text:p>
          </table:table-cell>
          <table:table-cell table:style-name="ce10"/>
          <table:table-cell table:style-name="ce6" table:formula="of:=(MIN([.C17];[.D17];[.E17])+MAX([.C17];[.D17];[.E17]))/2" office:value-type="float" office:value="-465.744871661986" calcext:value-type="float">
            <text:p>-465,7</text:p>
          </table:table-cell>
          <table:table-cell table:style-name="ce12" table:formula="of:=([.C17]-[.G17]+[.$A$3])/2" office:value-type="float" office:value="2498.11730749298" calcext:value-type="float">
            <text:p>24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94.188911423815" calcext:value-type="float">
            <text:p>294</text:p>
          </table:table-cell>
          <table:table-cell table:style-name="ce12" table:formula="of:=([.E17]-[.G17]+[.$A$3])/2" office:value-type="float" office:value="3304.81108857619" calcext:value-type="float">
            <text:p>3305</text:p>
          </table:table-cell>
          <table:table-cell table:style-name="ce10"/>
        </table:table-row>
        <table:table-row table:style-name="ro1">
          <table:table-cell/>
          <table:table-cell table:style-name="ce2" table:formula="of:=[.B17]+1" office:value-type="float" office:value="16" calcext:value-type="float">
            <text:p>16</text:p>
          </table:table-cell>
          <table:table-cell table:formula="of:=[.$A$3]*SIN(RADIANS([.B18]))" office:value-type="float" office:value="992.01884358538" calcext:value-type="float">
            <text:p>992,0</text:p>
          </table:table-cell>
          <table:table-cell table:formula="of:=[.$A$3]*SIN(RADIANS([.B18]-120))" office:value-type="float" office:value="-3492.09431886731" calcext:value-type="float">
            <text:p>-3492,1</text:p>
          </table:table-cell>
          <table:table-cell table:formula="of:=[.$A$3]*SIN(RADIANS([.B18]+120))" office:value-type="float" office:value="2500.07547528193" calcext:value-type="float">
            <text:p>2500,1</text:p>
          </table:table-cell>
          <table:table-cell table:style-name="ce10"/>
          <table:table-cell table:style-name="ce6" table:formula="of:=(MIN([.C18];[.D18];[.E18])+MAX([.C18];[.D18];[.E18]))/2" office:value-type="float" office:value="-496.00942179269" calcext:value-type="float">
            <text:p>-496,0</text:p>
          </table:table-cell>
          <table:table-cell table:style-name="ce12" table:formula="of:=([.C18]-[.G18]+[.$A$3])/2" office:value-type="float" office:value="2543.51413268904" calcext:value-type="float">
            <text:p>25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301.457551462689" calcext:value-type="float">
            <text:p>301</text:p>
          </table:table-cell>
          <table:table-cell table:style-name="ce12" table:formula="of:=([.E18]-[.G18]+[.$A$3])/2" office:value-type="float" office:value="3297.54244853731" calcext:value-type="float">
            <text:p>3298</text:p>
          </table:table-cell>
          <table:table-cell table:style-name="ce10"/>
        </table:table-row>
        <table:table-row table:style-name="ro1">
          <table:table-cell/>
          <table:table-cell table:style-name="ce2" table:formula="of:=[.B18]+1" office:value-type="float" office:value="17" calcext:value-type="float">
            <text:p>17</text:p>
          </table:table-cell>
          <table:table-cell table:formula="of:=[.$A$3]*SIN(RADIANS([.B19]))" office:value-type="float" office:value="1052.24576529713" calcext:value-type="float">
            <text:p>1052,2</text:p>
          </table:table-cell>
          <table:table-cell table:formula="of:=[.$A$3]*SIN(RADIANS([.B19]-120))" office:value-type="float" office:value="-3506.75786316206" calcext:value-type="float">
            <text:p>-3506,8</text:p>
          </table:table-cell>
          <table:table-cell table:formula="of:=[.$A$3]*SIN(RADIANS([.B19]+120))" office:value-type="float" office:value="2454.51209786493" calcext:value-type="float">
            <text:p>2454,5</text:p>
          </table:table-cell>
          <table:table-cell table:style-name="ce10"/>
          <table:table-cell table:style-name="ce6" table:formula="of:=(MIN([.C19];[.D19];[.E19])+MAX([.C19];[.D19];[.E19]))/2" office:value-type="float" office:value="-526.122882648565" calcext:value-type="float">
            <text:p>-526,1</text:p>
          </table:table-cell>
          <table:table-cell table:style-name="ce12" table:formula="of:=([.C19]-[.G19]+[.$A$3])/2" office:value-type="float" office:value="2588.68432397285" calcext:value-type="float">
            <text:p>25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309.182509743252" calcext:value-type="float">
            <text:p>309</text:p>
          </table:table-cell>
          <table:table-cell table:style-name="ce12" table:formula="of:=([.E19]-[.G19]+[.$A$3])/2" office:value-type="float" office:value="3289.81749025675" calcext:value-type="float">
            <text:p>3290</text:p>
          </table:table-cell>
          <table:table-cell table:style-name="ce10"/>
        </table:table-row>
        <table:table-row table:style-name="ro1">
          <table:table-cell/>
          <table:table-cell table:style-name="ce2" table:formula="of:=[.B19]+1" office:value-type="float" office:value="18" calcext:value-type="float">
            <text:p>18</text:p>
          </table:table-cell>
          <table:table-cell table:formula="of:=[.$A$3]*SIN(RADIANS([.B20]))" office:value-type="float" office:value="1112.15216275544" calcext:value-type="float">
            <text:p>1112,2</text:p>
          </table:table-cell>
          <table:table-cell table:formula="of:=[.$A$3]*SIN(RADIANS([.B20]-120))" office:value-type="float" office:value="-3520.35321504097" calcext:value-type="float">
            <text:p>-3520,4</text:p>
          </table:table-cell>
          <table:table-cell table:formula="of:=[.$A$3]*SIN(RADIANS([.B20]+120))" office:value-type="float" office:value="2408.20105228553" calcext:value-type="float">
            <text:p>2408,2</text:p>
          </table:table-cell>
          <table:table-cell table:style-name="ce10"/>
          <table:table-cell table:style-name="ce6" table:formula="of:=(MIN([.C20];[.D20];[.E20])+MAX([.C20];[.D20];[.E20]))/2" office:value-type="float" office:value="-556.076081377718" calcext:value-type="float">
            <text:p>-556,1</text:p>
          </table:table-cell>
          <table:table-cell table:style-name="ce12" table:formula="of:=([.C20]-[.G20]+[.$A$3])/2" office:value-type="float" office:value="2633.61412206658" calcext:value-type="float">
            <text:p>26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317.361433168376" calcext:value-type="float">
            <text:p>317</text:p>
          </table:table-cell>
          <table:table-cell table:style-name="ce12" table:formula="of:=([.E20]-[.G20]+[.$A$3])/2" office:value-type="float" office:value="3281.63856683162" calcext:value-type="float">
            <text:p>3282</text:p>
          </table:table-cell>
          <table:table-cell table:style-name="ce10"/>
        </table:table-row>
        <table:table-row table:style-name="ro1">
          <table:table-cell/>
          <table:table-cell table:style-name="ce2" table:formula="of:=[.B20]+1" office:value-type="float" office:value="19" calcext:value-type="float">
            <text:p>19</text:p>
          </table:table-cell>
          <table:table-cell table:formula="of:=[.$A$3]*SIN(RADIANS([.B21]))" office:value-type="float" office:value="1171.71978789131" calcext:value-type="float">
            <text:p>1171,7</text:p>
          </table:table-cell>
          <table:table-cell table:formula="of:=[.$A$3]*SIN(RADIANS([.B21]-120))" office:value-type="float" office:value="-3532.87623322814" calcext:value-type="float">
            <text:p>-3532,9</text:p>
          </table:table-cell>
          <table:table-cell table:formula="of:=[.$A$3]*SIN(RADIANS([.B21]+120))" office:value-type="float" office:value="2361.15644533684" calcext:value-type="float">
            <text:p>2361,2</text:p>
          </table:table-cell>
          <table:table-cell table:style-name="ce10"/>
          <table:table-cell table:style-name="ce6" table:formula="of:=(MIN([.C21];[.D21];[.E21])+MAX([.C21];[.D21];[.E21]))/2" office:value-type="float" office:value="-585.859893945654" calcext:value-type="float">
            <text:p>-585,9</text:p>
          </table:table-cell>
          <table:table-cell table:style-name="ce12" table:formula="of:=([.C21]-[.G21]+[.$A$3])/2" office:value-type="float" office:value="2678.28984091848" calcext:value-type="float">
            <text:p>2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325.991830358756" calcext:value-type="float">
            <text:p>326</text:p>
          </table:table-cell>
          <table:table-cell table:style-name="ce12" table:formula="of:=([.E21]-[.G21]+[.$A$3])/2" office:value-type="float" office:value="3273.00816964124" calcext:value-type="float">
            <text:p>3273</text:p>
          </table:table-cell>
          <table:table-cell table:style-name="ce10"/>
        </table:table-row>
        <table:table-row table:style-name="ro1">
          <table:table-cell/>
          <table:table-cell table:style-name="ce2" table:formula="of:=[.B21]+1" office:value-type="float" office:value="20" calcext:value-type="float">
            <text:p>20</text:p>
          </table:table-cell>
          <table:table-cell table:formula="of:=[.$A$3]*SIN(RADIANS([.B22]))" office:value-type="float" office:value="1230.93049582908" calcext:value-type="float">
            <text:p>1230,9</text:p>
          </table:table-cell>
          <table:table-cell table:formula="of:=[.$A$3]*SIN(RADIANS([.B22]-120))" office:value-type="float" office:value="-3544.32310309094" calcext:value-type="float">
            <text:p>-3544,3</text:p>
          </table:table-cell>
          <table:table-cell table:formula="of:=[.$A$3]*SIN(RADIANS([.B22]+120))" office:value-type="float" office:value="2313.39260726186" calcext:value-type="float">
            <text:p>2313,4</text:p>
          </table:table-cell>
          <table:table-cell table:style-name="ce10"/>
          <table:table-cell table:style-name="ce6" table:formula="of:=(MIN([.C22];[.D22];[.E22])+MAX([.C22];[.D22];[.E22]))/2" office:value-type="float" office:value="-615.465247914541" calcext:value-type="float">
            <text:p>-615,5</text:p>
          </table:table-cell>
          <table:table-cell table:style-name="ce12" table:formula="of:=([.C22]-[.G22]+[.$A$3])/2" office:value-type="float" office:value="2722.69787187181" calcext:value-type="float">
            <text:p>27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335.071072411802" calcext:value-type="float">
            <text:p>335</text:p>
          </table:table-cell>
          <table:table-cell table:style-name="ce12" table:formula="of:=([.E22]-[.G22]+[.$A$3])/2" office:value-type="float" office:value="3263.9289275882" calcext:value-type="float">
            <text:p>3264</text:p>
          </table:table-cell>
          <table:table-cell table:style-name="ce10"/>
        </table:table-row>
        <table:table-row table:style-name="ro1">
          <table:table-cell/>
          <table:table-cell table:style-name="ce2" table:formula="of:=[.B22]+1" office:value-type="float" office:value="21" calcext:value-type="float">
            <text:p>21</text:p>
          </table:table-cell>
          <table:table-cell table:formula="of:=[.$A$3]*SIN(RADIANS([.B23]))" office:value-type="float" office:value="1289.76625041354" calcext:value-type="float">
            <text:p>1289,8</text:p>
          </table:table-cell>
          <table:table-cell table:formula="of:=[.$A$3]*SIN(RADIANS([.B23]-120))" office:value-type="float" office:value="-3554.6903378019" calcext:value-type="float">
            <text:p>-3554,7</text:p>
          </table:table-cell>
          <table:table-cell table:formula="of:=[.$A$3]*SIN(RADIANS([.B23]+120))" office:value-type="float" office:value="2264.92408738836" calcext:value-type="float">
            <text:p>2264,9</text:p>
          </table:table-cell>
          <table:table-cell table:style-name="ce10"/>
          <table:table-cell table:style-name="ce6" table:formula="of:=(MIN([.C23];[.D23];[.E23])+MAX([.C23];[.D23];[.E23]))/2" office:value-type="float" office:value="-644.883125206768" calcext:value-type="float">
            <text:p>-644,9</text:p>
          </table:table-cell>
          <table:table-cell table:style-name="ce12" table:formula="of:=([.C23]-[.G23]+[.$A$3])/2" office:value-type="float" office:value="2766.82468781015" calcext:value-type="float">
            <text:p>27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44.596393702433" calcext:value-type="float">
            <text:p>345</text:p>
          </table:table-cell>
          <table:table-cell table:style-name="ce12" table:formula="of:=([.E23]-[.G23]+[.$A$3])/2" office:value-type="float" office:value="3254.40360629757" calcext:value-type="float">
            <text:p>3254</text:p>
          </table:table-cell>
          <table:table-cell table:style-name="ce10"/>
        </table:table-row>
        <table:table-row table:style-name="ro1">
          <table:table-cell/>
          <table:table-cell table:style-name="ce2" table:formula="of:=[.B23]+1" office:value-type="float" office:value="22" calcext:value-type="float">
            <text:p>22</text:p>
          </table:table-cell>
          <table:table-cell table:formula="of:=[.$A$3]*SIN(RADIANS([.B24]))" office:value-type="float" office:value="1348.20912970387" calcext:value-type="float">
            <text:p>1348,2</text:p>
          </table:table-cell>
          <table:table-cell table:formula="of:=[.$A$3]*SIN(RADIANS([.B24]-120))" office:value-type="float" office:value="-3563.97477940091" calcext:value-type="float">
            <text:p>-3564,0</text:p>
          </table:table-cell>
          <table:table-cell table:formula="of:=[.$A$3]*SIN(RADIANS([.B24]+120))" office:value-type="float" office:value="2215.76564969704" calcext:value-type="float">
            <text:p>2215,8</text:p>
          </table:table-cell>
          <table:table-cell table:style-name="ce10"/>
          <table:table-cell table:style-name="ce6" table:formula="of:=(MIN([.C24];[.D24];[.E24])+MAX([.C24];[.D24];[.E24]))/2" office:value-type="float" office:value="-674.104564851934" calcext:value-type="float">
            <text:p>-674,1</text:p>
          </table:table-cell>
          <table:table-cell table:style-name="ce12" table:formula="of:=([.C24]-[.G24]+[.$A$3])/2" office:value-type="float" office:value="2810.6568472779" calcext:value-type="float">
            <text:p>28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54.564892725511" calcext:value-type="float">
            <text:p>355</text:p>
          </table:table-cell>
          <table:table-cell table:style-name="ce12" table:formula="of:=([.E24]-[.G24]+[.$A$3])/2" office:value-type="float" office:value="3244.43510727449" calcext:value-type="float">
            <text:p>3244</text:p>
          </table:table-cell>
          <table:table-cell table:style-name="ce10"/>
        </table:table-row>
        <table:table-row table:style-name="ro1">
          <table:table-cell/>
          <table:table-cell table:style-name="ce2" table:formula="of:=[.B24]+1" office:value-type="float" office:value="23" calcext:value-type="float">
            <text:p>23</text:p>
          </table:table-cell>
          <table:table-cell table:formula="of:=[.$A$3]*SIN(RADIANS([.B25]))" office:value-type="float" office:value="1406.2413314329" calcext:value-type="float">
            <text:p>1406,2</text:p>
          </table:table-cell>
          <table:table-cell table:formula="of:=[.$A$3]*SIN(RADIANS([.B25]-120))" office:value-type="float" office:value="-3572.17359975712" calcext:value-type="float">
            <text:p>-3572,2</text:p>
          </table:table-cell>
          <table:table-cell table:formula="of:=[.$A$3]*SIN(RADIANS([.B25]+120))" office:value-type="float" office:value="2165.93226832422" calcext:value-type="float">
            <text:p>2165,9</text:p>
          </table:table-cell>
          <table:table-cell table:style-name="ce10"/>
          <table:table-cell table:style-name="ce6" table:formula="of:=(MIN([.C25];[.D25];[.E25])+MAX([.C25];[.D25];[.E25]))/2" office:value-type="float" office:value="-703.120665716449" calcext:value-type="float">
            <text:p>-703,1</text:p>
          </table:table-cell>
          <table:table-cell table:style-name="ce12" table:formula="of:=([.C25]-[.G25]+[.$A$3])/2" office:value-type="float" office:value="2854.18099857467" calcext:value-type="float">
            <text:p>28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64.973532979665" calcext:value-type="float">
            <text:p>365</text:p>
          </table:table-cell>
          <table:table-cell table:style-name="ce12" table:formula="of:=([.E25]-[.G25]+[.$A$3])/2" office:value-type="float" office:value="3234.02646702033" calcext:value-type="float">
            <text:p>3234</text:p>
          </table:table-cell>
          <table:table-cell table:style-name="ce10"/>
        </table:table-row>
        <table:table-row table:style-name="ro1">
          <table:table-cell/>
          <table:table-cell table:style-name="ce2" table:formula="of:=[.B25]+1" office:value-type="float" office:value="24" calcext:value-type="float">
            <text:p>24</text:p>
          </table:table-cell>
          <table:table-cell table:formula="of:=[.$A$3]*SIN(RADIANS([.B26]))" office:value-type="float" office:value="1463.84517842981" calcext:value-type="float">
            <text:p>1463,8</text:p>
          </table:table-cell>
          <table:table-cell table:formula="of:=[.$A$3]*SIN(RADIANS([.B26]-120))" office:value-type="float" office:value="-3579.28430143042" calcext:value-type="float">
            <text:p>-3579,3</text:p>
          </table:table-cell>
          <table:table-cell table:formula="of:=[.$A$3]*SIN(RADIANS([.B26]+120))" office:value-type="float" office:value="2115.43912300061" calcext:value-type="float">
            <text:p>2115,4</text:p>
          </table:table-cell>
          <table:table-cell table:style-name="ce10"/>
          <table:table-cell table:style-name="ce6" table:formula="of:=(MIN([.C26];[.D26];[.E26])+MAX([.C26];[.D26];[.E26]))/2" office:value-type="float" office:value="-731.922589214902" calcext:value-type="float">
            <text:p>-731,9</text:p>
          </table:table-cell>
          <table:table-cell table:style-name="ce12" table:formula="of:=([.C26]-[.G26]+[.$A$3])/2" office:value-type="float" office:value="2897.38388382235" calcext:value-type="float">
            <text:p>28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375.819143892243" calcext:value-type="float">
            <text:p>376</text:p>
          </table:table-cell>
          <table:table-cell table:style-name="ce12" table:formula="of:=([.E26]-[.G26]+[.$A$3])/2" office:value-type="float" office:value="3223.18085610776" calcext:value-type="float">
            <text:p>3223</text:p>
          </table:table-cell>
          <table:table-cell table:style-name="ce10"/>
        </table:table-row>
        <table:table-row table:style-name="ro1">
          <table:table-cell/>
          <table:table-cell table:style-name="ce2" table:formula="of:=[.B26]+1" office:value-type="float" office:value="25" calcext:value-type="float">
            <text:p>25</text:p>
          </table:table-cell>
          <table:table-cell table:formula="of:=[.$A$3]*SIN(RADIANS([.B27]))" office:value-type="float" office:value="1521.00312400478" calcext:value-type="float">
            <text:p>1521,0</text:p>
          </table:table-cell>
          <table:table-cell table:formula="of:=[.$A$3]*SIN(RADIANS([.B27]-120))" office:value-type="float" office:value="-3585.30471843219" calcext:value-type="float">
            <text:p>-3585,3</text:p>
          </table:table-cell>
          <table:table-cell table:formula="of:=[.$A$3]*SIN(RADIANS([.B27]+120))" office:value-type="float" office:value="2064.30159442741" calcext:value-type="float">
            <text:p>2064,3</text:p>
          </table:table-cell>
          <table:table-cell table:style-name="ce10"/>
          <table:table-cell table:style-name="ce6" table:formula="of:=(MIN([.C27];[.D27];[.E27])+MAX([.C27];[.D27];[.E27]))/2" office:value-type="float" office:value="-760.501562002389" calcext:value-type="float">
            <text:p>-760,5</text:p>
          </table:table-cell>
          <table:table-cell table:style-name="ce12" table:formula="of:=([.C27]-[.G27]+[.$A$3])/2" office:value-type="float" office:value="2940.25234300358" calcext:value-type="float">
            <text:p>29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387.098421785098" calcext:value-type="float">
            <text:p>387</text:p>
          </table:table-cell>
          <table:table-cell table:style-name="ce12" table:formula="of:=([.E27]-[.G27]+[.$A$3])/2" office:value-type="float" office:value="3211.9015782149" calcext:value-type="float">
            <text:p>3212</text:p>
          </table:table-cell>
          <table:table-cell table:style-name="ce10"/>
        </table:table-row>
        <table:table-row table:style-name="ro1">
          <table:table-cell/>
          <table:table-cell table:style-name="ce2" table:formula="of:=[.B27]+1" office:value-type="float" office:value="26" calcext:value-type="float">
            <text:p>26</text:p>
          </table:table-cell>
          <table:table-cell table:formula="of:=[.$A$3]*SIN(RADIANS([.B28]))" office:value-type="float" office:value="1577.69775729389" calcext:value-type="float">
            <text:p>1577,7</text:p>
          </table:table-cell>
          <table:table-cell table:formula="of:=[.$A$3]*SIN(RADIANS([.B28]-120))" office:value-type="float" office:value="-3590.23301688511" calcext:value-type="float">
            <text:p>-3590,2</text:p>
          </table:table-cell>
          <table:table-cell table:formula="of:=[.$A$3]*SIN(RADIANS([.B28]+120))" office:value-type="float" office:value="2012.53525959122" calcext:value-type="float">
            <text:p>2012,5</text:p>
          </table:table-cell>
          <table:table-cell table:style-name="ce10"/>
          <table:table-cell table:style-name="ce6" table:formula="of:=(MIN([.C28];[.D28];[.E28])+MAX([.C28];[.D28];[.E28]))/2" office:value-type="float" office:value="-788.848878646945" calcext:value-type="float">
            <text:p>-788,8</text:p>
          </table:table-cell>
          <table:table-cell table:style-name="ce12" table:formula="of:=([.C28]-[.G28]+[.$A$3])/2" office:value-type="float" office:value="2982.77331797042" calcext:value-type="float">
            <text:p>29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398.807930880919" calcext:value-type="float">
            <text:p>399</text:p>
          </table:table-cell>
          <table:table-cell table:style-name="ce12" table:formula="of:=([.E28]-[.G28]+[.$A$3])/2" office:value-type="float" office:value="3200.19206911908" calcext:value-type="float">
            <text:p>3200</text:p>
          </table:table-cell>
          <table:table-cell table:style-name="ce10"/>
        </table:table-row>
        <table:table-row table:style-name="ro1">
          <table:table-cell/>
          <table:table-cell table:style-name="ce2" table:formula="of:=[.B28]+1" office:value-type="float" office:value="27" calcext:value-type="float">
            <text:p>27</text:p>
          </table:table-cell>
          <table:table-cell table:formula="of:=[.$A$3]*SIN(RADIANS([.B29]))" office:value-type="float" office:value="1633.91180856263" calcext:value-type="float">
            <text:p>1633,9</text:p>
          </table:table-cell>
          <table:table-cell table:formula="of:=[.$A$3]*SIN(RADIANS([.B29]-120))" office:value-type="float" office:value="-3594.06769558171" calcext:value-type="float">
            <text:p>-3594,1</text:p>
          </table:table-cell>
          <table:table-cell table:formula="of:=[.$A$3]*SIN(RADIANS([.B29]+120))" office:value-type="float" office:value="1960.15588701908" calcext:value-type="float">
            <text:p>1960,2</text:p>
          </table:table-cell>
          <table:table-cell table:style-name="ce10"/>
          <table:table-cell table:style-name="ce6" table:formula="of:=(MIN([.C29];[.D29];[.E29])+MAX([.C29];[.D29];[.E29]))/2" office:value-type="float" office:value="-816.955904281314" calcext:value-type="float">
            <text:p>-817,0</text:p>
          </table:table-cell>
          <table:table-cell table:style-name="ce12" table:formula="of:=([.C29]-[.G29]+[.$A$3])/2" office:value-type="float" office:value="3024.93385642197" calcext:value-type="float">
            <text:p>30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410.944104349801" calcext:value-type="float">
            <text:p>411</text:p>
          </table:table-cell>
          <table:table-cell table:style-name="ce12" table:formula="of:=([.E29]-[.G29]+[.$A$3])/2" office:value-type="float" office:value="3188.0558956502" calcext:value-type="float">
            <text:p>3188</text:p>
          </table:table-cell>
          <table:table-cell table:style-name="ce10"/>
        </table:table-row>
        <table:table-row table:style-name="ro1">
          <table:table-cell/>
          <table:table-cell table:style-name="ce2" table:formula="of:=[.B29]+1" office:value-type="float" office:value="28" calcext:value-type="float">
            <text:p>28</text:p>
          </table:table-cell>
          <table:table-cell table:formula="of:=[.$A$3]*SIN(RADIANS([.B30]))" office:value-type="float" office:value="1689.62815446642" calcext:value-type="float">
            <text:p>1689,6</text:p>
          </table:table-cell>
          <table:table-cell table:formula="of:=[.$A$3]*SIN(RADIANS([.B30]-120))" office:value-type="float" office:value="-3596.80758644173" calcext:value-type="float">
            <text:p>-3596,8</text:p>
          </table:table-cell>
          <table:table-cell table:formula="of:=[.$A$3]*SIN(RADIANS([.B30]+120))" office:value-type="float" office:value="1907.1794319753" calcext:value-type="float">
            <text:p>1907,2</text:p>
          </table:table-cell>
          <table:table-cell table:style-name="ce10"/>
          <table:table-cell table:style-name="ce6" table:formula="of:=(MIN([.C30];[.D30];[.E30])+MAX([.C30];[.D30];[.E30]))/2" office:value-type="float" office:value="-844.814077233211" calcext:value-type="float">
            <text:p>-844,8</text:p>
          </table:table-cell>
          <table:table-cell table:style-name="ce12" table:formula="of:=([.C30]-[.G30]+[.$A$3])/2" office:value-type="float" office:value="3066.72111584982" calcext:value-type="float">
            <text:p>30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423.503245395742" calcext:value-type="float">
            <text:p>424</text:p>
          </table:table-cell>
          <table:table-cell table:style-name="ce12" table:formula="of:=([.E30]-[.G30]+[.$A$3])/2" office:value-type="float" office:value="3175.49675460426" calcext:value-type="float">
            <text:p>3175</text:p>
          </table:table-cell>
          <table:table-cell table:style-name="ce10"/>
        </table:table-row>
        <table:table-row table:style-name="ro1">
          <table:table-cell/>
          <table:table-cell table:style-name="ce2" table:formula="of:=[.B30]+1" office:value-type="float" office:value="29" calcext:value-type="float">
            <text:p>29</text:p>
          </table:table-cell>
          <table:table-cell table:formula="of:=[.$A$3]*SIN(RADIANS([.B31]))" office:value-type="float" office:value="1744.82982326657" calcext:value-type="float">
            <text:p>1744,8</text:p>
          </table:table-cell>
          <table:table-cell table:formula="of:=[.$A$3]*SIN(RADIANS([.B31]-120))" office:value-type="float" office:value="-3598.45185486785" calcext:value-type="float">
            <text:p>-3598,5</text:p>
          </table:table-cell>
          <table:table-cell table:formula="of:=[.$A$3]*SIN(RADIANS([.B31]+120))" office:value-type="float" office:value="1853.62203160129" calcext:value-type="float">
            <text:p>1853,6</text:p>
          </table:table-cell>
          <table:table-cell table:style-name="ce10"/>
          <table:table-cell table:style-name="ce6" table:formula="of:=(MIN([.C31];[.D31];[.E31])+MAX([.C31];[.D31];[.E31]))/2" office:value-type="float" office:value="-872.414911633283" calcext:value-type="float">
            <text:p>-872,4</text:p>
          </table:table-cell>
          <table:table-cell table:style-name="ce12" table:formula="of:=([.C31]-[.G31]+[.$A$3])/2" office:value-type="float" office:value="3108.12236744992" calcext:value-type="float">
            <text:p>31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436.481528382716" calcext:value-type="float">
            <text:p>436</text:p>
          </table:table-cell>
          <table:table-cell table:style-name="ce12" table:formula="of:=([.E31]-[.G31]+[.$A$3])/2" office:value-type="float" office:value="3162.51847161728" calcext:value-type="float">
            <text:p>3163</text:p>
          </table:table-cell>
          <table:table-cell table:style-name="ce10"/>
        </table:table-row>
        <table:table-row table:style-name="ro1">
          <table:table-cell/>
          <table:table-cell table:style-name="ce2" table:formula="of:=[.B31]+1" office:value-type="float" office:value="30" calcext:value-type="float">
            <text:p>30</text:p>
          </table:table-cell>
          <table:table-cell table:formula="of:=[.$A$3]*SIN(RADIANS([.B32]))" office:value-type="float" office:value="1799.5" calcext:value-type="float">
            <text:p>1799,5</text:p>
          </table:table-cell>
          <table:table-cell table:formula="of:=[.$A$3]*SIN(RADIANS([.B32]-120))" office:value-type="float" office:value="-3599" calcext:value-type="float">
            <text:p>-3599,0</text:p>
          </table:table-cell>
          <table:table-cell table:formula="of:=[.$A$3]*SIN(RADIANS([.B32]+120))" office:value-type="float" office:value="1799.5" calcext:value-type="float">
            <text:p>1799,5</text:p>
          </table:table-cell>
          <table:table-cell table:style-name="ce10"/>
          <table:table-cell table:style-name="ce6" table:formula="of:=(MIN([.C32];[.D32];[.E32])+MAX([.C32];[.D32];[.E32]))/2" office:value-type="float" office:value="-899.75" calcext:value-type="float">
            <text:p>-899,8</text:p>
          </table:table-cell>
          <table:table-cell table:style-name="ce12" table:formula="of:=([.C32]-[.G32]+[.$A$3])/2" office:value-type="float" office:value="3149.125" calcext:value-type="float">
            <text:p>3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449.875" calcext:value-type="float">
            <text:p>450</text:p>
          </table:table-cell>
          <table:table-cell table:style-name="ce12" table:formula="of:=([.E32]-[.G32]+[.$A$3])/2" office:value-type="float" office:value="3149.125" calcext:value-type="float">
            <text:p>3149</text:p>
          </table:table-cell>
          <table:table-cell table:style-name="ce10"/>
        </table:table-row>
        <table:table-row table:style-name="ro1">
          <table:table-cell/>
          <table:table-cell table:style-name="ce2" table:formula="of:=[.B32]+1" office:value-type="float" office:value="31" calcext:value-type="float">
            <text:p>31</text:p>
          </table:table-cell>
          <table:table-cell table:formula="of:=[.$A$3]*SIN(RADIANS([.B33]))" office:value-type="float" office:value="1853.62203160129" calcext:value-type="float">
            <text:p>1853,6</text:p>
          </table:table-cell>
          <table:table-cell table:formula="of:=[.$A$3]*SIN(RADIANS([.B33]-120))" office:value-type="float" office:value="-3598.45185486785" calcext:value-type="float">
            <text:p>-3598,5</text:p>
          </table:table-cell>
          <table:table-cell table:formula="of:=[.$A$3]*SIN(RADIANS([.B33]+120))" office:value-type="float" office:value="1744.82982326657" calcext:value-type="float">
            <text:p>1744,8</text:p>
          </table:table-cell>
          <table:table-cell table:style-name="ce10"/>
          <table:table-cell table:style-name="ce6" table:formula="of:=(MIN([.C33];[.D33];[.E33])+MAX([.C33];[.D33];[.E33]))/2" office:value-type="float" office:value="-872.414911633284" calcext:value-type="float">
            <text:p>-872,4</text:p>
          </table:table-cell>
          <table:table-cell table:style-name="ce12" table:formula="of:=([.C33]-[.G33]+[.$A$3])/2" office:value-type="float" office:value="3162.51847161728" calcext:value-type="float">
            <text:p>3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436.481528382716" calcext:value-type="float">
            <text:p>436</text:p>
          </table:table-cell>
          <table:table-cell table:style-name="ce12" table:formula="of:=([.E33]-[.G33]+[.$A$3])/2" office:value-type="float" office:value="3108.12236744993" calcext:value-type="float">
            <text:p>3108</text:p>
          </table:table-cell>
          <table:table-cell table:style-name="ce10"/>
        </table:table-row>
        <table:table-row table:style-name="ro1">
          <table:table-cell/>
          <table:table-cell table:style-name="ce2" table:formula="of:=[.B33]+1" office:value-type="float" office:value="32" calcext:value-type="float">
            <text:p>32</text:p>
          </table:table-cell>
          <table:table-cell table:formula="of:=[.$A$3]*SIN(RADIANS([.B34]))" office:value-type="float" office:value="1907.1794319753" calcext:value-type="float">
            <text:p>1907,2</text:p>
          </table:table-cell>
          <table:table-cell table:formula="of:=[.$A$3]*SIN(RADIANS([.B34]-120))" office:value-type="float" office:value="-3596.80758644173" calcext:value-type="float">
            <text:p>-3596,8</text:p>
          </table:table-cell>
          <table:table-cell table:formula="of:=[.$A$3]*SIN(RADIANS([.B34]+120))" office:value-type="float" office:value="1689.62815446642" calcext:value-type="float">
            <text:p>1689,6</text:p>
          </table:table-cell>
          <table:table-cell table:style-name="ce10"/>
          <table:table-cell table:style-name="ce6" table:formula="of:=(MIN([.C34];[.D34];[.E34])+MAX([.C34];[.D34];[.E34]))/2" office:value-type="float" office:value="-844.814077233211" calcext:value-type="float">
            <text:p>-844,8</text:p>
          </table:table-cell>
          <table:table-cell table:style-name="ce12" table:formula="of:=([.C34]-[.G34]+[.$A$3])/2" office:value-type="float" office:value="3175.49675460426" calcext:value-type="float">
            <text:p>3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423.503245395742" calcext:value-type="float">
            <text:p>424</text:p>
          </table:table-cell>
          <table:table-cell table:style-name="ce12" table:formula="of:=([.E34]-[.G34]+[.$A$3])/2" office:value-type="float" office:value="3066.72111584982" calcext:value-type="float">
            <text:p>3067</text:p>
          </table:table-cell>
          <table:table-cell table:style-name="ce10"/>
        </table:table-row>
        <table:table-row table:style-name="ro1">
          <table:table-cell/>
          <table:table-cell table:style-name="ce2" table:formula="of:=[.B34]+1" office:value-type="float" office:value="33" calcext:value-type="float">
            <text:p>33</text:p>
          </table:table-cell>
          <table:table-cell table:formula="of:=[.$A$3]*SIN(RADIANS([.B35]))" office:value-type="float" office:value="1960.15588701908" calcext:value-type="float">
            <text:p>1960,2</text:p>
          </table:table-cell>
          <table:table-cell table:formula="of:=[.$A$3]*SIN(RADIANS([.B35]-120))" office:value-type="float" office:value="-3594.06769558171" calcext:value-type="float">
            <text:p>-3594,1</text:p>
          </table:table-cell>
          <table:table-cell table:formula="of:=[.$A$3]*SIN(RADIANS([.B35]+120))" office:value-type="float" office:value="1633.91180856263" calcext:value-type="float">
            <text:p>1633,9</text:p>
          </table:table-cell>
          <table:table-cell table:style-name="ce10"/>
          <table:table-cell table:style-name="ce6" table:formula="of:=(MIN([.C35];[.D35];[.E35])+MAX([.C35];[.D35];[.E35]))/2" office:value-type="float" office:value="-816.955904281314" calcext:value-type="float">
            <text:p>-817,0</text:p>
          </table:table-cell>
          <table:table-cell table:style-name="ce12" table:formula="of:=([.C35]-[.G35]+[.$A$3])/2" office:value-type="float" office:value="3188.0558956502" calcext:value-type="float">
            <text:p>3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410.944104349802" calcext:value-type="float">
            <text:p>411</text:p>
          </table:table-cell>
          <table:table-cell table:style-name="ce12" table:formula="of:=([.E35]-[.G35]+[.$A$3])/2" office:value-type="float" office:value="3024.93385642197" calcext:value-type="float">
            <text:p>3025</text:p>
          </table:table-cell>
          <table:table-cell table:style-name="ce10"/>
        </table:table-row>
        <table:table-row table:style-name="ro1">
          <table:table-cell/>
          <table:table-cell table:style-name="ce2" table:formula="of:=[.B35]+1" office:value-type="float" office:value="34" calcext:value-type="float">
            <text:p>34</text:p>
          </table:table-cell>
          <table:table-cell table:formula="of:=[.$A$3]*SIN(RADIANS([.B36]))" office:value-type="float" office:value="2012.53525959122" calcext:value-type="float">
            <text:p>2012,5</text:p>
          </table:table-cell>
          <table:table-cell table:formula="of:=[.$A$3]*SIN(RADIANS([.B36]-120))" office:value-type="float" office:value="-3590.23301688511" calcext:value-type="float">
            <text:p>-3590,2</text:p>
          </table:table-cell>
          <table:table-cell table:formula="of:=[.$A$3]*SIN(RADIANS([.B36]+120))" office:value-type="float" office:value="1577.69775729389" calcext:value-type="float">
            <text:p>1577,7</text:p>
          </table:table-cell>
          <table:table-cell table:style-name="ce10"/>
          <table:table-cell table:style-name="ce6" table:formula="of:=(MIN([.C36];[.D36];[.E36])+MAX([.C36];[.D36];[.E36]))/2" office:value-type="float" office:value="-788.848878646945" calcext:value-type="float">
            <text:p>-788,8</text:p>
          </table:table-cell>
          <table:table-cell table:style-name="ce12" table:formula="of:=([.C36]-[.G36]+[.$A$3])/2" office:value-type="float" office:value="3200.19206911908" calcext:value-type="float">
            <text:p>3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398.807930880919" calcext:value-type="float">
            <text:p>399</text:p>
          </table:table-cell>
          <table:table-cell table:style-name="ce12" table:formula="of:=([.E36]-[.G36]+[.$A$3])/2" office:value-type="float" office:value="2982.77331797042" calcext:value-type="float">
            <text:p>2983</text:p>
          </table:table-cell>
          <table:table-cell table:style-name="ce10"/>
        </table:table-row>
        <table:table-row table:style-name="ro1">
          <table:table-cell/>
          <table:table-cell table:style-name="ce2" table:formula="of:=[.B36]+1" office:value-type="float" office:value="35" calcext:value-type="float">
            <text:p>35</text:p>
          </table:table-cell>
          <table:table-cell table:formula="of:=[.$A$3]*SIN(RADIANS([.B37]))" office:value-type="float" office:value="2064.30159442741" calcext:value-type="float">
            <text:p>2064,3</text:p>
          </table:table-cell>
          <table:table-cell table:formula="of:=[.$A$3]*SIN(RADIANS([.B37]-120))" office:value-type="float" office:value="-3585.30471843219" calcext:value-type="float">
            <text:p>-3585,3</text:p>
          </table:table-cell>
          <table:table-cell table:formula="of:=[.$A$3]*SIN(RADIANS([.B37]+120))" office:value-type="float" office:value="1521.00312400478" calcext:value-type="float">
            <text:p>1521,0</text:p>
          </table:table-cell>
          <table:table-cell table:style-name="ce10"/>
          <table:table-cell table:style-name="ce6" table:formula="of:=(MIN([.C37];[.D37];[.E37])+MAX([.C37];[.D37];[.E37]))/2" office:value-type="float" office:value="-760.501562002389" calcext:value-type="float">
            <text:p>-760,5</text:p>
          </table:table-cell>
          <table:table-cell table:style-name="ce12" table:formula="of:=([.C37]-[.G37]+[.$A$3])/2" office:value-type="float" office:value="3211.9015782149" calcext:value-type="float">
            <text:p>3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387.098421785098" calcext:value-type="float">
            <text:p>387</text:p>
          </table:table-cell>
          <table:table-cell table:style-name="ce12" table:formula="of:=([.E37]-[.G37]+[.$A$3])/2" office:value-type="float" office:value="2940.25234300358" calcext:value-type="float">
            <text:p>2940</text:p>
          </table:table-cell>
          <table:table-cell table:style-name="ce10"/>
        </table:table-row>
        <table:table-row table:style-name="ro1">
          <table:table-cell/>
          <table:table-cell table:style-name="ce2" table:formula="of:=[.B37]+1" office:value-type="float" office:value="36" calcext:value-type="float">
            <text:p>36</text:p>
          </table:table-cell>
          <table:table-cell table:formula="of:=[.$A$3]*SIN(RADIANS([.B38]))" office:value-type="float" office:value="2115.43912300061" calcext:value-type="float">
            <text:p>2115,4</text:p>
          </table:table-cell>
          <table:table-cell table:formula="of:=[.$A$3]*SIN(RADIANS([.B38]-120))" office:value-type="float" office:value="-3579.28430143042" calcext:value-type="float">
            <text:p>-3579,3</text:p>
          </table:table-cell>
          <table:table-cell table:formula="of:=[.$A$3]*SIN(RADIANS([.B38]+120))" office:value-type="float" office:value="1463.84517842981" calcext:value-type="float">
            <text:p>1463,8</text:p>
          </table:table-cell>
          <table:table-cell table:style-name="ce10"/>
          <table:table-cell table:style-name="ce6" table:formula="of:=(MIN([.C38];[.D38];[.E38])+MAX([.C38];[.D38];[.E38]))/2" office:value-type="float" office:value="-731.922589214902" calcext:value-type="float">
            <text:p>-731,9</text:p>
          </table:table-cell>
          <table:table-cell table:style-name="ce12" table:formula="of:=([.C38]-[.G38]+[.$A$3])/2" office:value-type="float" office:value="3223.18085610776" calcext:value-type="float">
            <text:p>3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375.819143892243" calcext:value-type="float">
            <text:p>376</text:p>
          </table:table-cell>
          <table:table-cell table:style-name="ce12" table:formula="of:=([.E38]-[.G38]+[.$A$3])/2" office:value-type="float" office:value="2897.38388382235" calcext:value-type="float">
            <text:p>2897</text:p>
          </table:table-cell>
          <table:table-cell table:style-name="ce10"/>
        </table:table-row>
        <table:table-row table:style-name="ro1">
          <table:table-cell/>
          <table:table-cell table:style-name="ce2" table:formula="of:=[.B38]+1" office:value-type="float" office:value="37" calcext:value-type="float">
            <text:p>37</text:p>
          </table:table-cell>
          <table:table-cell table:formula="of:=[.$A$3]*SIN(RADIANS([.B39]))" office:value-type="float" office:value="2165.93226832422" calcext:value-type="float">
            <text:p>2165,9</text:p>
          </table:table-cell>
          <table:table-cell table:formula="of:=[.$A$3]*SIN(RADIANS([.B39]-120))" office:value-type="float" office:value="-3572.17359975712" calcext:value-type="float">
            <text:p>-3572,2</text:p>
          </table:table-cell>
          <table:table-cell table:formula="of:=[.$A$3]*SIN(RADIANS([.B39]+120))" office:value-type="float" office:value="1406.2413314329" calcext:value-type="float">
            <text:p>1406,2</text:p>
          </table:table-cell>
          <table:table-cell table:style-name="ce10"/>
          <table:table-cell table:style-name="ce6" table:formula="of:=(MIN([.C39];[.D39];[.E39])+MAX([.C39];[.D39];[.E39]))/2" office:value-type="float" office:value="-703.120665716448" calcext:value-type="float">
            <text:p>-703,1</text:p>
          </table:table-cell>
          <table:table-cell table:style-name="ce12" table:formula="of:=([.C39]-[.G39]+[.$A$3])/2" office:value-type="float" office:value="3234.02646702033" calcext:value-type="float">
            <text:p>3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364.973532979665" calcext:value-type="float">
            <text:p>365</text:p>
          </table:table-cell>
          <table:table-cell table:style-name="ce12" table:formula="of:=([.E39]-[.G39]+[.$A$3])/2" office:value-type="float" office:value="2854.18099857467" calcext:value-type="float">
            <text:p>2854</text:p>
          </table:table-cell>
          <table:table-cell table:style-name="ce10"/>
        </table:table-row>
        <table:table-row table:style-name="ro1">
          <table:table-cell/>
          <table:table-cell table:style-name="ce2" table:formula="of:=[.B39]+1" office:value-type="float" office:value="38" calcext:value-type="float">
            <text:p>38</text:p>
          </table:table-cell>
          <table:table-cell table:formula="of:=[.$A$3]*SIN(RADIANS([.B40]))" office:value-type="float" office:value="2215.76564969704" calcext:value-type="float">
            <text:p>2215,8</text:p>
          </table:table-cell>
          <table:table-cell table:formula="of:=[.$A$3]*SIN(RADIANS([.B40]-120))" office:value-type="float" office:value="-3563.97477940091" calcext:value-type="float">
            <text:p>-3564,0</text:p>
          </table:table-cell>
          <table:table-cell table:formula="of:=[.$A$3]*SIN(RADIANS([.B40]+120))" office:value-type="float" office:value="1348.20912970387" calcext:value-type="float">
            <text:p>1348,2</text:p>
          </table:table-cell>
          <table:table-cell table:style-name="ce10"/>
          <table:table-cell table:style-name="ce6" table:formula="of:=(MIN([.C40];[.D40];[.E40])+MAX([.C40];[.D40];[.E40]))/2" office:value-type="float" office:value="-674.104564851934" calcext:value-type="float">
            <text:p>-674,1</text:p>
          </table:table-cell>
          <table:table-cell table:style-name="ce12" table:formula="of:=([.C40]-[.G40]+[.$A$3])/2" office:value-type="float" office:value="3244.43510727449" calcext:value-type="float">
            <text:p>3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354.564892725511" calcext:value-type="float">
            <text:p>355</text:p>
          </table:table-cell>
          <table:table-cell table:style-name="ce12" table:formula="of:=([.E40]-[.G40]+[.$A$3])/2" office:value-type="float" office:value="2810.6568472779" calcext:value-type="float">
            <text:p>2811</text:p>
          </table:table-cell>
          <table:table-cell table:style-name="ce10"/>
        </table:table-row>
        <table:table-row table:style-name="ro1">
          <table:table-cell/>
          <table:table-cell table:style-name="ce2" table:formula="of:=[.B40]+1" office:value-type="float" office:value="39" calcext:value-type="float">
            <text:p>39</text:p>
          </table:table-cell>
          <table:table-cell table:formula="of:=[.$A$3]*SIN(RADIANS([.B41]))" office:value-type="float" office:value="2264.92408738836" calcext:value-type="float">
            <text:p>2264,9</text:p>
          </table:table-cell>
          <table:table-cell table:formula="of:=[.$A$3]*SIN(RADIANS([.B41]-120))" office:value-type="float" office:value="-3554.6903378019" calcext:value-type="float">
            <text:p>-3554,7</text:p>
          </table:table-cell>
          <table:table-cell table:formula="of:=[.$A$3]*SIN(RADIANS([.B41]+120))" office:value-type="float" office:value="1289.76625041354" calcext:value-type="float">
            <text:p>1289,8</text:p>
          </table:table-cell>
          <table:table-cell table:style-name="ce10"/>
          <table:table-cell table:style-name="ce6" table:formula="of:=(MIN([.C41];[.D41];[.E41])+MAX([.C41];[.D41];[.E41]))/2" office:value-type="float" office:value="-644.883125206768" calcext:value-type="float">
            <text:p>-644,9</text:p>
          </table:table-cell>
          <table:table-cell table:style-name="ce12" table:formula="of:=([.C41]-[.G41]+[.$A$3])/2" office:value-type="float" office:value="3254.40360629757" calcext:value-type="float">
            <text:p>3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344.596393702433" calcext:value-type="float">
            <text:p>345</text:p>
          </table:table-cell>
          <table:table-cell table:style-name="ce12" table:formula="of:=([.E41]-[.G41]+[.$A$3])/2" office:value-type="float" office:value="2766.82468781015" calcext:value-type="float">
            <text:p>2767</text:p>
          </table:table-cell>
          <table:table-cell table:style-name="ce10"/>
        </table:table-row>
        <table:table-row table:style-name="ro1">
          <table:table-cell/>
          <table:table-cell table:style-name="ce2" table:formula="of:=[.B41]+1" office:value-type="float" office:value="40" calcext:value-type="float">
            <text:p>40</text:p>
          </table:table-cell>
          <table:table-cell table:formula="of:=[.$A$3]*SIN(RADIANS([.B42]))" office:value-type="float" office:value="2313.39260726185" calcext:value-type="float">
            <text:p>2313,4</text:p>
          </table:table-cell>
          <table:table-cell table:formula="of:=[.$A$3]*SIN(RADIANS([.B42]-120))" office:value-type="float" office:value="-3544.32310309094" calcext:value-type="float">
            <text:p>-3544,3</text:p>
          </table:table-cell>
          <table:table-cell table:formula="of:=[.$A$3]*SIN(RADIANS([.B42]+120))" office:value-type="float" office:value="1230.93049582908" calcext:value-type="float">
            <text:p>1230,9</text:p>
          </table:table-cell>
          <table:table-cell table:style-name="ce10"/>
          <table:table-cell table:style-name="ce6" table:formula="of:=(MIN([.C42];[.D42];[.E42])+MAX([.C42];[.D42];[.E42]))/2" office:value-type="float" office:value="-615.465247914541" calcext:value-type="float">
            <text:p>-615,5</text:p>
          </table:table-cell>
          <table:table-cell table:style-name="ce12" table:formula="of:=([.C42]-[.G42]+[.$A$3])/2" office:value-type="float" office:value="3263.9289275882" calcext:value-type="float">
            <text:p>32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335.071072411802" calcext:value-type="float">
            <text:p>335</text:p>
          </table:table-cell>
          <table:table-cell table:style-name="ce12" table:formula="of:=([.E42]-[.G42]+[.$A$3])/2" office:value-type="float" office:value="2722.69787187181" calcext:value-type="float">
            <text:p>2723</text:p>
          </table:table-cell>
          <table:table-cell table:style-name="ce10"/>
        </table:table-row>
        <table:table-row table:style-name="ro1">
          <table:table-cell/>
          <table:table-cell table:style-name="ce2" table:formula="of:=[.B42]+1" office:value-type="float" office:value="41" calcext:value-type="float">
            <text:p>41</text:p>
          </table:table-cell>
          <table:table-cell table:formula="of:=[.$A$3]*SIN(RADIANS([.B43]))" office:value-type="float" office:value="2361.15644533684" calcext:value-type="float">
            <text:p>2361,2</text:p>
          </table:table-cell>
          <table:table-cell table:formula="of:=[.$A$3]*SIN(RADIANS([.B43]-120))" office:value-type="float" office:value="-3532.87623322814" calcext:value-type="float">
            <text:p>-3532,9</text:p>
          </table:table-cell>
          <table:table-cell table:formula="of:=[.$A$3]*SIN(RADIANS([.B43]+120))" office:value-type="float" office:value="1171.71978789131" calcext:value-type="float">
            <text:p>1171,7</text:p>
          </table:table-cell>
          <table:table-cell table:style-name="ce10"/>
          <table:table-cell table:style-name="ce6" table:formula="of:=(MIN([.C43];[.D43];[.E43])+MAX([.C43];[.D43];[.E43]))/2" office:value-type="float" office:value="-585.859893945654" calcext:value-type="float">
            <text:p>-585,9</text:p>
          </table:table-cell>
          <table:table-cell table:style-name="ce12" table:formula="of:=([.C43]-[.G43]+[.$A$3])/2" office:value-type="float" office:value="3273.00816964124" calcext:value-type="float">
            <text:p>32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325.991830358756" calcext:value-type="float">
            <text:p>326</text:p>
          </table:table-cell>
          <table:table-cell table:style-name="ce12" table:formula="of:=([.E43]-[.G43]+[.$A$3])/2" office:value-type="float" office:value="2678.28984091848" calcext:value-type="float">
            <text:p>2678</text:p>
          </table:table-cell>
          <table:table-cell table:style-name="ce10"/>
        </table:table-row>
        <table:table-row table:style-name="ro1">
          <table:table-cell/>
          <table:table-cell table:style-name="ce2" table:formula="of:=[.B43]+1" office:value-type="float" office:value="42" calcext:value-type="float">
            <text:p>42</text:p>
          </table:table-cell>
          <table:table-cell table:formula="of:=[.$A$3]*SIN(RADIANS([.B44]))" office:value-type="float" office:value="2408.20105228553" calcext:value-type="float">
            <text:p>2408,2</text:p>
          </table:table-cell>
          <table:table-cell table:formula="of:=[.$A$3]*SIN(RADIANS([.B44]-120))" office:value-type="float" office:value="-3520.35321504097" calcext:value-type="float">
            <text:p>-3520,4</text:p>
          </table:table-cell>
          <table:table-cell table:formula="of:=[.$A$3]*SIN(RADIANS([.B44]+120))" office:value-type="float" office:value="1112.15216275544" calcext:value-type="float">
            <text:p>1112,2</text:p>
          </table:table-cell>
          <table:table-cell table:style-name="ce10"/>
          <table:table-cell table:style-name="ce6" table:formula="of:=(MIN([.C44];[.D44];[.E44])+MAX([.C44];[.D44];[.E44]))/2" office:value-type="float" office:value="-556.076081377718" calcext:value-type="float">
            <text:p>-556,1</text:p>
          </table:table-cell>
          <table:table-cell table:style-name="ce12" table:formula="of:=([.C44]-[.G44]+[.$A$3])/2" office:value-type="float" office:value="3281.63856683162" calcext:value-type="float">
            <text:p>3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317.361433168376" calcext:value-type="float">
            <text:p>317</text:p>
          </table:table-cell>
          <table:table-cell table:style-name="ce12" table:formula="of:=([.E44]-[.G44]+[.$A$3])/2" office:value-type="float" office:value="2633.61412206658" calcext:value-type="float">
            <text:p>2634</text:p>
          </table:table-cell>
          <table:table-cell table:style-name="ce10"/>
        </table:table-row>
        <table:table-row table:style-name="ro1">
          <table:table-cell/>
          <table:table-cell table:style-name="ce2" table:formula="of:=[.B44]+1" office:value-type="float" office:value="43" calcext:value-type="float">
            <text:p>43</text:p>
          </table:table-cell>
          <table:table-cell table:formula="of:=[.$A$3]*SIN(RADIANS([.B45]))" office:value-type="float" office:value="2454.51209786493" calcext:value-type="float">
            <text:p>2454,5</text:p>
          </table:table-cell>
          <table:table-cell table:formula="of:=[.$A$3]*SIN(RADIANS([.B45]-120))" office:value-type="float" office:value="-3506.75786316206" calcext:value-type="float">
            <text:p>-3506,8</text:p>
          </table:table-cell>
          <table:table-cell table:formula="of:=[.$A$3]*SIN(RADIANS([.B45]+120))" office:value-type="float" office:value="1052.24576529713" calcext:value-type="float">
            <text:p>1052,2</text:p>
          </table:table-cell>
          <table:table-cell table:style-name="ce10"/>
          <table:table-cell table:style-name="ce6" table:formula="of:=(MIN([.C45];[.D45];[.E45])+MAX([.C45];[.D45];[.E45]))/2" office:value-type="float" office:value="-526.122882648565" calcext:value-type="float">
            <text:p>-526,1</text:p>
          </table:table-cell>
          <table:table-cell table:style-name="ce12" table:formula="of:=([.C45]-[.G45]+[.$A$3])/2" office:value-type="float" office:value="3289.81749025675" calcext:value-type="float">
            <text:p>32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309.182509743252" calcext:value-type="float">
            <text:p>309</text:p>
          </table:table-cell>
          <table:table-cell table:style-name="ce12" table:formula="of:=([.E45]-[.G45]+[.$A$3])/2" office:value-type="float" office:value="2588.68432397285" calcext:value-type="float">
            <text:p>2589</text:p>
          </table:table-cell>
          <table:table-cell table:style-name="ce10"/>
        </table:table-row>
        <table:table-row table:style-name="ro1">
          <table:table-cell/>
          <table:table-cell table:style-name="ce2" table:formula="of:=[.B45]+1" office:value-type="float" office:value="44" calcext:value-type="float">
            <text:p>44</text:p>
          </table:table-cell>
          <table:table-cell table:formula="of:=[.$A$3]*SIN(RADIANS([.B46]))" office:value-type="float" office:value="2500.07547528193" calcext:value-type="float">
            <text:p>2500,1</text:p>
          </table:table-cell>
          <table:table-cell table:formula="of:=[.$A$3]*SIN(RADIANS([.B46]-120))" office:value-type="float" office:value="-3492.09431886731" calcext:value-type="float">
            <text:p>-3492,1</text:p>
          </table:table-cell>
          <table:table-cell table:formula="of:=[.$A$3]*SIN(RADIANS([.B46]+120))" office:value-type="float" office:value="992.01884358538" calcext:value-type="float">
            <text:p>992,0</text:p>
          </table:table-cell>
          <table:table-cell table:style-name="ce10"/>
          <table:table-cell table:style-name="ce6" table:formula="of:=(MIN([.C46];[.D46];[.E46])+MAX([.C46];[.D46];[.E46]))/2" office:value-type="float" office:value="-496.00942179269" calcext:value-type="float">
            <text:p>-496,0</text:p>
          </table:table-cell>
          <table:table-cell table:style-name="ce12" table:formula="of:=([.C46]-[.G46]+[.$A$3])/2" office:value-type="float" office:value="3297.54244853731" calcext:value-type="float">
            <text:p>32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301.457551462689" calcext:value-type="float">
            <text:p>301</text:p>
          </table:table-cell>
          <table:table-cell table:style-name="ce12" table:formula="of:=([.E46]-[.G46]+[.$A$3])/2" office:value-type="float" office:value="2543.51413268904" calcext:value-type="float">
            <text:p>2544</text:p>
          </table:table-cell>
          <table:table-cell table:style-name="ce10"/>
        </table:table-row>
        <table:table-row table:style-name="ro1">
          <table:table-cell/>
          <table:table-cell table:style-name="ce2" table:formula="of:=[.B46]+1" office:value-type="float" office:value="45" calcext:value-type="float">
            <text:p>45</text:p>
          </table:table-cell>
          <table:table-cell table:formula="of:=[.$A$3]*SIN(RADIANS([.B47]))" office:value-type="float" office:value="2544.87730549038" calcext:value-type="float">
            <text:p>2544,9</text:p>
          </table:table-cell>
          <table:table-cell table:formula="of:=[.$A$3]*SIN(RADIANS([.B47]-120))" office:value-type="float" office:value="-3476.36704881436" calcext:value-type="float">
            <text:p>-3476,4</text:p>
          </table:table-cell>
          <table:table-cell table:formula="of:=[.$A$3]*SIN(RADIANS([.B47]+120))" office:value-type="float" office:value="931.489743323973" calcext:value-type="float">
            <text:p>931,5</text:p>
          </table:table-cell>
          <table:table-cell table:style-name="ce10"/>
          <table:table-cell table:style-name="ce6" table:formula="of:=(MIN([.C47];[.D47];[.E47])+MAX([.C47];[.D47];[.E47]))/2" office:value-type="float" office:value="-465.744871661986" calcext:value-type="float">
            <text:p>-465,7</text:p>
          </table:table-cell>
          <table:table-cell table:style-name="ce12" table:formula="of:=([.C47]-[.G47]+[.$A$3])/2" office:value-type="float" office:value="3304.81108857619" calcext:value-type="float">
            <text:p>33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294.188911423815" calcext:value-type="float">
            <text:p>294</text:p>
          </table:table-cell>
          <table:table-cell table:style-name="ce12" table:formula="of:=([.E47]-[.G47]+[.$A$3])/2" office:value-type="float" office:value="2498.11730749298" calcext:value-type="float">
            <text:p>2498</text:p>
          </table:table-cell>
          <table:table-cell table:style-name="ce10"/>
        </table:table-row>
        <table:table-row table:style-name="ro1">
          <table:table-cell/>
          <table:table-cell table:style-name="ce2" table:formula="of:=[.B47]+1" office:value-type="float" office:value="46" calcext:value-type="float">
            <text:p>46</text:p>
          </table:table-cell>
          <table:table-cell table:formula="of:=[.$A$3]*SIN(RADIANS([.B48]))" office:value-type="float" office:value="2588.9039414188" calcext:value-type="float">
            <text:p>2588,9</text:p>
          </table:table-cell>
          <table:table-cell table:formula="of:=[.$A$3]*SIN(RADIANS([.B48]-120))" office:value-type="float" office:value="-3459.58084368201" calcext:value-type="float">
            <text:p>-3459,6</text:p>
          </table:table-cell>
          <table:table-cell table:formula="of:=[.$A$3]*SIN(RADIANS([.B48]+120))" office:value-type="float" office:value="870.676902263204" calcext:value-type="float">
            <text:p>870,7</text:p>
          </table:table-cell>
          <table:table-cell table:style-name="ce10"/>
          <table:table-cell table:style-name="ce6" table:formula="of:=(MIN([.C48];[.D48];[.E48])+MAX([.C48];[.D48];[.E48]))/2" office:value-type="float" office:value="-435.338451131602" calcext:value-type="float">
            <text:p>-435,3</text:p>
          </table:table-cell>
          <table:table-cell table:style-name="ce12" table:formula="of:=([.C48]-[.G48]+[.$A$3])/2" office:value-type="float" office:value="3311.6211962752" calcext:value-type="float">
            <text:p>33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287.378803724796" calcext:value-type="float">
            <text:p>287</text:p>
          </table:table-cell>
          <table:table-cell table:style-name="ce12" table:formula="of:=([.E48]-[.G48]+[.$A$3])/2" office:value-type="float" office:value="2452.5076766974" calcext:value-type="float">
            <text:p>2453</text:p>
          </table:table-cell>
          <table:table-cell table:style-name="ce10"/>
        </table:table-row>
        <table:table-row table:style-name="ro1">
          <table:table-cell/>
          <table:table-cell table:style-name="ce2" table:formula="of:=[.B48]+1" office:value-type="float" office:value="47" calcext:value-type="float">
            <text:p>47</text:p>
          </table:table-cell>
          <table:table-cell table:formula="of:=[.$A$3]*SIN(RADIANS([.B49]))" office:value-type="float" office:value="2632.14197212739" calcext:value-type="float">
            <text:p>2632,1</text:p>
          </table:table-cell>
          <table:table-cell table:formula="of:=[.$A$3]*SIN(RADIANS([.B49]-120))" office:value-type="float" office:value="-3441.74081671096" calcext:value-type="float">
            <text:p>-3441,7</text:p>
          </table:table-cell>
          <table:table-cell table:formula="of:=[.$A$3]*SIN(RADIANS([.B49]+120))" office:value-type="float" office:value="809.598844583571" calcext:value-type="float">
            <text:p>809,6</text:p>
          </table:table-cell>
          <table:table-cell table:style-name="ce10"/>
          <table:table-cell table:style-name="ce6" table:formula="of:=(MIN([.C49];[.D49];[.E49])+MAX([.C49];[.D49];[.E49]))/2" office:value-type="float" office:value="-404.799422291785" calcext:value-type="float">
            <text:p>-404,8</text:p>
          </table:table-cell>
          <table:table-cell table:style-name="ce12" table:formula="of:=([.C49]-[.G49]+[.$A$3])/2" office:value-type="float" office:value="3317.97069720959" calcext:value-type="float">
            <text:p>33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281.02930279041" calcext:value-type="float">
            <text:p>281</text:p>
          </table:table-cell>
          <table:table-cell table:style-name="ce12" table:formula="of:=([.E49]-[.G49]+[.$A$3])/2" office:value-type="float" office:value="2406.69913343768" calcext:value-type="float">
            <text:p>2407</text:p>
          </table:table-cell>
          <table:table-cell table:style-name="ce10"/>
        </table:table-row>
        <table:table-row table:style-name="ro1">
          <table:table-cell/>
          <table:table-cell table:style-name="ce2" table:formula="of:=[.B49]+1" office:value-type="float" office:value="48" calcext:value-type="float">
            <text:p>48</text:p>
          </table:table-cell>
          <table:table-cell table:formula="of:=[.$A$3]*SIN(RADIANS([.B50]))" office:value-type="float" office:value="2674.57822689314" calcext:value-type="float">
            <text:p>2674,6</text:p>
          </table:table-cell>
          <table:table-cell table:formula="of:=[.$A$3]*SIN(RADIANS([.B50]-120))" office:value-type="float" office:value="-3422.85240214626" calcext:value-type="float">
            <text:p>-3422,9</text:p>
          </table:table-cell>
          <table:table-cell table:formula="of:=[.$A$3]*SIN(RADIANS([.B50]+120))" office:value-type="float" office:value="748.274175253116" calcext:value-type="float">
            <text:p>748,3</text:p>
          </table:table-cell>
          <table:table-cell table:style-name="ce10"/>
          <table:table-cell table:style-name="ce6" table:formula="of:=(MIN([.C50];[.D50];[.E50])+MAX([.C50];[.D50];[.E50]))/2" office:value-type="float" office:value="-374.137087626558" calcext:value-type="float">
            <text:p>-374,1</text:p>
          </table:table-cell>
          <table:table-cell table:style-name="ce12" table:formula="of:=([.C50]-[.G50]+[.$A$3])/2" office:value-type="float" office:value="3323.85765725985" calcext:value-type="float">
            <text:p>33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275.14234274015" calcext:value-type="float">
            <text:p>275</text:p>
          </table:table-cell>
          <table:table-cell table:style-name="ce12" table:formula="of:=([.E50]-[.G50]+[.$A$3])/2" office:value-type="float" office:value="2360.70563143984" calcext:value-type="float">
            <text:p>2361</text:p>
          </table:table-cell>
          <table:table-cell table:style-name="ce10"/>
        </table:table-row>
        <table:table-row table:style-name="ro1">
          <table:table-cell/>
          <table:table-cell table:style-name="ce2" table:formula="of:=[.B50]+1" office:value-type="float" office:value="49" calcext:value-type="float">
            <text:p>49</text:p>
          </table:table-cell>
          <table:table-cell table:formula="of:=[.$A$3]*SIN(RADIANS([.B51]))" office:value-type="float" office:value="2716.19977922176" calcext:value-type="float">
            <text:p>2716,2</text:p>
          </table:table-cell>
          <table:table-cell table:formula="of:=[.$A$3]*SIN(RADIANS([.B51]-120))" office:value-type="float" office:value="-3402.92135358194" calcext:value-type="float">
            <text:p>-3402,9</text:p>
          </table:table-cell>
          <table:table-cell table:formula="of:=[.$A$3]*SIN(RADIANS([.B51]+120))" office:value-type="float" office:value="686.721574360185" calcext:value-type="float">
            <text:p>686,7</text:p>
          </table:table-cell>
          <table:table-cell table:style-name="ce10"/>
          <table:table-cell table:style-name="ce6" table:formula="of:=(MIN([.C51];[.D51];[.E51])+MAX([.C51];[.D51];[.E51]))/2" office:value-type="float" office:value="-343.360787180092" calcext:value-type="float">
            <text:p>-343,4</text:p>
          </table:table-cell>
          <table:table-cell table:style-name="ce12" table:formula="of:=([.C51]-[.G51]+[.$A$3])/2" office:value-type="float" office:value="3329.28028320092" calcext:value-type="float">
            <text:p>3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269.719716799076" calcext:value-type="float">
            <text:p>270</text:p>
          </table:table-cell>
          <table:table-cell table:style-name="ce12" table:formula="of:=([.E51]-[.G51]+[.$A$3])/2" office:value-type="float" office:value="2314.54118077014" calcext:value-type="float">
            <text:p>2315</text:p>
          </table:table-cell>
          <table:table-cell table:style-name="ce10"/>
        </table:table-row>
        <table:table-row table:style-name="ro1">
          <table:table-cell/>
          <table:table-cell table:style-name="ce2" table:formula="of:=[.B51]+1" office:value-type="float" office:value="50" calcext:value-type="float">
            <text:p>50</text:p>
          </table:table-cell>
          <table:table-cell table:formula="of:=[.$A$3]*SIN(RADIANS([.B52]))" office:value-type="float" office:value="2756.9939507852" calcext:value-type="float">
            <text:p>2757,0</text:p>
          </table:table-cell>
          <table:table-cell table:formula="of:=[.$A$3]*SIN(RADIANS([.B52]-120))" office:value-type="float" office:value="-3381.95374220848" calcext:value-type="float">
            <text:p>-3382,0</text:p>
          </table:table-cell>
          <table:table-cell table:formula="of:=[.$A$3]*SIN(RADIANS([.B52]+120))" office:value-type="float" office:value="624.959791423282" calcext:value-type="float">
            <text:p>625,0</text:p>
          </table:table-cell>
          <table:table-cell table:style-name="ce10"/>
          <table:table-cell table:style-name="ce6" table:formula="of:=(MIN([.C52];[.D52];[.E52])+MAX([.C52];[.D52];[.E52]))/2" office:value-type="float" office:value="-312.479895711641" calcext:value-type="float">
            <text:p>-312,5</text:p>
          </table:table-cell>
          <table:table-cell table:style-name="ce12" table:formula="of:=([.C52]-[.G52]+[.$A$3])/2" office:value-type="float" office:value="3334.23692324842" calcext:value-type="float">
            <text:p>33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264.763076751578" calcext:value-type="float">
            <text:p>265</text:p>
          </table:table-cell>
          <table:table-cell table:style-name="ce12" table:formula="of:=([.E52]-[.G52]+[.$A$3])/2" office:value-type="float" office:value="2268.21984356746" calcext:value-type="float">
            <text:p>2268</text:p>
          </table:table-cell>
          <table:table-cell table:style-name="ce10"/>
        </table:table-row>
        <table:table-row table:style-name="ro1">
          <table:table-cell/>
          <table:table-cell table:style-name="ce2" table:formula="of:=[.B52]+1" office:value-type="float" office:value="51" calcext:value-type="float">
            <text:p>51</text:p>
          </table:table-cell>
          <table:table-cell table:formula="of:=[.$A$3]*SIN(RADIANS([.B53]))" office:value-type="float" office:value="2796.94831528364" calcext:value-type="float">
            <text:p>2796,9</text:p>
          </table:table-cell>
          <table:table-cell table:formula="of:=[.$A$3]*SIN(RADIANS([.B53]-120))" office:value-type="float" office:value="-3359.95595496343" calcext:value-type="float">
            <text:p>-3360,0</text:p>
          </table:table-cell>
          <table:table-cell table:formula="of:=[.$A$3]*SIN(RADIANS([.B53]+120))" office:value-type="float" office:value="563.007639679791" calcext:value-type="float">
            <text:p>563,0</text:p>
          </table:table-cell>
          <table:table-cell table:style-name="ce10"/>
          <table:table-cell table:style-name="ce6" table:formula="of:=(MIN([.C53];[.D53];[.E53])+MAX([.C53];[.D53];[.E53]))/2" office:value-type="float" office:value="-281.503819839895" calcext:value-type="float">
            <text:p>-281,5</text:p>
          </table:table-cell>
          <table:table-cell table:style-name="ce12" table:formula="of:=([.C53]-[.G53]+[.$A$3])/2" office:value-type="float" office:value="3338.72606756177" calcext:value-type="float">
            <text:p>3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260.273932438233" calcext:value-type="float">
            <text:p>260</text:p>
          </table:table-cell>
          <table:table-cell table:style-name="ce12" table:formula="of:=([.E53]-[.G53]+[.$A$3])/2" office:value-type="float" office:value="2221.75572975984" calcext:value-type="float">
            <text:p>2222</text:p>
          </table:table-cell>
          <table:table-cell table:style-name="ce10"/>
        </table:table-row>
        <table:table-row table:style-name="ro1">
          <table:table-cell/>
          <table:table-cell table:style-name="ce2" table:formula="of:=[.B53]+1" office:value-type="float" office:value="52" calcext:value-type="float">
            <text:p>52</text:p>
          </table:table-cell>
          <table:table-cell table:formula="of:=[.$A$3]*SIN(RADIANS([.B54]))" office:value-type="float" office:value="2836.05070223059" calcext:value-type="float">
            <text:p>2836,1</text:p>
          </table:table-cell>
          <table:table-cell table:formula="of:=[.$A$3]*SIN(RADIANS([.B54]-120))" office:value-type="float" office:value="-3336.93469258587" calcext:value-type="float">
            <text:p>-3336,9</text:p>
          </table:table-cell>
          <table:table-cell table:formula="of:=[.$A$3]*SIN(RADIANS([.B54]+120))" office:value-type="float" office:value="500.883990355275" calcext:value-type="float">
            <text:p>500,9</text:p>
          </table:table-cell>
          <table:table-cell table:style-name="ce10"/>
          <table:table-cell table:style-name="ce6" table:formula="of:=(MIN([.C54];[.D54];[.E54])+MAX([.C54];[.D54];[.E54]))/2" office:value-type="float" office:value="-250.441995177638" calcext:value-type="float">
            <text:p>-250,4</text:p>
          </table:table-cell>
          <table:table-cell table:style-name="ce12" table:formula="of:=([.C54]-[.G54]+[.$A$3])/2" office:value-type="float" office:value="3342.74634870411" calcext:value-type="float">
            <text:p>33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256.253651295885" calcext:value-type="float">
            <text:p>256</text:p>
          </table:table-cell>
          <table:table-cell table:style-name="ce12" table:formula="of:=([.E54]-[.G54]+[.$A$3])/2" office:value-type="float" office:value="2175.16299276646" calcext:value-type="float">
            <text:p>2175</text:p>
          </table:table-cell>
          <table:table-cell table:style-name="ce10"/>
        </table:table-row>
        <table:table-row table:style-name="ro1">
          <table:table-cell/>
          <table:table-cell table:style-name="ce2" table:formula="of:=[.B54]+1" office:value-type="float" office:value="53" calcext:value-type="float">
            <text:p>53</text:p>
          </table:table-cell>
          <table:table-cell table:formula="of:=[.$A$3]*SIN(RADIANS([.B55]))" office:value-type="float" office:value="2874.28920066021" calcext:value-type="float">
            <text:p>2874,3</text:p>
          </table:table-cell>
          <table:table-cell table:formula="of:=[.$A$3]*SIN(RADIANS([.B55]-120))" office:value-type="float" office:value="-3312.89696757533" calcext:value-type="float">
            <text:p>-3312,9</text:p>
          </table:table-cell>
          <table:table-cell table:formula="of:=[.$A$3]*SIN(RADIANS([.B55]+120))" office:value-type="float" office:value="438.607766915126" calcext:value-type="float">
            <text:p>438,6</text:p>
          </table:table-cell>
          <table:table-cell table:style-name="ce10"/>
          <table:table-cell table:style-name="ce6" table:formula="of:=(MIN([.C55];[.D55];[.E55])+MAX([.C55];[.D55];[.E55]))/2" office:value-type="float" office:value="-219.303883457563" calcext:value-type="float">
            <text:p>-219,3</text:p>
          </table:table-cell>
          <table:table-cell table:style-name="ce12" table:formula="of:=([.C55]-[.G55]+[.$A$3])/2" office:value-type="float" office:value="3346.29654205888" calcext:value-type="float">
            <text:p>33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52.703457941115" calcext:value-type="float">
            <text:p>253</text:p>
          </table:table-cell>
          <table:table-cell table:style-name="ce12" table:formula="of:=([.E55]-[.G55]+[.$A$3])/2" office:value-type="float" office:value="2128.45582518634" calcext:value-type="float">
            <text:p>2128</text:p>
          </table:table-cell>
          <table:table-cell table:style-name="ce10"/>
        </table:table-row>
        <table:table-row table:style-name="ro1">
          <table:table-cell/>
          <table:table-cell table:style-name="ce2" table:formula="of:=[.B55]+1" office:value-type="float" office:value="54" calcext:value-type="float">
            <text:p>54</text:p>
          </table:table-cell>
          <table:table-cell table:formula="of:=[.$A$3]*SIN(RADIANS([.B56]))" office:value-type="float" office:value="2911.65216275544" calcext:value-type="float">
            <text:p>2911,7</text:p>
          </table:table-cell>
          <table:table-cell table:formula="of:=[.$A$3]*SIN(RADIANS([.B56]-120))" office:value-type="float" office:value="-3287.85010205572" calcext:value-type="float">
            <text:p>-3287,9</text:p>
          </table:table-cell>
          <table:table-cell table:formula="of:=[.$A$3]*SIN(RADIANS([.B56]+120))" office:value-type="float" office:value="376.197939300286" calcext:value-type="float">
            <text:p>376,2</text:p>
          </table:table-cell>
          <table:table-cell table:style-name="ce10"/>
          <table:table-cell table:style-name="ce6" table:formula="of:=(MIN([.C56];[.D56];[.E56])+MAX([.C56];[.D56];[.E56]))/2" office:value-type="float" office:value="-188.098969650142" calcext:value-type="float">
            <text:p>-188,1</text:p>
          </table:table-cell>
          <table:table-cell table:style-name="ce12" table:formula="of:=([.C56]-[.G56]+[.$A$3])/2" office:value-type="float" office:value="3349.37556620279" calcext:value-type="float">
            <text:p>33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49.624433797211" calcext:value-type="float">
            <text:p>250</text:p>
          </table:table-cell>
          <table:table-cell table:style-name="ce12" table:formula="of:=([.E56]-[.G56]+[.$A$3])/2" office:value-type="float" office:value="2081.64845447521" calcext:value-type="float">
            <text:p>2082</text:p>
          </table:table-cell>
          <table:table-cell table:style-name="ce10"/>
        </table:table-row>
        <table:table-row table:style-name="ro1">
          <table:table-cell/>
          <table:table-cell table:style-name="ce2" table:formula="of:=[.B56]+1" office:value-type="float" office:value="55" calcext:value-type="float">
            <text:p>55</text:p>
          </table:table-cell>
          <table:table-cell table:formula="of:=[.$A$3]*SIN(RADIANS([.B57]))" office:value-type="float" office:value="2948.12820739608" calcext:value-type="float">
            <text:p>2948,1</text:p>
          </table:table-cell>
          <table:table-cell table:formula="of:=[.$A$3]*SIN(RADIANS([.B57]-120))" office:value-type="float" office:value="-3261.8017255449" calcext:value-type="float">
            <text:p>-3261,8</text:p>
          </table:table-cell>
          <table:table-cell table:formula="of:=[.$A$3]*SIN(RADIANS([.B57]+120))" office:value-type="float" office:value="313.673518148822" calcext:value-type="float">
            <text:p>313,7</text:p>
          </table:table-cell>
          <table:table-cell table:style-name="ce10"/>
          <table:table-cell table:style-name="ce6" table:formula="of:=(MIN([.C57];[.D57];[.E57])+MAX([.C57];[.D57];[.E57]))/2" office:value-type="float" office:value="-156.836759074411" calcext:value-type="float">
            <text:p>-156,8</text:p>
          </table:table-cell>
          <table:table-cell table:style-name="ce12" table:formula="of:=([.C57]-[.G57]+[.$A$3])/2" office:value-type="float" office:value="3351.98248323525" calcext:value-type="float">
            <text:p>33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47.017516764754" calcext:value-type="float">
            <text:p>247</text:p>
          </table:table-cell>
          <table:table-cell table:style-name="ce12" table:formula="of:=([.E57]-[.G57]+[.$A$3])/2" office:value-type="float" office:value="2034.75513861162" calcext:value-type="float">
            <text:p>2035</text:p>
          </table:table-cell>
          <table:table-cell table:style-name="ce10"/>
        </table:table-row>
        <table:table-row table:style-name="ro1">
          <table:table-cell/>
          <table:table-cell table:style-name="ce2" table:formula="of:=[.B57]+1" office:value-type="float" office:value="56" calcext:value-type="float">
            <text:p>56</text:p>
          </table:table-cell>
          <table:table-cell table:formula="of:=[.$A$3]*SIN(RADIANS([.B58]))" office:value-type="float" office:value="2983.70622362559" calcext:value-type="float">
            <text:p>2983,7</text:p>
          </table:table-cell>
          <table:table-cell table:formula="of:=[.$A$3]*SIN(RADIANS([.B58]-120))" office:value-type="float" office:value="-3234.7597726307" calcext:value-type="float">
            <text:p>-3234,8</text:p>
          </table:table-cell>
          <table:table-cell table:formula="of:=[.$A$3]*SIN(RADIANS([.B58]+120))" office:value-type="float" office:value="251.053549005108" calcext:value-type="float">
            <text:p>251,1</text:p>
          </table:table-cell>
          <table:table-cell table:style-name="ce10"/>
          <table:table-cell table:style-name="ce6" table:formula="of:=(MIN([.C58];[.D58];[.E58])+MAX([.C58];[.D58];[.E58]))/2" office:value-type="float" office:value="-125.526774502554" calcext:value-type="float">
            <text:p>-125,5</text:p>
          </table:table-cell>
          <table:table-cell table:style-name="ce12" table:formula="of:=([.C58]-[.G58]+[.$A$3])/2" office:value-type="float" office:value="3354.11649906407" calcext:value-type="float">
            <text:p>33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44.883500935926" calcext:value-type="float">
            <text:p>245</text:p>
          </table:table-cell>
          <table:table-cell table:style-name="ce12" table:formula="of:=([.E58]-[.G58]+[.$A$3])/2" office:value-type="float" office:value="1987.79016175383" calcext:value-type="float">
            <text:p>1988</text:p>
          </table:table-cell>
          <table:table-cell table:style-name="ce10"/>
        </table:table-row>
        <table:table-row table:style-name="ro1">
          <table:table-cell/>
          <table:table-cell table:style-name="ce2" table:formula="of:=[.B58]+1" office:value-type="float" office:value="57" calcext:value-type="float">
            <text:p>57</text:p>
          </table:table-cell>
          <table:table-cell table:formula="of:=[.$A$3]*SIN(RADIANS([.B59]))" office:value-type="float" office:value="3018.37537403558" calcext:value-type="float">
            <text:p>3018,4</text:p>
          </table:table-cell>
          <table:table-cell table:formula="of:=[.$A$3]*SIN(RADIANS([.B59]-120))" office:value-type="float" office:value="-3206.73248055394" calcext:value-type="float">
            <text:p>-3206,7</text:p>
          </table:table-cell>
          <table:table-cell table:formula="of:=[.$A$3]*SIN(RADIANS([.B59]+120))" office:value-type="float" office:value="188.357106518355" calcext:value-type="float">
            <text:p>188,4</text:p>
          </table:table-cell>
          <table:table-cell table:style-name="ce10"/>
          <table:table-cell table:style-name="ce6" table:formula="of:=(MIN([.C59];[.D59];[.E59])+MAX([.C59];[.D59];[.E59]))/2" office:value-type="float" office:value="-94.1785532591773" calcext:value-type="float">
            <text:p>-94,2</text:p>
          </table:table-cell>
          <table:table-cell table:style-name="ce12" table:formula="of:=([.C59]-[.G59]+[.$A$3])/2" office:value-type="float" office:value="3355.77696364738" calcext:value-type="float">
            <text:p>33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43.223036352621" calcext:value-type="float">
            <text:p>243</text:p>
          </table:table-cell>
          <table:table-cell table:style-name="ce12" table:formula="of:=([.E59]-[.G59]+[.$A$3])/2" office:value-type="float" office:value="1940.76782988877" calcext:value-type="float">
            <text:p>1941</text:p>
          </table:table-cell>
          <table:table-cell table:style-name="ce10"/>
        </table:table-row>
        <table:table-row table:style-name="ro1">
          <table:table-cell/>
          <table:table-cell table:style-name="ce2" table:formula="of:=[.B59]+1" office:value-type="float" office:value="58" calcext:value-type="float">
            <text:p>58</text:p>
          </table:table-cell>
          <table:table-cell table:formula="of:=[.$A$3]*SIN(RADIANS([.B60]))" office:value-type="float" office:value="3052.12509806698" calcext:value-type="float">
            <text:p>3052,1</text:p>
          </table:table-cell>
          <table:table-cell table:formula="of:=[.$A$3]*SIN(RADIANS([.B60]-120))" office:value-type="float" office:value="-3177.72838669928" calcext:value-type="float">
            <text:p>-3177,7</text:p>
          </table:table-cell>
          <table:table-cell table:formula="of:=[.$A$3]*SIN(RADIANS([.B60]+120))" office:value-type="float" office:value="125.603288632302" calcext:value-type="float">
            <text:p>125,6</text:p>
          </table:table-cell>
          <table:table-cell table:style-name="ce10"/>
          <table:table-cell table:style-name="ce6" table:formula="of:=(MIN([.C60];[.D60];[.E60])+MAX([.C60];[.D60];[.E60]))/2" office:value-type="float" office:value="-62.8016443161505" calcext:value-type="float">
            <text:p>-62,8</text:p>
          </table:table-cell>
          <table:table-cell table:style-name="ce12" table:formula="of:=([.C60]-[.G60]+[.$A$3])/2" office:value-type="float" office:value="3356.96337119156" calcext:value-type="float">
            <text:p>33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2.036628808436" calcext:value-type="float">
            <text:p>242</text:p>
          </table:table-cell>
          <table:table-cell table:style-name="ce12" table:formula="of:=([.E60]-[.G60]+[.$A$3])/2" office:value-type="float" office:value="1893.70246647423" calcext:value-type="float">
            <text:p>1894</text:p>
          </table:table-cell>
          <table:table-cell table:style-name="ce10"/>
        </table:table-row>
        <table:table-row table:style-name="ro1">
          <table:table-cell/>
          <table:table-cell table:style-name="ce2" table:formula="of:=[.B60]+1" office:value-type="float" office:value="59" calcext:value-type="float">
            <text:p>59</text:p>
          </table:table-cell>
          <table:table-cell table:formula="of:=[.$A$3]*SIN(RADIANS([.B61]))" office:value-type="float" office:value="3084.9451152269" calcext:value-type="float">
            <text:p>3084,9</text:p>
          </table:table-cell>
          <table:table-cell table:formula="of:=[.$A$3]*SIN(RADIANS([.B61]-120))" office:value-type="float" office:value="-3147.75632599469" calcext:value-type="float">
            <text:p>-3147,8</text:p>
          </table:table-cell>
          <table:table-cell table:formula="of:=[.$A$3]*SIN(RADIANS([.B61]+120))" office:value-type="float" office:value="62.8112107677831" calcext:value-type="float">
            <text:p>62,8</text:p>
          </table:table-cell>
          <table:table-cell table:style-name="ce10"/>
          <table:table-cell table:style-name="ce6" table:formula="of:=(MIN([.C61];[.D61];[.E61])+MAX([.C61];[.D61];[.E61]))/2" office:value-type="float" office:value="-31.4056053838915" calcext:value-type="float">
            <text:p>-31,4</text:p>
          </table:table-cell>
          <table:table-cell table:style-name="ce12" table:formula="of:=([.C61]-[.G61]+[.$A$3])/2" office:value-type="float" office:value="3357.6753603054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41.324639694603" calcext:value-type="float">
            <text:p>241</text:p>
          </table:table-cell>
          <table:table-cell table:style-name="ce12" table:formula="of:=([.E61]-[.G61]+[.$A$3])/2" office:value-type="float" office:value="1846.60840807584" calcext:value-type="float">
            <text:p>1847</text:p>
          </table:table-cell>
          <table:table-cell table:style-name="ce10"/>
        </table:table-row>
        <table:table-row table:style-name="ro1">
          <table:table-cell/>
          <table:table-cell table:style-name="ce2" table:formula="of:=[.B61]+1" office:value-type="float" office:value="60" calcext:value-type="float">
            <text:p>60</text:p>
          </table:table-cell>
          <table:table-cell table:formula="of:=[.$A$3]*SIN(RADIANS([.B62]))" office:value-type="float" office:value="3116.82542822019" calcext:value-type="float">
            <text:p>3116,8</text:p>
          </table:table-cell>
          <table:table-cell table:formula="of:=[.$A$3]*SIN(RADIANS([.B62]-120))" office:value-type="float" office:value="-3116.82542822019" calcext:value-type="float">
            <text:p>-3116,8</text:p>
          </table:table-cell>
          <table:table-cell table:formula="of:=[.$A$3]*SIN(RADIANS([.B62]+120))" office:value-type="float" office:value="0.000000000000440750383013132" calcext:value-type="float">
            <text:p>0,0</text:p>
          </table:table-cell>
          <table:table-cell table:style-name="ce10"/>
          <table:table-cell table:style-name="ce6" table:formula="of:=(MIN([.C62];[.D62];[.E62])+MAX([.C62];[.D62];[.E62]))/2" office:value-type="float" office:value="0" calcext:value-type="float">
            <text:p>0,0</text:p>
          </table:table-cell>
          <table:table-cell table:style-name="ce12" table:formula="of:=([.C62]-[.G62]+[.$A$3])/2" office:value-type="float" office:value="3357.9127141101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41.087285889903" calcext:value-type="float">
            <text:p>241</text:p>
          </table:table-cell>
          <table:table-cell table:style-name="ce12" table:formula="of:=([.E62]-[.G62]+[.$A$3])/2" office:value-type="float" office:value="1799.5" calcext:value-type="float">
            <text:p>1800</text:p>
          </table:table-cell>
          <table:table-cell table:style-name="ce10"/>
        </table:table-row>
        <table:table-row table:style-name="ro1">
          <table:table-cell/>
          <table:table-cell table:style-name="ce2" table:formula="of:=[.B62]+1" office:value-type="float" office:value="61" calcext:value-type="float">
            <text:p>61</text:p>
          </table:table-cell>
          <table:table-cell table:formula="of:=[.$A$3]*SIN(RADIANS([.B63]))" office:value-type="float" office:value="3147.75632599469" calcext:value-type="float">
            <text:p>3147,8</text:p>
          </table:table-cell>
          <table:table-cell table:formula="of:=[.$A$3]*SIN(RADIANS([.B63]-120))" office:value-type="float" office:value="-3084.9451152269" calcext:value-type="float">
            <text:p>-3084,9</text:p>
          </table:table-cell>
          <table:table-cell table:formula="of:=[.$A$3]*SIN(RADIANS([.B63]+120))" office:value-type="float" office:value="-62.8112107677838" calcext:value-type="float">
            <text:p>-62,8</text:p>
          </table:table-cell>
          <table:table-cell table:style-name="ce10"/>
          <table:table-cell table:style-name="ce6" table:formula="of:=(MIN([.C63];[.D63];[.E63])+MAX([.C63];[.D63];[.E63]))/2" office:value-type="float" office:value="31.4056053838915" calcext:value-type="float">
            <text:p>31,4</text:p>
          </table:table-cell>
          <table:table-cell table:style-name="ce12" table:formula="of:=([.C63]-[.G63]+[.$A$3])/2" office:value-type="float" office:value="3357.6753603054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41.324639694603" calcext:value-type="float">
            <text:p>241</text:p>
          </table:table-cell>
          <table:table-cell table:style-name="ce12" table:formula="of:=([.E63]-[.G63]+[.$A$3])/2" office:value-type="float" office:value="1752.39159192416" calcext:value-type="float">
            <text:p>1752</text:p>
          </table:table-cell>
          <table:table-cell table:style-name="ce10"/>
        </table:table-row>
        <table:table-row table:style-name="ro1">
          <table:table-cell/>
          <table:table-cell table:style-name="ce2" table:formula="of:=[.B63]+1" office:value-type="float" office:value="62" calcext:value-type="float">
            <text:p>62</text:p>
          </table:table-cell>
          <table:table-cell table:formula="of:=[.$A$3]*SIN(RADIANS([.B64]))" office:value-type="float" office:value="3177.72838669928" calcext:value-type="float">
            <text:p>3177,7</text:p>
          </table:table-cell>
          <table:table-cell table:formula="of:=[.$A$3]*SIN(RADIANS([.B64]-120))" office:value-type="float" office:value="-3052.12509806698" calcext:value-type="float">
            <text:p>-3052,1</text:p>
          </table:table-cell>
          <table:table-cell table:formula="of:=[.$A$3]*SIN(RADIANS([.B64]+120))" office:value-type="float" office:value="-125.603288632301" calcext:value-type="float">
            <text:p>-125,6</text:p>
          </table:table-cell>
          <table:table-cell table:style-name="ce10"/>
          <table:table-cell table:style-name="ce6" table:formula="of:=(MIN([.C64];[.D64];[.E64])+MAX([.C64];[.D64];[.E64]))/2" office:value-type="float" office:value="62.8016443161505" calcext:value-type="float">
            <text:p>62,8</text:p>
          </table:table-cell>
          <table:table-cell table:style-name="ce12" table:formula="of:=([.C64]-[.G64]+[.$A$3])/2" office:value-type="float" office:value="3356.96337119156" calcext:value-type="float">
            <text:p>33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42.036628808436" calcext:value-type="float">
            <text:p>242</text:p>
          </table:table-cell>
          <table:table-cell table:style-name="ce12" table:formula="of:=([.E64]-[.G64]+[.$A$3])/2" office:value-type="float" office:value="1705.29753352577" calcext:value-type="float">
            <text:p>1705</text:p>
          </table:table-cell>
          <table:table-cell table:style-name="ce10"/>
        </table:table-row>
        <table:table-row table:style-name="ro1">
          <table:table-cell/>
          <table:table-cell table:style-name="ce2" table:formula="of:=[.B64]+1" office:value-type="float" office:value="63" calcext:value-type="float">
            <text:p>63</text:p>
          </table:table-cell>
          <table:table-cell table:formula="of:=[.$A$3]*SIN(RADIANS([.B65]))" office:value-type="float" office:value="3206.73248055394" calcext:value-type="float">
            <text:p>3206,7</text:p>
          </table:table-cell>
          <table:table-cell table:formula="of:=[.$A$3]*SIN(RADIANS([.B65]-120))" office:value-type="float" office:value="-3018.37537403558" calcext:value-type="float">
            <text:p>-3018,4</text:p>
          </table:table-cell>
          <table:table-cell table:formula="of:=[.$A$3]*SIN(RADIANS([.B65]+120))" office:value-type="float" office:value="-188.357106518354" calcext:value-type="float">
            <text:p>-188,4</text:p>
          </table:table-cell>
          <table:table-cell table:style-name="ce10"/>
          <table:table-cell table:style-name="ce6" table:formula="of:=(MIN([.C65];[.D65];[.E65])+MAX([.C65];[.D65];[.E65]))/2" office:value-type="float" office:value="94.1785532591773" calcext:value-type="float">
            <text:p>94,2</text:p>
          </table:table-cell>
          <table:table-cell table:style-name="ce12" table:formula="of:=([.C65]-[.G65]+[.$A$3])/2" office:value-type="float" office:value="3355.77696364738" calcext:value-type="float">
            <text:p>33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243.223036352621" calcext:value-type="float">
            <text:p>243</text:p>
          </table:table-cell>
          <table:table-cell table:style-name="ce12" table:formula="of:=([.E65]-[.G65]+[.$A$3])/2" office:value-type="float" office:value="1658.23217011123" calcext:value-type="float">
            <text:p>1658</text:p>
          </table:table-cell>
          <table:table-cell table:style-name="ce10"/>
        </table:table-row>
        <table:table-row table:style-name="ro1">
          <table:table-cell/>
          <table:table-cell table:style-name="ce2" table:formula="of:=[.B65]+1" office:value-type="float" office:value="64" calcext:value-type="float">
            <text:p>64</text:p>
          </table:table-cell>
          <table:table-cell table:formula="of:=[.$A$3]*SIN(RADIANS([.B66]))" office:value-type="float" office:value="3234.7597726307" calcext:value-type="float">
            <text:p>3234,8</text:p>
          </table:table-cell>
          <table:table-cell table:formula="of:=[.$A$3]*SIN(RADIANS([.B66]-120))" office:value-type="float" office:value="-2983.70622362559" calcext:value-type="float">
            <text:p>-2983,7</text:p>
          </table:table-cell>
          <table:table-cell table:formula="of:=[.$A$3]*SIN(RADIANS([.B66]+120))" office:value-type="float" office:value="-251.053549005107" calcext:value-type="float">
            <text:p>-251,1</text:p>
          </table:table-cell>
          <table:table-cell table:style-name="ce10"/>
          <table:table-cell table:style-name="ce6" table:formula="of:=(MIN([.C66];[.D66];[.E66])+MAX([.C66];[.D66];[.E66]))/2" office:value-type="float" office:value="125.526774502554" calcext:value-type="float">
            <text:p>125,5</text:p>
          </table:table-cell>
          <table:table-cell table:style-name="ce12" table:formula="of:=([.C66]-[.G66]+[.$A$3])/2" office:value-type="float" office:value="3354.11649906407" calcext:value-type="float">
            <text:p>33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244.883500935926" calcext:value-type="float">
            <text:p>245</text:p>
          </table:table-cell>
          <table:table-cell table:style-name="ce12" table:formula="of:=([.E66]-[.G66]+[.$A$3])/2" office:value-type="float" office:value="1611.20983824617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66]+1" office:value-type="float" office:value="65" calcext:value-type="float">
            <text:p>65</text:p>
          </table:table-cell>
          <table:table-cell table:formula="of:=[.$A$3]*SIN(RADIANS([.B67]))" office:value-type="float" office:value="3261.8017255449" calcext:value-type="float">
            <text:p>3261,8</text:p>
          </table:table-cell>
          <table:table-cell table:formula="of:=[.$A$3]*SIN(RADIANS([.B67]-120))" office:value-type="float" office:value="-2948.12820739608" calcext:value-type="float">
            <text:p>-2948,1</text:p>
          </table:table-cell>
          <table:table-cell table:formula="of:=[.$A$3]*SIN(RADIANS([.B67]+120))" office:value-type="float" office:value="-313.673518148821" calcext:value-type="float">
            <text:p>-313,7</text:p>
          </table:table-cell>
          <table:table-cell table:style-name="ce10"/>
          <table:table-cell table:style-name="ce6" table:formula="of:=(MIN([.C67];[.D67];[.E67])+MAX([.C67];[.D67];[.E67]))/2" office:value-type="float" office:value="156.836759074411" calcext:value-type="float">
            <text:p>156,8</text:p>
          </table:table-cell>
          <table:table-cell table:style-name="ce12" table:formula="of:=([.C67]-[.G67]+[.$A$3])/2" office:value-type="float" office:value="3351.98248323525" calcext:value-type="float">
            <text:p>33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247.017516764754" calcext:value-type="float">
            <text:p>247</text:p>
          </table:table-cell>
          <table:table-cell table:style-name="ce12" table:formula="of:=([.E67]-[.G67]+[.$A$3])/2" office:value-type="float" office:value="1564.24486138838" calcext:value-type="float">
            <text:p>1564</text:p>
          </table:table-cell>
          <table:table-cell table:style-name="ce10"/>
        </table:table-row>
        <table:table-row table:style-name="ro1">
          <table:table-cell/>
          <table:table-cell table:style-name="ce2" table:formula="of:=[.B67]+1" office:value-type="float" office:value="66" calcext:value-type="float">
            <text:p>66</text:p>
          </table:table-cell>
          <table:table-cell table:formula="of:=[.$A$3]*SIN(RADIANS([.B68]))" office:value-type="float" office:value="3287.85010205572" calcext:value-type="float">
            <text:p>3287,9</text:p>
          </table:table-cell>
          <table:table-cell table:formula="of:=[.$A$3]*SIN(RADIANS([.B68]-120))" office:value-type="float" office:value="-2911.65216275544" calcext:value-type="float">
            <text:p>-2911,7</text:p>
          </table:table-cell>
          <table:table-cell table:formula="of:=[.$A$3]*SIN(RADIANS([.B68]+120))" office:value-type="float" office:value="-376.197939300285" calcext:value-type="float">
            <text:p>-376,2</text:p>
          </table:table-cell>
          <table:table-cell table:style-name="ce10"/>
          <table:table-cell table:style-name="ce6" table:formula="of:=(MIN([.C68];[.D68];[.E68])+MAX([.C68];[.D68];[.E68]))/2" office:value-type="float" office:value="188.098969650142" calcext:value-type="float">
            <text:p>188,1</text:p>
          </table:table-cell>
          <table:table-cell table:style-name="ce12" table:formula="of:=([.C68]-[.G68]+[.$A$3])/2" office:value-type="float" office:value="3349.37556620279" calcext:value-type="float">
            <text:p>33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249.624433797211" calcext:value-type="float">
            <text:p>250</text:p>
          </table:table-cell>
          <table:table-cell table:style-name="ce12" table:formula="of:=([.E68]-[.G68]+[.$A$3])/2" office:value-type="float" office:value="1517.35154552479" calcext:value-type="float">
            <text:p>1517</text:p>
          </table:table-cell>
          <table:table-cell table:style-name="ce10"/>
        </table:table-row>
        <table:table-row table:style-name="ro1">
          <table:table-cell/>
          <table:table-cell table:style-name="ce2" table:formula="of:=[.B68]+1" office:value-type="float" office:value="67" calcext:value-type="float">
            <text:p>67</text:p>
          </table:table-cell>
          <table:table-cell table:formula="of:=[.$A$3]*SIN(RADIANS([.B69]))" office:value-type="float" office:value="3312.89696757533" calcext:value-type="float">
            <text:p>3312,9</text:p>
          </table:table-cell>
          <table:table-cell table:formula="of:=[.$A$3]*SIN(RADIANS([.B69]-120))" office:value-type="float" office:value="-2874.28920066021" calcext:value-type="float">
            <text:p>-2874,3</text:p>
          </table:table-cell>
          <table:table-cell table:formula="of:=[.$A$3]*SIN(RADIANS([.B69]+120))" office:value-type="float" office:value="-438.607766915125" calcext:value-type="float">
            <text:p>-438,6</text:p>
          </table:table-cell>
          <table:table-cell table:style-name="ce10"/>
          <table:table-cell table:style-name="ce6" table:formula="of:=(MIN([.C69];[.D69];[.E69])+MAX([.C69];[.D69];[.E69]))/2" office:value-type="float" office:value="219.303883457563" calcext:value-type="float">
            <text:p>219,3</text:p>
          </table:table-cell>
          <table:table-cell table:style-name="ce12" table:formula="of:=([.C69]-[.G69]+[.$A$3])/2" office:value-type="float" office:value="3346.29654205888" calcext:value-type="float">
            <text:p>33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252.703457941115" calcext:value-type="float">
            <text:p>253</text:p>
          </table:table-cell>
          <table:table-cell table:style-name="ce12" table:formula="of:=([.E69]-[.G69]+[.$A$3])/2" office:value-type="float" office:value="1470.54417481366" calcext:value-type="float">
            <text:p>1471</text:p>
          </table:table-cell>
          <table:table-cell table:style-name="ce10"/>
        </table:table-row>
        <table:table-row table:style-name="ro1">
          <table:table-cell/>
          <table:table-cell table:style-name="ce2" table:formula="of:=[.B69]+1" office:value-type="float" office:value="68" calcext:value-type="float">
            <text:p>68</text:p>
          </table:table-cell>
          <table:table-cell table:formula="of:=[.$A$3]*SIN(RADIANS([.B70]))" office:value-type="float" office:value="3336.93469258587" calcext:value-type="float">
            <text:p>3336,9</text:p>
          </table:table-cell>
          <table:table-cell table:formula="of:=[.$A$3]*SIN(RADIANS([.B70]-120))" office:value-type="float" office:value="-2836.05070223059" calcext:value-type="float">
            <text:p>-2836,1</text:p>
          </table:table-cell>
          <table:table-cell table:formula="of:=[.$A$3]*SIN(RADIANS([.B70]+120))" office:value-type="float" office:value="-500.883990355276" calcext:value-type="float">
            <text:p>-500,9</text:p>
          </table:table-cell>
          <table:table-cell table:style-name="ce10"/>
          <table:table-cell table:style-name="ce6" table:formula="of:=(MIN([.C70];[.D70];[.E70])+MAX([.C70];[.D70];[.E70]))/2" office:value-type="float" office:value="250.441995177638" calcext:value-type="float">
            <text:p>250,4</text:p>
          </table:table-cell>
          <table:table-cell table:style-name="ce12" table:formula="of:=([.C70]-[.G70]+[.$A$3])/2" office:value-type="float" office:value="3342.74634870411" calcext:value-type="float">
            <text:p>33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256.253651295885" calcext:value-type="float">
            <text:p>256</text:p>
          </table:table-cell>
          <table:table-cell table:style-name="ce12" table:formula="of:=([.E70]-[.G70]+[.$A$3])/2" office:value-type="float" office:value="1423.83700723354" calcext:value-type="float">
            <text:p>1424</text:p>
          </table:table-cell>
          <table:table-cell table:style-name="ce10"/>
        </table:table-row>
        <table:table-row table:style-name="ro1">
          <table:table-cell/>
          <table:table-cell table:style-name="ce2" table:formula="of:=[.B70]+1" office:value-type="float" office:value="69" calcext:value-type="float">
            <text:p>69</text:p>
          </table:table-cell>
          <table:table-cell table:formula="of:=[.$A$3]*SIN(RADIANS([.B71]))" office:value-type="float" office:value="3359.95595496343" calcext:value-type="float">
            <text:p>3360,0</text:p>
          </table:table-cell>
          <table:table-cell table:formula="of:=[.$A$3]*SIN(RADIANS([.B71]-120))" office:value-type="float" office:value="-2796.94831528364" calcext:value-type="float">
            <text:p>-2796,9</text:p>
          </table:table-cell>
          <table:table-cell table:formula="of:=[.$A$3]*SIN(RADIANS([.B71]+120))" office:value-type="float" office:value="-563.00763967979" calcext:value-type="float">
            <text:p>-563,0</text:p>
          </table:table-cell>
          <table:table-cell table:style-name="ce10"/>
          <table:table-cell table:style-name="ce6" table:formula="of:=(MIN([.C71];[.D71];[.E71])+MAX([.C71];[.D71];[.E71]))/2" office:value-type="float" office:value="281.503819839895" calcext:value-type="float">
            <text:p>281,5</text:p>
          </table:table-cell>
          <table:table-cell table:style-name="ce12" table:formula="of:=([.C71]-[.G71]+[.$A$3])/2" office:value-type="float" office:value="3338.72606756177" calcext:value-type="float">
            <text:p>3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260.273932438233" calcext:value-type="float">
            <text:p>260</text:p>
          </table:table-cell>
          <table:table-cell table:style-name="ce12" table:formula="of:=([.E71]-[.G71]+[.$A$3])/2" office:value-type="float" office:value="1377.24427024016" calcext:value-type="float">
            <text:p>1377</text:p>
          </table:table-cell>
          <table:table-cell table:style-name="ce10"/>
        </table:table-row>
        <table:table-row table:style-name="ro1">
          <table:table-cell/>
          <table:table-cell table:style-name="ce2" table:formula="of:=[.B71]+1" office:value-type="float" office:value="70" calcext:value-type="float">
            <text:p>70</text:p>
          </table:table-cell>
          <table:table-cell table:formula="of:=[.$A$3]*SIN(RADIANS([.B72]))" office:value-type="float" office:value="3381.95374220848" calcext:value-type="float">
            <text:p>3382,0</text:p>
          </table:table-cell>
          <table:table-cell table:formula="of:=[.$A$3]*SIN(RADIANS([.B72]-120))" office:value-type="float" office:value="-2756.9939507852" calcext:value-type="float">
            <text:p>-2757,0</text:p>
          </table:table-cell>
          <table:table-cell table:formula="of:=[.$A$3]*SIN(RADIANS([.B72]+120))" office:value-type="float" office:value="-624.959791423283" calcext:value-type="float">
            <text:p>-625,0</text:p>
          </table:table-cell>
          <table:table-cell table:style-name="ce10"/>
          <table:table-cell table:style-name="ce6" table:formula="of:=(MIN([.C72];[.D72];[.E72])+MAX([.C72];[.D72];[.E72]))/2" office:value-type="float" office:value="312.479895711641" calcext:value-type="float">
            <text:p>312,5</text:p>
          </table:table-cell>
          <table:table-cell table:style-name="ce12" table:formula="of:=([.C72]-[.G72]+[.$A$3])/2" office:value-type="float" office:value="3334.23692324842" calcext:value-type="float">
            <text:p>33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264.763076751578" calcext:value-type="float">
            <text:p>265</text:p>
          </table:table-cell>
          <table:table-cell table:style-name="ce12" table:formula="of:=([.E72]-[.G72]+[.$A$3])/2" office:value-type="float" office:value="1330.78015643254" calcext:value-type="float">
            <text:p>1331</text:p>
          </table:table-cell>
          <table:table-cell table:style-name="ce10"/>
        </table:table-row>
        <table:table-row table:style-name="ro1">
          <table:table-cell/>
          <table:table-cell table:style-name="ce2" table:formula="of:=[.B72]+1" office:value-type="float" office:value="71" calcext:value-type="float">
            <text:p>71</text:p>
          </table:table-cell>
          <table:table-cell table:formula="of:=[.$A$3]*SIN(RADIANS([.B73]))" office:value-type="float" office:value="3402.92135358194" calcext:value-type="float">
            <text:p>3402,9</text:p>
          </table:table-cell>
          <table:table-cell table:formula="of:=[.$A$3]*SIN(RADIANS([.B73]-120))" office:value-type="float" office:value="-2716.19977922176" calcext:value-type="float">
            <text:p>-2716,2</text:p>
          </table:table-cell>
          <table:table-cell table:formula="of:=[.$A$3]*SIN(RADIANS([.B73]+120))" office:value-type="float" office:value="-686.721574360185" calcext:value-type="float">
            <text:p>-686,7</text:p>
          </table:table-cell>
          <table:table-cell table:style-name="ce10"/>
          <table:table-cell table:style-name="ce6" table:formula="of:=(MIN([.C73];[.D73];[.E73])+MAX([.C73];[.D73];[.E73]))/2" office:value-type="float" office:value="343.360787180092" calcext:value-type="float">
            <text:p>343,4</text:p>
          </table:table-cell>
          <table:table-cell table:style-name="ce12" table:formula="of:=([.C73]-[.G73]+[.$A$3])/2" office:value-type="float" office:value="3329.28028320092" calcext:value-type="float">
            <text:p>3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269.719716799076" calcext:value-type="float">
            <text:p>270</text:p>
          </table:table-cell>
          <table:table-cell table:style-name="ce12" table:formula="of:=([.E73]-[.G73]+[.$A$3])/2" office:value-type="float" office:value="1284.45881922986" calcext:value-type="float">
            <text:p>1284</text:p>
          </table:table-cell>
          <table:table-cell table:style-name="ce10"/>
        </table:table-row>
        <table:table-row table:style-name="ro1">
          <table:table-cell/>
          <table:table-cell table:style-name="ce2" table:formula="of:=[.B73]+1" office:value-type="float" office:value="72" calcext:value-type="float">
            <text:p>72</text:p>
          </table:table-cell>
          <table:table-cell table:formula="of:=[.$A$3]*SIN(RADIANS([.B74]))" office:value-type="float" office:value="3422.85240214626" calcext:value-type="float">
            <text:p>3422,9</text:p>
          </table:table-cell>
          <table:table-cell table:formula="of:=[.$A$3]*SIN(RADIANS([.B74]-120))" office:value-type="float" office:value="-2674.57822689314" calcext:value-type="float">
            <text:p>-2674,6</text:p>
          </table:table-cell>
          <table:table-cell table:formula="of:=[.$A$3]*SIN(RADIANS([.B74]+120))" office:value-type="float" office:value="-748.274175253117" calcext:value-type="float">
            <text:p>-748,3</text:p>
          </table:table-cell>
          <table:table-cell table:style-name="ce10"/>
          <table:table-cell table:style-name="ce6" table:formula="of:=(MIN([.C74];[.D74];[.E74])+MAX([.C74];[.D74];[.E74]))/2" office:value-type="float" office:value="374.137087626558" calcext:value-type="float">
            <text:p>374,1</text:p>
          </table:table-cell>
          <table:table-cell table:style-name="ce12" table:formula="of:=([.C74]-[.G74]+[.$A$3])/2" office:value-type="float" office:value="3323.85765725985" calcext:value-type="float">
            <text:p>33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275.14234274015" calcext:value-type="float">
            <text:p>275</text:p>
          </table:table-cell>
          <table:table-cell table:style-name="ce12" table:formula="of:=([.E74]-[.G74]+[.$A$3])/2" office:value-type="float" office:value="1238.29436856016" calcext:value-type="float">
            <text:p>1238</text:p>
          </table:table-cell>
          <table:table-cell table:style-name="ce10"/>
        </table:table-row>
        <table:table-row table:style-name="ro1">
          <table:table-cell/>
          <table:table-cell table:style-name="ce2" table:formula="of:=[.B74]+1" office:value-type="float" office:value="73" calcext:value-type="float">
            <text:p>73</text:p>
          </table:table-cell>
          <table:table-cell table:formula="of:=[.$A$3]*SIN(RADIANS([.B75]))" office:value-type="float" office:value="3441.74081671096" calcext:value-type="float">
            <text:p>3441,7</text:p>
          </table:table-cell>
          <table:table-cell table:formula="of:=[.$A$3]*SIN(RADIANS([.B75]-120))" office:value-type="float" office:value="-2632.14197212739" calcext:value-type="float">
            <text:p>-2632,1</text:p>
          </table:table-cell>
          <table:table-cell table:formula="of:=[.$A$3]*SIN(RADIANS([.B75]+120))" office:value-type="float" office:value="-809.59884458357" calcext:value-type="float">
            <text:p>-809,6</text:p>
          </table:table-cell>
          <table:table-cell table:style-name="ce10"/>
          <table:table-cell table:style-name="ce6" table:formula="of:=(MIN([.C75];[.D75];[.E75])+MAX([.C75];[.D75];[.E75]))/2" office:value-type="float" office:value="404.799422291785" calcext:value-type="float">
            <text:p>404,8</text:p>
          </table:table-cell>
          <table:table-cell table:style-name="ce12" table:formula="of:=([.C75]-[.G75]+[.$A$3])/2" office:value-type="float" office:value="3317.97069720959" calcext:value-type="float">
            <text:p>33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281.02930279041" calcext:value-type="float">
            <text:p>281</text:p>
          </table:table-cell>
          <table:table-cell table:style-name="ce12" table:formula="of:=([.E75]-[.G75]+[.$A$3])/2" office:value-type="float" office:value="1192.30086656232" calcext:value-type="float">
            <text:p>1192</text:p>
          </table:table-cell>
          <table:table-cell table:style-name="ce10"/>
        </table:table-row>
        <table:table-row table:style-name="ro1">
          <table:table-cell/>
          <table:table-cell table:style-name="ce2" table:formula="of:=[.B75]+1" office:value-type="float" office:value="74" calcext:value-type="float">
            <text:p>74</text:p>
          </table:table-cell>
          <table:table-cell table:formula="of:=[.$A$3]*SIN(RADIANS([.B76]))" office:value-type="float" office:value="3459.58084368201" calcext:value-type="float">
            <text:p>3459,6</text:p>
          </table:table-cell>
          <table:table-cell table:formula="of:=[.$A$3]*SIN(RADIANS([.B76]-120))" office:value-type="float" office:value="-2588.9039414188" calcext:value-type="float">
            <text:p>-2588,9</text:p>
          </table:table-cell>
          <table:table-cell table:formula="of:=[.$A$3]*SIN(RADIANS([.B76]+120))" office:value-type="float" office:value="-870.676902263203" calcext:value-type="float">
            <text:p>-870,7</text:p>
          </table:table-cell>
          <table:table-cell table:style-name="ce10"/>
          <table:table-cell table:style-name="ce6" table:formula="of:=(MIN([.C76];[.D76];[.E76])+MAX([.C76];[.D76];[.E76]))/2" office:value-type="float" office:value="435.338451131602" calcext:value-type="float">
            <text:p>435,3</text:p>
          </table:table-cell>
          <table:table-cell table:style-name="ce12" table:formula="of:=([.C76]-[.G76]+[.$A$3])/2" office:value-type="float" office:value="3311.6211962752" calcext:value-type="float">
            <text:p>33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287.378803724796" calcext:value-type="float">
            <text:p>287</text:p>
          </table:table-cell>
          <table:table-cell table:style-name="ce12" table:formula="of:=([.E76]-[.G76]+[.$A$3])/2" office:value-type="float" office:value="1146.4923233026" calcext:value-type="float">
            <text:p>1146</text:p>
          </table:table-cell>
          <table:table-cell table:style-name="ce10"/>
        </table:table-row>
        <table:table-row table:style-name="ro1">
          <table:table-cell/>
          <table:table-cell table:style-name="ce2" table:formula="of:=[.B76]+1" office:value-type="float" office:value="75" calcext:value-type="float">
            <text:p>75</text:p>
          </table:table-cell>
          <table:table-cell table:formula="of:=[.$A$3]*SIN(RADIANS([.B77]))" office:value-type="float" office:value="3476.36704881436" calcext:value-type="float">
            <text:p>3476,4</text:p>
          </table:table-cell>
          <table:table-cell table:formula="of:=[.$A$3]*SIN(RADIANS([.B77]-120))" office:value-type="float" office:value="-2544.87730549038" calcext:value-type="float">
            <text:p>-2544,9</text:p>
          </table:table-cell>
          <table:table-cell table:formula="of:=[.$A$3]*SIN(RADIANS([.B77]+120))" office:value-type="float" office:value="-931.489743323972" calcext:value-type="float">
            <text:p>-931,5</text:p>
          </table:table-cell>
          <table:table-cell table:style-name="ce10"/>
          <table:table-cell table:style-name="ce6" table:formula="of:=(MIN([.C77];[.D77];[.E77])+MAX([.C77];[.D77];[.E77]))/2" office:value-type="float" office:value="465.744871661986" calcext:value-type="float">
            <text:p>465,7</text:p>
          </table:table-cell>
          <table:table-cell table:style-name="ce12" table:formula="of:=([.C77]-[.G77]+[.$A$3])/2" office:value-type="float" office:value="3304.81108857619" calcext:value-type="float">
            <text:p>33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294.188911423815" calcext:value-type="float">
            <text:p>294</text:p>
          </table:table-cell>
          <table:table-cell table:style-name="ce12" table:formula="of:=([.E77]-[.G77]+[.$A$3])/2" office:value-type="float" office:value="1100.88269250702" calcext:value-type="float">
            <text:p>1101</text:p>
          </table:table-cell>
          <table:table-cell table:style-name="ce10"/>
        </table:table-row>
        <table:table-row table:style-name="ro1">
          <table:table-cell/>
          <table:table-cell table:style-name="ce2" table:formula="of:=[.B77]+1" office:value-type="float" office:value="76" calcext:value-type="float">
            <text:p>76</text:p>
          </table:table-cell>
          <table:table-cell table:formula="of:=[.$A$3]*SIN(RADIANS([.B78]))" office:value-type="float" office:value="3492.09431886731" calcext:value-type="float">
            <text:p>3492,1</text:p>
          </table:table-cell>
          <table:table-cell table:formula="of:=[.$A$3]*SIN(RADIANS([.B78]-120))" office:value-type="float" office:value="-2500.07547528193" calcext:value-type="float">
            <text:p>-2500,1</text:p>
          </table:table-cell>
          <table:table-cell table:formula="of:=[.$A$3]*SIN(RADIANS([.B78]+120))" office:value-type="float" office:value="-992.018843585379" calcext:value-type="float">
            <text:p>-992,0</text:p>
          </table:table-cell>
          <table:table-cell table:style-name="ce10"/>
          <table:table-cell table:style-name="ce6" table:formula="of:=(MIN([.C78];[.D78];[.E78])+MAX([.C78];[.D78];[.E78]))/2" office:value-type="float" office:value="496.00942179269" calcext:value-type="float">
            <text:p>496,0</text:p>
          </table:table-cell>
          <table:table-cell table:style-name="ce12" table:formula="of:=([.C78]-[.G78]+[.$A$3])/2" office:value-type="float" office:value="3297.54244853731" calcext:value-type="float">
            <text:p>32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301.457551462689" calcext:value-type="float">
            <text:p>301</text:p>
          </table:table-cell>
          <table:table-cell table:style-name="ce12" table:formula="of:=([.E78]-[.G78]+[.$A$3])/2" office:value-type="float" office:value="1055.48586731097" calcext:value-type="float">
            <text:p>1055</text:p>
          </table:table-cell>
          <table:table-cell table:style-name="ce10"/>
        </table:table-row>
        <table:table-row table:style-name="ro1">
          <table:table-cell/>
          <table:table-cell table:style-name="ce2" table:formula="of:=[.B78]+1" office:value-type="float" office:value="77" calcext:value-type="float">
            <text:p>77</text:p>
          </table:table-cell>
          <table:table-cell table:formula="of:=[.$A$3]*SIN(RADIANS([.B79]))" office:value-type="float" office:value="3506.75786316206" calcext:value-type="float">
            <text:p>3506,8</text:p>
          </table:table-cell>
          <table:table-cell table:formula="of:=[.$A$3]*SIN(RADIANS([.B79]-120))" office:value-type="float" office:value="-2454.51209786493" calcext:value-type="float">
            <text:p>-2454,5</text:p>
          </table:table-cell>
          <table:table-cell table:formula="of:=[.$A$3]*SIN(RADIANS([.B79]+120))" office:value-type="float" office:value="-1052.24576529713" calcext:value-type="float">
            <text:p>-1052,2</text:p>
          </table:table-cell>
          <table:table-cell table:style-name="ce10"/>
          <table:table-cell table:style-name="ce6" table:formula="of:=(MIN([.C79];[.D79];[.E79])+MAX([.C79];[.D79];[.E79]))/2" office:value-type="float" office:value="526.122882648565" calcext:value-type="float">
            <text:p>526,1</text:p>
          </table:table-cell>
          <table:table-cell table:style-name="ce12" table:formula="of:=([.C79]-[.G79]+[.$A$3])/2" office:value-type="float" office:value="3289.81749025675" calcext:value-type="float">
            <text:p>32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309.182509743252" calcext:value-type="float">
            <text:p>309</text:p>
          </table:table-cell>
          <table:table-cell table:style-name="ce12" table:formula="of:=([.E79]-[.G79]+[.$A$3])/2" office:value-type="float" office:value="1010.31567602715" calcext:value-type="float">
            <text:p>1010</text:p>
          </table:table-cell>
          <table:table-cell table:style-name="ce10"/>
        </table:table-row>
        <table:table-row table:style-name="ro1">
          <table:table-cell/>
          <table:table-cell table:style-name="ce2" table:formula="of:=[.B79]+1" office:value-type="float" office:value="78" calcext:value-type="float">
            <text:p>78</text:p>
          </table:table-cell>
          <table:table-cell table:formula="of:=[.$A$3]*SIN(RADIANS([.B80]))" office:value-type="float" office:value="3520.35321504097" calcext:value-type="float">
            <text:p>3520,4</text:p>
          </table:table-cell>
          <table:table-cell table:formula="of:=[.$A$3]*SIN(RADIANS([.B80]-120))" office:value-type="float" office:value="-2408.20105228553" calcext:value-type="float">
            <text:p>-2408,2</text:p>
          </table:table-cell>
          <table:table-cell table:formula="of:=[.$A$3]*SIN(RADIANS([.B80]+120))" office:value-type="float" office:value="-1112.15216275544" calcext:value-type="float">
            <text:p>-1112,2</text:p>
          </table:table-cell>
          <table:table-cell table:style-name="ce10"/>
          <table:table-cell table:style-name="ce6" table:formula="of:=(MIN([.C80];[.D80];[.E80])+MAX([.C80];[.D80];[.E80]))/2" office:value-type="float" office:value="556.076081377718" calcext:value-type="float">
            <text:p>556,1</text:p>
          </table:table-cell>
          <table:table-cell table:style-name="ce12" table:formula="of:=([.C80]-[.G80]+[.$A$3])/2" office:value-type="float" office:value="3281.63856683162" calcext:value-type="float">
            <text:p>3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317.361433168376" calcext:value-type="float">
            <text:p>317</text:p>
          </table:table-cell>
          <table:table-cell table:style-name="ce12" table:formula="of:=([.E80]-[.G80]+[.$A$3])/2" office:value-type="float" office:value="965.385877933423" calcext:value-type="float">
            <text:p>965</text:p>
          </table:table-cell>
          <table:table-cell table:style-name="ce10"/>
        </table:table-row>
        <table:table-row table:style-name="ro1">
          <table:table-cell/>
          <table:table-cell table:style-name="ce2" table:formula="of:=[.B80]+1" office:value-type="float" office:value="79" calcext:value-type="float">
            <text:p>79</text:p>
          </table:table-cell>
          <table:table-cell table:formula="of:=[.$A$3]*SIN(RADIANS([.B81]))" office:value-type="float" office:value="3532.87623322814" calcext:value-type="float">
            <text:p>3532,9</text:p>
          </table:table-cell>
          <table:table-cell table:formula="of:=[.$A$3]*SIN(RADIANS([.B81]-120))" office:value-type="float" office:value="-2361.15644533684" calcext:value-type="float">
            <text:p>-2361,2</text:p>
          </table:table-cell>
          <table:table-cell table:formula="of:=[.$A$3]*SIN(RADIANS([.B81]+120))" office:value-type="float" office:value="-1171.71978789131" calcext:value-type="float">
            <text:p>-1171,7</text:p>
          </table:table-cell>
          <table:table-cell table:style-name="ce10"/>
          <table:table-cell table:style-name="ce6" table:formula="of:=(MIN([.C81];[.D81];[.E81])+MAX([.C81];[.D81];[.E81]))/2" office:value-type="float" office:value="585.859893945654" calcext:value-type="float">
            <text:p>585,9</text:p>
          </table:table-cell>
          <table:table-cell table:style-name="ce12" table:formula="of:=([.C81]-[.G81]+[.$A$3])/2" office:value-type="float" office:value="3273.00816964124" calcext:value-type="float">
            <text:p>32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325.991830358756" calcext:value-type="float">
            <text:p>326</text:p>
          </table:table-cell>
          <table:table-cell table:style-name="ce12" table:formula="of:=([.E81]-[.G81]+[.$A$3])/2" office:value-type="float" office:value="920.71015908152" calcext:value-type="float">
            <text:p>921</text:p>
          </table:table-cell>
          <table:table-cell table:style-name="ce10"/>
        </table:table-row>
        <table:table-row table:style-name="ro1">
          <table:table-cell/>
          <table:table-cell table:style-name="ce2" table:formula="of:=[.B81]+1" office:value-type="float" office:value="80" calcext:value-type="float">
            <text:p>80</text:p>
          </table:table-cell>
          <table:table-cell table:formula="of:=[.$A$3]*SIN(RADIANS([.B82]))" office:value-type="float" office:value="3544.32310309094" calcext:value-type="float">
            <text:p>3544,3</text:p>
          </table:table-cell>
          <table:table-cell table:formula="of:=[.$A$3]*SIN(RADIANS([.B82]-120))" office:value-type="float" office:value="-2313.39260726185" calcext:value-type="float">
            <text:p>-2313,4</text:p>
          </table:table-cell>
          <table:table-cell table:formula="of:=[.$A$3]*SIN(RADIANS([.B82]+120))" office:value-type="float" office:value="-1230.93049582908" calcext:value-type="float">
            <text:p>-1230,9</text:p>
          </table:table-cell>
          <table:table-cell table:style-name="ce10"/>
          <table:table-cell table:style-name="ce6" table:formula="of:=(MIN([.C82];[.D82];[.E82])+MAX([.C82];[.D82];[.E82]))/2" office:value-type="float" office:value="615.465247914541" calcext:value-type="float">
            <text:p>615,5</text:p>
          </table:table-cell>
          <table:table-cell table:style-name="ce12" table:formula="of:=([.C82]-[.G82]+[.$A$3])/2" office:value-type="float" office:value="3263.9289275882" calcext:value-type="float">
            <text:p>32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335.071072411802" calcext:value-type="float">
            <text:p>335</text:p>
          </table:table-cell>
          <table:table-cell table:style-name="ce12" table:formula="of:=([.E82]-[.G82]+[.$A$3])/2" office:value-type="float" office:value="876.302128128189" calcext:value-type="float">
            <text:p>876</text:p>
          </table:table-cell>
          <table:table-cell table:style-name="ce10"/>
        </table:table-row>
        <table:table-row table:style-name="ro1">
          <table:table-cell/>
          <table:table-cell table:style-name="ce2" table:formula="of:=[.B82]+1" office:value-type="float" office:value="81" calcext:value-type="float">
            <text:p>81</text:p>
          </table:table-cell>
          <table:table-cell table:formula="of:=[.$A$3]*SIN(RADIANS([.B83]))" office:value-type="float" office:value="3554.6903378019" calcext:value-type="float">
            <text:p>3554,7</text:p>
          </table:table-cell>
          <table:table-cell table:formula="of:=[.$A$3]*SIN(RADIANS([.B83]-120))" office:value-type="float" office:value="-2264.92408738836" calcext:value-type="float">
            <text:p>-2264,9</text:p>
          </table:table-cell>
          <table:table-cell table:formula="of:=[.$A$3]*SIN(RADIANS([.B83]+120))" office:value-type="float" office:value="-1289.76625041354" calcext:value-type="float">
            <text:p>-1289,8</text:p>
          </table:table-cell>
          <table:table-cell table:style-name="ce10"/>
          <table:table-cell table:style-name="ce6" table:formula="of:=(MIN([.C83];[.D83];[.E83])+MAX([.C83];[.D83];[.E83]))/2" office:value-type="float" office:value="644.883125206768" calcext:value-type="float">
            <text:p>644,9</text:p>
          </table:table-cell>
          <table:table-cell table:style-name="ce12" table:formula="of:=([.C83]-[.G83]+[.$A$3])/2" office:value-type="float" office:value="3254.40360629757" calcext:value-type="float">
            <text:p>3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344.596393702433" calcext:value-type="float">
            <text:p>345</text:p>
          </table:table-cell>
          <table:table-cell table:style-name="ce12" table:formula="of:=([.E83]-[.G83]+[.$A$3])/2" office:value-type="float" office:value="832.175312189848" calcext:value-type="float">
            <text:p>832</text:p>
          </table:table-cell>
          <table:table-cell table:style-name="ce10"/>
        </table:table-row>
        <table:table-row table:style-name="ro1">
          <table:table-cell/>
          <table:table-cell table:style-name="ce2" table:formula="of:=[.B83]+1" office:value-type="float" office:value="82" calcext:value-type="float">
            <text:p>82</text:p>
          </table:table-cell>
          <table:table-cell table:formula="of:=[.$A$3]*SIN(RADIANS([.B84]))" office:value-type="float" office:value="3563.97477940091" calcext:value-type="float">
            <text:p>3564,0</text:p>
          </table:table-cell>
          <table:table-cell table:formula="of:=[.$A$3]*SIN(RADIANS([.B84]-120))" office:value-type="float" office:value="-2215.76564969704" calcext:value-type="float">
            <text:p>-2215,8</text:p>
          </table:table-cell>
          <table:table-cell table:formula="of:=[.$A$3]*SIN(RADIANS([.B84]+120))" office:value-type="float" office:value="-1348.20912970387" calcext:value-type="float">
            <text:p>-1348,2</text:p>
          </table:table-cell>
          <table:table-cell table:style-name="ce10"/>
          <table:table-cell table:style-name="ce6" table:formula="of:=(MIN([.C84];[.D84];[.E84])+MAX([.C84];[.D84];[.E84]))/2" office:value-type="float" office:value="674.104564851934" calcext:value-type="float">
            <text:p>674,1</text:p>
          </table:table-cell>
          <table:table-cell table:style-name="ce12" table:formula="of:=([.C84]-[.G84]+[.$A$3])/2" office:value-type="float" office:value="3244.43510727449" calcext:value-type="float">
            <text:p>3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354.564892725511" calcext:value-type="float">
            <text:p>355</text:p>
          </table:table-cell>
          <table:table-cell table:style-name="ce12" table:formula="of:=([.E84]-[.G84]+[.$A$3])/2" office:value-type="float" office:value="788.3431527221" calcext:value-type="float">
            <text:p>788</text:p>
          </table:table-cell>
          <table:table-cell table:style-name="ce10"/>
        </table:table-row>
        <table:table-row table:style-name="ro1">
          <table:table-cell/>
          <table:table-cell table:style-name="ce2" table:formula="of:=[.B84]+1" office:value-type="float" office:value="83" calcext:value-type="float">
            <text:p>83</text:p>
          </table:table-cell>
          <table:table-cell table:formula="of:=[.$A$3]*SIN(RADIANS([.B85]))" office:value-type="float" office:value="3572.17359975712" calcext:value-type="float">
            <text:p>3572,2</text:p>
          </table:table-cell>
          <table:table-cell table:formula="of:=[.$A$3]*SIN(RADIANS([.B85]-120))" office:value-type="float" office:value="-2165.93226832422" calcext:value-type="float">
            <text:p>-2165,9</text:p>
          </table:table-cell>
          <table:table-cell table:formula="of:=[.$A$3]*SIN(RADIANS([.B85]+120))" office:value-type="float" office:value="-1406.2413314329" calcext:value-type="float">
            <text:p>-1406,2</text:p>
          </table:table-cell>
          <table:table-cell table:style-name="ce10"/>
          <table:table-cell table:style-name="ce6" table:formula="of:=(MIN([.C85];[.D85];[.E85])+MAX([.C85];[.D85];[.E85]))/2" office:value-type="float" office:value="703.120665716448" calcext:value-type="float">
            <text:p>703,1</text:p>
          </table:table-cell>
          <table:table-cell table:style-name="ce12" table:formula="of:=([.C85]-[.G85]+[.$A$3])/2" office:value-type="float" office:value="3234.02646702033" calcext:value-type="float">
            <text:p>3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364.973532979665" calcext:value-type="float">
            <text:p>365</text:p>
          </table:table-cell>
          <table:table-cell table:style-name="ce12" table:formula="of:=([.E85]-[.G85]+[.$A$3])/2" office:value-type="float" office:value="744.819001425328" calcext:value-type="float">
            <text:p>745</text:p>
          </table:table-cell>
          <table:table-cell table:style-name="ce10"/>
        </table:table-row>
        <table:table-row table:style-name="ro1">
          <table:table-cell/>
          <table:table-cell table:style-name="ce2" table:formula="of:=[.B85]+1" office:value-type="float" office:value="84" calcext:value-type="float">
            <text:p>84</text:p>
          </table:table-cell>
          <table:table-cell table:formula="of:=[.$A$3]*SIN(RADIANS([.B86]))" office:value-type="float" office:value="3579.28430143042" calcext:value-type="float">
            <text:p>3579,3</text:p>
          </table:table-cell>
          <table:table-cell table:formula="of:=[.$A$3]*SIN(RADIANS([.B86]-120))" office:value-type="float" office:value="-2115.43912300061" calcext:value-type="float">
            <text:p>-2115,4</text:p>
          </table:table-cell>
          <table:table-cell table:formula="of:=[.$A$3]*SIN(RADIANS([.B86]+120))" office:value-type="float" office:value="-1463.84517842981" calcext:value-type="float">
            <text:p>-1463,8</text:p>
          </table:table-cell>
          <table:table-cell table:style-name="ce10"/>
          <table:table-cell table:style-name="ce6" table:formula="of:=(MIN([.C86];[.D86];[.E86])+MAX([.C86];[.D86];[.E86]))/2" office:value-type="float" office:value="731.922589214902" calcext:value-type="float">
            <text:p>731,9</text:p>
          </table:table-cell>
          <table:table-cell table:style-name="ce12" table:formula="of:=([.C86]-[.G86]+[.$A$3])/2" office:value-type="float" office:value="3223.18085610776" calcext:value-type="float">
            <text:p>3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375.819143892243" calcext:value-type="float">
            <text:p>376</text:p>
          </table:table-cell>
          <table:table-cell table:style-name="ce12" table:formula="of:=([.E86]-[.G86]+[.$A$3])/2" office:value-type="float" office:value="701.616116177646" calcext:value-type="float">
            <text:p>702</text:p>
          </table:table-cell>
          <table:table-cell table:style-name="ce10"/>
        </table:table-row>
        <table:table-row table:style-name="ro1">
          <table:table-cell/>
          <table:table-cell table:style-name="ce2" table:formula="of:=[.B86]+1" office:value-type="float" office:value="85" calcext:value-type="float">
            <text:p>85</text:p>
          </table:table-cell>
          <table:table-cell table:formula="of:=[.$A$3]*SIN(RADIANS([.B87]))" office:value-type="float" office:value="3585.30471843219" calcext:value-type="float">
            <text:p>3585,3</text:p>
          </table:table-cell>
          <table:table-cell table:formula="of:=[.$A$3]*SIN(RADIANS([.B87]-120))" office:value-type="float" office:value="-2064.30159442741" calcext:value-type="float">
            <text:p>-2064,3</text:p>
          </table:table-cell>
          <table:table-cell table:formula="of:=[.$A$3]*SIN(RADIANS([.B87]+120))" office:value-type="float" office:value="-1521.00312400478" calcext:value-type="float">
            <text:p>-1521,0</text:p>
          </table:table-cell>
          <table:table-cell table:style-name="ce10"/>
          <table:table-cell table:style-name="ce6" table:formula="of:=(MIN([.C87];[.D87];[.E87])+MAX([.C87];[.D87];[.E87]))/2" office:value-type="float" office:value="760.501562002389" calcext:value-type="float">
            <text:p>760,5</text:p>
          </table:table-cell>
          <table:table-cell table:style-name="ce12" table:formula="of:=([.C87]-[.G87]+[.$A$3])/2" office:value-type="float" office:value="3211.9015782149" calcext:value-type="float">
            <text:p>3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387.098421785098" calcext:value-type="float">
            <text:p>387</text:p>
          </table:table-cell>
          <table:table-cell table:style-name="ce12" table:formula="of:=([.E87]-[.G87]+[.$A$3])/2" office:value-type="float" office:value="658.747656996417" calcext:value-type="float">
            <text:p>659</text:p>
          </table:table-cell>
          <table:table-cell table:style-name="ce10"/>
        </table:table-row>
        <table:table-row table:style-name="ro1">
          <table:table-cell/>
          <table:table-cell table:style-name="ce2" table:formula="of:=[.B87]+1" office:value-type="float" office:value="86" calcext:value-type="float">
            <text:p>86</text:p>
          </table:table-cell>
          <table:table-cell table:formula="of:=[.$A$3]*SIN(RADIANS([.B88]))" office:value-type="float" office:value="3590.23301688511" calcext:value-type="float">
            <text:p>3590,2</text:p>
          </table:table-cell>
          <table:table-cell table:formula="of:=[.$A$3]*SIN(RADIANS([.B88]-120))" office:value-type="float" office:value="-2012.53525959122" calcext:value-type="float">
            <text:p>-2012,5</text:p>
          </table:table-cell>
          <table:table-cell table:formula="of:=[.$A$3]*SIN(RADIANS([.B88]+120))" office:value-type="float" office:value="-1577.69775729389" calcext:value-type="float">
            <text:p>-1577,7</text:p>
          </table:table-cell>
          <table:table-cell table:style-name="ce10"/>
          <table:table-cell table:style-name="ce6" table:formula="of:=(MIN([.C88];[.D88];[.E88])+MAX([.C88];[.D88];[.E88]))/2" office:value-type="float" office:value="788.848878646945" calcext:value-type="float">
            <text:p>788,8</text:p>
          </table:table-cell>
          <table:table-cell table:style-name="ce12" table:formula="of:=([.C88]-[.G88]+[.$A$3])/2" office:value-type="float" office:value="3200.19206911908" calcext:value-type="float">
            <text:p>3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398.807930880919" calcext:value-type="float">
            <text:p>399</text:p>
          </table:table-cell>
          <table:table-cell table:style-name="ce12" table:formula="of:=([.E88]-[.G88]+[.$A$3])/2" office:value-type="float" office:value="616.226682029583" calcext:value-type="float">
            <text:p>616</text:p>
          </table:table-cell>
          <table:table-cell table:style-name="ce10"/>
        </table:table-row>
        <table:table-row table:style-name="ro1">
          <table:table-cell/>
          <table:table-cell table:style-name="ce2" table:formula="of:=[.B88]+1" office:value-type="float" office:value="87" calcext:value-type="float">
            <text:p>87</text:p>
          </table:table-cell>
          <table:table-cell table:formula="of:=[.$A$3]*SIN(RADIANS([.B89]))" office:value-type="float" office:value="3594.06769558171" calcext:value-type="float">
            <text:p>3594,1</text:p>
          </table:table-cell>
          <table:table-cell table:formula="of:=[.$A$3]*SIN(RADIANS([.B89]-120))" office:value-type="float" office:value="-1960.15588701908" calcext:value-type="float">
            <text:p>-1960,2</text:p>
          </table:table-cell>
          <table:table-cell table:formula="of:=[.$A$3]*SIN(RADIANS([.B89]+120))" office:value-type="float" office:value="-1633.91180856263" calcext:value-type="float">
            <text:p>-1633,9</text:p>
          </table:table-cell>
          <table:table-cell table:style-name="ce10"/>
          <table:table-cell table:style-name="ce6" table:formula="of:=(MIN([.C89];[.D89];[.E89])+MAX([.C89];[.D89];[.E89]))/2" office:value-type="float" office:value="816.955904281314" calcext:value-type="float">
            <text:p>817,0</text:p>
          </table:table-cell>
          <table:table-cell table:style-name="ce12" table:formula="of:=([.C89]-[.G89]+[.$A$3])/2" office:value-type="float" office:value="3188.0558956502" calcext:value-type="float">
            <text:p>3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410.944104349802" calcext:value-type="float">
            <text:p>411</text:p>
          </table:table-cell>
          <table:table-cell table:style-name="ce12" table:formula="of:=([.E89]-[.G89]+[.$A$3])/2" office:value-type="float" office:value="574.066143578029" calcext:value-type="float">
            <text:p>574</text:p>
          </table:table-cell>
          <table:table-cell table:style-name="ce10"/>
        </table:table-row>
        <table:table-row table:style-name="ro1">
          <table:table-cell/>
          <table:table-cell table:style-name="ce2" table:formula="of:=[.B89]+1" office:value-type="float" office:value="88" calcext:value-type="float">
            <text:p>88</text:p>
          </table:table-cell>
          <table:table-cell table:formula="of:=[.$A$3]*SIN(RADIANS([.B90]))" office:value-type="float" office:value="3596.80758644173" calcext:value-type="float">
            <text:p>3596,8</text:p>
          </table:table-cell>
          <table:table-cell table:formula="of:=[.$A$3]*SIN(RADIANS([.B90]-120))" office:value-type="float" office:value="-1907.1794319753" calcext:value-type="float">
            <text:p>-1907,2</text:p>
          </table:table-cell>
          <table:table-cell table:formula="of:=[.$A$3]*SIN(RADIANS([.B90]+120))" office:value-type="float" office:value="-1689.62815446642" calcext:value-type="float">
            <text:p>-1689,6</text:p>
          </table:table-cell>
          <table:table-cell table:style-name="ce10"/>
          <table:table-cell table:style-name="ce6" table:formula="of:=(MIN([.C90];[.D90];[.E90])+MAX([.C90];[.D90];[.E90]))/2" office:value-type="float" office:value="844.814077233211" calcext:value-type="float">
            <text:p>844,8</text:p>
          </table:table-cell>
          <table:table-cell table:style-name="ce12" table:formula="of:=([.C90]-[.G90]+[.$A$3])/2" office:value-type="float" office:value="3175.49675460426" calcext:value-type="float">
            <text:p>3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423.503245395742" calcext:value-type="float">
            <text:p>424</text:p>
          </table:table-cell>
          <table:table-cell table:style-name="ce12" table:formula="of:=([.E90]-[.G90]+[.$A$3])/2" office:value-type="float" office:value="532.278884150184" calcext:value-type="float">
            <text:p>532</text:p>
          </table:table-cell>
          <table:table-cell table:style-name="ce10"/>
        </table:table-row>
        <table:table-row table:style-name="ro1">
          <table:table-cell/>
          <table:table-cell table:style-name="ce2" table:formula="of:=[.B90]+1" office:value-type="float" office:value="89" calcext:value-type="float">
            <text:p>89</text:p>
          </table:table-cell>
          <table:table-cell table:formula="of:=[.$A$3]*SIN(RADIANS([.B91]))" office:value-type="float" office:value="3598.45185486785" calcext:value-type="float">
            <text:p>3598,5</text:p>
          </table:table-cell>
          <table:table-cell table:formula="of:=[.$A$3]*SIN(RADIANS([.B91]-120))" office:value-type="float" office:value="-1853.62203160129" calcext:value-type="float">
            <text:p>-1853,6</text:p>
          </table:table-cell>
          <table:table-cell table:formula="of:=[.$A$3]*SIN(RADIANS([.B91]+120))" office:value-type="float" office:value="-1744.82982326657" calcext:value-type="float">
            <text:p>-1744,8</text:p>
          </table:table-cell>
          <table:table-cell table:style-name="ce10"/>
          <table:table-cell table:style-name="ce6" table:formula="of:=(MIN([.C91];[.D91];[.E91])+MAX([.C91];[.D91];[.E91]))/2" office:value-type="float" office:value="872.414911633284" calcext:value-type="float">
            <text:p>872,4</text:p>
          </table:table-cell>
          <table:table-cell table:style-name="ce12" table:formula="of:=([.C91]-[.G91]+[.$A$3])/2" office:value-type="float" office:value="3162.51847161728" calcext:value-type="float">
            <text:p>3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436.481528382716" calcext:value-type="float">
            <text:p>436</text:p>
          </table:table-cell>
          <table:table-cell table:style-name="ce12" table:formula="of:=([.E91]-[.G91]+[.$A$3])/2" office:value-type="float" office:value="490.877632550075" calcext:value-type="float">
            <text:p>491</text:p>
          </table:table-cell>
          <table:table-cell table:style-name="ce10"/>
        </table:table-row>
        <table:table-row table:style-name="ro1">
          <table:table-cell/>
          <table:table-cell table:style-name="ce2" table:formula="of:=[.B91]+1" office:value-type="float" office:value="90" calcext:value-type="float">
            <text:p>90</text:p>
          </table:table-cell>
          <table:table-cell table:formula="of:=[.$A$3]*SIN(RADIANS([.B92]))" office:value-type="float" office:value="3599" calcext:value-type="float">
            <text:p>3599,0</text:p>
          </table:table-cell>
          <table:table-cell table:formula="of:=[.$A$3]*SIN(RADIANS([.B92]-120))" office:value-type="float" office:value="-1799.5" calcext:value-type="float">
            <text:p>-1799,5</text:p>
          </table:table-cell>
          <table:table-cell table:formula="of:=[.$A$3]*SIN(RADIANS([.B92]+120))" office:value-type="float" office:value="-1799.5" calcext:value-type="float">
            <text:p>-1799,5</text:p>
          </table:table-cell>
          <table:table-cell table:style-name="ce10"/>
          <table:table-cell table:style-name="ce6" table:formula="of:=(MIN([.C92];[.D92];[.E92])+MAX([.C92];[.D92];[.E92]))/2" office:value-type="float" office:value="899.75" calcext:value-type="float">
            <text:p>899,8</text:p>
          </table:table-cell>
          <table:table-cell table:style-name="ce12" table:formula="of:=([.C92]-[.G92]+[.$A$3])/2" office:value-type="float" office:value="3149.125" calcext:value-type="float">
            <text:p>3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449.875" calcext:value-type="float">
            <text:p>450</text:p>
          </table:table-cell>
          <table:table-cell table:style-name="ce12" table:formula="of:=([.E92]-[.G92]+[.$A$3])/2" office:value-type="float" office:value="449.875" calcext:value-type="float">
            <text:p>450</text:p>
          </table:table-cell>
          <table:table-cell table:style-name="ce10"/>
        </table:table-row>
        <table:table-row table:style-name="ro1">
          <table:table-cell/>
          <table:table-cell table:style-name="ce2" table:formula="of:=[.B92]+1" office:value-type="float" office:value="91" calcext:value-type="float">
            <text:p>91</text:p>
          </table:table-cell>
          <table:table-cell table:formula="of:=[.$A$3]*SIN(RADIANS([.B93]))" office:value-type="float" office:value="3598.45185486785" calcext:value-type="float">
            <text:p>3598,5</text:p>
          </table:table-cell>
          <table:table-cell table:formula="of:=[.$A$3]*SIN(RADIANS([.B93]-120))" office:value-type="float" office:value="-1744.82982326657" calcext:value-type="float">
            <text:p>-1744,8</text:p>
          </table:table-cell>
          <table:table-cell table:formula="of:=[.$A$3]*SIN(RADIANS([.B93]+120))" office:value-type="float" office:value="-1853.62203160129" calcext:value-type="float">
            <text:p>-1853,6</text:p>
          </table:table-cell>
          <table:table-cell table:style-name="ce10"/>
          <table:table-cell table:style-name="ce6" table:formula="of:=(MIN([.C93];[.D93];[.E93])+MAX([.C93];[.D93];[.E93]))/2" office:value-type="float" office:value="872.414911633284" calcext:value-type="float">
            <text:p>872,4</text:p>
          </table:table-cell>
          <table:table-cell table:style-name="ce12" table:formula="of:=([.C93]-[.G93]+[.$A$3])/2" office:value-type="float" office:value="3162.51847161728" calcext:value-type="float">
            <text:p>3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490.877632550075" calcext:value-type="float">
            <text:p>491</text:p>
          </table:table-cell>
          <table:table-cell table:style-name="ce12" table:formula="of:=([.E93]-[.G93]+[.$A$3])/2" office:value-type="float" office:value="436.481528382716" calcext:value-type="float">
            <text:p>436</text:p>
          </table:table-cell>
          <table:table-cell table:style-name="ce10"/>
        </table:table-row>
        <table:table-row table:style-name="ro1">
          <table:table-cell/>
          <table:table-cell table:style-name="ce2" table:formula="of:=[.B93]+1" office:value-type="float" office:value="92" calcext:value-type="float">
            <text:p>92</text:p>
          </table:table-cell>
          <table:table-cell table:formula="of:=[.$A$3]*SIN(RADIANS([.B94]))" office:value-type="float" office:value="3596.80758644173" calcext:value-type="float">
            <text:p>3596,8</text:p>
          </table:table-cell>
          <table:table-cell table:formula="of:=[.$A$3]*SIN(RADIANS([.B94]-120))" office:value-type="float" office:value="-1689.62815446642" calcext:value-type="float">
            <text:p>-1689,6</text:p>
          </table:table-cell>
          <table:table-cell table:formula="of:=[.$A$3]*SIN(RADIANS([.B94]+120))" office:value-type="float" office:value="-1907.1794319753" calcext:value-type="float">
            <text:p>-1907,2</text:p>
          </table:table-cell>
          <table:table-cell table:style-name="ce10"/>
          <table:table-cell table:style-name="ce6" table:formula="of:=(MIN([.C94];[.D94];[.E94])+MAX([.C94];[.D94];[.E94]))/2" office:value-type="float" office:value="844.814077233211" calcext:value-type="float">
            <text:p>844,8</text:p>
          </table:table-cell>
          <table:table-cell table:style-name="ce12" table:formula="of:=([.C94]-[.G94]+[.$A$3])/2" office:value-type="float" office:value="3175.49675460426" calcext:value-type="float">
            <text:p>3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532.278884150184" calcext:value-type="float">
            <text:p>532</text:p>
          </table:table-cell>
          <table:table-cell table:style-name="ce12" table:formula="of:=([.E94]-[.G94]+[.$A$3])/2" office:value-type="float" office:value="423.503245395743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94]+1" office:value-type="float" office:value="93" calcext:value-type="float">
            <text:p>93</text:p>
          </table:table-cell>
          <table:table-cell table:formula="of:=[.$A$3]*SIN(RADIANS([.B95]))" office:value-type="float" office:value="3594.06769558171" calcext:value-type="float">
            <text:p>3594,1</text:p>
          </table:table-cell>
          <table:table-cell table:formula="of:=[.$A$3]*SIN(RADIANS([.B95]-120))" office:value-type="float" office:value="-1633.91180856263" calcext:value-type="float">
            <text:p>-1633,9</text:p>
          </table:table-cell>
          <table:table-cell table:formula="of:=[.$A$3]*SIN(RADIANS([.B95]+120))" office:value-type="float" office:value="-1960.15588701908" calcext:value-type="float">
            <text:p>-1960,2</text:p>
          </table:table-cell>
          <table:table-cell table:style-name="ce10"/>
          <table:table-cell table:style-name="ce6" table:formula="of:=(MIN([.C95];[.D95];[.E95])+MAX([.C95];[.D95];[.E95]))/2" office:value-type="float" office:value="816.955904281314" calcext:value-type="float">
            <text:p>817,0</text:p>
          </table:table-cell>
          <table:table-cell table:style-name="ce12" table:formula="of:=([.C95]-[.G95]+[.$A$3])/2" office:value-type="float" office:value="3188.0558956502" calcext:value-type="float">
            <text:p>3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574.066143578029" calcext:value-type="float">
            <text:p>574</text:p>
          </table:table-cell>
          <table:table-cell table:style-name="ce12" table:formula="of:=([.E95]-[.G95]+[.$A$3])/2" office:value-type="float" office:value="410.944104349802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95]+1" office:value-type="float" office:value="94" calcext:value-type="float">
            <text:p>94</text:p>
          </table:table-cell>
          <table:table-cell table:formula="of:=[.$A$3]*SIN(RADIANS([.B96]))" office:value-type="float" office:value="3590.23301688511" calcext:value-type="float">
            <text:p>3590,2</text:p>
          </table:table-cell>
          <table:table-cell table:formula="of:=[.$A$3]*SIN(RADIANS([.B96]-120))" office:value-type="float" office:value="-1577.69775729389" calcext:value-type="float">
            <text:p>-1577,7</text:p>
          </table:table-cell>
          <table:table-cell table:formula="of:=[.$A$3]*SIN(RADIANS([.B96]+120))" office:value-type="float" office:value="-2012.53525959122" calcext:value-type="float">
            <text:p>-2012,5</text:p>
          </table:table-cell>
          <table:table-cell table:style-name="ce10"/>
          <table:table-cell table:style-name="ce6" table:formula="of:=(MIN([.C96];[.D96];[.E96])+MAX([.C96];[.D96];[.E96]))/2" office:value-type="float" office:value="788.848878646945" calcext:value-type="float">
            <text:p>788,8</text:p>
          </table:table-cell>
          <table:table-cell table:style-name="ce12" table:formula="of:=([.C96]-[.G96]+[.$A$3])/2" office:value-type="float" office:value="3200.19206911908" calcext:value-type="float">
            <text:p>3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616.226682029583" calcext:value-type="float">
            <text:p>616</text:p>
          </table:table-cell>
          <table:table-cell table:style-name="ce12" table:formula="of:=([.E96]-[.G96]+[.$A$3])/2" office:value-type="float" office:value="398.807930880919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96]+1" office:value-type="float" office:value="95" calcext:value-type="float">
            <text:p>95</text:p>
          </table:table-cell>
          <table:table-cell table:formula="of:=[.$A$3]*SIN(RADIANS([.B97]))" office:value-type="float" office:value="3585.30471843219" calcext:value-type="float">
            <text:p>3585,3</text:p>
          </table:table-cell>
          <table:table-cell table:formula="of:=[.$A$3]*SIN(RADIANS([.B97]-120))" office:value-type="float" office:value="-1521.00312400478" calcext:value-type="float">
            <text:p>-1521,0</text:p>
          </table:table-cell>
          <table:table-cell table:formula="of:=[.$A$3]*SIN(RADIANS([.B97]+120))" office:value-type="float" office:value="-2064.30159442742" calcext:value-type="float">
            <text:p>-2064,3</text:p>
          </table:table-cell>
          <table:table-cell table:style-name="ce10"/>
          <table:table-cell table:style-name="ce6" table:formula="of:=(MIN([.C97];[.D97];[.E97])+MAX([.C97];[.D97];[.E97]))/2" office:value-type="float" office:value="760.501562002388" calcext:value-type="float">
            <text:p>760,5</text:p>
          </table:table-cell>
          <table:table-cell table:style-name="ce12" table:formula="of:=([.C97]-[.G97]+[.$A$3])/2" office:value-type="float" office:value="3211.9015782149" calcext:value-type="float">
            <text:p>3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658.747656996417" calcext:value-type="float">
            <text:p>659</text:p>
          </table:table-cell>
          <table:table-cell table:style-name="ce12" table:formula="of:=([.E97]-[.G97]+[.$A$3])/2" office:value-type="float" office:value="387.098421785098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97]+1" office:value-type="float" office:value="96" calcext:value-type="float">
            <text:p>96</text:p>
          </table:table-cell>
          <table:table-cell table:formula="of:=[.$A$3]*SIN(RADIANS([.B98]))" office:value-type="float" office:value="3579.28430143042" calcext:value-type="float">
            <text:p>3579,3</text:p>
          </table:table-cell>
          <table:table-cell table:formula="of:=[.$A$3]*SIN(RADIANS([.B98]-120))" office:value-type="float" office:value="-1463.84517842981" calcext:value-type="float">
            <text:p>-1463,8</text:p>
          </table:table-cell>
          <table:table-cell table:formula="of:=[.$A$3]*SIN(RADIANS([.B98]+120))" office:value-type="float" office:value="-2115.43912300061" calcext:value-type="float">
            <text:p>-2115,4</text:p>
          </table:table-cell>
          <table:table-cell table:style-name="ce10"/>
          <table:table-cell table:style-name="ce6" table:formula="of:=(MIN([.C98];[.D98];[.E98])+MAX([.C98];[.D98];[.E98]))/2" office:value-type="float" office:value="731.922589214903" calcext:value-type="float">
            <text:p>731,9</text:p>
          </table:table-cell>
          <table:table-cell table:style-name="ce12" table:formula="of:=([.C98]-[.G98]+[.$A$3])/2" office:value-type="float" office:value="3223.18085610776" calcext:value-type="float">
            <text:p>3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701.616116177646" calcext:value-type="float">
            <text:p>702</text:p>
          </table:table-cell>
          <table:table-cell table:style-name="ce12" table:formula="of:=([.E98]-[.G98]+[.$A$3])/2" office:value-type="float" office:value="375.819143892244" calcext:value-type="float">
            <text:p>376</text:p>
          </table:table-cell>
          <table:table-cell table:style-name="ce10"/>
        </table:table-row>
        <table:table-row table:style-name="ro1">
          <table:table-cell/>
          <table:table-cell table:style-name="ce2" table:formula="of:=[.B98]+1" office:value-type="float" office:value="97" calcext:value-type="float">
            <text:p>97</text:p>
          </table:table-cell>
          <table:table-cell table:formula="of:=[.$A$3]*SIN(RADIANS([.B99]))" office:value-type="float" office:value="3572.17359975712" calcext:value-type="float">
            <text:p>3572,2</text:p>
          </table:table-cell>
          <table:table-cell table:formula="of:=[.$A$3]*SIN(RADIANS([.B99]-120))" office:value-type="float" office:value="-1406.2413314329" calcext:value-type="float">
            <text:p>-1406,2</text:p>
          </table:table-cell>
          <table:table-cell table:formula="of:=[.$A$3]*SIN(RADIANS([.B99]+120))" office:value-type="float" office:value="-2165.93226832422" calcext:value-type="float">
            <text:p>-2165,9</text:p>
          </table:table-cell>
          <table:table-cell table:style-name="ce10"/>
          <table:table-cell table:style-name="ce6" table:formula="of:=(MIN([.C99];[.D99];[.E99])+MAX([.C99];[.D99];[.E99]))/2" office:value-type="float" office:value="703.120665716448" calcext:value-type="float">
            <text:p>703,1</text:p>
          </table:table-cell>
          <table:table-cell table:style-name="ce12" table:formula="of:=([.C99]-[.G99]+[.$A$3])/2" office:value-type="float" office:value="3234.02646702033" calcext:value-type="float">
            <text:p>3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744.819001425328" calcext:value-type="float">
            <text:p>745</text:p>
          </table:table-cell>
          <table:table-cell table:style-name="ce12" table:formula="of:=([.E99]-[.G99]+[.$A$3])/2" office:value-type="float" office:value="364.973532979665" calcext:value-type="float">
            <text:p>365</text:p>
          </table:table-cell>
          <table:table-cell table:style-name="ce10"/>
        </table:table-row>
        <table:table-row table:style-name="ro1">
          <table:table-cell/>
          <table:table-cell table:style-name="ce2" table:formula="of:=[.B99]+1" office:value-type="float" office:value="98" calcext:value-type="float">
            <text:p>98</text:p>
          </table:table-cell>
          <table:table-cell table:formula="of:=[.$A$3]*SIN(RADIANS([.B100]))" office:value-type="float" office:value="3563.97477940091" calcext:value-type="float">
            <text:p>3564,0</text:p>
          </table:table-cell>
          <table:table-cell table:formula="of:=[.$A$3]*SIN(RADIANS([.B100]-120))" office:value-type="float" office:value="-1348.20912970387" calcext:value-type="float">
            <text:p>-1348,2</text:p>
          </table:table-cell>
          <table:table-cell table:formula="of:=[.$A$3]*SIN(RADIANS([.B100]+120))" office:value-type="float" office:value="-2215.76564969704" calcext:value-type="float">
            <text:p>-2215,8</text:p>
          </table:table-cell>
          <table:table-cell table:style-name="ce10"/>
          <table:table-cell table:style-name="ce6" table:formula="of:=(MIN([.C100];[.D100];[.E100])+MAX([.C100];[.D100];[.E100]))/2" office:value-type="float" office:value="674.104564851934" calcext:value-type="float">
            <text:p>674,1</text:p>
          </table:table-cell>
          <table:table-cell table:style-name="ce12" table:formula="of:=([.C100]-[.G100]+[.$A$3])/2" office:value-type="float" office:value="3244.43510727449" calcext:value-type="float">
            <text:p>3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788.343152722099" calcext:value-type="float">
            <text:p>788</text:p>
          </table:table-cell>
          <table:table-cell table:style-name="ce12" table:formula="of:=([.E100]-[.G100]+[.$A$3])/2" office:value-type="float" office:value="354.56489272551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100]+1" office:value-type="float" office:value="99" calcext:value-type="float">
            <text:p>99</text:p>
          </table:table-cell>
          <table:table-cell table:formula="of:=[.$A$3]*SIN(RADIANS([.B101]))" office:value-type="float" office:value="3554.6903378019" calcext:value-type="float">
            <text:p>3554,7</text:p>
          </table:table-cell>
          <table:table-cell table:formula="of:=[.$A$3]*SIN(RADIANS([.B101]-120))" office:value-type="float" office:value="-1289.76625041354" calcext:value-type="float">
            <text:p>-1289,8</text:p>
          </table:table-cell>
          <table:table-cell table:formula="of:=[.$A$3]*SIN(RADIANS([.B101]+120))" office:value-type="float" office:value="-2264.92408738837" calcext:value-type="float">
            <text:p>-2264,9</text:p>
          </table:table-cell>
          <table:table-cell table:style-name="ce10"/>
          <table:table-cell table:style-name="ce6" table:formula="of:=(MIN([.C101];[.D101];[.E101])+MAX([.C101];[.D101];[.E101]))/2" office:value-type="float" office:value="644.883125206768" calcext:value-type="float">
            <text:p>644,9</text:p>
          </table:table-cell>
          <table:table-cell table:style-name="ce12" table:formula="of:=([.C101]-[.G101]+[.$A$3])/2" office:value-type="float" office:value="3254.40360629757" calcext:value-type="float">
            <text:p>3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832.175312189848" calcext:value-type="float">
            <text:p>832</text:p>
          </table:table-cell>
          <table:table-cell table:style-name="ce12" table:formula="of:=([.E101]-[.G101]+[.$A$3])/2" office:value-type="float" office:value="344.596393702433" calcext:value-type="float">
            <text:p>345</text:p>
          </table:table-cell>
          <table:table-cell table:style-name="ce10"/>
        </table:table-row>
        <table:table-row table:style-name="ro1">
          <table:table-cell/>
          <table:table-cell table:style-name="ce2" table:formula="of:=[.B101]+1" office:value-type="float" office:value="100" calcext:value-type="float">
            <text:p>100</text:p>
          </table:table-cell>
          <table:table-cell table:formula="of:=[.$A$3]*SIN(RADIANS([.B102]))" office:value-type="float" office:value="3544.32310309094" calcext:value-type="float">
            <text:p>3544,3</text:p>
          </table:table-cell>
          <table:table-cell table:formula="of:=[.$A$3]*SIN(RADIANS([.B102]-120))" office:value-type="float" office:value="-1230.93049582908" calcext:value-type="float">
            <text:p>-1230,9</text:p>
          </table:table-cell>
          <table:table-cell table:formula="of:=[.$A$3]*SIN(RADIANS([.B102]+120))" office:value-type="float" office:value="-2313.39260726185" calcext:value-type="float">
            <text:p>-2313,4</text:p>
          </table:table-cell>
          <table:table-cell table:style-name="ce10"/>
          <table:table-cell table:style-name="ce6" table:formula="of:=(MIN([.C102];[.D102];[.E102])+MAX([.C102];[.D102];[.E102]))/2" office:value-type="float" office:value="615.465247914541" calcext:value-type="float">
            <text:p>615,5</text:p>
          </table:table-cell>
          <table:table-cell table:style-name="ce12" table:formula="of:=([.C102]-[.G102]+[.$A$3])/2" office:value-type="float" office:value="3263.9289275882" calcext:value-type="float">
            <text:p>32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876.302128128189" calcext:value-type="float">
            <text:p>876</text:p>
          </table:table-cell>
          <table:table-cell table:style-name="ce12" table:formula="of:=([.E102]-[.G102]+[.$A$3])/2" office:value-type="float" office:value="335.071072411802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102]+1" office:value-type="float" office:value="101" calcext:value-type="float">
            <text:p>101</text:p>
          </table:table-cell>
          <table:table-cell table:formula="of:=[.$A$3]*SIN(RADIANS([.B103]))" office:value-type="float" office:value="3532.87623322814" calcext:value-type="float">
            <text:p>3532,9</text:p>
          </table:table-cell>
          <table:table-cell table:formula="of:=[.$A$3]*SIN(RADIANS([.B103]-120))" office:value-type="float" office:value="-1171.71978789131" calcext:value-type="float">
            <text:p>-1171,7</text:p>
          </table:table-cell>
          <table:table-cell table:formula="of:=[.$A$3]*SIN(RADIANS([.B103]+120))" office:value-type="float" office:value="-2361.15644533684" calcext:value-type="float">
            <text:p>-2361,2</text:p>
          </table:table-cell>
          <table:table-cell table:style-name="ce10"/>
          <table:table-cell table:style-name="ce6" table:formula="of:=(MIN([.C103];[.D103];[.E103])+MAX([.C103];[.D103];[.E103]))/2" office:value-type="float" office:value="585.859893945654" calcext:value-type="float">
            <text:p>585,9</text:p>
          </table:table-cell>
          <table:table-cell table:style-name="ce12" table:formula="of:=([.C103]-[.G103]+[.$A$3])/2" office:value-type="float" office:value="3273.00816964124" calcext:value-type="float">
            <text:p>32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920.71015908152" calcext:value-type="float">
            <text:p>921</text:p>
          </table:table-cell>
          <table:table-cell table:style-name="ce12" table:formula="of:=([.E103]-[.G103]+[.$A$3])/2" office:value-type="float" office:value="325.991830358756" calcext:value-type="float">
            <text:p>326</text:p>
          </table:table-cell>
          <table:table-cell table:style-name="ce10"/>
        </table:table-row>
        <table:table-row table:style-name="ro1">
          <table:table-cell/>
          <table:table-cell table:style-name="ce2" table:formula="of:=[.B103]+1" office:value-type="float" office:value="102" calcext:value-type="float">
            <text:p>102</text:p>
          </table:table-cell>
          <table:table-cell table:formula="of:=[.$A$3]*SIN(RADIANS([.B104]))" office:value-type="float" office:value="3520.35321504097" calcext:value-type="float">
            <text:p>3520,4</text:p>
          </table:table-cell>
          <table:table-cell table:formula="of:=[.$A$3]*SIN(RADIANS([.B104]-120))" office:value-type="float" office:value="-1112.15216275544" calcext:value-type="float">
            <text:p>-1112,2</text:p>
          </table:table-cell>
          <table:table-cell table:formula="of:=[.$A$3]*SIN(RADIANS([.B104]+120))" office:value-type="float" office:value="-2408.20105228553" calcext:value-type="float">
            <text:p>-2408,2</text:p>
          </table:table-cell>
          <table:table-cell table:style-name="ce10"/>
          <table:table-cell table:style-name="ce6" table:formula="of:=(MIN([.C104];[.D104];[.E104])+MAX([.C104];[.D104];[.E104]))/2" office:value-type="float" office:value="556.076081377718" calcext:value-type="float">
            <text:p>556,1</text:p>
          </table:table-cell>
          <table:table-cell table:style-name="ce12" table:formula="of:=([.C104]-[.G104]+[.$A$3])/2" office:value-type="float" office:value="3281.63856683162" calcext:value-type="float">
            <text:p>3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965.385877933423" calcext:value-type="float">
            <text:p>965</text:p>
          </table:table-cell>
          <table:table-cell table:style-name="ce12" table:formula="of:=([.E104]-[.G104]+[.$A$3])/2" office:value-type="float" office:value="317.361433168376" calcext:value-type="float">
            <text:p>317</text:p>
          </table:table-cell>
          <table:table-cell table:style-name="ce10"/>
        </table:table-row>
        <table:table-row table:style-name="ro1">
          <table:table-cell/>
          <table:table-cell table:style-name="ce2" table:formula="of:=[.B104]+1" office:value-type="float" office:value="103" calcext:value-type="float">
            <text:p>103</text:p>
          </table:table-cell>
          <table:table-cell table:formula="of:=[.$A$3]*SIN(RADIANS([.B105]))" office:value-type="float" office:value="3506.75786316206" calcext:value-type="float">
            <text:p>3506,8</text:p>
          </table:table-cell>
          <table:table-cell table:formula="of:=[.$A$3]*SIN(RADIANS([.B105]-120))" office:value-type="float" office:value="-1052.24576529713" calcext:value-type="float">
            <text:p>-1052,2</text:p>
          </table:table-cell>
          <table:table-cell table:formula="of:=[.$A$3]*SIN(RADIANS([.B105]+120))" office:value-type="float" office:value="-2454.51209786493" calcext:value-type="float">
            <text:p>-2454,5</text:p>
          </table:table-cell>
          <table:table-cell table:style-name="ce10"/>
          <table:table-cell table:style-name="ce6" table:formula="of:=(MIN([.C105];[.D105];[.E105])+MAX([.C105];[.D105];[.E105]))/2" office:value-type="float" office:value="526.122882648565" calcext:value-type="float">
            <text:p>526,1</text:p>
          </table:table-cell>
          <table:table-cell table:style-name="ce12" table:formula="of:=([.C105]-[.G105]+[.$A$3])/2" office:value-type="float" office:value="3289.81749025675" calcext:value-type="float">
            <text:p>32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1010.31567602715" calcext:value-type="float">
            <text:p>1010</text:p>
          </table:table-cell>
          <table:table-cell table:style-name="ce12" table:formula="of:=([.E105]-[.G105]+[.$A$3])/2" office:value-type="float" office:value="309.182509743252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105]+1" office:value-type="float" office:value="104" calcext:value-type="float">
            <text:p>104</text:p>
          </table:table-cell>
          <table:table-cell table:formula="of:=[.$A$3]*SIN(RADIANS([.B106]))" office:value-type="float" office:value="3492.09431886731" calcext:value-type="float">
            <text:p>3492,1</text:p>
          </table:table-cell>
          <table:table-cell table:formula="of:=[.$A$3]*SIN(RADIANS([.B106]-120))" office:value-type="float" office:value="-992.01884358538" calcext:value-type="float">
            <text:p>-992,0</text:p>
          </table:table-cell>
          <table:table-cell table:formula="of:=[.$A$3]*SIN(RADIANS([.B106]+120))" office:value-type="float" office:value="-2500.07547528193" calcext:value-type="float">
            <text:p>-2500,1</text:p>
          </table:table-cell>
          <table:table-cell table:style-name="ce10"/>
          <table:table-cell table:style-name="ce6" table:formula="of:=(MIN([.C106];[.D106];[.E106])+MAX([.C106];[.D106];[.E106]))/2" office:value-type="float" office:value="496.00942179269" calcext:value-type="float">
            <text:p>496,0</text:p>
          </table:table-cell>
          <table:table-cell table:style-name="ce12" table:formula="of:=([.C106]-[.G106]+[.$A$3])/2" office:value-type="float" office:value="3297.54244853731" calcext:value-type="float">
            <text:p>32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1055.48586731097" calcext:value-type="float">
            <text:p>1055</text:p>
          </table:table-cell>
          <table:table-cell table:style-name="ce12" table:formula="of:=([.E106]-[.G106]+[.$A$3])/2" office:value-type="float" office:value="301.457551462689" calcext:value-type="float">
            <text:p>301</text:p>
          </table:table-cell>
          <table:table-cell table:style-name="ce10"/>
        </table:table-row>
        <table:table-row table:style-name="ro1">
          <table:table-cell/>
          <table:table-cell table:style-name="ce2" table:formula="of:=[.B106]+1" office:value-type="float" office:value="105" calcext:value-type="float">
            <text:p>105</text:p>
          </table:table-cell>
          <table:table-cell table:formula="of:=[.$A$3]*SIN(RADIANS([.B107]))" office:value-type="float" office:value="3476.36704881436" calcext:value-type="float">
            <text:p>3476,4</text:p>
          </table:table-cell>
          <table:table-cell table:formula="of:=[.$A$3]*SIN(RADIANS([.B107]-120))" office:value-type="float" office:value="-931.489743323972" calcext:value-type="float">
            <text:p>-931,5</text:p>
          </table:table-cell>
          <table:table-cell table:formula="of:=[.$A$3]*SIN(RADIANS([.B107]+120))" office:value-type="float" office:value="-2544.87730549038" calcext:value-type="float">
            <text:p>-2544,9</text:p>
          </table:table-cell>
          <table:table-cell table:style-name="ce10"/>
          <table:table-cell table:style-name="ce6" table:formula="of:=(MIN([.C107];[.D107];[.E107])+MAX([.C107];[.D107];[.E107]))/2" office:value-type="float" office:value="465.744871661986" calcext:value-type="float">
            <text:p>465,7</text:p>
          </table:table-cell>
          <table:table-cell table:style-name="ce12" table:formula="of:=([.C107]-[.G107]+[.$A$3])/2" office:value-type="float" office:value="3304.81108857619" calcext:value-type="float">
            <text:p>33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1100.88269250702" calcext:value-type="float">
            <text:p>1101</text:p>
          </table:table-cell>
          <table:table-cell table:style-name="ce12" table:formula="of:=([.E107]-[.G107]+[.$A$3])/2" office:value-type="float" office:value="294.188911423815" calcext:value-type="float">
            <text:p>294</text:p>
          </table:table-cell>
          <table:table-cell table:style-name="ce10"/>
        </table:table-row>
        <table:table-row table:style-name="ro1">
          <table:table-cell/>
          <table:table-cell table:style-name="ce2" table:formula="of:=[.B107]+1" office:value-type="float" office:value="106" calcext:value-type="float">
            <text:p>106</text:p>
          </table:table-cell>
          <table:table-cell table:formula="of:=[.$A$3]*SIN(RADIANS([.B108]))" office:value-type="float" office:value="3459.58084368201" calcext:value-type="float">
            <text:p>3459,6</text:p>
          </table:table-cell>
          <table:table-cell table:formula="of:=[.$A$3]*SIN(RADIANS([.B108]-120))" office:value-type="float" office:value="-870.676902263204" calcext:value-type="float">
            <text:p>-870,7</text:p>
          </table:table-cell>
          <table:table-cell table:formula="of:=[.$A$3]*SIN(RADIANS([.B108]+120))" office:value-type="float" office:value="-2588.90394141881" calcext:value-type="float">
            <text:p>-2588,9</text:p>
          </table:table-cell>
          <table:table-cell table:style-name="ce10"/>
          <table:table-cell table:style-name="ce6" table:formula="of:=(MIN([.C108];[.D108];[.E108])+MAX([.C108];[.D108];[.E108]))/2" office:value-type="float" office:value="435.338451131602" calcext:value-type="float">
            <text:p>435,3</text:p>
          </table:table-cell>
          <table:table-cell table:style-name="ce12" table:formula="of:=([.C108]-[.G108]+[.$A$3])/2" office:value-type="float" office:value="3311.6211962752" calcext:value-type="float">
            <text:p>33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1146.4923233026" calcext:value-type="float">
            <text:p>1146</text:p>
          </table:table-cell>
          <table:table-cell table:style-name="ce12" table:formula="of:=([.E108]-[.G108]+[.$A$3])/2" office:value-type="float" office:value="287.378803724796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108]+1" office:value-type="float" office:value="107" calcext:value-type="float">
            <text:p>107</text:p>
          </table:table-cell>
          <table:table-cell table:formula="of:=[.$A$3]*SIN(RADIANS([.B109]))" office:value-type="float" office:value="3441.74081671096" calcext:value-type="float">
            <text:p>3441,7</text:p>
          </table:table-cell>
          <table:table-cell table:formula="of:=[.$A$3]*SIN(RADIANS([.B109]-120))" office:value-type="float" office:value="-809.59884458357" calcext:value-type="float">
            <text:p>-809,6</text:p>
          </table:table-cell>
          <table:table-cell table:formula="of:=[.$A$3]*SIN(RADIANS([.B109]+120))" office:value-type="float" office:value="-2632.14197212739" calcext:value-type="float">
            <text:p>-2632,1</text:p>
          </table:table-cell>
          <table:table-cell table:style-name="ce10"/>
          <table:table-cell table:style-name="ce6" table:formula="of:=(MIN([.C109];[.D109];[.E109])+MAX([.C109];[.D109];[.E109]))/2" office:value-type="float" office:value="404.799422291785" calcext:value-type="float">
            <text:p>404,8</text:p>
          </table:table-cell>
          <table:table-cell table:style-name="ce12" table:formula="of:=([.C109]-[.G109]+[.$A$3])/2" office:value-type="float" office:value="3317.97069720959" calcext:value-type="float">
            <text:p>33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1192.30086656232" calcext:value-type="float">
            <text:p>1192</text:p>
          </table:table-cell>
          <table:table-cell table:style-name="ce12" table:formula="of:=([.E109]-[.G109]+[.$A$3])/2" office:value-type="float" office:value="281.02930279041" calcext:value-type="float">
            <text:p>281</text:p>
          </table:table-cell>
          <table:table-cell table:style-name="ce10"/>
        </table:table-row>
        <table:table-row table:style-name="ro1">
          <table:table-cell/>
          <table:table-cell table:style-name="ce2" table:formula="of:=[.B109]+1" office:value-type="float" office:value="108" calcext:value-type="float">
            <text:p>108</text:p>
          </table:table-cell>
          <table:table-cell table:formula="of:=[.$A$3]*SIN(RADIANS([.B110]))" office:value-type="float" office:value="3422.85240214626" calcext:value-type="float">
            <text:p>3422,9</text:p>
          </table:table-cell>
          <table:table-cell table:formula="of:=[.$A$3]*SIN(RADIANS([.B110]-120))" office:value-type="float" office:value="-748.274175253116" calcext:value-type="float">
            <text:p>-748,3</text:p>
          </table:table-cell>
          <table:table-cell table:formula="of:=[.$A$3]*SIN(RADIANS([.B110]+120))" office:value-type="float" office:value="-2674.57822689314" calcext:value-type="float">
            <text:p>-2674,6</text:p>
          </table:table-cell>
          <table:table-cell table:style-name="ce10"/>
          <table:table-cell table:style-name="ce6" table:formula="of:=(MIN([.C110];[.D110];[.E110])+MAX([.C110];[.D110];[.E110]))/2" office:value-type="float" office:value="374.137087626558" calcext:value-type="float">
            <text:p>374,1</text:p>
          </table:table-cell>
          <table:table-cell table:style-name="ce12" table:formula="of:=([.C110]-[.G110]+[.$A$3])/2" office:value-type="float" office:value="3323.85765725985" calcext:value-type="float">
            <text:p>33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1238.29436856016" calcext:value-type="float">
            <text:p>1238</text:p>
          </table:table-cell>
          <table:table-cell table:style-name="ce12" table:formula="of:=([.E110]-[.G110]+[.$A$3])/2" office:value-type="float" office:value="275.14234274015" calcext:value-type="float">
            <text:p>275</text:p>
          </table:table-cell>
          <table:table-cell table:style-name="ce10"/>
        </table:table-row>
        <table:table-row table:style-name="ro1">
          <table:table-cell/>
          <table:table-cell table:style-name="ce2" table:formula="of:=[.B110]+1" office:value-type="float" office:value="109" calcext:value-type="float">
            <text:p>109</text:p>
          </table:table-cell>
          <table:table-cell table:formula="of:=[.$A$3]*SIN(RADIANS([.B111]))" office:value-type="float" office:value="3402.92135358194" calcext:value-type="float">
            <text:p>3402,9</text:p>
          </table:table-cell>
          <table:table-cell table:formula="of:=[.$A$3]*SIN(RADIANS([.B111]-120))" office:value-type="float" office:value="-686.721574360185" calcext:value-type="float">
            <text:p>-686,7</text:p>
          </table:table-cell>
          <table:table-cell table:formula="of:=[.$A$3]*SIN(RADIANS([.B111]+120))" office:value-type="float" office:value="-2716.19977922176" calcext:value-type="float">
            <text:p>-2716,2</text:p>
          </table:table-cell>
          <table:table-cell table:style-name="ce10"/>
          <table:table-cell table:style-name="ce6" table:formula="of:=(MIN([.C111];[.D111];[.E111])+MAX([.C111];[.D111];[.E111]))/2" office:value-type="float" office:value="343.360787180092" calcext:value-type="float">
            <text:p>343,4</text:p>
          </table:table-cell>
          <table:table-cell table:style-name="ce12" table:formula="of:=([.C111]-[.G111]+[.$A$3])/2" office:value-type="float" office:value="3329.28028320092" calcext:value-type="float">
            <text:p>3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1284.45881922986" calcext:value-type="float">
            <text:p>1284</text:p>
          </table:table-cell>
          <table:table-cell table:style-name="ce12" table:formula="of:=([.E111]-[.G111]+[.$A$3])/2" office:value-type="float" office:value="269.719716799076" calcext:value-type="float">
            <text:p>270</text:p>
          </table:table-cell>
          <table:table-cell table:style-name="ce10"/>
        </table:table-row>
        <table:table-row table:style-name="ro1">
          <table:table-cell/>
          <table:table-cell table:style-name="ce2" table:formula="of:=[.B111]+1" office:value-type="float" office:value="110" calcext:value-type="float">
            <text:p>110</text:p>
          </table:table-cell>
          <table:table-cell table:formula="of:=[.$A$3]*SIN(RADIANS([.B112]))" office:value-type="float" office:value="3381.95374220848" calcext:value-type="float">
            <text:p>3382,0</text:p>
          </table:table-cell>
          <table:table-cell table:formula="of:=[.$A$3]*SIN(RADIANS([.B112]-120))" office:value-type="float" office:value="-624.959791423282" calcext:value-type="float">
            <text:p>-625,0</text:p>
          </table:table-cell>
          <table:table-cell table:formula="of:=[.$A$3]*SIN(RADIANS([.B112]+120))" office:value-type="float" office:value="-2756.9939507852" calcext:value-type="float">
            <text:p>-2757,0</text:p>
          </table:table-cell>
          <table:table-cell table:style-name="ce10"/>
          <table:table-cell table:style-name="ce6" table:formula="of:=(MIN([.C112];[.D112];[.E112])+MAX([.C112];[.D112];[.E112]))/2" office:value-type="float" office:value="312.479895711642" calcext:value-type="float">
            <text:p>312,5</text:p>
          </table:table-cell>
          <table:table-cell table:style-name="ce12" table:formula="of:=([.C112]-[.G112]+[.$A$3])/2" office:value-type="float" office:value="3334.23692324842" calcext:value-type="float">
            <text:p>33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1330.78015643254" calcext:value-type="float">
            <text:p>1331</text:p>
          </table:table-cell>
          <table:table-cell table:style-name="ce12" table:formula="of:=([.E112]-[.G112]+[.$A$3])/2" office:value-type="float" office:value="264.763076751578" calcext:value-type="float">
            <text:p>265</text:p>
          </table:table-cell>
          <table:table-cell table:style-name="ce10"/>
        </table:table-row>
        <table:table-row table:style-name="ro1">
          <table:table-cell/>
          <table:table-cell table:style-name="ce2" table:formula="of:=[.B112]+1" office:value-type="float" office:value="111" calcext:value-type="float">
            <text:p>111</text:p>
          </table:table-cell>
          <table:table-cell table:formula="of:=[.$A$3]*SIN(RADIANS([.B113]))" office:value-type="float" office:value="3359.95595496343" calcext:value-type="float">
            <text:p>3360,0</text:p>
          </table:table-cell>
          <table:table-cell table:formula="of:=[.$A$3]*SIN(RADIANS([.B113]-120))" office:value-type="float" office:value="-563.007639679791" calcext:value-type="float">
            <text:p>-563,0</text:p>
          </table:table-cell>
          <table:table-cell table:formula="of:=[.$A$3]*SIN(RADIANS([.B113]+120))" office:value-type="float" office:value="-2796.94831528364" calcext:value-type="float">
            <text:p>-2796,9</text:p>
          </table:table-cell>
          <table:table-cell table:style-name="ce10"/>
          <table:table-cell table:style-name="ce6" table:formula="of:=(MIN([.C113];[.D113];[.E113])+MAX([.C113];[.D113];[.E113]))/2" office:value-type="float" office:value="281.503819839896" calcext:value-type="float">
            <text:p>281,5</text:p>
          </table:table-cell>
          <table:table-cell table:style-name="ce12" table:formula="of:=([.C113]-[.G113]+[.$A$3])/2" office:value-type="float" office:value="3338.72606756177" calcext:value-type="float">
            <text:p>3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1377.24427024016" calcext:value-type="float">
            <text:p>1377</text:p>
          </table:table-cell>
          <table:table-cell table:style-name="ce12" table:formula="of:=([.E113]-[.G113]+[.$A$3])/2" office:value-type="float" office:value="260.273932438233" calcext:value-type="float">
            <text:p>260</text:p>
          </table:table-cell>
          <table:table-cell table:style-name="ce10"/>
        </table:table-row>
        <table:table-row table:style-name="ro1">
          <table:table-cell/>
          <table:table-cell table:style-name="ce2" table:formula="of:=[.B113]+1" office:value-type="float" office:value="112" calcext:value-type="float">
            <text:p>112</text:p>
          </table:table-cell>
          <table:table-cell table:formula="of:=[.$A$3]*SIN(RADIANS([.B114]))" office:value-type="float" office:value="3336.93469258587" calcext:value-type="float">
            <text:p>3336,9</text:p>
          </table:table-cell>
          <table:table-cell table:formula="of:=[.$A$3]*SIN(RADIANS([.B114]-120))" office:value-type="float" office:value="-500.883990355276" calcext:value-type="float">
            <text:p>-500,9</text:p>
          </table:table-cell>
          <table:table-cell table:formula="of:=[.$A$3]*SIN(RADIANS([.B114]+120))" office:value-type="float" office:value="-2836.05070223059" calcext:value-type="float">
            <text:p>-2836,1</text:p>
          </table:table-cell>
          <table:table-cell table:style-name="ce10"/>
          <table:table-cell table:style-name="ce6" table:formula="of:=(MIN([.C114];[.D114];[.E114])+MAX([.C114];[.D114];[.E114]))/2" office:value-type="float" office:value="250.441995177638" calcext:value-type="float">
            <text:p>250,4</text:p>
          </table:table-cell>
          <table:table-cell table:style-name="ce12" table:formula="of:=([.C114]-[.G114]+[.$A$3])/2" office:value-type="float" office:value="3342.74634870411" calcext:value-type="float">
            <text:p>33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1423.83700723354" calcext:value-type="float">
            <text:p>1424</text:p>
          </table:table-cell>
          <table:table-cell table:style-name="ce12" table:formula="of:=([.E114]-[.G114]+[.$A$3])/2" office:value-type="float" office:value="256.25365129588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114]+1" office:value-type="float" office:value="113" calcext:value-type="float">
            <text:p>113</text:p>
          </table:table-cell>
          <table:table-cell table:formula="of:=[.$A$3]*SIN(RADIANS([.B115]))" office:value-type="float" office:value="3312.89696757533" calcext:value-type="float">
            <text:p>3312,9</text:p>
          </table:table-cell>
          <table:table-cell table:formula="of:=[.$A$3]*SIN(RADIANS([.B115]-120))" office:value-type="float" office:value="-438.607766915126" calcext:value-type="float">
            <text:p>-438,6</text:p>
          </table:table-cell>
          <table:table-cell table:formula="of:=[.$A$3]*SIN(RADIANS([.B115]+120))" office:value-type="float" office:value="-2874.28920066021" calcext:value-type="float">
            <text:p>-2874,3</text:p>
          </table:table-cell>
          <table:table-cell table:style-name="ce10"/>
          <table:table-cell table:style-name="ce6" table:formula="of:=(MIN([.C115];[.D115];[.E115])+MAX([.C115];[.D115];[.E115]))/2" office:value-type="float" office:value="219.303883457563" calcext:value-type="float">
            <text:p>219,3</text:p>
          </table:table-cell>
          <table:table-cell table:style-name="ce12" table:formula="of:=([.C115]-[.G115]+[.$A$3])/2" office:value-type="float" office:value="3346.29654205888" calcext:value-type="float">
            <text:p>33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1470.54417481366" calcext:value-type="float">
            <text:p>1471</text:p>
          </table:table-cell>
          <table:table-cell table:style-name="ce12" table:formula="of:=([.E115]-[.G115]+[.$A$3])/2" office:value-type="float" office:value="252.703457941115" calcext:value-type="float">
            <text:p>253</text:p>
          </table:table-cell>
          <table:table-cell table:style-name="ce10"/>
        </table:table-row>
        <table:table-row table:style-name="ro1">
          <table:table-cell/>
          <table:table-cell table:style-name="ce2" table:formula="of:=[.B115]+1" office:value-type="float" office:value="114" calcext:value-type="float">
            <text:p>114</text:p>
          </table:table-cell>
          <table:table-cell table:formula="of:=[.$A$3]*SIN(RADIANS([.B116]))" office:value-type="float" office:value="3287.85010205572" calcext:value-type="float">
            <text:p>3287,9</text:p>
          </table:table-cell>
          <table:table-cell table:formula="of:=[.$A$3]*SIN(RADIANS([.B116]-120))" office:value-type="float" office:value="-376.197939300285" calcext:value-type="float">
            <text:p>-376,2</text:p>
          </table:table-cell>
          <table:table-cell table:formula="of:=[.$A$3]*SIN(RADIANS([.B116]+120))" office:value-type="float" office:value="-2911.65216275543" calcext:value-type="float">
            <text:p>-2911,7</text:p>
          </table:table-cell>
          <table:table-cell table:style-name="ce10"/>
          <table:table-cell table:style-name="ce6" table:formula="of:=(MIN([.C116];[.D116];[.E116])+MAX([.C116];[.D116];[.E116]))/2" office:value-type="float" office:value="188.098969650143" calcext:value-type="float">
            <text:p>188,1</text:p>
          </table:table-cell>
          <table:table-cell table:style-name="ce12" table:formula="of:=([.C116]-[.G116]+[.$A$3])/2" office:value-type="float" office:value="3349.37556620279" calcext:value-type="float">
            <text:p>33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1517.35154552479" calcext:value-type="float">
            <text:p>1517</text:p>
          </table:table-cell>
          <table:table-cell table:style-name="ce12" table:formula="of:=([.E116]-[.G116]+[.$A$3])/2" office:value-type="float" office:value="249.624433797211" calcext:value-type="float">
            <text:p>250</text:p>
          </table:table-cell>
          <table:table-cell table:style-name="ce10"/>
        </table:table-row>
        <table:table-row table:style-name="ro1">
          <table:table-cell/>
          <table:table-cell table:style-name="ce2" table:formula="of:=[.B116]+1" office:value-type="float" office:value="115" calcext:value-type="float">
            <text:p>115</text:p>
          </table:table-cell>
          <table:table-cell table:formula="of:=[.$A$3]*SIN(RADIANS([.B117]))" office:value-type="float" office:value="3261.8017255449" calcext:value-type="float">
            <text:p>3261,8</text:p>
          </table:table-cell>
          <table:table-cell table:formula="of:=[.$A$3]*SIN(RADIANS([.B117]-120))" office:value-type="float" office:value="-313.673518148822" calcext:value-type="float">
            <text:p>-313,7</text:p>
          </table:table-cell>
          <table:table-cell table:formula="of:=[.$A$3]*SIN(RADIANS([.B117]+120))" office:value-type="float" office:value="-2948.12820739608" calcext:value-type="float">
            <text:p>-2948,1</text:p>
          </table:table-cell>
          <table:table-cell table:style-name="ce10"/>
          <table:table-cell table:style-name="ce6" table:formula="of:=(MIN([.C117];[.D117];[.E117])+MAX([.C117];[.D117];[.E117]))/2" office:value-type="float" office:value="156.836759074411" calcext:value-type="float">
            <text:p>156,8</text:p>
          </table:table-cell>
          <table:table-cell table:style-name="ce12" table:formula="of:=([.C117]-[.G117]+[.$A$3])/2" office:value-type="float" office:value="3351.98248323525" calcext:value-type="float">
            <text:p>33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1564.24486138838" calcext:value-type="float">
            <text:p>1564</text:p>
          </table:table-cell>
          <table:table-cell table:style-name="ce12" table:formula="of:=([.E117]-[.G117]+[.$A$3])/2" office:value-type="float" office:value="247.017516764754" calcext:value-type="float">
            <text:p>247</text:p>
          </table:table-cell>
          <table:table-cell table:style-name="ce10"/>
        </table:table-row>
        <table:table-row table:style-name="ro1">
          <table:table-cell/>
          <table:table-cell table:style-name="ce2" table:formula="of:=[.B117]+1" office:value-type="float" office:value="116" calcext:value-type="float">
            <text:p>116</text:p>
          </table:table-cell>
          <table:table-cell table:formula="of:=[.$A$3]*SIN(RADIANS([.B118]))" office:value-type="float" office:value="3234.7597726307" calcext:value-type="float">
            <text:p>3234,8</text:p>
          </table:table-cell>
          <table:table-cell table:formula="of:=[.$A$3]*SIN(RADIANS([.B118]-120))" office:value-type="float" office:value="-251.053549005107" calcext:value-type="float">
            <text:p>-251,1</text:p>
          </table:table-cell>
          <table:table-cell table:formula="of:=[.$A$3]*SIN(RADIANS([.B118]+120))" office:value-type="float" office:value="-2983.7062236256" calcext:value-type="float">
            <text:p>-2983,7</text:p>
          </table:table-cell>
          <table:table-cell table:style-name="ce10"/>
          <table:table-cell table:style-name="ce6" table:formula="of:=(MIN([.C118];[.D118];[.E118])+MAX([.C118];[.D118];[.E118]))/2" office:value-type="float" office:value="125.526774502553" calcext:value-type="float">
            <text:p>125,5</text:p>
          </table:table-cell>
          <table:table-cell table:style-name="ce12" table:formula="of:=([.C118]-[.G118]+[.$A$3])/2" office:value-type="float" office:value="3354.11649906407" calcext:value-type="float">
            <text:p>33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1611.20983824617" calcext:value-type="float">
            <text:p>1611</text:p>
          </table:table-cell>
          <table:table-cell table:style-name="ce12" table:formula="of:=([.E118]-[.G118]+[.$A$3])/2" office:value-type="float" office:value="244.883500935926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118]+1" office:value-type="float" office:value="117" calcext:value-type="float">
            <text:p>117</text:p>
          </table:table-cell>
          <table:table-cell table:formula="of:=[.$A$3]*SIN(RADIANS([.B119]))" office:value-type="float" office:value="3206.73248055394" calcext:value-type="float">
            <text:p>3206,7</text:p>
          </table:table-cell>
          <table:table-cell table:formula="of:=[.$A$3]*SIN(RADIANS([.B119]-120))" office:value-type="float" office:value="-188.357106518355" calcext:value-type="float">
            <text:p>-188,4</text:p>
          </table:table-cell>
          <table:table-cell table:formula="of:=[.$A$3]*SIN(RADIANS([.B119]+120))" office:value-type="float" office:value="-3018.37537403558" calcext:value-type="float">
            <text:p>-3018,4</text:p>
          </table:table-cell>
          <table:table-cell table:style-name="ce10"/>
          <table:table-cell table:style-name="ce6" table:formula="of:=(MIN([.C119];[.D119];[.E119])+MAX([.C119];[.D119];[.E119]))/2" office:value-type="float" office:value="94.1785532591775" calcext:value-type="float">
            <text:p>94,2</text:p>
          </table:table-cell>
          <table:table-cell table:style-name="ce12" table:formula="of:=([.C119]-[.G119]+[.$A$3])/2" office:value-type="float" office:value="3355.77696364738" calcext:value-type="float">
            <text:p>33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1658.23217011123" calcext:value-type="float">
            <text:p>1658</text:p>
          </table:table-cell>
          <table:table-cell table:style-name="ce12" table:formula="of:=([.E119]-[.G119]+[.$A$3])/2" office:value-type="float" office:value="243.223036352621" calcext:value-type="float">
            <text:p>243</text:p>
          </table:table-cell>
          <table:table-cell table:style-name="ce10"/>
        </table:table-row>
        <table:table-row table:style-name="ro1">
          <table:table-cell/>
          <table:table-cell table:style-name="ce2" table:formula="of:=[.B119]+1" office:value-type="float" office:value="118" calcext:value-type="float">
            <text:p>118</text:p>
          </table:table-cell>
          <table:table-cell table:formula="of:=[.$A$3]*SIN(RADIANS([.B120]))" office:value-type="float" office:value="3177.72838669928" calcext:value-type="float">
            <text:p>3177,7</text:p>
          </table:table-cell>
          <table:table-cell table:formula="of:=[.$A$3]*SIN(RADIANS([.B120]-120))" office:value-type="float" office:value="-125.603288632301" calcext:value-type="float">
            <text:p>-125,6</text:p>
          </table:table-cell>
          <table:table-cell table:formula="of:=[.$A$3]*SIN(RADIANS([.B120]+120))" office:value-type="float" office:value="-3052.12509806698" calcext:value-type="float">
            <text:p>-3052,1</text:p>
          </table:table-cell>
          <table:table-cell table:style-name="ce10"/>
          <table:table-cell table:style-name="ce6" table:formula="of:=(MIN([.C120];[.D120];[.E120])+MAX([.C120];[.D120];[.E120]))/2" office:value-type="float" office:value="62.8016443161505" calcext:value-type="float">
            <text:p>62,8</text:p>
          </table:table-cell>
          <table:table-cell table:style-name="ce12" table:formula="of:=([.C120]-[.G120]+[.$A$3])/2" office:value-type="float" office:value="3356.96337119156" calcext:value-type="float">
            <text:p>33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1705.29753352577" calcext:value-type="float">
            <text:p>1705</text:p>
          </table:table-cell>
          <table:table-cell table:style-name="ce12" table:formula="of:=([.E120]-[.G120]+[.$A$3])/2" office:value-type="float" office:value="242.036628808436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120]+1" office:value-type="float" office:value="119" calcext:value-type="float">
            <text:p>119</text:p>
          </table:table-cell>
          <table:table-cell table:formula="of:=[.$A$3]*SIN(RADIANS([.B121]))" office:value-type="float" office:value="3147.75632599469" calcext:value-type="float">
            <text:p>3147,8</text:p>
          </table:table-cell>
          <table:table-cell table:formula="of:=[.$A$3]*SIN(RADIANS([.B121]-120))" office:value-type="float" office:value="-62.8112107677834" calcext:value-type="float">
            <text:p>-62,8</text:p>
          </table:table-cell>
          <table:table-cell table:formula="of:=[.$A$3]*SIN(RADIANS([.B121]+120))" office:value-type="float" office:value="-3084.9451152269" calcext:value-type="float">
            <text:p>-3084,9</text:p>
          </table:table-cell>
          <table:table-cell table:style-name="ce10"/>
          <table:table-cell table:style-name="ce6" table:formula="of:=(MIN([.C121];[.D121];[.E121])+MAX([.C121];[.D121];[.E121]))/2" office:value-type="float" office:value="31.405605383892" calcext:value-type="float">
            <text:p>31,4</text:p>
          </table:table-cell>
          <table:table-cell table:style-name="ce12" table:formula="of:=([.C121]-[.G121]+[.$A$3])/2" office:value-type="float" office:value="3357.6753603054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1752.39159192416" calcext:value-type="float">
            <text:p>1752</text:p>
          </table:table-cell>
          <table:table-cell table:style-name="ce12" table:formula="of:=([.E121]-[.G121]+[.$A$3])/2" office:value-type="float" office:value="241.3246396946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21]+1" office:value-type="float" office:value="120" calcext:value-type="float">
            <text:p>120</text:p>
          </table:table-cell>
          <table:table-cell table:formula="of:=[.$A$3]*SIN(RADIANS([.B122]))" office:value-type="float" office:value="3116.8254282202" calcext:value-type="float">
            <text:p>3116,8</text:p>
          </table:table-cell>
          <table:table-cell table:formula="of:=[.$A$3]*SIN(RADIANS([.B122]-120))" office:value-type="float" office:value="0" calcext:value-type="float">
            <text:p>0,0</text:p>
          </table:table-cell>
          <table:table-cell table:formula="of:=[.$A$3]*SIN(RADIANS([.B122]+120))" office:value-type="float" office:value="-3116.82542822019" calcext:value-type="float">
            <text:p>-3116,8</text:p>
          </table:table-cell>
          <table:table-cell table:style-name="ce10"/>
          <table:table-cell table:style-name="ce6" table:formula="of:=(MIN([.C122];[.D122];[.E122])+MAX([.C122];[.D122];[.E122]))/2" office:value-type="float" office:value="0" calcext:value-type="float">
            <text:p>0,0</text:p>
          </table:table-cell>
          <table:table-cell table:style-name="ce12" table:formula="of:=([.C122]-[.G122]+[.$A$3])/2" office:value-type="float" office:value="3357.9127141101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1799.5" calcext:value-type="float">
            <text:p>1800</text:p>
          </table:table-cell>
          <table:table-cell table:style-name="ce12" table:formula="of:=([.E122]-[.G122]+[.$A$3])/2" office:value-type="float" office:value="241.0872858899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22]+1" office:value-type="float" office:value="121" calcext:value-type="float">
            <text:p>121</text:p>
          </table:table-cell>
          <table:table-cell table:formula="of:=[.$A$3]*SIN(RADIANS([.B123]))" office:value-type="float" office:value="3084.9451152269" calcext:value-type="float">
            <text:p>3084,9</text:p>
          </table:table-cell>
          <table:table-cell table:formula="of:=[.$A$3]*SIN(RADIANS([.B123]-120))" office:value-type="float" office:value="62.8112107677834" calcext:value-type="float">
            <text:p>62,8</text:p>
          </table:table-cell>
          <table:table-cell table:formula="of:=[.$A$3]*SIN(RADIANS([.B123]+120))" office:value-type="float" office:value="-3147.75632599469" calcext:value-type="float">
            <text:p>-3147,8</text:p>
          </table:table-cell>
          <table:table-cell table:style-name="ce10"/>
          <table:table-cell table:style-name="ce6" table:formula="of:=(MIN([.C123];[.D123];[.E123])+MAX([.C123];[.D123];[.E123]))/2" office:value-type="float" office:value="-31.405605383892" calcext:value-type="float">
            <text:p>-31,4</text:p>
          </table:table-cell>
          <table:table-cell table:style-name="ce12" table:formula="of:=([.C123]-[.G123]+[.$A$3])/2" office:value-type="float" office:value="3357.6753603054" calcext:value-type="float">
            <text:p>33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1846.60840807584" calcext:value-type="float">
            <text:p>1847</text:p>
          </table:table-cell>
          <table:table-cell table:style-name="ce12" table:formula="of:=([.E123]-[.G123]+[.$A$3])/2" office:value-type="float" office:value="241.3246396946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23]+1" office:value-type="float" office:value="122" calcext:value-type="float">
            <text:p>122</text:p>
          </table:table-cell>
          <table:table-cell table:formula="of:=[.$A$3]*SIN(RADIANS([.B124]))" office:value-type="float" office:value="3052.12509806698" calcext:value-type="float">
            <text:p>3052,1</text:p>
          </table:table-cell>
          <table:table-cell table:formula="of:=[.$A$3]*SIN(RADIANS([.B124]-120))" office:value-type="float" office:value="125.603288632301" calcext:value-type="float">
            <text:p>125,6</text:p>
          </table:table-cell>
          <table:table-cell table:formula="of:=[.$A$3]*SIN(RADIANS([.B124]+120))" office:value-type="float" office:value="-3177.72838669928" calcext:value-type="float">
            <text:p>-3177,7</text:p>
          </table:table-cell>
          <table:table-cell table:style-name="ce10"/>
          <table:table-cell table:style-name="ce6" table:formula="of:=(MIN([.C124];[.D124];[.E124])+MAX([.C124];[.D124];[.E124]))/2" office:value-type="float" office:value="-62.8016443161505" calcext:value-type="float">
            <text:p>-62,8</text:p>
          </table:table-cell>
          <table:table-cell table:style-name="ce12" table:formula="of:=([.C124]-[.G124]+[.$A$3])/2" office:value-type="float" office:value="3356.96337119156" calcext:value-type="float">
            <text:p>33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1893.70246647423" calcext:value-type="float">
            <text:p>1894</text:p>
          </table:table-cell>
          <table:table-cell table:style-name="ce12" table:formula="of:=([.E124]-[.G124]+[.$A$3])/2" office:value-type="float" office:value="242.036628808436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124]+1" office:value-type="float" office:value="123" calcext:value-type="float">
            <text:p>123</text:p>
          </table:table-cell>
          <table:table-cell table:formula="of:=[.$A$3]*SIN(RADIANS([.B125]))" office:value-type="float" office:value="3018.37537403558" calcext:value-type="float">
            <text:p>3018,4</text:p>
          </table:table-cell>
          <table:table-cell table:formula="of:=[.$A$3]*SIN(RADIANS([.B125]-120))" office:value-type="float" office:value="188.357106518355" calcext:value-type="float">
            <text:p>188,4</text:p>
          </table:table-cell>
          <table:table-cell table:formula="of:=[.$A$3]*SIN(RADIANS([.B125]+120))" office:value-type="float" office:value="-3206.73248055394" calcext:value-type="float">
            <text:p>-3206,7</text:p>
          </table:table-cell>
          <table:table-cell table:style-name="ce10"/>
          <table:table-cell table:style-name="ce6" table:formula="of:=(MIN([.C125];[.D125];[.E125])+MAX([.C125];[.D125];[.E125]))/2" office:value-type="float" office:value="-94.1785532591775" calcext:value-type="float">
            <text:p>-94,2</text:p>
          </table:table-cell>
          <table:table-cell table:style-name="ce12" table:formula="of:=([.C125]-[.G125]+[.$A$3])/2" office:value-type="float" office:value="3355.77696364738" calcext:value-type="float">
            <text:p>33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1940.76782988877" calcext:value-type="float">
            <text:p>1941</text:p>
          </table:table-cell>
          <table:table-cell table:style-name="ce12" table:formula="of:=([.E125]-[.G125]+[.$A$3])/2" office:value-type="float" office:value="243.223036352621" calcext:value-type="float">
            <text:p>243</text:p>
          </table:table-cell>
          <table:table-cell table:style-name="ce10"/>
        </table:table-row>
        <table:table-row table:style-name="ro1">
          <table:table-cell/>
          <table:table-cell table:style-name="ce2" table:formula="of:=[.B125]+1" office:value-type="float" office:value="124" calcext:value-type="float">
            <text:p>124</text:p>
          </table:table-cell>
          <table:table-cell table:formula="of:=[.$A$3]*SIN(RADIANS([.B126]))" office:value-type="float" office:value="2983.70622362559" calcext:value-type="float">
            <text:p>2983,7</text:p>
          </table:table-cell>
          <table:table-cell table:formula="of:=[.$A$3]*SIN(RADIANS([.B126]-120))" office:value-type="float" office:value="251.053549005107" calcext:value-type="float">
            <text:p>251,1</text:p>
          </table:table-cell>
          <table:table-cell table:formula="of:=[.$A$3]*SIN(RADIANS([.B126]+120))" office:value-type="float" office:value="-3234.7597726307" calcext:value-type="float">
            <text:p>-3234,8</text:p>
          </table:table-cell>
          <table:table-cell table:style-name="ce10"/>
          <table:table-cell table:style-name="ce6" table:formula="of:=(MIN([.C126];[.D126];[.E126])+MAX([.C126];[.D126];[.E126]))/2" office:value-type="float" office:value="-125.526774502553" calcext:value-type="float">
            <text:p>-125,5</text:p>
          </table:table-cell>
          <table:table-cell table:style-name="ce12" table:formula="of:=([.C126]-[.G126]+[.$A$3])/2" office:value-type="float" office:value="3354.11649906407" calcext:value-type="float">
            <text:p>33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1987.79016175383" calcext:value-type="float">
            <text:p>1988</text:p>
          </table:table-cell>
          <table:table-cell table:style-name="ce12" table:formula="of:=([.E126]-[.G126]+[.$A$3])/2" office:value-type="float" office:value="244.883500935926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126]+1" office:value-type="float" office:value="125" calcext:value-type="float">
            <text:p>125</text:p>
          </table:table-cell>
          <table:table-cell table:formula="of:=[.$A$3]*SIN(RADIANS([.B127]))" office:value-type="float" office:value="2948.12820739608" calcext:value-type="float">
            <text:p>2948,1</text:p>
          </table:table-cell>
          <table:table-cell table:formula="of:=[.$A$3]*SIN(RADIANS([.B127]-120))" office:value-type="float" office:value="313.673518148822" calcext:value-type="float">
            <text:p>313,7</text:p>
          </table:table-cell>
          <table:table-cell table:formula="of:=[.$A$3]*SIN(RADIANS([.B127]+120))" office:value-type="float" office:value="-3261.8017255449" calcext:value-type="float">
            <text:p>-3261,8</text:p>
          </table:table-cell>
          <table:table-cell table:style-name="ce10"/>
          <table:table-cell table:style-name="ce6" table:formula="of:=(MIN([.C127];[.D127];[.E127])+MAX([.C127];[.D127];[.E127]))/2" office:value-type="float" office:value="-156.836759074411" calcext:value-type="float">
            <text:p>-156,8</text:p>
          </table:table-cell>
          <table:table-cell table:style-name="ce12" table:formula="of:=([.C127]-[.G127]+[.$A$3])/2" office:value-type="float" office:value="3351.98248323525" calcext:value-type="float">
            <text:p>33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034.75513861162" calcext:value-type="float">
            <text:p>2035</text:p>
          </table:table-cell>
          <table:table-cell table:style-name="ce12" table:formula="of:=([.E127]-[.G127]+[.$A$3])/2" office:value-type="float" office:value="247.017516764754" calcext:value-type="float">
            <text:p>247</text:p>
          </table:table-cell>
          <table:table-cell table:style-name="ce10"/>
        </table:table-row>
        <table:table-row table:style-name="ro1">
          <table:table-cell/>
          <table:table-cell table:style-name="ce2" table:formula="of:=[.B127]+1" office:value-type="float" office:value="126" calcext:value-type="float">
            <text:p>126</text:p>
          </table:table-cell>
          <table:table-cell table:formula="of:=[.$A$3]*SIN(RADIANS([.B128]))" office:value-type="float" office:value="2911.65216275544" calcext:value-type="float">
            <text:p>2911,7</text:p>
          </table:table-cell>
          <table:table-cell table:formula="of:=[.$A$3]*SIN(RADIANS([.B128]-120))" office:value-type="float" office:value="376.197939300285" calcext:value-type="float">
            <text:p>376,2</text:p>
          </table:table-cell>
          <table:table-cell table:formula="of:=[.$A$3]*SIN(RADIANS([.B128]+120))" office:value-type="float" office:value="-3287.85010205572" calcext:value-type="float">
            <text:p>-3287,9</text:p>
          </table:table-cell>
          <table:table-cell table:style-name="ce10"/>
          <table:table-cell table:style-name="ce6" table:formula="of:=(MIN([.C128];[.D128];[.E128])+MAX([.C128];[.D128];[.E128]))/2" office:value-type="float" office:value="-188.098969650143" calcext:value-type="float">
            <text:p>-188,1</text:p>
          </table:table-cell>
          <table:table-cell table:style-name="ce12" table:formula="of:=([.C128]-[.G128]+[.$A$3])/2" office:value-type="float" office:value="3349.37556620279" calcext:value-type="float">
            <text:p>33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081.64845447521" calcext:value-type="float">
            <text:p>2082</text:p>
          </table:table-cell>
          <table:table-cell table:style-name="ce12" table:formula="of:=([.E128]-[.G128]+[.$A$3])/2" office:value-type="float" office:value="249.624433797211" calcext:value-type="float">
            <text:p>250</text:p>
          </table:table-cell>
          <table:table-cell table:style-name="ce10"/>
        </table:table-row>
        <table:table-row table:style-name="ro1">
          <table:table-cell/>
          <table:table-cell table:style-name="ce2" table:formula="of:=[.B128]+1" office:value-type="float" office:value="127" calcext:value-type="float">
            <text:p>127</text:p>
          </table:table-cell>
          <table:table-cell table:formula="of:=[.$A$3]*SIN(RADIANS([.B129]))" office:value-type="float" office:value="2874.28920066021" calcext:value-type="float">
            <text:p>2874,3</text:p>
          </table:table-cell>
          <table:table-cell table:formula="of:=[.$A$3]*SIN(RADIANS([.B129]-120))" office:value-type="float" office:value="438.607766915126" calcext:value-type="float">
            <text:p>438,6</text:p>
          </table:table-cell>
          <table:table-cell table:formula="of:=[.$A$3]*SIN(RADIANS([.B129]+120))" office:value-type="float" office:value="-3312.89696757533" calcext:value-type="float">
            <text:p>-3312,9</text:p>
          </table:table-cell>
          <table:table-cell table:style-name="ce10"/>
          <table:table-cell table:style-name="ce6" table:formula="of:=(MIN([.C129];[.D129];[.E129])+MAX([.C129];[.D129];[.E129]))/2" office:value-type="float" office:value="-219.303883457563" calcext:value-type="float">
            <text:p>-219,3</text:p>
          </table:table-cell>
          <table:table-cell table:style-name="ce12" table:formula="of:=([.C129]-[.G129]+[.$A$3])/2" office:value-type="float" office:value="3346.29654205888" calcext:value-type="float">
            <text:p>33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128.45582518634" calcext:value-type="float">
            <text:p>2128</text:p>
          </table:table-cell>
          <table:table-cell table:style-name="ce12" table:formula="of:=([.E129]-[.G129]+[.$A$3])/2" office:value-type="float" office:value="252.703457941115" calcext:value-type="float">
            <text:p>253</text:p>
          </table:table-cell>
          <table:table-cell table:style-name="ce10"/>
        </table:table-row>
        <table:table-row table:style-name="ro1">
          <table:table-cell/>
          <table:table-cell table:style-name="ce2" table:formula="of:=[.B129]+1" office:value-type="float" office:value="128" calcext:value-type="float">
            <text:p>128</text:p>
          </table:table-cell>
          <table:table-cell table:formula="of:=[.$A$3]*SIN(RADIANS([.B130]))" office:value-type="float" office:value="2836.05070223059" calcext:value-type="float">
            <text:p>2836,1</text:p>
          </table:table-cell>
          <table:table-cell table:formula="of:=[.$A$3]*SIN(RADIANS([.B130]-120))" office:value-type="float" office:value="500.883990355276" calcext:value-type="float">
            <text:p>500,9</text:p>
          </table:table-cell>
          <table:table-cell table:formula="of:=[.$A$3]*SIN(RADIANS([.B130]+120))" office:value-type="float" office:value="-3336.93469258587" calcext:value-type="float">
            <text:p>-3336,9</text:p>
          </table:table-cell>
          <table:table-cell table:style-name="ce10"/>
          <table:table-cell table:style-name="ce6" table:formula="of:=(MIN([.C130];[.D130];[.E130])+MAX([.C130];[.D130];[.E130]))/2" office:value-type="float" office:value="-250.441995177638" calcext:value-type="float">
            <text:p>-250,4</text:p>
          </table:table-cell>
          <table:table-cell table:style-name="ce12" table:formula="of:=([.C130]-[.G130]+[.$A$3])/2" office:value-type="float" office:value="3342.74634870411" calcext:value-type="float">
            <text:p>33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175.16299276646" calcext:value-type="float">
            <text:p>2175</text:p>
          </table:table-cell>
          <table:table-cell table:style-name="ce12" table:formula="of:=([.E130]-[.G130]+[.$A$3])/2" office:value-type="float" office:value="256.25365129588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130]+1" office:value-type="float" office:value="129" calcext:value-type="float">
            <text:p>129</text:p>
          </table:table-cell>
          <table:table-cell table:formula="of:=[.$A$3]*SIN(RADIANS([.B131]))" office:value-type="float" office:value="2796.94831528364" calcext:value-type="float">
            <text:p>2796,9</text:p>
          </table:table-cell>
          <table:table-cell table:formula="of:=[.$A$3]*SIN(RADIANS([.B131]-120))" office:value-type="float" office:value="563.007639679791" calcext:value-type="float">
            <text:p>563,0</text:p>
          </table:table-cell>
          <table:table-cell table:formula="of:=[.$A$3]*SIN(RADIANS([.B131]+120))" office:value-type="float" office:value="-3359.95595496343" calcext:value-type="float">
            <text:p>-3360,0</text:p>
          </table:table-cell>
          <table:table-cell table:style-name="ce10"/>
          <table:table-cell table:style-name="ce6" table:formula="of:=(MIN([.C131];[.D131];[.E131])+MAX([.C131];[.D131];[.E131]))/2" office:value-type="float" office:value="-281.503819839895" calcext:value-type="float">
            <text:p>-281,5</text:p>
          </table:table-cell>
          <table:table-cell table:style-name="ce12" table:formula="of:=([.C131]-[.G131]+[.$A$3])/2" office:value-type="float" office:value="3338.72606756177" calcext:value-type="float">
            <text:p>33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221.75572975984" calcext:value-type="float">
            <text:p>2222</text:p>
          </table:table-cell>
          <table:table-cell table:style-name="ce12" table:formula="of:=([.E131]-[.G131]+[.$A$3])/2" office:value-type="float" office:value="260.273932438233" calcext:value-type="float">
            <text:p>260</text:p>
          </table:table-cell>
          <table:table-cell table:style-name="ce10"/>
        </table:table-row>
        <table:table-row table:style-name="ro1">
          <table:table-cell/>
          <table:table-cell table:style-name="ce2" table:formula="of:=[.B131]+1" office:value-type="float" office:value="130" calcext:value-type="float">
            <text:p>130</text:p>
          </table:table-cell>
          <table:table-cell table:formula="of:=[.$A$3]*SIN(RADIANS([.B132]))" office:value-type="float" office:value="2756.9939507852" calcext:value-type="float">
            <text:p>2757,0</text:p>
          </table:table-cell>
          <table:table-cell table:formula="of:=[.$A$3]*SIN(RADIANS([.B132]-120))" office:value-type="float" office:value="624.959791423282" calcext:value-type="float">
            <text:p>625,0</text:p>
          </table:table-cell>
          <table:table-cell table:formula="of:=[.$A$3]*SIN(RADIANS([.B132]+120))" office:value-type="float" office:value="-3381.95374220848" calcext:value-type="float">
            <text:p>-3382,0</text:p>
          </table:table-cell>
          <table:table-cell table:style-name="ce10"/>
          <table:table-cell table:style-name="ce6" table:formula="of:=(MIN([.C132];[.D132];[.E132])+MAX([.C132];[.D132];[.E132]))/2" office:value-type="float" office:value="-312.479895711641" calcext:value-type="float">
            <text:p>-312,5</text:p>
          </table:table-cell>
          <table:table-cell table:style-name="ce12" table:formula="of:=([.C132]-[.G132]+[.$A$3])/2" office:value-type="float" office:value="3334.23692324842" calcext:value-type="float">
            <text:p>33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268.21984356746" calcext:value-type="float">
            <text:p>2268</text:p>
          </table:table-cell>
          <table:table-cell table:style-name="ce12" table:formula="of:=([.E132]-[.G132]+[.$A$3])/2" office:value-type="float" office:value="264.763076751578" calcext:value-type="float">
            <text:p>265</text:p>
          </table:table-cell>
          <table:table-cell table:style-name="ce10"/>
        </table:table-row>
        <table:table-row table:style-name="ro1">
          <table:table-cell/>
          <table:table-cell table:style-name="ce2" table:formula="of:=[.B132]+1" office:value-type="float" office:value="131" calcext:value-type="float">
            <text:p>131</text:p>
          </table:table-cell>
          <table:table-cell table:formula="of:=[.$A$3]*SIN(RADIANS([.B133]))" office:value-type="float" office:value="2716.19977922176" calcext:value-type="float">
            <text:p>2716,2</text:p>
          </table:table-cell>
          <table:table-cell table:formula="of:=[.$A$3]*SIN(RADIANS([.B133]-120))" office:value-type="float" office:value="686.721574360185" calcext:value-type="float">
            <text:p>686,7</text:p>
          </table:table-cell>
          <table:table-cell table:formula="of:=[.$A$3]*SIN(RADIANS([.B133]+120))" office:value-type="float" office:value="-3402.92135358194" calcext:value-type="float">
            <text:p>-3402,9</text:p>
          </table:table-cell>
          <table:table-cell table:style-name="ce10"/>
          <table:table-cell table:style-name="ce6" table:formula="of:=(MIN([.C133];[.D133];[.E133])+MAX([.C133];[.D133];[.E133]))/2" office:value-type="float" office:value="-343.360787180092" calcext:value-type="float">
            <text:p>-343,4</text:p>
          </table:table-cell>
          <table:table-cell table:style-name="ce12" table:formula="of:=([.C133]-[.G133]+[.$A$3])/2" office:value-type="float" office:value="3329.28028320092" calcext:value-type="float">
            <text:p>33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14.54118077014" calcext:value-type="float">
            <text:p>2315</text:p>
          </table:table-cell>
          <table:table-cell table:style-name="ce12" table:formula="of:=([.E133]-[.G133]+[.$A$3])/2" office:value-type="float" office:value="269.719716799076" calcext:value-type="float">
            <text:p>270</text:p>
          </table:table-cell>
          <table:table-cell table:style-name="ce10"/>
        </table:table-row>
        <table:table-row table:style-name="ro1">
          <table:table-cell/>
          <table:table-cell table:style-name="ce2" table:formula="of:=[.B133]+1" office:value-type="float" office:value="132" calcext:value-type="float">
            <text:p>132</text:p>
          </table:table-cell>
          <table:table-cell table:formula="of:=[.$A$3]*SIN(RADIANS([.B134]))" office:value-type="float" office:value="2674.57822689314" calcext:value-type="float">
            <text:p>2674,6</text:p>
          </table:table-cell>
          <table:table-cell table:formula="of:=[.$A$3]*SIN(RADIANS([.B134]-120))" office:value-type="float" office:value="748.274175253116" calcext:value-type="float">
            <text:p>748,3</text:p>
          </table:table-cell>
          <table:table-cell table:formula="of:=[.$A$3]*SIN(RADIANS([.B134]+120))" office:value-type="float" office:value="-3422.85240214626" calcext:value-type="float">
            <text:p>-3422,9</text:p>
          </table:table-cell>
          <table:table-cell table:style-name="ce10"/>
          <table:table-cell table:style-name="ce6" table:formula="of:=(MIN([.C134];[.D134];[.E134])+MAX([.C134];[.D134];[.E134]))/2" office:value-type="float" office:value="-374.137087626558" calcext:value-type="float">
            <text:p>-374,1</text:p>
          </table:table-cell>
          <table:table-cell table:style-name="ce12" table:formula="of:=([.C134]-[.G134]+[.$A$3])/2" office:value-type="float" office:value="3323.85765725985" calcext:value-type="float">
            <text:p>33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60.70563143984" calcext:value-type="float">
            <text:p>2361</text:p>
          </table:table-cell>
          <table:table-cell table:style-name="ce12" table:formula="of:=([.E134]-[.G134]+[.$A$3])/2" office:value-type="float" office:value="275.14234274015" calcext:value-type="float">
            <text:p>275</text:p>
          </table:table-cell>
          <table:table-cell table:style-name="ce10"/>
        </table:table-row>
        <table:table-row table:style-name="ro1">
          <table:table-cell/>
          <table:table-cell table:style-name="ce2" table:formula="of:=[.B134]+1" office:value-type="float" office:value="133" calcext:value-type="float">
            <text:p>133</text:p>
          </table:table-cell>
          <table:table-cell table:formula="of:=[.$A$3]*SIN(RADIANS([.B135]))" office:value-type="float" office:value="2632.1419721274" calcext:value-type="float">
            <text:p>2632,1</text:p>
          </table:table-cell>
          <table:table-cell table:formula="of:=[.$A$3]*SIN(RADIANS([.B135]-120))" office:value-type="float" office:value="809.59884458357" calcext:value-type="float">
            <text:p>809,6</text:p>
          </table:table-cell>
          <table:table-cell table:formula="of:=[.$A$3]*SIN(RADIANS([.B135]+120))" office:value-type="float" office:value="-3441.74081671096" calcext:value-type="float">
            <text:p>-3441,7</text:p>
          </table:table-cell>
          <table:table-cell table:style-name="ce10"/>
          <table:table-cell table:style-name="ce6" table:formula="of:=(MIN([.C135];[.D135];[.E135])+MAX([.C135];[.D135];[.E135]))/2" office:value-type="float" office:value="-404.799422291785" calcext:value-type="float">
            <text:p>-404,8</text:p>
          </table:table-cell>
          <table:table-cell table:style-name="ce12" table:formula="of:=([.C135]-[.G135]+[.$A$3])/2" office:value-type="float" office:value="3317.97069720959" calcext:value-type="float">
            <text:p>331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406.69913343768" calcext:value-type="float">
            <text:p>2407</text:p>
          </table:table-cell>
          <table:table-cell table:style-name="ce12" table:formula="of:=([.E135]-[.G135]+[.$A$3])/2" office:value-type="float" office:value="281.02930279041" calcext:value-type="float">
            <text:p>281</text:p>
          </table:table-cell>
          <table:table-cell table:style-name="ce10"/>
        </table:table-row>
        <table:table-row table:style-name="ro1">
          <table:table-cell/>
          <table:table-cell table:style-name="ce2" table:formula="of:=[.B135]+1" office:value-type="float" office:value="134" calcext:value-type="float">
            <text:p>134</text:p>
          </table:table-cell>
          <table:table-cell table:formula="of:=[.$A$3]*SIN(RADIANS([.B136]))" office:value-type="float" office:value="2588.9039414188" calcext:value-type="float">
            <text:p>2588,9</text:p>
          </table:table-cell>
          <table:table-cell table:formula="of:=[.$A$3]*SIN(RADIANS([.B136]-120))" office:value-type="float" office:value="870.676902263204" calcext:value-type="float">
            <text:p>870,7</text:p>
          </table:table-cell>
          <table:table-cell table:formula="of:=[.$A$3]*SIN(RADIANS([.B136]+120))" office:value-type="float" office:value="-3459.58084368201" calcext:value-type="float">
            <text:p>-3459,6</text:p>
          </table:table-cell>
          <table:table-cell table:style-name="ce10"/>
          <table:table-cell table:style-name="ce6" table:formula="of:=(MIN([.C136];[.D136];[.E136])+MAX([.C136];[.D136];[.E136]))/2" office:value-type="float" office:value="-435.338451131603" calcext:value-type="float">
            <text:p>-435,3</text:p>
          </table:table-cell>
          <table:table-cell table:style-name="ce12" table:formula="of:=([.C136]-[.G136]+[.$A$3])/2" office:value-type="float" office:value="3311.6211962752" calcext:value-type="float">
            <text:p>33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452.5076766974" calcext:value-type="float">
            <text:p>2453</text:p>
          </table:table-cell>
          <table:table-cell table:style-name="ce12" table:formula="of:=([.E136]-[.G136]+[.$A$3])/2" office:value-type="float" office:value="287.378803724796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136]+1" office:value-type="float" office:value="135" calcext:value-type="float">
            <text:p>135</text:p>
          </table:table-cell>
          <table:table-cell table:formula="of:=[.$A$3]*SIN(RADIANS([.B137]))" office:value-type="float" office:value="2544.87730549038" calcext:value-type="float">
            <text:p>2544,9</text:p>
          </table:table-cell>
          <table:table-cell table:formula="of:=[.$A$3]*SIN(RADIANS([.B137]-120))" office:value-type="float" office:value="931.489743323972" calcext:value-type="float">
            <text:p>931,5</text:p>
          </table:table-cell>
          <table:table-cell table:formula="of:=[.$A$3]*SIN(RADIANS([.B137]+120))" office:value-type="float" office:value="-3476.36704881436" calcext:value-type="float">
            <text:p>-3476,4</text:p>
          </table:table-cell>
          <table:table-cell table:style-name="ce10"/>
          <table:table-cell table:style-name="ce6" table:formula="of:=(MIN([.C137];[.D137];[.E137])+MAX([.C137];[.D137];[.E137]))/2" office:value-type="float" office:value="-465.744871661986" calcext:value-type="float">
            <text:p>-465,7</text:p>
          </table:table-cell>
          <table:table-cell table:style-name="ce12" table:formula="of:=([.C137]-[.G137]+[.$A$3])/2" office:value-type="float" office:value="3304.81108857619" calcext:value-type="float">
            <text:p>33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498.11730749298" calcext:value-type="float">
            <text:p>2498</text:p>
          </table:table-cell>
          <table:table-cell table:style-name="ce12" table:formula="of:=([.E137]-[.G137]+[.$A$3])/2" office:value-type="float" office:value="294.188911423815" calcext:value-type="float">
            <text:p>294</text:p>
          </table:table-cell>
          <table:table-cell table:style-name="ce10"/>
        </table:table-row>
        <table:table-row table:style-name="ro1">
          <table:table-cell/>
          <table:table-cell table:style-name="ce2" table:formula="of:=[.B137]+1" office:value-type="float" office:value="136" calcext:value-type="float">
            <text:p>136</text:p>
          </table:table-cell>
          <table:table-cell table:formula="of:=[.$A$3]*SIN(RADIANS([.B138]))" office:value-type="float" office:value="2500.07547528193" calcext:value-type="float">
            <text:p>2500,1</text:p>
          </table:table-cell>
          <table:table-cell table:formula="of:=[.$A$3]*SIN(RADIANS([.B138]-120))" office:value-type="float" office:value="992.01884358538" calcext:value-type="float">
            <text:p>992,0</text:p>
          </table:table-cell>
          <table:table-cell table:formula="of:=[.$A$3]*SIN(RADIANS([.B138]+120))" office:value-type="float" office:value="-3492.09431886731" calcext:value-type="float">
            <text:p>-3492,1</text:p>
          </table:table-cell>
          <table:table-cell table:style-name="ce10"/>
          <table:table-cell table:style-name="ce6" table:formula="of:=(MIN([.C138];[.D138];[.E138])+MAX([.C138];[.D138];[.E138]))/2" office:value-type="float" office:value="-496.00942179269" calcext:value-type="float">
            <text:p>-496,0</text:p>
          </table:table-cell>
          <table:table-cell table:style-name="ce12" table:formula="of:=([.C138]-[.G138]+[.$A$3])/2" office:value-type="float" office:value="3297.54244853731" calcext:value-type="float">
            <text:p>32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543.51413268904" calcext:value-type="float">
            <text:p>2544</text:p>
          </table:table-cell>
          <table:table-cell table:style-name="ce12" table:formula="of:=([.E138]-[.G138]+[.$A$3])/2" office:value-type="float" office:value="301.457551462689" calcext:value-type="float">
            <text:p>301</text:p>
          </table:table-cell>
          <table:table-cell table:style-name="ce10"/>
        </table:table-row>
        <table:table-row table:style-name="ro1">
          <table:table-cell/>
          <table:table-cell table:style-name="ce2" table:formula="of:=[.B138]+1" office:value-type="float" office:value="137" calcext:value-type="float">
            <text:p>137</text:p>
          </table:table-cell>
          <table:table-cell table:formula="of:=[.$A$3]*SIN(RADIANS([.B139]))" office:value-type="float" office:value="2454.51209786493" calcext:value-type="float">
            <text:p>2454,5</text:p>
          </table:table-cell>
          <table:table-cell table:formula="of:=[.$A$3]*SIN(RADIANS([.B139]-120))" office:value-type="float" office:value="1052.24576529713" calcext:value-type="float">
            <text:p>1052,2</text:p>
          </table:table-cell>
          <table:table-cell table:formula="of:=[.$A$3]*SIN(RADIANS([.B139]+120))" office:value-type="float" office:value="-3506.75786316206" calcext:value-type="float">
            <text:p>-3506,8</text:p>
          </table:table-cell>
          <table:table-cell table:style-name="ce10"/>
          <table:table-cell table:style-name="ce6" table:formula="of:=(MIN([.C139];[.D139];[.E139])+MAX([.C139];[.D139];[.E139]))/2" office:value-type="float" office:value="-526.122882648564" calcext:value-type="float">
            <text:p>-526,1</text:p>
          </table:table-cell>
          <table:table-cell table:style-name="ce12" table:formula="of:=([.C139]-[.G139]+[.$A$3])/2" office:value-type="float" office:value="3289.81749025675" calcext:value-type="float">
            <text:p>32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588.68432397285" calcext:value-type="float">
            <text:p>2589</text:p>
          </table:table-cell>
          <table:table-cell table:style-name="ce12" table:formula="of:=([.E139]-[.G139]+[.$A$3])/2" office:value-type="float" office:value="309.182509743252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139]+1" office:value-type="float" office:value="138" calcext:value-type="float">
            <text:p>138</text:p>
          </table:table-cell>
          <table:table-cell table:formula="of:=[.$A$3]*SIN(RADIANS([.B140]))" office:value-type="float" office:value="2408.20105228553" calcext:value-type="float">
            <text:p>2408,2</text:p>
          </table:table-cell>
          <table:table-cell table:formula="of:=[.$A$3]*SIN(RADIANS([.B140]-120))" office:value-type="float" office:value="1112.15216275544" calcext:value-type="float">
            <text:p>1112,2</text:p>
          </table:table-cell>
          <table:table-cell table:formula="of:=[.$A$3]*SIN(RADIANS([.B140]+120))" office:value-type="float" office:value="-3520.35321504097" calcext:value-type="float">
            <text:p>-3520,4</text:p>
          </table:table-cell>
          <table:table-cell table:style-name="ce10"/>
          <table:table-cell table:style-name="ce6" table:formula="of:=(MIN([.C140];[.D140];[.E140])+MAX([.C140];[.D140];[.E140]))/2" office:value-type="float" office:value="-556.076081377718" calcext:value-type="float">
            <text:p>-556,1</text:p>
          </table:table-cell>
          <table:table-cell table:style-name="ce12" table:formula="of:=([.C140]-[.G140]+[.$A$3])/2" office:value-type="float" office:value="3281.63856683162" calcext:value-type="float">
            <text:p>32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633.61412206658" calcext:value-type="float">
            <text:p>2634</text:p>
          </table:table-cell>
          <table:table-cell table:style-name="ce12" table:formula="of:=([.E140]-[.G140]+[.$A$3])/2" office:value-type="float" office:value="317.361433168376" calcext:value-type="float">
            <text:p>317</text:p>
          </table:table-cell>
          <table:table-cell table:style-name="ce10"/>
        </table:table-row>
        <table:table-row table:style-name="ro1">
          <table:table-cell/>
          <table:table-cell table:style-name="ce2" table:formula="of:=[.B140]+1" office:value-type="float" office:value="139" calcext:value-type="float">
            <text:p>139</text:p>
          </table:table-cell>
          <table:table-cell table:formula="of:=[.$A$3]*SIN(RADIANS([.B141]))" office:value-type="float" office:value="2361.15644533684" calcext:value-type="float">
            <text:p>2361,2</text:p>
          </table:table-cell>
          <table:table-cell table:formula="of:=[.$A$3]*SIN(RADIANS([.B141]-120))" office:value-type="float" office:value="1171.71978789131" calcext:value-type="float">
            <text:p>1171,7</text:p>
          </table:table-cell>
          <table:table-cell table:formula="of:=[.$A$3]*SIN(RADIANS([.B141]+120))" office:value-type="float" office:value="-3532.87623322814" calcext:value-type="float">
            <text:p>-3532,9</text:p>
          </table:table-cell>
          <table:table-cell table:style-name="ce10"/>
          <table:table-cell table:style-name="ce6" table:formula="of:=(MIN([.C141];[.D141];[.E141])+MAX([.C141];[.D141];[.E141]))/2" office:value-type="float" office:value="-585.859893945654" calcext:value-type="float">
            <text:p>-585,9</text:p>
          </table:table-cell>
          <table:table-cell table:style-name="ce12" table:formula="of:=([.C141]-[.G141]+[.$A$3])/2" office:value-type="float" office:value="3273.00816964124" calcext:value-type="float">
            <text:p>32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678.28984091848" calcext:value-type="float">
            <text:p>2678</text:p>
          </table:table-cell>
          <table:table-cell table:style-name="ce12" table:formula="of:=([.E141]-[.G141]+[.$A$3])/2" office:value-type="float" office:value="325.991830358756" calcext:value-type="float">
            <text:p>326</text:p>
          </table:table-cell>
          <table:table-cell table:style-name="ce10"/>
        </table:table-row>
        <table:table-row table:style-name="ro1">
          <table:table-cell/>
          <table:table-cell table:style-name="ce2" table:formula="of:=[.B141]+1" office:value-type="float" office:value="140" calcext:value-type="float">
            <text:p>140</text:p>
          </table:table-cell>
          <table:table-cell table:formula="of:=[.$A$3]*SIN(RADIANS([.B142]))" office:value-type="float" office:value="2313.39260726186" calcext:value-type="float">
            <text:p>2313,4</text:p>
          </table:table-cell>
          <table:table-cell table:formula="of:=[.$A$3]*SIN(RADIANS([.B142]-120))" office:value-type="float" office:value="1230.93049582908" calcext:value-type="float">
            <text:p>1230,9</text:p>
          </table:table-cell>
          <table:table-cell table:formula="of:=[.$A$3]*SIN(RADIANS([.B142]+120))" office:value-type="float" office:value="-3544.32310309094" calcext:value-type="float">
            <text:p>-3544,3</text:p>
          </table:table-cell>
          <table:table-cell table:style-name="ce10"/>
          <table:table-cell table:style-name="ce6" table:formula="of:=(MIN([.C142];[.D142];[.E142])+MAX([.C142];[.D142];[.E142]))/2" office:value-type="float" office:value="-615.465247914541" calcext:value-type="float">
            <text:p>-615,5</text:p>
          </table:table-cell>
          <table:table-cell table:style-name="ce12" table:formula="of:=([.C142]-[.G142]+[.$A$3])/2" office:value-type="float" office:value="3263.9289275882" calcext:value-type="float">
            <text:p>32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722.69787187181" calcext:value-type="float">
            <text:p>2723</text:p>
          </table:table-cell>
          <table:table-cell table:style-name="ce12" table:formula="of:=([.E142]-[.G142]+[.$A$3])/2" office:value-type="float" office:value="335.071072411802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142]+1" office:value-type="float" office:value="141" calcext:value-type="float">
            <text:p>141</text:p>
          </table:table-cell>
          <table:table-cell table:formula="of:=[.$A$3]*SIN(RADIANS([.B143]))" office:value-type="float" office:value="2264.92408738836" calcext:value-type="float">
            <text:p>2264,9</text:p>
          </table:table-cell>
          <table:table-cell table:formula="of:=[.$A$3]*SIN(RADIANS([.B143]-120))" office:value-type="float" office:value="1289.76625041354" calcext:value-type="float">
            <text:p>1289,8</text:p>
          </table:table-cell>
          <table:table-cell table:formula="of:=[.$A$3]*SIN(RADIANS([.B143]+120))" office:value-type="float" office:value="-3554.6903378019" calcext:value-type="float">
            <text:p>-3554,7</text:p>
          </table:table-cell>
          <table:table-cell table:style-name="ce10"/>
          <table:table-cell table:style-name="ce6" table:formula="of:=(MIN([.C143];[.D143];[.E143])+MAX([.C143];[.D143];[.E143]))/2" office:value-type="float" office:value="-644.883125206768" calcext:value-type="float">
            <text:p>-644,9</text:p>
          </table:table-cell>
          <table:table-cell table:style-name="ce12" table:formula="of:=([.C143]-[.G143]+[.$A$3])/2" office:value-type="float" office:value="3254.40360629757" calcext:value-type="float">
            <text:p>3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766.82468781015" calcext:value-type="float">
            <text:p>2767</text:p>
          </table:table-cell>
          <table:table-cell table:style-name="ce12" table:formula="of:=([.E143]-[.G143]+[.$A$3])/2" office:value-type="float" office:value="344.596393702434" calcext:value-type="float">
            <text:p>345</text:p>
          </table:table-cell>
          <table:table-cell table:style-name="ce10"/>
        </table:table-row>
        <table:table-row table:style-name="ro1">
          <table:table-cell/>
          <table:table-cell table:style-name="ce2" table:formula="of:=[.B143]+1" office:value-type="float" office:value="142" calcext:value-type="float">
            <text:p>142</text:p>
          </table:table-cell>
          <table:table-cell table:formula="of:=[.$A$3]*SIN(RADIANS([.B144]))" office:value-type="float" office:value="2215.76564969704" calcext:value-type="float">
            <text:p>2215,8</text:p>
          </table:table-cell>
          <table:table-cell table:formula="of:=[.$A$3]*SIN(RADIANS([.B144]-120))" office:value-type="float" office:value="1348.20912970387" calcext:value-type="float">
            <text:p>1348,2</text:p>
          </table:table-cell>
          <table:table-cell table:formula="of:=[.$A$3]*SIN(RADIANS([.B144]+120))" office:value-type="float" office:value="-3563.97477940091" calcext:value-type="float">
            <text:p>-3564,0</text:p>
          </table:table-cell>
          <table:table-cell table:style-name="ce10"/>
          <table:table-cell table:style-name="ce6" table:formula="of:=(MIN([.C144];[.D144];[.E144])+MAX([.C144];[.D144];[.E144]))/2" office:value-type="float" office:value="-674.104564851934" calcext:value-type="float">
            <text:p>-674,1</text:p>
          </table:table-cell>
          <table:table-cell table:style-name="ce12" table:formula="of:=([.C144]-[.G144]+[.$A$3])/2" office:value-type="float" office:value="3244.43510727449" calcext:value-type="float">
            <text:p>3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810.6568472779" calcext:value-type="float">
            <text:p>2811</text:p>
          </table:table-cell>
          <table:table-cell table:style-name="ce12" table:formula="of:=([.E144]-[.G144]+[.$A$3])/2" office:value-type="float" office:value="354.56489272551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144]+1" office:value-type="float" office:value="143" calcext:value-type="float">
            <text:p>143</text:p>
          </table:table-cell>
          <table:table-cell table:formula="of:=[.$A$3]*SIN(RADIANS([.B145]))" office:value-type="float" office:value="2165.93226832422" calcext:value-type="float">
            <text:p>2165,9</text:p>
          </table:table-cell>
          <table:table-cell table:formula="of:=[.$A$3]*SIN(RADIANS([.B145]-120))" office:value-type="float" office:value="1406.2413314329" calcext:value-type="float">
            <text:p>1406,2</text:p>
          </table:table-cell>
          <table:table-cell table:formula="of:=[.$A$3]*SIN(RADIANS([.B145]+120))" office:value-type="float" office:value="-3572.17359975712" calcext:value-type="float">
            <text:p>-3572,2</text:p>
          </table:table-cell>
          <table:table-cell table:style-name="ce10"/>
          <table:table-cell table:style-name="ce6" table:formula="of:=(MIN([.C145];[.D145];[.E145])+MAX([.C145];[.D145];[.E145]))/2" office:value-type="float" office:value="-703.120665716449" calcext:value-type="float">
            <text:p>-703,1</text:p>
          </table:table-cell>
          <table:table-cell table:style-name="ce12" table:formula="of:=([.C145]-[.G145]+[.$A$3])/2" office:value-type="float" office:value="3234.02646702033" calcext:value-type="float">
            <text:p>3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854.18099857467" calcext:value-type="float">
            <text:p>2854</text:p>
          </table:table-cell>
          <table:table-cell table:style-name="ce12" table:formula="of:=([.E145]-[.G145]+[.$A$3])/2" office:value-type="float" office:value="364.973532979665" calcext:value-type="float">
            <text:p>365</text:p>
          </table:table-cell>
          <table:table-cell table:style-name="ce10"/>
        </table:table-row>
        <table:table-row table:style-name="ro1">
          <table:table-cell/>
          <table:table-cell table:style-name="ce2" table:formula="of:=[.B145]+1" office:value-type="float" office:value="144" calcext:value-type="float">
            <text:p>144</text:p>
          </table:table-cell>
          <table:table-cell table:formula="of:=[.$A$3]*SIN(RADIANS([.B146]))" office:value-type="float" office:value="2115.43912300061" calcext:value-type="float">
            <text:p>2115,4</text:p>
          </table:table-cell>
          <table:table-cell table:formula="of:=[.$A$3]*SIN(RADIANS([.B146]-120))" office:value-type="float" office:value="1463.84517842981" calcext:value-type="float">
            <text:p>1463,8</text:p>
          </table:table-cell>
          <table:table-cell table:formula="of:=[.$A$3]*SIN(RADIANS([.B146]+120))" office:value-type="float" office:value="-3579.28430143042" calcext:value-type="float">
            <text:p>-3579,3</text:p>
          </table:table-cell>
          <table:table-cell table:style-name="ce10"/>
          <table:table-cell table:style-name="ce6" table:formula="of:=(MIN([.C146];[.D146];[.E146])+MAX([.C146];[.D146];[.E146]))/2" office:value-type="float" office:value="-731.922589214902" calcext:value-type="float">
            <text:p>-731,9</text:p>
          </table:table-cell>
          <table:table-cell table:style-name="ce12" table:formula="of:=([.C146]-[.G146]+[.$A$3])/2" office:value-type="float" office:value="3223.18085610776" calcext:value-type="float">
            <text:p>3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897.38388382235" calcext:value-type="float">
            <text:p>2897</text:p>
          </table:table-cell>
          <table:table-cell table:style-name="ce12" table:formula="of:=([.E146]-[.G146]+[.$A$3])/2" office:value-type="float" office:value="375.819143892243" calcext:value-type="float">
            <text:p>376</text:p>
          </table:table-cell>
          <table:table-cell table:style-name="ce10"/>
        </table:table-row>
        <table:table-row table:style-name="ro1">
          <table:table-cell/>
          <table:table-cell table:style-name="ce2" table:formula="of:=[.B146]+1" office:value-type="float" office:value="145" calcext:value-type="float">
            <text:p>145</text:p>
          </table:table-cell>
          <table:table-cell table:formula="of:=[.$A$3]*SIN(RADIANS([.B147]))" office:value-type="float" office:value="2064.30159442741" calcext:value-type="float">
            <text:p>2064,3</text:p>
          </table:table-cell>
          <table:table-cell table:formula="of:=[.$A$3]*SIN(RADIANS([.B147]-120))" office:value-type="float" office:value="1521.00312400478" calcext:value-type="float">
            <text:p>1521,0</text:p>
          </table:table-cell>
          <table:table-cell table:formula="of:=[.$A$3]*SIN(RADIANS([.B147]+120))" office:value-type="float" office:value="-3585.30471843219" calcext:value-type="float">
            <text:p>-3585,3</text:p>
          </table:table-cell>
          <table:table-cell table:style-name="ce10"/>
          <table:table-cell table:style-name="ce6" table:formula="of:=(MIN([.C147];[.D147];[.E147])+MAX([.C147];[.D147];[.E147]))/2" office:value-type="float" office:value="-760.501562002389" calcext:value-type="float">
            <text:p>-760,5</text:p>
          </table:table-cell>
          <table:table-cell table:style-name="ce12" table:formula="of:=([.C147]-[.G147]+[.$A$3])/2" office:value-type="float" office:value="3211.9015782149" calcext:value-type="float">
            <text:p>3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940.25234300358" calcext:value-type="float">
            <text:p>2940</text:p>
          </table:table-cell>
          <table:table-cell table:style-name="ce12" table:formula="of:=([.E147]-[.G147]+[.$A$3])/2" office:value-type="float" office:value="387.098421785098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147]+1" office:value-type="float" office:value="146" calcext:value-type="float">
            <text:p>146</text:p>
          </table:table-cell>
          <table:table-cell table:formula="of:=[.$A$3]*SIN(RADIANS([.B148]))" office:value-type="float" office:value="2012.53525959122" calcext:value-type="float">
            <text:p>2012,5</text:p>
          </table:table-cell>
          <table:table-cell table:formula="of:=[.$A$3]*SIN(RADIANS([.B148]-120))" office:value-type="float" office:value="1577.69775729389" calcext:value-type="float">
            <text:p>1577,7</text:p>
          </table:table-cell>
          <table:table-cell table:formula="of:=[.$A$3]*SIN(RADIANS([.B148]+120))" office:value-type="float" office:value="-3590.23301688511" calcext:value-type="float">
            <text:p>-3590,2</text:p>
          </table:table-cell>
          <table:table-cell table:style-name="ce10"/>
          <table:table-cell table:style-name="ce6" table:formula="of:=(MIN([.C148];[.D148];[.E148])+MAX([.C148];[.D148];[.E148]))/2" office:value-type="float" office:value="-788.848878646945" calcext:value-type="float">
            <text:p>-788,8</text:p>
          </table:table-cell>
          <table:table-cell table:style-name="ce12" table:formula="of:=([.C148]-[.G148]+[.$A$3])/2" office:value-type="float" office:value="3200.19206911908" calcext:value-type="float">
            <text:p>32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982.77331797042" calcext:value-type="float">
            <text:p>2983</text:p>
          </table:table-cell>
          <table:table-cell table:style-name="ce12" table:formula="of:=([.E148]-[.G148]+[.$A$3])/2" office:value-type="float" office:value="398.807930880919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148]+1" office:value-type="float" office:value="147" calcext:value-type="float">
            <text:p>147</text:p>
          </table:table-cell>
          <table:table-cell table:formula="of:=[.$A$3]*SIN(RADIANS([.B149]))" office:value-type="float" office:value="1960.15588701908" calcext:value-type="float">
            <text:p>1960,2</text:p>
          </table:table-cell>
          <table:table-cell table:formula="of:=[.$A$3]*SIN(RADIANS([.B149]-120))" office:value-type="float" office:value="1633.91180856263" calcext:value-type="float">
            <text:p>1633,9</text:p>
          </table:table-cell>
          <table:table-cell table:formula="of:=[.$A$3]*SIN(RADIANS([.B149]+120))" office:value-type="float" office:value="-3594.06769558171" calcext:value-type="float">
            <text:p>-3594,1</text:p>
          </table:table-cell>
          <table:table-cell table:style-name="ce10"/>
          <table:table-cell table:style-name="ce6" table:formula="of:=(MIN([.C149];[.D149];[.E149])+MAX([.C149];[.D149];[.E149]))/2" office:value-type="float" office:value="-816.955904281314" calcext:value-type="float">
            <text:p>-817,0</text:p>
          </table:table-cell>
          <table:table-cell table:style-name="ce12" table:formula="of:=([.C149]-[.G149]+[.$A$3])/2" office:value-type="float" office:value="3188.0558956502" calcext:value-type="float">
            <text:p>31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3024.93385642197" calcext:value-type="float">
            <text:p>3025</text:p>
          </table:table-cell>
          <table:table-cell table:style-name="ce12" table:formula="of:=([.E149]-[.G149]+[.$A$3])/2" office:value-type="float" office:value="410.944104349801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149]+1" office:value-type="float" office:value="148" calcext:value-type="float">
            <text:p>148</text:p>
          </table:table-cell>
          <table:table-cell table:formula="of:=[.$A$3]*SIN(RADIANS([.B150]))" office:value-type="float" office:value="1907.1794319753" calcext:value-type="float">
            <text:p>1907,2</text:p>
          </table:table-cell>
          <table:table-cell table:formula="of:=[.$A$3]*SIN(RADIANS([.B150]-120))" office:value-type="float" office:value="1689.62815446642" calcext:value-type="float">
            <text:p>1689,6</text:p>
          </table:table-cell>
          <table:table-cell table:formula="of:=[.$A$3]*SIN(RADIANS([.B150]+120))" office:value-type="float" office:value="-3596.80758644173" calcext:value-type="float">
            <text:p>-3596,8</text:p>
          </table:table-cell>
          <table:table-cell table:style-name="ce10"/>
          <table:table-cell table:style-name="ce6" table:formula="of:=(MIN([.C150];[.D150];[.E150])+MAX([.C150];[.D150];[.E150]))/2" office:value-type="float" office:value="-844.814077233211" calcext:value-type="float">
            <text:p>-844,8</text:p>
          </table:table-cell>
          <table:table-cell table:style-name="ce12" table:formula="of:=([.C150]-[.G150]+[.$A$3])/2" office:value-type="float" office:value="3175.49675460426" calcext:value-type="float">
            <text:p>3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3066.72111584982" calcext:value-type="float">
            <text:p>3067</text:p>
          </table:table-cell>
          <table:table-cell table:style-name="ce12" table:formula="of:=([.E150]-[.G150]+[.$A$3])/2" office:value-type="float" office:value="423.503245395742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150]+1" office:value-type="float" office:value="149" calcext:value-type="float">
            <text:p>149</text:p>
          </table:table-cell>
          <table:table-cell table:formula="of:=[.$A$3]*SIN(RADIANS([.B151]))" office:value-type="float" office:value="1853.62203160129" calcext:value-type="float">
            <text:p>1853,6</text:p>
          </table:table-cell>
          <table:table-cell table:formula="of:=[.$A$3]*SIN(RADIANS([.B151]-120))" office:value-type="float" office:value="1744.82982326657" calcext:value-type="float">
            <text:p>1744,8</text:p>
          </table:table-cell>
          <table:table-cell table:formula="of:=[.$A$3]*SIN(RADIANS([.B151]+120))" office:value-type="float" office:value="-3598.45185486785" calcext:value-type="float">
            <text:p>-3598,5</text:p>
          </table:table-cell>
          <table:table-cell table:style-name="ce10"/>
          <table:table-cell table:style-name="ce6" table:formula="of:=(MIN([.C151];[.D151];[.E151])+MAX([.C151];[.D151];[.E151]))/2" office:value-type="float" office:value="-872.414911633283" calcext:value-type="float">
            <text:p>-872,4</text:p>
          </table:table-cell>
          <table:table-cell table:style-name="ce12" table:formula="of:=([.C151]-[.G151]+[.$A$3])/2" office:value-type="float" office:value="3162.51847161728" calcext:value-type="float">
            <text:p>316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3108.12236744992" calcext:value-type="float">
            <text:p>3108</text:p>
          </table:table-cell>
          <table:table-cell table:style-name="ce12" table:formula="of:=([.E151]-[.G151]+[.$A$3])/2" office:value-type="float" office:value="436.481528382716" calcext:value-type="float">
            <text:p>436</text:p>
          </table:table-cell>
          <table:table-cell table:style-name="ce10"/>
        </table:table-row>
        <table:table-row table:style-name="ro1">
          <table:table-cell/>
          <table:table-cell table:style-name="ce2" table:formula="of:=[.B151]+1" office:value-type="float" office:value="150" calcext:value-type="float">
            <text:p>150</text:p>
          </table:table-cell>
          <table:table-cell table:formula="of:=[.$A$3]*SIN(RADIANS([.B152]))" office:value-type="float" office:value="1799.5" calcext:value-type="float">
            <text:p>1799,5</text:p>
          </table:table-cell>
          <table:table-cell table:formula="of:=[.$A$3]*SIN(RADIANS([.B152]-120))" office:value-type="float" office:value="1799.5" calcext:value-type="float">
            <text:p>1799,5</text:p>
          </table:table-cell>
          <table:table-cell table:formula="of:=[.$A$3]*SIN(RADIANS([.B152]+120))" office:value-type="float" office:value="-3599" calcext:value-type="float">
            <text:p>-3599,0</text:p>
          </table:table-cell>
          <table:table-cell table:style-name="ce10"/>
          <table:table-cell table:style-name="ce6" table:formula="of:=(MIN([.C152];[.D152];[.E152])+MAX([.C152];[.D152];[.E152]))/2" office:value-type="float" office:value="-899.75" calcext:value-type="float">
            <text:p>-899,8</text:p>
          </table:table-cell>
          <table:table-cell table:style-name="ce12" table:formula="of:=([.C152]-[.G152]+[.$A$3])/2" office:value-type="float" office:value="3149.125" calcext:value-type="float">
            <text:p>31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3149.125" calcext:value-type="float">
            <text:p>3149</text:p>
          </table:table-cell>
          <table:table-cell table:style-name="ce12" table:formula="of:=([.E152]-[.G152]+[.$A$3])/2" office:value-type="float" office:value="449.875" calcext:value-type="float">
            <text:p>450</text:p>
          </table:table-cell>
          <table:table-cell table:style-name="ce10"/>
        </table:table-row>
        <table:table-row table:style-name="ro1">
          <table:table-cell/>
          <table:table-cell table:style-name="ce2" table:formula="of:=[.B152]+1" office:value-type="float" office:value="151" calcext:value-type="float">
            <text:p>151</text:p>
          </table:table-cell>
          <table:table-cell table:formula="of:=[.$A$3]*SIN(RADIANS([.B153]))" office:value-type="float" office:value="1744.82982326657" calcext:value-type="float">
            <text:p>1744,8</text:p>
          </table:table-cell>
          <table:table-cell table:formula="of:=[.$A$3]*SIN(RADIANS([.B153]-120))" office:value-type="float" office:value="1853.62203160129" calcext:value-type="float">
            <text:p>1853,6</text:p>
          </table:table-cell>
          <table:table-cell table:formula="of:=[.$A$3]*SIN(RADIANS([.B153]+120))" office:value-type="float" office:value="-3598.45185486785" calcext:value-type="float">
            <text:p>-3598,5</text:p>
          </table:table-cell>
          <table:table-cell table:style-name="ce10"/>
          <table:table-cell table:style-name="ce6" table:formula="of:=(MIN([.C153];[.D153];[.E153])+MAX([.C153];[.D153];[.E153]))/2" office:value-type="float" office:value="-872.414911633284" calcext:value-type="float">
            <text:p>-872,4</text:p>
          </table:table-cell>
          <table:table-cell table:style-name="ce12" table:formula="of:=([.C153]-[.G153]+[.$A$3])/2" office:value-type="float" office:value="3108.12236744993" calcext:value-type="float">
            <text:p>310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3162.51847161728" calcext:value-type="float">
            <text:p>3163</text:p>
          </table:table-cell>
          <table:table-cell table:style-name="ce12" table:formula="of:=([.E153]-[.G153]+[.$A$3])/2" office:value-type="float" office:value="436.481528382716" calcext:value-type="float">
            <text:p>436</text:p>
          </table:table-cell>
          <table:table-cell table:style-name="ce10"/>
        </table:table-row>
        <table:table-row table:style-name="ro1">
          <table:table-cell/>
          <table:table-cell table:style-name="ce2" table:formula="of:=[.B153]+1" office:value-type="float" office:value="152" calcext:value-type="float">
            <text:p>152</text:p>
          </table:table-cell>
          <table:table-cell table:formula="of:=[.$A$3]*SIN(RADIANS([.B154]))" office:value-type="float" office:value="1689.62815446642" calcext:value-type="float">
            <text:p>1689,6</text:p>
          </table:table-cell>
          <table:table-cell table:formula="of:=[.$A$3]*SIN(RADIANS([.B154]-120))" office:value-type="float" office:value="1907.1794319753" calcext:value-type="float">
            <text:p>1907,2</text:p>
          </table:table-cell>
          <table:table-cell table:formula="of:=[.$A$3]*SIN(RADIANS([.B154]+120))" office:value-type="float" office:value="-3596.80758644173" calcext:value-type="float">
            <text:p>-3596,8</text:p>
          </table:table-cell>
          <table:table-cell table:style-name="ce10"/>
          <table:table-cell table:style-name="ce6" table:formula="of:=(MIN([.C154];[.D154];[.E154])+MAX([.C154];[.D154];[.E154]))/2" office:value-type="float" office:value="-844.814077233211" calcext:value-type="float">
            <text:p>-844,8</text:p>
          </table:table-cell>
          <table:table-cell table:style-name="ce12" table:formula="of:=([.C154]-[.G154]+[.$A$3])/2" office:value-type="float" office:value="3066.72111584982" calcext:value-type="float">
            <text:p>30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3175.49675460426" calcext:value-type="float">
            <text:p>3175</text:p>
          </table:table-cell>
          <table:table-cell table:style-name="ce12" table:formula="of:=([.E154]-[.G154]+[.$A$3])/2" office:value-type="float" office:value="423.503245395742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154]+1" office:value-type="float" office:value="153" calcext:value-type="float">
            <text:p>153</text:p>
          </table:table-cell>
          <table:table-cell table:formula="of:=[.$A$3]*SIN(RADIANS([.B155]))" office:value-type="float" office:value="1633.91180856263" calcext:value-type="float">
            <text:p>1633,9</text:p>
          </table:table-cell>
          <table:table-cell table:formula="of:=[.$A$3]*SIN(RADIANS([.B155]-120))" office:value-type="float" office:value="1960.15588701908" calcext:value-type="float">
            <text:p>1960,2</text:p>
          </table:table-cell>
          <table:table-cell table:formula="of:=[.$A$3]*SIN(RADIANS([.B155]+120))" office:value-type="float" office:value="-3594.06769558171" calcext:value-type="float">
            <text:p>-3594,1</text:p>
          </table:table-cell>
          <table:table-cell table:style-name="ce10"/>
          <table:table-cell table:style-name="ce6" table:formula="of:=(MIN([.C155];[.D155];[.E155])+MAX([.C155];[.D155];[.E155]))/2" office:value-type="float" office:value="-816.955904281314" calcext:value-type="float">
            <text:p>-817,0</text:p>
          </table:table-cell>
          <table:table-cell table:style-name="ce12" table:formula="of:=([.C155]-[.G155]+[.$A$3])/2" office:value-type="float" office:value="3024.93385642197" calcext:value-type="float">
            <text:p>30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3188.0558956502" calcext:value-type="float">
            <text:p>3188</text:p>
          </table:table-cell>
          <table:table-cell table:style-name="ce12" table:formula="of:=([.E155]-[.G155]+[.$A$3])/2" office:value-type="float" office:value="410.944104349802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155]+1" office:value-type="float" office:value="154" calcext:value-type="float">
            <text:p>154</text:p>
          </table:table-cell>
          <table:table-cell table:formula="of:=[.$A$3]*SIN(RADIANS([.B156]))" office:value-type="float" office:value="1577.69775729389" calcext:value-type="float">
            <text:p>1577,7</text:p>
          </table:table-cell>
          <table:table-cell table:formula="of:=[.$A$3]*SIN(RADIANS([.B156]-120))" office:value-type="float" office:value="2012.53525959122" calcext:value-type="float">
            <text:p>2012,5</text:p>
          </table:table-cell>
          <table:table-cell table:formula="of:=[.$A$3]*SIN(RADIANS([.B156]+120))" office:value-type="float" office:value="-3590.23301688511" calcext:value-type="float">
            <text:p>-3590,2</text:p>
          </table:table-cell>
          <table:table-cell table:style-name="ce10"/>
          <table:table-cell table:style-name="ce6" table:formula="of:=(MIN([.C156];[.D156];[.E156])+MAX([.C156];[.D156];[.E156]))/2" office:value-type="float" office:value="-788.848878646945" calcext:value-type="float">
            <text:p>-788,8</text:p>
          </table:table-cell>
          <table:table-cell table:style-name="ce12" table:formula="of:=([.C156]-[.G156]+[.$A$3])/2" office:value-type="float" office:value="2982.77331797042" calcext:value-type="float">
            <text:p>298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3200.19206911908" calcext:value-type="float">
            <text:p>3200</text:p>
          </table:table-cell>
          <table:table-cell table:style-name="ce12" table:formula="of:=([.E156]-[.G156]+[.$A$3])/2" office:value-type="float" office:value="398.807930880919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156]+1" office:value-type="float" office:value="155" calcext:value-type="float">
            <text:p>155</text:p>
          </table:table-cell>
          <table:table-cell table:formula="of:=[.$A$3]*SIN(RADIANS([.B157]))" office:value-type="float" office:value="1521.00312400478" calcext:value-type="float">
            <text:p>1521,0</text:p>
          </table:table-cell>
          <table:table-cell table:formula="of:=[.$A$3]*SIN(RADIANS([.B157]-120))" office:value-type="float" office:value="2064.30159442741" calcext:value-type="float">
            <text:p>2064,3</text:p>
          </table:table-cell>
          <table:table-cell table:formula="of:=[.$A$3]*SIN(RADIANS([.B157]+120))" office:value-type="float" office:value="-3585.30471843219" calcext:value-type="float">
            <text:p>-3585,3</text:p>
          </table:table-cell>
          <table:table-cell table:style-name="ce10"/>
          <table:table-cell table:style-name="ce6" table:formula="of:=(MIN([.C157];[.D157];[.E157])+MAX([.C157];[.D157];[.E157]))/2" office:value-type="float" office:value="-760.501562002389" calcext:value-type="float">
            <text:p>-760,5</text:p>
          </table:table-cell>
          <table:table-cell table:style-name="ce12" table:formula="of:=([.C157]-[.G157]+[.$A$3])/2" office:value-type="float" office:value="2940.25234300358" calcext:value-type="float">
            <text:p>29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3211.9015782149" calcext:value-type="float">
            <text:p>3212</text:p>
          </table:table-cell>
          <table:table-cell table:style-name="ce12" table:formula="of:=([.E157]-[.G157]+[.$A$3])/2" office:value-type="float" office:value="387.098421785098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157]+1" office:value-type="float" office:value="156" calcext:value-type="float">
            <text:p>156</text:p>
          </table:table-cell>
          <table:table-cell table:formula="of:=[.$A$3]*SIN(RADIANS([.B158]))" office:value-type="float" office:value="1463.84517842981" calcext:value-type="float">
            <text:p>1463,8</text:p>
          </table:table-cell>
          <table:table-cell table:formula="of:=[.$A$3]*SIN(RADIANS([.B158]-120))" office:value-type="float" office:value="2115.43912300061" calcext:value-type="float">
            <text:p>2115,4</text:p>
          </table:table-cell>
          <table:table-cell table:formula="of:=[.$A$3]*SIN(RADIANS([.B158]+120))" office:value-type="float" office:value="-3579.28430143042" calcext:value-type="float">
            <text:p>-3579,3</text:p>
          </table:table-cell>
          <table:table-cell table:style-name="ce10"/>
          <table:table-cell table:style-name="ce6" table:formula="of:=(MIN([.C158];[.D158];[.E158])+MAX([.C158];[.D158];[.E158]))/2" office:value-type="float" office:value="-731.922589214902" calcext:value-type="float">
            <text:p>-731,9</text:p>
          </table:table-cell>
          <table:table-cell table:style-name="ce12" table:formula="of:=([.C158]-[.G158]+[.$A$3])/2" office:value-type="float" office:value="2897.38388382235" calcext:value-type="float">
            <text:p>289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3223.18085610776" calcext:value-type="float">
            <text:p>3223</text:p>
          </table:table-cell>
          <table:table-cell table:style-name="ce12" table:formula="of:=([.E158]-[.G158]+[.$A$3])/2" office:value-type="float" office:value="375.819143892243" calcext:value-type="float">
            <text:p>376</text:p>
          </table:table-cell>
          <table:table-cell table:style-name="ce10"/>
        </table:table-row>
        <table:table-row table:style-name="ro1">
          <table:table-cell/>
          <table:table-cell table:style-name="ce2" table:formula="of:=[.B158]+1" office:value-type="float" office:value="157" calcext:value-type="float">
            <text:p>157</text:p>
          </table:table-cell>
          <table:table-cell table:formula="of:=[.$A$3]*SIN(RADIANS([.B159]))" office:value-type="float" office:value="1406.2413314329" calcext:value-type="float">
            <text:p>1406,2</text:p>
          </table:table-cell>
          <table:table-cell table:formula="of:=[.$A$3]*SIN(RADIANS([.B159]-120))" office:value-type="float" office:value="2165.93226832422" calcext:value-type="float">
            <text:p>2165,9</text:p>
          </table:table-cell>
          <table:table-cell table:formula="of:=[.$A$3]*SIN(RADIANS([.B159]+120))" office:value-type="float" office:value="-3572.17359975712" calcext:value-type="float">
            <text:p>-3572,2</text:p>
          </table:table-cell>
          <table:table-cell table:style-name="ce10"/>
          <table:table-cell table:style-name="ce6" table:formula="of:=(MIN([.C159];[.D159];[.E159])+MAX([.C159];[.D159];[.E159]))/2" office:value-type="float" office:value="-703.120665716448" calcext:value-type="float">
            <text:p>-703,1</text:p>
          </table:table-cell>
          <table:table-cell table:style-name="ce12" table:formula="of:=([.C159]-[.G159]+[.$A$3])/2" office:value-type="float" office:value="2854.18099857467" calcext:value-type="float">
            <text:p>28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3234.02646702033" calcext:value-type="float">
            <text:p>3234</text:p>
          </table:table-cell>
          <table:table-cell table:style-name="ce12" table:formula="of:=([.E159]-[.G159]+[.$A$3])/2" office:value-type="float" office:value="364.973532979665" calcext:value-type="float">
            <text:p>365</text:p>
          </table:table-cell>
          <table:table-cell table:style-name="ce10"/>
        </table:table-row>
        <table:table-row table:style-name="ro1">
          <table:table-cell/>
          <table:table-cell table:style-name="ce2" table:formula="of:=[.B159]+1" office:value-type="float" office:value="158" calcext:value-type="float">
            <text:p>158</text:p>
          </table:table-cell>
          <table:table-cell table:formula="of:=[.$A$3]*SIN(RADIANS([.B160]))" office:value-type="float" office:value="1348.20912970387" calcext:value-type="float">
            <text:p>1348,2</text:p>
          </table:table-cell>
          <table:table-cell table:formula="of:=[.$A$3]*SIN(RADIANS([.B160]-120))" office:value-type="float" office:value="2215.76564969704" calcext:value-type="float">
            <text:p>2215,8</text:p>
          </table:table-cell>
          <table:table-cell table:formula="of:=[.$A$3]*SIN(RADIANS([.B160]+120))" office:value-type="float" office:value="-3563.97477940091" calcext:value-type="float">
            <text:p>-3564,0</text:p>
          </table:table-cell>
          <table:table-cell table:style-name="ce10"/>
          <table:table-cell table:style-name="ce6" table:formula="of:=(MIN([.C160];[.D160];[.E160])+MAX([.C160];[.D160];[.E160]))/2" office:value-type="float" office:value="-674.104564851934" calcext:value-type="float">
            <text:p>-674,1</text:p>
          </table:table-cell>
          <table:table-cell table:style-name="ce12" table:formula="of:=([.C160]-[.G160]+[.$A$3])/2" office:value-type="float" office:value="2810.6568472779" calcext:value-type="float">
            <text:p>28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3244.43510727449" calcext:value-type="float">
            <text:p>3244</text:p>
          </table:table-cell>
          <table:table-cell table:style-name="ce12" table:formula="of:=([.E160]-[.G160]+[.$A$3])/2" office:value-type="float" office:value="354.56489272551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160]+1" office:value-type="float" office:value="159" calcext:value-type="float">
            <text:p>159</text:p>
          </table:table-cell>
          <table:table-cell table:formula="of:=[.$A$3]*SIN(RADIANS([.B161]))" office:value-type="float" office:value="1289.76625041354" calcext:value-type="float">
            <text:p>1289,8</text:p>
          </table:table-cell>
          <table:table-cell table:formula="of:=[.$A$3]*SIN(RADIANS([.B161]-120))" office:value-type="float" office:value="2264.92408738836" calcext:value-type="float">
            <text:p>2264,9</text:p>
          </table:table-cell>
          <table:table-cell table:formula="of:=[.$A$3]*SIN(RADIANS([.B161]+120))" office:value-type="float" office:value="-3554.6903378019" calcext:value-type="float">
            <text:p>-3554,7</text:p>
          </table:table-cell>
          <table:table-cell table:style-name="ce10"/>
          <table:table-cell table:style-name="ce6" table:formula="of:=(MIN([.C161];[.D161];[.E161])+MAX([.C161];[.D161];[.E161]))/2" office:value-type="float" office:value="-644.883125206768" calcext:value-type="float">
            <text:p>-644,9</text:p>
          </table:table-cell>
          <table:table-cell table:style-name="ce12" table:formula="of:=([.C161]-[.G161]+[.$A$3])/2" office:value-type="float" office:value="2766.82468781015" calcext:value-type="float">
            <text:p>27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3254.40360629757" calcext:value-type="float">
            <text:p>3254</text:p>
          </table:table-cell>
          <table:table-cell table:style-name="ce12" table:formula="of:=([.E161]-[.G161]+[.$A$3])/2" office:value-type="float" office:value="344.596393702433" calcext:value-type="float">
            <text:p>345</text:p>
          </table:table-cell>
          <table:table-cell table:style-name="ce10"/>
        </table:table-row>
        <table:table-row table:style-name="ro1">
          <table:table-cell/>
          <table:table-cell table:style-name="ce2" table:formula="of:=[.B161]+1" office:value-type="float" office:value="160" calcext:value-type="float">
            <text:p>160</text:p>
          </table:table-cell>
          <table:table-cell table:formula="of:=[.$A$3]*SIN(RADIANS([.B162]))" office:value-type="float" office:value="1230.93049582908" calcext:value-type="float">
            <text:p>1230,9</text:p>
          </table:table-cell>
          <table:table-cell table:formula="of:=[.$A$3]*SIN(RADIANS([.B162]-120))" office:value-type="float" office:value="2313.39260726185" calcext:value-type="float">
            <text:p>2313,4</text:p>
          </table:table-cell>
          <table:table-cell table:formula="of:=[.$A$3]*SIN(RADIANS([.B162]+120))" office:value-type="float" office:value="-3544.32310309094" calcext:value-type="float">
            <text:p>-3544,3</text:p>
          </table:table-cell>
          <table:table-cell table:style-name="ce10"/>
          <table:table-cell table:style-name="ce6" table:formula="of:=(MIN([.C162];[.D162];[.E162])+MAX([.C162];[.D162];[.E162]))/2" office:value-type="float" office:value="-615.465247914541" calcext:value-type="float">
            <text:p>-615,5</text:p>
          </table:table-cell>
          <table:table-cell table:style-name="ce12" table:formula="of:=([.C162]-[.G162]+[.$A$3])/2" office:value-type="float" office:value="2722.69787187181" calcext:value-type="float">
            <text:p>27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3263.9289275882" calcext:value-type="float">
            <text:p>3264</text:p>
          </table:table-cell>
          <table:table-cell table:style-name="ce12" table:formula="of:=([.E162]-[.G162]+[.$A$3])/2" office:value-type="float" office:value="335.071072411802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162]+1" office:value-type="float" office:value="161" calcext:value-type="float">
            <text:p>161</text:p>
          </table:table-cell>
          <table:table-cell table:formula="of:=[.$A$3]*SIN(RADIANS([.B163]))" office:value-type="float" office:value="1171.71978789131" calcext:value-type="float">
            <text:p>1171,7</text:p>
          </table:table-cell>
          <table:table-cell table:formula="of:=[.$A$3]*SIN(RADIANS([.B163]-120))" office:value-type="float" office:value="2361.15644533684" calcext:value-type="float">
            <text:p>2361,2</text:p>
          </table:table-cell>
          <table:table-cell table:formula="of:=[.$A$3]*SIN(RADIANS([.B163]+120))" office:value-type="float" office:value="-3532.87623322814" calcext:value-type="float">
            <text:p>-3532,9</text:p>
          </table:table-cell>
          <table:table-cell table:style-name="ce10"/>
          <table:table-cell table:style-name="ce6" table:formula="of:=(MIN([.C163];[.D163];[.E163])+MAX([.C163];[.D163];[.E163]))/2" office:value-type="float" office:value="-585.859893945653" calcext:value-type="float">
            <text:p>-585,9</text:p>
          </table:table-cell>
          <table:table-cell table:style-name="ce12" table:formula="of:=([.C163]-[.G163]+[.$A$3])/2" office:value-type="float" office:value="2678.28984091848" calcext:value-type="float">
            <text:p>267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3273.00816964124" calcext:value-type="float">
            <text:p>3273</text:p>
          </table:table-cell>
          <table:table-cell table:style-name="ce12" table:formula="of:=([.E163]-[.G163]+[.$A$3])/2" office:value-type="float" office:value="325.991830358756" calcext:value-type="float">
            <text:p>326</text:p>
          </table:table-cell>
          <table:table-cell table:style-name="ce10"/>
        </table:table-row>
        <table:table-row table:style-name="ro1">
          <table:table-cell/>
          <table:table-cell table:style-name="ce2" table:formula="of:=[.B163]+1" office:value-type="float" office:value="162" calcext:value-type="float">
            <text:p>162</text:p>
          </table:table-cell>
          <table:table-cell table:formula="of:=[.$A$3]*SIN(RADIANS([.B164]))" office:value-type="float" office:value="1112.15216275544" calcext:value-type="float">
            <text:p>1112,2</text:p>
          </table:table-cell>
          <table:table-cell table:formula="of:=[.$A$3]*SIN(RADIANS([.B164]-120))" office:value-type="float" office:value="2408.20105228553" calcext:value-type="float">
            <text:p>2408,2</text:p>
          </table:table-cell>
          <table:table-cell table:formula="of:=[.$A$3]*SIN(RADIANS([.B164]+120))" office:value-type="float" office:value="-3520.35321504097" calcext:value-type="float">
            <text:p>-3520,4</text:p>
          </table:table-cell>
          <table:table-cell table:style-name="ce10"/>
          <table:table-cell table:style-name="ce6" table:formula="of:=(MIN([.C164];[.D164];[.E164])+MAX([.C164];[.D164];[.E164]))/2" office:value-type="float" office:value="-556.076081377718" calcext:value-type="float">
            <text:p>-556,1</text:p>
          </table:table-cell>
          <table:table-cell table:style-name="ce12" table:formula="of:=([.C164]-[.G164]+[.$A$3])/2" office:value-type="float" office:value="2633.61412206658" calcext:value-type="float">
            <text:p>26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3281.63856683162" calcext:value-type="float">
            <text:p>3282</text:p>
          </table:table-cell>
          <table:table-cell table:style-name="ce12" table:formula="of:=([.E164]-[.G164]+[.$A$3])/2" office:value-type="float" office:value="317.361433168376" calcext:value-type="float">
            <text:p>317</text:p>
          </table:table-cell>
          <table:table-cell table:style-name="ce10"/>
        </table:table-row>
        <table:table-row table:style-name="ro1">
          <table:table-cell/>
          <table:table-cell table:style-name="ce2" table:formula="of:=[.B164]+1" office:value-type="float" office:value="163" calcext:value-type="float">
            <text:p>163</text:p>
          </table:table-cell>
          <table:table-cell table:formula="of:=[.$A$3]*SIN(RADIANS([.B165]))" office:value-type="float" office:value="1052.24576529713" calcext:value-type="float">
            <text:p>1052,2</text:p>
          </table:table-cell>
          <table:table-cell table:formula="of:=[.$A$3]*SIN(RADIANS([.B165]-120))" office:value-type="float" office:value="2454.51209786493" calcext:value-type="float">
            <text:p>2454,5</text:p>
          </table:table-cell>
          <table:table-cell table:formula="of:=[.$A$3]*SIN(RADIANS([.B165]+120))" office:value-type="float" office:value="-3506.75786316206" calcext:value-type="float">
            <text:p>-3506,8</text:p>
          </table:table-cell>
          <table:table-cell table:style-name="ce10"/>
          <table:table-cell table:style-name="ce6" table:formula="of:=(MIN([.C165];[.D165];[.E165])+MAX([.C165];[.D165];[.E165]))/2" office:value-type="float" office:value="-526.122882648565" calcext:value-type="float">
            <text:p>-526,1</text:p>
          </table:table-cell>
          <table:table-cell table:style-name="ce12" table:formula="of:=([.C165]-[.G165]+[.$A$3])/2" office:value-type="float" office:value="2588.68432397285" calcext:value-type="float">
            <text:p>258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3289.81749025675" calcext:value-type="float">
            <text:p>3290</text:p>
          </table:table-cell>
          <table:table-cell table:style-name="ce12" table:formula="of:=([.E165]-[.G165]+[.$A$3])/2" office:value-type="float" office:value="309.182509743252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165]+1" office:value-type="float" office:value="164" calcext:value-type="float">
            <text:p>164</text:p>
          </table:table-cell>
          <table:table-cell table:formula="of:=[.$A$3]*SIN(RADIANS([.B166]))" office:value-type="float" office:value="992.01884358538" calcext:value-type="float">
            <text:p>992,0</text:p>
          </table:table-cell>
          <table:table-cell table:formula="of:=[.$A$3]*SIN(RADIANS([.B166]-120))" office:value-type="float" office:value="2500.07547528193" calcext:value-type="float">
            <text:p>2500,1</text:p>
          </table:table-cell>
          <table:table-cell table:formula="of:=[.$A$3]*SIN(RADIANS([.B166]+120))" office:value-type="float" office:value="-3492.09431886731" calcext:value-type="float">
            <text:p>-3492,1</text:p>
          </table:table-cell>
          <table:table-cell table:style-name="ce10"/>
          <table:table-cell table:style-name="ce6" table:formula="of:=(MIN([.C166];[.D166];[.E166])+MAX([.C166];[.D166];[.E166]))/2" office:value-type="float" office:value="-496.00942179269" calcext:value-type="float">
            <text:p>-496,0</text:p>
          </table:table-cell>
          <table:table-cell table:style-name="ce12" table:formula="of:=([.C166]-[.G166]+[.$A$3])/2" office:value-type="float" office:value="2543.51413268904" calcext:value-type="float">
            <text:p>25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3297.54244853731" calcext:value-type="float">
            <text:p>3298</text:p>
          </table:table-cell>
          <table:table-cell table:style-name="ce12" table:formula="of:=([.E166]-[.G166]+[.$A$3])/2" office:value-type="float" office:value="301.457551462689" calcext:value-type="float">
            <text:p>301</text:p>
          </table:table-cell>
          <table:table-cell table:style-name="ce10"/>
        </table:table-row>
        <table:table-row table:style-name="ro1">
          <table:table-cell/>
          <table:table-cell table:style-name="ce2" table:formula="of:=[.B166]+1" office:value-type="float" office:value="165" calcext:value-type="float">
            <text:p>165</text:p>
          </table:table-cell>
          <table:table-cell table:formula="of:=[.$A$3]*SIN(RADIANS([.B167]))" office:value-type="float" office:value="931.489743323973" calcext:value-type="float">
            <text:p>931,5</text:p>
          </table:table-cell>
          <table:table-cell table:formula="of:=[.$A$3]*SIN(RADIANS([.B167]-120))" office:value-type="float" office:value="2544.87730549038" calcext:value-type="float">
            <text:p>2544,9</text:p>
          </table:table-cell>
          <table:table-cell table:formula="of:=[.$A$3]*SIN(RADIANS([.B167]+120))" office:value-type="float" office:value="-3476.36704881436" calcext:value-type="float">
            <text:p>-3476,4</text:p>
          </table:table-cell>
          <table:table-cell table:style-name="ce10"/>
          <table:table-cell table:style-name="ce6" table:formula="of:=(MIN([.C167];[.D167];[.E167])+MAX([.C167];[.D167];[.E167]))/2" office:value-type="float" office:value="-465.744871661986" calcext:value-type="float">
            <text:p>-465,7</text:p>
          </table:table-cell>
          <table:table-cell table:style-name="ce12" table:formula="of:=([.C167]-[.G167]+[.$A$3])/2" office:value-type="float" office:value="2498.11730749298" calcext:value-type="float">
            <text:p>249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3304.81108857619" calcext:value-type="float">
            <text:p>3305</text:p>
          </table:table-cell>
          <table:table-cell table:style-name="ce12" table:formula="of:=([.E167]-[.G167]+[.$A$3])/2" office:value-type="float" office:value="294.188911423815" calcext:value-type="float">
            <text:p>294</text:p>
          </table:table-cell>
          <table:table-cell table:style-name="ce10"/>
        </table:table-row>
        <table:table-row table:style-name="ro1">
          <table:table-cell/>
          <table:table-cell table:style-name="ce2" table:formula="of:=[.B167]+1" office:value-type="float" office:value="166" calcext:value-type="float">
            <text:p>166</text:p>
          </table:table-cell>
          <table:table-cell table:formula="of:=[.$A$3]*SIN(RADIANS([.B168]))" office:value-type="float" office:value="870.676902263204" calcext:value-type="float">
            <text:p>870,7</text:p>
          </table:table-cell>
          <table:table-cell table:formula="of:=[.$A$3]*SIN(RADIANS([.B168]-120))" office:value-type="float" office:value="2588.9039414188" calcext:value-type="float">
            <text:p>2588,9</text:p>
          </table:table-cell>
          <table:table-cell table:formula="of:=[.$A$3]*SIN(RADIANS([.B168]+120))" office:value-type="float" office:value="-3459.58084368201" calcext:value-type="float">
            <text:p>-3459,6</text:p>
          </table:table-cell>
          <table:table-cell table:style-name="ce10"/>
          <table:table-cell table:style-name="ce6" table:formula="of:=(MIN([.C168];[.D168];[.E168])+MAX([.C168];[.D168];[.E168]))/2" office:value-type="float" office:value="-435.338451131602" calcext:value-type="float">
            <text:p>-435,3</text:p>
          </table:table-cell>
          <table:table-cell table:style-name="ce12" table:formula="of:=([.C168]-[.G168]+[.$A$3])/2" office:value-type="float" office:value="2452.5076766974" calcext:value-type="float">
            <text:p>24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3311.6211962752" calcext:value-type="float">
            <text:p>3312</text:p>
          </table:table-cell>
          <table:table-cell table:style-name="ce12" table:formula="of:=([.E168]-[.G168]+[.$A$3])/2" office:value-type="float" office:value="287.378803724796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168]+1" office:value-type="float" office:value="167" calcext:value-type="float">
            <text:p>167</text:p>
          </table:table-cell>
          <table:table-cell table:formula="of:=[.$A$3]*SIN(RADIANS([.B169]))" office:value-type="float" office:value="809.598844583571" calcext:value-type="float">
            <text:p>809,6</text:p>
          </table:table-cell>
          <table:table-cell table:formula="of:=[.$A$3]*SIN(RADIANS([.B169]-120))" office:value-type="float" office:value="2632.14197212739" calcext:value-type="float">
            <text:p>2632,1</text:p>
          </table:table-cell>
          <table:table-cell table:formula="of:=[.$A$3]*SIN(RADIANS([.B169]+120))" office:value-type="float" office:value="-3441.74081671096" calcext:value-type="float">
            <text:p>-3441,7</text:p>
          </table:table-cell>
          <table:table-cell table:style-name="ce10"/>
          <table:table-cell table:style-name="ce6" table:formula="of:=(MIN([.C169];[.D169];[.E169])+MAX([.C169];[.D169];[.E169]))/2" office:value-type="float" office:value="-404.799422291785" calcext:value-type="float">
            <text:p>-404,8</text:p>
          </table:table-cell>
          <table:table-cell table:style-name="ce12" table:formula="of:=([.C169]-[.G169]+[.$A$3])/2" office:value-type="float" office:value="2406.69913343768" calcext:value-type="float">
            <text:p>240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3317.97069720959" calcext:value-type="float">
            <text:p>3318</text:p>
          </table:table-cell>
          <table:table-cell table:style-name="ce12" table:formula="of:=([.E169]-[.G169]+[.$A$3])/2" office:value-type="float" office:value="281.02930279041" calcext:value-type="float">
            <text:p>281</text:p>
          </table:table-cell>
          <table:table-cell table:style-name="ce10"/>
        </table:table-row>
        <table:table-row table:style-name="ro1">
          <table:table-cell/>
          <table:table-cell table:style-name="ce2" table:formula="of:=[.B169]+1" office:value-type="float" office:value="168" calcext:value-type="float">
            <text:p>168</text:p>
          </table:table-cell>
          <table:table-cell table:formula="of:=[.$A$3]*SIN(RADIANS([.B170]))" office:value-type="float" office:value="748.274175253116" calcext:value-type="float">
            <text:p>748,3</text:p>
          </table:table-cell>
          <table:table-cell table:formula="of:=[.$A$3]*SIN(RADIANS([.B170]-120))" office:value-type="float" office:value="2674.57822689314" calcext:value-type="float">
            <text:p>2674,6</text:p>
          </table:table-cell>
          <table:table-cell table:formula="of:=[.$A$3]*SIN(RADIANS([.B170]+120))" office:value-type="float" office:value="-3422.85240214626" calcext:value-type="float">
            <text:p>-3422,9</text:p>
          </table:table-cell>
          <table:table-cell table:style-name="ce10"/>
          <table:table-cell table:style-name="ce6" table:formula="of:=(MIN([.C170];[.D170];[.E170])+MAX([.C170];[.D170];[.E170]))/2" office:value-type="float" office:value="-374.137087626558" calcext:value-type="float">
            <text:p>-374,1</text:p>
          </table:table-cell>
          <table:table-cell table:style-name="ce12" table:formula="of:=([.C170]-[.G170]+[.$A$3])/2" office:value-type="float" office:value="2360.70563143984" calcext:value-type="float">
            <text:p>236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3323.85765725985" calcext:value-type="float">
            <text:p>3324</text:p>
          </table:table-cell>
          <table:table-cell table:style-name="ce12" table:formula="of:=([.E170]-[.G170]+[.$A$3])/2" office:value-type="float" office:value="275.14234274015" calcext:value-type="float">
            <text:p>275</text:p>
          </table:table-cell>
          <table:table-cell table:style-name="ce10"/>
        </table:table-row>
        <table:table-row table:style-name="ro1">
          <table:table-cell/>
          <table:table-cell table:style-name="ce2" table:formula="of:=[.B170]+1" office:value-type="float" office:value="169" calcext:value-type="float">
            <text:p>169</text:p>
          </table:table-cell>
          <table:table-cell table:formula="of:=[.$A$3]*SIN(RADIANS([.B171]))" office:value-type="float" office:value="686.721574360185" calcext:value-type="float">
            <text:p>686,7</text:p>
          </table:table-cell>
          <table:table-cell table:formula="of:=[.$A$3]*SIN(RADIANS([.B171]-120))" office:value-type="float" office:value="2716.19977922176" calcext:value-type="float">
            <text:p>2716,2</text:p>
          </table:table-cell>
          <table:table-cell table:formula="of:=[.$A$3]*SIN(RADIANS([.B171]+120))" office:value-type="float" office:value="-3402.92135358194" calcext:value-type="float">
            <text:p>-3402,9</text:p>
          </table:table-cell>
          <table:table-cell table:style-name="ce10"/>
          <table:table-cell table:style-name="ce6" table:formula="of:=(MIN([.C171];[.D171];[.E171])+MAX([.C171];[.D171];[.E171]))/2" office:value-type="float" office:value="-343.360787180092" calcext:value-type="float">
            <text:p>-343,4</text:p>
          </table:table-cell>
          <table:table-cell table:style-name="ce12" table:formula="of:=([.C171]-[.G171]+[.$A$3])/2" office:value-type="float" office:value="2314.54118077014" calcext:value-type="float">
            <text:p>23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3329.28028320092" calcext:value-type="float">
            <text:p>3329</text:p>
          </table:table-cell>
          <table:table-cell table:style-name="ce12" table:formula="of:=([.E171]-[.G171]+[.$A$3])/2" office:value-type="float" office:value="269.719716799075" calcext:value-type="float">
            <text:p>270</text:p>
          </table:table-cell>
          <table:table-cell table:style-name="ce10"/>
        </table:table-row>
        <table:table-row table:style-name="ro1">
          <table:table-cell/>
          <table:table-cell table:style-name="ce2" table:formula="of:=[.B171]+1" office:value-type="float" office:value="170" calcext:value-type="float">
            <text:p>170</text:p>
          </table:table-cell>
          <table:table-cell table:formula="of:=[.$A$3]*SIN(RADIANS([.B172]))" office:value-type="float" office:value="624.959791423282" calcext:value-type="float">
            <text:p>625,0</text:p>
          </table:table-cell>
          <table:table-cell table:formula="of:=[.$A$3]*SIN(RADIANS([.B172]-120))" office:value-type="float" office:value="2756.9939507852" calcext:value-type="float">
            <text:p>2757,0</text:p>
          </table:table-cell>
          <table:table-cell table:formula="of:=[.$A$3]*SIN(RADIANS([.B172]+120))" office:value-type="float" office:value="-3381.95374220848" calcext:value-type="float">
            <text:p>-3382,0</text:p>
          </table:table-cell>
          <table:table-cell table:style-name="ce10"/>
          <table:table-cell table:style-name="ce6" table:formula="of:=(MIN([.C172];[.D172];[.E172])+MAX([.C172];[.D172];[.E172]))/2" office:value-type="float" office:value="-312.479895711641" calcext:value-type="float">
            <text:p>-312,5</text:p>
          </table:table-cell>
          <table:table-cell table:style-name="ce12" table:formula="of:=([.C172]-[.G172]+[.$A$3])/2" office:value-type="float" office:value="2268.21984356746" calcext:value-type="float">
            <text:p>22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3334.23692324842" calcext:value-type="float">
            <text:p>3334</text:p>
          </table:table-cell>
          <table:table-cell table:style-name="ce12" table:formula="of:=([.E172]-[.G172]+[.$A$3])/2" office:value-type="float" office:value="264.763076751578" calcext:value-type="float">
            <text:p>265</text:p>
          </table:table-cell>
          <table:table-cell table:style-name="ce10"/>
        </table:table-row>
        <table:table-row table:style-name="ro1">
          <table:table-cell/>
          <table:table-cell table:style-name="ce2" table:formula="of:=[.B172]+1" office:value-type="float" office:value="171" calcext:value-type="float">
            <text:p>171</text:p>
          </table:table-cell>
          <table:table-cell table:formula="of:=[.$A$3]*SIN(RADIANS([.B173]))" office:value-type="float" office:value="563.007639679791" calcext:value-type="float">
            <text:p>563,0</text:p>
          </table:table-cell>
          <table:table-cell table:formula="of:=[.$A$3]*SIN(RADIANS([.B173]-120))" office:value-type="float" office:value="2796.94831528364" calcext:value-type="float">
            <text:p>2796,9</text:p>
          </table:table-cell>
          <table:table-cell table:formula="of:=[.$A$3]*SIN(RADIANS([.B173]+120))" office:value-type="float" office:value="-3359.95595496343" calcext:value-type="float">
            <text:p>-3360,0</text:p>
          </table:table-cell>
          <table:table-cell table:style-name="ce10"/>
          <table:table-cell table:style-name="ce6" table:formula="of:=(MIN([.C173];[.D173];[.E173])+MAX([.C173];[.D173];[.E173]))/2" office:value-type="float" office:value="-281.503819839895" calcext:value-type="float">
            <text:p>-281,5</text:p>
          </table:table-cell>
          <table:table-cell table:style-name="ce12" table:formula="of:=([.C173]-[.G173]+[.$A$3])/2" office:value-type="float" office:value="2221.75572975984" calcext:value-type="float">
            <text:p>2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3338.72606756177" calcext:value-type="float">
            <text:p>3339</text:p>
          </table:table-cell>
          <table:table-cell table:style-name="ce12" table:formula="of:=([.E173]-[.G173]+[.$A$3])/2" office:value-type="float" office:value="260.273932438233" calcext:value-type="float">
            <text:p>260</text:p>
          </table:table-cell>
          <table:table-cell table:style-name="ce10"/>
        </table:table-row>
        <table:table-row table:style-name="ro1">
          <table:table-cell/>
          <table:table-cell table:style-name="ce2" table:formula="of:=[.B173]+1" office:value-type="float" office:value="172" calcext:value-type="float">
            <text:p>172</text:p>
          </table:table-cell>
          <table:table-cell table:formula="of:=[.$A$3]*SIN(RADIANS([.B174]))" office:value-type="float" office:value="500.883990355275" calcext:value-type="float">
            <text:p>500,9</text:p>
          </table:table-cell>
          <table:table-cell table:formula="of:=[.$A$3]*SIN(RADIANS([.B174]-120))" office:value-type="float" office:value="2836.05070223059" calcext:value-type="float">
            <text:p>2836,1</text:p>
          </table:table-cell>
          <table:table-cell table:formula="of:=[.$A$3]*SIN(RADIANS([.B174]+120))" office:value-type="float" office:value="-3336.93469258587" calcext:value-type="float">
            <text:p>-3336,9</text:p>
          </table:table-cell>
          <table:table-cell table:style-name="ce10"/>
          <table:table-cell table:style-name="ce6" table:formula="of:=(MIN([.C174];[.D174];[.E174])+MAX([.C174];[.D174];[.E174]))/2" office:value-type="float" office:value="-250.441995177638" calcext:value-type="float">
            <text:p>-250,4</text:p>
          </table:table-cell>
          <table:table-cell table:style-name="ce12" table:formula="of:=([.C174]-[.G174]+[.$A$3])/2" office:value-type="float" office:value="2175.16299276646" calcext:value-type="float">
            <text:p>21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3342.74634870411" calcext:value-type="float">
            <text:p>3343</text:p>
          </table:table-cell>
          <table:table-cell table:style-name="ce12" table:formula="of:=([.E174]-[.G174]+[.$A$3])/2" office:value-type="float" office:value="256.25365129588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174]+1" office:value-type="float" office:value="173" calcext:value-type="float">
            <text:p>173</text:p>
          </table:table-cell>
          <table:table-cell table:formula="of:=[.$A$3]*SIN(RADIANS([.B175]))" office:value-type="float" office:value="438.607766915126" calcext:value-type="float">
            <text:p>438,6</text:p>
          </table:table-cell>
          <table:table-cell table:formula="of:=[.$A$3]*SIN(RADIANS([.B175]-120))" office:value-type="float" office:value="2874.28920066021" calcext:value-type="float">
            <text:p>2874,3</text:p>
          </table:table-cell>
          <table:table-cell table:formula="of:=[.$A$3]*SIN(RADIANS([.B175]+120))" office:value-type="float" office:value="-3312.89696757533" calcext:value-type="float">
            <text:p>-3312,9</text:p>
          </table:table-cell>
          <table:table-cell table:style-name="ce10"/>
          <table:table-cell table:style-name="ce6" table:formula="of:=(MIN([.C175];[.D175];[.E175])+MAX([.C175];[.D175];[.E175]))/2" office:value-type="float" office:value="-219.303883457563" calcext:value-type="float">
            <text:p>-219,3</text:p>
          </table:table-cell>
          <table:table-cell table:style-name="ce12" table:formula="of:=([.C175]-[.G175]+[.$A$3])/2" office:value-type="float" office:value="2128.45582518634" calcext:value-type="float">
            <text:p>21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3346.29654205889" calcext:value-type="float">
            <text:p>3346</text:p>
          </table:table-cell>
          <table:table-cell table:style-name="ce12" table:formula="of:=([.E175]-[.G175]+[.$A$3])/2" office:value-type="float" office:value="252.703457941115" calcext:value-type="float">
            <text:p>253</text:p>
          </table:table-cell>
          <table:table-cell table:style-name="ce10"/>
        </table:table-row>
        <table:table-row table:style-name="ro1">
          <table:table-cell/>
          <table:table-cell table:style-name="ce2" table:formula="of:=[.B175]+1" office:value-type="float" office:value="174" calcext:value-type="float">
            <text:p>174</text:p>
          </table:table-cell>
          <table:table-cell table:formula="of:=[.$A$3]*SIN(RADIANS([.B176]))" office:value-type="float" office:value="376.197939300286" calcext:value-type="float">
            <text:p>376,2</text:p>
          </table:table-cell>
          <table:table-cell table:formula="of:=[.$A$3]*SIN(RADIANS([.B176]-120))" office:value-type="float" office:value="2911.65216275544" calcext:value-type="float">
            <text:p>2911,7</text:p>
          </table:table-cell>
          <table:table-cell table:formula="of:=[.$A$3]*SIN(RADIANS([.B176]+120))" office:value-type="float" office:value="-3287.85010205572" calcext:value-type="float">
            <text:p>-3287,9</text:p>
          </table:table-cell>
          <table:table-cell table:style-name="ce10"/>
          <table:table-cell table:style-name="ce6" table:formula="of:=(MIN([.C176];[.D176];[.E176])+MAX([.C176];[.D176];[.E176]))/2" office:value-type="float" office:value="-188.098969650143" calcext:value-type="float">
            <text:p>-188,1</text:p>
          </table:table-cell>
          <table:table-cell table:style-name="ce12" table:formula="of:=([.C176]-[.G176]+[.$A$3])/2" office:value-type="float" office:value="2081.64845447521" calcext:value-type="float">
            <text:p>20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3349.37556620279" calcext:value-type="float">
            <text:p>3349</text:p>
          </table:table-cell>
          <table:table-cell table:style-name="ce12" table:formula="of:=([.E176]-[.G176]+[.$A$3])/2" office:value-type="float" office:value="249.624433797211" calcext:value-type="float">
            <text:p>250</text:p>
          </table:table-cell>
          <table:table-cell table:style-name="ce10"/>
        </table:table-row>
        <table:table-row table:style-name="ro1">
          <table:table-cell/>
          <table:table-cell table:style-name="ce2" table:formula="of:=[.B176]+1" office:value-type="float" office:value="175" calcext:value-type="float">
            <text:p>175</text:p>
          </table:table-cell>
          <table:table-cell table:formula="of:=[.$A$3]*SIN(RADIANS([.B177]))" office:value-type="float" office:value="313.673518148822" calcext:value-type="float">
            <text:p>313,7</text:p>
          </table:table-cell>
          <table:table-cell table:formula="of:=[.$A$3]*SIN(RADIANS([.B177]-120))" office:value-type="float" office:value="2948.12820739608" calcext:value-type="float">
            <text:p>2948,1</text:p>
          </table:table-cell>
          <table:table-cell table:formula="of:=[.$A$3]*SIN(RADIANS([.B177]+120))" office:value-type="float" office:value="-3261.8017255449" calcext:value-type="float">
            <text:p>-3261,8</text:p>
          </table:table-cell>
          <table:table-cell table:style-name="ce10"/>
          <table:table-cell table:style-name="ce6" table:formula="of:=(MIN([.C177];[.D177];[.E177])+MAX([.C177];[.D177];[.E177]))/2" office:value-type="float" office:value="-156.836759074411" calcext:value-type="float">
            <text:p>-156,8</text:p>
          </table:table-cell>
          <table:table-cell table:style-name="ce12" table:formula="of:=([.C177]-[.G177]+[.$A$3])/2" office:value-type="float" office:value="2034.75513861162" calcext:value-type="float">
            <text:p>20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3351.98248323525" calcext:value-type="float">
            <text:p>3352</text:p>
          </table:table-cell>
          <table:table-cell table:style-name="ce12" table:formula="of:=([.E177]-[.G177]+[.$A$3])/2" office:value-type="float" office:value="247.017516764754" calcext:value-type="float">
            <text:p>247</text:p>
          </table:table-cell>
          <table:table-cell table:style-name="ce10"/>
        </table:table-row>
        <table:table-row table:style-name="ro1">
          <table:table-cell/>
          <table:table-cell table:style-name="ce2" table:formula="of:=[.B177]+1" office:value-type="float" office:value="176" calcext:value-type="float">
            <text:p>176</text:p>
          </table:table-cell>
          <table:table-cell table:formula="of:=[.$A$3]*SIN(RADIANS([.B178]))" office:value-type="float" office:value="251.053549005108" calcext:value-type="float">
            <text:p>251,1</text:p>
          </table:table-cell>
          <table:table-cell table:formula="of:=[.$A$3]*SIN(RADIANS([.B178]-120))" office:value-type="float" office:value="2983.70622362559" calcext:value-type="float">
            <text:p>2983,7</text:p>
          </table:table-cell>
          <table:table-cell table:formula="of:=[.$A$3]*SIN(RADIANS([.B178]+120))" office:value-type="float" office:value="-3234.7597726307" calcext:value-type="float">
            <text:p>-3234,8</text:p>
          </table:table-cell>
          <table:table-cell table:style-name="ce10"/>
          <table:table-cell table:style-name="ce6" table:formula="of:=(MIN([.C178];[.D178];[.E178])+MAX([.C178];[.D178];[.E178]))/2" office:value-type="float" office:value="-125.526774502554" calcext:value-type="float">
            <text:p>-125,5</text:p>
          </table:table-cell>
          <table:table-cell table:style-name="ce12" table:formula="of:=([.C178]-[.G178]+[.$A$3])/2" office:value-type="float" office:value="1987.79016175383" calcext:value-type="float">
            <text:p>19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3354.11649906407" calcext:value-type="float">
            <text:p>3354</text:p>
          </table:table-cell>
          <table:table-cell table:style-name="ce12" table:formula="of:=([.E178]-[.G178]+[.$A$3])/2" office:value-type="float" office:value="244.883500935926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178]+1" office:value-type="float" office:value="177" calcext:value-type="float">
            <text:p>177</text:p>
          </table:table-cell>
          <table:table-cell table:formula="of:=[.$A$3]*SIN(RADIANS([.B179]))" office:value-type="float" office:value="188.357106518355" calcext:value-type="float">
            <text:p>188,4</text:p>
          </table:table-cell>
          <table:table-cell table:formula="of:=[.$A$3]*SIN(RADIANS([.B179]-120))" office:value-type="float" office:value="3018.37537403558" calcext:value-type="float">
            <text:p>3018,4</text:p>
          </table:table-cell>
          <table:table-cell table:formula="of:=[.$A$3]*SIN(RADIANS([.B179]+120))" office:value-type="float" office:value="-3206.73248055394" calcext:value-type="float">
            <text:p>-3206,7</text:p>
          </table:table-cell>
          <table:table-cell table:style-name="ce10"/>
          <table:table-cell table:style-name="ce6" table:formula="of:=(MIN([.C179];[.D179];[.E179])+MAX([.C179];[.D179];[.E179]))/2" office:value-type="float" office:value="-94.1785532591775" calcext:value-type="float">
            <text:p>-94,2</text:p>
          </table:table-cell>
          <table:table-cell table:style-name="ce12" table:formula="of:=([.C179]-[.G179]+[.$A$3])/2" office:value-type="float" office:value="1940.76782988877" calcext:value-type="float">
            <text:p>19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3355.77696364738" calcext:value-type="float">
            <text:p>3356</text:p>
          </table:table-cell>
          <table:table-cell table:style-name="ce12" table:formula="of:=([.E179]-[.G179]+[.$A$3])/2" office:value-type="float" office:value="243.223036352621" calcext:value-type="float">
            <text:p>243</text:p>
          </table:table-cell>
          <table:table-cell table:style-name="ce10"/>
        </table:table-row>
        <table:table-row table:style-name="ro1">
          <table:table-cell/>
          <table:table-cell table:style-name="ce2" table:formula="of:=[.B179]+1" office:value-type="float" office:value="178" calcext:value-type="float">
            <text:p>178</text:p>
          </table:table-cell>
          <table:table-cell table:formula="of:=[.$A$3]*SIN(RADIANS([.B180]))" office:value-type="float" office:value="125.603288632302" calcext:value-type="float">
            <text:p>125,6</text:p>
          </table:table-cell>
          <table:table-cell table:formula="of:=[.$A$3]*SIN(RADIANS([.B180]-120))" office:value-type="float" office:value="3052.12509806698" calcext:value-type="float">
            <text:p>3052,1</text:p>
          </table:table-cell>
          <table:table-cell table:formula="of:=[.$A$3]*SIN(RADIANS([.B180]+120))" office:value-type="float" office:value="-3177.72838669928" calcext:value-type="float">
            <text:p>-3177,7</text:p>
          </table:table-cell>
          <table:table-cell table:style-name="ce10"/>
          <table:table-cell table:style-name="ce6" table:formula="of:=(MIN([.C180];[.D180];[.E180])+MAX([.C180];[.D180];[.E180]))/2" office:value-type="float" office:value="-62.8016443161507" calcext:value-type="float">
            <text:p>-62,8</text:p>
          </table:table-cell>
          <table:table-cell table:style-name="ce12" table:formula="of:=([.C180]-[.G180]+[.$A$3])/2" office:value-type="float" office:value="1893.70246647423" calcext:value-type="float">
            <text:p>18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3356.96337119156" calcext:value-type="float">
            <text:p>3357</text:p>
          </table:table-cell>
          <table:table-cell table:style-name="ce12" table:formula="of:=([.E180]-[.G180]+[.$A$3])/2" office:value-type="float" office:value="242.036628808436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180]+1" office:value-type="float" office:value="179" calcext:value-type="float">
            <text:p>179</text:p>
          </table:table-cell>
          <table:table-cell table:formula="of:=[.$A$3]*SIN(RADIANS([.B181]))" office:value-type="float" office:value="62.8112107677831" calcext:value-type="float">
            <text:p>62,8</text:p>
          </table:table-cell>
          <table:table-cell table:formula="of:=[.$A$3]*SIN(RADIANS([.B181]-120))" office:value-type="float" office:value="3084.9451152269" calcext:value-type="float">
            <text:p>3084,9</text:p>
          </table:table-cell>
          <table:table-cell table:formula="of:=[.$A$3]*SIN(RADIANS([.B181]+120))" office:value-type="float" office:value="-3147.75632599469" calcext:value-type="float">
            <text:p>-3147,8</text:p>
          </table:table-cell>
          <table:table-cell table:style-name="ce10"/>
          <table:table-cell table:style-name="ce6" table:formula="of:=(MIN([.C181];[.D181];[.E181])+MAX([.C181];[.D181];[.E181]))/2" office:value-type="float" office:value="-31.4056053838915" calcext:value-type="float">
            <text:p>-31,4</text:p>
          </table:table-cell>
          <table:table-cell table:style-name="ce12" table:formula="of:=([.C181]-[.G181]+[.$A$3])/2" office:value-type="float" office:value="1846.60840807584" calcext:value-type="float">
            <text:p>18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3357.6753603054" calcext:value-type="float">
            <text:p>3358</text:p>
          </table:table-cell>
          <table:table-cell table:style-name="ce12" table:formula="of:=([.E181]-[.G181]+[.$A$3])/2" office:value-type="float" office:value="241.3246396946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81]+1" office:value-type="float" office:value="180" calcext:value-type="float">
            <text:p>180</text:p>
          </table:table-cell>
          <table:table-cell table:formula="of:=[.$A$3]*SIN(RADIANS([.B182]))" office:value-type="float" office:value="0.000000000000440750383013132" calcext:value-type="float">
            <text:p>0,0</text:p>
          </table:table-cell>
          <table:table-cell table:formula="of:=[.$A$3]*SIN(RADIANS([.B182]-120))" office:value-type="float" office:value="3116.82542822019" calcext:value-type="float">
            <text:p>3116,8</text:p>
          </table:table-cell>
          <table:table-cell table:formula="of:=[.$A$3]*SIN(RADIANS([.B182]+120))" office:value-type="float" office:value="-3116.82542822019" calcext:value-type="float">
            <text:p>-3116,8</text:p>
          </table:table-cell>
          <table:table-cell table:style-name="ce10"/>
          <table:table-cell table:style-name="ce6" table:formula="of:=(MIN([.C182];[.D182];[.E182])+MAX([.C182];[.D182];[.E182]))/2" office:value-type="float" office:value="0" calcext:value-type="float">
            <text:p>0,0</text:p>
          </table:table-cell>
          <table:table-cell table:style-name="ce12" table:formula="of:=([.C182]-[.G182]+[.$A$3])/2" office:value-type="float" office:value="1799.5" calcext:value-type="float">
            <text:p>18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3357.9127141101" calcext:value-type="float">
            <text:p>3358</text:p>
          </table:table-cell>
          <table:table-cell table:style-name="ce12" table:formula="of:=([.E182]-[.G182]+[.$A$3])/2" office:value-type="float" office:value="241.0872858899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82]+1" office:value-type="float" office:value="181" calcext:value-type="float">
            <text:p>181</text:p>
          </table:table-cell>
          <table:table-cell table:formula="of:=[.$A$3]*SIN(RADIANS([.B183]))" office:value-type="float" office:value="-62.8112107677838" calcext:value-type="float">
            <text:p>-62,8</text:p>
          </table:table-cell>
          <table:table-cell table:formula="of:=[.$A$3]*SIN(RADIANS([.B183]-120))" office:value-type="float" office:value="3147.75632599469" calcext:value-type="float">
            <text:p>3147,8</text:p>
          </table:table-cell>
          <table:table-cell table:formula="of:=[.$A$3]*SIN(RADIANS([.B183]+120))" office:value-type="float" office:value="-3084.9451152269" calcext:value-type="float">
            <text:p>-3084,9</text:p>
          </table:table-cell>
          <table:table-cell table:style-name="ce10"/>
          <table:table-cell table:style-name="ce6" table:formula="of:=(MIN([.C183];[.D183];[.E183])+MAX([.C183];[.D183];[.E183]))/2" office:value-type="float" office:value="31.4056053838915" calcext:value-type="float">
            <text:p>31,4</text:p>
          </table:table-cell>
          <table:table-cell table:style-name="ce12" table:formula="of:=([.C183]-[.G183]+[.$A$3])/2" office:value-type="float" office:value="1752.39159192416" calcext:value-type="float">
            <text:p>17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3357.6753603054" calcext:value-type="float">
            <text:p>3358</text:p>
          </table:table-cell>
          <table:table-cell table:style-name="ce12" table:formula="of:=([.E183]-[.G183]+[.$A$3])/2" office:value-type="float" office:value="241.324639694603" calcext:value-type="float">
            <text:p>241</text:p>
          </table:table-cell>
          <table:table-cell table:style-name="ce10"/>
        </table:table-row>
        <table:table-row table:style-name="ro1">
          <table:table-cell/>
          <table:table-cell table:style-name="ce2" table:formula="of:=[.B183]+1" office:value-type="float" office:value="182" calcext:value-type="float">
            <text:p>182</text:p>
          </table:table-cell>
          <table:table-cell table:formula="of:=[.$A$3]*SIN(RADIANS([.B184]))" office:value-type="float" office:value="-125.603288632301" calcext:value-type="float">
            <text:p>-125,6</text:p>
          </table:table-cell>
          <table:table-cell table:formula="of:=[.$A$3]*SIN(RADIANS([.B184]-120))" office:value-type="float" office:value="3177.72838669928" calcext:value-type="float">
            <text:p>3177,7</text:p>
          </table:table-cell>
          <table:table-cell table:formula="of:=[.$A$3]*SIN(RADIANS([.B184]+120))" office:value-type="float" office:value="-3052.12509806698" calcext:value-type="float">
            <text:p>-3052,1</text:p>
          </table:table-cell>
          <table:table-cell table:style-name="ce10"/>
          <table:table-cell table:style-name="ce6" table:formula="of:=(MIN([.C184];[.D184];[.E184])+MAX([.C184];[.D184];[.E184]))/2" office:value-type="float" office:value="62.80164431615" calcext:value-type="float">
            <text:p>62,8</text:p>
          </table:table-cell>
          <table:table-cell table:style-name="ce12" table:formula="of:=([.C184]-[.G184]+[.$A$3])/2" office:value-type="float" office:value="1705.29753352577" calcext:value-type="float">
            <text:p>17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3356.96337119156" calcext:value-type="float">
            <text:p>3357</text:p>
          </table:table-cell>
          <table:table-cell table:style-name="ce12" table:formula="of:=([.E184]-[.G184]+[.$A$3])/2" office:value-type="float" office:value="242.036628808436" calcext:value-type="float">
            <text:p>242</text:p>
          </table:table-cell>
          <table:table-cell table:style-name="ce10"/>
        </table:table-row>
        <table:table-row table:style-name="ro1">
          <table:table-cell/>
          <table:table-cell table:style-name="ce2" table:formula="of:=[.B184]+1" office:value-type="float" office:value="183" calcext:value-type="float">
            <text:p>183</text:p>
          </table:table-cell>
          <table:table-cell table:formula="of:=[.$A$3]*SIN(RADIANS([.B185]))" office:value-type="float" office:value="-188.357106518354" calcext:value-type="float">
            <text:p>-188,4</text:p>
          </table:table-cell>
          <table:table-cell table:formula="of:=[.$A$3]*SIN(RADIANS([.B185]-120))" office:value-type="float" office:value="3206.73248055394" calcext:value-type="float">
            <text:p>3206,7</text:p>
          </table:table-cell>
          <table:table-cell table:formula="of:=[.$A$3]*SIN(RADIANS([.B185]+120))" office:value-type="float" office:value="-3018.37537403558" calcext:value-type="float">
            <text:p>-3018,4</text:p>
          </table:table-cell>
          <table:table-cell table:style-name="ce10"/>
          <table:table-cell table:style-name="ce6" table:formula="of:=(MIN([.C185];[.D185];[.E185])+MAX([.C185];[.D185];[.E185]))/2" office:value-type="float" office:value="94.1785532591769" calcext:value-type="float">
            <text:p>94,2</text:p>
          </table:table-cell>
          <table:table-cell table:style-name="ce12" table:formula="of:=([.C185]-[.G185]+[.$A$3])/2" office:value-type="float" office:value="1658.23217011123" calcext:value-type="float">
            <text:p>16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3355.77696364738" calcext:value-type="float">
            <text:p>3356</text:p>
          </table:table-cell>
          <table:table-cell table:style-name="ce12" table:formula="of:=([.E185]-[.G185]+[.$A$3])/2" office:value-type="float" office:value="243.223036352621" calcext:value-type="float">
            <text:p>243</text:p>
          </table:table-cell>
          <table:table-cell table:style-name="ce10"/>
        </table:table-row>
        <table:table-row table:style-name="ro1">
          <table:table-cell/>
          <table:table-cell table:style-name="ce2" table:formula="of:=[.B185]+1" office:value-type="float" office:value="184" calcext:value-type="float">
            <text:p>184</text:p>
          </table:table-cell>
          <table:table-cell table:formula="of:=[.$A$3]*SIN(RADIANS([.B186]))" office:value-type="float" office:value="-251.053549005107" calcext:value-type="float">
            <text:p>-251,1</text:p>
          </table:table-cell>
          <table:table-cell table:formula="of:=[.$A$3]*SIN(RADIANS([.B186]-120))" office:value-type="float" office:value="3234.7597726307" calcext:value-type="float">
            <text:p>3234,8</text:p>
          </table:table-cell>
          <table:table-cell table:formula="of:=[.$A$3]*SIN(RADIANS([.B186]+120))" office:value-type="float" office:value="-2983.70622362559" calcext:value-type="float">
            <text:p>-2983,7</text:p>
          </table:table-cell>
          <table:table-cell table:style-name="ce10"/>
          <table:table-cell table:style-name="ce6" table:formula="of:=(MIN([.C186];[.D186];[.E186])+MAX([.C186];[.D186];[.E186]))/2" office:value-type="float" office:value="125.526774502554" calcext:value-type="float">
            <text:p>125,5</text:p>
          </table:table-cell>
          <table:table-cell table:style-name="ce12" table:formula="of:=([.C186]-[.G186]+[.$A$3])/2" office:value-type="float" office:value="1611.20983824617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3354.11649906407" calcext:value-type="float">
            <text:p>3354</text:p>
          </table:table-cell>
          <table:table-cell table:style-name="ce12" table:formula="of:=([.E186]-[.G186]+[.$A$3])/2" office:value-type="float" office:value="244.883500935926" calcext:value-type="float">
            <text:p>245</text:p>
          </table:table-cell>
          <table:table-cell table:style-name="ce10"/>
        </table:table-row>
        <table:table-row table:style-name="ro1">
          <table:table-cell/>
          <table:table-cell table:style-name="ce2" table:formula="of:=[.B186]+1" office:value-type="float" office:value="185" calcext:value-type="float">
            <text:p>185</text:p>
          </table:table-cell>
          <table:table-cell table:formula="of:=[.$A$3]*SIN(RADIANS([.B187]))" office:value-type="float" office:value="-313.673518148821" calcext:value-type="float">
            <text:p>-313,7</text:p>
          </table:table-cell>
          <table:table-cell table:formula="of:=[.$A$3]*SIN(RADIANS([.B187]-120))" office:value-type="float" office:value="3261.8017255449" calcext:value-type="float">
            <text:p>3261,8</text:p>
          </table:table-cell>
          <table:table-cell table:formula="of:=[.$A$3]*SIN(RADIANS([.B187]+120))" office:value-type="float" office:value="-2948.12820739608" calcext:value-type="float">
            <text:p>-2948,1</text:p>
          </table:table-cell>
          <table:table-cell table:style-name="ce10"/>
          <table:table-cell table:style-name="ce6" table:formula="of:=(MIN([.C187];[.D187];[.E187])+MAX([.C187];[.D187];[.E187]))/2" office:value-type="float" office:value="156.836759074411" calcext:value-type="float">
            <text:p>156,8</text:p>
          </table:table-cell>
          <table:table-cell table:style-name="ce12" table:formula="of:=([.C187]-[.G187]+[.$A$3])/2" office:value-type="float" office:value="1564.24486138838" calcext:value-type="float">
            <text:p>15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3351.98248323525" calcext:value-type="float">
            <text:p>3352</text:p>
          </table:table-cell>
          <table:table-cell table:style-name="ce12" table:formula="of:=([.E187]-[.G187]+[.$A$3])/2" office:value-type="float" office:value="247.017516764754" calcext:value-type="float">
            <text:p>247</text:p>
          </table:table-cell>
          <table:table-cell table:style-name="ce10"/>
        </table:table-row>
        <table:table-row table:style-name="ro1">
          <table:table-cell/>
          <table:table-cell table:style-name="ce2" table:formula="of:=[.B187]+1" office:value-type="float" office:value="186" calcext:value-type="float">
            <text:p>186</text:p>
          </table:table-cell>
          <table:table-cell table:formula="of:=[.$A$3]*SIN(RADIANS([.B188]))" office:value-type="float" office:value="-376.197939300285" calcext:value-type="float">
            <text:p>-376,2</text:p>
          </table:table-cell>
          <table:table-cell table:formula="of:=[.$A$3]*SIN(RADIANS([.B188]-120))" office:value-type="float" office:value="3287.85010205572" calcext:value-type="float">
            <text:p>3287,9</text:p>
          </table:table-cell>
          <table:table-cell table:formula="of:=[.$A$3]*SIN(RADIANS([.B188]+120))" office:value-type="float" office:value="-2911.65216275544" calcext:value-type="float">
            <text:p>-2911,7</text:p>
          </table:table-cell>
          <table:table-cell table:style-name="ce10"/>
          <table:table-cell table:style-name="ce6" table:formula="of:=(MIN([.C188];[.D188];[.E188])+MAX([.C188];[.D188];[.E188]))/2" office:value-type="float" office:value="188.098969650142" calcext:value-type="float">
            <text:p>188,1</text:p>
          </table:table-cell>
          <table:table-cell table:style-name="ce12" table:formula="of:=([.C188]-[.G188]+[.$A$3])/2" office:value-type="float" office:value="1517.35154552479" calcext:value-type="float">
            <text:p>15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3349.37556620279" calcext:value-type="float">
            <text:p>3349</text:p>
          </table:table-cell>
          <table:table-cell table:style-name="ce12" table:formula="of:=([.E188]-[.G188]+[.$A$3])/2" office:value-type="float" office:value="249.624433797211" calcext:value-type="float">
            <text:p>250</text:p>
          </table:table-cell>
          <table:table-cell table:style-name="ce10"/>
        </table:table-row>
        <table:table-row table:style-name="ro1">
          <table:table-cell/>
          <table:table-cell table:style-name="ce2" table:formula="of:=[.B188]+1" office:value-type="float" office:value="187" calcext:value-type="float">
            <text:p>187</text:p>
          </table:table-cell>
          <table:table-cell table:formula="of:=[.$A$3]*SIN(RADIANS([.B189]))" office:value-type="float" office:value="-438.607766915125" calcext:value-type="float">
            <text:p>-438,6</text:p>
          </table:table-cell>
          <table:table-cell table:formula="of:=[.$A$3]*SIN(RADIANS([.B189]-120))" office:value-type="float" office:value="3312.89696757533" calcext:value-type="float">
            <text:p>3312,9</text:p>
          </table:table-cell>
          <table:table-cell table:formula="of:=[.$A$3]*SIN(RADIANS([.B189]+120))" office:value-type="float" office:value="-2874.28920066021" calcext:value-type="float">
            <text:p>-2874,3</text:p>
          </table:table-cell>
          <table:table-cell table:style-name="ce10"/>
          <table:table-cell table:style-name="ce6" table:formula="of:=(MIN([.C189];[.D189];[.E189])+MAX([.C189];[.D189];[.E189]))/2" office:value-type="float" office:value="219.303883457562" calcext:value-type="float">
            <text:p>219,3</text:p>
          </table:table-cell>
          <table:table-cell table:style-name="ce12" table:formula="of:=([.C189]-[.G189]+[.$A$3])/2" office:value-type="float" office:value="1470.54417481366" calcext:value-type="float">
            <text:p>1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3346.29654205889" calcext:value-type="float">
            <text:p>3346</text:p>
          </table:table-cell>
          <table:table-cell table:style-name="ce12" table:formula="of:=([.E189]-[.G189]+[.$A$3])/2" office:value-type="float" office:value="252.703457941115" calcext:value-type="float">
            <text:p>253</text:p>
          </table:table-cell>
          <table:table-cell table:style-name="ce10"/>
        </table:table-row>
        <table:table-row table:style-name="ro1">
          <table:table-cell/>
          <table:table-cell table:style-name="ce2" table:formula="of:=[.B189]+1" office:value-type="float" office:value="188" calcext:value-type="float">
            <text:p>188</text:p>
          </table:table-cell>
          <table:table-cell table:formula="of:=[.$A$3]*SIN(RADIANS([.B190]))" office:value-type="float" office:value="-500.883990355276" calcext:value-type="float">
            <text:p>-500,9</text:p>
          </table:table-cell>
          <table:table-cell table:formula="of:=[.$A$3]*SIN(RADIANS([.B190]-120))" office:value-type="float" office:value="3336.93469258587" calcext:value-type="float">
            <text:p>3336,9</text:p>
          </table:table-cell>
          <table:table-cell table:formula="of:=[.$A$3]*SIN(RADIANS([.B190]+120))" office:value-type="float" office:value="-2836.05070223059" calcext:value-type="float">
            <text:p>-2836,1</text:p>
          </table:table-cell>
          <table:table-cell table:style-name="ce10"/>
          <table:table-cell table:style-name="ce6" table:formula="of:=(MIN([.C190];[.D190];[.E190])+MAX([.C190];[.D190];[.E190]))/2" office:value-type="float" office:value="250.441995177638" calcext:value-type="float">
            <text:p>250,4</text:p>
          </table:table-cell>
          <table:table-cell table:style-name="ce12" table:formula="of:=([.C190]-[.G190]+[.$A$3])/2" office:value-type="float" office:value="1423.83700723354" calcext:value-type="float">
            <text:p>1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3342.74634870411" calcext:value-type="float">
            <text:p>3343</text:p>
          </table:table-cell>
          <table:table-cell table:style-name="ce12" table:formula="of:=([.E190]-[.G190]+[.$A$3])/2" office:value-type="float" office:value="256.253651295885" calcext:value-type="float">
            <text:p>256</text:p>
          </table:table-cell>
          <table:table-cell table:style-name="ce10"/>
        </table:table-row>
        <table:table-row table:style-name="ro1">
          <table:table-cell/>
          <table:table-cell table:style-name="ce2" table:formula="of:=[.B190]+1" office:value-type="float" office:value="189" calcext:value-type="float">
            <text:p>189</text:p>
          </table:table-cell>
          <table:table-cell table:formula="of:=[.$A$3]*SIN(RADIANS([.B191]))" office:value-type="float" office:value="-563.00763967979" calcext:value-type="float">
            <text:p>-563,0</text:p>
          </table:table-cell>
          <table:table-cell table:formula="of:=[.$A$3]*SIN(RADIANS([.B191]-120))" office:value-type="float" office:value="3359.95595496343" calcext:value-type="float">
            <text:p>3360,0</text:p>
          </table:table-cell>
          <table:table-cell table:formula="of:=[.$A$3]*SIN(RADIANS([.B191]+120))" office:value-type="float" office:value="-2796.94831528364" calcext:value-type="float">
            <text:p>-2796,9</text:p>
          </table:table-cell>
          <table:table-cell table:style-name="ce10"/>
          <table:table-cell table:style-name="ce6" table:formula="of:=(MIN([.C191];[.D191];[.E191])+MAX([.C191];[.D191];[.E191]))/2" office:value-type="float" office:value="281.503819839896" calcext:value-type="float">
            <text:p>281,5</text:p>
          </table:table-cell>
          <table:table-cell table:style-name="ce12" table:formula="of:=([.C191]-[.G191]+[.$A$3])/2" office:value-type="float" office:value="1377.24427024016" calcext:value-type="float">
            <text:p>13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3338.72606756177" calcext:value-type="float">
            <text:p>3339</text:p>
          </table:table-cell>
          <table:table-cell table:style-name="ce12" table:formula="of:=([.E191]-[.G191]+[.$A$3])/2" office:value-type="float" office:value="260.273932438233" calcext:value-type="float">
            <text:p>260</text:p>
          </table:table-cell>
          <table:table-cell table:style-name="ce10"/>
        </table:table-row>
        <table:table-row table:style-name="ro1">
          <table:table-cell/>
          <table:table-cell table:style-name="ce2" table:formula="of:=[.B191]+1" office:value-type="float" office:value="190" calcext:value-type="float">
            <text:p>190</text:p>
          </table:table-cell>
          <table:table-cell table:formula="of:=[.$A$3]*SIN(RADIANS([.B192]))" office:value-type="float" office:value="-624.959791423283" calcext:value-type="float">
            <text:p>-625,0</text:p>
          </table:table-cell>
          <table:table-cell table:formula="of:=[.$A$3]*SIN(RADIANS([.B192]-120))" office:value-type="float" office:value="3381.95374220848" calcext:value-type="float">
            <text:p>3382,0</text:p>
          </table:table-cell>
          <table:table-cell table:formula="of:=[.$A$3]*SIN(RADIANS([.B192]+120))" office:value-type="float" office:value="-2756.9939507852" calcext:value-type="float">
            <text:p>-2757,0</text:p>
          </table:table-cell>
          <table:table-cell table:style-name="ce10"/>
          <table:table-cell table:style-name="ce6" table:formula="of:=(MIN([.C192];[.D192];[.E192])+MAX([.C192];[.D192];[.E192]))/2" office:value-type="float" office:value="312.479895711641" calcext:value-type="float">
            <text:p>312,5</text:p>
          </table:table-cell>
          <table:table-cell table:style-name="ce12" table:formula="of:=([.C192]-[.G192]+[.$A$3])/2" office:value-type="float" office:value="1330.78015643254" calcext:value-type="float">
            <text:p>13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3334.23692324842" calcext:value-type="float">
            <text:p>3334</text:p>
          </table:table-cell>
          <table:table-cell table:style-name="ce12" table:formula="of:=([.E192]-[.G192]+[.$A$3])/2" office:value-type="float" office:value="264.763076751578" calcext:value-type="float">
            <text:p>265</text:p>
          </table:table-cell>
          <table:table-cell table:style-name="ce10"/>
        </table:table-row>
        <table:table-row table:style-name="ro1">
          <table:table-cell/>
          <table:table-cell table:style-name="ce2" table:formula="of:=[.B192]+1" office:value-type="float" office:value="191" calcext:value-type="float">
            <text:p>191</text:p>
          </table:table-cell>
          <table:table-cell table:formula="of:=[.$A$3]*SIN(RADIANS([.B193]))" office:value-type="float" office:value="-686.721574360185" calcext:value-type="float">
            <text:p>-686,7</text:p>
          </table:table-cell>
          <table:table-cell table:formula="of:=[.$A$3]*SIN(RADIANS([.B193]-120))" office:value-type="float" office:value="3402.92135358194" calcext:value-type="float">
            <text:p>3402,9</text:p>
          </table:table-cell>
          <table:table-cell table:formula="of:=[.$A$3]*SIN(RADIANS([.B193]+120))" office:value-type="float" office:value="-2716.19977922176" calcext:value-type="float">
            <text:p>-2716,2</text:p>
          </table:table-cell>
          <table:table-cell table:style-name="ce10"/>
          <table:table-cell table:style-name="ce6" table:formula="of:=(MIN([.C193];[.D193];[.E193])+MAX([.C193];[.D193];[.E193]))/2" office:value-type="float" office:value="343.360787180092" calcext:value-type="float">
            <text:p>343,4</text:p>
          </table:table-cell>
          <table:table-cell table:style-name="ce12" table:formula="of:=([.C193]-[.G193]+[.$A$3])/2" office:value-type="float" office:value="1284.45881922986" calcext:value-type="float">
            <text:p>12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3329.28028320092" calcext:value-type="float">
            <text:p>3329</text:p>
          </table:table-cell>
          <table:table-cell table:style-name="ce12" table:formula="of:=([.E193]-[.G193]+[.$A$3])/2" office:value-type="float" office:value="269.719716799076" calcext:value-type="float">
            <text:p>270</text:p>
          </table:table-cell>
          <table:table-cell table:style-name="ce10"/>
        </table:table-row>
        <table:table-row table:style-name="ro1">
          <table:table-cell/>
          <table:table-cell table:style-name="ce2" table:formula="of:=[.B193]+1" office:value-type="float" office:value="192" calcext:value-type="float">
            <text:p>192</text:p>
          </table:table-cell>
          <table:table-cell table:formula="of:=[.$A$3]*SIN(RADIANS([.B194]))" office:value-type="float" office:value="-748.274175253117" calcext:value-type="float">
            <text:p>-748,3</text:p>
          </table:table-cell>
          <table:table-cell table:formula="of:=[.$A$3]*SIN(RADIANS([.B194]-120))" office:value-type="float" office:value="3422.85240214626" calcext:value-type="float">
            <text:p>3422,9</text:p>
          </table:table-cell>
          <table:table-cell table:formula="of:=[.$A$3]*SIN(RADIANS([.B194]+120))" office:value-type="float" office:value="-2674.57822689314" calcext:value-type="float">
            <text:p>-2674,6</text:p>
          </table:table-cell>
          <table:table-cell table:style-name="ce10"/>
          <table:table-cell table:style-name="ce6" table:formula="of:=(MIN([.C194];[.D194];[.E194])+MAX([.C194];[.D194];[.E194]))/2" office:value-type="float" office:value="374.137087626557" calcext:value-type="float">
            <text:p>374,1</text:p>
          </table:table-cell>
          <table:table-cell table:style-name="ce12" table:formula="of:=([.C194]-[.G194]+[.$A$3])/2" office:value-type="float" office:value="1238.29436856016" calcext:value-type="float">
            <text:p>1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3323.85765725985" calcext:value-type="float">
            <text:p>3324</text:p>
          </table:table-cell>
          <table:table-cell table:style-name="ce12" table:formula="of:=([.E194]-[.G194]+[.$A$3])/2" office:value-type="float" office:value="275.14234274015" calcext:value-type="float">
            <text:p>275</text:p>
          </table:table-cell>
          <table:table-cell table:style-name="ce10"/>
        </table:table-row>
        <table:table-row table:style-name="ro1">
          <table:table-cell/>
          <table:table-cell table:style-name="ce2" table:formula="of:=[.B194]+1" office:value-type="float" office:value="193" calcext:value-type="float">
            <text:p>193</text:p>
          </table:table-cell>
          <table:table-cell table:formula="of:=[.$A$3]*SIN(RADIANS([.B195]))" office:value-type="float" office:value="-809.59884458357" calcext:value-type="float">
            <text:p>-809,6</text:p>
          </table:table-cell>
          <table:table-cell table:formula="of:=[.$A$3]*SIN(RADIANS([.B195]-120))" office:value-type="float" office:value="3441.74081671096" calcext:value-type="float">
            <text:p>3441,7</text:p>
          </table:table-cell>
          <table:table-cell table:formula="of:=[.$A$3]*SIN(RADIANS([.B195]+120))" office:value-type="float" office:value="-2632.14197212739" calcext:value-type="float">
            <text:p>-2632,1</text:p>
          </table:table-cell>
          <table:table-cell table:style-name="ce10"/>
          <table:table-cell table:style-name="ce6" table:formula="of:=(MIN([.C195];[.D195];[.E195])+MAX([.C195];[.D195];[.E195]))/2" office:value-type="float" office:value="404.799422291785" calcext:value-type="float">
            <text:p>404,8</text:p>
          </table:table-cell>
          <table:table-cell table:style-name="ce12" table:formula="of:=([.C195]-[.G195]+[.$A$3])/2" office:value-type="float" office:value="1192.30086656232" calcext:value-type="float">
            <text:p>1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3317.97069720959" calcext:value-type="float">
            <text:p>3318</text:p>
          </table:table-cell>
          <table:table-cell table:style-name="ce12" table:formula="of:=([.E195]-[.G195]+[.$A$3])/2" office:value-type="float" office:value="281.02930279041" calcext:value-type="float">
            <text:p>281</text:p>
          </table:table-cell>
          <table:table-cell table:style-name="ce10"/>
        </table:table-row>
        <table:table-row table:style-name="ro1">
          <table:table-cell/>
          <table:table-cell table:style-name="ce2" table:formula="of:=[.B195]+1" office:value-type="float" office:value="194" calcext:value-type="float">
            <text:p>194</text:p>
          </table:table-cell>
          <table:table-cell table:formula="of:=[.$A$3]*SIN(RADIANS([.B196]))" office:value-type="float" office:value="-870.676902263203" calcext:value-type="float">
            <text:p>-870,7</text:p>
          </table:table-cell>
          <table:table-cell table:formula="of:=[.$A$3]*SIN(RADIANS([.B196]-120))" office:value-type="float" office:value="3459.58084368201" calcext:value-type="float">
            <text:p>3459,6</text:p>
          </table:table-cell>
          <table:table-cell table:formula="of:=[.$A$3]*SIN(RADIANS([.B196]+120))" office:value-type="float" office:value="-2588.90394141881" calcext:value-type="float">
            <text:p>-2588,9</text:p>
          </table:table-cell>
          <table:table-cell table:style-name="ce10"/>
          <table:table-cell table:style-name="ce6" table:formula="of:=(MIN([.C196];[.D196];[.E196])+MAX([.C196];[.D196];[.E196]))/2" office:value-type="float" office:value="435.338451131602" calcext:value-type="float">
            <text:p>435,3</text:p>
          </table:table-cell>
          <table:table-cell table:style-name="ce12" table:formula="of:=([.C196]-[.G196]+[.$A$3])/2" office:value-type="float" office:value="1146.4923233026" calcext:value-type="float">
            <text:p>1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3311.6211962752" calcext:value-type="float">
            <text:p>3312</text:p>
          </table:table-cell>
          <table:table-cell table:style-name="ce12" table:formula="of:=([.E196]-[.G196]+[.$A$3])/2" office:value-type="float" office:value="287.378803724796" calcext:value-type="float">
            <text:p>287</text:p>
          </table:table-cell>
          <table:table-cell table:style-name="ce10"/>
        </table:table-row>
        <table:table-row table:style-name="ro1">
          <table:table-cell/>
          <table:table-cell table:style-name="ce2" table:formula="of:=[.B196]+1" office:value-type="float" office:value="195" calcext:value-type="float">
            <text:p>195</text:p>
          </table:table-cell>
          <table:table-cell table:formula="of:=[.$A$3]*SIN(RADIANS([.B197]))" office:value-type="float" office:value="-931.489743323972" calcext:value-type="float">
            <text:p>-931,5</text:p>
          </table:table-cell>
          <table:table-cell table:formula="of:=[.$A$3]*SIN(RADIANS([.B197]-120))" office:value-type="float" office:value="3476.36704881436" calcext:value-type="float">
            <text:p>3476,4</text:p>
          </table:table-cell>
          <table:table-cell table:formula="of:=[.$A$3]*SIN(RADIANS([.B197]+120))" office:value-type="float" office:value="-2544.87730549038" calcext:value-type="float">
            <text:p>-2544,9</text:p>
          </table:table-cell>
          <table:table-cell table:style-name="ce10"/>
          <table:table-cell table:style-name="ce6" table:formula="of:=(MIN([.C197];[.D197];[.E197])+MAX([.C197];[.D197];[.E197]))/2" office:value-type="float" office:value="465.744871661986" calcext:value-type="float">
            <text:p>465,7</text:p>
          </table:table-cell>
          <table:table-cell table:style-name="ce12" table:formula="of:=([.C197]-[.G197]+[.$A$3])/2" office:value-type="float" office:value="1100.88269250702" calcext:value-type="float">
            <text:p>11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3304.81108857619" calcext:value-type="float">
            <text:p>3305</text:p>
          </table:table-cell>
          <table:table-cell table:style-name="ce12" table:formula="of:=([.E197]-[.G197]+[.$A$3])/2" office:value-type="float" office:value="294.188911423814" calcext:value-type="float">
            <text:p>294</text:p>
          </table:table-cell>
          <table:table-cell table:style-name="ce10"/>
        </table:table-row>
        <table:table-row table:style-name="ro1">
          <table:table-cell/>
          <table:table-cell table:style-name="ce2" table:formula="of:=[.B197]+1" office:value-type="float" office:value="196" calcext:value-type="float">
            <text:p>196</text:p>
          </table:table-cell>
          <table:table-cell table:formula="of:=[.$A$3]*SIN(RADIANS([.B198]))" office:value-type="float" office:value="-992.018843585379" calcext:value-type="float">
            <text:p>-992,0</text:p>
          </table:table-cell>
          <table:table-cell table:formula="of:=[.$A$3]*SIN(RADIANS([.B198]-120))" office:value-type="float" office:value="3492.09431886731" calcext:value-type="float">
            <text:p>3492,1</text:p>
          </table:table-cell>
          <table:table-cell table:formula="of:=[.$A$3]*SIN(RADIANS([.B198]+120))" office:value-type="float" office:value="-2500.07547528193" calcext:value-type="float">
            <text:p>-2500,1</text:p>
          </table:table-cell>
          <table:table-cell table:style-name="ce10"/>
          <table:table-cell table:style-name="ce6" table:formula="of:=(MIN([.C198];[.D198];[.E198])+MAX([.C198];[.D198];[.E198]))/2" office:value-type="float" office:value="496.009421792689" calcext:value-type="float">
            <text:p>496,0</text:p>
          </table:table-cell>
          <table:table-cell table:style-name="ce12" table:formula="of:=([.C198]-[.G198]+[.$A$3])/2" office:value-type="float" office:value="1055.48586731097" calcext:value-type="float">
            <text:p>10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3297.54244853731" calcext:value-type="float">
            <text:p>3298</text:p>
          </table:table-cell>
          <table:table-cell table:style-name="ce12" table:formula="of:=([.E198]-[.G198]+[.$A$3])/2" office:value-type="float" office:value="301.457551462689" calcext:value-type="float">
            <text:p>301</text:p>
          </table:table-cell>
          <table:table-cell table:style-name="ce10"/>
        </table:table-row>
        <table:table-row table:style-name="ro1">
          <table:table-cell/>
          <table:table-cell table:style-name="ce2" table:formula="of:=[.B198]+1" office:value-type="float" office:value="197" calcext:value-type="float">
            <text:p>197</text:p>
          </table:table-cell>
          <table:table-cell table:formula="of:=[.$A$3]*SIN(RADIANS([.B199]))" office:value-type="float" office:value="-1052.24576529713" calcext:value-type="float">
            <text:p>-1052,2</text:p>
          </table:table-cell>
          <table:table-cell table:formula="of:=[.$A$3]*SIN(RADIANS([.B199]-120))" office:value-type="float" office:value="3506.75786316206" calcext:value-type="float">
            <text:p>3506,8</text:p>
          </table:table-cell>
          <table:table-cell table:formula="of:=[.$A$3]*SIN(RADIANS([.B199]+120))" office:value-type="float" office:value="-2454.51209786493" calcext:value-type="float">
            <text:p>-2454,5</text:p>
          </table:table-cell>
          <table:table-cell table:style-name="ce10"/>
          <table:table-cell table:style-name="ce6" table:formula="of:=(MIN([.C199];[.D199];[.E199])+MAX([.C199];[.D199];[.E199]))/2" office:value-type="float" office:value="526.122882648565" calcext:value-type="float">
            <text:p>526,1</text:p>
          </table:table-cell>
          <table:table-cell table:style-name="ce12" table:formula="of:=([.C199]-[.G199]+[.$A$3])/2" office:value-type="float" office:value="1010.31567602715" calcext:value-type="float">
            <text:p>10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3289.81749025675" calcext:value-type="float">
            <text:p>3290</text:p>
          </table:table-cell>
          <table:table-cell table:style-name="ce12" table:formula="of:=([.E199]-[.G199]+[.$A$3])/2" office:value-type="float" office:value="309.182509743252" calcext:value-type="float">
            <text:p>309</text:p>
          </table:table-cell>
          <table:table-cell table:style-name="ce10"/>
        </table:table-row>
        <table:table-row table:style-name="ro1">
          <table:table-cell/>
          <table:table-cell table:style-name="ce2" table:formula="of:=[.B199]+1" office:value-type="float" office:value="198" calcext:value-type="float">
            <text:p>198</text:p>
          </table:table-cell>
          <table:table-cell table:formula="of:=[.$A$3]*SIN(RADIANS([.B200]))" office:value-type="float" office:value="-1112.15216275544" calcext:value-type="float">
            <text:p>-1112,2</text:p>
          </table:table-cell>
          <table:table-cell table:formula="of:=[.$A$3]*SIN(RADIANS([.B200]-120))" office:value-type="float" office:value="3520.35321504097" calcext:value-type="float">
            <text:p>3520,4</text:p>
          </table:table-cell>
          <table:table-cell table:formula="of:=[.$A$3]*SIN(RADIANS([.B200]+120))" office:value-type="float" office:value="-2408.20105228553" calcext:value-type="float">
            <text:p>-2408,2</text:p>
          </table:table-cell>
          <table:table-cell table:style-name="ce10"/>
          <table:table-cell table:style-name="ce6" table:formula="of:=(MIN([.C200];[.D200];[.E200])+MAX([.C200];[.D200];[.E200]))/2" office:value-type="float" office:value="556.076081377718" calcext:value-type="float">
            <text:p>556,1</text:p>
          </table:table-cell>
          <table:table-cell table:style-name="ce12" table:formula="of:=([.C200]-[.G200]+[.$A$3])/2" office:value-type="float" office:value="965.385877933423" calcext:value-type="float">
            <text:p>9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3281.63856683162" calcext:value-type="float">
            <text:p>3282</text:p>
          </table:table-cell>
          <table:table-cell table:style-name="ce12" table:formula="of:=([.E200]-[.G200]+[.$A$3])/2" office:value-type="float" office:value="317.361433168376" calcext:value-type="float">
            <text:p>317</text:p>
          </table:table-cell>
          <table:table-cell table:style-name="ce10"/>
        </table:table-row>
        <table:table-row table:style-name="ro1">
          <table:table-cell/>
          <table:table-cell table:style-name="ce2" table:formula="of:=[.B200]+1" office:value-type="float" office:value="199" calcext:value-type="float">
            <text:p>199</text:p>
          </table:table-cell>
          <table:table-cell table:formula="of:=[.$A$3]*SIN(RADIANS([.B201]))" office:value-type="float" office:value="-1171.71978789131" calcext:value-type="float">
            <text:p>-1171,7</text:p>
          </table:table-cell>
          <table:table-cell table:formula="of:=[.$A$3]*SIN(RADIANS([.B201]-120))" office:value-type="float" office:value="3532.87623322814" calcext:value-type="float">
            <text:p>3532,9</text:p>
          </table:table-cell>
          <table:table-cell table:formula="of:=[.$A$3]*SIN(RADIANS([.B201]+120))" office:value-type="float" office:value="-2361.15644533684" calcext:value-type="float">
            <text:p>-2361,2</text:p>
          </table:table-cell>
          <table:table-cell table:style-name="ce10"/>
          <table:table-cell table:style-name="ce6" table:formula="of:=(MIN([.C201];[.D201];[.E201])+MAX([.C201];[.D201];[.E201]))/2" office:value-type="float" office:value="585.859893945653" calcext:value-type="float">
            <text:p>585,9</text:p>
          </table:table-cell>
          <table:table-cell table:style-name="ce12" table:formula="of:=([.C201]-[.G201]+[.$A$3])/2" office:value-type="float" office:value="920.71015908152" calcext:value-type="float">
            <text:p>9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3273.00816964124" calcext:value-type="float">
            <text:p>3273</text:p>
          </table:table-cell>
          <table:table-cell table:style-name="ce12" table:formula="of:=([.E201]-[.G201]+[.$A$3])/2" office:value-type="float" office:value="325.991830358755" calcext:value-type="float">
            <text:p>326</text:p>
          </table:table-cell>
          <table:table-cell table:style-name="ce10"/>
        </table:table-row>
        <table:table-row table:style-name="ro1">
          <table:table-cell/>
          <table:table-cell table:style-name="ce2" table:formula="of:=[.B201]+1" office:value-type="float" office:value="200" calcext:value-type="float">
            <text:p>200</text:p>
          </table:table-cell>
          <table:table-cell table:formula="of:=[.$A$3]*SIN(RADIANS([.B202]))" office:value-type="float" office:value="-1230.93049582908" calcext:value-type="float">
            <text:p>-1230,9</text:p>
          </table:table-cell>
          <table:table-cell table:formula="of:=[.$A$3]*SIN(RADIANS([.B202]-120))" office:value-type="float" office:value="3544.32310309094" calcext:value-type="float">
            <text:p>3544,3</text:p>
          </table:table-cell>
          <table:table-cell table:formula="of:=[.$A$3]*SIN(RADIANS([.B202]+120))" office:value-type="float" office:value="-2313.39260726186" calcext:value-type="float">
            <text:p>-2313,4</text:p>
          </table:table-cell>
          <table:table-cell table:style-name="ce10"/>
          <table:table-cell table:style-name="ce6" table:formula="of:=(MIN([.C202];[.D202];[.E202])+MAX([.C202];[.D202];[.E202]))/2" office:value-type="float" office:value="615.46524791454" calcext:value-type="float">
            <text:p>615,5</text:p>
          </table:table-cell>
          <table:table-cell table:style-name="ce12" table:formula="of:=([.C202]-[.G202]+[.$A$3])/2" office:value-type="float" office:value="876.302128128189" calcext:value-type="float">
            <text:p>8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3263.9289275882" calcext:value-type="float">
            <text:p>3264</text:p>
          </table:table-cell>
          <table:table-cell table:style-name="ce12" table:formula="of:=([.E202]-[.G202]+[.$A$3])/2" office:value-type="float" office:value="335.071072411802" calcext:value-type="float">
            <text:p>335</text:p>
          </table:table-cell>
          <table:table-cell table:style-name="ce10"/>
        </table:table-row>
        <table:table-row table:style-name="ro1">
          <table:table-cell/>
          <table:table-cell table:style-name="ce2" table:formula="of:=[.B202]+1" office:value-type="float" office:value="201" calcext:value-type="float">
            <text:p>201</text:p>
          </table:table-cell>
          <table:table-cell table:formula="of:=[.$A$3]*SIN(RADIANS([.B203]))" office:value-type="float" office:value="-1289.76625041354" calcext:value-type="float">
            <text:p>-1289,8</text:p>
          </table:table-cell>
          <table:table-cell table:formula="of:=[.$A$3]*SIN(RADIANS([.B203]-120))" office:value-type="float" office:value="3554.6903378019" calcext:value-type="float">
            <text:p>3554,7</text:p>
          </table:table-cell>
          <table:table-cell table:formula="of:=[.$A$3]*SIN(RADIANS([.B203]+120))" office:value-type="float" office:value="-2264.92408738837" calcext:value-type="float">
            <text:p>-2264,9</text:p>
          </table:table-cell>
          <table:table-cell table:style-name="ce10"/>
          <table:table-cell table:style-name="ce6" table:formula="of:=(MIN([.C203];[.D203];[.E203])+MAX([.C203];[.D203];[.E203]))/2" office:value-type="float" office:value="644.883125206767" calcext:value-type="float">
            <text:p>644,9</text:p>
          </table:table-cell>
          <table:table-cell table:style-name="ce12" table:formula="of:=([.C203]-[.G203]+[.$A$3])/2" office:value-type="float" office:value="832.175312189848" calcext:value-type="float">
            <text:p>8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3254.40360629757" calcext:value-type="float">
            <text:p>3254</text:p>
          </table:table-cell>
          <table:table-cell table:style-name="ce12" table:formula="of:=([.E203]-[.G203]+[.$A$3])/2" office:value-type="float" office:value="344.596393702433" calcext:value-type="float">
            <text:p>345</text:p>
          </table:table-cell>
          <table:table-cell table:style-name="ce10"/>
        </table:table-row>
        <table:table-row table:style-name="ro1">
          <table:table-cell/>
          <table:table-cell table:style-name="ce2" table:formula="of:=[.B203]+1" office:value-type="float" office:value="202" calcext:value-type="float">
            <text:p>202</text:p>
          </table:table-cell>
          <table:table-cell table:formula="of:=[.$A$3]*SIN(RADIANS([.B204]))" office:value-type="float" office:value="-1348.20912970387" calcext:value-type="float">
            <text:p>-1348,2</text:p>
          </table:table-cell>
          <table:table-cell table:formula="of:=[.$A$3]*SIN(RADIANS([.B204]-120))" office:value-type="float" office:value="3563.97477940091" calcext:value-type="float">
            <text:p>3564,0</text:p>
          </table:table-cell>
          <table:table-cell table:formula="of:=[.$A$3]*SIN(RADIANS([.B204]+120))" office:value-type="float" office:value="-2215.76564969704" calcext:value-type="float">
            <text:p>-2215,8</text:p>
          </table:table-cell>
          <table:table-cell table:style-name="ce10"/>
          <table:table-cell table:style-name="ce6" table:formula="of:=(MIN([.C204];[.D204];[.E204])+MAX([.C204];[.D204];[.E204]))/2" office:value-type="float" office:value="674.104564851934" calcext:value-type="float">
            <text:p>674,1</text:p>
          </table:table-cell>
          <table:table-cell table:style-name="ce12" table:formula="of:=([.C204]-[.G204]+[.$A$3])/2" office:value-type="float" office:value="788.343152722099" calcext:value-type="float">
            <text:p>7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3244.43510727449" calcext:value-type="float">
            <text:p>3244</text:p>
          </table:table-cell>
          <table:table-cell table:style-name="ce12" table:formula="of:=([.E204]-[.G204]+[.$A$3])/2" office:value-type="float" office:value="354.564892725511" calcext:value-type="float">
            <text:p>355</text:p>
          </table:table-cell>
          <table:table-cell table:style-name="ce10"/>
        </table:table-row>
        <table:table-row table:style-name="ro1">
          <table:table-cell/>
          <table:table-cell table:style-name="ce2" table:formula="of:=[.B204]+1" office:value-type="float" office:value="203" calcext:value-type="float">
            <text:p>203</text:p>
          </table:table-cell>
          <table:table-cell table:formula="of:=[.$A$3]*SIN(RADIANS([.B205]))" office:value-type="float" office:value="-1406.2413314329" calcext:value-type="float">
            <text:p>-1406,2</text:p>
          </table:table-cell>
          <table:table-cell table:formula="of:=[.$A$3]*SIN(RADIANS([.B205]-120))" office:value-type="float" office:value="3572.17359975712" calcext:value-type="float">
            <text:p>3572,2</text:p>
          </table:table-cell>
          <table:table-cell table:formula="of:=[.$A$3]*SIN(RADIANS([.B205]+120))" office:value-type="float" office:value="-2165.93226832422" calcext:value-type="float">
            <text:p>-2165,9</text:p>
          </table:table-cell>
          <table:table-cell table:style-name="ce10"/>
          <table:table-cell table:style-name="ce6" table:formula="of:=(MIN([.C205];[.D205];[.E205])+MAX([.C205];[.D205];[.E205]))/2" office:value-type="float" office:value="703.120665716448" calcext:value-type="float">
            <text:p>703,1</text:p>
          </table:table-cell>
          <table:table-cell table:style-name="ce12" table:formula="of:=([.C205]-[.G205]+[.$A$3])/2" office:value-type="float" office:value="744.819001425328" calcext:value-type="float">
            <text:p>7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3234.02646702033" calcext:value-type="float">
            <text:p>3234</text:p>
          </table:table-cell>
          <table:table-cell table:style-name="ce12" table:formula="of:=([.E205]-[.G205]+[.$A$3])/2" office:value-type="float" office:value="364.973532979665" calcext:value-type="float">
            <text:p>365</text:p>
          </table:table-cell>
          <table:table-cell table:style-name="ce10"/>
        </table:table-row>
        <table:table-row table:style-name="ro1">
          <table:table-cell/>
          <table:table-cell table:style-name="ce2" table:formula="of:=[.B205]+1" office:value-type="float" office:value="204" calcext:value-type="float">
            <text:p>204</text:p>
          </table:table-cell>
          <table:table-cell table:formula="of:=[.$A$3]*SIN(RADIANS([.B206]))" office:value-type="float" office:value="-1463.84517842981" calcext:value-type="float">
            <text:p>-1463,8</text:p>
          </table:table-cell>
          <table:table-cell table:formula="of:=[.$A$3]*SIN(RADIANS([.B206]-120))" office:value-type="float" office:value="3579.28430143042" calcext:value-type="float">
            <text:p>3579,3</text:p>
          </table:table-cell>
          <table:table-cell table:formula="of:=[.$A$3]*SIN(RADIANS([.B206]+120))" office:value-type="float" office:value="-2115.43912300061" calcext:value-type="float">
            <text:p>-2115,4</text:p>
          </table:table-cell>
          <table:table-cell table:style-name="ce10"/>
          <table:table-cell table:style-name="ce6" table:formula="of:=(MIN([.C206];[.D206];[.E206])+MAX([.C206];[.D206];[.E206]))/2" office:value-type="float" office:value="731.922589214902" calcext:value-type="float">
            <text:p>731,9</text:p>
          </table:table-cell>
          <table:table-cell table:style-name="ce12" table:formula="of:=([.C206]-[.G206]+[.$A$3])/2" office:value-type="float" office:value="701.616116177647" calcext:value-type="float">
            <text:p>7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3223.18085610776" calcext:value-type="float">
            <text:p>3223</text:p>
          </table:table-cell>
          <table:table-cell table:style-name="ce12" table:formula="of:=([.E206]-[.G206]+[.$A$3])/2" office:value-type="float" office:value="375.819143892243" calcext:value-type="float">
            <text:p>376</text:p>
          </table:table-cell>
          <table:table-cell table:style-name="ce10"/>
        </table:table-row>
        <table:table-row table:style-name="ro1">
          <table:table-cell/>
          <table:table-cell table:style-name="ce2" table:formula="of:=[.B206]+1" office:value-type="float" office:value="205" calcext:value-type="float">
            <text:p>205</text:p>
          </table:table-cell>
          <table:table-cell table:formula="of:=[.$A$3]*SIN(RADIANS([.B207]))" office:value-type="float" office:value="-1521.00312400478" calcext:value-type="float">
            <text:p>-1521,0</text:p>
          </table:table-cell>
          <table:table-cell table:formula="of:=[.$A$3]*SIN(RADIANS([.B207]-120))" office:value-type="float" office:value="3585.30471843219" calcext:value-type="float">
            <text:p>3585,3</text:p>
          </table:table-cell>
          <table:table-cell table:formula="of:=[.$A$3]*SIN(RADIANS([.B207]+120))" office:value-type="float" office:value="-2064.30159442742" calcext:value-type="float">
            <text:p>-2064,3</text:p>
          </table:table-cell>
          <table:table-cell table:style-name="ce10"/>
          <table:table-cell table:style-name="ce6" table:formula="of:=(MIN([.C207];[.D207];[.E207])+MAX([.C207];[.D207];[.E207]))/2" office:value-type="float" office:value="760.501562002388" calcext:value-type="float">
            <text:p>760,5</text:p>
          </table:table-cell>
          <table:table-cell table:style-name="ce12" table:formula="of:=([.C207]-[.G207]+[.$A$3])/2" office:value-type="float" office:value="658.747656996418" calcext:value-type="float">
            <text:p>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3211.9015782149" calcext:value-type="float">
            <text:p>3212</text:p>
          </table:table-cell>
          <table:table-cell table:style-name="ce12" table:formula="of:=([.E207]-[.G207]+[.$A$3])/2" office:value-type="float" office:value="387.098421785098" calcext:value-type="float">
            <text:p>387</text:p>
          </table:table-cell>
          <table:table-cell table:style-name="ce10"/>
        </table:table-row>
        <table:table-row table:style-name="ro1">
          <table:table-cell/>
          <table:table-cell table:style-name="ce2" table:formula="of:=[.B207]+1" office:value-type="float" office:value="206" calcext:value-type="float">
            <text:p>206</text:p>
          </table:table-cell>
          <table:table-cell table:formula="of:=[.$A$3]*SIN(RADIANS([.B208]))" office:value-type="float" office:value="-1577.69775729389" calcext:value-type="float">
            <text:p>-1577,7</text:p>
          </table:table-cell>
          <table:table-cell table:formula="of:=[.$A$3]*SIN(RADIANS([.B208]-120))" office:value-type="float" office:value="3590.23301688511" calcext:value-type="float">
            <text:p>3590,2</text:p>
          </table:table-cell>
          <table:table-cell table:formula="of:=[.$A$3]*SIN(RADIANS([.B208]+120))" office:value-type="float" office:value="-2012.53525959122" calcext:value-type="float">
            <text:p>-2012,5</text:p>
          </table:table-cell>
          <table:table-cell table:style-name="ce10"/>
          <table:table-cell table:style-name="ce6" table:formula="of:=(MIN([.C208];[.D208];[.E208])+MAX([.C208];[.D208];[.E208]))/2" office:value-type="float" office:value="788.848878646945" calcext:value-type="float">
            <text:p>788,8</text:p>
          </table:table-cell>
          <table:table-cell table:style-name="ce12" table:formula="of:=([.C208]-[.G208]+[.$A$3])/2" office:value-type="float" office:value="616.226682029583" calcext:value-type="float">
            <text:p>6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3200.19206911908" calcext:value-type="float">
            <text:p>3200</text:p>
          </table:table-cell>
          <table:table-cell table:style-name="ce12" table:formula="of:=([.E208]-[.G208]+[.$A$3])/2" office:value-type="float" office:value="398.807930880919" calcext:value-type="float">
            <text:p>399</text:p>
          </table:table-cell>
          <table:table-cell table:style-name="ce10"/>
        </table:table-row>
        <table:table-row table:style-name="ro1">
          <table:table-cell/>
          <table:table-cell table:style-name="ce2" table:formula="of:=[.B208]+1" office:value-type="float" office:value="207" calcext:value-type="float">
            <text:p>207</text:p>
          </table:table-cell>
          <table:table-cell table:formula="of:=[.$A$3]*SIN(RADIANS([.B209]))" office:value-type="float" office:value="-1633.91180856263" calcext:value-type="float">
            <text:p>-1633,9</text:p>
          </table:table-cell>
          <table:table-cell table:formula="of:=[.$A$3]*SIN(RADIANS([.B209]-120))" office:value-type="float" office:value="3594.06769558171" calcext:value-type="float">
            <text:p>3594,1</text:p>
          </table:table-cell>
          <table:table-cell table:formula="of:=[.$A$3]*SIN(RADIANS([.B209]+120))" office:value-type="float" office:value="-1960.15588701908" calcext:value-type="float">
            <text:p>-1960,2</text:p>
          </table:table-cell>
          <table:table-cell table:style-name="ce10"/>
          <table:table-cell table:style-name="ce6" table:formula="of:=(MIN([.C209];[.D209];[.E209])+MAX([.C209];[.D209];[.E209]))/2" office:value-type="float" office:value="816.955904281315" calcext:value-type="float">
            <text:p>817,0</text:p>
          </table:table-cell>
          <table:table-cell table:style-name="ce12" table:formula="of:=([.C209]-[.G209]+[.$A$3])/2" office:value-type="float" office:value="574.066143578029" calcext:value-type="float">
            <text:p>5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3188.0558956502" calcext:value-type="float">
            <text:p>3188</text:p>
          </table:table-cell>
          <table:table-cell table:style-name="ce12" table:formula="of:=([.E209]-[.G209]+[.$A$3])/2" office:value-type="float" office:value="410.944104349802" calcext:value-type="float">
            <text:p>411</text:p>
          </table:table-cell>
          <table:table-cell table:style-name="ce10"/>
        </table:table-row>
        <table:table-row table:style-name="ro1">
          <table:table-cell/>
          <table:table-cell table:style-name="ce2" table:formula="of:=[.B209]+1" office:value-type="float" office:value="208" calcext:value-type="float">
            <text:p>208</text:p>
          </table:table-cell>
          <table:table-cell table:formula="of:=[.$A$3]*SIN(RADIANS([.B210]))" office:value-type="float" office:value="-1689.62815446642" calcext:value-type="float">
            <text:p>-1689,6</text:p>
          </table:table-cell>
          <table:table-cell table:formula="of:=[.$A$3]*SIN(RADIANS([.B210]-120))" office:value-type="float" office:value="3596.80758644173" calcext:value-type="float">
            <text:p>3596,8</text:p>
          </table:table-cell>
          <table:table-cell table:formula="of:=[.$A$3]*SIN(RADIANS([.B210]+120))" office:value-type="float" office:value="-1907.1794319753" calcext:value-type="float">
            <text:p>-1907,2</text:p>
          </table:table-cell>
          <table:table-cell table:style-name="ce10"/>
          <table:table-cell table:style-name="ce6" table:formula="of:=(MIN([.C210];[.D210];[.E210])+MAX([.C210];[.D210];[.E210]))/2" office:value-type="float" office:value="844.81407723321" calcext:value-type="float">
            <text:p>844,8</text:p>
          </table:table-cell>
          <table:table-cell table:style-name="ce12" table:formula="of:=([.C210]-[.G210]+[.$A$3])/2" office:value-type="float" office:value="532.278884150184" calcext:value-type="float">
            <text:p>5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3175.49675460426" calcext:value-type="float">
            <text:p>3175</text:p>
          </table:table-cell>
          <table:table-cell table:style-name="ce12" table:formula="of:=([.E210]-[.G210]+[.$A$3])/2" office:value-type="float" office:value="423.503245395742" calcext:value-type="float">
            <text:p>424</text:p>
          </table:table-cell>
          <table:table-cell table:style-name="ce10"/>
        </table:table-row>
        <table:table-row table:style-name="ro1">
          <table:table-cell/>
          <table:table-cell table:style-name="ce2" table:formula="of:=[.B210]+1" office:value-type="float" office:value="209" calcext:value-type="float">
            <text:p>209</text:p>
          </table:table-cell>
          <table:table-cell table:formula="of:=[.$A$3]*SIN(RADIANS([.B211]))" office:value-type="float" office:value="-1744.82982326657" calcext:value-type="float">
            <text:p>-1744,8</text:p>
          </table:table-cell>
          <table:table-cell table:formula="of:=[.$A$3]*SIN(RADIANS([.B211]-120))" office:value-type="float" office:value="3598.45185486785" calcext:value-type="float">
            <text:p>3598,5</text:p>
          </table:table-cell>
          <table:table-cell table:formula="of:=[.$A$3]*SIN(RADIANS([.B211]+120))" office:value-type="float" office:value="-1853.62203160129" calcext:value-type="float">
            <text:p>-1853,6</text:p>
          </table:table-cell>
          <table:table-cell table:style-name="ce10"/>
          <table:table-cell table:style-name="ce6" table:formula="of:=(MIN([.C211];[.D211];[.E211])+MAX([.C211];[.D211];[.E211]))/2" office:value-type="float" office:value="872.414911633283" calcext:value-type="float">
            <text:p>872,4</text:p>
          </table:table-cell>
          <table:table-cell table:style-name="ce12" table:formula="of:=([.C211]-[.G211]+[.$A$3])/2" office:value-type="float" office:value="490.877632550075" calcext:value-type="float">
            <text:p>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3162.51847161728" calcext:value-type="float">
            <text:p>3163</text:p>
          </table:table-cell>
          <table:table-cell table:style-name="ce12" table:formula="of:=([.E211]-[.G211]+[.$A$3])/2" office:value-type="float" office:value="436.481528382715" calcext:value-type="float">
            <text:p>436</text:p>
          </table:table-cell>
          <table:table-cell table:style-name="ce10"/>
        </table:table-row>
        <table:table-row table:style-name="ro1">
          <table:table-cell/>
          <table:table-cell table:style-name="ce2" table:formula="of:=[.B211]+1" office:value-type="float" office:value="210" calcext:value-type="float">
            <text:p>210</text:p>
          </table:table-cell>
          <table:table-cell table:formula="of:=[.$A$3]*SIN(RADIANS([.B212]))" office:value-type="float" office:value="-1799.5" calcext:value-type="float">
            <text:p>-1799,5</text:p>
          </table:table-cell>
          <table:table-cell table:formula="of:=[.$A$3]*SIN(RADIANS([.B212]-120))" office:value-type="float" office:value="3599" calcext:value-type="float">
            <text:p>3599,0</text:p>
          </table:table-cell>
          <table:table-cell table:formula="of:=[.$A$3]*SIN(RADIANS([.B212]+120))" office:value-type="float" office:value="-1799.5" calcext:value-type="float">
            <text:p>-1799,5</text:p>
          </table:table-cell>
          <table:table-cell table:style-name="ce10"/>
          <table:table-cell table:style-name="ce6" table:formula="of:=(MIN([.C212];[.D212];[.E212])+MAX([.C212];[.D212];[.E212]))/2" office:value-type="float" office:value="899.749999999999" calcext:value-type="float">
            <text:p>899,8</text:p>
          </table:table-cell>
          <table:table-cell table:style-name="ce12" table:formula="of:=([.C212]-[.G212]+[.$A$3])/2" office:value-type="float" office:value="449.875" calcext:value-type="float">
            <text:p>4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3149.125" calcext:value-type="float">
            <text:p>3149</text:p>
          </table:table-cell>
          <table:table-cell table:style-name="ce12" table:formula="of:=([.E212]-[.G212]+[.$A$3])/2" office:value-type="float" office:value="449.875" calcext:value-type="float">
            <text:p>450</text:p>
          </table:table-cell>
          <table:table-cell table:style-name="ce10"/>
        </table:table-row>
        <table:table-row table:style-name="ro1">
          <table:table-cell/>
          <table:table-cell table:style-name="ce2" table:formula="of:=[.B212]+1" office:value-type="float" office:value="211" calcext:value-type="float">
            <text:p>211</text:p>
          </table:table-cell>
          <table:table-cell table:formula="of:=[.$A$3]*SIN(RADIANS([.B213]))" office:value-type="float" office:value="-1853.62203160129" calcext:value-type="float">
            <text:p>-1853,6</text:p>
          </table:table-cell>
          <table:table-cell table:formula="of:=[.$A$3]*SIN(RADIANS([.B213]-120))" office:value-type="float" office:value="3598.45185486785" calcext:value-type="float">
            <text:p>3598,5</text:p>
          </table:table-cell>
          <table:table-cell table:formula="of:=[.$A$3]*SIN(RADIANS([.B213]+120))" office:value-type="float" office:value="-1744.82982326657" calcext:value-type="float">
            <text:p>-1744,8</text:p>
          </table:table-cell>
          <table:table-cell table:style-name="ce10"/>
          <table:table-cell table:style-name="ce6" table:formula="of:=(MIN([.C213];[.D213];[.E213])+MAX([.C213];[.D213];[.E213]))/2" office:value-type="float" office:value="872.414911633284" calcext:value-type="float">
            <text:p>872,4</text:p>
          </table:table-cell>
          <table:table-cell table:style-name="ce12" table:formula="of:=([.C213]-[.G213]+[.$A$3])/2" office:value-type="float" office:value="436.481528382716" calcext:value-type="float">
            <text:p>4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3162.51847161728" calcext:value-type="float">
            <text:p>3163</text:p>
          </table:table-cell>
          <table:table-cell table:style-name="ce12" table:formula="of:=([.E213]-[.G213]+[.$A$3])/2" office:value-type="float" office:value="490.877632550075" calcext:value-type="float">
            <text:p>491</text:p>
          </table:table-cell>
          <table:table-cell table:style-name="ce10"/>
        </table:table-row>
        <table:table-row table:style-name="ro1">
          <table:table-cell/>
          <table:table-cell table:style-name="ce2" table:formula="of:=[.B213]+1" office:value-type="float" office:value="212" calcext:value-type="float">
            <text:p>212</text:p>
          </table:table-cell>
          <table:table-cell table:formula="of:=[.$A$3]*SIN(RADIANS([.B214]))" office:value-type="float" office:value="-1907.1794319753" calcext:value-type="float">
            <text:p>-1907,2</text:p>
          </table:table-cell>
          <table:table-cell table:formula="of:=[.$A$3]*SIN(RADIANS([.B214]-120))" office:value-type="float" office:value="3596.80758644173" calcext:value-type="float">
            <text:p>3596,8</text:p>
          </table:table-cell>
          <table:table-cell table:formula="of:=[.$A$3]*SIN(RADIANS([.B214]+120))" office:value-type="float" office:value="-1689.62815446642" calcext:value-type="float">
            <text:p>-1689,6</text:p>
          </table:table-cell>
          <table:table-cell table:style-name="ce10"/>
          <table:table-cell table:style-name="ce6" table:formula="of:=(MIN([.C214];[.D214];[.E214])+MAX([.C214];[.D214];[.E214]))/2" office:value-type="float" office:value="844.814077233211" calcext:value-type="float">
            <text:p>844,8</text:p>
          </table:table-cell>
          <table:table-cell table:style-name="ce12" table:formula="of:=([.C214]-[.G214]+[.$A$3])/2" office:value-type="float" office:value="423.503245395743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3175.49675460426" calcext:value-type="float">
            <text:p>3175</text:p>
          </table:table-cell>
          <table:table-cell table:style-name="ce12" table:formula="of:=([.E214]-[.G214]+[.$A$3])/2" office:value-type="float" office:value="532.278884150184" calcext:value-type="float">
            <text:p>532</text:p>
          </table:table-cell>
          <table:table-cell table:style-name="ce10"/>
        </table:table-row>
        <table:table-row table:style-name="ro1">
          <table:table-cell/>
          <table:table-cell table:style-name="ce2" table:formula="of:=[.B214]+1" office:value-type="float" office:value="213" calcext:value-type="float">
            <text:p>213</text:p>
          </table:table-cell>
          <table:table-cell table:formula="of:=[.$A$3]*SIN(RADIANS([.B215]))" office:value-type="float" office:value="-1960.15588701908" calcext:value-type="float">
            <text:p>-1960,2</text:p>
          </table:table-cell>
          <table:table-cell table:formula="of:=[.$A$3]*SIN(RADIANS([.B215]-120))" office:value-type="float" office:value="3594.06769558171" calcext:value-type="float">
            <text:p>3594,1</text:p>
          </table:table-cell>
          <table:table-cell table:formula="of:=[.$A$3]*SIN(RADIANS([.B215]+120))" office:value-type="float" office:value="-1633.91180856263" calcext:value-type="float">
            <text:p>-1633,9</text:p>
          </table:table-cell>
          <table:table-cell table:style-name="ce10"/>
          <table:table-cell table:style-name="ce6" table:formula="of:=(MIN([.C215];[.D215];[.E215])+MAX([.C215];[.D215];[.E215]))/2" office:value-type="float" office:value="816.955904281314" calcext:value-type="float">
            <text:p>817,0</text:p>
          </table:table-cell>
          <table:table-cell table:style-name="ce12" table:formula="of:=([.C215]-[.G215]+[.$A$3])/2" office:value-type="float" office:value="410.944104349802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3188.0558956502" calcext:value-type="float">
            <text:p>3188</text:p>
          </table:table-cell>
          <table:table-cell table:style-name="ce12" table:formula="of:=([.E215]-[.G215]+[.$A$3])/2" office:value-type="float" office:value="574.066143578028" calcext:value-type="float">
            <text:p>574</text:p>
          </table:table-cell>
          <table:table-cell table:style-name="ce10"/>
        </table:table-row>
        <table:table-row table:style-name="ro1">
          <table:table-cell/>
          <table:table-cell table:style-name="ce2" table:formula="of:=[.B215]+1" office:value-type="float" office:value="214" calcext:value-type="float">
            <text:p>214</text:p>
          </table:table-cell>
          <table:table-cell table:formula="of:=[.$A$3]*SIN(RADIANS([.B216]))" office:value-type="float" office:value="-2012.53525959122" calcext:value-type="float">
            <text:p>-2012,5</text:p>
          </table:table-cell>
          <table:table-cell table:formula="of:=[.$A$3]*SIN(RADIANS([.B216]-120))" office:value-type="float" office:value="3590.23301688511" calcext:value-type="float">
            <text:p>3590,2</text:p>
          </table:table-cell>
          <table:table-cell table:formula="of:=[.$A$3]*SIN(RADIANS([.B216]+120))" office:value-type="float" office:value="-1577.69775729389" calcext:value-type="float">
            <text:p>-1577,7</text:p>
          </table:table-cell>
          <table:table-cell table:style-name="ce10"/>
          <table:table-cell table:style-name="ce6" table:formula="of:=(MIN([.C216];[.D216];[.E216])+MAX([.C216];[.D216];[.E216]))/2" office:value-type="float" office:value="788.848878646945" calcext:value-type="float">
            <text:p>788,8</text:p>
          </table:table-cell>
          <table:table-cell table:style-name="ce12" table:formula="of:=([.C216]-[.G216]+[.$A$3])/2" office:value-type="float" office:value="398.807930880919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3200.19206911908" calcext:value-type="float">
            <text:p>3200</text:p>
          </table:table-cell>
          <table:table-cell table:style-name="ce12" table:formula="of:=([.E216]-[.G216]+[.$A$3])/2" office:value-type="float" office:value="616.226682029582" calcext:value-type="float">
            <text:p>616</text:p>
          </table:table-cell>
          <table:table-cell table:style-name="ce10"/>
        </table:table-row>
        <table:table-row table:style-name="ro1">
          <table:table-cell/>
          <table:table-cell table:style-name="ce2" table:formula="of:=[.B216]+1" office:value-type="float" office:value="215" calcext:value-type="float">
            <text:p>215</text:p>
          </table:table-cell>
          <table:table-cell table:formula="of:=[.$A$3]*SIN(RADIANS([.B217]))" office:value-type="float" office:value="-2064.30159442742" calcext:value-type="float">
            <text:p>-2064,3</text:p>
          </table:table-cell>
          <table:table-cell table:formula="of:=[.$A$3]*SIN(RADIANS([.B217]-120))" office:value-type="float" office:value="3585.30471843219" calcext:value-type="float">
            <text:p>3585,3</text:p>
          </table:table-cell>
          <table:table-cell table:formula="of:=[.$A$3]*SIN(RADIANS([.B217]+120))" office:value-type="float" office:value="-1521.00312400478" calcext:value-type="float">
            <text:p>-1521,0</text:p>
          </table:table-cell>
          <table:table-cell table:style-name="ce10"/>
          <table:table-cell table:style-name="ce6" table:formula="of:=(MIN([.C217];[.D217];[.E217])+MAX([.C217];[.D217];[.E217]))/2" office:value-type="float" office:value="760.501562002388" calcext:value-type="float">
            <text:p>760,5</text:p>
          </table:table-cell>
          <table:table-cell table:style-name="ce12" table:formula="of:=([.C217]-[.G217]+[.$A$3])/2" office:value-type="float" office:value="387.098421785098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3211.9015782149" calcext:value-type="float">
            <text:p>3212</text:p>
          </table:table-cell>
          <table:table-cell table:style-name="ce12" table:formula="of:=([.E217]-[.G217]+[.$A$3])/2" office:value-type="float" office:value="658.747656996417" calcext:value-type="float">
            <text:p>659</text:p>
          </table:table-cell>
          <table:table-cell table:style-name="ce10"/>
        </table:table-row>
        <table:table-row table:style-name="ro1">
          <table:table-cell/>
          <table:table-cell table:style-name="ce2" table:formula="of:=[.B217]+1" office:value-type="float" office:value="216" calcext:value-type="float">
            <text:p>216</text:p>
          </table:table-cell>
          <table:table-cell table:formula="of:=[.$A$3]*SIN(RADIANS([.B218]))" office:value-type="float" office:value="-2115.43912300061" calcext:value-type="float">
            <text:p>-2115,4</text:p>
          </table:table-cell>
          <table:table-cell table:formula="of:=[.$A$3]*SIN(RADIANS([.B218]-120))" office:value-type="float" office:value="3579.28430143042" calcext:value-type="float">
            <text:p>3579,3</text:p>
          </table:table-cell>
          <table:table-cell table:formula="of:=[.$A$3]*SIN(RADIANS([.B218]+120))" office:value-type="float" office:value="-1463.8451784298" calcext:value-type="float">
            <text:p>-1463,8</text:p>
          </table:table-cell>
          <table:table-cell table:style-name="ce10"/>
          <table:table-cell table:style-name="ce6" table:formula="of:=(MIN([.C218];[.D218];[.E218])+MAX([.C218];[.D218];[.E218]))/2" office:value-type="float" office:value="731.922589214903" calcext:value-type="float">
            <text:p>731,9</text:p>
          </table:table-cell>
          <table:table-cell table:style-name="ce12" table:formula="of:=([.C218]-[.G218]+[.$A$3])/2" office:value-type="float" office:value="375.819143892244" calcext:value-type="float">
            <text:p>3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3223.18085610776" calcext:value-type="float">
            <text:p>3223</text:p>
          </table:table-cell>
          <table:table-cell table:style-name="ce12" table:formula="of:=([.E218]-[.G218]+[.$A$3])/2" office:value-type="float" office:value="701.616116177646" calcext:value-type="float">
            <text:p>702</text:p>
          </table:table-cell>
          <table:table-cell table:style-name="ce10"/>
        </table:table-row>
        <table:table-row table:style-name="ro1">
          <table:table-cell/>
          <table:table-cell table:style-name="ce2" table:formula="of:=[.B218]+1" office:value-type="float" office:value="217" calcext:value-type="float">
            <text:p>217</text:p>
          </table:table-cell>
          <table:table-cell table:formula="of:=[.$A$3]*SIN(RADIANS([.B219]))" office:value-type="float" office:value="-2165.93226832422" calcext:value-type="float">
            <text:p>-2165,9</text:p>
          </table:table-cell>
          <table:table-cell table:formula="of:=[.$A$3]*SIN(RADIANS([.B219]-120))" office:value-type="float" office:value="3572.17359975712" calcext:value-type="float">
            <text:p>3572,2</text:p>
          </table:table-cell>
          <table:table-cell table:formula="of:=[.$A$3]*SIN(RADIANS([.B219]+120))" office:value-type="float" office:value="-1406.2413314329" calcext:value-type="float">
            <text:p>-1406,2</text:p>
          </table:table-cell>
          <table:table-cell table:style-name="ce10"/>
          <table:table-cell table:style-name="ce6" table:formula="of:=(MIN([.C219];[.D219];[.E219])+MAX([.C219];[.D219];[.E219]))/2" office:value-type="float" office:value="703.120665716448" calcext:value-type="float">
            <text:p>703,1</text:p>
          </table:table-cell>
          <table:table-cell table:style-name="ce12" table:formula="of:=([.C219]-[.G219]+[.$A$3])/2" office:value-type="float" office:value="364.973532979665" calcext:value-type="float">
            <text:p>3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3234.02646702033" calcext:value-type="float">
            <text:p>3234</text:p>
          </table:table-cell>
          <table:table-cell table:style-name="ce12" table:formula="of:=([.E219]-[.G219]+[.$A$3])/2" office:value-type="float" office:value="744.819001425328" calcext:value-type="float">
            <text:p>745</text:p>
          </table:table-cell>
          <table:table-cell table:style-name="ce10"/>
        </table:table-row>
        <table:table-row table:style-name="ro1">
          <table:table-cell/>
          <table:table-cell table:style-name="ce2" table:formula="of:=[.B219]+1" office:value-type="float" office:value="218" calcext:value-type="float">
            <text:p>218</text:p>
          </table:table-cell>
          <table:table-cell table:formula="of:=[.$A$3]*SIN(RADIANS([.B220]))" office:value-type="float" office:value="-2215.76564969704" calcext:value-type="float">
            <text:p>-2215,8</text:p>
          </table:table-cell>
          <table:table-cell table:formula="of:=[.$A$3]*SIN(RADIANS([.B220]-120))" office:value-type="float" office:value="3563.97477940091" calcext:value-type="float">
            <text:p>3564,0</text:p>
          </table:table-cell>
          <table:table-cell table:formula="of:=[.$A$3]*SIN(RADIANS([.B220]+120))" office:value-type="float" office:value="-1348.20912970387" calcext:value-type="float">
            <text:p>-1348,2</text:p>
          </table:table-cell>
          <table:table-cell table:style-name="ce10"/>
          <table:table-cell table:style-name="ce6" table:formula="of:=(MIN([.C220];[.D220];[.E220])+MAX([.C220];[.D220];[.E220]))/2" office:value-type="float" office:value="674.104564851934" calcext:value-type="float">
            <text:p>674,1</text:p>
          </table:table-cell>
          <table:table-cell table:style-name="ce12" table:formula="of:=([.C220]-[.G220]+[.$A$3])/2" office:value-type="float" office:value="354.56489272551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3244.43510727449" calcext:value-type="float">
            <text:p>3244</text:p>
          </table:table-cell>
          <table:table-cell table:style-name="ce12" table:formula="of:=([.E220]-[.G220]+[.$A$3])/2" office:value-type="float" office:value="788.343152722099" calcext:value-type="float">
            <text:p>788</text:p>
          </table:table-cell>
          <table:table-cell table:style-name="ce10"/>
        </table:table-row>
        <table:table-row table:style-name="ro1">
          <table:table-cell/>
          <table:table-cell table:style-name="ce2" table:formula="of:=[.B220]+1" office:value-type="float" office:value="219" calcext:value-type="float">
            <text:p>219</text:p>
          </table:table-cell>
          <table:table-cell table:formula="of:=[.$A$3]*SIN(RADIANS([.B221]))" office:value-type="float" office:value="-2264.92408738837" calcext:value-type="float">
            <text:p>-2264,9</text:p>
          </table:table-cell>
          <table:table-cell table:formula="of:=[.$A$3]*SIN(RADIANS([.B221]-120))" office:value-type="float" office:value="3554.6903378019" calcext:value-type="float">
            <text:p>3554,7</text:p>
          </table:table-cell>
          <table:table-cell table:formula="of:=[.$A$3]*SIN(RADIANS([.B221]+120))" office:value-type="float" office:value="-1289.76625041354" calcext:value-type="float">
            <text:p>-1289,8</text:p>
          </table:table-cell>
          <table:table-cell table:style-name="ce10"/>
          <table:table-cell table:style-name="ce6" table:formula="of:=(MIN([.C221];[.D221];[.E221])+MAX([.C221];[.D221];[.E221]))/2" office:value-type="float" office:value="644.883125206768" calcext:value-type="float">
            <text:p>644,9</text:p>
          </table:table-cell>
          <table:table-cell table:style-name="ce12" table:formula="of:=([.C221]-[.G221]+[.$A$3])/2" office:value-type="float" office:value="344.596393702433" calcext:value-type="float">
            <text:p>3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3254.40360629757" calcext:value-type="float">
            <text:p>3254</text:p>
          </table:table-cell>
          <table:table-cell table:style-name="ce12" table:formula="of:=([.E221]-[.G221]+[.$A$3])/2" office:value-type="float" office:value="832.175312189847" calcext:value-type="float">
            <text:p>832</text:p>
          </table:table-cell>
          <table:table-cell table:style-name="ce10"/>
        </table:table-row>
        <table:table-row table:style-name="ro1">
          <table:table-cell/>
          <table:table-cell table:style-name="ce2" table:formula="of:=[.B221]+1" office:value-type="float" office:value="220" calcext:value-type="float">
            <text:p>220</text:p>
          </table:table-cell>
          <table:table-cell table:formula="of:=[.$A$3]*SIN(RADIANS([.B222]))" office:value-type="float" office:value="-2313.39260726185" calcext:value-type="float">
            <text:p>-2313,4</text:p>
          </table:table-cell>
          <table:table-cell table:formula="of:=[.$A$3]*SIN(RADIANS([.B222]-120))" office:value-type="float" office:value="3544.32310309094" calcext:value-type="float">
            <text:p>3544,3</text:p>
          </table:table-cell>
          <table:table-cell table:formula="of:=[.$A$3]*SIN(RADIANS([.B222]+120))" office:value-type="float" office:value="-1230.93049582908" calcext:value-type="float">
            <text:p>-1230,9</text:p>
          </table:table-cell>
          <table:table-cell table:style-name="ce10"/>
          <table:table-cell table:style-name="ce6" table:formula="of:=(MIN([.C222];[.D222];[.E222])+MAX([.C222];[.D222];[.E222]))/2" office:value-type="float" office:value="615.465247914541" calcext:value-type="float">
            <text:p>615,5</text:p>
          </table:table-cell>
          <table:table-cell table:style-name="ce12" table:formula="of:=([.C222]-[.G222]+[.$A$3])/2" office:value-type="float" office:value="335.071072411802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3263.9289275882" calcext:value-type="float">
            <text:p>3264</text:p>
          </table:table-cell>
          <table:table-cell table:style-name="ce12" table:formula="of:=([.E222]-[.G222]+[.$A$3])/2" office:value-type="float" office:value="876.302128128189" calcext:value-type="float">
            <text:p>876</text:p>
          </table:table-cell>
          <table:table-cell table:style-name="ce10"/>
        </table:table-row>
        <table:table-row table:style-name="ro1">
          <table:table-cell/>
          <table:table-cell table:style-name="ce2" table:formula="of:=[.B222]+1" office:value-type="float" office:value="221" calcext:value-type="float">
            <text:p>221</text:p>
          </table:table-cell>
          <table:table-cell table:formula="of:=[.$A$3]*SIN(RADIANS([.B223]))" office:value-type="float" office:value="-2361.15644533684" calcext:value-type="float">
            <text:p>-2361,2</text:p>
          </table:table-cell>
          <table:table-cell table:formula="of:=[.$A$3]*SIN(RADIANS([.B223]-120))" office:value-type="float" office:value="3532.87623322814" calcext:value-type="float">
            <text:p>3532,9</text:p>
          </table:table-cell>
          <table:table-cell table:formula="of:=[.$A$3]*SIN(RADIANS([.B223]+120))" office:value-type="float" office:value="-1171.71978789131" calcext:value-type="float">
            <text:p>-1171,7</text:p>
          </table:table-cell>
          <table:table-cell table:style-name="ce10"/>
          <table:table-cell table:style-name="ce6" table:formula="of:=(MIN([.C223];[.D223];[.E223])+MAX([.C223];[.D223];[.E223]))/2" office:value-type="float" office:value="585.859893945654" calcext:value-type="float">
            <text:p>585,9</text:p>
          </table:table-cell>
          <table:table-cell table:style-name="ce12" table:formula="of:=([.C223]-[.G223]+[.$A$3])/2" office:value-type="float" office:value="325.991830358756" calcext:value-type="float">
            <text:p>3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3273.00816964124" calcext:value-type="float">
            <text:p>3273</text:p>
          </table:table-cell>
          <table:table-cell table:style-name="ce12" table:formula="of:=([.E223]-[.G223]+[.$A$3])/2" office:value-type="float" office:value="920.71015908152" calcext:value-type="float">
            <text:p>921</text:p>
          </table:table-cell>
          <table:table-cell table:style-name="ce10"/>
        </table:table-row>
        <table:table-row table:style-name="ro1">
          <table:table-cell/>
          <table:table-cell table:style-name="ce2" table:formula="of:=[.B223]+1" office:value-type="float" office:value="222" calcext:value-type="float">
            <text:p>222</text:p>
          </table:table-cell>
          <table:table-cell table:formula="of:=[.$A$3]*SIN(RADIANS([.B224]))" office:value-type="float" office:value="-2408.20105228553" calcext:value-type="float">
            <text:p>-2408,2</text:p>
          </table:table-cell>
          <table:table-cell table:formula="of:=[.$A$3]*SIN(RADIANS([.B224]-120))" office:value-type="float" office:value="3520.35321504097" calcext:value-type="float">
            <text:p>3520,4</text:p>
          </table:table-cell>
          <table:table-cell table:formula="of:=[.$A$3]*SIN(RADIANS([.B224]+120))" office:value-type="float" office:value="-1112.15216275544" calcext:value-type="float">
            <text:p>-1112,2</text:p>
          </table:table-cell>
          <table:table-cell table:style-name="ce10"/>
          <table:table-cell table:style-name="ce6" table:formula="of:=(MIN([.C224];[.D224];[.E224])+MAX([.C224];[.D224];[.E224]))/2" office:value-type="float" office:value="556.076081377718" calcext:value-type="float">
            <text:p>556,1</text:p>
          </table:table-cell>
          <table:table-cell table:style-name="ce12" table:formula="of:=([.C224]-[.G224]+[.$A$3])/2" office:value-type="float" office:value="317.361433168376" calcext:value-type="float">
            <text:p>3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3281.63856683162" calcext:value-type="float">
            <text:p>3282</text:p>
          </table:table-cell>
          <table:table-cell table:style-name="ce12" table:formula="of:=([.E224]-[.G224]+[.$A$3])/2" office:value-type="float" office:value="965.385877933423" calcext:value-type="float">
            <text:p>965</text:p>
          </table:table-cell>
          <table:table-cell table:style-name="ce10"/>
        </table:table-row>
        <table:table-row table:style-name="ro1">
          <table:table-cell/>
          <table:table-cell table:style-name="ce2" table:formula="of:=[.B224]+1" office:value-type="float" office:value="223" calcext:value-type="float">
            <text:p>223</text:p>
          </table:table-cell>
          <table:table-cell table:formula="of:=[.$A$3]*SIN(RADIANS([.B225]))" office:value-type="float" office:value="-2454.51209786493" calcext:value-type="float">
            <text:p>-2454,5</text:p>
          </table:table-cell>
          <table:table-cell table:formula="of:=[.$A$3]*SIN(RADIANS([.B225]-120))" office:value-type="float" office:value="3506.75786316206" calcext:value-type="float">
            <text:p>3506,8</text:p>
          </table:table-cell>
          <table:table-cell table:formula="of:=[.$A$3]*SIN(RADIANS([.B225]+120))" office:value-type="float" office:value="-1052.24576529713" calcext:value-type="float">
            <text:p>-1052,2</text:p>
          </table:table-cell>
          <table:table-cell table:style-name="ce10"/>
          <table:table-cell table:style-name="ce6" table:formula="of:=(MIN([.C225];[.D225];[.E225])+MAX([.C225];[.D225];[.E225]))/2" office:value-type="float" office:value="526.122882648565" calcext:value-type="float">
            <text:p>526,1</text:p>
          </table:table-cell>
          <table:table-cell table:style-name="ce12" table:formula="of:=([.C225]-[.G225]+[.$A$3])/2" office:value-type="float" office:value="309.182509743252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3289.81749025675" calcext:value-type="float">
            <text:p>3290</text:p>
          </table:table-cell>
          <table:table-cell table:style-name="ce12" table:formula="of:=([.E225]-[.G225]+[.$A$3])/2" office:value-type="float" office:value="1010.31567602715" calcext:value-type="float">
            <text:p>1010</text:p>
          </table:table-cell>
          <table:table-cell table:style-name="ce10"/>
        </table:table-row>
        <table:table-row table:style-name="ro1">
          <table:table-cell/>
          <table:table-cell table:style-name="ce2" table:formula="of:=[.B225]+1" office:value-type="float" office:value="224" calcext:value-type="float">
            <text:p>224</text:p>
          </table:table-cell>
          <table:table-cell table:formula="of:=[.$A$3]*SIN(RADIANS([.B226]))" office:value-type="float" office:value="-2500.07547528193" calcext:value-type="float">
            <text:p>-2500,1</text:p>
          </table:table-cell>
          <table:table-cell table:formula="of:=[.$A$3]*SIN(RADIANS([.B226]-120))" office:value-type="float" office:value="3492.09431886731" calcext:value-type="float">
            <text:p>3492,1</text:p>
          </table:table-cell>
          <table:table-cell table:formula="of:=[.$A$3]*SIN(RADIANS([.B226]+120))" office:value-type="float" office:value="-992.018843585379" calcext:value-type="float">
            <text:p>-992,0</text:p>
          </table:table-cell>
          <table:table-cell table:style-name="ce10"/>
          <table:table-cell table:style-name="ce6" table:formula="of:=(MIN([.C226];[.D226];[.E226])+MAX([.C226];[.D226];[.E226]))/2" office:value-type="float" office:value="496.00942179269" calcext:value-type="float">
            <text:p>496,0</text:p>
          </table:table-cell>
          <table:table-cell table:style-name="ce12" table:formula="of:=([.C226]-[.G226]+[.$A$3])/2" office:value-type="float" office:value="301.457551462689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3297.54244853731" calcext:value-type="float">
            <text:p>3298</text:p>
          </table:table-cell>
          <table:table-cell table:style-name="ce12" table:formula="of:=([.E226]-[.G226]+[.$A$3])/2" office:value-type="float" office:value="1055.48586731097" calcext:value-type="float">
            <text:p>1055</text:p>
          </table:table-cell>
          <table:table-cell table:style-name="ce10"/>
        </table:table-row>
        <table:table-row table:style-name="ro1">
          <table:table-cell/>
          <table:table-cell table:style-name="ce2" table:formula="of:=[.B226]+1" office:value-type="float" office:value="225" calcext:value-type="float">
            <text:p>225</text:p>
          </table:table-cell>
          <table:table-cell table:formula="of:=[.$A$3]*SIN(RADIANS([.B227]))" office:value-type="float" office:value="-2544.87730549038" calcext:value-type="float">
            <text:p>-2544,9</text:p>
          </table:table-cell>
          <table:table-cell table:formula="of:=[.$A$3]*SIN(RADIANS([.B227]-120))" office:value-type="float" office:value="3476.36704881436" calcext:value-type="float">
            <text:p>3476,4</text:p>
          </table:table-cell>
          <table:table-cell table:formula="of:=[.$A$3]*SIN(RADIANS([.B227]+120))" office:value-type="float" office:value="-931.489743323972" calcext:value-type="float">
            <text:p>-931,5</text:p>
          </table:table-cell>
          <table:table-cell table:style-name="ce10"/>
          <table:table-cell table:style-name="ce6" table:formula="of:=(MIN([.C227];[.D227];[.E227])+MAX([.C227];[.D227];[.E227]))/2" office:value-type="float" office:value="465.744871661986" calcext:value-type="float">
            <text:p>465,7</text:p>
          </table:table-cell>
          <table:table-cell table:style-name="ce12" table:formula="of:=([.C227]-[.G227]+[.$A$3])/2" office:value-type="float" office:value="294.188911423815" calcext:value-type="float">
            <text:p>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3304.81108857619" calcext:value-type="float">
            <text:p>3305</text:p>
          </table:table-cell>
          <table:table-cell table:style-name="ce12" table:formula="of:=([.E227]-[.G227]+[.$A$3])/2" office:value-type="float" office:value="1100.88269250702" calcext:value-type="float">
            <text:p>1101</text:p>
          </table:table-cell>
          <table:table-cell table:style-name="ce10"/>
        </table:table-row>
        <table:table-row table:style-name="ro1">
          <table:table-cell/>
          <table:table-cell table:style-name="ce2" table:formula="of:=[.B227]+1" office:value-type="float" office:value="226" calcext:value-type="float">
            <text:p>226</text:p>
          </table:table-cell>
          <table:table-cell table:formula="of:=[.$A$3]*SIN(RADIANS([.B228]))" office:value-type="float" office:value="-2588.90394141881" calcext:value-type="float">
            <text:p>-2588,9</text:p>
          </table:table-cell>
          <table:table-cell table:formula="of:=[.$A$3]*SIN(RADIANS([.B228]-120))" office:value-type="float" office:value="3459.58084368201" calcext:value-type="float">
            <text:p>3459,6</text:p>
          </table:table-cell>
          <table:table-cell table:formula="of:=[.$A$3]*SIN(RADIANS([.B228]+120))" office:value-type="float" office:value="-870.676902263205" calcext:value-type="float">
            <text:p>-870,7</text:p>
          </table:table-cell>
          <table:table-cell table:style-name="ce10"/>
          <table:table-cell table:style-name="ce6" table:formula="of:=(MIN([.C228];[.D228];[.E228])+MAX([.C228];[.D228];[.E228]))/2" office:value-type="float" office:value="435.338451131602" calcext:value-type="float">
            <text:p>435,3</text:p>
          </table:table-cell>
          <table:table-cell table:style-name="ce12" table:formula="of:=([.C228]-[.G228]+[.$A$3])/2" office:value-type="float" office:value="287.378803724796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3311.6211962752" calcext:value-type="float">
            <text:p>3312</text:p>
          </table:table-cell>
          <table:table-cell table:style-name="ce12" table:formula="of:=([.E228]-[.G228]+[.$A$3])/2" office:value-type="float" office:value="1146.4923233026" calcext:value-type="float">
            <text:p>1146</text:p>
          </table:table-cell>
          <table:table-cell table:style-name="ce10"/>
        </table:table-row>
        <table:table-row table:style-name="ro1">
          <table:table-cell/>
          <table:table-cell table:style-name="ce2" table:formula="of:=[.B228]+1" office:value-type="float" office:value="227" calcext:value-type="float">
            <text:p>227</text:p>
          </table:table-cell>
          <table:table-cell table:formula="of:=[.$A$3]*SIN(RADIANS([.B229]))" office:value-type="float" office:value="-2632.14197212739" calcext:value-type="float">
            <text:p>-2632,1</text:p>
          </table:table-cell>
          <table:table-cell table:formula="of:=[.$A$3]*SIN(RADIANS([.B229]-120))" office:value-type="float" office:value="3441.74081671096" calcext:value-type="float">
            <text:p>3441,7</text:p>
          </table:table-cell>
          <table:table-cell table:formula="of:=[.$A$3]*SIN(RADIANS([.B229]+120))" office:value-type="float" office:value="-809.598844583571" calcext:value-type="float">
            <text:p>-809,6</text:p>
          </table:table-cell>
          <table:table-cell table:style-name="ce10"/>
          <table:table-cell table:style-name="ce6" table:formula="of:=(MIN([.C229];[.D229];[.E229])+MAX([.C229];[.D229];[.E229]))/2" office:value-type="float" office:value="404.799422291785" calcext:value-type="float">
            <text:p>404,8</text:p>
          </table:table-cell>
          <table:table-cell table:style-name="ce12" table:formula="of:=([.C229]-[.G229]+[.$A$3])/2" office:value-type="float" office:value="281.02930279041" calcext:value-type="float">
            <text:p>2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3317.97069720959" calcext:value-type="float">
            <text:p>3318</text:p>
          </table:table-cell>
          <table:table-cell table:style-name="ce12" table:formula="of:=([.E229]-[.G229]+[.$A$3])/2" office:value-type="float" office:value="1192.30086656232" calcext:value-type="float">
            <text:p>1192</text:p>
          </table:table-cell>
          <table:table-cell table:style-name="ce10"/>
        </table:table-row>
        <table:table-row table:style-name="ro1">
          <table:table-cell/>
          <table:table-cell table:style-name="ce2" table:formula="of:=[.B229]+1" office:value-type="float" office:value="228" calcext:value-type="float">
            <text:p>228</text:p>
          </table:table-cell>
          <table:table-cell table:formula="of:=[.$A$3]*SIN(RADIANS([.B230]))" office:value-type="float" office:value="-2674.57822689314" calcext:value-type="float">
            <text:p>-2674,6</text:p>
          </table:table-cell>
          <table:table-cell table:formula="of:=[.$A$3]*SIN(RADIANS([.B230]-120))" office:value-type="float" office:value="3422.85240214626" calcext:value-type="float">
            <text:p>3422,9</text:p>
          </table:table-cell>
          <table:table-cell table:formula="of:=[.$A$3]*SIN(RADIANS([.B230]+120))" office:value-type="float" office:value="-748.274175253118" calcext:value-type="float">
            <text:p>-748,3</text:p>
          </table:table-cell>
          <table:table-cell table:style-name="ce10"/>
          <table:table-cell table:style-name="ce6" table:formula="of:=(MIN([.C230];[.D230];[.E230])+MAX([.C230];[.D230];[.E230]))/2" office:value-type="float" office:value="374.137087626558" calcext:value-type="float">
            <text:p>374,1</text:p>
          </table:table-cell>
          <table:table-cell table:style-name="ce12" table:formula="of:=([.C230]-[.G230]+[.$A$3])/2" office:value-type="float" office:value="275.14234274015" calcext:value-type="float">
            <text:p>2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3323.85765725985" calcext:value-type="float">
            <text:p>3324</text:p>
          </table:table-cell>
          <table:table-cell table:style-name="ce12" table:formula="of:=([.E230]-[.G230]+[.$A$3])/2" office:value-type="float" office:value="1238.29436856016" calcext:value-type="float">
            <text:p>1238</text:p>
          </table:table-cell>
          <table:table-cell table:style-name="ce10"/>
        </table:table-row>
        <table:table-row table:style-name="ro1">
          <table:table-cell/>
          <table:table-cell table:style-name="ce2" table:formula="of:=[.B230]+1" office:value-type="float" office:value="229" calcext:value-type="float">
            <text:p>229</text:p>
          </table:table-cell>
          <table:table-cell table:formula="of:=[.$A$3]*SIN(RADIANS([.B231]))" office:value-type="float" office:value="-2716.19977922176" calcext:value-type="float">
            <text:p>-2716,2</text:p>
          </table:table-cell>
          <table:table-cell table:formula="of:=[.$A$3]*SIN(RADIANS([.B231]-120))" office:value-type="float" office:value="3402.92135358194" calcext:value-type="float">
            <text:p>3402,9</text:p>
          </table:table-cell>
          <table:table-cell table:formula="of:=[.$A$3]*SIN(RADIANS([.B231]+120))" office:value-type="float" office:value="-686.721574360184" calcext:value-type="float">
            <text:p>-686,7</text:p>
          </table:table-cell>
          <table:table-cell table:style-name="ce10"/>
          <table:table-cell table:style-name="ce6" table:formula="of:=(MIN([.C231];[.D231];[.E231])+MAX([.C231];[.D231];[.E231]))/2" office:value-type="float" office:value="343.360787180092" calcext:value-type="float">
            <text:p>343,4</text:p>
          </table:table-cell>
          <table:table-cell table:style-name="ce12" table:formula="of:=([.C231]-[.G231]+[.$A$3])/2" office:value-type="float" office:value="269.719716799076" calcext:value-type="float">
            <text:p>2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3329.28028320092" calcext:value-type="float">
            <text:p>3329</text:p>
          </table:table-cell>
          <table:table-cell table:style-name="ce12" table:formula="of:=([.E231]-[.G231]+[.$A$3])/2" office:value-type="float" office:value="1284.45881922986" calcext:value-type="float">
            <text:p>1284</text:p>
          </table:table-cell>
          <table:table-cell table:style-name="ce10"/>
        </table:table-row>
        <table:table-row table:style-name="ro1">
          <table:table-cell/>
          <table:table-cell table:style-name="ce2" table:formula="of:=[.B231]+1" office:value-type="float" office:value="230" calcext:value-type="float">
            <text:p>230</text:p>
          </table:table-cell>
          <table:table-cell table:formula="of:=[.$A$3]*SIN(RADIANS([.B232]))" office:value-type="float" office:value="-2756.9939507852" calcext:value-type="float">
            <text:p>-2757,0</text:p>
          </table:table-cell>
          <table:table-cell table:formula="of:=[.$A$3]*SIN(RADIANS([.B232]-120))" office:value-type="float" office:value="3381.95374220848" calcext:value-type="float">
            <text:p>3382,0</text:p>
          </table:table-cell>
          <table:table-cell table:formula="of:=[.$A$3]*SIN(RADIANS([.B232]+120))" office:value-type="float" office:value="-624.959791423283" calcext:value-type="float">
            <text:p>-625,0</text:p>
          </table:table-cell>
          <table:table-cell table:style-name="ce10"/>
          <table:table-cell table:style-name="ce6" table:formula="of:=(MIN([.C232];[.D232];[.E232])+MAX([.C232];[.D232];[.E232]))/2" office:value-type="float" office:value="312.479895711642" calcext:value-type="float">
            <text:p>312,5</text:p>
          </table:table-cell>
          <table:table-cell table:style-name="ce12" table:formula="of:=([.C232]-[.G232]+[.$A$3])/2" office:value-type="float" office:value="264.763076751578" calcext:value-type="float">
            <text:p>2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3334.23692324842" calcext:value-type="float">
            <text:p>3334</text:p>
          </table:table-cell>
          <table:table-cell table:style-name="ce12" table:formula="of:=([.E232]-[.G232]+[.$A$3])/2" office:value-type="float" office:value="1330.78015643254" calcext:value-type="float">
            <text:p>1331</text:p>
          </table:table-cell>
          <table:table-cell table:style-name="ce10"/>
        </table:table-row>
        <table:table-row table:style-name="ro1">
          <table:table-cell/>
          <table:table-cell table:style-name="ce2" table:formula="of:=[.B232]+1" office:value-type="float" office:value="231" calcext:value-type="float">
            <text:p>231</text:p>
          </table:table-cell>
          <table:table-cell table:formula="of:=[.$A$3]*SIN(RADIANS([.B233]))" office:value-type="float" office:value="-2796.94831528364" calcext:value-type="float">
            <text:p>-2796,9</text:p>
          </table:table-cell>
          <table:table-cell table:formula="of:=[.$A$3]*SIN(RADIANS([.B233]-120))" office:value-type="float" office:value="3359.95595496343" calcext:value-type="float">
            <text:p>3360,0</text:p>
          </table:table-cell>
          <table:table-cell table:formula="of:=[.$A$3]*SIN(RADIANS([.B233]+120))" office:value-type="float" office:value="-563.007639679792" calcext:value-type="float">
            <text:p>-563,0</text:p>
          </table:table-cell>
          <table:table-cell table:style-name="ce10"/>
          <table:table-cell table:style-name="ce6" table:formula="of:=(MIN([.C233];[.D233];[.E233])+MAX([.C233];[.D233];[.E233]))/2" office:value-type="float" office:value="281.503819839896" calcext:value-type="float">
            <text:p>281,5</text:p>
          </table:table-cell>
          <table:table-cell table:style-name="ce12" table:formula="of:=([.C233]-[.G233]+[.$A$3])/2" office:value-type="float" office:value="260.273932438233" calcext:value-type="float">
            <text:p>2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3338.72606756177" calcext:value-type="float">
            <text:p>3339</text:p>
          </table:table-cell>
          <table:table-cell table:style-name="ce12" table:formula="of:=([.E233]-[.G233]+[.$A$3])/2" office:value-type="float" office:value="1377.24427024016" calcext:value-type="float">
            <text:p>1377</text:p>
          </table:table-cell>
          <table:table-cell table:style-name="ce10"/>
        </table:table-row>
        <table:table-row table:style-name="ro1">
          <table:table-cell/>
          <table:table-cell table:style-name="ce2" table:formula="of:=[.B233]+1" office:value-type="float" office:value="232" calcext:value-type="float">
            <text:p>232</text:p>
          </table:table-cell>
          <table:table-cell table:formula="of:=[.$A$3]*SIN(RADIANS([.B234]))" office:value-type="float" office:value="-2836.05070223059" calcext:value-type="float">
            <text:p>-2836,1</text:p>
          </table:table-cell>
          <table:table-cell table:formula="of:=[.$A$3]*SIN(RADIANS([.B234]-120))" office:value-type="float" office:value="3336.93469258587" calcext:value-type="float">
            <text:p>3336,9</text:p>
          </table:table-cell>
          <table:table-cell table:formula="of:=[.$A$3]*SIN(RADIANS([.B234]+120))" office:value-type="float" office:value="-500.883990355277" calcext:value-type="float">
            <text:p>-500,9</text:p>
          </table:table-cell>
          <table:table-cell table:style-name="ce10"/>
          <table:table-cell table:style-name="ce6" table:formula="of:=(MIN([.C234];[.D234];[.E234])+MAX([.C234];[.D234];[.E234]))/2" office:value-type="float" office:value="250.441995177638" calcext:value-type="float">
            <text:p>250,4</text:p>
          </table:table-cell>
          <table:table-cell table:style-name="ce12" table:formula="of:=([.C234]-[.G234]+[.$A$3])/2" office:value-type="float" office:value="256.25365129588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3342.74634870411" calcext:value-type="float">
            <text:p>3343</text:p>
          </table:table-cell>
          <table:table-cell table:style-name="ce12" table:formula="of:=([.E234]-[.G234]+[.$A$3])/2" office:value-type="float" office:value="1423.83700723354" calcext:value-type="float">
            <text:p>1424</text:p>
          </table:table-cell>
          <table:table-cell table:style-name="ce10"/>
        </table:table-row>
        <table:table-row table:style-name="ro1">
          <table:table-cell/>
          <table:table-cell table:style-name="ce2" table:formula="of:=[.B234]+1" office:value-type="float" office:value="233" calcext:value-type="float">
            <text:p>233</text:p>
          </table:table-cell>
          <table:table-cell table:formula="of:=[.$A$3]*SIN(RADIANS([.B235]))" office:value-type="float" office:value="-2874.28920066021" calcext:value-type="float">
            <text:p>-2874,3</text:p>
          </table:table-cell>
          <table:table-cell table:formula="of:=[.$A$3]*SIN(RADIANS([.B235]-120))" office:value-type="float" office:value="3312.89696757533" calcext:value-type="float">
            <text:p>3312,9</text:p>
          </table:table-cell>
          <table:table-cell table:formula="of:=[.$A$3]*SIN(RADIANS([.B235]+120))" office:value-type="float" office:value="-438.607766915125" calcext:value-type="float">
            <text:p>-438,6</text:p>
          </table:table-cell>
          <table:table-cell table:style-name="ce10"/>
          <table:table-cell table:style-name="ce6" table:formula="of:=(MIN([.C235];[.D235];[.E235])+MAX([.C235];[.D235];[.E235]))/2" office:value-type="float" office:value="219.303883457563" calcext:value-type="float">
            <text:p>219,3</text:p>
          </table:table-cell>
          <table:table-cell table:style-name="ce12" table:formula="of:=([.C235]-[.G235]+[.$A$3])/2" office:value-type="float" office:value="252.7034579411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346.29654205888" calcext:value-type="float">
            <text:p>3346</text:p>
          </table:table-cell>
          <table:table-cell table:style-name="ce12" table:formula="of:=([.E235]-[.G235]+[.$A$3])/2" office:value-type="float" office:value="1470.54417481366" calcext:value-type="float">
            <text:p>1471</text:p>
          </table:table-cell>
          <table:table-cell table:style-name="ce10"/>
        </table:table-row>
        <table:table-row table:style-name="ro1">
          <table:table-cell/>
          <table:table-cell table:style-name="ce2" table:formula="of:=[.B235]+1" office:value-type="float" office:value="234" calcext:value-type="float">
            <text:p>234</text:p>
          </table:table-cell>
          <table:table-cell table:formula="of:=[.$A$3]*SIN(RADIANS([.B236]))" office:value-type="float" office:value="-2911.65216275543" calcext:value-type="float">
            <text:p>-2911,7</text:p>
          </table:table-cell>
          <table:table-cell table:formula="of:=[.$A$3]*SIN(RADIANS([.B236]-120))" office:value-type="float" office:value="3287.85010205572" calcext:value-type="float">
            <text:p>3287,9</text:p>
          </table:table-cell>
          <table:table-cell table:formula="of:=[.$A$3]*SIN(RADIANS([.B236]+120))" office:value-type="float" office:value="-376.197939300285" calcext:value-type="float">
            <text:p>-376,2</text:p>
          </table:table-cell>
          <table:table-cell table:style-name="ce10"/>
          <table:table-cell table:style-name="ce6" table:formula="of:=(MIN([.C236];[.D236];[.E236])+MAX([.C236];[.D236];[.E236]))/2" office:value-type="float" office:value="188.098969650143" calcext:value-type="float">
            <text:p>188,1</text:p>
          </table:table-cell>
          <table:table-cell table:style-name="ce12" table:formula="of:=([.C236]-[.G236]+[.$A$3])/2" office:value-type="float" office:value="249.62443379721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349.37556620279" calcext:value-type="float">
            <text:p>3349</text:p>
          </table:table-cell>
          <table:table-cell table:style-name="ce12" table:formula="of:=([.E236]-[.G236]+[.$A$3])/2" office:value-type="float" office:value="1517.35154552479" calcext:value-type="float">
            <text:p>1517</text:p>
          </table:table-cell>
          <table:table-cell table:style-name="ce10"/>
        </table:table-row>
        <table:table-row table:style-name="ro1">
          <table:table-cell/>
          <table:table-cell table:style-name="ce2" table:formula="of:=[.B236]+1" office:value-type="float" office:value="235" calcext:value-type="float">
            <text:p>235</text:p>
          </table:table-cell>
          <table:table-cell table:formula="of:=[.$A$3]*SIN(RADIANS([.B237]))" office:value-type="float" office:value="-2948.12820739608" calcext:value-type="float">
            <text:p>-2948,1</text:p>
          </table:table-cell>
          <table:table-cell table:formula="of:=[.$A$3]*SIN(RADIANS([.B237]-120))" office:value-type="float" office:value="3261.8017255449" calcext:value-type="float">
            <text:p>3261,8</text:p>
          </table:table-cell>
          <table:table-cell table:formula="of:=[.$A$3]*SIN(RADIANS([.B237]+120))" office:value-type="float" office:value="-313.673518148822" calcext:value-type="float">
            <text:p>-313,7</text:p>
          </table:table-cell>
          <table:table-cell table:style-name="ce10"/>
          <table:table-cell table:style-name="ce6" table:formula="of:=(MIN([.C237];[.D237];[.E237])+MAX([.C237];[.D237];[.E237]))/2" office:value-type="float" office:value="156.836759074411" calcext:value-type="float">
            <text:p>156,8</text:p>
          </table:table-cell>
          <table:table-cell table:style-name="ce12" table:formula="of:=([.C237]-[.G237]+[.$A$3])/2" office:value-type="float" office:value="247.01751676475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351.98248323525" calcext:value-type="float">
            <text:p>3352</text:p>
          </table:table-cell>
          <table:table-cell table:style-name="ce12" table:formula="of:=([.E237]-[.G237]+[.$A$3])/2" office:value-type="float" office:value="1564.24486138838" calcext:value-type="float">
            <text:p>1564</text:p>
          </table:table-cell>
          <table:table-cell table:style-name="ce10"/>
        </table:table-row>
        <table:table-row table:style-name="ro1">
          <table:table-cell/>
          <table:table-cell table:style-name="ce2" table:formula="of:=[.B237]+1" office:value-type="float" office:value="236" calcext:value-type="float">
            <text:p>236</text:p>
          </table:table-cell>
          <table:table-cell table:formula="of:=[.$A$3]*SIN(RADIANS([.B238]))" office:value-type="float" office:value="-2983.7062236256" calcext:value-type="float">
            <text:p>-2983,7</text:p>
          </table:table-cell>
          <table:table-cell table:formula="of:=[.$A$3]*SIN(RADIANS([.B238]-120))" office:value-type="float" office:value="3234.7597726307" calcext:value-type="float">
            <text:p>3234,8</text:p>
          </table:table-cell>
          <table:table-cell table:formula="of:=[.$A$3]*SIN(RADIANS([.B238]+120))" office:value-type="float" office:value="-251.053549005108" calcext:value-type="float">
            <text:p>-251,1</text:p>
          </table:table-cell>
          <table:table-cell table:style-name="ce10"/>
          <table:table-cell table:style-name="ce6" table:formula="of:=(MIN([.C238];[.D238];[.E238])+MAX([.C238];[.D238];[.E238]))/2" office:value-type="float" office:value="125.526774502553" calcext:value-type="float">
            <text:p>125,5</text:p>
          </table:table-cell>
          <table:table-cell table:style-name="ce12" table:formula="of:=([.C238]-[.G238]+[.$A$3])/2" office:value-type="float" office:value="244.883500935926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354.11649906407" calcext:value-type="float">
            <text:p>3354</text:p>
          </table:table-cell>
          <table:table-cell table:style-name="ce12" table:formula="of:=([.E238]-[.G238]+[.$A$3])/2" office:value-type="float" office:value="1611.20983824617" calcext:value-type="float">
            <text:p>1611</text:p>
          </table:table-cell>
          <table:table-cell table:style-name="ce10"/>
        </table:table-row>
        <table:table-row table:style-name="ro1">
          <table:table-cell/>
          <table:table-cell table:style-name="ce2" table:formula="of:=[.B238]+1" office:value-type="float" office:value="237" calcext:value-type="float">
            <text:p>237</text:p>
          </table:table-cell>
          <table:table-cell table:formula="of:=[.$A$3]*SIN(RADIANS([.B239]))" office:value-type="float" office:value="-3018.37537403558" calcext:value-type="float">
            <text:p>-3018,4</text:p>
          </table:table-cell>
          <table:table-cell table:formula="of:=[.$A$3]*SIN(RADIANS([.B239]-120))" office:value-type="float" office:value="3206.73248055394" calcext:value-type="float">
            <text:p>3206,7</text:p>
          </table:table-cell>
          <table:table-cell table:formula="of:=[.$A$3]*SIN(RADIANS([.B239]+120))" office:value-type="float" office:value="-188.357106518357" calcext:value-type="float">
            <text:p>-188,4</text:p>
          </table:table-cell>
          <table:table-cell table:style-name="ce10"/>
          <table:table-cell table:style-name="ce6" table:formula="of:=(MIN([.C239];[.D239];[.E239])+MAX([.C239];[.D239];[.E239]))/2" office:value-type="float" office:value="94.1785532591775" calcext:value-type="float">
            <text:p>94,2</text:p>
          </table:table-cell>
          <table:table-cell table:style-name="ce12" table:formula="of:=([.C239]-[.G239]+[.$A$3])/2" office:value-type="float" office:value="243.223036352621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3355.77696364738" calcext:value-type="float">
            <text:p>3356</text:p>
          </table:table-cell>
          <table:table-cell table:style-name="ce12" table:formula="of:=([.E239]-[.G239]+[.$A$3])/2" office:value-type="float" office:value="1658.23217011123" calcext:value-type="float">
            <text:p>1658</text:p>
          </table:table-cell>
          <table:table-cell table:style-name="ce10"/>
        </table:table-row>
        <table:table-row table:style-name="ro1">
          <table:table-cell/>
          <table:table-cell table:style-name="ce2" table:formula="of:=[.B239]+1" office:value-type="float" office:value="238" calcext:value-type="float">
            <text:p>238</text:p>
          </table:table-cell>
          <table:table-cell table:formula="of:=[.$A$3]*SIN(RADIANS([.B240]))" office:value-type="float" office:value="-3052.12509806698" calcext:value-type="float">
            <text:p>-3052,1</text:p>
          </table:table-cell>
          <table:table-cell table:formula="of:=[.$A$3]*SIN(RADIANS([.B240]-120))" office:value-type="float" office:value="3177.72838669928" calcext:value-type="float">
            <text:p>3177,7</text:p>
          </table:table-cell>
          <table:table-cell table:formula="of:=[.$A$3]*SIN(RADIANS([.B240]+120))" office:value-type="float" office:value="-125.6032886323" calcext:value-type="float">
            <text:p>-125,6</text:p>
          </table:table-cell>
          <table:table-cell table:style-name="ce10"/>
          <table:table-cell table:style-name="ce6" table:formula="of:=(MIN([.C240];[.D240];[.E240])+MAX([.C240];[.D240];[.E240]))/2" office:value-type="float" office:value="62.8016443161505" calcext:value-type="float">
            <text:p>62,8</text:p>
          </table:table-cell>
          <table:table-cell table:style-name="ce12" table:formula="of:=([.C240]-[.G240]+[.$A$3])/2" office:value-type="float" office:value="242.036628808436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3356.96337119156" calcext:value-type="float">
            <text:p>3357</text:p>
          </table:table-cell>
          <table:table-cell table:style-name="ce12" table:formula="of:=([.E240]-[.G240]+[.$A$3])/2" office:value-type="float" office:value="1705.29753352577" calcext:value-type="float">
            <text:p>1705</text:p>
          </table:table-cell>
          <table:table-cell table:style-name="ce10"/>
        </table:table-row>
        <table:table-row table:style-name="ro1">
          <table:table-cell/>
          <table:table-cell table:style-name="ce2" table:formula="of:=[.B240]+1" office:value-type="float" office:value="239" calcext:value-type="float">
            <text:p>239</text:p>
          </table:table-cell>
          <table:table-cell table:formula="of:=[.$A$3]*SIN(RADIANS([.B241]))" office:value-type="float" office:value="-3084.9451152269" calcext:value-type="float">
            <text:p>-3084,9</text:p>
          </table:table-cell>
          <table:table-cell table:formula="of:=[.$A$3]*SIN(RADIANS([.B241]-120))" office:value-type="float" office:value="3147.75632599469" calcext:value-type="float">
            <text:p>3147,8</text:p>
          </table:table-cell>
          <table:table-cell table:formula="of:=[.$A$3]*SIN(RADIANS([.B241]+120))" office:value-type="float" office:value="-62.8112107677835" calcext:value-type="float">
            <text:p>-62,8</text:p>
          </table:table-cell>
          <table:table-cell table:style-name="ce10"/>
          <table:table-cell table:style-name="ce6" table:formula="of:=(MIN([.C241];[.D241];[.E241])+MAX([.C241];[.D241];[.E241]))/2" office:value-type="float" office:value="31.405605383892" calcext:value-type="float">
            <text:p>31,4</text:p>
          </table:table-cell>
          <table:table-cell table:style-name="ce12" table:formula="of:=([.C241]-[.G241]+[.$A$3])/2" office:value-type="float" office:value="241.3246396946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3357.6753603054" calcext:value-type="float">
            <text:p>3358</text:p>
          </table:table-cell>
          <table:table-cell table:style-name="ce12" table:formula="of:=([.E241]-[.G241]+[.$A$3])/2" office:value-type="float" office:value="1752.39159192416" calcext:value-type="float">
            <text:p>1752</text:p>
          </table:table-cell>
          <table:table-cell table:style-name="ce10"/>
        </table:table-row>
        <table:table-row table:style-name="ro1">
          <table:table-cell/>
          <table:table-cell table:style-name="ce2" table:formula="of:=[.B241]+1" office:value-type="float" office:value="240" calcext:value-type="float">
            <text:p>240</text:p>
          </table:table-cell>
          <table:table-cell table:formula="of:=[.$A$3]*SIN(RADIANS([.B242]))" office:value-type="float" office:value="-3116.82542822019" calcext:value-type="float">
            <text:p>-3116,8</text:p>
          </table:table-cell>
          <table:table-cell table:formula="of:=[.$A$3]*SIN(RADIANS([.B242]-120))" office:value-type="float" office:value="3116.8254282202" calcext:value-type="float">
            <text:p>3116,8</text:p>
          </table:table-cell>
          <table:table-cell table:formula="of:=[.$A$3]*SIN(RADIANS([.B242]+120))" office:value-type="float" office:value="-0.000000000000881500766026265" calcext:value-type="float">
            <text:p>0,0</text:p>
          </table:table-cell>
          <table:table-cell table:style-name="ce10"/>
          <table:table-cell table:style-name="ce6" table:formula="of:=(MIN([.C242];[.D242];[.E242])+MAX([.C242];[.D242];[.E242]))/2" office:value-type="float" office:value="0" calcext:value-type="float">
            <text:p>0,0</text:p>
          </table:table-cell>
          <table:table-cell table:style-name="ce12" table:formula="of:=([.C242]-[.G242]+[.$A$3])/2" office:value-type="float" office:value="241.0872858899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3357.9127141101" calcext:value-type="float">
            <text:p>3358</text:p>
          </table:table-cell>
          <table:table-cell table:style-name="ce12" table:formula="of:=([.E242]-[.G242]+[.$A$3])/2" office:value-type="float" office:value="1799.5" calcext:value-type="float">
            <text:p>1800</text:p>
          </table:table-cell>
          <table:table-cell table:style-name="ce10"/>
        </table:table-row>
        <table:table-row table:style-name="ro1">
          <table:table-cell/>
          <table:table-cell table:style-name="ce2" table:formula="of:=[.B242]+1" office:value-type="float" office:value="241" calcext:value-type="float">
            <text:p>241</text:p>
          </table:table-cell>
          <table:table-cell table:formula="of:=[.$A$3]*SIN(RADIANS([.B243]))" office:value-type="float" office:value="-3147.75632599469" calcext:value-type="float">
            <text:p>-3147,8</text:p>
          </table:table-cell>
          <table:table-cell table:formula="of:=[.$A$3]*SIN(RADIANS([.B243]-120))" office:value-type="float" office:value="3084.9451152269" calcext:value-type="float">
            <text:p>3084,9</text:p>
          </table:table-cell>
          <table:table-cell table:formula="of:=[.$A$3]*SIN(RADIANS([.B243]+120))" office:value-type="float" office:value="62.8112107677818" calcext:value-type="float">
            <text:p>62,8</text:p>
          </table:table-cell>
          <table:table-cell table:style-name="ce10"/>
          <table:table-cell table:style-name="ce6" table:formula="of:=(MIN([.C243];[.D243];[.E243])+MAX([.C243];[.D243];[.E243]))/2" office:value-type="float" office:value="-31.405605383892" calcext:value-type="float">
            <text:p>-31,4</text:p>
          </table:table-cell>
          <table:table-cell table:style-name="ce12" table:formula="of:=([.C243]-[.G243]+[.$A$3])/2" office:value-type="float" office:value="241.3246396946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3357.6753603054" calcext:value-type="float">
            <text:p>3358</text:p>
          </table:table-cell>
          <table:table-cell table:style-name="ce12" table:formula="of:=([.E243]-[.G243]+[.$A$3])/2" office:value-type="float" office:value="1846.60840807584" calcext:value-type="float">
            <text:p>1847</text:p>
          </table:table-cell>
          <table:table-cell table:style-name="ce10"/>
        </table:table-row>
        <table:table-row table:style-name="ro1">
          <table:table-cell/>
          <table:table-cell table:style-name="ce2" table:formula="of:=[.B243]+1" office:value-type="float" office:value="242" calcext:value-type="float">
            <text:p>242</text:p>
          </table:table-cell>
          <table:table-cell table:formula="of:=[.$A$3]*SIN(RADIANS([.B244]))" office:value-type="float" office:value="-3177.72838669928" calcext:value-type="float">
            <text:p>-3177,7</text:p>
          </table:table-cell>
          <table:table-cell table:formula="of:=[.$A$3]*SIN(RADIANS([.B244]-120))" office:value-type="float" office:value="3052.12509806698" calcext:value-type="float">
            <text:p>3052,1</text:p>
          </table:table-cell>
          <table:table-cell table:formula="of:=[.$A$3]*SIN(RADIANS([.B244]+120))" office:value-type="float" office:value="125.603288632302" calcext:value-type="float">
            <text:p>125,6</text:p>
          </table:table-cell>
          <table:table-cell table:style-name="ce10"/>
          <table:table-cell table:style-name="ce6" table:formula="of:=(MIN([.C244];[.D244];[.E244])+MAX([.C244];[.D244];[.E244]))/2" office:value-type="float" office:value="-62.8016443161505" calcext:value-type="float">
            <text:p>-62,8</text:p>
          </table:table-cell>
          <table:table-cell table:style-name="ce12" table:formula="of:=([.C244]-[.G244]+[.$A$3])/2" office:value-type="float" office:value="242.036628808436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3356.96337119156" calcext:value-type="float">
            <text:p>3357</text:p>
          </table:table-cell>
          <table:table-cell table:style-name="ce12" table:formula="of:=([.E244]-[.G244]+[.$A$3])/2" office:value-type="float" office:value="1893.70246647423" calcext:value-type="float">
            <text:p>1894</text:p>
          </table:table-cell>
          <table:table-cell table:style-name="ce10"/>
        </table:table-row>
        <table:table-row table:style-name="ro1">
          <table:table-cell/>
          <table:table-cell table:style-name="ce2" table:formula="of:=[.B244]+1" office:value-type="float" office:value="243" calcext:value-type="float">
            <text:p>243</text:p>
          </table:table-cell>
          <table:table-cell table:formula="of:=[.$A$3]*SIN(RADIANS([.B245]))" office:value-type="float" office:value="-3206.73248055394" calcext:value-type="float">
            <text:p>-3206,7</text:p>
          </table:table-cell>
          <table:table-cell table:formula="of:=[.$A$3]*SIN(RADIANS([.B245]-120))" office:value-type="float" office:value="3018.37537403558" calcext:value-type="float">
            <text:p>3018,4</text:p>
          </table:table-cell>
          <table:table-cell table:formula="of:=[.$A$3]*SIN(RADIANS([.B245]+120))" office:value-type="float" office:value="188.357106518355" calcext:value-type="float">
            <text:p>188,4</text:p>
          </table:table-cell>
          <table:table-cell table:style-name="ce10"/>
          <table:table-cell table:style-name="ce6" table:formula="of:=(MIN([.C245];[.D245];[.E245])+MAX([.C245];[.D245];[.E245]))/2" office:value-type="float" office:value="-94.1785532591775" calcext:value-type="float">
            <text:p>-94,2</text:p>
          </table:table-cell>
          <table:table-cell table:style-name="ce12" table:formula="of:=([.C245]-[.G245]+[.$A$3])/2" office:value-type="float" office:value="243.223036352621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3355.77696364738" calcext:value-type="float">
            <text:p>3356</text:p>
          </table:table-cell>
          <table:table-cell table:style-name="ce12" table:formula="of:=([.E245]-[.G245]+[.$A$3])/2" office:value-type="float" office:value="1940.76782988877" calcext:value-type="float">
            <text:p>1941</text:p>
          </table:table-cell>
          <table:table-cell table:style-name="ce10"/>
        </table:table-row>
        <table:table-row table:style-name="ro1">
          <table:table-cell/>
          <table:table-cell table:style-name="ce2" table:formula="of:=[.B245]+1" office:value-type="float" office:value="244" calcext:value-type="float">
            <text:p>244</text:p>
          </table:table-cell>
          <table:table-cell table:formula="of:=[.$A$3]*SIN(RADIANS([.B246]))" office:value-type="float" office:value="-3234.7597726307" calcext:value-type="float">
            <text:p>-3234,8</text:p>
          </table:table-cell>
          <table:table-cell table:formula="of:=[.$A$3]*SIN(RADIANS([.B246]-120))" office:value-type="float" office:value="2983.70622362559" calcext:value-type="float">
            <text:p>2983,7</text:p>
          </table:table-cell>
          <table:table-cell table:formula="of:=[.$A$3]*SIN(RADIANS([.B246]+120))" office:value-type="float" office:value="251.053549005106" calcext:value-type="float">
            <text:p>251,1</text:p>
          </table:table-cell>
          <table:table-cell table:style-name="ce10"/>
          <table:table-cell table:style-name="ce6" table:formula="of:=(MIN([.C246];[.D246];[.E246])+MAX([.C246];[.D246];[.E246]))/2" office:value-type="float" office:value="-125.526774502553" calcext:value-type="float">
            <text:p>-125,5</text:p>
          </table:table-cell>
          <table:table-cell table:style-name="ce12" table:formula="of:=([.C246]-[.G246]+[.$A$3])/2" office:value-type="float" office:value="244.883500935926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3354.11649906407" calcext:value-type="float">
            <text:p>3354</text:p>
          </table:table-cell>
          <table:table-cell table:style-name="ce12" table:formula="of:=([.E246]-[.G246]+[.$A$3])/2" office:value-type="float" office:value="1987.79016175383" calcext:value-type="float">
            <text:p>1988</text:p>
          </table:table-cell>
          <table:table-cell table:style-name="ce10"/>
        </table:table-row>
        <table:table-row table:style-name="ro1">
          <table:table-cell/>
          <table:table-cell table:style-name="ce2" table:formula="of:=[.B246]+1" office:value-type="float" office:value="245" calcext:value-type="float">
            <text:p>245</text:p>
          </table:table-cell>
          <table:table-cell table:formula="of:=[.$A$3]*SIN(RADIANS([.B247]))" office:value-type="float" office:value="-3261.8017255449" calcext:value-type="float">
            <text:p>-3261,8</text:p>
          </table:table-cell>
          <table:table-cell table:formula="of:=[.$A$3]*SIN(RADIANS([.B247]-120))" office:value-type="float" office:value="2948.12820739608" calcext:value-type="float">
            <text:p>2948,1</text:p>
          </table:table-cell>
          <table:table-cell table:formula="of:=[.$A$3]*SIN(RADIANS([.B247]+120))" office:value-type="float" office:value="313.673518148821" calcext:value-type="float">
            <text:p>313,7</text:p>
          </table:table-cell>
          <table:table-cell table:style-name="ce10"/>
          <table:table-cell table:style-name="ce6" table:formula="of:=(MIN([.C247];[.D247];[.E247])+MAX([.C247];[.D247];[.E247]))/2" office:value-type="float" office:value="-156.836759074411" calcext:value-type="float">
            <text:p>-156,8</text:p>
          </table:table-cell>
          <table:table-cell table:style-name="ce12" table:formula="of:=([.C247]-[.G247]+[.$A$3])/2" office:value-type="float" office:value="247.01751676475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3351.98248323525" calcext:value-type="float">
            <text:p>3352</text:p>
          </table:table-cell>
          <table:table-cell table:style-name="ce12" table:formula="of:=([.E247]-[.G247]+[.$A$3])/2" office:value-type="float" office:value="2034.75513861162" calcext:value-type="float">
            <text:p>2035</text:p>
          </table:table-cell>
          <table:table-cell table:style-name="ce10"/>
        </table:table-row>
        <table:table-row table:style-name="ro1">
          <table:table-cell/>
          <table:table-cell table:style-name="ce2" table:formula="of:=[.B247]+1" office:value-type="float" office:value="246" calcext:value-type="float">
            <text:p>246</text:p>
          </table:table-cell>
          <table:table-cell table:formula="of:=[.$A$3]*SIN(RADIANS([.B248]))" office:value-type="float" office:value="-3287.85010205572" calcext:value-type="float">
            <text:p>-3287,9</text:p>
          </table:table-cell>
          <table:table-cell table:formula="of:=[.$A$3]*SIN(RADIANS([.B248]-120))" office:value-type="float" office:value="2911.65216275544" calcext:value-type="float">
            <text:p>2911,7</text:p>
          </table:table-cell>
          <table:table-cell table:formula="of:=[.$A$3]*SIN(RADIANS([.B248]+120))" office:value-type="float" office:value="376.197939300283" calcext:value-type="float">
            <text:p>376,2</text:p>
          </table:table-cell>
          <table:table-cell table:style-name="ce10"/>
          <table:table-cell table:style-name="ce6" table:formula="of:=(MIN([.C248];[.D248];[.E248])+MAX([.C248];[.D248];[.E248]))/2" office:value-type="float" office:value="-188.098969650143" calcext:value-type="float">
            <text:p>-188,1</text:p>
          </table:table-cell>
          <table:table-cell table:style-name="ce12" table:formula="of:=([.C248]-[.G248]+[.$A$3])/2" office:value-type="float" office:value="249.62443379721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3349.37556620279" calcext:value-type="float">
            <text:p>3349</text:p>
          </table:table-cell>
          <table:table-cell table:style-name="ce12" table:formula="of:=([.E248]-[.G248]+[.$A$3])/2" office:value-type="float" office:value="2081.64845447521" calcext:value-type="float">
            <text:p>2082</text:p>
          </table:table-cell>
          <table:table-cell table:style-name="ce10"/>
        </table:table-row>
        <table:table-row table:style-name="ro1">
          <table:table-cell/>
          <table:table-cell table:style-name="ce2" table:formula="of:=[.B248]+1" office:value-type="float" office:value="247" calcext:value-type="float">
            <text:p>247</text:p>
          </table:table-cell>
          <table:table-cell table:formula="of:=[.$A$3]*SIN(RADIANS([.B249]))" office:value-type="float" office:value="-3312.89696757533" calcext:value-type="float">
            <text:p>-3312,9</text:p>
          </table:table-cell>
          <table:table-cell table:formula="of:=[.$A$3]*SIN(RADIANS([.B249]-120))" office:value-type="float" office:value="2874.28920066021" calcext:value-type="float">
            <text:p>2874,3</text:p>
          </table:table-cell>
          <table:table-cell table:formula="of:=[.$A$3]*SIN(RADIANS([.B249]+120))" office:value-type="float" office:value="438.607766915126" calcext:value-type="float">
            <text:p>438,6</text:p>
          </table:table-cell>
          <table:table-cell table:style-name="ce10"/>
          <table:table-cell table:style-name="ce6" table:formula="of:=(MIN([.C249];[.D249];[.E249])+MAX([.C249];[.D249];[.E249]))/2" office:value-type="float" office:value="-219.303883457563" calcext:value-type="float">
            <text:p>-219,3</text:p>
          </table:table-cell>
          <table:table-cell table:style-name="ce12" table:formula="of:=([.C249]-[.G249]+[.$A$3])/2" office:value-type="float" office:value="252.7034579411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3346.29654205888" calcext:value-type="float">
            <text:p>3346</text:p>
          </table:table-cell>
          <table:table-cell table:style-name="ce12" table:formula="of:=([.E249]-[.G249]+[.$A$3])/2" office:value-type="float" office:value="2128.45582518634" calcext:value-type="float">
            <text:p>2128</text:p>
          </table:table-cell>
          <table:table-cell table:style-name="ce10"/>
        </table:table-row>
        <table:table-row table:style-name="ro1">
          <table:table-cell/>
          <table:table-cell table:style-name="ce2" table:formula="of:=[.B249]+1" office:value-type="float" office:value="248" calcext:value-type="float">
            <text:p>248</text:p>
          </table:table-cell>
          <table:table-cell table:formula="of:=[.$A$3]*SIN(RADIANS([.B250]))" office:value-type="float" office:value="-3336.93469258587" calcext:value-type="float">
            <text:p>-3336,9</text:p>
          </table:table-cell>
          <table:table-cell table:formula="of:=[.$A$3]*SIN(RADIANS([.B250]-120))" office:value-type="float" office:value="2836.05070223059" calcext:value-type="float">
            <text:p>2836,1</text:p>
          </table:table-cell>
          <table:table-cell table:formula="of:=[.$A$3]*SIN(RADIANS([.B250]+120))" office:value-type="float" office:value="500.883990355275" calcext:value-type="float">
            <text:p>500,9</text:p>
          </table:table-cell>
          <table:table-cell table:style-name="ce10"/>
          <table:table-cell table:style-name="ce6" table:formula="of:=(MIN([.C250];[.D250];[.E250])+MAX([.C250];[.D250];[.E250]))/2" office:value-type="float" office:value="-250.441995177638" calcext:value-type="float">
            <text:p>-250,4</text:p>
          </table:table-cell>
          <table:table-cell table:style-name="ce12" table:formula="of:=([.C250]-[.G250]+[.$A$3])/2" office:value-type="float" office:value="256.25365129588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3342.74634870411" calcext:value-type="float">
            <text:p>3343</text:p>
          </table:table-cell>
          <table:table-cell table:style-name="ce12" table:formula="of:=([.E250]-[.G250]+[.$A$3])/2" office:value-type="float" office:value="2175.16299276646" calcext:value-type="float">
            <text:p>2175</text:p>
          </table:table-cell>
          <table:table-cell table:style-name="ce10"/>
        </table:table-row>
        <table:table-row table:style-name="ro1">
          <table:table-cell/>
          <table:table-cell table:style-name="ce2" table:formula="of:=[.B250]+1" office:value-type="float" office:value="249" calcext:value-type="float">
            <text:p>249</text:p>
          </table:table-cell>
          <table:table-cell table:formula="of:=[.$A$3]*SIN(RADIANS([.B251]))" office:value-type="float" office:value="-3359.95595496343" calcext:value-type="float">
            <text:p>-3360,0</text:p>
          </table:table-cell>
          <table:table-cell table:formula="of:=[.$A$3]*SIN(RADIANS([.B251]-120))" office:value-type="float" office:value="2796.94831528364" calcext:value-type="float">
            <text:p>2796,9</text:p>
          </table:table-cell>
          <table:table-cell table:formula="of:=[.$A$3]*SIN(RADIANS([.B251]+120))" office:value-type="float" office:value="563.00763967979" calcext:value-type="float">
            <text:p>563,0</text:p>
          </table:table-cell>
          <table:table-cell table:style-name="ce10"/>
          <table:table-cell table:style-name="ce6" table:formula="of:=(MIN([.C251];[.D251];[.E251])+MAX([.C251];[.D251];[.E251]))/2" office:value-type="float" office:value="-281.503819839895" calcext:value-type="float">
            <text:p>-281,5</text:p>
          </table:table-cell>
          <table:table-cell table:style-name="ce12" table:formula="of:=([.C251]-[.G251]+[.$A$3])/2" office:value-type="float" office:value="260.273932438233" calcext:value-type="float">
            <text:p>2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3338.72606756177" calcext:value-type="float">
            <text:p>3339</text:p>
          </table:table-cell>
          <table:table-cell table:style-name="ce12" table:formula="of:=([.E251]-[.G251]+[.$A$3])/2" office:value-type="float" office:value="2221.75572975984" calcext:value-type="float">
            <text:p>2222</text:p>
          </table:table-cell>
          <table:table-cell table:style-name="ce10"/>
        </table:table-row>
        <table:table-row table:style-name="ro1">
          <table:table-cell/>
          <table:table-cell table:style-name="ce2" table:formula="of:=[.B251]+1" office:value-type="float" office:value="250" calcext:value-type="float">
            <text:p>250</text:p>
          </table:table-cell>
          <table:table-cell table:formula="of:=[.$A$3]*SIN(RADIANS([.B252]))" office:value-type="float" office:value="-3381.95374220848" calcext:value-type="float">
            <text:p>-3382,0</text:p>
          </table:table-cell>
          <table:table-cell table:formula="of:=[.$A$3]*SIN(RADIANS([.B252]-120))" office:value-type="float" office:value="2756.9939507852" calcext:value-type="float">
            <text:p>2757,0</text:p>
          </table:table-cell>
          <table:table-cell table:formula="of:=[.$A$3]*SIN(RADIANS([.B252]+120))" office:value-type="float" office:value="624.959791423281" calcext:value-type="float">
            <text:p>625,0</text:p>
          </table:table-cell>
          <table:table-cell table:style-name="ce10"/>
          <table:table-cell table:style-name="ce6" table:formula="of:=(MIN([.C252];[.D252];[.E252])+MAX([.C252];[.D252];[.E252]))/2" office:value-type="float" office:value="-312.479895711641" calcext:value-type="float">
            <text:p>-312,5</text:p>
          </table:table-cell>
          <table:table-cell table:style-name="ce12" table:formula="of:=([.C252]-[.G252]+[.$A$3])/2" office:value-type="float" office:value="264.763076751578" calcext:value-type="float">
            <text:p>2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3334.23692324842" calcext:value-type="float">
            <text:p>3334</text:p>
          </table:table-cell>
          <table:table-cell table:style-name="ce12" table:formula="of:=([.E252]-[.G252]+[.$A$3])/2" office:value-type="float" office:value="2268.21984356746" calcext:value-type="float">
            <text:p>2268</text:p>
          </table:table-cell>
          <table:table-cell table:style-name="ce10"/>
        </table:table-row>
        <table:table-row table:style-name="ro1">
          <table:table-cell/>
          <table:table-cell table:style-name="ce2" table:formula="of:=[.B252]+1" office:value-type="float" office:value="251" calcext:value-type="float">
            <text:p>251</text:p>
          </table:table-cell>
          <table:table-cell table:formula="of:=[.$A$3]*SIN(RADIANS([.B253]))" office:value-type="float" office:value="-3402.92135358194" calcext:value-type="float">
            <text:p>-3402,9</text:p>
          </table:table-cell>
          <table:table-cell table:formula="of:=[.$A$3]*SIN(RADIANS([.B253]-120))" office:value-type="float" office:value="2716.19977922176" calcext:value-type="float">
            <text:p>2716,2</text:p>
          </table:table-cell>
          <table:table-cell table:formula="of:=[.$A$3]*SIN(RADIANS([.B253]+120))" office:value-type="float" office:value="686.721574360186" calcext:value-type="float">
            <text:p>686,7</text:p>
          </table:table-cell>
          <table:table-cell table:style-name="ce10"/>
          <table:table-cell table:style-name="ce6" table:formula="of:=(MIN([.C253];[.D253];[.E253])+MAX([.C253];[.D253];[.E253]))/2" office:value-type="float" office:value="-343.360787180092" calcext:value-type="float">
            <text:p>-343,4</text:p>
          </table:table-cell>
          <table:table-cell table:style-name="ce12" table:formula="of:=([.C253]-[.G253]+[.$A$3])/2" office:value-type="float" office:value="269.719716799076" calcext:value-type="float">
            <text:p>2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3329.28028320092" calcext:value-type="float">
            <text:p>3329</text:p>
          </table:table-cell>
          <table:table-cell table:style-name="ce12" table:formula="of:=([.E253]-[.G253]+[.$A$3])/2" office:value-type="float" office:value="2314.54118077014" calcext:value-type="float">
            <text:p>2315</text:p>
          </table:table-cell>
          <table:table-cell table:style-name="ce10"/>
        </table:table-row>
        <table:table-row table:style-name="ro1">
          <table:table-cell/>
          <table:table-cell table:style-name="ce2" table:formula="of:=[.B253]+1" office:value-type="float" office:value="252" calcext:value-type="float">
            <text:p>252</text:p>
          </table:table-cell>
          <table:table-cell table:formula="of:=[.$A$3]*SIN(RADIANS([.B254]))" office:value-type="float" office:value="-3422.85240214626" calcext:value-type="float">
            <text:p>-3422,9</text:p>
          </table:table-cell>
          <table:table-cell table:formula="of:=[.$A$3]*SIN(RADIANS([.B254]-120))" office:value-type="float" office:value="2674.57822689314" calcext:value-type="float">
            <text:p>2674,6</text:p>
          </table:table-cell>
          <table:table-cell table:formula="of:=[.$A$3]*SIN(RADIANS([.B254]+120))" office:value-type="float" office:value="748.274175253116" calcext:value-type="float">
            <text:p>748,3</text:p>
          </table:table-cell>
          <table:table-cell table:style-name="ce10"/>
          <table:table-cell table:style-name="ce6" table:formula="of:=(MIN([.C254];[.D254];[.E254])+MAX([.C254];[.D254];[.E254]))/2" office:value-type="float" office:value="-374.137087626558" calcext:value-type="float">
            <text:p>-374,1</text:p>
          </table:table-cell>
          <table:table-cell table:style-name="ce12" table:formula="of:=([.C254]-[.G254]+[.$A$3])/2" office:value-type="float" office:value="275.14234274015" calcext:value-type="float">
            <text:p>2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3323.85765725985" calcext:value-type="float">
            <text:p>3324</text:p>
          </table:table-cell>
          <table:table-cell table:style-name="ce12" table:formula="of:=([.E254]-[.G254]+[.$A$3])/2" office:value-type="float" office:value="2360.70563143984" calcext:value-type="float">
            <text:p>2361</text:p>
          </table:table-cell>
          <table:table-cell table:style-name="ce10"/>
        </table:table-row>
        <table:table-row table:style-name="ro1">
          <table:table-cell/>
          <table:table-cell table:style-name="ce2" table:formula="of:=[.B254]+1" office:value-type="float" office:value="253" calcext:value-type="float">
            <text:p>253</text:p>
          </table:table-cell>
          <table:table-cell table:formula="of:=[.$A$3]*SIN(RADIANS([.B255]))" office:value-type="float" office:value="-3441.74081671096" calcext:value-type="float">
            <text:p>-3441,7</text:p>
          </table:table-cell>
          <table:table-cell table:formula="of:=[.$A$3]*SIN(RADIANS([.B255]-120))" office:value-type="float" office:value="2632.1419721274" calcext:value-type="float">
            <text:p>2632,1</text:p>
          </table:table-cell>
          <table:table-cell table:formula="of:=[.$A$3]*SIN(RADIANS([.B255]+120))" office:value-type="float" office:value="809.59884458357" calcext:value-type="float">
            <text:p>809,6</text:p>
          </table:table-cell>
          <table:table-cell table:style-name="ce10"/>
          <table:table-cell table:style-name="ce6" table:formula="of:=(MIN([.C255];[.D255];[.E255])+MAX([.C255];[.D255];[.E255]))/2" office:value-type="float" office:value="-404.799422291785" calcext:value-type="float">
            <text:p>-404,8</text:p>
          </table:table-cell>
          <table:table-cell table:style-name="ce12" table:formula="of:=([.C255]-[.G255]+[.$A$3])/2" office:value-type="float" office:value="281.02930279041" calcext:value-type="float">
            <text:p>2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3317.97069720959" calcext:value-type="float">
            <text:p>3318</text:p>
          </table:table-cell>
          <table:table-cell table:style-name="ce12" table:formula="of:=([.E255]-[.G255]+[.$A$3])/2" office:value-type="float" office:value="2406.69913343768" calcext:value-type="float">
            <text:p>2407</text:p>
          </table:table-cell>
          <table:table-cell table:style-name="ce10"/>
        </table:table-row>
        <table:table-row table:style-name="ro1">
          <table:table-cell/>
          <table:table-cell table:style-name="ce2" table:formula="of:=[.B255]+1" office:value-type="float" office:value="254" calcext:value-type="float">
            <text:p>254</text:p>
          </table:table-cell>
          <table:table-cell table:formula="of:=[.$A$3]*SIN(RADIANS([.B256]))" office:value-type="float" office:value="-3459.58084368201" calcext:value-type="float">
            <text:p>-3459,6</text:p>
          </table:table-cell>
          <table:table-cell table:formula="of:=[.$A$3]*SIN(RADIANS([.B256]-120))" office:value-type="float" office:value="2588.9039414188" calcext:value-type="float">
            <text:p>2588,9</text:p>
          </table:table-cell>
          <table:table-cell table:formula="of:=[.$A$3]*SIN(RADIANS([.B256]+120))" office:value-type="float" office:value="870.676902263203" calcext:value-type="float">
            <text:p>870,7</text:p>
          </table:table-cell>
          <table:table-cell table:style-name="ce10"/>
          <table:table-cell table:style-name="ce6" table:formula="of:=(MIN([.C256];[.D256];[.E256])+MAX([.C256];[.D256];[.E256]))/2" office:value-type="float" office:value="-435.338451131603" calcext:value-type="float">
            <text:p>-435,3</text:p>
          </table:table-cell>
          <table:table-cell table:style-name="ce12" table:formula="of:=([.C256]-[.G256]+[.$A$3])/2" office:value-type="float" office:value="287.378803724796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3311.6211962752" calcext:value-type="float">
            <text:p>3312</text:p>
          </table:table-cell>
          <table:table-cell table:style-name="ce12" table:formula="of:=([.E256]-[.G256]+[.$A$3])/2" office:value-type="float" office:value="2452.5076766974" calcext:value-type="float">
            <text:p>2453</text:p>
          </table:table-cell>
          <table:table-cell table:style-name="ce10"/>
        </table:table-row>
        <table:table-row table:style-name="ro1">
          <table:table-cell/>
          <table:table-cell table:style-name="ce2" table:formula="of:=[.B256]+1" office:value-type="float" office:value="255" calcext:value-type="float">
            <text:p>255</text:p>
          </table:table-cell>
          <table:table-cell table:formula="of:=[.$A$3]*SIN(RADIANS([.B257]))" office:value-type="float" office:value="-3476.36704881436" calcext:value-type="float">
            <text:p>-3476,4</text:p>
          </table:table-cell>
          <table:table-cell table:formula="of:=[.$A$3]*SIN(RADIANS([.B257]-120))" office:value-type="float" office:value="2544.87730549038" calcext:value-type="float">
            <text:p>2544,9</text:p>
          </table:table-cell>
          <table:table-cell table:formula="of:=[.$A$3]*SIN(RADIANS([.B257]+120))" office:value-type="float" office:value="931.48974332397" calcext:value-type="float">
            <text:p>931,5</text:p>
          </table:table-cell>
          <table:table-cell table:style-name="ce10"/>
          <table:table-cell table:style-name="ce6" table:formula="of:=(MIN([.C257];[.D257];[.E257])+MAX([.C257];[.D257];[.E257]))/2" office:value-type="float" office:value="-465.744871661986" calcext:value-type="float">
            <text:p>-465,7</text:p>
          </table:table-cell>
          <table:table-cell table:style-name="ce12" table:formula="of:=([.C257]-[.G257]+[.$A$3])/2" office:value-type="float" office:value="294.188911423815" calcext:value-type="float">
            <text:p>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3304.81108857619" calcext:value-type="float">
            <text:p>3305</text:p>
          </table:table-cell>
          <table:table-cell table:style-name="ce12" table:formula="of:=([.E257]-[.G257]+[.$A$3])/2" office:value-type="float" office:value="2498.11730749298" calcext:value-type="float">
            <text:p>2498</text:p>
          </table:table-cell>
          <table:table-cell table:style-name="ce10"/>
        </table:table-row>
        <table:table-row table:style-name="ro1">
          <table:table-cell/>
          <table:table-cell table:style-name="ce2" table:formula="of:=[.B257]+1" office:value-type="float" office:value="256" calcext:value-type="float">
            <text:p>256</text:p>
          </table:table-cell>
          <table:table-cell table:formula="of:=[.$A$3]*SIN(RADIANS([.B258]))" office:value-type="float" office:value="-3492.09431886731" calcext:value-type="float">
            <text:p>-3492,1</text:p>
          </table:table-cell>
          <table:table-cell table:formula="of:=[.$A$3]*SIN(RADIANS([.B258]-120))" office:value-type="float" office:value="2500.07547528193" calcext:value-type="float">
            <text:p>2500,1</text:p>
          </table:table-cell>
          <table:table-cell table:formula="of:=[.$A$3]*SIN(RADIANS([.B258]+120))" office:value-type="float" office:value="992.018843585381" calcext:value-type="float">
            <text:p>992,0</text:p>
          </table:table-cell>
          <table:table-cell table:style-name="ce10"/>
          <table:table-cell table:style-name="ce6" table:formula="of:=(MIN([.C258];[.D258];[.E258])+MAX([.C258];[.D258];[.E258]))/2" office:value-type="float" office:value="-496.00942179269" calcext:value-type="float">
            <text:p>-496,0</text:p>
          </table:table-cell>
          <table:table-cell table:style-name="ce12" table:formula="of:=([.C258]-[.G258]+[.$A$3])/2" office:value-type="float" office:value="301.457551462689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8]-[.G258]+[.$A$3])/2" office:value-type="float" office:value="3297.54244853731" calcext:value-type="float">
            <text:p>3298</text:p>
          </table:table-cell>
          <table:table-cell table:style-name="ce12" table:formula="of:=([.E258]-[.G258]+[.$A$3])/2" office:value-type="float" office:value="2543.51413268904" calcext:value-type="float">
            <text:p>2544</text:p>
          </table:table-cell>
          <table:table-cell table:style-name="ce10"/>
        </table:table-row>
        <table:table-row table:style-name="ro1">
          <table:table-cell/>
          <table:table-cell table:style-name="ce2" table:formula="of:=[.B258]+1" office:value-type="float" office:value="257" calcext:value-type="float">
            <text:p>257</text:p>
          </table:table-cell>
          <table:table-cell table:formula="of:=[.$A$3]*SIN(RADIANS([.B259]))" office:value-type="float" office:value="-3506.75786316206" calcext:value-type="float">
            <text:p>-3506,8</text:p>
          </table:table-cell>
          <table:table-cell table:formula="of:=[.$A$3]*SIN(RADIANS([.B259]-120))" office:value-type="float" office:value="2454.51209786493" calcext:value-type="float">
            <text:p>2454,5</text:p>
          </table:table-cell>
          <table:table-cell table:formula="of:=[.$A$3]*SIN(RADIANS([.B259]+120))" office:value-type="float" office:value="1052.24576529713" calcext:value-type="float">
            <text:p>1052,2</text:p>
          </table:table-cell>
          <table:table-cell table:style-name="ce10"/>
          <table:table-cell table:style-name="ce6" table:formula="of:=(MIN([.C259];[.D259];[.E259])+MAX([.C259];[.D259];[.E259]))/2" office:value-type="float" office:value="-526.122882648564" calcext:value-type="float">
            <text:p>-526,1</text:p>
          </table:table-cell>
          <table:table-cell table:style-name="ce12" table:formula="of:=([.C259]-[.G259]+[.$A$3])/2" office:value-type="float" office:value="309.182509743252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9]-[.G259]+[.$A$3])/2" office:value-type="float" office:value="3289.81749025675" calcext:value-type="float">
            <text:p>3290</text:p>
          </table:table-cell>
          <table:table-cell table:style-name="ce12" table:formula="of:=([.E259]-[.G259]+[.$A$3])/2" office:value-type="float" office:value="2588.68432397285" calcext:value-type="float">
            <text:p>2589</text:p>
          </table:table-cell>
          <table:table-cell table:style-name="ce10"/>
        </table:table-row>
        <table:table-row table:style-name="ro1">
          <table:table-cell/>
          <table:table-cell table:style-name="ce2" table:formula="of:=[.B259]+1" office:value-type="float" office:value="258" calcext:value-type="float">
            <text:p>258</text:p>
          </table:table-cell>
          <table:table-cell table:formula="of:=[.$A$3]*SIN(RADIANS([.B260]))" office:value-type="float" office:value="-3520.35321504097" calcext:value-type="float">
            <text:p>-3520,4</text:p>
          </table:table-cell>
          <table:table-cell table:formula="of:=[.$A$3]*SIN(RADIANS([.B260]-120))" office:value-type="float" office:value="2408.20105228553" calcext:value-type="float">
            <text:p>2408,2</text:p>
          </table:table-cell>
          <table:table-cell table:formula="of:=[.$A$3]*SIN(RADIANS([.B260]+120))" office:value-type="float" office:value="1112.15216275543" calcext:value-type="float">
            <text:p>1112,2</text:p>
          </table:table-cell>
          <table:table-cell table:style-name="ce10"/>
          <table:table-cell table:style-name="ce6" table:formula="of:=(MIN([.C260];[.D260];[.E260])+MAX([.C260];[.D260];[.E260]))/2" office:value-type="float" office:value="-556.076081377718" calcext:value-type="float">
            <text:p>-556,1</text:p>
          </table:table-cell>
          <table:table-cell table:style-name="ce12" table:formula="of:=([.C260]-[.G260]+[.$A$3])/2" office:value-type="float" office:value="317.361433168376" calcext:value-type="float">
            <text:p>3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0]-[.G260]+[.$A$3])/2" office:value-type="float" office:value="3281.63856683162" calcext:value-type="float">
            <text:p>3282</text:p>
          </table:table-cell>
          <table:table-cell table:style-name="ce12" table:formula="of:=([.E260]-[.G260]+[.$A$3])/2" office:value-type="float" office:value="2633.61412206658" calcext:value-type="float">
            <text:p>2634</text:p>
          </table:table-cell>
          <table:table-cell table:style-name="ce10"/>
        </table:table-row>
        <table:table-row table:style-name="ro1">
          <table:table-cell/>
          <table:table-cell table:style-name="ce2" table:formula="of:=[.B260]+1" office:value-type="float" office:value="259" calcext:value-type="float">
            <text:p>259</text:p>
          </table:table-cell>
          <table:table-cell table:formula="of:=[.$A$3]*SIN(RADIANS([.B261]))" office:value-type="float" office:value="-3532.87623322814" calcext:value-type="float">
            <text:p>-3532,9</text:p>
          </table:table-cell>
          <table:table-cell table:formula="of:=[.$A$3]*SIN(RADIANS([.B261]-120))" office:value-type="float" office:value="2361.15644533684" calcext:value-type="float">
            <text:p>2361,2</text:p>
          </table:table-cell>
          <table:table-cell table:formula="of:=[.$A$3]*SIN(RADIANS([.B261]+120))" office:value-type="float" office:value="1171.71978789131" calcext:value-type="float">
            <text:p>1171,7</text:p>
          </table:table-cell>
          <table:table-cell table:style-name="ce10"/>
          <table:table-cell table:style-name="ce6" table:formula="of:=(MIN([.C261];[.D261];[.E261])+MAX([.C261];[.D261];[.E261]))/2" office:value-type="float" office:value="-585.859893945654" calcext:value-type="float">
            <text:p>-585,9</text:p>
          </table:table-cell>
          <table:table-cell table:style-name="ce12" table:formula="of:=([.C261]-[.G261]+[.$A$3])/2" office:value-type="float" office:value="325.991830358756" calcext:value-type="float">
            <text:p>3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1]-[.G261]+[.$A$3])/2" office:value-type="float" office:value="3273.00816964124" calcext:value-type="float">
            <text:p>3273</text:p>
          </table:table-cell>
          <table:table-cell table:style-name="ce12" table:formula="of:=([.E261]-[.G261]+[.$A$3])/2" office:value-type="float" office:value="2678.28984091848" calcext:value-type="float">
            <text:p>2678</text:p>
          </table:table-cell>
          <table:table-cell table:style-name="ce10"/>
        </table:table-row>
        <table:table-row table:style-name="ro1">
          <table:table-cell/>
          <table:table-cell table:style-name="ce2" table:formula="of:=[.B261]+1" office:value-type="float" office:value="260" calcext:value-type="float">
            <text:p>260</text:p>
          </table:table-cell>
          <table:table-cell table:formula="of:=[.$A$3]*SIN(RADIANS([.B262]))" office:value-type="float" office:value="-3544.32310309094" calcext:value-type="float">
            <text:p>-3544,3</text:p>
          </table:table-cell>
          <table:table-cell table:formula="of:=[.$A$3]*SIN(RADIANS([.B262]-120))" office:value-type="float" office:value="2313.39260726186" calcext:value-type="float">
            <text:p>2313,4</text:p>
          </table:table-cell>
          <table:table-cell table:formula="of:=[.$A$3]*SIN(RADIANS([.B262]+120))" office:value-type="float" office:value="1230.93049582908" calcext:value-type="float">
            <text:p>1230,9</text:p>
          </table:table-cell>
          <table:table-cell table:style-name="ce10"/>
          <table:table-cell table:style-name="ce6" table:formula="of:=(MIN([.C262];[.D262];[.E262])+MAX([.C262];[.D262];[.E262]))/2" office:value-type="float" office:value="-615.465247914541" calcext:value-type="float">
            <text:p>-615,5</text:p>
          </table:table-cell>
          <table:table-cell table:style-name="ce12" table:formula="of:=([.C262]-[.G262]+[.$A$3])/2" office:value-type="float" office:value="335.071072411802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2]-[.G262]+[.$A$3])/2" office:value-type="float" office:value="3263.9289275882" calcext:value-type="float">
            <text:p>3264</text:p>
          </table:table-cell>
          <table:table-cell table:style-name="ce12" table:formula="of:=([.E262]-[.G262]+[.$A$3])/2" office:value-type="float" office:value="2722.69787187181" calcext:value-type="float">
            <text:p>2723</text:p>
          </table:table-cell>
          <table:table-cell table:style-name="ce10"/>
        </table:table-row>
        <table:table-row table:style-name="ro1">
          <table:table-cell/>
          <table:table-cell table:style-name="ce2" table:formula="of:=[.B262]+1" office:value-type="float" office:value="261" calcext:value-type="float">
            <text:p>261</text:p>
          </table:table-cell>
          <table:table-cell table:formula="of:=[.$A$3]*SIN(RADIANS([.B263]))" office:value-type="float" office:value="-3554.6903378019" calcext:value-type="float">
            <text:p>-3554,7</text:p>
          </table:table-cell>
          <table:table-cell table:formula="of:=[.$A$3]*SIN(RADIANS([.B263]-120))" office:value-type="float" office:value="2264.92408738836" calcext:value-type="float">
            <text:p>2264,9</text:p>
          </table:table-cell>
          <table:table-cell table:formula="of:=[.$A$3]*SIN(RADIANS([.B263]+120))" office:value-type="float" office:value="1289.76625041354" calcext:value-type="float">
            <text:p>1289,8</text:p>
          </table:table-cell>
          <table:table-cell table:style-name="ce10"/>
          <table:table-cell table:style-name="ce6" table:formula="of:=(MIN([.C263];[.D263];[.E263])+MAX([.C263];[.D263];[.E263]))/2" office:value-type="float" office:value="-644.883125206768" calcext:value-type="float">
            <text:p>-644,9</text:p>
          </table:table-cell>
          <table:table-cell table:style-name="ce12" table:formula="of:=([.C263]-[.G263]+[.$A$3])/2" office:value-type="float" office:value="344.596393702434" calcext:value-type="float">
            <text:p>3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3]-[.G263]+[.$A$3])/2" office:value-type="float" office:value="3254.40360629757" calcext:value-type="float">
            <text:p>3254</text:p>
          </table:table-cell>
          <table:table-cell table:style-name="ce12" table:formula="of:=([.E263]-[.G263]+[.$A$3])/2" office:value-type="float" office:value="2766.82468781015" calcext:value-type="float">
            <text:p>2767</text:p>
          </table:table-cell>
          <table:table-cell table:style-name="ce10"/>
        </table:table-row>
        <table:table-row table:style-name="ro1">
          <table:table-cell/>
          <table:table-cell table:style-name="ce2" table:formula="of:=[.B263]+1" office:value-type="float" office:value="262" calcext:value-type="float">
            <text:p>262</text:p>
          </table:table-cell>
          <table:table-cell table:formula="of:=[.$A$3]*SIN(RADIANS([.B264]))" office:value-type="float" office:value="-3563.97477940091" calcext:value-type="float">
            <text:p>-3564,0</text:p>
          </table:table-cell>
          <table:table-cell table:formula="of:=[.$A$3]*SIN(RADIANS([.B264]-120))" office:value-type="float" office:value="2215.76564969704" calcext:value-type="float">
            <text:p>2215,8</text:p>
          </table:table-cell>
          <table:table-cell table:formula="of:=[.$A$3]*SIN(RADIANS([.B264]+120))" office:value-type="float" office:value="1348.20912970387" calcext:value-type="float">
            <text:p>1348,2</text:p>
          </table:table-cell>
          <table:table-cell table:style-name="ce10"/>
          <table:table-cell table:style-name="ce6" table:formula="of:=(MIN([.C264];[.D264];[.E264])+MAX([.C264];[.D264];[.E264]))/2" office:value-type="float" office:value="-674.104564851934" calcext:value-type="float">
            <text:p>-674,1</text:p>
          </table:table-cell>
          <table:table-cell table:style-name="ce12" table:formula="of:=([.C264]-[.G264]+[.$A$3])/2" office:value-type="float" office:value="354.56489272551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4]-[.G264]+[.$A$3])/2" office:value-type="float" office:value="3244.43510727449" calcext:value-type="float">
            <text:p>3244</text:p>
          </table:table-cell>
          <table:table-cell table:style-name="ce12" table:formula="of:=([.E264]-[.G264]+[.$A$3])/2" office:value-type="float" office:value="2810.6568472779" calcext:value-type="float">
            <text:p>2811</text:p>
          </table:table-cell>
          <table:table-cell table:style-name="ce10"/>
        </table:table-row>
        <table:table-row table:style-name="ro1">
          <table:table-cell/>
          <table:table-cell table:style-name="ce2" table:formula="of:=[.B264]+1" office:value-type="float" office:value="263" calcext:value-type="float">
            <text:p>263</text:p>
          </table:table-cell>
          <table:table-cell table:formula="of:=[.$A$3]*SIN(RADIANS([.B265]))" office:value-type="float" office:value="-3572.17359975712" calcext:value-type="float">
            <text:p>-3572,2</text:p>
          </table:table-cell>
          <table:table-cell table:formula="of:=[.$A$3]*SIN(RADIANS([.B265]-120))" office:value-type="float" office:value="2165.93226832422" calcext:value-type="float">
            <text:p>2165,9</text:p>
          </table:table-cell>
          <table:table-cell table:formula="of:=[.$A$3]*SIN(RADIANS([.B265]+120))" office:value-type="float" office:value="1406.2413314329" calcext:value-type="float">
            <text:p>1406,2</text:p>
          </table:table-cell>
          <table:table-cell table:style-name="ce10"/>
          <table:table-cell table:style-name="ce6" table:formula="of:=(MIN([.C265];[.D265];[.E265])+MAX([.C265];[.D265];[.E265]))/2" office:value-type="float" office:value="-703.120665716449" calcext:value-type="float">
            <text:p>-703,1</text:p>
          </table:table-cell>
          <table:table-cell table:style-name="ce12" table:formula="of:=([.C265]-[.G265]+[.$A$3])/2" office:value-type="float" office:value="364.973532979665" calcext:value-type="float">
            <text:p>3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5]-[.G265]+[.$A$3])/2" office:value-type="float" office:value="3234.02646702033" calcext:value-type="float">
            <text:p>3234</text:p>
          </table:table-cell>
          <table:table-cell table:style-name="ce12" table:formula="of:=([.E265]-[.G265]+[.$A$3])/2" office:value-type="float" office:value="2854.18099857467" calcext:value-type="float">
            <text:p>2854</text:p>
          </table:table-cell>
          <table:table-cell table:style-name="ce10"/>
        </table:table-row>
        <table:table-row table:style-name="ro1">
          <table:table-cell/>
          <table:table-cell table:style-name="ce2" table:formula="of:=[.B265]+1" office:value-type="float" office:value="264" calcext:value-type="float">
            <text:p>264</text:p>
          </table:table-cell>
          <table:table-cell table:formula="of:=[.$A$3]*SIN(RADIANS([.B266]))" office:value-type="float" office:value="-3579.28430143042" calcext:value-type="float">
            <text:p>-3579,3</text:p>
          </table:table-cell>
          <table:table-cell table:formula="of:=[.$A$3]*SIN(RADIANS([.B266]-120))" office:value-type="float" office:value="2115.43912300061" calcext:value-type="float">
            <text:p>2115,4</text:p>
          </table:table-cell>
          <table:table-cell table:formula="of:=[.$A$3]*SIN(RADIANS([.B266]+120))" office:value-type="float" office:value="1463.84517842981" calcext:value-type="float">
            <text:p>1463,8</text:p>
          </table:table-cell>
          <table:table-cell table:style-name="ce10"/>
          <table:table-cell table:style-name="ce6" table:formula="of:=(MIN([.C266];[.D266];[.E266])+MAX([.C266];[.D266];[.E266]))/2" office:value-type="float" office:value="-731.922589214902" calcext:value-type="float">
            <text:p>-731,9</text:p>
          </table:table-cell>
          <table:table-cell table:style-name="ce12" table:formula="of:=([.C266]-[.G266]+[.$A$3])/2" office:value-type="float" office:value="375.819143892243" calcext:value-type="float">
            <text:p>3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6]-[.G266]+[.$A$3])/2" office:value-type="float" office:value="3223.18085610776" calcext:value-type="float">
            <text:p>3223</text:p>
          </table:table-cell>
          <table:table-cell table:style-name="ce12" table:formula="of:=([.E266]-[.G266]+[.$A$3])/2" office:value-type="float" office:value="2897.38388382235" calcext:value-type="float">
            <text:p>2897</text:p>
          </table:table-cell>
          <table:table-cell table:style-name="ce10"/>
        </table:table-row>
        <table:table-row table:style-name="ro1">
          <table:table-cell/>
          <table:table-cell table:style-name="ce2" table:formula="of:=[.B266]+1" office:value-type="float" office:value="265" calcext:value-type="float">
            <text:p>265</text:p>
          </table:table-cell>
          <table:table-cell table:formula="of:=[.$A$3]*SIN(RADIANS([.B267]))" office:value-type="float" office:value="-3585.30471843219" calcext:value-type="float">
            <text:p>-3585,3</text:p>
          </table:table-cell>
          <table:table-cell table:formula="of:=[.$A$3]*SIN(RADIANS([.B267]-120))" office:value-type="float" office:value="2064.30159442741" calcext:value-type="float">
            <text:p>2064,3</text:p>
          </table:table-cell>
          <table:table-cell table:formula="of:=[.$A$3]*SIN(RADIANS([.B267]+120))" office:value-type="float" office:value="1521.00312400478" calcext:value-type="float">
            <text:p>1521,0</text:p>
          </table:table-cell>
          <table:table-cell table:style-name="ce10"/>
          <table:table-cell table:style-name="ce6" table:formula="of:=(MIN([.C267];[.D267];[.E267])+MAX([.C267];[.D267];[.E267]))/2" office:value-type="float" office:value="-760.501562002389" calcext:value-type="float">
            <text:p>-760,5</text:p>
          </table:table-cell>
          <table:table-cell table:style-name="ce12" table:formula="of:=([.C267]-[.G267]+[.$A$3])/2" office:value-type="float" office:value="387.098421785098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7]-[.G267]+[.$A$3])/2" office:value-type="float" office:value="3211.9015782149" calcext:value-type="float">
            <text:p>3212</text:p>
          </table:table-cell>
          <table:table-cell table:style-name="ce12" table:formula="of:=([.E267]-[.G267]+[.$A$3])/2" office:value-type="float" office:value="2940.25234300358" calcext:value-type="float">
            <text:p>2940</text:p>
          </table:table-cell>
          <table:table-cell table:style-name="ce10"/>
        </table:table-row>
        <table:table-row table:style-name="ro1">
          <table:table-cell/>
          <table:table-cell table:style-name="ce2" table:formula="of:=[.B267]+1" office:value-type="float" office:value="266" calcext:value-type="float">
            <text:p>266</text:p>
          </table:table-cell>
          <table:table-cell table:formula="of:=[.$A$3]*SIN(RADIANS([.B268]))" office:value-type="float" office:value="-3590.23301688511" calcext:value-type="float">
            <text:p>-3590,2</text:p>
          </table:table-cell>
          <table:table-cell table:formula="of:=[.$A$3]*SIN(RADIANS([.B268]-120))" office:value-type="float" office:value="2012.53525959122" calcext:value-type="float">
            <text:p>2012,5</text:p>
          </table:table-cell>
          <table:table-cell table:formula="of:=[.$A$3]*SIN(RADIANS([.B268]+120))" office:value-type="float" office:value="1577.69775729389" calcext:value-type="float">
            <text:p>1577,7</text:p>
          </table:table-cell>
          <table:table-cell table:style-name="ce10"/>
          <table:table-cell table:style-name="ce6" table:formula="of:=(MIN([.C268];[.D268];[.E268])+MAX([.C268];[.D268];[.E268]))/2" office:value-type="float" office:value="-788.848878646945" calcext:value-type="float">
            <text:p>-788,8</text:p>
          </table:table-cell>
          <table:table-cell table:style-name="ce12" table:formula="of:=([.C268]-[.G268]+[.$A$3])/2" office:value-type="float" office:value="398.807930880919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8]-[.G268]+[.$A$3])/2" office:value-type="float" office:value="3200.19206911908" calcext:value-type="float">
            <text:p>3200</text:p>
          </table:table-cell>
          <table:table-cell table:style-name="ce12" table:formula="of:=([.E268]-[.G268]+[.$A$3])/2" office:value-type="float" office:value="2982.77331797042" calcext:value-type="float">
            <text:p>2983</text:p>
          </table:table-cell>
          <table:table-cell table:style-name="ce10"/>
        </table:table-row>
        <table:table-row table:style-name="ro1">
          <table:table-cell/>
          <table:table-cell table:style-name="ce2" table:formula="of:=[.B268]+1" office:value-type="float" office:value="267" calcext:value-type="float">
            <text:p>267</text:p>
          </table:table-cell>
          <table:table-cell table:formula="of:=[.$A$3]*SIN(RADIANS([.B269]))" office:value-type="float" office:value="-3594.06769558171" calcext:value-type="float">
            <text:p>-3594,1</text:p>
          </table:table-cell>
          <table:table-cell table:formula="of:=[.$A$3]*SIN(RADIANS([.B269]-120))" office:value-type="float" office:value="1960.15588701908" calcext:value-type="float">
            <text:p>1960,2</text:p>
          </table:table-cell>
          <table:table-cell table:formula="of:=[.$A$3]*SIN(RADIANS([.B269]+120))" office:value-type="float" office:value="1633.91180856263" calcext:value-type="float">
            <text:p>1633,9</text:p>
          </table:table-cell>
          <table:table-cell table:style-name="ce10"/>
          <table:table-cell table:style-name="ce6" table:formula="of:=(MIN([.C269];[.D269];[.E269])+MAX([.C269];[.D269];[.E269]))/2" office:value-type="float" office:value="-816.955904281314" calcext:value-type="float">
            <text:p>-817,0</text:p>
          </table:table-cell>
          <table:table-cell table:style-name="ce12" table:formula="of:=([.C269]-[.G269]+[.$A$3])/2" office:value-type="float" office:value="410.944104349801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9]-[.G269]+[.$A$3])/2" office:value-type="float" office:value="3188.0558956502" calcext:value-type="float">
            <text:p>3188</text:p>
          </table:table-cell>
          <table:table-cell table:style-name="ce12" table:formula="of:=([.E269]-[.G269]+[.$A$3])/2" office:value-type="float" office:value="3024.93385642197" calcext:value-type="float">
            <text:p>3025</text:p>
          </table:table-cell>
          <table:table-cell table:style-name="ce10"/>
        </table:table-row>
        <table:table-row table:style-name="ro1">
          <table:table-cell/>
          <table:table-cell table:style-name="ce2" table:formula="of:=[.B269]+1" office:value-type="float" office:value="268" calcext:value-type="float">
            <text:p>268</text:p>
          </table:table-cell>
          <table:table-cell table:formula="of:=[.$A$3]*SIN(RADIANS([.B270]))" office:value-type="float" office:value="-3596.80758644173" calcext:value-type="float">
            <text:p>-3596,8</text:p>
          </table:table-cell>
          <table:table-cell table:formula="of:=[.$A$3]*SIN(RADIANS([.B270]-120))" office:value-type="float" office:value="1907.1794319753" calcext:value-type="float">
            <text:p>1907,2</text:p>
          </table:table-cell>
          <table:table-cell table:formula="of:=[.$A$3]*SIN(RADIANS([.B270]+120))" office:value-type="float" office:value="1689.62815446642" calcext:value-type="float">
            <text:p>1689,6</text:p>
          </table:table-cell>
          <table:table-cell table:style-name="ce10"/>
          <table:table-cell table:style-name="ce6" table:formula="of:=(MIN([.C270];[.D270];[.E270])+MAX([.C270];[.D270];[.E270]))/2" office:value-type="float" office:value="-844.814077233211" calcext:value-type="float">
            <text:p>-844,8</text:p>
          </table:table-cell>
          <table:table-cell table:style-name="ce12" table:formula="of:=([.C270]-[.G270]+[.$A$3])/2" office:value-type="float" office:value="423.503245395742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0]-[.G270]+[.$A$3])/2" office:value-type="float" office:value="3175.49675460426" calcext:value-type="float">
            <text:p>3175</text:p>
          </table:table-cell>
          <table:table-cell table:style-name="ce12" table:formula="of:=([.E270]-[.G270]+[.$A$3])/2" office:value-type="float" office:value="3066.72111584981" calcext:value-type="float">
            <text:p>3067</text:p>
          </table:table-cell>
          <table:table-cell table:style-name="ce10"/>
        </table:table-row>
        <table:table-row table:style-name="ro1">
          <table:table-cell/>
          <table:table-cell table:style-name="ce2" table:formula="of:=[.B270]+1" office:value-type="float" office:value="269" calcext:value-type="float">
            <text:p>269</text:p>
          </table:table-cell>
          <table:table-cell table:formula="of:=[.$A$3]*SIN(RADIANS([.B271]))" office:value-type="float" office:value="-3598.45185486785" calcext:value-type="float">
            <text:p>-3598,5</text:p>
          </table:table-cell>
          <table:table-cell table:formula="of:=[.$A$3]*SIN(RADIANS([.B271]-120))" office:value-type="float" office:value="1853.62203160129" calcext:value-type="float">
            <text:p>1853,6</text:p>
          </table:table-cell>
          <table:table-cell table:formula="of:=[.$A$3]*SIN(RADIANS([.B271]+120))" office:value-type="float" office:value="1744.82982326657" calcext:value-type="float">
            <text:p>1744,8</text:p>
          </table:table-cell>
          <table:table-cell table:style-name="ce10"/>
          <table:table-cell table:style-name="ce6" table:formula="of:=(MIN([.C271];[.D271];[.E271])+MAX([.C271];[.D271];[.E271]))/2" office:value-type="float" office:value="-872.414911633283" calcext:value-type="float">
            <text:p>-872,4</text:p>
          </table:table-cell>
          <table:table-cell table:style-name="ce12" table:formula="of:=([.C271]-[.G271]+[.$A$3])/2" office:value-type="float" office:value="436.481528382716" calcext:value-type="float">
            <text:p>4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1]-[.G271]+[.$A$3])/2" office:value-type="float" office:value="3162.51847161728" calcext:value-type="float">
            <text:p>3163</text:p>
          </table:table-cell>
          <table:table-cell table:style-name="ce12" table:formula="of:=([.E271]-[.G271]+[.$A$3])/2" office:value-type="float" office:value="3108.12236744992" calcext:value-type="float">
            <text:p>3108</text:p>
          </table:table-cell>
          <table:table-cell table:style-name="ce10"/>
        </table:table-row>
        <table:table-row table:style-name="ro1">
          <table:table-cell/>
          <table:table-cell table:style-name="ce2" table:formula="of:=[.B271]+1" office:value-type="float" office:value="270" calcext:value-type="float">
            <text:p>270</text:p>
          </table:table-cell>
          <table:table-cell table:formula="of:=[.$A$3]*SIN(RADIANS([.B272]))" office:value-type="float" office:value="-3599" calcext:value-type="float">
            <text:p>-3599,0</text:p>
          </table:table-cell>
          <table:table-cell table:formula="of:=[.$A$3]*SIN(RADIANS([.B272]-120))" office:value-type="float" office:value="1799.5" calcext:value-type="float">
            <text:p>1799,5</text:p>
          </table:table-cell>
          <table:table-cell table:formula="of:=[.$A$3]*SIN(RADIANS([.B272]+120))" office:value-type="float" office:value="1799.5" calcext:value-type="float">
            <text:p>1799,5</text:p>
          </table:table-cell>
          <table:table-cell table:style-name="ce10"/>
          <table:table-cell table:style-name="ce6" table:formula="of:=(MIN([.C272];[.D272];[.E272])+MAX([.C272];[.D272];[.E272]))/2" office:value-type="float" office:value="-899.75" calcext:value-type="float">
            <text:p>-899,8</text:p>
          </table:table-cell>
          <table:table-cell table:style-name="ce12" table:formula="of:=([.C272]-[.G272]+[.$A$3])/2" office:value-type="float" office:value="449.875" calcext:value-type="float">
            <text:p>4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2]-[.G272]+[.$A$3])/2" office:value-type="float" office:value="3149.125" calcext:value-type="float">
            <text:p>3149</text:p>
          </table:table-cell>
          <table:table-cell table:style-name="ce12" table:formula="of:=([.E272]-[.G272]+[.$A$3])/2" office:value-type="float" office:value="3149.125" calcext:value-type="float">
            <text:p>3149</text:p>
          </table:table-cell>
          <table:table-cell table:style-name="ce10"/>
        </table:table-row>
        <table:table-row table:style-name="ro1">
          <table:table-cell/>
          <table:table-cell table:style-name="ce2" table:formula="of:=[.B272]+1" office:value-type="float" office:value="271" calcext:value-type="float">
            <text:p>271</text:p>
          </table:table-cell>
          <table:table-cell table:formula="of:=[.$A$3]*SIN(RADIANS([.B273]))" office:value-type="float" office:value="-3598.45185486785" calcext:value-type="float">
            <text:p>-3598,5</text:p>
          </table:table-cell>
          <table:table-cell table:formula="of:=[.$A$3]*SIN(RADIANS([.B273]-120))" office:value-type="float" office:value="1744.82982326657" calcext:value-type="float">
            <text:p>1744,8</text:p>
          </table:table-cell>
          <table:table-cell table:formula="of:=[.$A$3]*SIN(RADIANS([.B273]+120))" office:value-type="float" office:value="1853.62203160128" calcext:value-type="float">
            <text:p>1853,6</text:p>
          </table:table-cell>
          <table:table-cell table:style-name="ce10"/>
          <table:table-cell table:style-name="ce6" table:formula="of:=(MIN([.C273];[.D273];[.E273])+MAX([.C273];[.D273];[.E273]))/2" office:value-type="float" office:value="-872.414911633284" calcext:value-type="float">
            <text:p>-872,4</text:p>
          </table:table-cell>
          <table:table-cell table:style-name="ce12" table:formula="of:=([.C273]-[.G273]+[.$A$3])/2" office:value-type="float" office:value="436.481528382716" calcext:value-type="float">
            <text:p>4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3]-[.G273]+[.$A$3])/2" office:value-type="float" office:value="3108.12236744993" calcext:value-type="float">
            <text:p>3108</text:p>
          </table:table-cell>
          <table:table-cell table:style-name="ce12" table:formula="of:=([.E273]-[.G273]+[.$A$3])/2" office:value-type="float" office:value="3162.51847161728" calcext:value-type="float">
            <text:p>3163</text:p>
          </table:table-cell>
          <table:table-cell table:style-name="ce10"/>
        </table:table-row>
        <table:table-row table:style-name="ro1">
          <table:table-cell/>
          <table:table-cell table:style-name="ce2" table:formula="of:=[.B273]+1" office:value-type="float" office:value="272" calcext:value-type="float">
            <text:p>272</text:p>
          </table:table-cell>
          <table:table-cell table:formula="of:=[.$A$3]*SIN(RADIANS([.B274]))" office:value-type="float" office:value="-3596.80758644173" calcext:value-type="float">
            <text:p>-3596,8</text:p>
          </table:table-cell>
          <table:table-cell table:formula="of:=[.$A$3]*SIN(RADIANS([.B274]-120))" office:value-type="float" office:value="1689.62815446642" calcext:value-type="float">
            <text:p>1689,6</text:p>
          </table:table-cell>
          <table:table-cell table:formula="of:=[.$A$3]*SIN(RADIANS([.B274]+120))" office:value-type="float" office:value="1907.1794319753" calcext:value-type="float">
            <text:p>1907,2</text:p>
          </table:table-cell>
          <table:table-cell table:style-name="ce10"/>
          <table:table-cell table:style-name="ce6" table:formula="of:=(MIN([.C274];[.D274];[.E274])+MAX([.C274];[.D274];[.E274]))/2" office:value-type="float" office:value="-844.814077233211" calcext:value-type="float">
            <text:p>-844,8</text:p>
          </table:table-cell>
          <table:table-cell table:style-name="ce12" table:formula="of:=([.C274]-[.G274]+[.$A$3])/2" office:value-type="float" office:value="423.503245395743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4]-[.G274]+[.$A$3])/2" office:value-type="float" office:value="3066.72111584982" calcext:value-type="float">
            <text:p>3067</text:p>
          </table:table-cell>
          <table:table-cell table:style-name="ce12" table:formula="of:=([.E274]-[.G274]+[.$A$3])/2" office:value-type="float" office:value="3175.49675460426" calcext:value-type="float">
            <text:p>3175</text:p>
          </table:table-cell>
          <table:table-cell table:style-name="ce10"/>
        </table:table-row>
        <table:table-row table:style-name="ro1">
          <table:table-cell/>
          <table:table-cell table:style-name="ce2" table:formula="of:=[.B274]+1" office:value-type="float" office:value="273" calcext:value-type="float">
            <text:p>273</text:p>
          </table:table-cell>
          <table:table-cell table:formula="of:=[.$A$3]*SIN(RADIANS([.B275]))" office:value-type="float" office:value="-3594.06769558171" calcext:value-type="float">
            <text:p>-3594,1</text:p>
          </table:table-cell>
          <table:table-cell table:formula="of:=[.$A$3]*SIN(RADIANS([.B275]-120))" office:value-type="float" office:value="1633.91180856263" calcext:value-type="float">
            <text:p>1633,9</text:p>
          </table:table-cell>
          <table:table-cell table:formula="of:=[.$A$3]*SIN(RADIANS([.B275]+120))" office:value-type="float" office:value="1960.15588701908" calcext:value-type="float">
            <text:p>1960,2</text:p>
          </table:table-cell>
          <table:table-cell table:style-name="ce10"/>
          <table:table-cell table:style-name="ce6" table:formula="of:=(MIN([.C275];[.D275];[.E275])+MAX([.C275];[.D275];[.E275]))/2" office:value-type="float" office:value="-816.955904281314" calcext:value-type="float">
            <text:p>-817,0</text:p>
          </table:table-cell>
          <table:table-cell table:style-name="ce12" table:formula="of:=([.C275]-[.G275]+[.$A$3])/2" office:value-type="float" office:value="410.944104349801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5]-[.G275]+[.$A$3])/2" office:value-type="float" office:value="3024.93385642197" calcext:value-type="float">
            <text:p>3025</text:p>
          </table:table-cell>
          <table:table-cell table:style-name="ce12" table:formula="of:=([.E275]-[.G275]+[.$A$3])/2" office:value-type="float" office:value="3188.0558956502" calcext:value-type="float">
            <text:p>3188</text:p>
          </table:table-cell>
          <table:table-cell table:style-name="ce10"/>
        </table:table-row>
        <table:table-row table:style-name="ro1">
          <table:table-cell/>
          <table:table-cell table:style-name="ce2" table:formula="of:=[.B275]+1" office:value-type="float" office:value="274" calcext:value-type="float">
            <text:p>274</text:p>
          </table:table-cell>
          <table:table-cell table:formula="of:=[.$A$3]*SIN(RADIANS([.B276]))" office:value-type="float" office:value="-3590.23301688511" calcext:value-type="float">
            <text:p>-3590,2</text:p>
          </table:table-cell>
          <table:table-cell table:formula="of:=[.$A$3]*SIN(RADIANS([.B276]-120))" office:value-type="float" office:value="1577.69775729389" calcext:value-type="float">
            <text:p>1577,7</text:p>
          </table:table-cell>
          <table:table-cell table:formula="of:=[.$A$3]*SIN(RADIANS([.B276]+120))" office:value-type="float" office:value="2012.53525959122" calcext:value-type="float">
            <text:p>2012,5</text:p>
          </table:table-cell>
          <table:table-cell table:style-name="ce10"/>
          <table:table-cell table:style-name="ce6" table:formula="of:=(MIN([.C276];[.D276];[.E276])+MAX([.C276];[.D276];[.E276]))/2" office:value-type="float" office:value="-788.848878646945" calcext:value-type="float">
            <text:p>-788,8</text:p>
          </table:table-cell>
          <table:table-cell table:style-name="ce12" table:formula="of:=([.C276]-[.G276]+[.$A$3])/2" office:value-type="float" office:value="398.807930880919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6]-[.G276]+[.$A$3])/2" office:value-type="float" office:value="2982.77331797042" calcext:value-type="float">
            <text:p>2983</text:p>
          </table:table-cell>
          <table:table-cell table:style-name="ce12" table:formula="of:=([.E276]-[.G276]+[.$A$3])/2" office:value-type="float" office:value="3200.19206911908" calcext:value-type="float">
            <text:p>3200</text:p>
          </table:table-cell>
          <table:table-cell table:style-name="ce10"/>
        </table:table-row>
        <table:table-row table:style-name="ro1">
          <table:table-cell/>
          <table:table-cell table:style-name="ce2" table:formula="of:=[.B276]+1" office:value-type="float" office:value="275" calcext:value-type="float">
            <text:p>275</text:p>
          </table:table-cell>
          <table:table-cell table:formula="of:=[.$A$3]*SIN(RADIANS([.B277]))" office:value-type="float" office:value="-3585.30471843219" calcext:value-type="float">
            <text:p>-3585,3</text:p>
          </table:table-cell>
          <table:table-cell table:formula="of:=[.$A$3]*SIN(RADIANS([.B277]-120))" office:value-type="float" office:value="1521.00312400478" calcext:value-type="float">
            <text:p>1521,0</text:p>
          </table:table-cell>
          <table:table-cell table:formula="of:=[.$A$3]*SIN(RADIANS([.B277]+120))" office:value-type="float" office:value="2064.30159442741" calcext:value-type="float">
            <text:p>2064,3</text:p>
          </table:table-cell>
          <table:table-cell table:style-name="ce10"/>
          <table:table-cell table:style-name="ce6" table:formula="of:=(MIN([.C277];[.D277];[.E277])+MAX([.C277];[.D277];[.E277]))/2" office:value-type="float" office:value="-760.501562002389" calcext:value-type="float">
            <text:p>-760,5</text:p>
          </table:table-cell>
          <table:table-cell table:style-name="ce12" table:formula="of:=([.C277]-[.G277]+[.$A$3])/2" office:value-type="float" office:value="387.098421785098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7]-[.G277]+[.$A$3])/2" office:value-type="float" office:value="2940.25234300358" calcext:value-type="float">
            <text:p>2940</text:p>
          </table:table-cell>
          <table:table-cell table:style-name="ce12" table:formula="of:=([.E277]-[.G277]+[.$A$3])/2" office:value-type="float" office:value="3211.9015782149" calcext:value-type="float">
            <text:p>3212</text:p>
          </table:table-cell>
          <table:table-cell table:style-name="ce10"/>
        </table:table-row>
        <table:table-row table:style-name="ro1">
          <table:table-cell/>
          <table:table-cell table:style-name="ce2" table:formula="of:=[.B277]+1" office:value-type="float" office:value="276" calcext:value-type="float">
            <text:p>276</text:p>
          </table:table-cell>
          <table:table-cell table:formula="of:=[.$A$3]*SIN(RADIANS([.B278]))" office:value-type="float" office:value="-3579.28430143042" calcext:value-type="float">
            <text:p>-3579,3</text:p>
          </table:table-cell>
          <table:table-cell table:formula="of:=[.$A$3]*SIN(RADIANS([.B278]-120))" office:value-type="float" office:value="1463.84517842981" calcext:value-type="float">
            <text:p>1463,8</text:p>
          </table:table-cell>
          <table:table-cell table:formula="of:=[.$A$3]*SIN(RADIANS([.B278]+120))" office:value-type="float" office:value="2115.43912300061" calcext:value-type="float">
            <text:p>2115,4</text:p>
          </table:table-cell>
          <table:table-cell table:style-name="ce10"/>
          <table:table-cell table:style-name="ce6" table:formula="of:=(MIN([.C278];[.D278];[.E278])+MAX([.C278];[.D278];[.E278]))/2" office:value-type="float" office:value="-731.922589214903" calcext:value-type="float">
            <text:p>-731,9</text:p>
          </table:table-cell>
          <table:table-cell table:style-name="ce12" table:formula="of:=([.C278]-[.G278]+[.$A$3])/2" office:value-type="float" office:value="375.819143892244" calcext:value-type="float">
            <text:p>3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8]-[.G278]+[.$A$3])/2" office:value-type="float" office:value="2897.38388382235" calcext:value-type="float">
            <text:p>2897</text:p>
          </table:table-cell>
          <table:table-cell table:style-name="ce12" table:formula="of:=([.E278]-[.G278]+[.$A$3])/2" office:value-type="float" office:value="3223.18085610776" calcext:value-type="float">
            <text:p>3223</text:p>
          </table:table-cell>
          <table:table-cell table:style-name="ce10"/>
        </table:table-row>
        <table:table-row table:style-name="ro1">
          <table:table-cell/>
          <table:table-cell table:style-name="ce2" table:formula="of:=[.B278]+1" office:value-type="float" office:value="277" calcext:value-type="float">
            <text:p>277</text:p>
          </table:table-cell>
          <table:table-cell table:formula="of:=[.$A$3]*SIN(RADIANS([.B279]))" office:value-type="float" office:value="-3572.17359975712" calcext:value-type="float">
            <text:p>-3572,2</text:p>
          </table:table-cell>
          <table:table-cell table:formula="of:=[.$A$3]*SIN(RADIANS([.B279]-120))" office:value-type="float" office:value="1406.2413314329" calcext:value-type="float">
            <text:p>1406,2</text:p>
          </table:table-cell>
          <table:table-cell table:formula="of:=[.$A$3]*SIN(RADIANS([.B279]+120))" office:value-type="float" office:value="2165.93226832422" calcext:value-type="float">
            <text:p>2165,9</text:p>
          </table:table-cell>
          <table:table-cell table:style-name="ce10"/>
          <table:table-cell table:style-name="ce6" table:formula="of:=(MIN([.C279];[.D279];[.E279])+MAX([.C279];[.D279];[.E279]))/2" office:value-type="float" office:value="-703.120665716449" calcext:value-type="float">
            <text:p>-703,1</text:p>
          </table:table-cell>
          <table:table-cell table:style-name="ce12" table:formula="of:=([.C279]-[.G279]+[.$A$3])/2" office:value-type="float" office:value="364.973532979665" calcext:value-type="float">
            <text:p>3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9]-[.G279]+[.$A$3])/2" office:value-type="float" office:value="2854.18099857467" calcext:value-type="float">
            <text:p>2854</text:p>
          </table:table-cell>
          <table:table-cell table:style-name="ce12" table:formula="of:=([.E279]-[.G279]+[.$A$3])/2" office:value-type="float" office:value="3234.02646702033" calcext:value-type="float">
            <text:p>3234</text:p>
          </table:table-cell>
          <table:table-cell table:style-name="ce10"/>
        </table:table-row>
        <table:table-row table:style-name="ro1">
          <table:table-cell/>
          <table:table-cell table:style-name="ce2" table:formula="of:=[.B279]+1" office:value-type="float" office:value="278" calcext:value-type="float">
            <text:p>278</text:p>
          </table:table-cell>
          <table:table-cell table:formula="of:=[.$A$3]*SIN(RADIANS([.B280]))" office:value-type="float" office:value="-3563.97477940091" calcext:value-type="float">
            <text:p>-3564,0</text:p>
          </table:table-cell>
          <table:table-cell table:formula="of:=[.$A$3]*SIN(RADIANS([.B280]-120))" office:value-type="float" office:value="1348.20912970387" calcext:value-type="float">
            <text:p>1348,2</text:p>
          </table:table-cell>
          <table:table-cell table:formula="of:=[.$A$3]*SIN(RADIANS([.B280]+120))" office:value-type="float" office:value="2215.76564969704" calcext:value-type="float">
            <text:p>2215,8</text:p>
          </table:table-cell>
          <table:table-cell table:style-name="ce10"/>
          <table:table-cell table:style-name="ce6" table:formula="of:=(MIN([.C280];[.D280];[.E280])+MAX([.C280];[.D280];[.E280]))/2" office:value-type="float" office:value="-674.104564851934" calcext:value-type="float">
            <text:p>-674,1</text:p>
          </table:table-cell>
          <table:table-cell table:style-name="ce12" table:formula="of:=([.C280]-[.G280]+[.$A$3])/2" office:value-type="float" office:value="354.56489272551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0]-[.G280]+[.$A$3])/2" office:value-type="float" office:value="2810.6568472779" calcext:value-type="float">
            <text:p>2811</text:p>
          </table:table-cell>
          <table:table-cell table:style-name="ce12" table:formula="of:=([.E280]-[.G280]+[.$A$3])/2" office:value-type="float" office:value="3244.43510727449" calcext:value-type="float">
            <text:p>3244</text:p>
          </table:table-cell>
          <table:table-cell table:style-name="ce10"/>
        </table:table-row>
        <table:table-row table:style-name="ro1">
          <table:table-cell/>
          <table:table-cell table:style-name="ce2" table:formula="of:=[.B280]+1" office:value-type="float" office:value="279" calcext:value-type="float">
            <text:p>279</text:p>
          </table:table-cell>
          <table:table-cell table:formula="of:=[.$A$3]*SIN(RADIANS([.B281]))" office:value-type="float" office:value="-3554.6903378019" calcext:value-type="float">
            <text:p>-3554,7</text:p>
          </table:table-cell>
          <table:table-cell table:formula="of:=[.$A$3]*SIN(RADIANS([.B281]-120))" office:value-type="float" office:value="1289.76625041354" calcext:value-type="float">
            <text:p>1289,8</text:p>
          </table:table-cell>
          <table:table-cell table:formula="of:=[.$A$3]*SIN(RADIANS([.B281]+120))" office:value-type="float" office:value="2264.92408738837" calcext:value-type="float">
            <text:p>2264,9</text:p>
          </table:table-cell>
          <table:table-cell table:style-name="ce10"/>
          <table:table-cell table:style-name="ce6" table:formula="of:=(MIN([.C281];[.D281];[.E281])+MAX([.C281];[.D281];[.E281]))/2" office:value-type="float" office:value="-644.883125206768" calcext:value-type="float">
            <text:p>-644,9</text:p>
          </table:table-cell>
          <table:table-cell table:style-name="ce12" table:formula="of:=([.C281]-[.G281]+[.$A$3])/2" office:value-type="float" office:value="344.596393702433" calcext:value-type="float">
            <text:p>3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1]-[.G281]+[.$A$3])/2" office:value-type="float" office:value="2766.82468781015" calcext:value-type="float">
            <text:p>2767</text:p>
          </table:table-cell>
          <table:table-cell table:style-name="ce12" table:formula="of:=([.E281]-[.G281]+[.$A$3])/2" office:value-type="float" office:value="3254.40360629757" calcext:value-type="float">
            <text:p>3254</text:p>
          </table:table-cell>
          <table:table-cell table:style-name="ce10"/>
        </table:table-row>
        <table:table-row table:style-name="ro1">
          <table:table-cell/>
          <table:table-cell table:style-name="ce2" table:formula="of:=[.B281]+1" office:value-type="float" office:value="280" calcext:value-type="float">
            <text:p>280</text:p>
          </table:table-cell>
          <table:table-cell table:formula="of:=[.$A$3]*SIN(RADIANS([.B282]))" office:value-type="float" office:value="-3544.32310309094" calcext:value-type="float">
            <text:p>-3544,3</text:p>
          </table:table-cell>
          <table:table-cell table:formula="of:=[.$A$3]*SIN(RADIANS([.B282]-120))" office:value-type="float" office:value="1230.93049582908" calcext:value-type="float">
            <text:p>1230,9</text:p>
          </table:table-cell>
          <table:table-cell table:formula="of:=[.$A$3]*SIN(RADIANS([.B282]+120))" office:value-type="float" office:value="2313.39260726185" calcext:value-type="float">
            <text:p>2313,4</text:p>
          </table:table-cell>
          <table:table-cell table:style-name="ce10"/>
          <table:table-cell table:style-name="ce6" table:formula="of:=(MIN([.C282];[.D282];[.E282])+MAX([.C282];[.D282];[.E282]))/2" office:value-type="float" office:value="-615.465247914541" calcext:value-type="float">
            <text:p>-615,5</text:p>
          </table:table-cell>
          <table:table-cell table:style-name="ce12" table:formula="of:=([.C282]-[.G282]+[.$A$3])/2" office:value-type="float" office:value="335.071072411802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2]-[.G282]+[.$A$3])/2" office:value-type="float" office:value="2722.69787187181" calcext:value-type="float">
            <text:p>2723</text:p>
          </table:table-cell>
          <table:table-cell table:style-name="ce12" table:formula="of:=([.E282]-[.G282]+[.$A$3])/2" office:value-type="float" office:value="3263.9289275882" calcext:value-type="float">
            <text:p>3264</text:p>
          </table:table-cell>
          <table:table-cell table:style-name="ce10"/>
        </table:table-row>
        <table:table-row table:style-name="ro1">
          <table:table-cell/>
          <table:table-cell table:style-name="ce2" table:formula="of:=[.B282]+1" office:value-type="float" office:value="281" calcext:value-type="float">
            <text:p>281</text:p>
          </table:table-cell>
          <table:table-cell table:formula="of:=[.$A$3]*SIN(RADIANS([.B283]))" office:value-type="float" office:value="-3532.87623322814" calcext:value-type="float">
            <text:p>-3532,9</text:p>
          </table:table-cell>
          <table:table-cell table:formula="of:=[.$A$3]*SIN(RADIANS([.B283]-120))" office:value-type="float" office:value="1171.71978789131" calcext:value-type="float">
            <text:p>1171,7</text:p>
          </table:table-cell>
          <table:table-cell table:formula="of:=[.$A$3]*SIN(RADIANS([.B283]+120))" office:value-type="float" office:value="2361.15644533684" calcext:value-type="float">
            <text:p>2361,2</text:p>
          </table:table-cell>
          <table:table-cell table:style-name="ce10"/>
          <table:table-cell table:style-name="ce6" table:formula="of:=(MIN([.C283];[.D283];[.E283])+MAX([.C283];[.D283];[.E283]))/2" office:value-type="float" office:value="-585.859893945654" calcext:value-type="float">
            <text:p>-585,9</text:p>
          </table:table-cell>
          <table:table-cell table:style-name="ce12" table:formula="of:=([.C283]-[.G283]+[.$A$3])/2" office:value-type="float" office:value="325.991830358756" calcext:value-type="float">
            <text:p>3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3]-[.G283]+[.$A$3])/2" office:value-type="float" office:value="2678.28984091848" calcext:value-type="float">
            <text:p>2678</text:p>
          </table:table-cell>
          <table:table-cell table:style-name="ce12" table:formula="of:=([.E283]-[.G283]+[.$A$3])/2" office:value-type="float" office:value="3273.00816964124" calcext:value-type="float">
            <text:p>3273</text:p>
          </table:table-cell>
          <table:table-cell table:style-name="ce10"/>
        </table:table-row>
        <table:table-row table:style-name="ro1">
          <table:table-cell/>
          <table:table-cell table:style-name="ce2" table:formula="of:=[.B283]+1" office:value-type="float" office:value="282" calcext:value-type="float">
            <text:p>282</text:p>
          </table:table-cell>
          <table:table-cell table:formula="of:=[.$A$3]*SIN(RADIANS([.B284]))" office:value-type="float" office:value="-3520.35321504097" calcext:value-type="float">
            <text:p>-3520,4</text:p>
          </table:table-cell>
          <table:table-cell table:formula="of:=[.$A$3]*SIN(RADIANS([.B284]-120))" office:value-type="float" office:value="1112.15216275544" calcext:value-type="float">
            <text:p>1112,2</text:p>
          </table:table-cell>
          <table:table-cell table:formula="of:=[.$A$3]*SIN(RADIANS([.B284]+120))" office:value-type="float" office:value="2408.20105228553" calcext:value-type="float">
            <text:p>2408,2</text:p>
          </table:table-cell>
          <table:table-cell table:style-name="ce10"/>
          <table:table-cell table:style-name="ce6" table:formula="of:=(MIN([.C284];[.D284];[.E284])+MAX([.C284];[.D284];[.E284]))/2" office:value-type="float" office:value="-556.076081377717" calcext:value-type="float">
            <text:p>-556,1</text:p>
          </table:table-cell>
          <table:table-cell table:style-name="ce12" table:formula="of:=([.C284]-[.G284]+[.$A$3])/2" office:value-type="float" office:value="317.361433168375" calcext:value-type="float">
            <text:p>3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4]-[.G284]+[.$A$3])/2" office:value-type="float" office:value="2633.61412206658" calcext:value-type="float">
            <text:p>2634</text:p>
          </table:table-cell>
          <table:table-cell table:style-name="ce12" table:formula="of:=([.E284]-[.G284]+[.$A$3])/2" office:value-type="float" office:value="3281.63856683162" calcext:value-type="float">
            <text:p>3282</text:p>
          </table:table-cell>
          <table:table-cell table:style-name="ce10"/>
        </table:table-row>
        <table:table-row table:style-name="ro1">
          <table:table-cell/>
          <table:table-cell table:style-name="ce2" table:formula="of:=[.B284]+1" office:value-type="float" office:value="283" calcext:value-type="float">
            <text:p>283</text:p>
          </table:table-cell>
          <table:table-cell table:formula="of:=[.$A$3]*SIN(RADIANS([.B285]))" office:value-type="float" office:value="-3506.75786316206" calcext:value-type="float">
            <text:p>-3506,8</text:p>
          </table:table-cell>
          <table:table-cell table:formula="of:=[.$A$3]*SIN(RADIANS([.B285]-120))" office:value-type="float" office:value="1052.24576529713" calcext:value-type="float">
            <text:p>1052,2</text:p>
          </table:table-cell>
          <table:table-cell table:formula="of:=[.$A$3]*SIN(RADIANS([.B285]+120))" office:value-type="float" office:value="2454.51209786493" calcext:value-type="float">
            <text:p>2454,5</text:p>
          </table:table-cell>
          <table:table-cell table:style-name="ce10"/>
          <table:table-cell table:style-name="ce6" table:formula="of:=(MIN([.C285];[.D285];[.E285])+MAX([.C285];[.D285];[.E285]))/2" office:value-type="float" office:value="-526.122882648565" calcext:value-type="float">
            <text:p>-526,1</text:p>
          </table:table-cell>
          <table:table-cell table:style-name="ce12" table:formula="of:=([.C285]-[.G285]+[.$A$3])/2" office:value-type="float" office:value="309.182509743252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5]-[.G285]+[.$A$3])/2" office:value-type="float" office:value="2588.68432397285" calcext:value-type="float">
            <text:p>2589</text:p>
          </table:table-cell>
          <table:table-cell table:style-name="ce12" table:formula="of:=([.E285]-[.G285]+[.$A$3])/2" office:value-type="float" office:value="3289.81749025675" calcext:value-type="float">
            <text:p>3290</text:p>
          </table:table-cell>
          <table:table-cell table:style-name="ce10"/>
        </table:table-row>
        <table:table-row table:style-name="ro1">
          <table:table-cell/>
          <table:table-cell table:style-name="ce2" table:formula="of:=[.B285]+1" office:value-type="float" office:value="284" calcext:value-type="float">
            <text:p>284</text:p>
          </table:table-cell>
          <table:table-cell table:formula="of:=[.$A$3]*SIN(RADIANS([.B286]))" office:value-type="float" office:value="-3492.09431886731" calcext:value-type="float">
            <text:p>-3492,1</text:p>
          </table:table-cell>
          <table:table-cell table:formula="of:=[.$A$3]*SIN(RADIANS([.B286]-120))" office:value-type="float" office:value="992.01884358538" calcext:value-type="float">
            <text:p>992,0</text:p>
          </table:table-cell>
          <table:table-cell table:formula="of:=[.$A$3]*SIN(RADIANS([.B286]+120))" office:value-type="float" office:value="2500.07547528193" calcext:value-type="float">
            <text:p>2500,1</text:p>
          </table:table-cell>
          <table:table-cell table:style-name="ce10"/>
          <table:table-cell table:style-name="ce6" table:formula="of:=(MIN([.C286];[.D286];[.E286])+MAX([.C286];[.D286];[.E286]))/2" office:value-type="float" office:value="-496.00942179269" calcext:value-type="float">
            <text:p>-496,0</text:p>
          </table:table-cell>
          <table:table-cell table:style-name="ce12" table:formula="of:=([.C286]-[.G286]+[.$A$3])/2" office:value-type="float" office:value="301.457551462689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6]-[.G286]+[.$A$3])/2" office:value-type="float" office:value="2543.51413268904" calcext:value-type="float">
            <text:p>2544</text:p>
          </table:table-cell>
          <table:table-cell table:style-name="ce12" table:formula="of:=([.E286]-[.G286]+[.$A$3])/2" office:value-type="float" office:value="3297.54244853731" calcext:value-type="float">
            <text:p>3298</text:p>
          </table:table-cell>
          <table:table-cell table:style-name="ce10"/>
        </table:table-row>
        <table:table-row table:style-name="ro1">
          <table:table-cell/>
          <table:table-cell table:style-name="ce2" table:formula="of:=[.B286]+1" office:value-type="float" office:value="285" calcext:value-type="float">
            <text:p>285</text:p>
          </table:table-cell>
          <table:table-cell table:formula="of:=[.$A$3]*SIN(RADIANS([.B287]))" office:value-type="float" office:value="-3476.36704881436" calcext:value-type="float">
            <text:p>-3476,4</text:p>
          </table:table-cell>
          <table:table-cell table:formula="of:=[.$A$3]*SIN(RADIANS([.B287]-120))" office:value-type="float" office:value="931.489743323973" calcext:value-type="float">
            <text:p>931,5</text:p>
          </table:table-cell>
          <table:table-cell table:formula="of:=[.$A$3]*SIN(RADIANS([.B287]+120))" office:value-type="float" office:value="2544.87730549038" calcext:value-type="float">
            <text:p>2544,9</text:p>
          </table:table-cell>
          <table:table-cell table:style-name="ce10"/>
          <table:table-cell table:style-name="ce6" table:formula="of:=(MIN([.C287];[.D287];[.E287])+MAX([.C287];[.D287];[.E287]))/2" office:value-type="float" office:value="-465.744871661987" calcext:value-type="float">
            <text:p>-465,7</text:p>
          </table:table-cell>
          <table:table-cell table:style-name="ce12" table:formula="of:=([.C287]-[.G287]+[.$A$3])/2" office:value-type="float" office:value="294.188911423815" calcext:value-type="float">
            <text:p>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7]-[.G287]+[.$A$3])/2" office:value-type="float" office:value="2498.11730749298" calcext:value-type="float">
            <text:p>2498</text:p>
          </table:table-cell>
          <table:table-cell table:style-name="ce12" table:formula="of:=([.E287]-[.G287]+[.$A$3])/2" office:value-type="float" office:value="3304.81108857619" calcext:value-type="float">
            <text:p>3305</text:p>
          </table:table-cell>
          <table:table-cell table:style-name="ce10"/>
        </table:table-row>
        <table:table-row table:style-name="ro1">
          <table:table-cell/>
          <table:table-cell table:style-name="ce2" table:formula="of:=[.B287]+1" office:value-type="float" office:value="286" calcext:value-type="float">
            <text:p>286</text:p>
          </table:table-cell>
          <table:table-cell table:formula="of:=[.$A$3]*SIN(RADIANS([.B288]))" office:value-type="float" office:value="-3459.58084368201" calcext:value-type="float">
            <text:p>-3459,6</text:p>
          </table:table-cell>
          <table:table-cell table:formula="of:=[.$A$3]*SIN(RADIANS([.B288]-120))" office:value-type="float" office:value="870.676902263204" calcext:value-type="float">
            <text:p>870,7</text:p>
          </table:table-cell>
          <table:table-cell table:formula="of:=[.$A$3]*SIN(RADIANS([.B288]+120))" office:value-type="float" office:value="2588.9039414188" calcext:value-type="float">
            <text:p>2588,9</text:p>
          </table:table-cell>
          <table:table-cell table:style-name="ce10"/>
          <table:table-cell table:style-name="ce6" table:formula="of:=(MIN([.C288];[.D288];[.E288])+MAX([.C288];[.D288];[.E288]))/2" office:value-type="float" office:value="-435.338451131602" calcext:value-type="float">
            <text:p>-435,3</text:p>
          </table:table-cell>
          <table:table-cell table:style-name="ce12" table:formula="of:=([.C288]-[.G288]+[.$A$3])/2" office:value-type="float" office:value="287.378803724796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8]-[.G288]+[.$A$3])/2" office:value-type="float" office:value="2452.5076766974" calcext:value-type="float">
            <text:p>2453</text:p>
          </table:table-cell>
          <table:table-cell table:style-name="ce12" table:formula="of:=([.E288]-[.G288]+[.$A$3])/2" office:value-type="float" office:value="3311.6211962752" calcext:value-type="float">
            <text:p>3312</text:p>
          </table:table-cell>
          <table:table-cell table:style-name="ce10"/>
        </table:table-row>
        <table:table-row table:style-name="ro1">
          <table:table-cell/>
          <table:table-cell table:style-name="ce2" table:formula="of:=[.B288]+1" office:value-type="float" office:value="287" calcext:value-type="float">
            <text:p>287</text:p>
          </table:table-cell>
          <table:table-cell table:formula="of:=[.$A$3]*SIN(RADIANS([.B289]))" office:value-type="float" office:value="-3441.74081671096" calcext:value-type="float">
            <text:p>-3441,7</text:p>
          </table:table-cell>
          <table:table-cell table:formula="of:=[.$A$3]*SIN(RADIANS([.B289]-120))" office:value-type="float" office:value="809.598844583571" calcext:value-type="float">
            <text:p>809,6</text:p>
          </table:table-cell>
          <table:table-cell table:formula="of:=[.$A$3]*SIN(RADIANS([.B289]+120))" office:value-type="float" office:value="2632.1419721274" calcext:value-type="float">
            <text:p>2632,1</text:p>
          </table:table-cell>
          <table:table-cell table:style-name="ce10"/>
          <table:table-cell table:style-name="ce6" table:formula="of:=(MIN([.C289];[.D289];[.E289])+MAX([.C289];[.D289];[.E289]))/2" office:value-type="float" office:value="-404.799422291785" calcext:value-type="float">
            <text:p>-404,8</text:p>
          </table:table-cell>
          <table:table-cell table:style-name="ce12" table:formula="of:=([.C289]-[.G289]+[.$A$3])/2" office:value-type="float" office:value="281.02930279041" calcext:value-type="float">
            <text:p>2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9]-[.G289]+[.$A$3])/2" office:value-type="float" office:value="2406.69913343768" calcext:value-type="float">
            <text:p>2407</text:p>
          </table:table-cell>
          <table:table-cell table:style-name="ce12" table:formula="of:=([.E289]-[.G289]+[.$A$3])/2" office:value-type="float" office:value="3317.97069720959" calcext:value-type="float">
            <text:p>3318</text:p>
          </table:table-cell>
          <table:table-cell table:style-name="ce10"/>
        </table:table-row>
        <table:table-row table:style-name="ro1">
          <table:table-cell/>
          <table:table-cell table:style-name="ce2" table:formula="of:=[.B289]+1" office:value-type="float" office:value="288" calcext:value-type="float">
            <text:p>288</text:p>
          </table:table-cell>
          <table:table-cell table:formula="of:=[.$A$3]*SIN(RADIANS([.B290]))" office:value-type="float" office:value="-3422.85240214626" calcext:value-type="float">
            <text:p>-3422,9</text:p>
          </table:table-cell>
          <table:table-cell table:formula="of:=[.$A$3]*SIN(RADIANS([.B290]-120))" office:value-type="float" office:value="748.274175253116" calcext:value-type="float">
            <text:p>748,3</text:p>
          </table:table-cell>
          <table:table-cell table:formula="of:=[.$A$3]*SIN(RADIANS([.B290]+120))" office:value-type="float" office:value="2674.57822689314" calcext:value-type="float">
            <text:p>2674,6</text:p>
          </table:table-cell>
          <table:table-cell table:style-name="ce10"/>
          <table:table-cell table:style-name="ce6" table:formula="of:=(MIN([.C290];[.D290];[.E290])+MAX([.C290];[.D290];[.E290]))/2" office:value-type="float" office:value="-374.137087626558" calcext:value-type="float">
            <text:p>-374,1</text:p>
          </table:table-cell>
          <table:table-cell table:style-name="ce12" table:formula="of:=([.C290]-[.G290]+[.$A$3])/2" office:value-type="float" office:value="275.14234274015" calcext:value-type="float">
            <text:p>2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0]-[.G290]+[.$A$3])/2" office:value-type="float" office:value="2360.70563143984" calcext:value-type="float">
            <text:p>2361</text:p>
          </table:table-cell>
          <table:table-cell table:style-name="ce12" table:formula="of:=([.E290]-[.G290]+[.$A$3])/2" office:value-type="float" office:value="3323.85765725985" calcext:value-type="float">
            <text:p>3324</text:p>
          </table:table-cell>
          <table:table-cell table:style-name="ce10"/>
        </table:table-row>
        <table:table-row table:style-name="ro1">
          <table:table-cell/>
          <table:table-cell table:style-name="ce2" table:formula="of:=[.B290]+1" office:value-type="float" office:value="289" calcext:value-type="float">
            <text:p>289</text:p>
          </table:table-cell>
          <table:table-cell table:formula="of:=[.$A$3]*SIN(RADIANS([.B291]))" office:value-type="float" office:value="-3402.92135358194" calcext:value-type="float">
            <text:p>-3402,9</text:p>
          </table:table-cell>
          <table:table-cell table:formula="of:=[.$A$3]*SIN(RADIANS([.B291]-120))" office:value-type="float" office:value="686.721574360185" calcext:value-type="float">
            <text:p>686,7</text:p>
          </table:table-cell>
          <table:table-cell table:formula="of:=[.$A$3]*SIN(RADIANS([.B291]+120))" office:value-type="float" office:value="2716.19977922176" calcext:value-type="float">
            <text:p>2716,2</text:p>
          </table:table-cell>
          <table:table-cell table:style-name="ce10"/>
          <table:table-cell table:style-name="ce6" table:formula="of:=(MIN([.C291];[.D291];[.E291])+MAX([.C291];[.D291];[.E291]))/2" office:value-type="float" office:value="-343.360787180093" calcext:value-type="float">
            <text:p>-343,4</text:p>
          </table:table-cell>
          <table:table-cell table:style-name="ce12" table:formula="of:=([.C291]-[.G291]+[.$A$3])/2" office:value-type="float" office:value="269.719716799076" calcext:value-type="float">
            <text:p>2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1]-[.G291]+[.$A$3])/2" office:value-type="float" office:value="2314.54118077014" calcext:value-type="float">
            <text:p>2315</text:p>
          </table:table-cell>
          <table:table-cell table:style-name="ce12" table:formula="of:=([.E291]-[.G291]+[.$A$3])/2" office:value-type="float" office:value="3329.28028320092" calcext:value-type="float">
            <text:p>3329</text:p>
          </table:table-cell>
          <table:table-cell table:style-name="ce10"/>
        </table:table-row>
        <table:table-row table:style-name="ro1">
          <table:table-cell/>
          <table:table-cell table:style-name="ce2" table:formula="of:=[.B291]+1" office:value-type="float" office:value="290" calcext:value-type="float">
            <text:p>290</text:p>
          </table:table-cell>
          <table:table-cell table:formula="of:=[.$A$3]*SIN(RADIANS([.B292]))" office:value-type="float" office:value="-3381.95374220848" calcext:value-type="float">
            <text:p>-3382,0</text:p>
          </table:table-cell>
          <table:table-cell table:formula="of:=[.$A$3]*SIN(RADIANS([.B292]-120))" office:value-type="float" office:value="624.959791423282" calcext:value-type="float">
            <text:p>625,0</text:p>
          </table:table-cell>
          <table:table-cell table:formula="of:=[.$A$3]*SIN(RADIANS([.B292]+120))" office:value-type="float" office:value="2756.9939507852" calcext:value-type="float">
            <text:p>2757,0</text:p>
          </table:table-cell>
          <table:table-cell table:style-name="ce10"/>
          <table:table-cell table:style-name="ce6" table:formula="of:=(MIN([.C292];[.D292];[.E292])+MAX([.C292];[.D292];[.E292]))/2" office:value-type="float" office:value="-312.479895711642" calcext:value-type="float">
            <text:p>-312,5</text:p>
          </table:table-cell>
          <table:table-cell table:style-name="ce12" table:formula="of:=([.C292]-[.G292]+[.$A$3])/2" office:value-type="float" office:value="264.763076751579" calcext:value-type="float">
            <text:p>2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2]-[.G292]+[.$A$3])/2" office:value-type="float" office:value="2268.21984356746" calcext:value-type="float">
            <text:p>2268</text:p>
          </table:table-cell>
          <table:table-cell table:style-name="ce12" table:formula="of:=([.E292]-[.G292]+[.$A$3])/2" office:value-type="float" office:value="3334.23692324842" calcext:value-type="float">
            <text:p>3334</text:p>
          </table:table-cell>
          <table:table-cell table:style-name="ce10"/>
        </table:table-row>
        <table:table-row table:style-name="ro1">
          <table:table-cell/>
          <table:table-cell table:style-name="ce2" table:formula="of:=[.B292]+1" office:value-type="float" office:value="291" calcext:value-type="float">
            <text:p>291</text:p>
          </table:table-cell>
          <table:table-cell table:formula="of:=[.$A$3]*SIN(RADIANS([.B293]))" office:value-type="float" office:value="-3359.95595496343" calcext:value-type="float">
            <text:p>-3360,0</text:p>
          </table:table-cell>
          <table:table-cell table:formula="of:=[.$A$3]*SIN(RADIANS([.B293]-120))" office:value-type="float" office:value="563.007639679791" calcext:value-type="float">
            <text:p>563,0</text:p>
          </table:table-cell>
          <table:table-cell table:formula="of:=[.$A$3]*SIN(RADIANS([.B293]+120))" office:value-type="float" office:value="2796.94831528364" calcext:value-type="float">
            <text:p>2796,9</text:p>
          </table:table-cell>
          <table:table-cell table:style-name="ce10"/>
          <table:table-cell table:style-name="ce6" table:formula="of:=(MIN([.C293];[.D293];[.E293])+MAX([.C293];[.D293];[.E293]))/2" office:value-type="float" office:value="-281.503819839895" calcext:value-type="float">
            <text:p>-281,5</text:p>
          </table:table-cell>
          <table:table-cell table:style-name="ce12" table:formula="of:=([.C293]-[.G293]+[.$A$3])/2" office:value-type="float" office:value="260.273932438233" calcext:value-type="float">
            <text:p>2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3]-[.G293]+[.$A$3])/2" office:value-type="float" office:value="2221.75572975984" calcext:value-type="float">
            <text:p>2222</text:p>
          </table:table-cell>
          <table:table-cell table:style-name="ce12" table:formula="of:=([.E293]-[.G293]+[.$A$3])/2" office:value-type="float" office:value="3338.72606756177" calcext:value-type="float">
            <text:p>3339</text:p>
          </table:table-cell>
          <table:table-cell table:style-name="ce10"/>
        </table:table-row>
        <table:table-row table:style-name="ro1">
          <table:table-cell/>
          <table:table-cell table:style-name="ce2" table:formula="of:=[.B293]+1" office:value-type="float" office:value="292" calcext:value-type="float">
            <text:p>292</text:p>
          </table:table-cell>
          <table:table-cell table:formula="of:=[.$A$3]*SIN(RADIANS([.B294]))" office:value-type="float" office:value="-3336.93469258587" calcext:value-type="float">
            <text:p>-3336,9</text:p>
          </table:table-cell>
          <table:table-cell table:formula="of:=[.$A$3]*SIN(RADIANS([.B294]-120))" office:value-type="float" office:value="500.883990355275" calcext:value-type="float">
            <text:p>500,9</text:p>
          </table:table-cell>
          <table:table-cell table:formula="of:=[.$A$3]*SIN(RADIANS([.B294]+120))" office:value-type="float" office:value="2836.05070223059" calcext:value-type="float">
            <text:p>2836,1</text:p>
          </table:table-cell>
          <table:table-cell table:style-name="ce10"/>
          <table:table-cell table:style-name="ce6" table:formula="of:=(MIN([.C294];[.D294];[.E294])+MAX([.C294];[.D294];[.E294]))/2" office:value-type="float" office:value="-250.441995177638" calcext:value-type="float">
            <text:p>-250,4</text:p>
          </table:table-cell>
          <table:table-cell table:style-name="ce12" table:formula="of:=([.C294]-[.G294]+[.$A$3])/2" office:value-type="float" office:value="256.25365129588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4]-[.G294]+[.$A$3])/2" office:value-type="float" office:value="2175.16299276646" calcext:value-type="float">
            <text:p>2175</text:p>
          </table:table-cell>
          <table:table-cell table:style-name="ce12" table:formula="of:=([.E294]-[.G294]+[.$A$3])/2" office:value-type="float" office:value="3342.74634870411" calcext:value-type="float">
            <text:p>3343</text:p>
          </table:table-cell>
          <table:table-cell table:style-name="ce10"/>
        </table:table-row>
        <table:table-row table:style-name="ro1">
          <table:table-cell/>
          <table:table-cell table:style-name="ce2" table:formula="of:=[.B294]+1" office:value-type="float" office:value="293" calcext:value-type="float">
            <text:p>293</text:p>
          </table:table-cell>
          <table:table-cell table:formula="of:=[.$A$3]*SIN(RADIANS([.B295]))" office:value-type="float" office:value="-3312.89696757533" calcext:value-type="float">
            <text:p>-3312,9</text:p>
          </table:table-cell>
          <table:table-cell table:formula="of:=[.$A$3]*SIN(RADIANS([.B295]-120))" office:value-type="float" office:value="438.607766915126" calcext:value-type="float">
            <text:p>438,6</text:p>
          </table:table-cell>
          <table:table-cell table:formula="of:=[.$A$3]*SIN(RADIANS([.B295]+120))" office:value-type="float" office:value="2874.28920066021" calcext:value-type="float">
            <text:p>2874,3</text:p>
          </table:table-cell>
          <table:table-cell table:style-name="ce10"/>
          <table:table-cell table:style-name="ce6" table:formula="of:=(MIN([.C295];[.D295];[.E295])+MAX([.C295];[.D295];[.E295]))/2" office:value-type="float" office:value="-219.303883457563" calcext:value-type="float">
            <text:p>-219,3</text:p>
          </table:table-cell>
          <table:table-cell table:style-name="ce12" table:formula="of:=([.C295]-[.G295]+[.$A$3])/2" office:value-type="float" office:value="252.7034579411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5]-[.G295]+[.$A$3])/2" office:value-type="float" office:value="2128.45582518634" calcext:value-type="float">
            <text:p>2128</text:p>
          </table:table-cell>
          <table:table-cell table:style-name="ce12" table:formula="of:=([.E295]-[.G295]+[.$A$3])/2" office:value-type="float" office:value="3346.29654205889" calcext:value-type="float">
            <text:p>3346</text:p>
          </table:table-cell>
          <table:table-cell table:style-name="ce10"/>
        </table:table-row>
        <table:table-row table:style-name="ro1">
          <table:table-cell/>
          <table:table-cell table:style-name="ce2" table:formula="of:=[.B295]+1" office:value-type="float" office:value="294" calcext:value-type="float">
            <text:p>294</text:p>
          </table:table-cell>
          <table:table-cell table:formula="of:=[.$A$3]*SIN(RADIANS([.B296]))" office:value-type="float" office:value="-3287.85010205572" calcext:value-type="float">
            <text:p>-3287,9</text:p>
          </table:table-cell>
          <table:table-cell table:formula="of:=[.$A$3]*SIN(RADIANS([.B296]-120))" office:value-type="float" office:value="376.197939300286" calcext:value-type="float">
            <text:p>376,2</text:p>
          </table:table-cell>
          <table:table-cell table:formula="of:=[.$A$3]*SIN(RADIANS([.B296]+120))" office:value-type="float" office:value="2911.65216275543" calcext:value-type="float">
            <text:p>2911,7</text:p>
          </table:table-cell>
          <table:table-cell table:style-name="ce10"/>
          <table:table-cell table:style-name="ce6" table:formula="of:=(MIN([.C296];[.D296];[.E296])+MAX([.C296];[.D296];[.E296]))/2" office:value-type="float" office:value="-188.098969650143" calcext:value-type="float">
            <text:p>-188,1</text:p>
          </table:table-cell>
          <table:table-cell table:style-name="ce12" table:formula="of:=([.C296]-[.G296]+[.$A$3])/2" office:value-type="float" office:value="249.62443379721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6]-[.G296]+[.$A$3])/2" office:value-type="float" office:value="2081.64845447521" calcext:value-type="float">
            <text:p>2082</text:p>
          </table:table-cell>
          <table:table-cell table:style-name="ce12" table:formula="of:=([.E296]-[.G296]+[.$A$3])/2" office:value-type="float" office:value="3349.37556620279" calcext:value-type="float">
            <text:p>3349</text:p>
          </table:table-cell>
          <table:table-cell table:style-name="ce10"/>
        </table:table-row>
        <table:table-row table:style-name="ro1">
          <table:table-cell/>
          <table:table-cell table:style-name="ce2" table:formula="of:=[.B296]+1" office:value-type="float" office:value="295" calcext:value-type="float">
            <text:p>295</text:p>
          </table:table-cell>
          <table:table-cell table:formula="of:=[.$A$3]*SIN(RADIANS([.B297]))" office:value-type="float" office:value="-3261.8017255449" calcext:value-type="float">
            <text:p>-3261,8</text:p>
          </table:table-cell>
          <table:table-cell table:formula="of:=[.$A$3]*SIN(RADIANS([.B297]-120))" office:value-type="float" office:value="313.673518148822" calcext:value-type="float">
            <text:p>313,7</text:p>
          </table:table-cell>
          <table:table-cell table:formula="of:=[.$A$3]*SIN(RADIANS([.B297]+120))" office:value-type="float" office:value="2948.12820739608" calcext:value-type="float">
            <text:p>2948,1</text:p>
          </table:table-cell>
          <table:table-cell table:style-name="ce10"/>
          <table:table-cell table:style-name="ce6" table:formula="of:=(MIN([.C297];[.D297];[.E297])+MAX([.C297];[.D297];[.E297]))/2" office:value-type="float" office:value="-156.836759074411" calcext:value-type="float">
            <text:p>-156,8</text:p>
          </table:table-cell>
          <table:table-cell table:style-name="ce12" table:formula="of:=([.C297]-[.G297]+[.$A$3])/2" office:value-type="float" office:value="247.01751676475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7]-[.G297]+[.$A$3])/2" office:value-type="float" office:value="2034.75513861162" calcext:value-type="float">
            <text:p>2035</text:p>
          </table:table-cell>
          <table:table-cell table:style-name="ce12" table:formula="of:=([.E297]-[.G297]+[.$A$3])/2" office:value-type="float" office:value="3351.98248323525" calcext:value-type="float">
            <text:p>3352</text:p>
          </table:table-cell>
          <table:table-cell table:style-name="ce10"/>
        </table:table-row>
        <table:table-row table:style-name="ro1">
          <table:table-cell/>
          <table:table-cell table:style-name="ce2" table:formula="of:=[.B297]+1" office:value-type="float" office:value="296" calcext:value-type="float">
            <text:p>296</text:p>
          </table:table-cell>
          <table:table-cell table:formula="of:=[.$A$3]*SIN(RADIANS([.B298]))" office:value-type="float" office:value="-3234.7597726307" calcext:value-type="float">
            <text:p>-3234,8</text:p>
          </table:table-cell>
          <table:table-cell table:formula="of:=[.$A$3]*SIN(RADIANS([.B298]-120))" office:value-type="float" office:value="251.053549005108" calcext:value-type="float">
            <text:p>251,1</text:p>
          </table:table-cell>
          <table:table-cell table:formula="of:=[.$A$3]*SIN(RADIANS([.B298]+120))" office:value-type="float" office:value="2983.7062236256" calcext:value-type="float">
            <text:p>2983,7</text:p>
          </table:table-cell>
          <table:table-cell table:style-name="ce10"/>
          <table:table-cell table:style-name="ce6" table:formula="of:=(MIN([.C298];[.D298];[.E298])+MAX([.C298];[.D298];[.E298]))/2" office:value-type="float" office:value="-125.526774502553" calcext:value-type="float">
            <text:p>-125,5</text:p>
          </table:table-cell>
          <table:table-cell table:style-name="ce12" table:formula="of:=([.C298]-[.G298]+[.$A$3])/2" office:value-type="float" office:value="244.883500935925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8]-[.G298]+[.$A$3])/2" office:value-type="float" office:value="1987.79016175383" calcext:value-type="float">
            <text:p>1988</text:p>
          </table:table-cell>
          <table:table-cell table:style-name="ce12" table:formula="of:=([.E298]-[.G298]+[.$A$3])/2" office:value-type="float" office:value="3354.11649906407" calcext:value-type="float">
            <text:p>3354</text:p>
          </table:table-cell>
          <table:table-cell table:style-name="ce10"/>
        </table:table-row>
        <table:table-row table:style-name="ro1">
          <table:table-cell/>
          <table:table-cell table:style-name="ce2" table:formula="of:=[.B298]+1" office:value-type="float" office:value="297" calcext:value-type="float">
            <text:p>297</text:p>
          </table:table-cell>
          <table:table-cell table:formula="of:=[.$A$3]*SIN(RADIANS([.B299]))" office:value-type="float" office:value="-3206.73248055394" calcext:value-type="float">
            <text:p>-3206,7</text:p>
          </table:table-cell>
          <table:table-cell table:formula="of:=[.$A$3]*SIN(RADIANS([.B299]-120))" office:value-type="float" office:value="188.357106518355" calcext:value-type="float">
            <text:p>188,4</text:p>
          </table:table-cell>
          <table:table-cell table:formula="of:=[.$A$3]*SIN(RADIANS([.B299]+120))" office:value-type="float" office:value="3018.37537403558" calcext:value-type="float">
            <text:p>3018,4</text:p>
          </table:table-cell>
          <table:table-cell table:style-name="ce10"/>
          <table:table-cell table:style-name="ce6" table:formula="of:=(MIN([.C299];[.D299];[.E299])+MAX([.C299];[.D299];[.E299]))/2" office:value-type="float" office:value="-94.1785532591775" calcext:value-type="float">
            <text:p>-94,2</text:p>
          </table:table-cell>
          <table:table-cell table:style-name="ce12" table:formula="of:=([.C299]-[.G299]+[.$A$3])/2" office:value-type="float" office:value="243.223036352621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9]-[.G299]+[.$A$3])/2" office:value-type="float" office:value="1940.76782988877" calcext:value-type="float">
            <text:p>1941</text:p>
          </table:table-cell>
          <table:table-cell table:style-name="ce12" table:formula="of:=([.E299]-[.G299]+[.$A$3])/2" office:value-type="float" office:value="3355.77696364738" calcext:value-type="float">
            <text:p>3356</text:p>
          </table:table-cell>
          <table:table-cell table:style-name="ce10"/>
        </table:table-row>
        <table:table-row table:style-name="ro1">
          <table:table-cell/>
          <table:table-cell table:style-name="ce2" table:formula="of:=[.B299]+1" office:value-type="float" office:value="298" calcext:value-type="float">
            <text:p>298</text:p>
          </table:table-cell>
          <table:table-cell table:formula="of:=[.$A$3]*SIN(RADIANS([.B300]))" office:value-type="float" office:value="-3177.72838669928" calcext:value-type="float">
            <text:p>-3177,7</text:p>
          </table:table-cell>
          <table:table-cell table:formula="of:=[.$A$3]*SIN(RADIANS([.B300]-120))" office:value-type="float" office:value="125.603288632302" calcext:value-type="float">
            <text:p>125,6</text:p>
          </table:table-cell>
          <table:table-cell table:formula="of:=[.$A$3]*SIN(RADIANS([.B300]+120))" office:value-type="float" office:value="3052.12509806698" calcext:value-type="float">
            <text:p>3052,1</text:p>
          </table:table-cell>
          <table:table-cell table:style-name="ce10"/>
          <table:table-cell table:style-name="ce6" table:formula="of:=(MIN([.C300];[.D300];[.E300])+MAX([.C300];[.D300];[.E300]))/2" office:value-type="float" office:value="-62.8016443161509" calcext:value-type="float">
            <text:p>-62,8</text:p>
          </table:table-cell>
          <table:table-cell table:style-name="ce12" table:formula="of:=([.C300]-[.G300]+[.$A$3])/2" office:value-type="float" office:value="242.036628808436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0]-[.G300]+[.$A$3])/2" office:value-type="float" office:value="1893.70246647423" calcext:value-type="float">
            <text:p>1894</text:p>
          </table:table-cell>
          <table:table-cell table:style-name="ce12" table:formula="of:=([.E300]-[.G300]+[.$A$3])/2" office:value-type="float" office:value="3356.96337119156" calcext:value-type="float">
            <text:p>3357</text:p>
          </table:table-cell>
          <table:table-cell table:style-name="ce10"/>
        </table:table-row>
        <table:table-row table:style-name="ro1">
          <table:table-cell/>
          <table:table-cell table:style-name="ce2" table:formula="of:=[.B300]+1" office:value-type="float" office:value="299" calcext:value-type="float">
            <text:p>299</text:p>
          </table:table-cell>
          <table:table-cell table:formula="of:=[.$A$3]*SIN(RADIANS([.B301]))" office:value-type="float" office:value="-3147.75632599469" calcext:value-type="float">
            <text:p>-3147,8</text:p>
          </table:table-cell>
          <table:table-cell table:formula="of:=[.$A$3]*SIN(RADIANS([.B301]-120))" office:value-type="float" office:value="62.8112107677831" calcext:value-type="float">
            <text:p>62,8</text:p>
          </table:table-cell>
          <table:table-cell table:formula="of:=[.$A$3]*SIN(RADIANS([.B301]+120))" office:value-type="float" office:value="3084.9451152269" calcext:value-type="float">
            <text:p>3084,9</text:p>
          </table:table-cell>
          <table:table-cell table:style-name="ce10"/>
          <table:table-cell table:style-name="ce6" table:formula="of:=(MIN([.C301];[.D301];[.E301])+MAX([.C301];[.D301];[.E301]))/2" office:value-type="float" office:value="-31.4056053838917" calcext:value-type="float">
            <text:p>-31,4</text:p>
          </table:table-cell>
          <table:table-cell table:style-name="ce12" table:formula="of:=([.C301]-[.G301]+[.$A$3])/2" office:value-type="float" office:value="241.3246396946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1]-[.G301]+[.$A$3])/2" office:value-type="float" office:value="1846.60840807584" calcext:value-type="float">
            <text:p>1847</text:p>
          </table:table-cell>
          <table:table-cell table:style-name="ce12" table:formula="of:=([.E301]-[.G301]+[.$A$3])/2" office:value-type="float" office:value="3357.6753603054" calcext:value-type="float">
            <text:p>3358</text:p>
          </table:table-cell>
          <table:table-cell table:style-name="ce10"/>
        </table:table-row>
        <table:table-row table:style-name="ro1">
          <table:table-cell/>
          <table:table-cell table:style-name="ce2" table:formula="of:=[.B301]+1" office:value-type="float" office:value="300" calcext:value-type="float">
            <text:p>300</text:p>
          </table:table-cell>
          <table:table-cell table:formula="of:=[.$A$3]*SIN(RADIANS([.B302]))" office:value-type="float" office:value="-3116.82542822019" calcext:value-type="float">
            <text:p>-3116,8</text:p>
          </table:table-cell>
          <table:table-cell table:formula="of:=[.$A$3]*SIN(RADIANS([.B302]-120))" office:value-type="float" office:value="0.000000000000440750383013132" calcext:value-type="float">
            <text:p>0,0</text:p>
          </table:table-cell>
          <table:table-cell table:formula="of:=[.$A$3]*SIN(RADIANS([.B302]+120))" office:value-type="float" office:value="3116.8254282202" calcext:value-type="float">
            <text:p>3116,8</text:p>
          </table:table-cell>
          <table:table-cell table:style-name="ce10"/>
          <table:table-cell table:style-name="ce6" table:formula="of:=(MIN([.C302];[.D302];[.E302])+MAX([.C302];[.D302];[.E302]))/2" office:value-type="float" office:value="0" calcext:value-type="float">
            <text:p>0,0</text:p>
          </table:table-cell>
          <table:table-cell table:style-name="ce12" table:formula="of:=([.C302]-[.G302]+[.$A$3])/2" office:value-type="float" office:value="241.0872858899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2]-[.G302]+[.$A$3])/2" office:value-type="float" office:value="1799.5" calcext:value-type="float">
            <text:p>1800</text:p>
          </table:table-cell>
          <table:table-cell table:style-name="ce12" table:formula="of:=([.E302]-[.G302]+[.$A$3])/2" office:value-type="float" office:value="3357.9127141101" calcext:value-type="float">
            <text:p>3358</text:p>
          </table:table-cell>
          <table:table-cell table:style-name="ce10"/>
        </table:table-row>
        <table:table-row table:style-name="ro1">
          <table:table-cell/>
          <table:table-cell table:style-name="ce2" table:formula="of:=[.B302]+1" office:value-type="float" office:value="301" calcext:value-type="float">
            <text:p>301</text:p>
          </table:table-cell>
          <table:table-cell table:formula="of:=[.$A$3]*SIN(RADIANS([.B303]))" office:value-type="float" office:value="-3084.9451152269" calcext:value-type="float">
            <text:p>-3084,9</text:p>
          </table:table-cell>
          <table:table-cell table:formula="of:=[.$A$3]*SIN(RADIANS([.B303]-120))" office:value-type="float" office:value="-62.8112107677838" calcext:value-type="float">
            <text:p>-62,8</text:p>
          </table:table-cell>
          <table:table-cell table:formula="of:=[.$A$3]*SIN(RADIANS([.B303]+120))" office:value-type="float" office:value="3147.75632599469" calcext:value-type="float">
            <text:p>3147,8</text:p>
          </table:table-cell>
          <table:table-cell table:style-name="ce10"/>
          <table:table-cell table:style-name="ce6" table:formula="of:=(MIN([.C303];[.D303];[.E303])+MAX([.C303];[.D303];[.E303]))/2" office:value-type="float" office:value="31.4056053838917" calcext:value-type="float">
            <text:p>31,4</text:p>
          </table:table-cell>
          <table:table-cell table:style-name="ce12" table:formula="of:=([.C303]-[.G303]+[.$A$3])/2" office:value-type="float" office:value="241.324639694603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3]-[.G303]+[.$A$3])/2" office:value-type="float" office:value="1752.39159192416" calcext:value-type="float">
            <text:p>1752</text:p>
          </table:table-cell>
          <table:table-cell table:style-name="ce12" table:formula="of:=([.E303]-[.G303]+[.$A$3])/2" office:value-type="float" office:value="3357.6753603054" calcext:value-type="float">
            <text:p>3358</text:p>
          </table:table-cell>
          <table:table-cell table:style-name="ce10"/>
        </table:table-row>
        <table:table-row table:style-name="ro1">
          <table:table-cell/>
          <table:table-cell table:style-name="ce2" table:formula="of:=[.B303]+1" office:value-type="float" office:value="302" calcext:value-type="float">
            <text:p>302</text:p>
          </table:table-cell>
          <table:table-cell table:formula="of:=[.$A$3]*SIN(RADIANS([.B304]))" office:value-type="float" office:value="-3052.12509806698" calcext:value-type="float">
            <text:p>-3052,1</text:p>
          </table:table-cell>
          <table:table-cell table:formula="of:=[.$A$3]*SIN(RADIANS([.B304]-120))" office:value-type="float" office:value="-125.603288632301" calcext:value-type="float">
            <text:p>-125,6</text:p>
          </table:table-cell>
          <table:table-cell table:formula="of:=[.$A$3]*SIN(RADIANS([.B304]+120))" office:value-type="float" office:value="3177.72838669928" calcext:value-type="float">
            <text:p>3177,7</text:p>
          </table:table-cell>
          <table:table-cell table:style-name="ce10"/>
          <table:table-cell table:style-name="ce6" table:formula="of:=(MIN([.C304];[.D304];[.E304])+MAX([.C304];[.D304];[.E304]))/2" office:value-type="float" office:value="62.80164431615" calcext:value-type="float">
            <text:p>62,8</text:p>
          </table:table-cell>
          <table:table-cell table:style-name="ce12" table:formula="of:=([.C304]-[.G304]+[.$A$3])/2" office:value-type="float" office:value="242.036628808436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4]-[.G304]+[.$A$3])/2" office:value-type="float" office:value="1705.29753352577" calcext:value-type="float">
            <text:p>1705</text:p>
          </table:table-cell>
          <table:table-cell table:style-name="ce12" table:formula="of:=([.E304]-[.G304]+[.$A$3])/2" office:value-type="float" office:value="3356.96337119156" calcext:value-type="float">
            <text:p>3357</text:p>
          </table:table-cell>
          <table:table-cell table:style-name="ce10"/>
        </table:table-row>
        <table:table-row table:style-name="ro1">
          <table:table-cell/>
          <table:table-cell table:style-name="ce2" table:formula="of:=[.B304]+1" office:value-type="float" office:value="303" calcext:value-type="float">
            <text:p>303</text:p>
          </table:table-cell>
          <table:table-cell table:formula="of:=[.$A$3]*SIN(RADIANS([.B305]))" office:value-type="float" office:value="-3018.37537403558" calcext:value-type="float">
            <text:p>-3018,4</text:p>
          </table:table-cell>
          <table:table-cell table:formula="of:=[.$A$3]*SIN(RADIANS([.B305]-120))" office:value-type="float" office:value="-188.357106518354" calcext:value-type="float">
            <text:p>-188,4</text:p>
          </table:table-cell>
          <table:table-cell table:formula="of:=[.$A$3]*SIN(RADIANS([.B305]+120))" office:value-type="float" office:value="3206.73248055393" calcext:value-type="float">
            <text:p>3206,7</text:p>
          </table:table-cell>
          <table:table-cell table:style-name="ce10"/>
          <table:table-cell table:style-name="ce6" table:formula="of:=(MIN([.C305];[.D305];[.E305])+MAX([.C305];[.D305];[.E305]))/2" office:value-type="float" office:value="94.1785532591766" calcext:value-type="float">
            <text:p>94,2</text:p>
          </table:table-cell>
          <table:table-cell table:style-name="ce12" table:formula="of:=([.C305]-[.G305]+[.$A$3])/2" office:value-type="float" office:value="243.223036352621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5]-[.G305]+[.$A$3])/2" office:value-type="float" office:value="1658.23217011123" calcext:value-type="float">
            <text:p>1658</text:p>
          </table:table-cell>
          <table:table-cell table:style-name="ce12" table:formula="of:=([.E305]-[.G305]+[.$A$3])/2" office:value-type="float" office:value="3355.77696364738" calcext:value-type="float">
            <text:p>3356</text:p>
          </table:table-cell>
          <table:table-cell table:style-name="ce10"/>
        </table:table-row>
        <table:table-row table:style-name="ro1">
          <table:table-cell/>
          <table:table-cell table:style-name="ce2" table:formula="of:=[.B305]+1" office:value-type="float" office:value="304" calcext:value-type="float">
            <text:p>304</text:p>
          </table:table-cell>
          <table:table-cell table:formula="of:=[.$A$3]*SIN(RADIANS([.B306]))" office:value-type="float" office:value="-2983.70622362559" calcext:value-type="float">
            <text:p>-2983,7</text:p>
          </table:table-cell>
          <table:table-cell table:formula="of:=[.$A$3]*SIN(RADIANS([.B306]-120))" office:value-type="float" office:value="-251.053549005107" calcext:value-type="float">
            <text:p>-251,1</text:p>
          </table:table-cell>
          <table:table-cell table:formula="of:=[.$A$3]*SIN(RADIANS([.B306]+120))" office:value-type="float" office:value="3234.7597726307" calcext:value-type="float">
            <text:p>3234,8</text:p>
          </table:table-cell>
          <table:table-cell table:style-name="ce10"/>
          <table:table-cell table:style-name="ce6" table:formula="of:=(MIN([.C306];[.D306];[.E306])+MAX([.C306];[.D306];[.E306]))/2" office:value-type="float" office:value="125.526774502553" calcext:value-type="float">
            <text:p>125,5</text:p>
          </table:table-cell>
          <table:table-cell table:style-name="ce12" table:formula="of:=([.C306]-[.G306]+[.$A$3])/2" office:value-type="float" office:value="244.883500935926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6]-[.G306]+[.$A$3])/2" office:value-type="float" office:value="1611.20983824617" calcext:value-type="float">
            <text:p>1611</text:p>
          </table:table-cell>
          <table:table-cell table:style-name="ce12" table:formula="of:=([.E306]-[.G306]+[.$A$3])/2" office:value-type="float" office:value="3354.11649906407" calcext:value-type="float">
            <text:p>3354</text:p>
          </table:table-cell>
          <table:table-cell table:style-name="ce10"/>
        </table:table-row>
        <table:table-row table:style-name="ro1">
          <table:table-cell/>
          <table:table-cell table:style-name="ce2" table:formula="of:=[.B306]+1" office:value-type="float" office:value="305" calcext:value-type="float">
            <text:p>305</text:p>
          </table:table-cell>
          <table:table-cell table:formula="of:=[.$A$3]*SIN(RADIANS([.B307]))" office:value-type="float" office:value="-2948.12820739608" calcext:value-type="float">
            <text:p>-2948,1</text:p>
          </table:table-cell>
          <table:table-cell table:formula="of:=[.$A$3]*SIN(RADIANS([.B307]-120))" office:value-type="float" office:value="-313.673518148821" calcext:value-type="float">
            <text:p>-313,7</text:p>
          </table:table-cell>
          <table:table-cell table:formula="of:=[.$A$3]*SIN(RADIANS([.B307]+120))" office:value-type="float" office:value="3261.8017255449" calcext:value-type="float">
            <text:p>3261,8</text:p>
          </table:table-cell>
          <table:table-cell table:style-name="ce10"/>
          <table:table-cell table:style-name="ce6" table:formula="of:=(MIN([.C307];[.D307];[.E307])+MAX([.C307];[.D307];[.E307]))/2" office:value-type="float" office:value="156.836759074411" calcext:value-type="float">
            <text:p>156,8</text:p>
          </table:table-cell>
          <table:table-cell table:style-name="ce12" table:formula="of:=([.C307]-[.G307]+[.$A$3])/2" office:value-type="float" office:value="247.017516764754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7]-[.G307]+[.$A$3])/2" office:value-type="float" office:value="1564.24486138838" calcext:value-type="float">
            <text:p>1564</text:p>
          </table:table-cell>
          <table:table-cell table:style-name="ce12" table:formula="of:=([.E307]-[.G307]+[.$A$3])/2" office:value-type="float" office:value="3351.98248323525" calcext:value-type="float">
            <text:p>3352</text:p>
          </table:table-cell>
          <table:table-cell table:style-name="ce10"/>
        </table:table-row>
        <table:table-row table:style-name="ro1">
          <table:table-cell/>
          <table:table-cell table:style-name="ce2" table:formula="of:=[.B307]+1" office:value-type="float" office:value="306" calcext:value-type="float">
            <text:p>306</text:p>
          </table:table-cell>
          <table:table-cell table:formula="of:=[.$A$3]*SIN(RADIANS([.B308]))" office:value-type="float" office:value="-2911.65216275544" calcext:value-type="float">
            <text:p>-2911,7</text:p>
          </table:table-cell>
          <table:table-cell table:formula="of:=[.$A$3]*SIN(RADIANS([.B308]-120))" office:value-type="float" office:value="-376.197939300285" calcext:value-type="float">
            <text:p>-376,2</text:p>
          </table:table-cell>
          <table:table-cell table:formula="of:=[.$A$3]*SIN(RADIANS([.B308]+120))" office:value-type="float" office:value="3287.85010205572" calcext:value-type="float">
            <text:p>3287,9</text:p>
          </table:table-cell>
          <table:table-cell table:style-name="ce10"/>
          <table:table-cell table:style-name="ce6" table:formula="of:=(MIN([.C308];[.D308];[.E308])+MAX([.C308];[.D308];[.E308]))/2" office:value-type="float" office:value="188.098969650142" calcext:value-type="float">
            <text:p>188,1</text:p>
          </table:table-cell>
          <table:table-cell table:style-name="ce12" table:formula="of:=([.C308]-[.G308]+[.$A$3])/2" office:value-type="float" office:value="249.624433797211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8]-[.G308]+[.$A$3])/2" office:value-type="float" office:value="1517.35154552479" calcext:value-type="float">
            <text:p>1517</text:p>
          </table:table-cell>
          <table:table-cell table:style-name="ce12" table:formula="of:=([.E308]-[.G308]+[.$A$3])/2" office:value-type="float" office:value="3349.37556620279" calcext:value-type="float">
            <text:p>3349</text:p>
          </table:table-cell>
          <table:table-cell table:style-name="ce10"/>
        </table:table-row>
        <table:table-row table:style-name="ro1">
          <table:table-cell/>
          <table:table-cell table:style-name="ce2" table:formula="of:=[.B308]+1" office:value-type="float" office:value="307" calcext:value-type="float">
            <text:p>307</text:p>
          </table:table-cell>
          <table:table-cell table:formula="of:=[.$A$3]*SIN(RADIANS([.B309]))" office:value-type="float" office:value="-2874.28920066021" calcext:value-type="float">
            <text:p>-2874,3</text:p>
          </table:table-cell>
          <table:table-cell table:formula="of:=[.$A$3]*SIN(RADIANS([.B309]-120))" office:value-type="float" office:value="-438.607766915125" calcext:value-type="float">
            <text:p>-438,6</text:p>
          </table:table-cell>
          <table:table-cell table:formula="of:=[.$A$3]*SIN(RADIANS([.B309]+120))" office:value-type="float" office:value="3312.89696757533" calcext:value-type="float">
            <text:p>3312,9</text:p>
          </table:table-cell>
          <table:table-cell table:style-name="ce10"/>
          <table:table-cell table:style-name="ce6" table:formula="of:=(MIN([.C309];[.D309];[.E309])+MAX([.C309];[.D309];[.E309]))/2" office:value-type="float" office:value="219.303883457562" calcext:value-type="float">
            <text:p>219,3</text:p>
          </table:table-cell>
          <table:table-cell table:style-name="ce12" table:formula="of:=([.C309]-[.G309]+[.$A$3])/2" office:value-type="float" office:value="252.70345794111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9]-[.G309]+[.$A$3])/2" office:value-type="float" office:value="1470.54417481366" calcext:value-type="float">
            <text:p>1471</text:p>
          </table:table-cell>
          <table:table-cell table:style-name="ce12" table:formula="of:=([.E309]-[.G309]+[.$A$3])/2" office:value-type="float" office:value="3346.29654205889" calcext:value-type="float">
            <text:p>3346</text:p>
          </table:table-cell>
          <table:table-cell table:style-name="ce10"/>
        </table:table-row>
        <table:table-row table:style-name="ro1">
          <table:table-cell/>
          <table:table-cell table:style-name="ce2" table:formula="of:=[.B309]+1" office:value-type="float" office:value="308" calcext:value-type="float">
            <text:p>308</text:p>
          </table:table-cell>
          <table:table-cell table:formula="of:=[.$A$3]*SIN(RADIANS([.B310]))" office:value-type="float" office:value="-2836.05070223059" calcext:value-type="float">
            <text:p>-2836,1</text:p>
          </table:table-cell>
          <table:table-cell table:formula="of:=[.$A$3]*SIN(RADIANS([.B310]-120))" office:value-type="float" office:value="-500.883990355276" calcext:value-type="float">
            <text:p>-500,9</text:p>
          </table:table-cell>
          <table:table-cell table:formula="of:=[.$A$3]*SIN(RADIANS([.B310]+120))" office:value-type="float" office:value="3336.93469258587" calcext:value-type="float">
            <text:p>3336,9</text:p>
          </table:table-cell>
          <table:table-cell table:style-name="ce10"/>
          <table:table-cell table:style-name="ce6" table:formula="of:=(MIN([.C310];[.D310];[.E310])+MAX([.C310];[.D310];[.E310]))/2" office:value-type="float" office:value="250.441995177638" calcext:value-type="float">
            <text:p>250,4</text:p>
          </table:table-cell>
          <table:table-cell table:style-name="ce12" table:formula="of:=([.C310]-[.G310]+[.$A$3])/2" office:value-type="float" office:value="256.25365129588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0]-[.G310]+[.$A$3])/2" office:value-type="float" office:value="1423.83700723354" calcext:value-type="float">
            <text:p>1424</text:p>
          </table:table-cell>
          <table:table-cell table:style-name="ce12" table:formula="of:=([.E310]-[.G310]+[.$A$3])/2" office:value-type="float" office:value="3342.74634870411" calcext:value-type="float">
            <text:p>3343</text:p>
          </table:table-cell>
          <table:table-cell table:style-name="ce10"/>
        </table:table-row>
        <table:table-row table:style-name="ro1">
          <table:table-cell/>
          <table:table-cell table:style-name="ce2" table:formula="of:=[.B310]+1" office:value-type="float" office:value="309" calcext:value-type="float">
            <text:p>309</text:p>
          </table:table-cell>
          <table:table-cell table:formula="of:=[.$A$3]*SIN(RADIANS([.B311]))" office:value-type="float" office:value="-2796.94831528364" calcext:value-type="float">
            <text:p>-2796,9</text:p>
          </table:table-cell>
          <table:table-cell table:formula="of:=[.$A$3]*SIN(RADIANS([.B311]-120))" office:value-type="float" office:value="-563.00763967979" calcext:value-type="float">
            <text:p>-563,0</text:p>
          </table:table-cell>
          <table:table-cell table:formula="of:=[.$A$3]*SIN(RADIANS([.B311]+120))" office:value-type="float" office:value="3359.95595496343" calcext:value-type="float">
            <text:p>3360,0</text:p>
          </table:table-cell>
          <table:table-cell table:style-name="ce10"/>
          <table:table-cell table:style-name="ce6" table:formula="of:=(MIN([.C311];[.D311];[.E311])+MAX([.C311];[.D311];[.E311]))/2" office:value-type="float" office:value="281.503819839896" calcext:value-type="float">
            <text:p>281,5</text:p>
          </table:table-cell>
          <table:table-cell table:style-name="ce12" table:formula="of:=([.C311]-[.G311]+[.$A$3])/2" office:value-type="float" office:value="260.273932438233" calcext:value-type="float">
            <text:p>26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1]-[.G311]+[.$A$3])/2" office:value-type="float" office:value="1377.24427024016" calcext:value-type="float">
            <text:p>1377</text:p>
          </table:table-cell>
          <table:table-cell table:style-name="ce12" table:formula="of:=([.E311]-[.G311]+[.$A$3])/2" office:value-type="float" office:value="3338.72606756177" calcext:value-type="float">
            <text:p>3339</text:p>
          </table:table-cell>
          <table:table-cell table:style-name="ce10"/>
        </table:table-row>
        <table:table-row table:style-name="ro1">
          <table:table-cell/>
          <table:table-cell table:style-name="ce2" table:formula="of:=[.B311]+1" office:value-type="float" office:value="310" calcext:value-type="float">
            <text:p>310</text:p>
          </table:table-cell>
          <table:table-cell table:formula="of:=[.$A$3]*SIN(RADIANS([.B312]))" office:value-type="float" office:value="-2756.9939507852" calcext:value-type="float">
            <text:p>-2757,0</text:p>
          </table:table-cell>
          <table:table-cell table:formula="of:=[.$A$3]*SIN(RADIANS([.B312]-120))" office:value-type="float" office:value="-624.959791423283" calcext:value-type="float">
            <text:p>-625,0</text:p>
          </table:table-cell>
          <table:table-cell table:formula="of:=[.$A$3]*SIN(RADIANS([.B312]+120))" office:value-type="float" office:value="3381.95374220848" calcext:value-type="float">
            <text:p>3382,0</text:p>
          </table:table-cell>
          <table:table-cell table:style-name="ce10"/>
          <table:table-cell table:style-name="ce6" table:formula="of:=(MIN([.C312];[.D312];[.E312])+MAX([.C312];[.D312];[.E312]))/2" office:value-type="float" office:value="312.479895711641" calcext:value-type="float">
            <text:p>312,5</text:p>
          </table:table-cell>
          <table:table-cell table:style-name="ce12" table:formula="of:=([.C312]-[.G312]+[.$A$3])/2" office:value-type="float" office:value="264.763076751578" calcext:value-type="float">
            <text:p>2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2]-[.G312]+[.$A$3])/2" office:value-type="float" office:value="1330.78015643254" calcext:value-type="float">
            <text:p>1331</text:p>
          </table:table-cell>
          <table:table-cell table:style-name="ce12" table:formula="of:=([.E312]-[.G312]+[.$A$3])/2" office:value-type="float" office:value="3334.23692324842" calcext:value-type="float">
            <text:p>3334</text:p>
          </table:table-cell>
          <table:table-cell table:style-name="ce10"/>
        </table:table-row>
        <table:table-row table:style-name="ro1">
          <table:table-cell/>
          <table:table-cell table:style-name="ce2" table:formula="of:=[.B312]+1" office:value-type="float" office:value="311" calcext:value-type="float">
            <text:p>311</text:p>
          </table:table-cell>
          <table:table-cell table:formula="of:=[.$A$3]*SIN(RADIANS([.B313]))" office:value-type="float" office:value="-2716.19977922176" calcext:value-type="float">
            <text:p>-2716,2</text:p>
          </table:table-cell>
          <table:table-cell table:formula="of:=[.$A$3]*SIN(RADIANS([.B313]-120))" office:value-type="float" office:value="-686.721574360185" calcext:value-type="float">
            <text:p>-686,7</text:p>
          </table:table-cell>
          <table:table-cell table:formula="of:=[.$A$3]*SIN(RADIANS([.B313]+120))" office:value-type="float" office:value="3402.92135358194" calcext:value-type="float">
            <text:p>3402,9</text:p>
          </table:table-cell>
          <table:table-cell table:style-name="ce10"/>
          <table:table-cell table:style-name="ce6" table:formula="of:=(MIN([.C313];[.D313];[.E313])+MAX([.C313];[.D313];[.E313]))/2" office:value-type="float" office:value="343.360787180092" calcext:value-type="float">
            <text:p>343,4</text:p>
          </table:table-cell>
          <table:table-cell table:style-name="ce12" table:formula="of:=([.C313]-[.G313]+[.$A$3])/2" office:value-type="float" office:value="269.719716799076" calcext:value-type="float">
            <text:p>27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3]-[.G313]+[.$A$3])/2" office:value-type="float" office:value="1284.45881922986" calcext:value-type="float">
            <text:p>1284</text:p>
          </table:table-cell>
          <table:table-cell table:style-name="ce12" table:formula="of:=([.E313]-[.G313]+[.$A$3])/2" office:value-type="float" office:value="3329.28028320092" calcext:value-type="float">
            <text:p>3329</text:p>
          </table:table-cell>
          <table:table-cell table:style-name="ce10"/>
        </table:table-row>
        <table:table-row table:style-name="ro1">
          <table:table-cell/>
          <table:table-cell table:style-name="ce2" table:formula="of:=[.B313]+1" office:value-type="float" office:value="312" calcext:value-type="float">
            <text:p>312</text:p>
          </table:table-cell>
          <table:table-cell table:formula="of:=[.$A$3]*SIN(RADIANS([.B314]))" office:value-type="float" office:value="-2674.57822689314" calcext:value-type="float">
            <text:p>-2674,6</text:p>
          </table:table-cell>
          <table:table-cell table:formula="of:=[.$A$3]*SIN(RADIANS([.B314]-120))" office:value-type="float" office:value="-748.274175253117" calcext:value-type="float">
            <text:p>-748,3</text:p>
          </table:table-cell>
          <table:table-cell table:formula="of:=[.$A$3]*SIN(RADIANS([.B314]+120))" office:value-type="float" office:value="3422.85240214626" calcext:value-type="float">
            <text:p>3422,9</text:p>
          </table:table-cell>
          <table:table-cell table:style-name="ce10"/>
          <table:table-cell table:style-name="ce6" table:formula="of:=(MIN([.C314];[.D314];[.E314])+MAX([.C314];[.D314];[.E314]))/2" office:value-type="float" office:value="374.137087626557" calcext:value-type="float">
            <text:p>374,1</text:p>
          </table:table-cell>
          <table:table-cell table:style-name="ce12" table:formula="of:=([.C314]-[.G314]+[.$A$3])/2" office:value-type="float" office:value="275.14234274015" calcext:value-type="float">
            <text:p>27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4]-[.G314]+[.$A$3])/2" office:value-type="float" office:value="1238.29436856016" calcext:value-type="float">
            <text:p>1238</text:p>
          </table:table-cell>
          <table:table-cell table:style-name="ce12" table:formula="of:=([.E314]-[.G314]+[.$A$3])/2" office:value-type="float" office:value="3323.85765725985" calcext:value-type="float">
            <text:p>3324</text:p>
          </table:table-cell>
          <table:table-cell table:style-name="ce10"/>
        </table:table-row>
        <table:table-row table:style-name="ro1">
          <table:table-cell/>
          <table:table-cell table:style-name="ce2" table:formula="of:=[.B314]+1" office:value-type="float" office:value="313" calcext:value-type="float">
            <text:p>313</text:p>
          </table:table-cell>
          <table:table-cell table:formula="of:=[.$A$3]*SIN(RADIANS([.B315]))" office:value-type="float" office:value="-2632.14197212739" calcext:value-type="float">
            <text:p>-2632,1</text:p>
          </table:table-cell>
          <table:table-cell table:formula="of:=[.$A$3]*SIN(RADIANS([.B315]-120))" office:value-type="float" office:value="-809.59884458357" calcext:value-type="float">
            <text:p>-809,6</text:p>
          </table:table-cell>
          <table:table-cell table:formula="of:=[.$A$3]*SIN(RADIANS([.B315]+120))" office:value-type="float" office:value="3441.74081671096" calcext:value-type="float">
            <text:p>3441,7</text:p>
          </table:table-cell>
          <table:table-cell table:style-name="ce10"/>
          <table:table-cell table:style-name="ce6" table:formula="of:=(MIN([.C315];[.D315];[.E315])+MAX([.C315];[.D315];[.E315]))/2" office:value-type="float" office:value="404.799422291785" calcext:value-type="float">
            <text:p>404,8</text:p>
          </table:table-cell>
          <table:table-cell table:style-name="ce12" table:formula="of:=([.C315]-[.G315]+[.$A$3])/2" office:value-type="float" office:value="281.02930279041" calcext:value-type="float">
            <text:p>28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5]-[.G315]+[.$A$3])/2" office:value-type="float" office:value="1192.30086656232" calcext:value-type="float">
            <text:p>1192</text:p>
          </table:table-cell>
          <table:table-cell table:style-name="ce12" table:formula="of:=([.E315]-[.G315]+[.$A$3])/2" office:value-type="float" office:value="3317.97069720959" calcext:value-type="float">
            <text:p>3318</text:p>
          </table:table-cell>
          <table:table-cell table:style-name="ce10"/>
        </table:table-row>
        <table:table-row table:style-name="ro1">
          <table:table-cell/>
          <table:table-cell table:style-name="ce2" table:formula="of:=[.B315]+1" office:value-type="float" office:value="314" calcext:value-type="float">
            <text:p>314</text:p>
          </table:table-cell>
          <table:table-cell table:formula="of:=[.$A$3]*SIN(RADIANS([.B316]))" office:value-type="float" office:value="-2588.90394141881" calcext:value-type="float">
            <text:p>-2588,9</text:p>
          </table:table-cell>
          <table:table-cell table:formula="of:=[.$A$3]*SIN(RADIANS([.B316]-120))" office:value-type="float" office:value="-870.676902263203" calcext:value-type="float">
            <text:p>-870,7</text:p>
          </table:table-cell>
          <table:table-cell table:formula="of:=[.$A$3]*SIN(RADIANS([.B316]+120))" office:value-type="float" office:value="3459.58084368201" calcext:value-type="float">
            <text:p>3459,6</text:p>
          </table:table-cell>
          <table:table-cell table:style-name="ce10"/>
          <table:table-cell table:style-name="ce6" table:formula="of:=(MIN([.C316];[.D316];[.E316])+MAX([.C316];[.D316];[.E316]))/2" office:value-type="float" office:value="435.338451131602" calcext:value-type="float">
            <text:p>435,3</text:p>
          </table:table-cell>
          <table:table-cell table:style-name="ce12" table:formula="of:=([.C316]-[.G316]+[.$A$3])/2" office:value-type="float" office:value="287.378803724796" calcext:value-type="float">
            <text:p>2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6]-[.G316]+[.$A$3])/2" office:value-type="float" office:value="1146.4923233026" calcext:value-type="float">
            <text:p>1146</text:p>
          </table:table-cell>
          <table:table-cell table:style-name="ce12" table:formula="of:=([.E316]-[.G316]+[.$A$3])/2" office:value-type="float" office:value="3311.6211962752" calcext:value-type="float">
            <text:p>3312</text:p>
          </table:table-cell>
          <table:table-cell table:style-name="ce10"/>
        </table:table-row>
        <table:table-row table:style-name="ro1">
          <table:table-cell/>
          <table:table-cell table:style-name="ce2" table:formula="of:=[.B316]+1" office:value-type="float" office:value="315" calcext:value-type="float">
            <text:p>315</text:p>
          </table:table-cell>
          <table:table-cell table:formula="of:=[.$A$3]*SIN(RADIANS([.B317]))" office:value-type="float" office:value="-2544.87730549038" calcext:value-type="float">
            <text:p>-2544,9</text:p>
          </table:table-cell>
          <table:table-cell table:formula="of:=[.$A$3]*SIN(RADIANS([.B317]-120))" office:value-type="float" office:value="-931.489743323972" calcext:value-type="float">
            <text:p>-931,5</text:p>
          </table:table-cell>
          <table:table-cell table:formula="of:=[.$A$3]*SIN(RADIANS([.B317]+120))" office:value-type="float" office:value="3476.36704881436" calcext:value-type="float">
            <text:p>3476,4</text:p>
          </table:table-cell>
          <table:table-cell table:style-name="ce10"/>
          <table:table-cell table:style-name="ce6" table:formula="of:=(MIN([.C317];[.D317];[.E317])+MAX([.C317];[.D317];[.E317]))/2" office:value-type="float" office:value="465.744871661986" calcext:value-type="float">
            <text:p>465,7</text:p>
          </table:table-cell>
          <table:table-cell table:style-name="ce12" table:formula="of:=([.C317]-[.G317]+[.$A$3])/2" office:value-type="float" office:value="294.188911423814" calcext:value-type="float">
            <text:p>2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7]-[.G317]+[.$A$3])/2" office:value-type="float" office:value="1100.88269250702" calcext:value-type="float">
            <text:p>1101</text:p>
          </table:table-cell>
          <table:table-cell table:style-name="ce12" table:formula="of:=([.E317]-[.G317]+[.$A$3])/2" office:value-type="float" office:value="3304.81108857619" calcext:value-type="float">
            <text:p>3305</text:p>
          </table:table-cell>
          <table:table-cell table:style-name="ce10"/>
        </table:table-row>
        <table:table-row table:style-name="ro1">
          <table:table-cell/>
          <table:table-cell table:style-name="ce2" table:formula="of:=[.B317]+1" office:value-type="float" office:value="316" calcext:value-type="float">
            <text:p>316</text:p>
          </table:table-cell>
          <table:table-cell table:formula="of:=[.$A$3]*SIN(RADIANS([.B318]))" office:value-type="float" office:value="-2500.07547528193" calcext:value-type="float">
            <text:p>-2500,1</text:p>
          </table:table-cell>
          <table:table-cell table:formula="of:=[.$A$3]*SIN(RADIANS([.B318]-120))" office:value-type="float" office:value="-992.018843585379" calcext:value-type="float">
            <text:p>-992,0</text:p>
          </table:table-cell>
          <table:table-cell table:formula="of:=[.$A$3]*SIN(RADIANS([.B318]+120))" office:value-type="float" office:value="3492.09431886731" calcext:value-type="float">
            <text:p>3492,1</text:p>
          </table:table-cell>
          <table:table-cell table:style-name="ce10"/>
          <table:table-cell table:style-name="ce6" table:formula="of:=(MIN([.C318];[.D318];[.E318])+MAX([.C318];[.D318];[.E318]))/2" office:value-type="float" office:value="496.009421792689" calcext:value-type="float">
            <text:p>496,0</text:p>
          </table:table-cell>
          <table:table-cell table:style-name="ce12" table:formula="of:=([.C318]-[.G318]+[.$A$3])/2" office:value-type="float" office:value="301.457551462689" calcext:value-type="float">
            <text:p>3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8]-[.G318]+[.$A$3])/2" office:value-type="float" office:value="1055.48586731097" calcext:value-type="float">
            <text:p>1055</text:p>
          </table:table-cell>
          <table:table-cell table:style-name="ce12" table:formula="of:=([.E318]-[.G318]+[.$A$3])/2" office:value-type="float" office:value="3297.54244853731" calcext:value-type="float">
            <text:p>3298</text:p>
          </table:table-cell>
          <table:table-cell table:style-name="ce10"/>
        </table:table-row>
        <table:table-row table:style-name="ro1">
          <table:table-cell/>
          <table:table-cell table:style-name="ce2" table:formula="of:=[.B318]+1" office:value-type="float" office:value="317" calcext:value-type="float">
            <text:p>317</text:p>
          </table:table-cell>
          <table:table-cell table:formula="of:=[.$A$3]*SIN(RADIANS([.B319]))" office:value-type="float" office:value="-2454.51209786493" calcext:value-type="float">
            <text:p>-2454,5</text:p>
          </table:table-cell>
          <table:table-cell table:formula="of:=[.$A$3]*SIN(RADIANS([.B319]-120))" office:value-type="float" office:value="-1052.24576529713" calcext:value-type="float">
            <text:p>-1052,2</text:p>
          </table:table-cell>
          <table:table-cell table:formula="of:=[.$A$3]*SIN(RADIANS([.B319]+120))" office:value-type="float" office:value="3506.75786316206" calcext:value-type="float">
            <text:p>3506,8</text:p>
          </table:table-cell>
          <table:table-cell table:style-name="ce10"/>
          <table:table-cell table:style-name="ce6" table:formula="of:=(MIN([.C319];[.D319];[.E319])+MAX([.C319];[.D319];[.E319]))/2" office:value-type="float" office:value="526.122882648565" calcext:value-type="float">
            <text:p>526,1</text:p>
          </table:table-cell>
          <table:table-cell table:style-name="ce12" table:formula="of:=([.C319]-[.G319]+[.$A$3])/2" office:value-type="float" office:value="309.182509743252" calcext:value-type="float">
            <text:p>30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9]-[.G319]+[.$A$3])/2" office:value-type="float" office:value="1010.31567602715" calcext:value-type="float">
            <text:p>1010</text:p>
          </table:table-cell>
          <table:table-cell table:style-name="ce12" table:formula="of:=([.E319]-[.G319]+[.$A$3])/2" office:value-type="float" office:value="3289.81749025675" calcext:value-type="float">
            <text:p>3290</text:p>
          </table:table-cell>
          <table:table-cell table:style-name="ce10"/>
        </table:table-row>
        <table:table-row table:style-name="ro1">
          <table:table-cell/>
          <table:table-cell table:style-name="ce2" table:formula="of:=[.B319]+1" office:value-type="float" office:value="318" calcext:value-type="float">
            <text:p>318</text:p>
          </table:table-cell>
          <table:table-cell table:formula="of:=[.$A$3]*SIN(RADIANS([.B320]))" office:value-type="float" office:value="-2408.20105228553" calcext:value-type="float">
            <text:p>-2408,2</text:p>
          </table:table-cell>
          <table:table-cell table:formula="of:=[.$A$3]*SIN(RADIANS([.B320]-120))" office:value-type="float" office:value="-1112.15216275544" calcext:value-type="float">
            <text:p>-1112,2</text:p>
          </table:table-cell>
          <table:table-cell table:formula="of:=[.$A$3]*SIN(RADIANS([.B320]+120))" office:value-type="float" office:value="3520.35321504097" calcext:value-type="float">
            <text:p>3520,4</text:p>
          </table:table-cell>
          <table:table-cell table:style-name="ce10"/>
          <table:table-cell table:style-name="ce6" table:formula="of:=(MIN([.C320];[.D320];[.E320])+MAX([.C320];[.D320];[.E320]))/2" office:value-type="float" office:value="556.076081377718" calcext:value-type="float">
            <text:p>556,1</text:p>
          </table:table-cell>
          <table:table-cell table:style-name="ce12" table:formula="of:=([.C320]-[.G320]+[.$A$3])/2" office:value-type="float" office:value="317.361433168376" calcext:value-type="float">
            <text:p>3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0]-[.G320]+[.$A$3])/2" office:value-type="float" office:value="965.385877933423" calcext:value-type="float">
            <text:p>965</text:p>
          </table:table-cell>
          <table:table-cell table:style-name="ce12" table:formula="of:=([.E320]-[.G320]+[.$A$3])/2" office:value-type="float" office:value="3281.63856683162" calcext:value-type="float">
            <text:p>3282</text:p>
          </table:table-cell>
          <table:table-cell table:style-name="ce10"/>
        </table:table-row>
        <table:table-row table:style-name="ro1">
          <table:table-cell/>
          <table:table-cell table:style-name="ce2" table:formula="of:=[.B320]+1" office:value-type="float" office:value="319" calcext:value-type="float">
            <text:p>319</text:p>
          </table:table-cell>
          <table:table-cell table:formula="of:=[.$A$3]*SIN(RADIANS([.B321]))" office:value-type="float" office:value="-2361.15644533684" calcext:value-type="float">
            <text:p>-2361,2</text:p>
          </table:table-cell>
          <table:table-cell table:formula="of:=[.$A$3]*SIN(RADIANS([.B321]-120))" office:value-type="float" office:value="-1171.71978789131" calcext:value-type="float">
            <text:p>-1171,7</text:p>
          </table:table-cell>
          <table:table-cell table:formula="of:=[.$A$3]*SIN(RADIANS([.B321]+120))" office:value-type="float" office:value="3532.87623322814" calcext:value-type="float">
            <text:p>3532,9</text:p>
          </table:table-cell>
          <table:table-cell table:style-name="ce10"/>
          <table:table-cell table:style-name="ce6" table:formula="of:=(MIN([.C321];[.D321];[.E321])+MAX([.C321];[.D321];[.E321]))/2" office:value-type="float" office:value="585.859893945653" calcext:value-type="float">
            <text:p>585,9</text:p>
          </table:table-cell>
          <table:table-cell table:style-name="ce12" table:formula="of:=([.C321]-[.G321]+[.$A$3])/2" office:value-type="float" office:value="325.991830358755" calcext:value-type="float">
            <text:p>3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1]-[.G321]+[.$A$3])/2" office:value-type="float" office:value="920.71015908152" calcext:value-type="float">
            <text:p>921</text:p>
          </table:table-cell>
          <table:table-cell table:style-name="ce12" table:formula="of:=([.E321]-[.G321]+[.$A$3])/2" office:value-type="float" office:value="3273.00816964124" calcext:value-type="float">
            <text:p>3273</text:p>
          </table:table-cell>
          <table:table-cell table:style-name="ce10"/>
        </table:table-row>
        <table:table-row table:style-name="ro1">
          <table:table-cell/>
          <table:table-cell table:style-name="ce2" table:formula="of:=[.B321]+1" office:value-type="float" office:value="320" calcext:value-type="float">
            <text:p>320</text:p>
          </table:table-cell>
          <table:table-cell table:formula="of:=[.$A$3]*SIN(RADIANS([.B322]))" office:value-type="float" office:value="-2313.39260726186" calcext:value-type="float">
            <text:p>-2313,4</text:p>
          </table:table-cell>
          <table:table-cell table:formula="of:=[.$A$3]*SIN(RADIANS([.B322]-120))" office:value-type="float" office:value="-1230.93049582908" calcext:value-type="float">
            <text:p>-1230,9</text:p>
          </table:table-cell>
          <table:table-cell table:formula="of:=[.$A$3]*SIN(RADIANS([.B322]+120))" office:value-type="float" office:value="3544.32310309094" calcext:value-type="float">
            <text:p>3544,3</text:p>
          </table:table-cell>
          <table:table-cell table:style-name="ce10"/>
          <table:table-cell table:style-name="ce6" table:formula="of:=(MIN([.C322];[.D322];[.E322])+MAX([.C322];[.D322];[.E322]))/2" office:value-type="float" office:value="615.46524791454" calcext:value-type="float">
            <text:p>615,5</text:p>
          </table:table-cell>
          <table:table-cell table:style-name="ce12" table:formula="of:=([.C322]-[.G322]+[.$A$3])/2" office:value-type="float" office:value="335.071072411802" calcext:value-type="float">
            <text:p>3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2]-[.G322]+[.$A$3])/2" office:value-type="float" office:value="876.302128128189" calcext:value-type="float">
            <text:p>876</text:p>
          </table:table-cell>
          <table:table-cell table:style-name="ce12" table:formula="of:=([.E322]-[.G322]+[.$A$3])/2" office:value-type="float" office:value="3263.9289275882" calcext:value-type="float">
            <text:p>3264</text:p>
          </table:table-cell>
          <table:table-cell table:style-name="ce10"/>
        </table:table-row>
        <table:table-row table:style-name="ro1">
          <table:table-cell/>
          <table:table-cell table:style-name="ce2" table:formula="of:=[.B322]+1" office:value-type="float" office:value="321" calcext:value-type="float">
            <text:p>321</text:p>
          </table:table-cell>
          <table:table-cell table:formula="of:=[.$A$3]*SIN(RADIANS([.B323]))" office:value-type="float" office:value="-2264.92408738837" calcext:value-type="float">
            <text:p>-2264,9</text:p>
          </table:table-cell>
          <table:table-cell table:formula="of:=[.$A$3]*SIN(RADIANS([.B323]-120))" office:value-type="float" office:value="-1289.76625041354" calcext:value-type="float">
            <text:p>-1289,8</text:p>
          </table:table-cell>
          <table:table-cell table:formula="of:=[.$A$3]*SIN(RADIANS([.B323]+120))" office:value-type="float" office:value="3554.6903378019" calcext:value-type="float">
            <text:p>3554,7</text:p>
          </table:table-cell>
          <table:table-cell table:style-name="ce10"/>
          <table:table-cell table:style-name="ce6" table:formula="of:=(MIN([.C323];[.D323];[.E323])+MAX([.C323];[.D323];[.E323]))/2" office:value-type="float" office:value="644.883125206767" calcext:value-type="float">
            <text:p>644,9</text:p>
          </table:table-cell>
          <table:table-cell table:style-name="ce12" table:formula="of:=([.C323]-[.G323]+[.$A$3])/2" office:value-type="float" office:value="344.596393702433" calcext:value-type="float">
            <text:p>3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3]-[.G323]+[.$A$3])/2" office:value-type="float" office:value="832.175312189848" calcext:value-type="float">
            <text:p>832</text:p>
          </table:table-cell>
          <table:table-cell table:style-name="ce12" table:formula="of:=([.E323]-[.G323]+[.$A$3])/2" office:value-type="float" office:value="3254.40360629757" calcext:value-type="float">
            <text:p>3254</text:p>
          </table:table-cell>
          <table:table-cell table:style-name="ce10"/>
        </table:table-row>
        <table:table-row table:style-name="ro1">
          <table:table-cell/>
          <table:table-cell table:style-name="ce2" table:formula="of:=[.B323]+1" office:value-type="float" office:value="322" calcext:value-type="float">
            <text:p>322</text:p>
          </table:table-cell>
          <table:table-cell table:formula="of:=[.$A$3]*SIN(RADIANS([.B324]))" office:value-type="float" office:value="-2215.76564969704" calcext:value-type="float">
            <text:p>-2215,8</text:p>
          </table:table-cell>
          <table:table-cell table:formula="of:=[.$A$3]*SIN(RADIANS([.B324]-120))" office:value-type="float" office:value="-1348.20912970387" calcext:value-type="float">
            <text:p>-1348,2</text:p>
          </table:table-cell>
          <table:table-cell table:formula="of:=[.$A$3]*SIN(RADIANS([.B324]+120))" office:value-type="float" office:value="3563.97477940091" calcext:value-type="float">
            <text:p>3564,0</text:p>
          </table:table-cell>
          <table:table-cell table:style-name="ce10"/>
          <table:table-cell table:style-name="ce6" table:formula="of:=(MIN([.C324];[.D324];[.E324])+MAX([.C324];[.D324];[.E324]))/2" office:value-type="float" office:value="674.104564851934" calcext:value-type="float">
            <text:p>674,1</text:p>
          </table:table-cell>
          <table:table-cell table:style-name="ce12" table:formula="of:=([.C324]-[.G324]+[.$A$3])/2" office:value-type="float" office:value="354.564892725511" calcext:value-type="float">
            <text:p>3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4]-[.G324]+[.$A$3])/2" office:value-type="float" office:value="788.3431527221" calcext:value-type="float">
            <text:p>788</text:p>
          </table:table-cell>
          <table:table-cell table:style-name="ce12" table:formula="of:=([.E324]-[.G324]+[.$A$3])/2" office:value-type="float" office:value="3244.43510727449" calcext:value-type="float">
            <text:p>3244</text:p>
          </table:table-cell>
          <table:table-cell table:style-name="ce10"/>
        </table:table-row>
        <table:table-row table:style-name="ro1">
          <table:table-cell/>
          <table:table-cell table:style-name="ce2" table:formula="of:=[.B324]+1" office:value-type="float" office:value="323" calcext:value-type="float">
            <text:p>323</text:p>
          </table:table-cell>
          <table:table-cell table:formula="of:=[.$A$3]*SIN(RADIANS([.B325]))" office:value-type="float" office:value="-2165.93226832422" calcext:value-type="float">
            <text:p>-2165,9</text:p>
          </table:table-cell>
          <table:table-cell table:formula="of:=[.$A$3]*SIN(RADIANS([.B325]-120))" office:value-type="float" office:value="-1406.2413314329" calcext:value-type="float">
            <text:p>-1406,2</text:p>
          </table:table-cell>
          <table:table-cell table:formula="of:=[.$A$3]*SIN(RADIANS([.B325]+120))" office:value-type="float" office:value="3572.17359975712" calcext:value-type="float">
            <text:p>3572,2</text:p>
          </table:table-cell>
          <table:table-cell table:style-name="ce10"/>
          <table:table-cell table:style-name="ce6" table:formula="of:=(MIN([.C325];[.D325];[.E325])+MAX([.C325];[.D325];[.E325]))/2" office:value-type="float" office:value="703.120665716448" calcext:value-type="float">
            <text:p>703,1</text:p>
          </table:table-cell>
          <table:table-cell table:style-name="ce12" table:formula="of:=([.C325]-[.G325]+[.$A$3])/2" office:value-type="float" office:value="364.973532979665" calcext:value-type="float">
            <text:p>3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5]-[.G325]+[.$A$3])/2" office:value-type="float" office:value="744.819001425328" calcext:value-type="float">
            <text:p>745</text:p>
          </table:table-cell>
          <table:table-cell table:style-name="ce12" table:formula="of:=([.E325]-[.G325]+[.$A$3])/2" office:value-type="float" office:value="3234.02646702033" calcext:value-type="float">
            <text:p>3234</text:p>
          </table:table-cell>
          <table:table-cell table:style-name="ce10"/>
        </table:table-row>
        <table:table-row table:style-name="ro1">
          <table:table-cell/>
          <table:table-cell table:style-name="ce2" table:formula="of:=[.B325]+1" office:value-type="float" office:value="324" calcext:value-type="float">
            <text:p>324</text:p>
          </table:table-cell>
          <table:table-cell table:formula="of:=[.$A$3]*SIN(RADIANS([.B326]))" office:value-type="float" office:value="-2115.43912300061" calcext:value-type="float">
            <text:p>-2115,4</text:p>
          </table:table-cell>
          <table:table-cell table:formula="of:=[.$A$3]*SIN(RADIANS([.B326]-120))" office:value-type="float" office:value="-1463.84517842981" calcext:value-type="float">
            <text:p>-1463,8</text:p>
          </table:table-cell>
          <table:table-cell table:formula="of:=[.$A$3]*SIN(RADIANS([.B326]+120))" office:value-type="float" office:value="3579.28430143042" calcext:value-type="float">
            <text:p>3579,3</text:p>
          </table:table-cell>
          <table:table-cell table:style-name="ce10"/>
          <table:table-cell table:style-name="ce6" table:formula="of:=(MIN([.C326];[.D326];[.E326])+MAX([.C326];[.D326];[.E326]))/2" office:value-type="float" office:value="731.922589214902" calcext:value-type="float">
            <text:p>731,9</text:p>
          </table:table-cell>
          <table:table-cell table:style-name="ce12" table:formula="of:=([.C326]-[.G326]+[.$A$3])/2" office:value-type="float" office:value="375.819143892243" calcext:value-type="float">
            <text:p>3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6]-[.G326]+[.$A$3])/2" office:value-type="float" office:value="701.616116177647" calcext:value-type="float">
            <text:p>702</text:p>
          </table:table-cell>
          <table:table-cell table:style-name="ce12" table:formula="of:=([.E326]-[.G326]+[.$A$3])/2" office:value-type="float" office:value="3223.18085610776" calcext:value-type="float">
            <text:p>3223</text:p>
          </table:table-cell>
          <table:table-cell table:style-name="ce10"/>
        </table:table-row>
        <table:table-row table:style-name="ro1">
          <table:table-cell/>
          <table:table-cell table:style-name="ce2" table:formula="of:=[.B326]+1" office:value-type="float" office:value="325" calcext:value-type="float">
            <text:p>325</text:p>
          </table:table-cell>
          <table:table-cell table:formula="of:=[.$A$3]*SIN(RADIANS([.B327]))" office:value-type="float" office:value="-2064.30159442742" calcext:value-type="float">
            <text:p>-2064,3</text:p>
          </table:table-cell>
          <table:table-cell table:formula="of:=[.$A$3]*SIN(RADIANS([.B327]-120))" office:value-type="float" office:value="-1521.00312400478" calcext:value-type="float">
            <text:p>-1521,0</text:p>
          </table:table-cell>
          <table:table-cell table:formula="of:=[.$A$3]*SIN(RADIANS([.B327]+120))" office:value-type="float" office:value="3585.30471843219" calcext:value-type="float">
            <text:p>3585,3</text:p>
          </table:table-cell>
          <table:table-cell table:style-name="ce10"/>
          <table:table-cell table:style-name="ce6" table:formula="of:=(MIN([.C327];[.D327];[.E327])+MAX([.C327];[.D327];[.E327]))/2" office:value-type="float" office:value="760.501562002388" calcext:value-type="float">
            <text:p>760,5</text:p>
          </table:table-cell>
          <table:table-cell table:style-name="ce12" table:formula="of:=([.C327]-[.G327]+[.$A$3])/2" office:value-type="float" office:value="387.098421785098" calcext:value-type="float">
            <text:p>3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7]-[.G327]+[.$A$3])/2" office:value-type="float" office:value="658.747656996418" calcext:value-type="float">
            <text:p>659</text:p>
          </table:table-cell>
          <table:table-cell table:style-name="ce12" table:formula="of:=([.E327]-[.G327]+[.$A$3])/2" office:value-type="float" office:value="3211.9015782149" calcext:value-type="float">
            <text:p>3212</text:p>
          </table:table-cell>
          <table:table-cell table:style-name="ce10"/>
        </table:table-row>
        <table:table-row table:style-name="ro1">
          <table:table-cell/>
          <table:table-cell table:style-name="ce2" table:formula="of:=[.B327]+1" office:value-type="float" office:value="326" calcext:value-type="float">
            <text:p>326</text:p>
          </table:table-cell>
          <table:table-cell table:formula="of:=[.$A$3]*SIN(RADIANS([.B328]))" office:value-type="float" office:value="-2012.53525959122" calcext:value-type="float">
            <text:p>-2012,5</text:p>
          </table:table-cell>
          <table:table-cell table:formula="of:=[.$A$3]*SIN(RADIANS([.B328]-120))" office:value-type="float" office:value="-1577.69775729389" calcext:value-type="float">
            <text:p>-1577,7</text:p>
          </table:table-cell>
          <table:table-cell table:formula="of:=[.$A$3]*SIN(RADIANS([.B328]+120))" office:value-type="float" office:value="3590.23301688511" calcext:value-type="float">
            <text:p>3590,2</text:p>
          </table:table-cell>
          <table:table-cell table:style-name="ce10"/>
          <table:table-cell table:style-name="ce6" table:formula="of:=(MIN([.C328];[.D328];[.E328])+MAX([.C328];[.D328];[.E328]))/2" office:value-type="float" office:value="788.848878646945" calcext:value-type="float">
            <text:p>788,8</text:p>
          </table:table-cell>
          <table:table-cell table:style-name="ce12" table:formula="of:=([.C328]-[.G328]+[.$A$3])/2" office:value-type="float" office:value="398.807930880919" calcext:value-type="float">
            <text:p>39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8]-[.G328]+[.$A$3])/2" office:value-type="float" office:value="616.226682029583" calcext:value-type="float">
            <text:p>616</text:p>
          </table:table-cell>
          <table:table-cell table:style-name="ce12" table:formula="of:=([.E328]-[.G328]+[.$A$3])/2" office:value-type="float" office:value="3200.19206911908" calcext:value-type="float">
            <text:p>3200</text:p>
          </table:table-cell>
          <table:table-cell table:style-name="ce10"/>
        </table:table-row>
        <table:table-row table:style-name="ro1">
          <table:table-cell/>
          <table:table-cell table:style-name="ce2" table:formula="of:=[.B328]+1" office:value-type="float" office:value="327" calcext:value-type="float">
            <text:p>327</text:p>
          </table:table-cell>
          <table:table-cell table:formula="of:=[.$A$3]*SIN(RADIANS([.B329]))" office:value-type="float" office:value="-1960.15588701908" calcext:value-type="float">
            <text:p>-1960,2</text:p>
          </table:table-cell>
          <table:table-cell table:formula="of:=[.$A$3]*SIN(RADIANS([.B329]-120))" office:value-type="float" office:value="-1633.91180856263" calcext:value-type="float">
            <text:p>-1633,9</text:p>
          </table:table-cell>
          <table:table-cell table:formula="of:=[.$A$3]*SIN(RADIANS([.B329]+120))" office:value-type="float" office:value="3594.06769558171" calcext:value-type="float">
            <text:p>3594,1</text:p>
          </table:table-cell>
          <table:table-cell table:style-name="ce10"/>
          <table:table-cell table:style-name="ce6" table:formula="of:=(MIN([.C329];[.D329];[.E329])+MAX([.C329];[.D329];[.E329]))/2" office:value-type="float" office:value="816.955904281315" calcext:value-type="float">
            <text:p>817,0</text:p>
          </table:table-cell>
          <table:table-cell table:style-name="ce12" table:formula="of:=([.C329]-[.G329]+[.$A$3])/2" office:value-type="float" office:value="410.944104349802" calcext:value-type="float">
            <text:p>4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9]-[.G329]+[.$A$3])/2" office:value-type="float" office:value="574.066143578029" calcext:value-type="float">
            <text:p>574</text:p>
          </table:table-cell>
          <table:table-cell table:style-name="ce12" table:formula="of:=([.E329]-[.G329]+[.$A$3])/2" office:value-type="float" office:value="3188.0558956502" calcext:value-type="float">
            <text:p>3188</text:p>
          </table:table-cell>
          <table:table-cell table:style-name="ce10"/>
        </table:table-row>
        <table:table-row table:style-name="ro1">
          <table:table-cell/>
          <table:table-cell table:style-name="ce2" table:formula="of:=[.B329]+1" office:value-type="float" office:value="328" calcext:value-type="float">
            <text:p>328</text:p>
          </table:table-cell>
          <table:table-cell table:formula="of:=[.$A$3]*SIN(RADIANS([.B330]))" office:value-type="float" office:value="-1907.1794319753" calcext:value-type="float">
            <text:p>-1907,2</text:p>
          </table:table-cell>
          <table:table-cell table:formula="of:=[.$A$3]*SIN(RADIANS([.B330]-120))" office:value-type="float" office:value="-1689.62815446642" calcext:value-type="float">
            <text:p>-1689,6</text:p>
          </table:table-cell>
          <table:table-cell table:formula="of:=[.$A$3]*SIN(RADIANS([.B330]+120))" office:value-type="float" office:value="3596.80758644173" calcext:value-type="float">
            <text:p>3596,8</text:p>
          </table:table-cell>
          <table:table-cell table:style-name="ce10"/>
          <table:table-cell table:style-name="ce6" table:formula="of:=(MIN([.C330];[.D330];[.E330])+MAX([.C330];[.D330];[.E330]))/2" office:value-type="float" office:value="844.81407723321" calcext:value-type="float">
            <text:p>844,8</text:p>
          </table:table-cell>
          <table:table-cell table:style-name="ce12" table:formula="of:=([.C330]-[.G330]+[.$A$3])/2" office:value-type="float" office:value="423.503245395742" calcext:value-type="float">
            <text:p>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0]-[.G330]+[.$A$3])/2" office:value-type="float" office:value="532.278884150184" calcext:value-type="float">
            <text:p>532</text:p>
          </table:table-cell>
          <table:table-cell table:style-name="ce12" table:formula="of:=([.E330]-[.G330]+[.$A$3])/2" office:value-type="float" office:value="3175.49675460426" calcext:value-type="float">
            <text:p>3175</text:p>
          </table:table-cell>
          <table:table-cell table:style-name="ce10"/>
        </table:table-row>
        <table:table-row table:style-name="ro1">
          <table:table-cell/>
          <table:table-cell table:style-name="ce2" table:formula="of:=[.B330]+1" office:value-type="float" office:value="329" calcext:value-type="float">
            <text:p>329</text:p>
          </table:table-cell>
          <table:table-cell table:formula="of:=[.$A$3]*SIN(RADIANS([.B331]))" office:value-type="float" office:value="-1853.62203160129" calcext:value-type="float">
            <text:p>-1853,6</text:p>
          </table:table-cell>
          <table:table-cell table:formula="of:=[.$A$3]*SIN(RADIANS([.B331]-120))" office:value-type="float" office:value="-1744.82982326657" calcext:value-type="float">
            <text:p>-1744,8</text:p>
          </table:table-cell>
          <table:table-cell table:formula="of:=[.$A$3]*SIN(RADIANS([.B331]+120))" office:value-type="float" office:value="3598.45185486785" calcext:value-type="float">
            <text:p>3598,5</text:p>
          </table:table-cell>
          <table:table-cell table:style-name="ce10"/>
          <table:table-cell table:style-name="ce6" table:formula="of:=(MIN([.C331];[.D331];[.E331])+MAX([.C331];[.D331];[.E331]))/2" office:value-type="float" office:value="872.414911633283" calcext:value-type="float">
            <text:p>872,4</text:p>
          </table:table-cell>
          <table:table-cell table:style-name="ce12" table:formula="of:=([.C331]-[.G331]+[.$A$3])/2" office:value-type="float" office:value="436.481528382715" calcext:value-type="float">
            <text:p>4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1]-[.G331]+[.$A$3])/2" office:value-type="float" office:value="490.877632550075" calcext:value-type="float">
            <text:p>491</text:p>
          </table:table-cell>
          <table:table-cell table:style-name="ce12" table:formula="of:=([.E331]-[.G331]+[.$A$3])/2" office:value-type="float" office:value="3162.51847161728" calcext:value-type="float">
            <text:p>3163</text:p>
          </table:table-cell>
          <table:table-cell table:style-name="ce10"/>
        </table:table-row>
        <table:table-row table:style-name="ro1">
          <table:table-cell/>
          <table:table-cell table:style-name="ce2" table:formula="of:=[.B331]+1" office:value-type="float" office:value="330" calcext:value-type="float">
            <text:p>330</text:p>
          </table:table-cell>
          <table:table-cell table:formula="of:=[.$A$3]*SIN(RADIANS([.B332]))" office:value-type="float" office:value="-1799.5" calcext:value-type="float">
            <text:p>-1799,5</text:p>
          </table:table-cell>
          <table:table-cell table:formula="of:=[.$A$3]*SIN(RADIANS([.B332]-120))" office:value-type="float" office:value="-1799.5" calcext:value-type="float">
            <text:p>-1799,5</text:p>
          </table:table-cell>
          <table:table-cell table:formula="of:=[.$A$3]*SIN(RADIANS([.B332]+120))" office:value-type="float" office:value="3599" calcext:value-type="float">
            <text:p>3599,0</text:p>
          </table:table-cell>
          <table:table-cell table:style-name="ce10"/>
          <table:table-cell table:style-name="ce6" table:formula="of:=(MIN([.C332];[.D332];[.E332])+MAX([.C332];[.D332];[.E332]))/2" office:value-type="float" office:value="899.749999999999" calcext:value-type="float">
            <text:p>899,8</text:p>
          </table:table-cell>
          <table:table-cell table:style-name="ce12" table:formula="of:=([.C332]-[.G332]+[.$A$3])/2" office:value-type="float" office:value="449.875" calcext:value-type="float">
            <text:p>4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2]-[.G332]+[.$A$3])/2" office:value-type="float" office:value="449.875" calcext:value-type="float">
            <text:p>450</text:p>
          </table:table-cell>
          <table:table-cell table:style-name="ce12" table:formula="of:=([.E332]-[.G332]+[.$A$3])/2" office:value-type="float" office:value="3149.125" calcext:value-type="float">
            <text:p>3149</text:p>
          </table:table-cell>
          <table:table-cell table:style-name="ce10"/>
        </table:table-row>
        <table:table-row table:style-name="ro1">
          <table:table-cell/>
          <table:table-cell table:style-name="ce2" table:formula="of:=[.B332]+1" office:value-type="float" office:value="331" calcext:value-type="float">
            <text:p>331</text:p>
          </table:table-cell>
          <table:table-cell table:formula="of:=[.$A$3]*SIN(RADIANS([.B333]))" office:value-type="float" office:value="-1744.82982326657" calcext:value-type="float">
            <text:p>-1744,8</text:p>
          </table:table-cell>
          <table:table-cell table:formula="of:=[.$A$3]*SIN(RADIANS([.B333]-120))" office:value-type="float" office:value="-1853.62203160129" calcext:value-type="float">
            <text:p>-1853,6</text:p>
          </table:table-cell>
          <table:table-cell table:formula="of:=[.$A$3]*SIN(RADIANS([.B333]+120))" office:value-type="float" office:value="3598.45185486785" calcext:value-type="float">
            <text:p>3598,5</text:p>
          </table:table-cell>
          <table:table-cell table:style-name="ce10"/>
          <table:table-cell table:style-name="ce6" table:formula="of:=(MIN([.C333];[.D333];[.E333])+MAX([.C333];[.D333];[.E333]))/2" office:value-type="float" office:value="872.414911633284" calcext:value-type="float">
            <text:p>872,4</text:p>
          </table:table-cell>
          <table:table-cell table:style-name="ce12" table:formula="of:=([.C333]-[.G333]+[.$A$3])/2" office:value-type="float" office:value="490.877632550075" calcext:value-type="float">
            <text:p>49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3]-[.G333]+[.$A$3])/2" office:value-type="float" office:value="436.481528382716" calcext:value-type="float">
            <text:p>436</text:p>
          </table:table-cell>
          <table:table-cell table:style-name="ce12" table:formula="of:=([.E333]-[.G333]+[.$A$3])/2" office:value-type="float" office:value="3162.51847161728" calcext:value-type="float">
            <text:p>3163</text:p>
          </table:table-cell>
          <table:table-cell table:style-name="ce10"/>
        </table:table-row>
        <table:table-row table:style-name="ro1">
          <table:table-cell/>
          <table:table-cell table:style-name="ce2" table:formula="of:=[.B333]+1" office:value-type="float" office:value="332" calcext:value-type="float">
            <text:p>332</text:p>
          </table:table-cell>
          <table:table-cell table:formula="of:=[.$A$3]*SIN(RADIANS([.B334]))" office:value-type="float" office:value="-1689.62815446642" calcext:value-type="float">
            <text:p>-1689,6</text:p>
          </table:table-cell>
          <table:table-cell table:formula="of:=[.$A$3]*SIN(RADIANS([.B334]-120))" office:value-type="float" office:value="-1907.1794319753" calcext:value-type="float">
            <text:p>-1907,2</text:p>
          </table:table-cell>
          <table:table-cell table:formula="of:=[.$A$3]*SIN(RADIANS([.B334]+120))" office:value-type="float" office:value="3596.80758644173" calcext:value-type="float">
            <text:p>3596,8</text:p>
          </table:table-cell>
          <table:table-cell table:style-name="ce10"/>
          <table:table-cell table:style-name="ce6" table:formula="of:=(MIN([.C334];[.D334];[.E334])+MAX([.C334];[.D334];[.E334]))/2" office:value-type="float" office:value="844.814077233211" calcext:value-type="float">
            <text:p>844,8</text:p>
          </table:table-cell>
          <table:table-cell table:style-name="ce12" table:formula="of:=([.C334]-[.G334]+[.$A$3])/2" office:value-type="float" office:value="532.278884150184" calcext:value-type="float">
            <text:p>5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4]-[.G334]+[.$A$3])/2" office:value-type="float" office:value="423.503245395743" calcext:value-type="float">
            <text:p>424</text:p>
          </table:table-cell>
          <table:table-cell table:style-name="ce12" table:formula="of:=([.E334]-[.G334]+[.$A$3])/2" office:value-type="float" office:value="3175.49675460426" calcext:value-type="float">
            <text:p>3175</text:p>
          </table:table-cell>
          <table:table-cell table:style-name="ce10"/>
        </table:table-row>
        <table:table-row table:style-name="ro1">
          <table:table-cell/>
          <table:table-cell table:style-name="ce2" table:formula="of:=[.B334]+1" office:value-type="float" office:value="333" calcext:value-type="float">
            <text:p>333</text:p>
          </table:table-cell>
          <table:table-cell table:formula="of:=[.$A$3]*SIN(RADIANS([.B335]))" office:value-type="float" office:value="-1633.91180856263" calcext:value-type="float">
            <text:p>-1633,9</text:p>
          </table:table-cell>
          <table:table-cell table:formula="of:=[.$A$3]*SIN(RADIANS([.B335]-120))" office:value-type="float" office:value="-1960.15588701908" calcext:value-type="float">
            <text:p>-1960,2</text:p>
          </table:table-cell>
          <table:table-cell table:formula="of:=[.$A$3]*SIN(RADIANS([.B335]+120))" office:value-type="float" office:value="3594.06769558171" calcext:value-type="float">
            <text:p>3594,1</text:p>
          </table:table-cell>
          <table:table-cell table:style-name="ce10"/>
          <table:table-cell table:style-name="ce6" table:formula="of:=(MIN([.C335];[.D335];[.E335])+MAX([.C335];[.D335];[.E335]))/2" office:value-type="float" office:value="816.955904281314" calcext:value-type="float">
            <text:p>817,0</text:p>
          </table:table-cell>
          <table:table-cell table:style-name="ce12" table:formula="of:=([.C335]-[.G335]+[.$A$3])/2" office:value-type="float" office:value="574.066143578028" calcext:value-type="float">
            <text:p>57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5]-[.G335]+[.$A$3])/2" office:value-type="float" office:value="410.944104349802" calcext:value-type="float">
            <text:p>411</text:p>
          </table:table-cell>
          <table:table-cell table:style-name="ce12" table:formula="of:=([.E335]-[.G335]+[.$A$3])/2" office:value-type="float" office:value="3188.0558956502" calcext:value-type="float">
            <text:p>3188</text:p>
          </table:table-cell>
          <table:table-cell table:style-name="ce10"/>
        </table:table-row>
        <table:table-row table:style-name="ro1">
          <table:table-cell/>
          <table:table-cell table:style-name="ce2" table:formula="of:=[.B335]+1" office:value-type="float" office:value="334" calcext:value-type="float">
            <text:p>334</text:p>
          </table:table-cell>
          <table:table-cell table:formula="of:=[.$A$3]*SIN(RADIANS([.B336]))" office:value-type="float" office:value="-1577.69775729389" calcext:value-type="float">
            <text:p>-1577,7</text:p>
          </table:table-cell>
          <table:table-cell table:formula="of:=[.$A$3]*SIN(RADIANS([.B336]-120))" office:value-type="float" office:value="-2012.53525959122" calcext:value-type="float">
            <text:p>-2012,5</text:p>
          </table:table-cell>
          <table:table-cell table:formula="of:=[.$A$3]*SIN(RADIANS([.B336]+120))" office:value-type="float" office:value="3590.23301688511" calcext:value-type="float">
            <text:p>3590,2</text:p>
          </table:table-cell>
          <table:table-cell table:style-name="ce10"/>
          <table:table-cell table:style-name="ce6" table:formula="of:=(MIN([.C336];[.D336];[.E336])+MAX([.C336];[.D336];[.E336]))/2" office:value-type="float" office:value="788.848878646945" calcext:value-type="float">
            <text:p>788,8</text:p>
          </table:table-cell>
          <table:table-cell table:style-name="ce12" table:formula="of:=([.C336]-[.G336]+[.$A$3])/2" office:value-type="float" office:value="616.226682029582" calcext:value-type="float">
            <text:p>6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6]-[.G336]+[.$A$3])/2" office:value-type="float" office:value="398.807930880919" calcext:value-type="float">
            <text:p>399</text:p>
          </table:table-cell>
          <table:table-cell table:style-name="ce12" table:formula="of:=([.E336]-[.G336]+[.$A$3])/2" office:value-type="float" office:value="3200.19206911908" calcext:value-type="float">
            <text:p>3200</text:p>
          </table:table-cell>
          <table:table-cell table:style-name="ce10"/>
        </table:table-row>
        <table:table-row table:style-name="ro1">
          <table:table-cell/>
          <table:table-cell table:style-name="ce2" table:formula="of:=[.B336]+1" office:value-type="float" office:value="335" calcext:value-type="float">
            <text:p>335</text:p>
          </table:table-cell>
          <table:table-cell table:formula="of:=[.$A$3]*SIN(RADIANS([.B337]))" office:value-type="float" office:value="-1521.00312400478" calcext:value-type="float">
            <text:p>-1521,0</text:p>
          </table:table-cell>
          <table:table-cell table:formula="of:=[.$A$3]*SIN(RADIANS([.B337]-120))" office:value-type="float" office:value="-2064.30159442742" calcext:value-type="float">
            <text:p>-2064,3</text:p>
          </table:table-cell>
          <table:table-cell table:formula="of:=[.$A$3]*SIN(RADIANS([.B337]+120))" office:value-type="float" office:value="3585.30471843219" calcext:value-type="float">
            <text:p>3585,3</text:p>
          </table:table-cell>
          <table:table-cell table:style-name="ce10"/>
          <table:table-cell table:style-name="ce6" table:formula="of:=(MIN([.C337];[.D337];[.E337])+MAX([.C337];[.D337];[.E337]))/2" office:value-type="float" office:value="760.501562002388" calcext:value-type="float">
            <text:p>760,5</text:p>
          </table:table-cell>
          <table:table-cell table:style-name="ce12" table:formula="of:=([.C337]-[.G337]+[.$A$3])/2" office:value-type="float" office:value="658.747656996417" calcext:value-type="float">
            <text:p>65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7]-[.G337]+[.$A$3])/2" office:value-type="float" office:value="387.098421785098" calcext:value-type="float">
            <text:p>387</text:p>
          </table:table-cell>
          <table:table-cell table:style-name="ce12" table:formula="of:=([.E337]-[.G337]+[.$A$3])/2" office:value-type="float" office:value="3211.9015782149" calcext:value-type="float">
            <text:p>3212</text:p>
          </table:table-cell>
          <table:table-cell table:style-name="ce10"/>
        </table:table-row>
        <table:table-row table:style-name="ro1">
          <table:table-cell/>
          <table:table-cell table:style-name="ce2" table:formula="of:=[.B337]+1" office:value-type="float" office:value="336" calcext:value-type="float">
            <text:p>336</text:p>
          </table:table-cell>
          <table:table-cell table:formula="of:=[.$A$3]*SIN(RADIANS([.B338]))" office:value-type="float" office:value="-1463.8451784298" calcext:value-type="float">
            <text:p>-1463,8</text:p>
          </table:table-cell>
          <table:table-cell table:formula="of:=[.$A$3]*SIN(RADIANS([.B338]-120))" office:value-type="float" office:value="-2115.43912300061" calcext:value-type="float">
            <text:p>-2115,4</text:p>
          </table:table-cell>
          <table:table-cell table:formula="of:=[.$A$3]*SIN(RADIANS([.B338]+120))" office:value-type="float" office:value="3579.28430143042" calcext:value-type="float">
            <text:p>3579,3</text:p>
          </table:table-cell>
          <table:table-cell table:style-name="ce10"/>
          <table:table-cell table:style-name="ce6" table:formula="of:=(MIN([.C338];[.D338];[.E338])+MAX([.C338];[.D338];[.E338]))/2" office:value-type="float" office:value="731.922589214903" calcext:value-type="float">
            <text:p>731,9</text:p>
          </table:table-cell>
          <table:table-cell table:style-name="ce12" table:formula="of:=([.C338]-[.G338]+[.$A$3])/2" office:value-type="float" office:value="701.616116177646" calcext:value-type="float">
            <text:p>7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8]-[.G338]+[.$A$3])/2" office:value-type="float" office:value="375.819143892244" calcext:value-type="float">
            <text:p>376</text:p>
          </table:table-cell>
          <table:table-cell table:style-name="ce12" table:formula="of:=([.E338]-[.G338]+[.$A$3])/2" office:value-type="float" office:value="3223.18085610776" calcext:value-type="float">
            <text:p>3223</text:p>
          </table:table-cell>
          <table:table-cell table:style-name="ce10"/>
        </table:table-row>
        <table:table-row table:style-name="ro1">
          <table:table-cell/>
          <table:table-cell table:style-name="ce2" table:formula="of:=[.B338]+1" office:value-type="float" office:value="337" calcext:value-type="float">
            <text:p>337</text:p>
          </table:table-cell>
          <table:table-cell table:formula="of:=[.$A$3]*SIN(RADIANS([.B339]))" office:value-type="float" office:value="-1406.2413314329" calcext:value-type="float">
            <text:p>-1406,2</text:p>
          </table:table-cell>
          <table:table-cell table:formula="of:=[.$A$3]*SIN(RADIANS([.B339]-120))" office:value-type="float" office:value="-2165.93226832422" calcext:value-type="float">
            <text:p>-2165,9</text:p>
          </table:table-cell>
          <table:table-cell table:formula="of:=[.$A$3]*SIN(RADIANS([.B339]+120))" office:value-type="float" office:value="3572.17359975712" calcext:value-type="float">
            <text:p>3572,2</text:p>
          </table:table-cell>
          <table:table-cell table:style-name="ce10"/>
          <table:table-cell table:style-name="ce6" table:formula="of:=(MIN([.C339];[.D339];[.E339])+MAX([.C339];[.D339];[.E339]))/2" office:value-type="float" office:value="703.120665716448" calcext:value-type="float">
            <text:p>703,1</text:p>
          </table:table-cell>
          <table:table-cell table:style-name="ce12" table:formula="of:=([.C339]-[.G339]+[.$A$3])/2" office:value-type="float" office:value="744.819001425328" calcext:value-type="float">
            <text:p>7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9]-[.G339]+[.$A$3])/2" office:value-type="float" office:value="364.973532979665" calcext:value-type="float">
            <text:p>365</text:p>
          </table:table-cell>
          <table:table-cell table:style-name="ce12" table:formula="of:=([.E339]-[.G339]+[.$A$3])/2" office:value-type="float" office:value="3234.02646702033" calcext:value-type="float">
            <text:p>3234</text:p>
          </table:table-cell>
          <table:table-cell table:style-name="ce10"/>
        </table:table-row>
        <table:table-row table:style-name="ro1">
          <table:table-cell/>
          <table:table-cell table:style-name="ce2" table:formula="of:=[.B339]+1" office:value-type="float" office:value="338" calcext:value-type="float">
            <text:p>338</text:p>
          </table:table-cell>
          <table:table-cell table:formula="of:=[.$A$3]*SIN(RADIANS([.B340]))" office:value-type="float" office:value="-1348.20912970387" calcext:value-type="float">
            <text:p>-1348,2</text:p>
          </table:table-cell>
          <table:table-cell table:formula="of:=[.$A$3]*SIN(RADIANS([.B340]-120))" office:value-type="float" office:value="-2215.76564969704" calcext:value-type="float">
            <text:p>-2215,8</text:p>
          </table:table-cell>
          <table:table-cell table:formula="of:=[.$A$3]*SIN(RADIANS([.B340]+120))" office:value-type="float" office:value="3563.97477940091" calcext:value-type="float">
            <text:p>3564,0</text:p>
          </table:table-cell>
          <table:table-cell table:style-name="ce10"/>
          <table:table-cell table:style-name="ce6" table:formula="of:=(MIN([.C340];[.D340];[.E340])+MAX([.C340];[.D340];[.E340]))/2" office:value-type="float" office:value="674.104564851934" calcext:value-type="float">
            <text:p>674,1</text:p>
          </table:table-cell>
          <table:table-cell table:style-name="ce12" table:formula="of:=([.C340]-[.G340]+[.$A$3])/2" office:value-type="float" office:value="788.343152722099" calcext:value-type="float">
            <text:p>78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0]-[.G340]+[.$A$3])/2" office:value-type="float" office:value="354.564892725511" calcext:value-type="float">
            <text:p>355</text:p>
          </table:table-cell>
          <table:table-cell table:style-name="ce12" table:formula="of:=([.E340]-[.G340]+[.$A$3])/2" office:value-type="float" office:value="3244.43510727449" calcext:value-type="float">
            <text:p>3244</text:p>
          </table:table-cell>
          <table:table-cell table:style-name="ce10"/>
        </table:table-row>
        <table:table-row table:style-name="ro1">
          <table:table-cell/>
          <table:table-cell table:style-name="ce2" table:formula="of:=[.B340]+1" office:value-type="float" office:value="339" calcext:value-type="float">
            <text:p>339</text:p>
          </table:table-cell>
          <table:table-cell table:formula="of:=[.$A$3]*SIN(RADIANS([.B341]))" office:value-type="float" office:value="-1289.76625041354" calcext:value-type="float">
            <text:p>-1289,8</text:p>
          </table:table-cell>
          <table:table-cell table:formula="of:=[.$A$3]*SIN(RADIANS([.B341]-120))" office:value-type="float" office:value="-2264.92408738837" calcext:value-type="float">
            <text:p>-2264,9</text:p>
          </table:table-cell>
          <table:table-cell table:formula="of:=[.$A$3]*SIN(RADIANS([.B341]+120))" office:value-type="float" office:value="3554.6903378019" calcext:value-type="float">
            <text:p>3554,7</text:p>
          </table:table-cell>
          <table:table-cell table:style-name="ce10"/>
          <table:table-cell table:style-name="ce6" table:formula="of:=(MIN([.C341];[.D341];[.E341])+MAX([.C341];[.D341];[.E341]))/2" office:value-type="float" office:value="644.883125206768" calcext:value-type="float">
            <text:p>644,9</text:p>
          </table:table-cell>
          <table:table-cell table:style-name="ce12" table:formula="of:=([.C341]-[.G341]+[.$A$3])/2" office:value-type="float" office:value="832.175312189847" calcext:value-type="float">
            <text:p>8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1]-[.G341]+[.$A$3])/2" office:value-type="float" office:value="344.596393702433" calcext:value-type="float">
            <text:p>345</text:p>
          </table:table-cell>
          <table:table-cell table:style-name="ce12" table:formula="of:=([.E341]-[.G341]+[.$A$3])/2" office:value-type="float" office:value="3254.40360629757" calcext:value-type="float">
            <text:p>3254</text:p>
          </table:table-cell>
          <table:table-cell table:style-name="ce10"/>
        </table:table-row>
        <table:table-row table:style-name="ro1">
          <table:table-cell/>
          <table:table-cell table:style-name="ce2" table:formula="of:=[.B341]+1" office:value-type="float" office:value="340" calcext:value-type="float">
            <text:p>340</text:p>
          </table:table-cell>
          <table:table-cell table:formula="of:=[.$A$3]*SIN(RADIANS([.B342]))" office:value-type="float" office:value="-1230.93049582908" calcext:value-type="float">
            <text:p>-1230,9</text:p>
          </table:table-cell>
          <table:table-cell table:formula="of:=[.$A$3]*SIN(RADIANS([.B342]-120))" office:value-type="float" office:value="-2313.39260726185" calcext:value-type="float">
            <text:p>-2313,4</text:p>
          </table:table-cell>
          <table:table-cell table:formula="of:=[.$A$3]*SIN(RADIANS([.B342]+120))" office:value-type="float" office:value="3544.32310309094" calcext:value-type="float">
            <text:p>3544,3</text:p>
          </table:table-cell>
          <table:table-cell table:style-name="ce10"/>
          <table:table-cell table:style-name="ce6" table:formula="of:=(MIN([.C342];[.D342];[.E342])+MAX([.C342];[.D342];[.E342]))/2" office:value-type="float" office:value="615.465247914541" calcext:value-type="float">
            <text:p>615,5</text:p>
          </table:table-cell>
          <table:table-cell table:style-name="ce12" table:formula="of:=([.C342]-[.G342]+[.$A$3])/2" office:value-type="float" office:value="876.302128128189" calcext:value-type="float">
            <text:p>87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2]-[.G342]+[.$A$3])/2" office:value-type="float" office:value="335.071072411802" calcext:value-type="float">
            <text:p>335</text:p>
          </table:table-cell>
          <table:table-cell table:style-name="ce12" table:formula="of:=([.E342]-[.G342]+[.$A$3])/2" office:value-type="float" office:value="3263.9289275882" calcext:value-type="float">
            <text:p>3264</text:p>
          </table:table-cell>
          <table:table-cell table:style-name="ce10"/>
        </table:table-row>
        <table:table-row table:style-name="ro1">
          <table:table-cell/>
          <table:table-cell table:style-name="ce2" table:formula="of:=[.B342]+1" office:value-type="float" office:value="341" calcext:value-type="float">
            <text:p>341</text:p>
          </table:table-cell>
          <table:table-cell table:formula="of:=[.$A$3]*SIN(RADIANS([.B343]))" office:value-type="float" office:value="-1171.71978789131" calcext:value-type="float">
            <text:p>-1171,7</text:p>
          </table:table-cell>
          <table:table-cell table:formula="of:=[.$A$3]*SIN(RADIANS([.B343]-120))" office:value-type="float" office:value="-2361.15644533684" calcext:value-type="float">
            <text:p>-2361,2</text:p>
          </table:table-cell>
          <table:table-cell table:formula="of:=[.$A$3]*SIN(RADIANS([.B343]+120))" office:value-type="float" office:value="3532.87623322814" calcext:value-type="float">
            <text:p>3532,9</text:p>
          </table:table-cell>
          <table:table-cell table:style-name="ce10"/>
          <table:table-cell table:style-name="ce6" table:formula="of:=(MIN([.C343];[.D343];[.E343])+MAX([.C343];[.D343];[.E343]))/2" office:value-type="float" office:value="585.859893945654" calcext:value-type="float">
            <text:p>585,9</text:p>
          </table:table-cell>
          <table:table-cell table:style-name="ce12" table:formula="of:=([.C343]-[.G343]+[.$A$3])/2" office:value-type="float" office:value="920.71015908152" calcext:value-type="float">
            <text:p>9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3]-[.G343]+[.$A$3])/2" office:value-type="float" office:value="325.991830358756" calcext:value-type="float">
            <text:p>326</text:p>
          </table:table-cell>
          <table:table-cell table:style-name="ce12" table:formula="of:=([.E343]-[.G343]+[.$A$3])/2" office:value-type="float" office:value="3273.00816964124" calcext:value-type="float">
            <text:p>3273</text:p>
          </table:table-cell>
          <table:table-cell table:style-name="ce10"/>
        </table:table-row>
        <table:table-row table:style-name="ro1">
          <table:table-cell/>
          <table:table-cell table:style-name="ce2" table:formula="of:=[.B343]+1" office:value-type="float" office:value="342" calcext:value-type="float">
            <text:p>342</text:p>
          </table:table-cell>
          <table:table-cell table:formula="of:=[.$A$3]*SIN(RADIANS([.B344]))" office:value-type="float" office:value="-1112.15216275544" calcext:value-type="float">
            <text:p>-1112,2</text:p>
          </table:table-cell>
          <table:table-cell table:formula="of:=[.$A$3]*SIN(RADIANS([.B344]-120))" office:value-type="float" office:value="-2408.20105228553" calcext:value-type="float">
            <text:p>-2408,2</text:p>
          </table:table-cell>
          <table:table-cell table:formula="of:=[.$A$3]*SIN(RADIANS([.B344]+120))" office:value-type="float" office:value="3520.35321504097" calcext:value-type="float">
            <text:p>3520,4</text:p>
          </table:table-cell>
          <table:table-cell table:style-name="ce10"/>
          <table:table-cell table:style-name="ce6" table:formula="of:=(MIN([.C344];[.D344];[.E344])+MAX([.C344];[.D344];[.E344]))/2" office:value-type="float" office:value="556.076081377718" calcext:value-type="float">
            <text:p>556,1</text:p>
          </table:table-cell>
          <table:table-cell table:style-name="ce12" table:formula="of:=([.C344]-[.G344]+[.$A$3])/2" office:value-type="float" office:value="965.385877933423" calcext:value-type="float">
            <text:p>96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4]-[.G344]+[.$A$3])/2" office:value-type="float" office:value="317.361433168376" calcext:value-type="float">
            <text:p>317</text:p>
          </table:table-cell>
          <table:table-cell table:style-name="ce12" table:formula="of:=([.E344]-[.G344]+[.$A$3])/2" office:value-type="float" office:value="3281.63856683162" calcext:value-type="float">
            <text:p>3282</text:p>
          </table:table-cell>
          <table:table-cell table:style-name="ce10"/>
        </table:table-row>
        <table:table-row table:style-name="ro1">
          <table:table-cell/>
          <table:table-cell table:style-name="ce2" table:formula="of:=[.B344]+1" office:value-type="float" office:value="343" calcext:value-type="float">
            <text:p>343</text:p>
          </table:table-cell>
          <table:table-cell table:formula="of:=[.$A$3]*SIN(RADIANS([.B345]))" office:value-type="float" office:value="-1052.24576529713" calcext:value-type="float">
            <text:p>-1052,2</text:p>
          </table:table-cell>
          <table:table-cell table:formula="of:=[.$A$3]*SIN(RADIANS([.B345]-120))" office:value-type="float" office:value="-2454.51209786493" calcext:value-type="float">
            <text:p>-2454,5</text:p>
          </table:table-cell>
          <table:table-cell table:formula="of:=[.$A$3]*SIN(RADIANS([.B345]+120))" office:value-type="float" office:value="3506.75786316206" calcext:value-type="float">
            <text:p>3506,8</text:p>
          </table:table-cell>
          <table:table-cell table:style-name="ce10"/>
          <table:table-cell table:style-name="ce6" table:formula="of:=(MIN([.C345];[.D345];[.E345])+MAX([.C345];[.D345];[.E345]))/2" office:value-type="float" office:value="526.122882648565" calcext:value-type="float">
            <text:p>526,1</text:p>
          </table:table-cell>
          <table:table-cell table:style-name="ce12" table:formula="of:=([.C345]-[.G345]+[.$A$3])/2" office:value-type="float" office:value="1010.31567602715" calcext:value-type="float">
            <text:p>101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5]-[.G345]+[.$A$3])/2" office:value-type="float" office:value="309.182509743252" calcext:value-type="float">
            <text:p>309</text:p>
          </table:table-cell>
          <table:table-cell table:style-name="ce12" table:formula="of:=([.E345]-[.G345]+[.$A$3])/2" office:value-type="float" office:value="3289.81749025675" calcext:value-type="float">
            <text:p>3290</text:p>
          </table:table-cell>
          <table:table-cell table:style-name="ce10"/>
        </table:table-row>
        <table:table-row table:style-name="ro1">
          <table:table-cell/>
          <table:table-cell table:style-name="ce2" table:formula="of:=[.B345]+1" office:value-type="float" office:value="344" calcext:value-type="float">
            <text:p>344</text:p>
          </table:table-cell>
          <table:table-cell table:formula="of:=[.$A$3]*SIN(RADIANS([.B346]))" office:value-type="float" office:value="-992.018843585379" calcext:value-type="float">
            <text:p>-992,0</text:p>
          </table:table-cell>
          <table:table-cell table:formula="of:=[.$A$3]*SIN(RADIANS([.B346]-120))" office:value-type="float" office:value="-2500.07547528193" calcext:value-type="float">
            <text:p>-2500,1</text:p>
          </table:table-cell>
          <table:table-cell table:formula="of:=[.$A$3]*SIN(RADIANS([.B346]+120))" office:value-type="float" office:value="3492.09431886731" calcext:value-type="float">
            <text:p>3492,1</text:p>
          </table:table-cell>
          <table:table-cell table:style-name="ce10"/>
          <table:table-cell table:style-name="ce6" table:formula="of:=(MIN([.C346];[.D346];[.E346])+MAX([.C346];[.D346];[.E346]))/2" office:value-type="float" office:value="496.00942179269" calcext:value-type="float">
            <text:p>496,0</text:p>
          </table:table-cell>
          <table:table-cell table:style-name="ce12" table:formula="of:=([.C346]-[.G346]+[.$A$3])/2" office:value-type="float" office:value="1055.48586731097" calcext:value-type="float">
            <text:p>10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6]-[.G346]+[.$A$3])/2" office:value-type="float" office:value="301.457551462689" calcext:value-type="float">
            <text:p>301</text:p>
          </table:table-cell>
          <table:table-cell table:style-name="ce12" table:formula="of:=([.E346]-[.G346]+[.$A$3])/2" office:value-type="float" office:value="3297.54244853731" calcext:value-type="float">
            <text:p>3298</text:p>
          </table:table-cell>
          <table:table-cell table:style-name="ce10"/>
        </table:table-row>
        <table:table-row table:style-name="ro1">
          <table:table-cell/>
          <table:table-cell table:style-name="ce2" table:formula="of:=[.B346]+1" office:value-type="float" office:value="345" calcext:value-type="float">
            <text:p>345</text:p>
          </table:table-cell>
          <table:table-cell table:formula="of:=[.$A$3]*SIN(RADIANS([.B347]))" office:value-type="float" office:value="-931.489743323972" calcext:value-type="float">
            <text:p>-931,5</text:p>
          </table:table-cell>
          <table:table-cell table:formula="of:=[.$A$3]*SIN(RADIANS([.B347]-120))" office:value-type="float" office:value="-2544.87730549038" calcext:value-type="float">
            <text:p>-2544,9</text:p>
          </table:table-cell>
          <table:table-cell table:formula="of:=[.$A$3]*SIN(RADIANS([.B347]+120))" office:value-type="float" office:value="3476.36704881436" calcext:value-type="float">
            <text:p>3476,4</text:p>
          </table:table-cell>
          <table:table-cell table:style-name="ce10"/>
          <table:table-cell table:style-name="ce6" table:formula="of:=(MIN([.C347];[.D347];[.E347])+MAX([.C347];[.D347];[.E347]))/2" office:value-type="float" office:value="465.744871661986" calcext:value-type="float">
            <text:p>465,7</text:p>
          </table:table-cell>
          <table:table-cell table:style-name="ce12" table:formula="of:=([.C347]-[.G347]+[.$A$3])/2" office:value-type="float" office:value="1100.88269250702" calcext:value-type="float">
            <text:p>110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7]-[.G347]+[.$A$3])/2" office:value-type="float" office:value="294.188911423815" calcext:value-type="float">
            <text:p>294</text:p>
          </table:table-cell>
          <table:table-cell table:style-name="ce12" table:formula="of:=([.E347]-[.G347]+[.$A$3])/2" office:value-type="float" office:value="3304.81108857619" calcext:value-type="float">
            <text:p>3305</text:p>
          </table:table-cell>
          <table:table-cell table:style-name="ce10"/>
        </table:table-row>
        <table:table-row table:style-name="ro1">
          <table:table-cell/>
          <table:table-cell table:style-name="ce2" table:formula="of:=[.B347]+1" office:value-type="float" office:value="346" calcext:value-type="float">
            <text:p>346</text:p>
          </table:table-cell>
          <table:table-cell table:formula="of:=[.$A$3]*SIN(RADIANS([.B348]))" office:value-type="float" office:value="-870.676902263205" calcext:value-type="float">
            <text:p>-870,7</text:p>
          </table:table-cell>
          <table:table-cell table:formula="of:=[.$A$3]*SIN(RADIANS([.B348]-120))" office:value-type="float" office:value="-2588.90394141881" calcext:value-type="float">
            <text:p>-2588,9</text:p>
          </table:table-cell>
          <table:table-cell table:formula="of:=[.$A$3]*SIN(RADIANS([.B348]+120))" office:value-type="float" office:value="3459.58084368201" calcext:value-type="float">
            <text:p>3459,6</text:p>
          </table:table-cell>
          <table:table-cell table:style-name="ce10"/>
          <table:table-cell table:style-name="ce6" table:formula="of:=(MIN([.C348];[.D348];[.E348])+MAX([.C348];[.D348];[.E348]))/2" office:value-type="float" office:value="435.338451131602" calcext:value-type="float">
            <text:p>435,3</text:p>
          </table:table-cell>
          <table:table-cell table:style-name="ce12" table:formula="of:=([.C348]-[.G348]+[.$A$3])/2" office:value-type="float" office:value="1146.4923233026" calcext:value-type="float">
            <text:p>1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8]-[.G348]+[.$A$3])/2" office:value-type="float" office:value="287.378803724796" calcext:value-type="float">
            <text:p>287</text:p>
          </table:table-cell>
          <table:table-cell table:style-name="ce12" table:formula="of:=([.E348]-[.G348]+[.$A$3])/2" office:value-type="float" office:value="3311.6211962752" calcext:value-type="float">
            <text:p>3312</text:p>
          </table:table-cell>
          <table:table-cell table:style-name="ce10"/>
        </table:table-row>
        <table:table-row table:style-name="ro1">
          <table:table-cell/>
          <table:table-cell table:style-name="ce2" table:formula="of:=[.B348]+1" office:value-type="float" office:value="347" calcext:value-type="float">
            <text:p>347</text:p>
          </table:table-cell>
          <table:table-cell table:formula="of:=[.$A$3]*SIN(RADIANS([.B349]))" office:value-type="float" office:value="-809.598844583571" calcext:value-type="float">
            <text:p>-809,6</text:p>
          </table:table-cell>
          <table:table-cell table:formula="of:=[.$A$3]*SIN(RADIANS([.B349]-120))" office:value-type="float" office:value="-2632.14197212739" calcext:value-type="float">
            <text:p>-2632,1</text:p>
          </table:table-cell>
          <table:table-cell table:formula="of:=[.$A$3]*SIN(RADIANS([.B349]+120))" office:value-type="float" office:value="3441.74081671097" calcext:value-type="float">
            <text:p>3441,7</text:p>
          </table:table-cell>
          <table:table-cell table:style-name="ce10"/>
          <table:table-cell table:style-name="ce6" table:formula="of:=(MIN([.C349];[.D349];[.E349])+MAX([.C349];[.D349];[.E349]))/2" office:value-type="float" office:value="404.799422291786" calcext:value-type="float">
            <text:p>404,8</text:p>
          </table:table-cell>
          <table:table-cell table:style-name="ce12" table:formula="of:=([.C349]-[.G349]+[.$A$3])/2" office:value-type="float" office:value="1192.30086656232" calcext:value-type="float">
            <text:p>1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9]-[.G349]+[.$A$3])/2" office:value-type="float" office:value="281.02930279041" calcext:value-type="float">
            <text:p>281</text:p>
          </table:table-cell>
          <table:table-cell table:style-name="ce12" table:formula="of:=([.E349]-[.G349]+[.$A$3])/2" office:value-type="float" office:value="3317.97069720959" calcext:value-type="float">
            <text:p>3318</text:p>
          </table:table-cell>
          <table:table-cell table:style-name="ce10"/>
        </table:table-row>
        <table:table-row table:style-name="ro1">
          <table:table-cell/>
          <table:table-cell table:style-name="ce2" table:formula="of:=[.B349]+1" office:value-type="float" office:value="348" calcext:value-type="float">
            <text:p>348</text:p>
          </table:table-cell>
          <table:table-cell table:formula="of:=[.$A$3]*SIN(RADIANS([.B350]))" office:value-type="float" office:value="-748.274175253118" calcext:value-type="float">
            <text:p>-748,3</text:p>
          </table:table-cell>
          <table:table-cell table:formula="of:=[.$A$3]*SIN(RADIANS([.B350]-120))" office:value-type="float" office:value="-2674.57822689314" calcext:value-type="float">
            <text:p>-2674,6</text:p>
          </table:table-cell>
          <table:table-cell table:formula="of:=[.$A$3]*SIN(RADIANS([.B350]+120))" office:value-type="float" office:value="3422.85240214626" calcext:value-type="float">
            <text:p>3422,9</text:p>
          </table:table-cell>
          <table:table-cell table:style-name="ce10"/>
          <table:table-cell table:style-name="ce6" table:formula="of:=(MIN([.C350];[.D350];[.E350])+MAX([.C350];[.D350];[.E350]))/2" office:value-type="float" office:value="374.137087626558" calcext:value-type="float">
            <text:p>374,1</text:p>
          </table:table-cell>
          <table:table-cell table:style-name="ce12" table:formula="of:=([.C350]-[.G350]+[.$A$3])/2" office:value-type="float" office:value="1238.29436856016" calcext:value-type="float">
            <text:p>1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0]-[.G350]+[.$A$3])/2" office:value-type="float" office:value="275.14234274015" calcext:value-type="float">
            <text:p>275</text:p>
          </table:table-cell>
          <table:table-cell table:style-name="ce12" table:formula="of:=([.E350]-[.G350]+[.$A$3])/2" office:value-type="float" office:value="3323.85765725985" calcext:value-type="float">
            <text:p>3324</text:p>
          </table:table-cell>
          <table:table-cell table:style-name="ce10"/>
        </table:table-row>
        <table:table-row table:style-name="ro1">
          <table:table-cell/>
          <table:table-cell table:style-name="ce2" table:formula="of:=[.B350]+1" office:value-type="float" office:value="349" calcext:value-type="float">
            <text:p>349</text:p>
          </table:table-cell>
          <table:table-cell table:formula="of:=[.$A$3]*SIN(RADIANS([.B351]))" office:value-type="float" office:value="-686.721574360184" calcext:value-type="float">
            <text:p>-686,7</text:p>
          </table:table-cell>
          <table:table-cell table:formula="of:=[.$A$3]*SIN(RADIANS([.B351]-120))" office:value-type="float" office:value="-2716.19977922176" calcext:value-type="float">
            <text:p>-2716,2</text:p>
          </table:table-cell>
          <table:table-cell table:formula="of:=[.$A$3]*SIN(RADIANS([.B351]+120))" office:value-type="float" office:value="3402.92135358194" calcext:value-type="float">
            <text:p>3402,9</text:p>
          </table:table-cell>
          <table:table-cell table:style-name="ce10"/>
          <table:table-cell table:style-name="ce6" table:formula="of:=(MIN([.C351];[.D351];[.E351])+MAX([.C351];[.D351];[.E351]))/2" office:value-type="float" office:value="343.360787180092" calcext:value-type="float">
            <text:p>343,4</text:p>
          </table:table-cell>
          <table:table-cell table:style-name="ce12" table:formula="of:=([.C351]-[.G351]+[.$A$3])/2" office:value-type="float" office:value="1284.45881922986" calcext:value-type="float">
            <text:p>12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1]-[.G351]+[.$A$3])/2" office:value-type="float" office:value="269.719716799076" calcext:value-type="float">
            <text:p>270</text:p>
          </table:table-cell>
          <table:table-cell table:style-name="ce12" table:formula="of:=([.E351]-[.G351]+[.$A$3])/2" office:value-type="float" office:value="3329.28028320092" calcext:value-type="float">
            <text:p>3329</text:p>
          </table:table-cell>
          <table:table-cell table:style-name="ce10"/>
        </table:table-row>
        <table:table-row table:style-name="ro1">
          <table:table-cell/>
          <table:table-cell table:style-name="ce2" table:formula="of:=[.B351]+1" office:value-type="float" office:value="350" calcext:value-type="float">
            <text:p>350</text:p>
          </table:table-cell>
          <table:table-cell table:formula="of:=[.$A$3]*SIN(RADIANS([.B352]))" office:value-type="float" office:value="-624.959791423283" calcext:value-type="float">
            <text:p>-625,0</text:p>
          </table:table-cell>
          <table:table-cell table:formula="of:=[.$A$3]*SIN(RADIANS([.B352]-120))" office:value-type="float" office:value="-2756.9939507852" calcext:value-type="float">
            <text:p>-2757,0</text:p>
          </table:table-cell>
          <table:table-cell table:formula="of:=[.$A$3]*SIN(RADIANS([.B352]+120))" office:value-type="float" office:value="3381.95374220849" calcext:value-type="float">
            <text:p>3382,0</text:p>
          </table:table-cell>
          <table:table-cell table:style-name="ce10"/>
          <table:table-cell table:style-name="ce6" table:formula="of:=(MIN([.C352];[.D352];[.E352])+MAX([.C352];[.D352];[.E352]))/2" office:value-type="float" office:value="312.479895711642" calcext:value-type="float">
            <text:p>312,5</text:p>
          </table:table-cell>
          <table:table-cell table:style-name="ce12" table:formula="of:=([.C352]-[.G352]+[.$A$3])/2" office:value-type="float" office:value="1330.78015643254" calcext:value-type="float">
            <text:p>13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2]-[.G352]+[.$A$3])/2" office:value-type="float" office:value="264.763076751578" calcext:value-type="float">
            <text:p>265</text:p>
          </table:table-cell>
          <table:table-cell table:style-name="ce12" table:formula="of:=([.E352]-[.G352]+[.$A$3])/2" office:value-type="float" office:value="3334.23692324842" calcext:value-type="float">
            <text:p>3334</text:p>
          </table:table-cell>
          <table:table-cell table:style-name="ce10"/>
        </table:table-row>
        <table:table-row table:style-name="ro1">
          <table:table-cell/>
          <table:table-cell table:style-name="ce2" table:formula="of:=[.B352]+1" office:value-type="float" office:value="351" calcext:value-type="float">
            <text:p>351</text:p>
          </table:table-cell>
          <table:table-cell table:formula="of:=[.$A$3]*SIN(RADIANS([.B353]))" office:value-type="float" office:value="-563.007639679792" calcext:value-type="float">
            <text:p>-563,0</text:p>
          </table:table-cell>
          <table:table-cell table:formula="of:=[.$A$3]*SIN(RADIANS([.B353]-120))" office:value-type="float" office:value="-2796.94831528364" calcext:value-type="float">
            <text:p>-2796,9</text:p>
          </table:table-cell>
          <table:table-cell table:formula="of:=[.$A$3]*SIN(RADIANS([.B353]+120))" office:value-type="float" office:value="3359.95595496343" calcext:value-type="float">
            <text:p>3360,0</text:p>
          </table:table-cell>
          <table:table-cell table:style-name="ce10"/>
          <table:table-cell table:style-name="ce6" table:formula="of:=(MIN([.C353];[.D353];[.E353])+MAX([.C353];[.D353];[.E353]))/2" office:value-type="float" office:value="281.503819839896" calcext:value-type="float">
            <text:p>281,5</text:p>
          </table:table-cell>
          <table:table-cell table:style-name="ce12" table:formula="of:=([.C353]-[.G353]+[.$A$3])/2" office:value-type="float" office:value="1377.24427024016" calcext:value-type="float">
            <text:p>13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3]-[.G353]+[.$A$3])/2" office:value-type="float" office:value="260.273932438233" calcext:value-type="float">
            <text:p>260</text:p>
          </table:table-cell>
          <table:table-cell table:style-name="ce12" table:formula="of:=([.E353]-[.G353]+[.$A$3])/2" office:value-type="float" office:value="3338.72606756177" calcext:value-type="float">
            <text:p>3339</text:p>
          </table:table-cell>
          <table:table-cell table:style-name="ce10"/>
        </table:table-row>
        <table:table-row table:style-name="ro1">
          <table:table-cell/>
          <table:table-cell table:style-name="ce2" table:formula="of:=[.B353]+1" office:value-type="float" office:value="352" calcext:value-type="float">
            <text:p>352</text:p>
          </table:table-cell>
          <table:table-cell table:formula="of:=[.$A$3]*SIN(RADIANS([.B354]))" office:value-type="float" office:value="-500.883990355277" calcext:value-type="float">
            <text:p>-500,9</text:p>
          </table:table-cell>
          <table:table-cell table:formula="of:=[.$A$3]*SIN(RADIANS([.B354]-120))" office:value-type="float" office:value="-2836.05070223059" calcext:value-type="float">
            <text:p>-2836,1</text:p>
          </table:table-cell>
          <table:table-cell table:formula="of:=[.$A$3]*SIN(RADIANS([.B354]+120))" office:value-type="float" office:value="3336.93469258587" calcext:value-type="float">
            <text:p>3336,9</text:p>
          </table:table-cell>
          <table:table-cell table:style-name="ce10"/>
          <table:table-cell table:style-name="ce6" table:formula="of:=(MIN([.C354];[.D354];[.E354])+MAX([.C354];[.D354];[.E354]))/2" office:value-type="float" office:value="250.441995177637" calcext:value-type="float">
            <text:p>250,4</text:p>
          </table:table-cell>
          <table:table-cell table:style-name="ce12" table:formula="of:=([.C354]-[.G354]+[.$A$3])/2" office:value-type="float" office:value="1423.83700723354" calcext:value-type="float">
            <text:p>14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4]-[.G354]+[.$A$3])/2" office:value-type="float" office:value="256.253651295885" calcext:value-type="float">
            <text:p>256</text:p>
          </table:table-cell>
          <table:table-cell table:style-name="ce12" table:formula="of:=([.E354]-[.G354]+[.$A$3])/2" office:value-type="float" office:value="3342.74634870411" calcext:value-type="float">
            <text:p>3343</text:p>
          </table:table-cell>
          <table:table-cell table:style-name="ce10"/>
        </table:table-row>
        <table:table-row table:style-name="ro1">
          <table:table-cell/>
          <table:table-cell table:style-name="ce2" table:formula="of:=[.B354]+1" office:value-type="float" office:value="353" calcext:value-type="float">
            <text:p>353</text:p>
          </table:table-cell>
          <table:table-cell table:formula="of:=[.$A$3]*SIN(RADIANS([.B355]))" office:value-type="float" office:value="-438.607766915125" calcext:value-type="float">
            <text:p>-438,6</text:p>
          </table:table-cell>
          <table:table-cell table:formula="of:=[.$A$3]*SIN(RADIANS([.B355]-120))" office:value-type="float" office:value="-2874.28920066021" calcext:value-type="float">
            <text:p>-2874,3</text:p>
          </table:table-cell>
          <table:table-cell table:formula="of:=[.$A$3]*SIN(RADIANS([.B355]+120))" office:value-type="float" office:value="3312.89696757533" calcext:value-type="float">
            <text:p>3312,9</text:p>
          </table:table-cell>
          <table:table-cell table:style-name="ce10"/>
          <table:table-cell table:style-name="ce6" table:formula="of:=(MIN([.C355];[.D355];[.E355])+MAX([.C355];[.D355];[.E355]))/2" office:value-type="float" office:value="219.303883457563" calcext:value-type="float">
            <text:p>219,3</text:p>
          </table:table-cell>
          <table:table-cell table:style-name="ce12" table:formula="of:=([.C355]-[.G355]+[.$A$3])/2" office:value-type="float" office:value="1470.54417481366" calcext:value-type="float">
            <text:p>147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5]-[.G355]+[.$A$3])/2" office:value-type="float" office:value="252.703457941115" calcext:value-type="float">
            <text:p>253</text:p>
          </table:table-cell>
          <table:table-cell table:style-name="ce12" table:formula="of:=([.E355]-[.G355]+[.$A$3])/2" office:value-type="float" office:value="3346.29654205889" calcext:value-type="float">
            <text:p>3346</text:p>
          </table:table-cell>
          <table:table-cell table:style-name="ce10"/>
        </table:table-row>
        <table:table-row table:style-name="ro1">
          <table:table-cell/>
          <table:table-cell table:style-name="ce2" table:formula="of:=[.B355]+1" office:value-type="float" office:value="354" calcext:value-type="float">
            <text:p>354</text:p>
          </table:table-cell>
          <table:table-cell table:formula="of:=[.$A$3]*SIN(RADIANS([.B356]))" office:value-type="float" office:value="-376.197939300285" calcext:value-type="float">
            <text:p>-376,2</text:p>
          </table:table-cell>
          <table:table-cell table:formula="of:=[.$A$3]*SIN(RADIANS([.B356]-120))" office:value-type="float" office:value="-2911.65216275543" calcext:value-type="float">
            <text:p>-2911,7</text:p>
          </table:table-cell>
          <table:table-cell table:formula="of:=[.$A$3]*SIN(RADIANS([.B356]+120))" office:value-type="float" office:value="3287.85010205572" calcext:value-type="float">
            <text:p>3287,9</text:p>
          </table:table-cell>
          <table:table-cell table:style-name="ce10"/>
          <table:table-cell table:style-name="ce6" table:formula="of:=(MIN([.C356];[.D356];[.E356])+MAX([.C356];[.D356];[.E356]))/2" office:value-type="float" office:value="188.098969650142" calcext:value-type="float">
            <text:p>188,1</text:p>
          </table:table-cell>
          <table:table-cell table:style-name="ce12" table:formula="of:=([.C356]-[.G356]+[.$A$3])/2" office:value-type="float" office:value="1517.35154552479" calcext:value-type="float">
            <text:p>151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6]-[.G356]+[.$A$3])/2" office:value-type="float" office:value="249.624433797211" calcext:value-type="float">
            <text:p>250</text:p>
          </table:table-cell>
          <table:table-cell table:style-name="ce12" table:formula="of:=([.E356]-[.G356]+[.$A$3])/2" office:value-type="float" office:value="3349.37556620279" calcext:value-type="float">
            <text:p>3349</text:p>
          </table:table-cell>
          <table:table-cell table:style-name="ce10"/>
        </table:table-row>
        <table:table-row table:style-name="ro1">
          <table:table-cell/>
          <table:table-cell table:style-name="ce2" table:formula="of:=[.B356]+1" office:value-type="float" office:value="355" calcext:value-type="float">
            <text:p>355</text:p>
          </table:table-cell>
          <table:table-cell table:formula="of:=[.$A$3]*SIN(RADIANS([.B357]))" office:value-type="float" office:value="-313.673518148822" calcext:value-type="float">
            <text:p>-313,7</text:p>
          </table:table-cell>
          <table:table-cell table:formula="of:=[.$A$3]*SIN(RADIANS([.B357]-120))" office:value-type="float" office:value="-2948.12820739608" calcext:value-type="float">
            <text:p>-2948,1</text:p>
          </table:table-cell>
          <table:table-cell table:formula="of:=[.$A$3]*SIN(RADIANS([.B357]+120))" office:value-type="float" office:value="3261.8017255449" calcext:value-type="float">
            <text:p>3261,8</text:p>
          </table:table-cell>
          <table:table-cell table:style-name="ce10"/>
          <table:table-cell table:style-name="ce6" table:formula="of:=(MIN([.C357];[.D357];[.E357])+MAX([.C357];[.D357];[.E357]))/2" office:value-type="float" office:value="156.836759074412" calcext:value-type="float">
            <text:p>156,8</text:p>
          </table:table-cell>
          <table:table-cell table:style-name="ce12" table:formula="of:=([.C357]-[.G357]+[.$A$3])/2" office:value-type="float" office:value="1564.24486138838" calcext:value-type="float">
            <text:p>156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7]-[.G357]+[.$A$3])/2" office:value-type="float" office:value="247.017516764754" calcext:value-type="float">
            <text:p>247</text:p>
          </table:table-cell>
          <table:table-cell table:style-name="ce12" table:formula="of:=([.E357]-[.G357]+[.$A$3])/2" office:value-type="float" office:value="3351.98248323525" calcext:value-type="float">
            <text:p>3352</text:p>
          </table:table-cell>
          <table:table-cell table:style-name="ce10"/>
        </table:table-row>
        <table:table-row table:style-name="ro1">
          <table:table-cell/>
          <table:table-cell table:style-name="ce2" table:formula="of:=[.B357]+1" office:value-type="float" office:value="356" calcext:value-type="float">
            <text:p>356</text:p>
          </table:table-cell>
          <table:table-cell table:formula="of:=[.$A$3]*SIN(RADIANS([.B358]))" office:value-type="float" office:value="-251.053549005108" calcext:value-type="float">
            <text:p>-251,1</text:p>
          </table:table-cell>
          <table:table-cell table:formula="of:=[.$A$3]*SIN(RADIANS([.B358]-120))" office:value-type="float" office:value="-2983.7062236256" calcext:value-type="float">
            <text:p>-2983,7</text:p>
          </table:table-cell>
          <table:table-cell table:formula="of:=[.$A$3]*SIN(RADIANS([.B358]+120))" office:value-type="float" office:value="3234.7597726307" calcext:value-type="float">
            <text:p>3234,8</text:p>
          </table:table-cell>
          <table:table-cell table:style-name="ce10"/>
          <table:table-cell table:style-name="ce6" table:formula="of:=(MIN([.C358];[.D358];[.E358])+MAX([.C358];[.D358];[.E358]))/2" office:value-type="float" office:value="125.526774502553" calcext:value-type="float">
            <text:p>125,5</text:p>
          </table:table-cell>
          <table:table-cell table:style-name="ce12" table:formula="of:=([.C358]-[.G358]+[.$A$3])/2" office:value-type="float" office:value="1611.20983824617" calcext:value-type="float">
            <text:p>16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8]-[.G358]+[.$A$3])/2" office:value-type="float" office:value="244.883500935925" calcext:value-type="float">
            <text:p>245</text:p>
          </table:table-cell>
          <table:table-cell table:style-name="ce12" table:formula="of:=([.E358]-[.G358]+[.$A$3])/2" office:value-type="float" office:value="3354.11649906407" calcext:value-type="float">
            <text:p>3354</text:p>
          </table:table-cell>
          <table:table-cell table:style-name="ce10"/>
        </table:table-row>
        <table:table-row table:style-name="ro1">
          <table:table-cell/>
          <table:table-cell table:style-name="ce2" table:formula="of:=[.B358]+1" office:value-type="float" office:value="357" calcext:value-type="float">
            <text:p>357</text:p>
          </table:table-cell>
          <table:table-cell table:formula="of:=[.$A$3]*SIN(RADIANS([.B359]))" office:value-type="float" office:value="-188.357106518357" calcext:value-type="float">
            <text:p>-188,4</text:p>
          </table:table-cell>
          <table:table-cell table:formula="of:=[.$A$3]*SIN(RADIANS([.B359]-120))" office:value-type="float" office:value="-3018.37537403558" calcext:value-type="float">
            <text:p>-3018,4</text:p>
          </table:table-cell>
          <table:table-cell table:formula="of:=[.$A$3]*SIN(RADIANS([.B359]+120))" office:value-type="float" office:value="3206.73248055393" calcext:value-type="float">
            <text:p>3206,7</text:p>
          </table:table-cell>
          <table:table-cell table:style-name="ce10"/>
          <table:table-cell table:style-name="ce6" table:formula="of:=(MIN([.C359];[.D359];[.E359])+MAX([.C359];[.D359];[.E359]))/2" office:value-type="float" office:value="94.1785532591769" calcext:value-type="float">
            <text:p>94,2</text:p>
          </table:table-cell>
          <table:table-cell table:style-name="ce12" table:formula="of:=([.C359]-[.G359]+[.$A$3])/2" office:value-type="float" office:value="1658.23217011123" calcext:value-type="float">
            <text:p>16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9]-[.G359]+[.$A$3])/2" office:value-type="float" office:value="243.223036352621" calcext:value-type="float">
            <text:p>243</text:p>
          </table:table-cell>
          <table:table-cell table:style-name="ce12" table:formula="of:=([.E359]-[.G359]+[.$A$3])/2" office:value-type="float" office:value="3355.77696364738" calcext:value-type="float">
            <text:p>3356</text:p>
          </table:table-cell>
          <table:table-cell table:style-name="ce10"/>
        </table:table-row>
        <table:table-row table:style-name="ro1">
          <table:table-cell/>
          <table:table-cell table:style-name="ce2" table:formula="of:=[.B359]+1" office:value-type="float" office:value="358" calcext:value-type="float">
            <text:p>358</text:p>
          </table:table-cell>
          <table:table-cell table:formula="of:=[.$A$3]*SIN(RADIANS([.B360]))" office:value-type="float" office:value="-125.6032886323" calcext:value-type="float">
            <text:p>-125,6</text:p>
          </table:table-cell>
          <table:table-cell table:formula="of:=[.$A$3]*SIN(RADIANS([.B360]-120))" office:value-type="float" office:value="-3052.12509806698" calcext:value-type="float">
            <text:p>-3052,1</text:p>
          </table:table-cell>
          <table:table-cell table:formula="of:=[.$A$3]*SIN(RADIANS([.B360]+120))" office:value-type="float" office:value="3177.72838669928" calcext:value-type="float">
            <text:p>3177,7</text:p>
          </table:table-cell>
          <table:table-cell table:style-name="ce10"/>
          <table:table-cell table:style-name="ce6" table:formula="of:=(MIN([.C360];[.D360];[.E360])+MAX([.C360];[.D360];[.E360]))/2" office:value-type="float" office:value="62.8016443161509" calcext:value-type="float">
            <text:p>62,8</text:p>
          </table:table-cell>
          <table:table-cell table:style-name="ce12" table:formula="of:=([.C360]-[.G360]+[.$A$3])/2" office:value-type="float" office:value="1705.29753352577" calcext:value-type="float">
            <text:p>17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0]-[.G360]+[.$A$3])/2" office:value-type="float" office:value="242.036628808436" calcext:value-type="float">
            <text:p>242</text:p>
          </table:table-cell>
          <table:table-cell table:style-name="ce12" table:formula="of:=([.E360]-[.G360]+[.$A$3])/2" office:value-type="float" office:value="3356.96337119156" calcext:value-type="float">
            <text:p>3357</text:p>
          </table:table-cell>
          <table:table-cell table:style-name="ce10"/>
        </table:table-row>
        <table:table-row table:style-name="ro1">
          <table:table-cell/>
          <table:table-cell table:style-name="ce2" table:formula="of:=[.B360]+1" office:value-type="float" office:value="359" calcext:value-type="float">
            <text:p>359</text:p>
          </table:table-cell>
          <table:table-cell table:formula="of:=[.$A$3]*SIN(RADIANS([.B361]))" office:value-type="float" office:value="-62.8112107677835" calcext:value-type="float">
            <text:p>-62,8</text:p>
          </table:table-cell>
          <table:table-cell table:formula="of:=[.$A$3]*SIN(RADIANS([.B361]-120))" office:value-type="float" office:value="-3084.9451152269" calcext:value-type="float">
            <text:p>-3084,9</text:p>
          </table:table-cell>
          <table:table-cell table:formula="of:=[.$A$3]*SIN(RADIANS([.B361]+120))" office:value-type="float" office:value="3147.75632599469" calcext:value-type="float">
            <text:p>3147,8</text:p>
          </table:table-cell>
          <table:table-cell table:style-name="ce10"/>
          <table:table-cell table:style-name="ce6" table:formula="of:=(MIN([.C361];[.D361];[.E361])+MAX([.C361];[.D361];[.E361]))/2" office:value-type="float" office:value="31.4056053838917" calcext:value-type="float">
            <text:p>31,4</text:p>
          </table:table-cell>
          <table:table-cell table:style-name="ce12" table:formula="of:=([.C361]-[.G361]+[.$A$3])/2" office:value-type="float" office:value="1752.39159192416" calcext:value-type="float">
            <text:p>17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1]-[.G361]+[.$A$3])/2" office:value-type="float" office:value="241.324639694603" calcext:value-type="float">
            <text:p>241</text:p>
          </table:table-cell>
          <table:table-cell table:style-name="ce12" table:formula="of:=([.E361]-[.G361]+[.$A$3])/2" office:value-type="float" office:value="3357.6753603054" calcext:value-type="float">
            <text:p>3358</text:p>
          </table:table-cell>
          <table:table-cell table:style-name="ce10"/>
        </table:table-row>
        <table:table-row table:style-name="ro1" table:number-rows-repeated="2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</table:table-row>
        <table:table-row table:style-name="ro1" table:number-rows-repeated="10482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-00-0000</text:date>, <text:time style:data-style-name="N2" text:time-value="11:35:58.97568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3-17T15:17:46.933667892</dc:date>
    <meta:editing-duration>P1DT14H57M17S</meta:editing-duration>
    <meta:editing-cycles>19</meta:editing-cycles>
    <meta:generator>LibreOffice/5.2.2.2$Linux_X86_64 LibreOffice_project/20m0$Build-2</meta:generator>
    <meta:document-statistic meta:table-count="2" meta:cell-count="33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style-name="ch1">
        <chart:legend chart:legend-position="end" svg:x="13.336cm" svg:y="3.704cm" style:legend-expansion="high" chart:style-name="ch2"/>
        <chart:plot-area chart:style-name="ch3" table:cell-range-address="Sheet1.B2:Sheet1.E361" chart:data-source-has-labels="both" svg:x="0.32cm" svg:y="0.18cm" svg:width="12.696cm" svg:height="8.642cm">
          <chartooo:coordinate-region svg:x="1.709cm" svg:y="0.379cm" svg:width="11.307cm" svg:height="8.244cm"/>
          <chart:axis chart:dimension="x" chart:name="primary-x" chart:style-name="ch4" chartooo:axis-type="auto">
            <chartooo:date-scale/>
            <chart:categories table:cell-range-address="Sheet1.B3:Sheet1.B3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361" chart:label-cell-address="Sheet1.C2:Sheet1.C2" chart:class="chart:line">
            <chart:data-point chart:repeated="359"/>
          </chart:series>
          <chart:series chart:style-name="ch8" chart:values-cell-range-address="Sheet1.D3:Sheet1.D361" chart:label-cell-address="Sheet1.D2:Sheet1.D2" chart:class="chart:line">
            <chart:data-point chart:repeated="359"/>
          </chart:series>
          <chart:series chart:style-name="ch9" chart:values-cell-range-address="Sheet1.E3:Sheet1.E361" chart:label-cell-address="Sheet1.E2:Sheet1.E2" chart:class="chart:line">
            <chart:data-point chart:repeated="3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361</svg:desc>
                </draw:g>
              </table:table-cell>
              <table:table-cell office:value-type="float" office:value="62.8112107677834">
                <text:p>62.8112107677834</text:p>
                <draw:g>
                  <svg:desc>Sheet1.C3:Sheet1.C361</svg:desc>
                </draw:g>
              </table:table-cell>
              <table:table-cell office:value-type="float" office:value="-3147.75632599469">
                <text:p>-3147.75632599469</text:p>
                <draw:g>
                  <svg:desc>Sheet1.D3:Sheet1.D361</svg:desc>
                </draw:g>
              </table:table-cell>
              <table:table-cell office:value-type="float" office:value="3084.9451152269">
                <text:p>3084.9451152269</text:p>
                <draw:g>
                  <svg:desc>Sheet1.E3:Sheet1.E3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5.603288632301">
                <text:p>125.603288632301</text:p>
              </table:table-cell>
              <table:table-cell office:value-type="float" office:value="-3177.72838669928">
                <text:p>-3177.72838669928</text:p>
              </table:table-cell>
              <table:table-cell office:value-type="float" office:value="3052.12509806698">
                <text:p>3052.125098066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8.357106518355">
                <text:p>188.357106518355</text:p>
              </table:table-cell>
              <table:table-cell office:value-type="float" office:value="-3206.73248055394">
                <text:p>-3206.73248055394</text:p>
              </table:table-cell>
              <table:table-cell office:value-type="float" office:value="3018.37537403558">
                <text:p>3018.375374035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1.053549005107">
                <text:p>251.053549005107</text:p>
              </table:table-cell>
              <table:table-cell office:value-type="float" office:value="-3234.7597726307">
                <text:p>-3234.7597726307</text:p>
              </table:table-cell>
              <table:table-cell office:value-type="float" office:value="2983.70622362559">
                <text:p>2983.706223625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3.673518148822">
                <text:p>313.673518148822</text:p>
              </table:table-cell>
              <table:table-cell office:value-type="float" office:value="-3261.8017255449">
                <text:p>-3261.8017255449</text:p>
              </table:table-cell>
              <table:table-cell office:value-type="float" office:value="2948.12820739608">
                <text:p>2948.128207396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6.197939300285">
                <text:p>376.197939300285</text:p>
              </table:table-cell>
              <table:table-cell office:value-type="float" office:value="-3287.85010205572">
                <text:p>-3287.85010205572</text:p>
              </table:table-cell>
              <table:table-cell office:value-type="float" office:value="2911.65216275544">
                <text:p>2911.652162755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38.607766915126">
                <text:p>438.607766915126</text:p>
              </table:table-cell>
              <table:table-cell office:value-type="float" office:value="-3312.89696757533">
                <text:p>-3312.89696757533</text:p>
              </table:table-cell>
              <table:table-cell office:value-type="float" office:value="2874.28920066021">
                <text:p>2874.289200660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0.883990355276">
                <text:p>500.883990355276</text:p>
              </table:table-cell>
              <table:table-cell office:value-type="float" office:value="-3336.93469258587">
                <text:p>-3336.93469258587</text:p>
              </table:table-cell>
              <table:table-cell office:value-type="float" office:value="2836.05070223059">
                <text:p>2836.050702230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63.007639679791">
                <text:p>563.007639679791</text:p>
              </table:table-cell>
              <table:table-cell office:value-type="float" office:value="-3359.95595496343">
                <text:p>-3359.95595496343</text:p>
              </table:table-cell>
              <table:table-cell office:value-type="float" office:value="2796.94831528364">
                <text:p>2796.94831528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4.959791423282">
                <text:p>624.959791423282</text:p>
              </table:table-cell>
              <table:table-cell office:value-type="float" office:value="-3381.95374220848">
                <text:p>-3381.95374220848</text:p>
              </table:table-cell>
              <table:table-cell office:value-type="float" office:value="2756.9939507852">
                <text:p>2756.99395078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86.721574360185">
                <text:p>686.721574360185</text:p>
              </table:table-cell>
              <table:table-cell office:value-type="float" office:value="-3402.92135358194">
                <text:p>-3402.92135358194</text:p>
              </table:table-cell>
              <table:table-cell office:value-type="float" office:value="2716.19977922176">
                <text:p>2716.199779221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48.274175253116">
                <text:p>748.274175253116</text:p>
              </table:table-cell>
              <table:table-cell office:value-type="float" office:value="-3422.85240214626">
                <text:p>-3422.85240214626</text:p>
              </table:table-cell>
              <table:table-cell office:value-type="float" office:value="2674.57822689314">
                <text:p>2674.578226893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9.59884458357">
                <text:p>809.59884458357</text:p>
              </table:table-cell>
              <table:table-cell office:value-type="float" office:value="-3441.74081671096">
                <text:p>-3441.74081671096</text:p>
              </table:table-cell>
              <table:table-cell office:value-type="float" office:value="2632.1419721274">
                <text:p>2632.14197212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70.676902263204">
                <text:p>870.676902263204</text:p>
              </table:table-cell>
              <table:table-cell office:value-type="float" office:value="-3459.58084368201">
                <text:p>-3459.58084368201</text:p>
              </table:table-cell>
              <table:table-cell office:value-type="float" office:value="2588.9039414188">
                <text:p>2588.90394141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31.489743323972">
                <text:p>931.489743323972</text:p>
              </table:table-cell>
              <table:table-cell office:value-type="float" office:value="-3476.36704881436">
                <text:p>-3476.36704881436</text:p>
              </table:table-cell>
              <table:table-cell office:value-type="float" office:value="2544.87730549038">
                <text:p>2544.877305490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2.01884358538">
                <text:p>992.01884358538</text:p>
              </table:table-cell>
              <table:table-cell office:value-type="float" office:value="-3492.09431886731">
                <text:p>-3492.09431886731</text:p>
              </table:table-cell>
              <table:table-cell office:value-type="float" office:value="2500.07547528193">
                <text:p>2500.07547528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52.24576529713">
                <text:p>1052.24576529713</text:p>
              </table:table-cell>
              <table:table-cell office:value-type="float" office:value="-3506.75786316206">
                <text:p>-3506.75786316206</text:p>
              </table:table-cell>
              <table:table-cell office:value-type="float" office:value="2454.51209786493">
                <text:p>2454.512097864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12.15216275544">
                <text:p>1112.15216275544</text:p>
              </table:table-cell>
              <table:table-cell office:value-type="float" office:value="-3520.35321504097">
                <text:p>-3520.35321504097</text:p>
              </table:table-cell>
              <table:table-cell office:value-type="float" office:value="2408.20105228553">
                <text:p>2408.201052285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71.71978789131">
                <text:p>1171.71978789131</text:p>
              </table:table-cell>
              <table:table-cell office:value-type="float" office:value="-3532.87623322814">
                <text:p>-3532.87623322814</text:p>
              </table:table-cell>
              <table:table-cell office:value-type="float" office:value="2361.15644533684">
                <text:p>2361.156445336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30.93049582908">
                <text:p>1230.93049582908</text:p>
              </table:table-cell>
              <table:table-cell office:value-type="float" office:value="-3544.32310309094">
                <text:p>-3544.32310309094</text:p>
              </table:table-cell>
              <table:table-cell office:value-type="float" office:value="2313.39260726186">
                <text:p>2313.392607261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289.76625041354">
                <text:p>1289.76625041354</text:p>
              </table:table-cell>
              <table:table-cell office:value-type="float" office:value="-3554.6903378019">
                <text:p>-3554.6903378019</text:p>
              </table:table-cell>
              <table:table-cell office:value-type="float" office:value="2264.92408738836">
                <text:p>2264.924087388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48.20912970387">
                <text:p>1348.20912970387</text:p>
              </table:table-cell>
              <table:table-cell office:value-type="float" office:value="-3563.97477940091">
                <text:p>-3563.97477940091</text:p>
              </table:table-cell>
              <table:table-cell office:value-type="float" office:value="2215.76564969704">
                <text:p>2215.765649697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406.2413314329">
                <text:p>1406.2413314329</text:p>
              </table:table-cell>
              <table:table-cell office:value-type="float" office:value="-3572.17359975712">
                <text:p>-3572.17359975712</text:p>
              </table:table-cell>
              <table:table-cell office:value-type="float" office:value="2165.93226832422">
                <text:p>2165.932268324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63.84517842981">
                <text:p>1463.84517842981</text:p>
              </table:table-cell>
              <table:table-cell office:value-type="float" office:value="-3579.28430143042">
                <text:p>-3579.28430143042</text:p>
              </table:table-cell>
              <table:table-cell office:value-type="float" office:value="2115.43912300061">
                <text:p>2115.439123000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21.00312400478">
                <text:p>1521.00312400478</text:p>
              </table:table-cell>
              <table:table-cell office:value-type="float" office:value="-3585.30471843219">
                <text:p>-3585.30471843219</text:p>
              </table:table-cell>
              <table:table-cell office:value-type="float" office:value="2064.30159442741">
                <text:p>2064.301594427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77.69775729389">
                <text:p>1577.69775729389</text:p>
              </table:table-cell>
              <table:table-cell office:value-type="float" office:value="-3590.23301688511">
                <text:p>-3590.23301688511</text:p>
              </table:table-cell>
              <table:table-cell office:value-type="float" office:value="2012.53525959122">
                <text:p>2012.535259591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33.91180856263">
                <text:p>1633.91180856263</text:p>
              </table:table-cell>
              <table:table-cell office:value-type="float" office:value="-3594.06769558171">
                <text:p>-3594.06769558171</text:p>
              </table:table-cell>
              <table:table-cell office:value-type="float" office:value="1960.15588701908">
                <text:p>1960.155887019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89.62815446642">
                <text:p>1689.62815446642</text:p>
              </table:table-cell>
              <table:table-cell office:value-type="float" office:value="-3596.80758644173">
                <text:p>-3596.80758644173</text:p>
              </table:table-cell>
              <table:table-cell office:value-type="float" office:value="1907.1794319753">
                <text:p>1907.17943197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44.82982326657">
                <text:p>1744.82982326657</text:p>
              </table:table-cell>
              <table:table-cell office:value-type="float" office:value="-3598.45185486785">
                <text:p>-3598.45185486785</text:p>
              </table:table-cell>
              <table:table-cell office:value-type="float" office:value="1853.62203160129">
                <text:p>1853.622031601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99.5">
                <text:p>1799.5</text:p>
              </table:table-cell>
              <table:table-cell office:value-type="float" office:value="-3599">
                <text:p>-3599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53.62203160129">
                <text:p>1853.62203160129</text:p>
              </table:table-cell>
              <table:table-cell office:value-type="float" office:value="-3598.45185486785">
                <text:p>-3598.45185486785</text:p>
              </table:table-cell>
              <table:table-cell office:value-type="float" office:value="1744.82982326657">
                <text:p>1744.829823266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07.1794319753">
                <text:p>1907.1794319753</text:p>
              </table:table-cell>
              <table:table-cell office:value-type="float" office:value="-3596.80758644173">
                <text:p>-3596.80758644173</text:p>
              </table:table-cell>
              <table:table-cell office:value-type="float" office:value="1689.62815446642">
                <text:p>1689.6281544664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60.15588701908">
                <text:p>1960.15588701908</text:p>
              </table:table-cell>
              <table:table-cell office:value-type="float" office:value="-3594.06769558171">
                <text:p>-3594.06769558171</text:p>
              </table:table-cell>
              <table:table-cell office:value-type="float" office:value="1633.91180856263">
                <text:p>1633.911808562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12.53525959122">
                <text:p>2012.53525959122</text:p>
              </table:table-cell>
              <table:table-cell office:value-type="float" office:value="-3590.23301688511">
                <text:p>-3590.23301688511</text:p>
              </table:table-cell>
              <table:table-cell office:value-type="float" office:value="1577.69775729389">
                <text:p>1577.697757293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64.30159442741">
                <text:p>2064.30159442741</text:p>
              </table:table-cell>
              <table:table-cell office:value-type="float" office:value="-3585.30471843219">
                <text:p>-3585.30471843219</text:p>
              </table:table-cell>
              <table:table-cell office:value-type="float" office:value="1521.00312400478">
                <text:p>1521.003124004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15.43912300061">
                <text:p>2115.43912300061</text:p>
              </table:table-cell>
              <table:table-cell office:value-type="float" office:value="-3579.28430143042">
                <text:p>-3579.28430143042</text:p>
              </table:table-cell>
              <table:table-cell office:value-type="float" office:value="1463.84517842981">
                <text:p>1463.845178429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65.93226832422">
                <text:p>2165.93226832422</text:p>
              </table:table-cell>
              <table:table-cell office:value-type="float" office:value="-3572.17359975712">
                <text:p>-3572.17359975712</text:p>
              </table:table-cell>
              <table:table-cell office:value-type="float" office:value="1406.2413314329">
                <text:p>1406.24133143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15.76564969704">
                <text:p>2215.76564969704</text:p>
              </table:table-cell>
              <table:table-cell office:value-type="float" office:value="-3563.97477940091">
                <text:p>-3563.97477940091</text:p>
              </table:table-cell>
              <table:table-cell office:value-type="float" office:value="1348.20912970387">
                <text:p>1348.209129703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64.92408738836">
                <text:p>2264.92408738836</text:p>
              </table:table-cell>
              <table:table-cell office:value-type="float" office:value="-3554.6903378019">
                <text:p>-3554.6903378019</text:p>
              </table:table-cell>
              <table:table-cell office:value-type="float" office:value="1289.76625041354">
                <text:p>1289.766250413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13.39260726185">
                <text:p>2313.39260726185</text:p>
              </table:table-cell>
              <table:table-cell office:value-type="float" office:value="-3544.32310309094">
                <text:p>-3544.32310309094</text:p>
              </table:table-cell>
              <table:table-cell office:value-type="float" office:value="1230.93049582908">
                <text:p>1230.930495829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61.15644533684">
                <text:p>2361.15644533684</text:p>
              </table:table-cell>
              <table:table-cell office:value-type="float" office:value="-3532.87623322814">
                <text:p>-3532.87623322814</text:p>
              </table:table-cell>
              <table:table-cell office:value-type="float" office:value="1171.71978789131">
                <text:p>1171.719787891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08.20105228553">
                <text:p>2408.20105228553</text:p>
              </table:table-cell>
              <table:table-cell office:value-type="float" office:value="-3520.35321504097">
                <text:p>-3520.35321504097</text:p>
              </table:table-cell>
              <table:table-cell office:value-type="float" office:value="1112.15216275544">
                <text:p>1112.152162755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4.51209786493">
                <text:p>2454.51209786493</text:p>
              </table:table-cell>
              <table:table-cell office:value-type="float" office:value="-3506.75786316206">
                <text:p>-3506.75786316206</text:p>
              </table:table-cell>
              <table:table-cell office:value-type="float" office:value="1052.24576529713">
                <text:p>1052.245765297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00.07547528193">
                <text:p>2500.07547528193</text:p>
              </table:table-cell>
              <table:table-cell office:value-type="float" office:value="-3492.09431886731">
                <text:p>-3492.09431886731</text:p>
              </table:table-cell>
              <table:table-cell office:value-type="float" office:value="992.01884358538">
                <text:p>992.018843585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44.87730549038">
                <text:p>2544.87730549038</text:p>
              </table:table-cell>
              <table:table-cell office:value-type="float" office:value="-3476.36704881436">
                <text:p>-3476.36704881436</text:p>
              </table:table-cell>
              <table:table-cell office:value-type="float" office:value="931.489743323973">
                <text:p>931.4897433239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588.9039414188">
                <text:p>2588.9039414188</text:p>
              </table:table-cell>
              <table:table-cell office:value-type="float" office:value="-3459.58084368201">
                <text:p>-3459.58084368201</text:p>
              </table:table-cell>
              <table:table-cell office:value-type="float" office:value="870.676902263204">
                <text:p>870.6769022632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32.14197212739">
                <text:p>2632.14197212739</text:p>
              </table:table-cell>
              <table:table-cell office:value-type="float" office:value="-3441.74081671096">
                <text:p>-3441.74081671096</text:p>
              </table:table-cell>
              <table:table-cell office:value-type="float" office:value="809.598844583571">
                <text:p>809.59884458357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74.57822689314">
                <text:p>2674.57822689314</text:p>
              </table:table-cell>
              <table:table-cell office:value-type="float" office:value="-3422.85240214626">
                <text:p>-3422.85240214626</text:p>
              </table:table-cell>
              <table:table-cell office:value-type="float" office:value="748.274175253116">
                <text:p>748.2741752531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716.19977922176">
                <text:p>2716.19977922176</text:p>
              </table:table-cell>
              <table:table-cell office:value-type="float" office:value="-3402.92135358194">
                <text:p>-3402.92135358194</text:p>
              </table:table-cell>
              <table:table-cell office:value-type="float" office:value="686.721574360185">
                <text:p>686.7215743601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56.9939507852">
                <text:p>2756.9939507852</text:p>
              </table:table-cell>
              <table:table-cell office:value-type="float" office:value="-3381.95374220848">
                <text:p>-3381.95374220848</text:p>
              </table:table-cell>
              <table:table-cell office:value-type="float" office:value="624.959791423282">
                <text:p>624.9597914232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796.94831528364">
                <text:p>2796.94831528364</text:p>
              </table:table-cell>
              <table:table-cell office:value-type="float" office:value="-3359.95595496343">
                <text:p>-3359.95595496343</text:p>
              </table:table-cell>
              <table:table-cell office:value-type="float" office:value="563.007639679791">
                <text:p>563.00763967979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836.05070223059">
                <text:p>2836.05070223059</text:p>
              </table:table-cell>
              <table:table-cell office:value-type="float" office:value="-3336.93469258587">
                <text:p>-3336.93469258587</text:p>
              </table:table-cell>
              <table:table-cell office:value-type="float" office:value="500.883990355275">
                <text:p>500.8839903552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874.28920066021">
                <text:p>2874.28920066021</text:p>
              </table:table-cell>
              <table:table-cell office:value-type="float" office:value="-3312.89696757533">
                <text:p>-3312.89696757533</text:p>
              </table:table-cell>
              <table:table-cell office:value-type="float" office:value="438.607766915126">
                <text:p>438.60776691512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11.65216275544">
                <text:p>2911.65216275544</text:p>
              </table:table-cell>
              <table:table-cell office:value-type="float" office:value="-3287.85010205572">
                <text:p>-3287.85010205572</text:p>
              </table:table-cell>
              <table:table-cell office:value-type="float" office:value="376.197939300286">
                <text:p>376.19793930028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48.12820739608">
                <text:p>2948.12820739608</text:p>
              </table:table-cell>
              <table:table-cell office:value-type="float" office:value="-3261.8017255449">
                <text:p>-3261.8017255449</text:p>
              </table:table-cell>
              <table:table-cell office:value-type="float" office:value="313.673518148822">
                <text:p>313.67351814882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83.70622362559">
                <text:p>2983.70622362559</text:p>
              </table:table-cell>
              <table:table-cell office:value-type="float" office:value="-3234.7597726307">
                <text:p>-3234.7597726307</text:p>
              </table:table-cell>
              <table:table-cell office:value-type="float" office:value="251.053549005108">
                <text:p>251.05354900510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018.37537403558">
                <text:p>3018.37537403558</text:p>
              </table:table-cell>
              <table:table-cell office:value-type="float" office:value="-3206.73248055394">
                <text:p>-3206.73248055394</text:p>
              </table:table-cell>
              <table:table-cell office:value-type="float" office:value="188.357106518355">
                <text:p>188.3571065183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052.12509806698">
                <text:p>3052.12509806698</text:p>
              </table:table-cell>
              <table:table-cell office:value-type="float" office:value="-3177.72838669928">
                <text:p>-3177.72838669928</text:p>
              </table:table-cell>
              <table:table-cell office:value-type="float" office:value="125.603288632302">
                <text:p>125.60328863230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84.9451152269">
                <text:p>3084.9451152269</text:p>
              </table:table-cell>
              <table:table-cell office:value-type="float" office:value="-3147.75632599469">
                <text:p>-3147.75632599469</text:p>
              </table:table-cell>
              <table:table-cell office:value-type="float" office:value="62.8112107677831">
                <text:p>62.81121076778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16.82542822019">
                <text:p>3116.82542822019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0.000000000000440750383013132">
                <text:p>0.0000000000004407503830131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147.75632599469">
                <text:p>3147.75632599469</text:p>
              </table:table-cell>
              <table:table-cell office:value-type="float" office:value="-3084.9451152269">
                <text:p>-3084.9451152269</text:p>
              </table:table-cell>
              <table:table-cell office:value-type="float" office:value="-62.8112107677838">
                <text:p>-62.811210767783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177.72838669928">
                <text:p>3177.72838669928</text:p>
              </table:table-cell>
              <table:table-cell office:value-type="float" office:value="-3052.12509806698">
                <text:p>-3052.12509806698</text:p>
              </table:table-cell>
              <table:table-cell office:value-type="float" office:value="-125.603288632301">
                <text:p>-125.6032886323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206.73248055394">
                <text:p>3206.73248055394</text:p>
              </table:table-cell>
              <table:table-cell office:value-type="float" office:value="-3018.37537403558">
                <text:p>-3018.37537403558</text:p>
              </table:table-cell>
              <table:table-cell office:value-type="float" office:value="-188.357106518354">
                <text:p>-188.3571065183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234.7597726307">
                <text:p>3234.7597726307</text:p>
              </table:table-cell>
              <table:table-cell office:value-type="float" office:value="-2983.70622362559">
                <text:p>-2983.70622362559</text:p>
              </table:table-cell>
              <table:table-cell office:value-type="float" office:value="-251.053549005107">
                <text:p>-251.0535490051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61.8017255449">
                <text:p>3261.8017255449</text:p>
              </table:table-cell>
              <table:table-cell office:value-type="float" office:value="-2948.12820739608">
                <text:p>-2948.12820739608</text:p>
              </table:table-cell>
              <table:table-cell office:value-type="float" office:value="-313.673518148821">
                <text:p>-313.6735181488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287.85010205572">
                <text:p>3287.85010205572</text:p>
              </table:table-cell>
              <table:table-cell office:value-type="float" office:value="-2911.65216275544">
                <text:p>-2911.65216275544</text:p>
              </table:table-cell>
              <table:table-cell office:value-type="float" office:value="-376.197939300285">
                <text:p>-376.19793930028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312.89696757533">
                <text:p>3312.89696757533</text:p>
              </table:table-cell>
              <table:table-cell office:value-type="float" office:value="-2874.28920066021">
                <text:p>-2874.28920066021</text:p>
              </table:table-cell>
              <table:table-cell office:value-type="float" office:value="-438.607766915125">
                <text:p>-438.6077669151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336.93469258587">
                <text:p>3336.93469258587</text:p>
              </table:table-cell>
              <table:table-cell office:value-type="float" office:value="-2836.05070223059">
                <text:p>-2836.05070223059</text:p>
              </table:table-cell>
              <table:table-cell office:value-type="float" office:value="-500.883990355276">
                <text:p>-500.88399035527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359.95595496343">
                <text:p>3359.95595496343</text:p>
              </table:table-cell>
              <table:table-cell office:value-type="float" office:value="-2796.94831528364">
                <text:p>-2796.94831528364</text:p>
              </table:table-cell>
              <table:table-cell office:value-type="float" office:value="-563.00763967979">
                <text:p>-563.007639679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81.95374220848">
                <text:p>3381.95374220848</text:p>
              </table:table-cell>
              <table:table-cell office:value-type="float" office:value="-2756.9939507852">
                <text:p>-2756.9939507852</text:p>
              </table:table-cell>
              <table:table-cell office:value-type="float" office:value="-624.959791423283">
                <text:p>-624.95979142328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402.92135358194">
                <text:p>3402.92135358194</text:p>
              </table:table-cell>
              <table:table-cell office:value-type="float" office:value="-2716.19977922176">
                <text:p>-2716.19977922176</text:p>
              </table:table-cell>
              <table:table-cell office:value-type="float" office:value="-686.721574360185">
                <text:p>-686.72157436018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22.85240214626">
                <text:p>3422.85240214626</text:p>
              </table:table-cell>
              <table:table-cell office:value-type="float" office:value="-2674.57822689314">
                <text:p>-2674.57822689314</text:p>
              </table:table-cell>
              <table:table-cell office:value-type="float" office:value="-748.274175253117">
                <text:p>-748.2741752531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441.74081671096">
                <text:p>3441.74081671096</text:p>
              </table:table-cell>
              <table:table-cell office:value-type="float" office:value="-2632.14197212739">
                <text:p>-2632.14197212739</text:p>
              </table:table-cell>
              <table:table-cell office:value-type="float" office:value="-809.59884458357">
                <text:p>-809.5988445835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459.58084368201">
                <text:p>3459.58084368201</text:p>
              </table:table-cell>
              <table:table-cell office:value-type="float" office:value="-2588.9039414188">
                <text:p>-2588.9039414188</text:p>
              </table:table-cell>
              <table:table-cell office:value-type="float" office:value="-870.676902263203">
                <text:p>-870.67690226320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476.36704881436">
                <text:p>3476.36704881436</text:p>
              </table:table-cell>
              <table:table-cell office:value-type="float" office:value="-2544.87730549038">
                <text:p>-2544.87730549038</text:p>
              </table:table-cell>
              <table:table-cell office:value-type="float" office:value="-931.489743323972">
                <text:p>-931.48974332397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492.09431886731">
                <text:p>3492.09431886731</text:p>
              </table:table-cell>
              <table:table-cell office:value-type="float" office:value="-2500.07547528193">
                <text:p>-2500.07547528193</text:p>
              </table:table-cell>
              <table:table-cell office:value-type="float" office:value="-992.018843585379">
                <text:p>-992.01884358537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506.75786316206">
                <text:p>3506.75786316206</text:p>
              </table:table-cell>
              <table:table-cell office:value-type="float" office:value="-2454.51209786493">
                <text:p>-2454.51209786493</text:p>
              </table:table-cell>
              <table:table-cell office:value-type="float" office:value="-1052.24576529713">
                <text:p>-1052.245765297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520.35321504097">
                <text:p>3520.35321504097</text:p>
              </table:table-cell>
              <table:table-cell office:value-type="float" office:value="-2408.20105228553">
                <text:p>-2408.20105228553</text:p>
              </table:table-cell>
              <table:table-cell office:value-type="float" office:value="-1112.15216275544">
                <text:p>-1112.1521627554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532.87623322814">
                <text:p>3532.87623322814</text:p>
              </table:table-cell>
              <table:table-cell office:value-type="float" office:value="-2361.15644533684">
                <text:p>-2361.15644533684</text:p>
              </table:table-cell>
              <table:table-cell office:value-type="float" office:value="-1171.71978789131">
                <text:p>-1171.719787891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44.32310309094">
                <text:p>3544.32310309094</text:p>
              </table:table-cell>
              <table:table-cell office:value-type="float" office:value="-2313.39260726185">
                <text:p>-2313.39260726185</text:p>
              </table:table-cell>
              <table:table-cell office:value-type="float" office:value="-1230.93049582908">
                <text:p>-1230.9304958290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554.6903378019">
                <text:p>3554.6903378019</text:p>
              </table:table-cell>
              <table:table-cell office:value-type="float" office:value="-2264.92408738836">
                <text:p>-2264.92408738836</text:p>
              </table:table-cell>
              <table:table-cell office:value-type="float" office:value="-1289.76625041354">
                <text:p>-1289.766250413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563.97477940091">
                <text:p>3563.97477940091</text:p>
              </table:table-cell>
              <table:table-cell office:value-type="float" office:value="-2215.76564969704">
                <text:p>-2215.76564969704</text:p>
              </table:table-cell>
              <table:table-cell office:value-type="float" office:value="-1348.20912970387">
                <text:p>-1348.209129703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572.17359975712">
                <text:p>3572.17359975712</text:p>
              </table:table-cell>
              <table:table-cell office:value-type="float" office:value="-2165.93226832422">
                <text:p>-2165.93226832422</text:p>
              </table:table-cell>
              <table:table-cell office:value-type="float" office:value="-1406.2413314329">
                <text:p>-1406.241331432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579.28430143042">
                <text:p>3579.28430143042</text:p>
              </table:table-cell>
              <table:table-cell office:value-type="float" office:value="-2115.43912300061">
                <text:p>-2115.43912300061</text:p>
              </table:table-cell>
              <table:table-cell office:value-type="float" office:value="-1463.84517842981">
                <text:p>-1463.845178429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585.30471843219">
                <text:p>3585.30471843219</text:p>
              </table:table-cell>
              <table:table-cell office:value-type="float" office:value="-2064.30159442741">
                <text:p>-2064.30159442741</text:p>
              </table:table-cell>
              <table:table-cell office:value-type="float" office:value="-1521.00312400478">
                <text:p>-1521.003124004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590.23301688511">
                <text:p>3590.23301688511</text:p>
              </table:table-cell>
              <table:table-cell office:value-type="float" office:value="-2012.53525959122">
                <text:p>-2012.53525959122</text:p>
              </table:table-cell>
              <table:table-cell office:value-type="float" office:value="-1577.69775729389">
                <text:p>-1577.6977572938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594.06769558171">
                <text:p>3594.06769558171</text:p>
              </table:table-cell>
              <table:table-cell office:value-type="float" office:value="-1960.15588701908">
                <text:p>-1960.15588701908</text:p>
              </table:table-cell>
              <table:table-cell office:value-type="float" office:value="-1633.91180856263">
                <text:p>-1633.9118085626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596.80758644173">
                <text:p>3596.80758644173</text:p>
              </table:table-cell>
              <table:table-cell office:value-type="float" office:value="-1907.1794319753">
                <text:p>-1907.1794319753</text:p>
              </table:table-cell>
              <table:table-cell office:value-type="float" office:value="-1689.62815446642">
                <text:p>-1689.628154466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598.45185486785">
                <text:p>3598.45185486785</text:p>
              </table:table-cell>
              <table:table-cell office:value-type="float" office:value="-1853.62203160129">
                <text:p>-1853.62203160129</text:p>
              </table:table-cell>
              <table:table-cell office:value-type="float" office:value="-1744.82982326657">
                <text:p>-1744.829823266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599">
                <text:p>3599</text:p>
              </table:table-cell>
              <table:table-cell office:value-type="float" office:value="-1799.5">
                <text:p>-1799.5</text:p>
              </table:table-cell>
              <table:table-cell office:value-type="float" office:value="-1799.5">
                <text:p>-1799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598.45185486785">
                <text:p>3598.45185486785</text:p>
              </table:table-cell>
              <table:table-cell office:value-type="float" office:value="-1744.82982326657">
                <text:p>-1744.82982326657</text:p>
              </table:table-cell>
              <table:table-cell office:value-type="float" office:value="-1853.62203160129">
                <text:p>-1853.6220316012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596.80758644173">
                <text:p>3596.80758644173</text:p>
              </table:table-cell>
              <table:table-cell office:value-type="float" office:value="-1689.62815446642">
                <text:p>-1689.62815446642</text:p>
              </table:table-cell>
              <table:table-cell office:value-type="float" office:value="-1907.1794319753">
                <text:p>-1907.179431975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594.06769558171">
                <text:p>3594.06769558171</text:p>
              </table:table-cell>
              <table:table-cell office:value-type="float" office:value="-1633.91180856263">
                <text:p>-1633.91180856263</text:p>
              </table:table-cell>
              <table:table-cell office:value-type="float" office:value="-1960.15588701908">
                <text:p>-1960.1558870190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590.23301688511">
                <text:p>3590.23301688511</text:p>
              </table:table-cell>
              <table:table-cell office:value-type="float" office:value="-1577.69775729389">
                <text:p>-1577.69775729389</text:p>
              </table:table-cell>
              <table:table-cell office:value-type="float" office:value="-2012.53525959122">
                <text:p>-2012.535259591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585.30471843219">
                <text:p>3585.30471843219</text:p>
              </table:table-cell>
              <table:table-cell office:value-type="float" office:value="-1521.00312400478">
                <text:p>-1521.00312400478</text:p>
              </table:table-cell>
              <table:table-cell office:value-type="float" office:value="-2064.30159442742">
                <text:p>-2064.3015944274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579.28430143042">
                <text:p>3579.28430143042</text:p>
              </table:table-cell>
              <table:table-cell office:value-type="float" office:value="-1463.84517842981">
                <text:p>-1463.84517842981</text:p>
              </table:table-cell>
              <table:table-cell office:value-type="float" office:value="-2115.43912300061">
                <text:p>-2115.4391230006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572.17359975712">
                <text:p>3572.17359975712</text:p>
              </table:table-cell>
              <table:table-cell office:value-type="float" office:value="-1406.2413314329">
                <text:p>-1406.2413314329</text:p>
              </table:table-cell>
              <table:table-cell office:value-type="float" office:value="-2165.93226832422">
                <text:p>-2165.9322683242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563.97477940091">
                <text:p>3563.97477940091</text:p>
              </table:table-cell>
              <table:table-cell office:value-type="float" office:value="-1348.20912970387">
                <text:p>-1348.20912970387</text:p>
              </table:table-cell>
              <table:table-cell office:value-type="float" office:value="-2215.76564969704">
                <text:p>-2215.7656496970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554.6903378019">
                <text:p>3554.6903378019</text:p>
              </table:table-cell>
              <table:table-cell office:value-type="float" office:value="-1289.76625041354">
                <text:p>-1289.76625041354</text:p>
              </table:table-cell>
              <table:table-cell office:value-type="float" office:value="-2264.92408738837">
                <text:p>-2264.924087388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544.32310309094">
                <text:p>3544.32310309094</text:p>
              </table:table-cell>
              <table:table-cell office:value-type="float" office:value="-1230.93049582908">
                <text:p>-1230.93049582908</text:p>
              </table:table-cell>
              <table:table-cell office:value-type="float" office:value="-2313.39260726185">
                <text:p>-2313.3926072618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532.87623322814">
                <text:p>3532.87623322814</text:p>
              </table:table-cell>
              <table:table-cell office:value-type="float" office:value="-1171.71978789131">
                <text:p>-1171.71978789131</text:p>
              </table:table-cell>
              <table:table-cell office:value-type="float" office:value="-2361.15644533684">
                <text:p>-2361.156445336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520.35321504097">
                <text:p>3520.35321504097</text:p>
              </table:table-cell>
              <table:table-cell office:value-type="float" office:value="-1112.15216275544">
                <text:p>-1112.15216275544</text:p>
              </table:table-cell>
              <table:table-cell office:value-type="float" office:value="-2408.20105228553">
                <text:p>-2408.2010522855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506.75786316206">
                <text:p>3506.75786316206</text:p>
              </table:table-cell>
              <table:table-cell office:value-type="float" office:value="-1052.24576529713">
                <text:p>-1052.24576529713</text:p>
              </table:table-cell>
              <table:table-cell office:value-type="float" office:value="-2454.51209786493">
                <text:p>-2454.5120978649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492.09431886731">
                <text:p>3492.09431886731</text:p>
              </table:table-cell>
              <table:table-cell office:value-type="float" office:value="-992.01884358538">
                <text:p>-992.01884358538</text:p>
              </table:table-cell>
              <table:table-cell office:value-type="float" office:value="-2500.07547528193">
                <text:p>-2500.0754752819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476.36704881436">
                <text:p>3476.36704881436</text:p>
              </table:table-cell>
              <table:table-cell office:value-type="float" office:value="-931.489743323972">
                <text:p>-931.489743323972</text:p>
              </table:table-cell>
              <table:table-cell office:value-type="float" office:value="-2544.87730549038">
                <text:p>-2544.8773054903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459.58084368201">
                <text:p>3459.58084368201</text:p>
              </table:table-cell>
              <table:table-cell office:value-type="float" office:value="-870.676902263204">
                <text:p>-870.676902263204</text:p>
              </table:table-cell>
              <table:table-cell office:value-type="float" office:value="-2588.90394141881">
                <text:p>-2588.9039414188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441.74081671096">
                <text:p>3441.74081671096</text:p>
              </table:table-cell>
              <table:table-cell office:value-type="float" office:value="-809.59884458357">
                <text:p>-809.59884458357</text:p>
              </table:table-cell>
              <table:table-cell office:value-type="float" office:value="-2632.14197212739">
                <text:p>-2632.1419721273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422.85240214626">
                <text:p>3422.85240214626</text:p>
              </table:table-cell>
              <table:table-cell office:value-type="float" office:value="-748.274175253116">
                <text:p>-748.274175253116</text:p>
              </table:table-cell>
              <table:table-cell office:value-type="float" office:value="-2674.57822689314">
                <text:p>-2674.5782268931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402.92135358194">
                <text:p>3402.92135358194</text:p>
              </table:table-cell>
              <table:table-cell office:value-type="float" office:value="-686.721574360185">
                <text:p>-686.721574360185</text:p>
              </table:table-cell>
              <table:table-cell office:value-type="float" office:value="-2716.19977922176">
                <text:p>-2716.1997792217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81.95374220848">
                <text:p>3381.95374220848</text:p>
              </table:table-cell>
              <table:table-cell office:value-type="float" office:value="-624.959791423282">
                <text:p>-624.959791423282</text:p>
              </table:table-cell>
              <table:table-cell office:value-type="float" office:value="-2756.9939507852">
                <text:p>-2756.993950785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359.95595496343">
                <text:p>3359.95595496343</text:p>
              </table:table-cell>
              <table:table-cell office:value-type="float" office:value="-563.007639679791">
                <text:p>-563.007639679791</text:p>
              </table:table-cell>
              <table:table-cell office:value-type="float" office:value="-2796.94831528364">
                <text:p>-2796.9483152836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336.93469258587">
                <text:p>3336.93469258587</text:p>
              </table:table-cell>
              <table:table-cell office:value-type="float" office:value="-500.883990355276">
                <text:p>-500.883990355276</text:p>
              </table:table-cell>
              <table:table-cell office:value-type="float" office:value="-2836.05070223059">
                <text:p>-2836.0507022305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312.89696757533">
                <text:p>3312.89696757533</text:p>
              </table:table-cell>
              <table:table-cell office:value-type="float" office:value="-438.607766915126">
                <text:p>-438.607766915126</text:p>
              </table:table-cell>
              <table:table-cell office:value-type="float" office:value="-2874.28920066021">
                <text:p>-2874.2892006602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287.85010205572">
                <text:p>3287.85010205572</text:p>
              </table:table-cell>
              <table:table-cell office:value-type="float" office:value="-376.197939300285">
                <text:p>-376.197939300285</text:p>
              </table:table-cell>
              <table:table-cell office:value-type="float" office:value="-2911.65216275543">
                <text:p>-2911.6521627554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261.8017255449">
                <text:p>3261.8017255449</text:p>
              </table:table-cell>
              <table:table-cell office:value-type="float" office:value="-313.673518148822">
                <text:p>-313.673518148822</text:p>
              </table:table-cell>
              <table:table-cell office:value-type="float" office:value="-2948.12820739608">
                <text:p>-2948.1282073960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234.7597726307">
                <text:p>3234.7597726307</text:p>
              </table:table-cell>
              <table:table-cell office:value-type="float" office:value="-251.053549005107">
                <text:p>-251.053549005107</text:p>
              </table:table-cell>
              <table:table-cell office:value-type="float" office:value="-2983.7062236256">
                <text:p>-2983.70622362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206.73248055394">
                <text:p>3206.73248055394</text:p>
              </table:table-cell>
              <table:table-cell office:value-type="float" office:value="-188.357106518355">
                <text:p>-188.357106518355</text:p>
              </table:table-cell>
              <table:table-cell office:value-type="float" office:value="-3018.37537403558">
                <text:p>-3018.375374035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177.72838669928">
                <text:p>3177.72838669928</text:p>
              </table:table-cell>
              <table:table-cell office:value-type="float" office:value="-125.603288632301">
                <text:p>-125.603288632301</text:p>
              </table:table-cell>
              <table:table-cell office:value-type="float" office:value="-3052.12509806698">
                <text:p>-3052.125098066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147.75632599469">
                <text:p>3147.75632599469</text:p>
              </table:table-cell>
              <table:table-cell office:value-type="float" office:value="-62.8112107677834">
                <text:p>-62.8112107677834</text:p>
              </table:table-cell>
              <table:table-cell office:value-type="float" office:value="-3084.9451152269">
                <text:p>-3084.94511522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16.8254282202">
                <text:p>3116.8254282202</text:p>
              </table:table-cell>
              <table:table-cell office:value-type="float" office:value="0">
                <text:p>0</text:p>
              </table:table-cell>
              <table:table-cell office:value-type="float" office:value="-3116.82542822019">
                <text:p>-3116.825428220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84.9451152269">
                <text:p>3084.9451152269</text:p>
              </table:table-cell>
              <table:table-cell office:value-type="float" office:value="62.8112107677834">
                <text:p>62.8112107677834</text:p>
              </table:table-cell>
              <table:table-cell office:value-type="float" office:value="-3147.75632599469">
                <text:p>-3147.7563259946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52.12509806698">
                <text:p>3052.12509806698</text:p>
              </table:table-cell>
              <table:table-cell office:value-type="float" office:value="125.603288632301">
                <text:p>125.603288632301</text:p>
              </table:table-cell>
              <table:table-cell office:value-type="float" office:value="-3177.72838669928">
                <text:p>-3177.72838669928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18.37537403558">
                <text:p>3018.37537403558</text:p>
              </table:table-cell>
              <table:table-cell office:value-type="float" office:value="188.357106518355">
                <text:p>188.357106518355</text:p>
              </table:table-cell>
              <table:table-cell office:value-type="float" office:value="-3206.73248055394">
                <text:p>-3206.7324805539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983.70622362559">
                <text:p>2983.70622362559</text:p>
              </table:table-cell>
              <table:table-cell office:value-type="float" office:value="251.053549005107">
                <text:p>251.053549005107</text:p>
              </table:table-cell>
              <table:table-cell office:value-type="float" office:value="-3234.7597726307">
                <text:p>-3234.75977263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948.12820739608">
                <text:p>2948.12820739608</text:p>
              </table:table-cell>
              <table:table-cell office:value-type="float" office:value="313.673518148822">
                <text:p>313.673518148822</text:p>
              </table:table-cell>
              <table:table-cell office:value-type="float" office:value="-3261.8017255449">
                <text:p>-3261.801725544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911.65216275544">
                <text:p>2911.65216275544</text:p>
              </table:table-cell>
              <table:table-cell office:value-type="float" office:value="376.197939300285">
                <text:p>376.197939300285</text:p>
              </table:table-cell>
              <table:table-cell office:value-type="float" office:value="-3287.85010205572">
                <text:p>-3287.8501020557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874.28920066021">
                <text:p>2874.28920066021</text:p>
              </table:table-cell>
              <table:table-cell office:value-type="float" office:value="438.607766915126">
                <text:p>438.607766915126</text:p>
              </table:table-cell>
              <table:table-cell office:value-type="float" office:value="-3312.89696757533">
                <text:p>-3312.896967575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836.05070223059">
                <text:p>2836.05070223059</text:p>
              </table:table-cell>
              <table:table-cell office:value-type="float" office:value="500.883990355276">
                <text:p>500.883990355276</text:p>
              </table:table-cell>
              <table:table-cell office:value-type="float" office:value="-3336.93469258587">
                <text:p>-3336.934692585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796.94831528364">
                <text:p>2796.94831528364</text:p>
              </table:table-cell>
              <table:table-cell office:value-type="float" office:value="563.007639679791">
                <text:p>563.007639679791</text:p>
              </table:table-cell>
              <table:table-cell office:value-type="float" office:value="-3359.95595496343">
                <text:p>-3359.9559549634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56.9939507852">
                <text:p>2756.9939507852</text:p>
              </table:table-cell>
              <table:table-cell office:value-type="float" office:value="624.959791423282">
                <text:p>624.959791423282</text:p>
              </table:table-cell>
              <table:table-cell office:value-type="float" office:value="-3381.95374220848">
                <text:p>-3381.953742208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716.19977922176">
                <text:p>2716.19977922176</text:p>
              </table:table-cell>
              <table:table-cell office:value-type="float" office:value="686.721574360185">
                <text:p>686.721574360185</text:p>
              </table:table-cell>
              <table:table-cell office:value-type="float" office:value="-3402.92135358194">
                <text:p>-3402.9213535819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674.57822689314">
                <text:p>2674.57822689314</text:p>
              </table:table-cell>
              <table:table-cell office:value-type="float" office:value="748.274175253116">
                <text:p>748.274175253116</text:p>
              </table:table-cell>
              <table:table-cell office:value-type="float" office:value="-3422.85240214626">
                <text:p>-3422.8524021462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632.1419721274">
                <text:p>2632.1419721274</text:p>
              </table:table-cell>
              <table:table-cell office:value-type="float" office:value="809.59884458357">
                <text:p>809.59884458357</text:p>
              </table:table-cell>
              <table:table-cell office:value-type="float" office:value="-3441.74081671096">
                <text:p>-3441.7408167109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588.9039414188">
                <text:p>2588.9039414188</text:p>
              </table:table-cell>
              <table:table-cell office:value-type="float" office:value="870.676902263204">
                <text:p>870.676902263204</text:p>
              </table:table-cell>
              <table:table-cell office:value-type="float" office:value="-3459.58084368201">
                <text:p>-3459.580843682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44.87730549038">
                <text:p>2544.87730549038</text:p>
              </table:table-cell>
              <table:table-cell office:value-type="float" office:value="931.489743323972">
                <text:p>931.489743323972</text:p>
              </table:table-cell>
              <table:table-cell office:value-type="float" office:value="-3476.36704881436">
                <text:p>-3476.367048814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500.07547528193">
                <text:p>2500.07547528193</text:p>
              </table:table-cell>
              <table:table-cell office:value-type="float" office:value="992.01884358538">
                <text:p>992.01884358538</text:p>
              </table:table-cell>
              <table:table-cell office:value-type="float" office:value="-3492.09431886731">
                <text:p>-3492.0943188673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454.51209786493">
                <text:p>2454.51209786493</text:p>
              </table:table-cell>
              <table:table-cell office:value-type="float" office:value="1052.24576529713">
                <text:p>1052.24576529713</text:p>
              </table:table-cell>
              <table:table-cell office:value-type="float" office:value="-3506.75786316206">
                <text:p>-3506.7578631620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408.20105228553">
                <text:p>2408.20105228553</text:p>
              </table:table-cell>
              <table:table-cell office:value-type="float" office:value="1112.15216275544">
                <text:p>1112.15216275544</text:p>
              </table:table-cell>
              <table:table-cell office:value-type="float" office:value="-3520.35321504097">
                <text:p>-3520.3532150409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361.15644533684">
                <text:p>2361.15644533684</text:p>
              </table:table-cell>
              <table:table-cell office:value-type="float" office:value="1171.71978789131">
                <text:p>1171.71978789131</text:p>
              </table:table-cell>
              <table:table-cell office:value-type="float" office:value="-3532.87623322814">
                <text:p>-3532.8762332281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13.39260726186">
                <text:p>2313.39260726186</text:p>
              </table:table-cell>
              <table:table-cell office:value-type="float" office:value="1230.93049582908">
                <text:p>1230.93049582908</text:p>
              </table:table-cell>
              <table:table-cell office:value-type="float" office:value="-3544.32310309094">
                <text:p>-3544.3231030909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264.92408738836">
                <text:p>2264.92408738836</text:p>
              </table:table-cell>
              <table:table-cell office:value-type="float" office:value="1289.76625041354">
                <text:p>1289.76625041354</text:p>
              </table:table-cell>
              <table:table-cell office:value-type="float" office:value="-3554.6903378019">
                <text:p>-3554.69033780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215.76564969704">
                <text:p>2215.76564969704</text:p>
              </table:table-cell>
              <table:table-cell office:value-type="float" office:value="1348.20912970387">
                <text:p>1348.20912970387</text:p>
              </table:table-cell>
              <table:table-cell office:value-type="float" office:value="-3563.97477940091">
                <text:p>-3563.9747794009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165.93226832422">
                <text:p>2165.93226832422</text:p>
              </table:table-cell>
              <table:table-cell office:value-type="float" office:value="1406.2413314329">
                <text:p>1406.2413314329</text:p>
              </table:table-cell>
              <table:table-cell office:value-type="float" office:value="-3572.17359975712">
                <text:p>-3572.173599757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115.43912300061">
                <text:p>2115.43912300061</text:p>
              </table:table-cell>
              <table:table-cell office:value-type="float" office:value="1463.84517842981">
                <text:p>1463.84517842981</text:p>
              </table:table-cell>
              <table:table-cell office:value-type="float" office:value="-3579.28430143042">
                <text:p>-3579.2843014304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064.30159442741">
                <text:p>2064.30159442741</text:p>
              </table:table-cell>
              <table:table-cell office:value-type="float" office:value="1521.00312400478">
                <text:p>1521.00312400478</text:p>
              </table:table-cell>
              <table:table-cell office:value-type="float" office:value="-3585.30471843219">
                <text:p>-3585.3047184321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012.53525959122">
                <text:p>2012.53525959122</text:p>
              </table:table-cell>
              <table:table-cell office:value-type="float" office:value="1577.69775729389">
                <text:p>1577.69775729389</text:p>
              </table:table-cell>
              <table:table-cell office:value-type="float" office:value="-3590.23301688511">
                <text:p>-3590.2330168851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960.15588701908">
                <text:p>1960.15588701908</text:p>
              </table:table-cell>
              <table:table-cell office:value-type="float" office:value="1633.91180856263">
                <text:p>1633.91180856263</text:p>
              </table:table-cell>
              <table:table-cell office:value-type="float" office:value="-3594.06769558171">
                <text:p>-3594.0676955817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907.1794319753">
                <text:p>1907.1794319753</text:p>
              </table:table-cell>
              <table:table-cell office:value-type="float" office:value="1689.62815446642">
                <text:p>1689.62815446642</text:p>
              </table:table-cell>
              <table:table-cell office:value-type="float" office:value="-3596.80758644173">
                <text:p>-3596.8075864417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853.62203160129">
                <text:p>1853.62203160129</text:p>
              </table:table-cell>
              <table:table-cell office:value-type="float" office:value="1744.82982326657">
                <text:p>1744.82982326657</text:p>
              </table:table-cell>
              <table:table-cell office:value-type="float" office:value="-3598.45185486785">
                <text:p>-3598.4518548678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99.5">
                <text:p>1799.5</text:p>
              </table:table-cell>
              <table:table-cell office:value-type="float" office:value="1799.5">
                <text:p>1799.5</text:p>
              </table:table-cell>
              <table:table-cell office:value-type="float" office:value="-3599">
                <text:p>-359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744.82982326657">
                <text:p>1744.82982326657</text:p>
              </table:table-cell>
              <table:table-cell office:value-type="float" office:value="1853.62203160129">
                <text:p>1853.62203160129</text:p>
              </table:table-cell>
              <table:table-cell office:value-type="float" office:value="-3598.45185486785">
                <text:p>-3598.4518548678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689.62815446642">
                <text:p>1689.62815446642</text:p>
              </table:table-cell>
              <table:table-cell office:value-type="float" office:value="1907.1794319753">
                <text:p>1907.1794319753</text:p>
              </table:table-cell>
              <table:table-cell office:value-type="float" office:value="-3596.80758644173">
                <text:p>-3596.8075864417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633.91180856263">
                <text:p>1633.91180856263</text:p>
              </table:table-cell>
              <table:table-cell office:value-type="float" office:value="1960.15588701908">
                <text:p>1960.15588701908</text:p>
              </table:table-cell>
              <table:table-cell office:value-type="float" office:value="-3594.06769558171">
                <text:p>-3594.0676955817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77.69775729389">
                <text:p>1577.69775729389</text:p>
              </table:table-cell>
              <table:table-cell office:value-type="float" office:value="2012.53525959122">
                <text:p>2012.53525959122</text:p>
              </table:table-cell>
              <table:table-cell office:value-type="float" office:value="-3590.23301688511">
                <text:p>-3590.2330168851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21.00312400478">
                <text:p>1521.00312400478</text:p>
              </table:table-cell>
              <table:table-cell office:value-type="float" office:value="2064.30159442741">
                <text:p>2064.30159442741</text:p>
              </table:table-cell>
              <table:table-cell office:value-type="float" office:value="-3585.30471843219">
                <text:p>-3585.3047184321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463.84517842981">
                <text:p>1463.84517842981</text:p>
              </table:table-cell>
              <table:table-cell office:value-type="float" office:value="2115.43912300061">
                <text:p>2115.43912300061</text:p>
              </table:table-cell>
              <table:table-cell office:value-type="float" office:value="-3579.28430143042">
                <text:p>-3579.2843014304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406.2413314329">
                <text:p>1406.2413314329</text:p>
              </table:table-cell>
              <table:table-cell office:value-type="float" office:value="2165.93226832422">
                <text:p>2165.93226832422</text:p>
              </table:table-cell>
              <table:table-cell office:value-type="float" office:value="-3572.17359975712">
                <text:p>-3572.1735997571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348.20912970387">
                <text:p>1348.20912970387</text:p>
              </table:table-cell>
              <table:table-cell office:value-type="float" office:value="2215.76564969704">
                <text:p>2215.76564969704</text:p>
              </table:table-cell>
              <table:table-cell office:value-type="float" office:value="-3563.97477940091">
                <text:p>-3563.9747794009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289.76625041354">
                <text:p>1289.76625041354</text:p>
              </table:table-cell>
              <table:table-cell office:value-type="float" office:value="2264.92408738836">
                <text:p>2264.92408738836</text:p>
              </table:table-cell>
              <table:table-cell office:value-type="float" office:value="-3554.6903378019">
                <text:p>-3554.690337801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230.93049582908">
                <text:p>1230.93049582908</text:p>
              </table:table-cell>
              <table:table-cell office:value-type="float" office:value="2313.39260726185">
                <text:p>2313.39260726185</text:p>
              </table:table-cell>
              <table:table-cell office:value-type="float" office:value="-3544.32310309094">
                <text:p>-3544.3231030909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171.71978789131">
                <text:p>1171.71978789131</text:p>
              </table:table-cell>
              <table:table-cell office:value-type="float" office:value="2361.15644533684">
                <text:p>2361.15644533684</text:p>
              </table:table-cell>
              <table:table-cell office:value-type="float" office:value="-3532.87623322814">
                <text:p>-3532.876233228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112.15216275544">
                <text:p>1112.15216275544</text:p>
              </table:table-cell>
              <table:table-cell office:value-type="float" office:value="2408.20105228553">
                <text:p>2408.20105228553</text:p>
              </table:table-cell>
              <table:table-cell office:value-type="float" office:value="-3520.35321504097">
                <text:p>-3520.3532150409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52.24576529713">
                <text:p>1052.24576529713</text:p>
              </table:table-cell>
              <table:table-cell office:value-type="float" office:value="2454.51209786493">
                <text:p>2454.51209786493</text:p>
              </table:table-cell>
              <table:table-cell office:value-type="float" office:value="-3506.75786316206">
                <text:p>-3506.7578631620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992.01884358538">
                <text:p>992.01884358538</text:p>
              </table:table-cell>
              <table:table-cell office:value-type="float" office:value="2500.07547528193">
                <text:p>2500.07547528193</text:p>
              </table:table-cell>
              <table:table-cell office:value-type="float" office:value="-3492.09431886731">
                <text:p>-3492.094318867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931.489743323973">
                <text:p>931.489743323973</text:p>
              </table:table-cell>
              <table:table-cell office:value-type="float" office:value="2544.87730549038">
                <text:p>2544.87730549038</text:p>
              </table:table-cell>
              <table:table-cell office:value-type="float" office:value="-3476.36704881436">
                <text:p>-3476.3670488143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70.676902263204">
                <text:p>870.676902263204</text:p>
              </table:table-cell>
              <table:table-cell office:value-type="float" office:value="2588.9039414188">
                <text:p>2588.9039414188</text:p>
              </table:table-cell>
              <table:table-cell office:value-type="float" office:value="-3459.58084368201">
                <text:p>-3459.5808436820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09.598844583571">
                <text:p>809.598844583571</text:p>
              </table:table-cell>
              <table:table-cell office:value-type="float" office:value="2632.14197212739">
                <text:p>2632.14197212739</text:p>
              </table:table-cell>
              <table:table-cell office:value-type="float" office:value="-3441.74081671096">
                <text:p>-3441.7408167109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48.274175253116">
                <text:p>748.274175253116</text:p>
              </table:table-cell>
              <table:table-cell office:value-type="float" office:value="2674.57822689314">
                <text:p>2674.57822689314</text:p>
              </table:table-cell>
              <table:table-cell office:value-type="float" office:value="-3422.85240214626">
                <text:p>-3422.8524021462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86.721574360185">
                <text:p>686.721574360185</text:p>
              </table:table-cell>
              <table:table-cell office:value-type="float" office:value="2716.19977922176">
                <text:p>2716.19977922176</text:p>
              </table:table-cell>
              <table:table-cell office:value-type="float" office:value="-3402.92135358194">
                <text:p>-3402.921353581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24.959791423282">
                <text:p>624.959791423282</text:p>
              </table:table-cell>
              <table:table-cell office:value-type="float" office:value="2756.9939507852">
                <text:p>2756.9939507852</text:p>
              </table:table-cell>
              <table:table-cell office:value-type="float" office:value="-3381.95374220848">
                <text:p>-3381.953742208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63.007639679791">
                <text:p>563.007639679791</text:p>
              </table:table-cell>
              <table:table-cell office:value-type="float" office:value="2796.94831528364">
                <text:p>2796.94831528364</text:p>
              </table:table-cell>
              <table:table-cell office:value-type="float" office:value="-3359.95595496343">
                <text:p>-3359.9559549634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00.883990355275">
                <text:p>500.883990355275</text:p>
              </table:table-cell>
              <table:table-cell office:value-type="float" office:value="2836.05070223059">
                <text:p>2836.05070223059</text:p>
              </table:table-cell>
              <table:table-cell office:value-type="float" office:value="-3336.93469258587">
                <text:p>-3336.9346925858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8.607766915126">
                <text:p>438.607766915126</text:p>
              </table:table-cell>
              <table:table-cell office:value-type="float" office:value="2874.28920066021">
                <text:p>2874.28920066021</text:p>
              </table:table-cell>
              <table:table-cell office:value-type="float" office:value="-3312.89696757533">
                <text:p>-3312.896967575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376.197939300286">
                <text:p>376.197939300286</text:p>
              </table:table-cell>
              <table:table-cell office:value-type="float" office:value="2911.65216275544">
                <text:p>2911.65216275544</text:p>
              </table:table-cell>
              <table:table-cell office:value-type="float" office:value="-3287.85010205572">
                <text:p>-3287.850102055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13.673518148822">
                <text:p>313.673518148822</text:p>
              </table:table-cell>
              <table:table-cell office:value-type="float" office:value="2948.12820739608">
                <text:p>2948.12820739608</text:p>
              </table:table-cell>
              <table:table-cell office:value-type="float" office:value="-3261.8017255449">
                <text:p>-3261.801725544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51.053549005108">
                <text:p>251.053549005108</text:p>
              </table:table-cell>
              <table:table-cell office:value-type="float" office:value="2983.70622362559">
                <text:p>2983.70622362559</text:p>
              </table:table-cell>
              <table:table-cell office:value-type="float" office:value="-3234.7597726307">
                <text:p>-3234.759772630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88.357106518355">
                <text:p>188.357106518355</text:p>
              </table:table-cell>
              <table:table-cell office:value-type="float" office:value="3018.37537403558">
                <text:p>3018.37537403558</text:p>
              </table:table-cell>
              <table:table-cell office:value-type="float" office:value="-3206.73248055394">
                <text:p>-3206.7324805539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25.603288632302">
                <text:p>125.603288632302</text:p>
              </table:table-cell>
              <table:table-cell office:value-type="float" office:value="3052.12509806698">
                <text:p>3052.12509806698</text:p>
              </table:table-cell>
              <table:table-cell office:value-type="float" office:value="-3177.72838669928">
                <text:p>-3177.7283866992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.8112107677831">
                <text:p>62.8112107677831</text:p>
              </table:table-cell>
              <table:table-cell office:value-type="float" office:value="3084.9451152269">
                <text:p>3084.9451152269</text:p>
              </table:table-cell>
              <table:table-cell office:value-type="float" office:value="-3147.75632599469">
                <text:p>-3147.756325994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00000000440750383013132">
                <text:p>0.000000000000440750383013132</text:p>
              </table:table-cell>
              <table:table-cell office:value-type="float" office:value="3116.82542822019">
                <text:p>3116.82542822019</text:p>
              </table:table-cell>
              <table:table-cell office:value-type="float" office:value="-3116.82542822019">
                <text:p>-3116.825428220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62.8112107677838">
                <text:p>-62.8112107677838</text:p>
              </table:table-cell>
              <table:table-cell office:value-type="float" office:value="3147.75632599469">
                <text:p>3147.75632599469</text:p>
              </table:table-cell>
              <table:table-cell office:value-type="float" office:value="-3084.9451152269">
                <text:p>-3084.945115226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125.603288632301">
                <text:p>-125.603288632301</text:p>
              </table:table-cell>
              <table:table-cell office:value-type="float" office:value="3177.72838669928">
                <text:p>3177.72838669928</text:p>
              </table:table-cell>
              <table:table-cell office:value-type="float" office:value="-3052.12509806698">
                <text:p>-3052.1250980669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188.357106518354">
                <text:p>-188.357106518354</text:p>
              </table:table-cell>
              <table:table-cell office:value-type="float" office:value="3206.73248055394">
                <text:p>3206.73248055394</text:p>
              </table:table-cell>
              <table:table-cell office:value-type="float" office:value="-3018.37537403558">
                <text:p>-3018.3753740355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251.053549005107">
                <text:p>-251.053549005107</text:p>
              </table:table-cell>
              <table:table-cell office:value-type="float" office:value="3234.7597726307">
                <text:p>3234.7597726307</text:p>
              </table:table-cell>
              <table:table-cell office:value-type="float" office:value="-2983.70622362559">
                <text:p>-2983.7062236255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313.673518148821">
                <text:p>-313.673518148821</text:p>
              </table:table-cell>
              <table:table-cell office:value-type="float" office:value="3261.8017255449">
                <text:p>3261.8017255449</text:p>
              </table:table-cell>
              <table:table-cell office:value-type="float" office:value="-2948.12820739608">
                <text:p>-2948.1282073960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376.197939300285">
                <text:p>-376.197939300285</text:p>
              </table:table-cell>
              <table:table-cell office:value-type="float" office:value="3287.85010205572">
                <text:p>3287.85010205572</text:p>
              </table:table-cell>
              <table:table-cell office:value-type="float" office:value="-2911.65216275544">
                <text:p>-2911.6521627554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438.607766915125">
                <text:p>-438.607766915125</text:p>
              </table:table-cell>
              <table:table-cell office:value-type="float" office:value="3312.89696757533">
                <text:p>3312.89696757533</text:p>
              </table:table-cell>
              <table:table-cell office:value-type="float" office:value="-2874.28920066021">
                <text:p>-2874.2892006602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500.883990355276">
                <text:p>-500.883990355276</text:p>
              </table:table-cell>
              <table:table-cell office:value-type="float" office:value="3336.93469258587">
                <text:p>3336.93469258587</text:p>
              </table:table-cell>
              <table:table-cell office:value-type="float" office:value="-2836.05070223059">
                <text:p>-2836.0507022305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563.00763967979">
                <text:p>-563.00763967979</text:p>
              </table:table-cell>
              <table:table-cell office:value-type="float" office:value="3359.95595496343">
                <text:p>3359.95595496343</text:p>
              </table:table-cell>
              <table:table-cell office:value-type="float" office:value="-2796.94831528364">
                <text:p>-2796.948315283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624.959791423283">
                <text:p>-624.959791423283</text:p>
              </table:table-cell>
              <table:table-cell office:value-type="float" office:value="3381.95374220848">
                <text:p>3381.95374220848</text:p>
              </table:table-cell>
              <table:table-cell office:value-type="float" office:value="-2756.9939507852">
                <text:p>-2756.993950785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686.721574360185">
                <text:p>-686.721574360185</text:p>
              </table:table-cell>
              <table:table-cell office:value-type="float" office:value="3402.92135358194">
                <text:p>3402.92135358194</text:p>
              </table:table-cell>
              <table:table-cell office:value-type="float" office:value="-2716.19977922176">
                <text:p>-2716.1997792217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748.274175253117">
                <text:p>-748.274175253117</text:p>
              </table:table-cell>
              <table:table-cell office:value-type="float" office:value="3422.85240214626">
                <text:p>3422.85240214626</text:p>
              </table:table-cell>
              <table:table-cell office:value-type="float" office:value="-2674.57822689314">
                <text:p>-2674.5782268931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809.59884458357">
                <text:p>-809.59884458357</text:p>
              </table:table-cell>
              <table:table-cell office:value-type="float" office:value="3441.74081671096">
                <text:p>3441.74081671096</text:p>
              </table:table-cell>
              <table:table-cell office:value-type="float" office:value="-2632.14197212739">
                <text:p>-2632.1419721273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870.676902263203">
                <text:p>-870.676902263203</text:p>
              </table:table-cell>
              <table:table-cell office:value-type="float" office:value="3459.58084368201">
                <text:p>3459.58084368201</text:p>
              </table:table-cell>
              <table:table-cell office:value-type="float" office:value="-2588.90394141881">
                <text:p>-2588.903941418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931.489743323972">
                <text:p>-931.489743323972</text:p>
              </table:table-cell>
              <table:table-cell office:value-type="float" office:value="3476.36704881436">
                <text:p>3476.36704881436</text:p>
              </table:table-cell>
              <table:table-cell office:value-type="float" office:value="-2544.87730549038">
                <text:p>-2544.8773054903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992.018843585379">
                <text:p>-992.018843585379</text:p>
              </table:table-cell>
              <table:table-cell office:value-type="float" office:value="3492.09431886731">
                <text:p>3492.09431886731</text:p>
              </table:table-cell>
              <table:table-cell office:value-type="float" office:value="-2500.07547528193">
                <text:p>-2500.0754752819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1052.24576529713">
                <text:p>-1052.24576529713</text:p>
              </table:table-cell>
              <table:table-cell office:value-type="float" office:value="3506.75786316206">
                <text:p>3506.75786316206</text:p>
              </table:table-cell>
              <table:table-cell office:value-type="float" office:value="-2454.51209786493">
                <text:p>-2454.5120978649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1112.15216275544">
                <text:p>-1112.15216275544</text:p>
              </table:table-cell>
              <table:table-cell office:value-type="float" office:value="3520.35321504097">
                <text:p>3520.35321504097</text:p>
              </table:table-cell>
              <table:table-cell office:value-type="float" office:value="-2408.20105228553">
                <text:p>-2408.2010522855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171.71978789131">
                <text:p>-1171.71978789131</text:p>
              </table:table-cell>
              <table:table-cell office:value-type="float" office:value="3532.87623322814">
                <text:p>3532.87623322814</text:p>
              </table:table-cell>
              <table:table-cell office:value-type="float" office:value="-2361.15644533684">
                <text:p>-2361.156445336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230.93049582908">
                <text:p>-1230.93049582908</text:p>
              </table:table-cell>
              <table:table-cell office:value-type="float" office:value="3544.32310309094">
                <text:p>3544.32310309094</text:p>
              </table:table-cell>
              <table:table-cell office:value-type="float" office:value="-2313.39260726186">
                <text:p>-2313.3926072618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1289.76625041354">
                <text:p>-1289.76625041354</text:p>
              </table:table-cell>
              <table:table-cell office:value-type="float" office:value="3554.6903378019">
                <text:p>3554.6903378019</text:p>
              </table:table-cell>
              <table:table-cell office:value-type="float" office:value="-2264.92408738837">
                <text:p>-2264.924087388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348.20912970387">
                <text:p>-1348.20912970387</text:p>
              </table:table-cell>
              <table:table-cell office:value-type="float" office:value="3563.97477940091">
                <text:p>3563.97477940091</text:p>
              </table:table-cell>
              <table:table-cell office:value-type="float" office:value="-2215.76564969704">
                <text:p>-2215.7656496970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1406.2413314329">
                <text:p>-1406.2413314329</text:p>
              </table:table-cell>
              <table:table-cell office:value-type="float" office:value="3572.17359975712">
                <text:p>3572.17359975712</text:p>
              </table:table-cell>
              <table:table-cell office:value-type="float" office:value="-2165.93226832422">
                <text:p>-2165.9322683242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1463.84517842981">
                <text:p>-1463.84517842981</text:p>
              </table:table-cell>
              <table:table-cell office:value-type="float" office:value="3579.28430143042">
                <text:p>3579.28430143042</text:p>
              </table:table-cell>
              <table:table-cell office:value-type="float" office:value="-2115.43912300061">
                <text:p>-2115.4391230006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1521.00312400478">
                <text:p>-1521.00312400478</text:p>
              </table:table-cell>
              <table:table-cell office:value-type="float" office:value="3585.30471843219">
                <text:p>3585.30471843219</text:p>
              </table:table-cell>
              <table:table-cell office:value-type="float" office:value="-2064.30159442742">
                <text:p>-2064.3015944274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1577.69775729389">
                <text:p>-1577.69775729389</text:p>
              </table:table-cell>
              <table:table-cell office:value-type="float" office:value="3590.23301688511">
                <text:p>3590.23301688511</text:p>
              </table:table-cell>
              <table:table-cell office:value-type="float" office:value="-2012.53525959122">
                <text:p>-2012.535259591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1633.91180856263">
                <text:p>-1633.91180856263</text:p>
              </table:table-cell>
              <table:table-cell office:value-type="float" office:value="3594.06769558171">
                <text:p>3594.06769558171</text:p>
              </table:table-cell>
              <table:table-cell office:value-type="float" office:value="-1960.15588701908">
                <text:p>-1960.1558870190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1689.62815446642">
                <text:p>-1689.62815446642</text:p>
              </table:table-cell>
              <table:table-cell office:value-type="float" office:value="3596.80758644173">
                <text:p>3596.80758644173</text:p>
              </table:table-cell>
              <table:table-cell office:value-type="float" office:value="-1907.1794319753">
                <text:p>-1907.179431975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1744.82982326657">
                <text:p>-1744.82982326657</text:p>
              </table:table-cell>
              <table:table-cell office:value-type="float" office:value="3598.45185486785">
                <text:p>3598.45185486785</text:p>
              </table:table-cell>
              <table:table-cell office:value-type="float" office:value="-1853.62203160129">
                <text:p>-1853.622031601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1799.5">
                <text:p>-1799.5</text:p>
              </table:table-cell>
              <table:table-cell office:value-type="float" office:value="3599">
                <text:p>3599</text:p>
              </table:table-cell>
              <table:table-cell office:value-type="float" office:value="-1799.5">
                <text:p>-1799.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1853.62203160129">
                <text:p>-1853.62203160129</text:p>
              </table:table-cell>
              <table:table-cell office:value-type="float" office:value="3598.45185486785">
                <text:p>3598.45185486785</text:p>
              </table:table-cell>
              <table:table-cell office:value-type="float" office:value="-1744.82982326657">
                <text:p>-1744.8298232665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1907.1794319753">
                <text:p>-1907.1794319753</text:p>
              </table:table-cell>
              <table:table-cell office:value-type="float" office:value="3596.80758644173">
                <text:p>3596.80758644173</text:p>
              </table:table-cell>
              <table:table-cell office:value-type="float" office:value="-1689.62815446642">
                <text:p>-1689.6281544664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1960.15588701908">
                <text:p>-1960.15588701908</text:p>
              </table:table-cell>
              <table:table-cell office:value-type="float" office:value="3594.06769558171">
                <text:p>3594.06769558171</text:p>
              </table:table-cell>
              <table:table-cell office:value-type="float" office:value="-1633.91180856263">
                <text:p>-1633.91180856263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2012.53525959122">
                <text:p>-2012.53525959122</text:p>
              </table:table-cell>
              <table:table-cell office:value-type="float" office:value="3590.23301688511">
                <text:p>3590.23301688511</text:p>
              </table:table-cell>
              <table:table-cell office:value-type="float" office:value="-1577.69775729389">
                <text:p>-1577.6977572938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2064.30159442742">
                <text:p>-2064.30159442742</text:p>
              </table:table-cell>
              <table:table-cell office:value-type="float" office:value="3585.30471843219">
                <text:p>3585.30471843219</text:p>
              </table:table-cell>
              <table:table-cell office:value-type="float" office:value="-1521.00312400478">
                <text:p>-1521.0031240047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2115.43912300061">
                <text:p>-2115.43912300061</text:p>
              </table:table-cell>
              <table:table-cell office:value-type="float" office:value="3579.28430143042">
                <text:p>3579.28430143042</text:p>
              </table:table-cell>
              <table:table-cell office:value-type="float" office:value="-1463.8451784298">
                <text:p>-1463.845178429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2165.93226832422">
                <text:p>-2165.93226832422</text:p>
              </table:table-cell>
              <table:table-cell office:value-type="float" office:value="3572.17359975712">
                <text:p>3572.17359975712</text:p>
              </table:table-cell>
              <table:table-cell office:value-type="float" office:value="-1406.2413314329">
                <text:p>-1406.241331432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2215.76564969704">
                <text:p>-2215.76564969704</text:p>
              </table:table-cell>
              <table:table-cell office:value-type="float" office:value="3563.97477940091">
                <text:p>3563.97477940091</text:p>
              </table:table-cell>
              <table:table-cell office:value-type="float" office:value="-1348.20912970387">
                <text:p>-1348.2091297038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2264.92408738837">
                <text:p>-2264.92408738837</text:p>
              </table:table-cell>
              <table:table-cell office:value-type="float" office:value="3554.6903378019">
                <text:p>3554.6903378019</text:p>
              </table:table-cell>
              <table:table-cell office:value-type="float" office:value="-1289.76625041354">
                <text:p>-1289.766250413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2313.39260726185">
                <text:p>-2313.39260726185</text:p>
              </table:table-cell>
              <table:table-cell office:value-type="float" office:value="3544.32310309094">
                <text:p>3544.32310309094</text:p>
              </table:table-cell>
              <table:table-cell office:value-type="float" office:value="-1230.93049582908">
                <text:p>-1230.9304958290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2361.15644533684">
                <text:p>-2361.15644533684</text:p>
              </table:table-cell>
              <table:table-cell office:value-type="float" office:value="3532.87623322814">
                <text:p>3532.87623322814</text:p>
              </table:table-cell>
              <table:table-cell office:value-type="float" office:value="-1171.71978789131">
                <text:p>-1171.7197878913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2408.20105228553">
                <text:p>-2408.20105228553</text:p>
              </table:table-cell>
              <table:table-cell office:value-type="float" office:value="3520.35321504097">
                <text:p>3520.35321504097</text:p>
              </table:table-cell>
              <table:table-cell office:value-type="float" office:value="-1112.15216275544">
                <text:p>-1112.1521627554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2454.51209786493">
                <text:p>-2454.51209786493</text:p>
              </table:table-cell>
              <table:table-cell office:value-type="float" office:value="3506.75786316206">
                <text:p>3506.75786316206</text:p>
              </table:table-cell>
              <table:table-cell office:value-type="float" office:value="-1052.24576529713">
                <text:p>-1052.2457652971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2500.07547528193">
                <text:p>-2500.07547528193</text:p>
              </table:table-cell>
              <table:table-cell office:value-type="float" office:value="3492.09431886731">
                <text:p>3492.09431886731</text:p>
              </table:table-cell>
              <table:table-cell office:value-type="float" office:value="-992.018843585379">
                <text:p>-992.01884358537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2544.87730549038">
                <text:p>-2544.87730549038</text:p>
              </table:table-cell>
              <table:table-cell office:value-type="float" office:value="3476.36704881436">
                <text:p>3476.36704881436</text:p>
              </table:table-cell>
              <table:table-cell office:value-type="float" office:value="-931.489743323972">
                <text:p>-931.48974332397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2588.90394141881">
                <text:p>-2588.90394141881</text:p>
              </table:table-cell>
              <table:table-cell office:value-type="float" office:value="3459.58084368201">
                <text:p>3459.58084368201</text:p>
              </table:table-cell>
              <table:table-cell office:value-type="float" office:value="-870.676902263205">
                <text:p>-870.67690226320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2632.14197212739">
                <text:p>-2632.14197212739</text:p>
              </table:table-cell>
              <table:table-cell office:value-type="float" office:value="3441.74081671096">
                <text:p>3441.74081671096</text:p>
              </table:table-cell>
              <table:table-cell office:value-type="float" office:value="-809.598844583571">
                <text:p>-809.59884458357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2674.57822689314">
                <text:p>-2674.57822689314</text:p>
              </table:table-cell>
              <table:table-cell office:value-type="float" office:value="3422.85240214626">
                <text:p>3422.85240214626</text:p>
              </table:table-cell>
              <table:table-cell office:value-type="float" office:value="-748.274175253118">
                <text:p>-748.27417525311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2716.19977922176">
                <text:p>-2716.19977922176</text:p>
              </table:table-cell>
              <table:table-cell office:value-type="float" office:value="3402.92135358194">
                <text:p>3402.92135358194</text:p>
              </table:table-cell>
              <table:table-cell office:value-type="float" office:value="-686.721574360184">
                <text:p>-686.7215743601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2756.9939507852">
                <text:p>-2756.9939507852</text:p>
              </table:table-cell>
              <table:table-cell office:value-type="float" office:value="3381.95374220848">
                <text:p>3381.95374220848</text:p>
              </table:table-cell>
              <table:table-cell office:value-type="float" office:value="-624.959791423283">
                <text:p>-624.95979142328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2796.94831528364">
                <text:p>-2796.94831528364</text:p>
              </table:table-cell>
              <table:table-cell office:value-type="float" office:value="3359.95595496343">
                <text:p>3359.95595496343</text:p>
              </table:table-cell>
              <table:table-cell office:value-type="float" office:value="-563.007639679792">
                <text:p>-563.00763967979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2836.05070223059">
                <text:p>-2836.05070223059</text:p>
              </table:table-cell>
              <table:table-cell office:value-type="float" office:value="3336.93469258587">
                <text:p>3336.93469258587</text:p>
              </table:table-cell>
              <table:table-cell office:value-type="float" office:value="-500.883990355277">
                <text:p>-500.88399035527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2874.28920066021">
                <text:p>-2874.28920066021</text:p>
              </table:table-cell>
              <table:table-cell office:value-type="float" office:value="3312.89696757533">
                <text:p>3312.89696757533</text:p>
              </table:table-cell>
              <table:table-cell office:value-type="float" office:value="-438.607766915125">
                <text:p>-438.60776691512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2911.65216275543">
                <text:p>-2911.65216275543</text:p>
              </table:table-cell>
              <table:table-cell office:value-type="float" office:value="3287.85010205572">
                <text:p>3287.85010205572</text:p>
              </table:table-cell>
              <table:table-cell office:value-type="float" office:value="-376.197939300285">
                <text:p>-376.19793930028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2948.12820739608">
                <text:p>-2948.12820739608</text:p>
              </table:table-cell>
              <table:table-cell office:value-type="float" office:value="3261.8017255449">
                <text:p>3261.8017255449</text:p>
              </table:table-cell>
              <table:table-cell office:value-type="float" office:value="-313.673518148822">
                <text:p>-313.67351814882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2983.7062236256">
                <text:p>-2983.7062236256</text:p>
              </table:table-cell>
              <table:table-cell office:value-type="float" office:value="3234.7597726307">
                <text:p>3234.7597726307</text:p>
              </table:table-cell>
              <table:table-cell office:value-type="float" office:value="-251.053549005108">
                <text:p>-251.05354900510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3018.37537403558">
                <text:p>-3018.37537403558</text:p>
              </table:table-cell>
              <table:table-cell office:value-type="float" office:value="3206.73248055394">
                <text:p>3206.73248055394</text:p>
              </table:table-cell>
              <table:table-cell office:value-type="float" office:value="-188.357106518357">
                <text:p>-188.35710651835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3052.12509806698">
                <text:p>-3052.12509806698</text:p>
              </table:table-cell>
              <table:table-cell office:value-type="float" office:value="3177.72838669928">
                <text:p>3177.72838669928</text:p>
              </table:table-cell>
              <table:table-cell office:value-type="float" office:value="-125.6032886323">
                <text:p>-125.603288632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3084.9451152269">
                <text:p>-3084.9451152269</text:p>
              </table:table-cell>
              <table:table-cell office:value-type="float" office:value="3147.75632599469">
                <text:p>3147.75632599469</text:p>
              </table:table-cell>
              <table:table-cell office:value-type="float" office:value="-62.8112107677835">
                <text:p>-62.81121076778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3116.8254282202">
                <text:p>3116.8254282202</text:p>
              </table:table-cell>
              <table:table-cell office:value-type="float" office:value="-0.000000000000881500766026265">
                <text:p>-0.00000000000088150076602626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3147.75632599469">
                <text:p>-3147.75632599469</text:p>
              </table:table-cell>
              <table:table-cell office:value-type="float" office:value="3084.9451152269">
                <text:p>3084.9451152269</text:p>
              </table:table-cell>
              <table:table-cell office:value-type="float" office:value="62.8112107677818">
                <text:p>62.811210767781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3177.72838669928">
                <text:p>-3177.72838669928</text:p>
              </table:table-cell>
              <table:table-cell office:value-type="float" office:value="3052.12509806698">
                <text:p>3052.12509806698</text:p>
              </table:table-cell>
              <table:table-cell office:value-type="float" office:value="125.603288632302">
                <text:p>125.60328863230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3206.73248055394">
                <text:p>-3206.73248055394</text:p>
              </table:table-cell>
              <table:table-cell office:value-type="float" office:value="3018.37537403558">
                <text:p>3018.37537403558</text:p>
              </table:table-cell>
              <table:table-cell office:value-type="float" office:value="188.357106518355">
                <text:p>188.35710651835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3234.7597726307">
                <text:p>-3234.7597726307</text:p>
              </table:table-cell>
              <table:table-cell office:value-type="float" office:value="2983.70622362559">
                <text:p>2983.70622362559</text:p>
              </table:table-cell>
              <table:table-cell office:value-type="float" office:value="251.053549005106">
                <text:p>251.05354900510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3261.8017255449">
                <text:p>-3261.8017255449</text:p>
              </table:table-cell>
              <table:table-cell office:value-type="float" office:value="2948.12820739608">
                <text:p>2948.12820739608</text:p>
              </table:table-cell>
              <table:table-cell office:value-type="float" office:value="313.673518148821">
                <text:p>313.67351814882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3287.85010205572">
                <text:p>-3287.85010205572</text:p>
              </table:table-cell>
              <table:table-cell office:value-type="float" office:value="2911.65216275544">
                <text:p>2911.65216275544</text:p>
              </table:table-cell>
              <table:table-cell office:value-type="float" office:value="376.197939300283">
                <text:p>376.19793930028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3312.89696757533">
                <text:p>-3312.89696757533</text:p>
              </table:table-cell>
              <table:table-cell office:value-type="float" office:value="2874.28920066021">
                <text:p>2874.28920066021</text:p>
              </table:table-cell>
              <table:table-cell office:value-type="float" office:value="438.607766915126">
                <text:p>438.60776691512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3336.93469258587">
                <text:p>-3336.93469258587</text:p>
              </table:table-cell>
              <table:table-cell office:value-type="float" office:value="2836.05070223059">
                <text:p>2836.05070223059</text:p>
              </table:table-cell>
              <table:table-cell office:value-type="float" office:value="500.883990355275">
                <text:p>500.88399035527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3359.95595496343">
                <text:p>-3359.95595496343</text:p>
              </table:table-cell>
              <table:table-cell office:value-type="float" office:value="2796.94831528364">
                <text:p>2796.94831528364</text:p>
              </table:table-cell>
              <table:table-cell office:value-type="float" office:value="563.00763967979">
                <text:p>563.0076396797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3381.95374220848">
                <text:p>-3381.95374220848</text:p>
              </table:table-cell>
              <table:table-cell office:value-type="float" office:value="2756.9939507852">
                <text:p>2756.9939507852</text:p>
              </table:table-cell>
              <table:table-cell office:value-type="float" office:value="624.959791423281">
                <text:p>624.95979142328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3402.92135358194">
                <text:p>-3402.92135358194</text:p>
              </table:table-cell>
              <table:table-cell office:value-type="float" office:value="2716.19977922176">
                <text:p>2716.19977922176</text:p>
              </table:table-cell>
              <table:table-cell office:value-type="float" office:value="686.721574360186">
                <text:p>686.72157436018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3422.85240214626">
                <text:p>-3422.85240214626</text:p>
              </table:table-cell>
              <table:table-cell office:value-type="float" office:value="2674.57822689314">
                <text:p>2674.57822689314</text:p>
              </table:table-cell>
              <table:table-cell office:value-type="float" office:value="748.274175253116">
                <text:p>748.27417525311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3441.74081671096">
                <text:p>-3441.74081671096</text:p>
              </table:table-cell>
              <table:table-cell office:value-type="float" office:value="2632.1419721274">
                <text:p>2632.1419721274</text:p>
              </table:table-cell>
              <table:table-cell office:value-type="float" office:value="809.59884458357">
                <text:p>809.5988445835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3459.58084368201">
                <text:p>-3459.58084368201</text:p>
              </table:table-cell>
              <table:table-cell office:value-type="float" office:value="2588.9039414188">
                <text:p>2588.9039414188</text:p>
              </table:table-cell>
              <table:table-cell office:value-type="float" office:value="870.676902263203">
                <text:p>870.67690226320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3476.36704881436">
                <text:p>-3476.36704881436</text:p>
              </table:table-cell>
              <table:table-cell office:value-type="float" office:value="2544.87730549038">
                <text:p>2544.87730549038</text:p>
              </table:table-cell>
              <table:table-cell office:value-type="float" office:value="931.48974332397">
                <text:p>931.4897433239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3492.09431886731">
                <text:p>-3492.09431886731</text:p>
              </table:table-cell>
              <table:table-cell office:value-type="float" office:value="2500.07547528193">
                <text:p>2500.07547528193</text:p>
              </table:table-cell>
              <table:table-cell office:value-type="float" office:value="992.018843585381">
                <text:p>992.01884358538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3506.75786316206">
                <text:p>-3506.75786316206</text:p>
              </table:table-cell>
              <table:table-cell office:value-type="float" office:value="2454.51209786493">
                <text:p>2454.51209786493</text:p>
              </table:table-cell>
              <table:table-cell office:value-type="float" office:value="1052.24576529713">
                <text:p>1052.2457652971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3520.35321504097">
                <text:p>-3520.35321504097</text:p>
              </table:table-cell>
              <table:table-cell office:value-type="float" office:value="2408.20105228553">
                <text:p>2408.20105228553</text:p>
              </table:table-cell>
              <table:table-cell office:value-type="float" office:value="1112.15216275543">
                <text:p>1112.1521627554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3532.87623322814">
                <text:p>-3532.87623322814</text:p>
              </table:table-cell>
              <table:table-cell office:value-type="float" office:value="2361.15644533684">
                <text:p>2361.15644533684</text:p>
              </table:table-cell>
              <table:table-cell office:value-type="float" office:value="1171.71978789131">
                <text:p>1171.719787891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3544.32310309094">
                <text:p>-3544.32310309094</text:p>
              </table:table-cell>
              <table:table-cell office:value-type="float" office:value="2313.39260726186">
                <text:p>2313.39260726186</text:p>
              </table:table-cell>
              <table:table-cell office:value-type="float" office:value="1230.93049582908">
                <text:p>1230.9304958290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3554.6903378019">
                <text:p>-3554.6903378019</text:p>
              </table:table-cell>
              <table:table-cell office:value-type="float" office:value="2264.92408738836">
                <text:p>2264.92408738836</text:p>
              </table:table-cell>
              <table:table-cell office:value-type="float" office:value="1289.76625041354">
                <text:p>1289.7662504135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3563.97477940091">
                <text:p>-3563.97477940091</text:p>
              </table:table-cell>
              <table:table-cell office:value-type="float" office:value="2215.76564969704">
                <text:p>2215.76564969704</text:p>
              </table:table-cell>
              <table:table-cell office:value-type="float" office:value="1348.20912970387">
                <text:p>1348.2091297038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3572.17359975712">
                <text:p>-3572.17359975712</text:p>
              </table:table-cell>
              <table:table-cell office:value-type="float" office:value="2165.93226832422">
                <text:p>2165.93226832422</text:p>
              </table:table-cell>
              <table:table-cell office:value-type="float" office:value="1406.2413314329">
                <text:p>1406.241331432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3579.28430143042">
                <text:p>-3579.28430143042</text:p>
              </table:table-cell>
              <table:table-cell office:value-type="float" office:value="2115.43912300061">
                <text:p>2115.43912300061</text:p>
              </table:table-cell>
              <table:table-cell office:value-type="float" office:value="1463.84517842981">
                <text:p>1463.8451784298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3585.30471843219">
                <text:p>-3585.30471843219</text:p>
              </table:table-cell>
              <table:table-cell office:value-type="float" office:value="2064.30159442741">
                <text:p>2064.30159442741</text:p>
              </table:table-cell>
              <table:table-cell office:value-type="float" office:value="1521.00312400478">
                <text:p>1521.00312400478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3590.23301688511">
                <text:p>-3590.23301688511</text:p>
              </table:table-cell>
              <table:table-cell office:value-type="float" office:value="2012.53525959122">
                <text:p>2012.53525959122</text:p>
              </table:table-cell>
              <table:table-cell office:value-type="float" office:value="1577.69775729389">
                <text:p>1577.6977572938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3594.06769558171">
                <text:p>-3594.06769558171</text:p>
              </table:table-cell>
              <table:table-cell office:value-type="float" office:value="1960.15588701908">
                <text:p>1960.15588701908</text:p>
              </table:table-cell>
              <table:table-cell office:value-type="float" office:value="1633.91180856263">
                <text:p>1633.9118085626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3596.80758644173">
                <text:p>-3596.80758644173</text:p>
              </table:table-cell>
              <table:table-cell office:value-type="float" office:value="1907.1794319753">
                <text:p>1907.1794319753</text:p>
              </table:table-cell>
              <table:table-cell office:value-type="float" office:value="1689.62815446642">
                <text:p>1689.62815446642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3598.45185486785">
                <text:p>-3598.45185486785</text:p>
              </table:table-cell>
              <table:table-cell office:value-type="float" office:value="1853.62203160129">
                <text:p>1853.62203160129</text:p>
              </table:table-cell>
              <table:table-cell office:value-type="float" office:value="1744.82982326657">
                <text:p>1744.8298232665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3599">
                <text:p>-3599</text:p>
              </table:table-cell>
              <table:table-cell office:value-type="float" office:value="1799.5">
                <text:p>1799.5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3598.45185486785">
                <text:p>-3598.45185486785</text:p>
              </table:table-cell>
              <table:table-cell office:value-type="float" office:value="1744.82982326657">
                <text:p>1744.82982326657</text:p>
              </table:table-cell>
              <table:table-cell office:value-type="float" office:value="1853.62203160128">
                <text:p>1853.6220316012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3596.80758644173">
                <text:p>-3596.80758644173</text:p>
              </table:table-cell>
              <table:table-cell office:value-type="float" office:value="1689.62815446642">
                <text:p>1689.62815446642</text:p>
              </table:table-cell>
              <table:table-cell office:value-type="float" office:value="1907.1794319753">
                <text:p>1907.179431975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3594.06769558171">
                <text:p>-3594.06769558171</text:p>
              </table:table-cell>
              <table:table-cell office:value-type="float" office:value="1633.91180856263">
                <text:p>1633.91180856263</text:p>
              </table:table-cell>
              <table:table-cell office:value-type="float" office:value="1960.15588701908">
                <text:p>1960.1558870190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3590.23301688511">
                <text:p>-3590.23301688511</text:p>
              </table:table-cell>
              <table:table-cell office:value-type="float" office:value="1577.69775729389">
                <text:p>1577.69775729389</text:p>
              </table:table-cell>
              <table:table-cell office:value-type="float" office:value="2012.53525959122">
                <text:p>2012.5352595912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3585.30471843219">
                <text:p>-3585.30471843219</text:p>
              </table:table-cell>
              <table:table-cell office:value-type="float" office:value="1521.00312400478">
                <text:p>1521.00312400478</text:p>
              </table:table-cell>
              <table:table-cell office:value-type="float" office:value="2064.30159442741">
                <text:p>2064.3015944274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3579.28430143042">
                <text:p>-3579.28430143042</text:p>
              </table:table-cell>
              <table:table-cell office:value-type="float" office:value="1463.84517842981">
                <text:p>1463.84517842981</text:p>
              </table:table-cell>
              <table:table-cell office:value-type="float" office:value="2115.43912300061">
                <text:p>2115.4391230006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3572.17359975712">
                <text:p>-3572.17359975712</text:p>
              </table:table-cell>
              <table:table-cell office:value-type="float" office:value="1406.2413314329">
                <text:p>1406.2413314329</text:p>
              </table:table-cell>
              <table:table-cell office:value-type="float" office:value="2165.93226832422">
                <text:p>2165.9322683242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3563.97477940091">
                <text:p>-3563.97477940091</text:p>
              </table:table-cell>
              <table:table-cell office:value-type="float" office:value="1348.20912970387">
                <text:p>1348.20912970387</text:p>
              </table:table-cell>
              <table:table-cell office:value-type="float" office:value="2215.76564969704">
                <text:p>2215.7656496970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3554.6903378019">
                <text:p>-3554.6903378019</text:p>
              </table:table-cell>
              <table:table-cell office:value-type="float" office:value="1289.76625041354">
                <text:p>1289.76625041354</text:p>
              </table:table-cell>
              <table:table-cell office:value-type="float" office:value="2264.92408738837">
                <text:p>2264.924087388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3544.32310309094">
                <text:p>-3544.32310309094</text:p>
              </table:table-cell>
              <table:table-cell office:value-type="float" office:value="1230.93049582908">
                <text:p>1230.93049582908</text:p>
              </table:table-cell>
              <table:table-cell office:value-type="float" office:value="2313.39260726185">
                <text:p>2313.3926072618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3532.87623322814">
                <text:p>-3532.87623322814</text:p>
              </table:table-cell>
              <table:table-cell office:value-type="float" office:value="1171.71978789131">
                <text:p>1171.71978789131</text:p>
              </table:table-cell>
              <table:table-cell office:value-type="float" office:value="2361.15644533684">
                <text:p>2361.1564453368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3520.35321504097">
                <text:p>-3520.35321504097</text:p>
              </table:table-cell>
              <table:table-cell office:value-type="float" office:value="1112.15216275544">
                <text:p>1112.15216275544</text:p>
              </table:table-cell>
              <table:table-cell office:value-type="float" office:value="2408.20105228553">
                <text:p>2408.20105228553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3506.75786316206">
                <text:p>-3506.75786316206</text:p>
              </table:table-cell>
              <table:table-cell office:value-type="float" office:value="1052.24576529713">
                <text:p>1052.24576529713</text:p>
              </table:table-cell>
              <table:table-cell office:value-type="float" office:value="2454.51209786493">
                <text:p>2454.5120978649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3492.09431886731">
                <text:p>-3492.09431886731</text:p>
              </table:table-cell>
              <table:table-cell office:value-type="float" office:value="992.01884358538">
                <text:p>992.01884358538</text:p>
              </table:table-cell>
              <table:table-cell office:value-type="float" office:value="2500.07547528193">
                <text:p>2500.07547528193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3476.36704881436">
                <text:p>-3476.36704881436</text:p>
              </table:table-cell>
              <table:table-cell office:value-type="float" office:value="931.489743323973">
                <text:p>931.489743323973</text:p>
              </table:table-cell>
              <table:table-cell office:value-type="float" office:value="2544.87730549038">
                <text:p>2544.8773054903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3459.58084368201">
                <text:p>-3459.58084368201</text:p>
              </table:table-cell>
              <table:table-cell office:value-type="float" office:value="870.676902263204">
                <text:p>870.676902263204</text:p>
              </table:table-cell>
              <table:table-cell office:value-type="float" office:value="2588.9039414188">
                <text:p>2588.903941418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3441.74081671096">
                <text:p>-3441.74081671096</text:p>
              </table:table-cell>
              <table:table-cell office:value-type="float" office:value="809.598844583571">
                <text:p>809.598844583571</text:p>
              </table:table-cell>
              <table:table-cell office:value-type="float" office:value="2632.1419721274">
                <text:p>2632.141972127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3422.85240214626">
                <text:p>-3422.85240214626</text:p>
              </table:table-cell>
              <table:table-cell office:value-type="float" office:value="748.274175253116">
                <text:p>748.274175253116</text:p>
              </table:table-cell>
              <table:table-cell office:value-type="float" office:value="2674.57822689314">
                <text:p>2674.5782268931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3402.92135358194">
                <text:p>-3402.92135358194</text:p>
              </table:table-cell>
              <table:table-cell office:value-type="float" office:value="686.721574360185">
                <text:p>686.721574360185</text:p>
              </table:table-cell>
              <table:table-cell office:value-type="float" office:value="2716.19977922176">
                <text:p>2716.1997792217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3381.95374220848">
                <text:p>-3381.95374220848</text:p>
              </table:table-cell>
              <table:table-cell office:value-type="float" office:value="624.959791423282">
                <text:p>624.959791423282</text:p>
              </table:table-cell>
              <table:table-cell office:value-type="float" office:value="2756.9939507852">
                <text:p>2756.993950785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3359.95595496343">
                <text:p>-3359.95595496343</text:p>
              </table:table-cell>
              <table:table-cell office:value-type="float" office:value="563.007639679791">
                <text:p>563.007639679791</text:p>
              </table:table-cell>
              <table:table-cell office:value-type="float" office:value="2796.94831528364">
                <text:p>2796.9483152836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3336.93469258587">
                <text:p>-3336.93469258587</text:p>
              </table:table-cell>
              <table:table-cell office:value-type="float" office:value="500.883990355275">
                <text:p>500.883990355275</text:p>
              </table:table-cell>
              <table:table-cell office:value-type="float" office:value="2836.05070223059">
                <text:p>2836.0507022305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3312.89696757533">
                <text:p>-3312.89696757533</text:p>
              </table:table-cell>
              <table:table-cell office:value-type="float" office:value="438.607766915126">
                <text:p>438.607766915126</text:p>
              </table:table-cell>
              <table:table-cell office:value-type="float" office:value="2874.28920066021">
                <text:p>2874.2892006602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3287.85010205572">
                <text:p>-3287.85010205572</text:p>
              </table:table-cell>
              <table:table-cell office:value-type="float" office:value="376.197939300286">
                <text:p>376.197939300286</text:p>
              </table:table-cell>
              <table:table-cell office:value-type="float" office:value="2911.65216275543">
                <text:p>2911.6521627554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3261.8017255449">
                <text:p>-3261.8017255449</text:p>
              </table:table-cell>
              <table:table-cell office:value-type="float" office:value="313.673518148822">
                <text:p>313.673518148822</text:p>
              </table:table-cell>
              <table:table-cell office:value-type="float" office:value="2948.12820739608">
                <text:p>2948.1282073960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3234.7597726307">
                <text:p>-3234.7597726307</text:p>
              </table:table-cell>
              <table:table-cell office:value-type="float" office:value="251.053549005108">
                <text:p>251.053549005108</text:p>
              </table:table-cell>
              <table:table-cell office:value-type="float" office:value="2983.7062236256">
                <text:p>2983.706223625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3206.73248055394">
                <text:p>-3206.73248055394</text:p>
              </table:table-cell>
              <table:table-cell office:value-type="float" office:value="188.357106518355">
                <text:p>188.357106518355</text:p>
              </table:table-cell>
              <table:table-cell office:value-type="float" office:value="3018.37537403558">
                <text:p>3018.3753740355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3177.72838669928">
                <text:p>-3177.72838669928</text:p>
              </table:table-cell>
              <table:table-cell office:value-type="float" office:value="125.603288632302">
                <text:p>125.603288632302</text:p>
              </table:table-cell>
              <table:table-cell office:value-type="float" office:value="3052.12509806698">
                <text:p>3052.1250980669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3147.75632599469">
                <text:p>-3147.75632599469</text:p>
              </table:table-cell>
              <table:table-cell office:value-type="float" office:value="62.8112107677831">
                <text:p>62.8112107677831</text:p>
              </table:table-cell>
              <table:table-cell office:value-type="float" office:value="3084.9451152269">
                <text:p>3084.94511522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3116.82542822019">
                <text:p>-3116.82542822019</text:p>
              </table:table-cell>
              <table:table-cell office:value-type="float" office:value="0.000000000000440750383013132">
                <text:p>0.000000000000440750383013132</text:p>
              </table:table-cell>
              <table:table-cell office:value-type="float" office:value="3116.8254282202">
                <text:p>3116.825428220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3084.9451152269">
                <text:p>-3084.9451152269</text:p>
              </table:table-cell>
              <table:table-cell office:value-type="float" office:value="-62.8112107677838">
                <text:p>-62.8112107677838</text:p>
              </table:table-cell>
              <table:table-cell office:value-type="float" office:value="3147.75632599469">
                <text:p>3147.7563259946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3052.12509806698">
                <text:p>-3052.12509806698</text:p>
              </table:table-cell>
              <table:table-cell office:value-type="float" office:value="-125.603288632301">
                <text:p>-125.603288632301</text:p>
              </table:table-cell>
              <table:table-cell office:value-type="float" office:value="3177.72838669928">
                <text:p>3177.7283866992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3018.37537403558">
                <text:p>-3018.37537403558</text:p>
              </table:table-cell>
              <table:table-cell office:value-type="float" office:value="-188.357106518354">
                <text:p>-188.357106518354</text:p>
              </table:table-cell>
              <table:table-cell office:value-type="float" office:value="3206.73248055393">
                <text:p>3206.73248055393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2983.70622362559">
                <text:p>-2983.70622362559</text:p>
              </table:table-cell>
              <table:table-cell office:value-type="float" office:value="-251.053549005107">
                <text:p>-251.053549005107</text:p>
              </table:table-cell>
              <table:table-cell office:value-type="float" office:value="3234.7597726307">
                <text:p>3234.759772630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2948.12820739608">
                <text:p>-2948.12820739608</text:p>
              </table:table-cell>
              <table:table-cell office:value-type="float" office:value="-313.673518148821">
                <text:p>-313.673518148821</text:p>
              </table:table-cell>
              <table:table-cell office:value-type="float" office:value="3261.8017255449">
                <text:p>3261.801725544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2911.65216275544">
                <text:p>-2911.65216275544</text:p>
              </table:table-cell>
              <table:table-cell office:value-type="float" office:value="-376.197939300285">
                <text:p>-376.197939300285</text:p>
              </table:table-cell>
              <table:table-cell office:value-type="float" office:value="3287.85010205572">
                <text:p>3287.8501020557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2874.28920066021">
                <text:p>-2874.28920066021</text:p>
              </table:table-cell>
              <table:table-cell office:value-type="float" office:value="-438.607766915125">
                <text:p>-438.607766915125</text:p>
              </table:table-cell>
              <table:table-cell office:value-type="float" office:value="3312.89696757533">
                <text:p>3312.8969675753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2836.05070223059">
                <text:p>-2836.05070223059</text:p>
              </table:table-cell>
              <table:table-cell office:value-type="float" office:value="-500.883990355276">
                <text:p>-500.883990355276</text:p>
              </table:table-cell>
              <table:table-cell office:value-type="float" office:value="3336.93469258587">
                <text:p>3336.9346925858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2796.94831528364">
                <text:p>-2796.94831528364</text:p>
              </table:table-cell>
              <table:table-cell office:value-type="float" office:value="-563.00763967979">
                <text:p>-563.00763967979</text:p>
              </table:table-cell>
              <table:table-cell office:value-type="float" office:value="3359.95595496343">
                <text:p>3359.9559549634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2756.9939507852">
                <text:p>-2756.9939507852</text:p>
              </table:table-cell>
              <table:table-cell office:value-type="float" office:value="-624.959791423283">
                <text:p>-624.959791423283</text:p>
              </table:table-cell>
              <table:table-cell office:value-type="float" office:value="3381.95374220848">
                <text:p>3381.9537422084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2716.19977922176">
                <text:p>-2716.19977922176</text:p>
              </table:table-cell>
              <table:table-cell office:value-type="float" office:value="-686.721574360185">
                <text:p>-686.721574360185</text:p>
              </table:table-cell>
              <table:table-cell office:value-type="float" office:value="3402.92135358194">
                <text:p>3402.9213535819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2674.57822689314">
                <text:p>-2674.57822689314</text:p>
              </table:table-cell>
              <table:table-cell office:value-type="float" office:value="-748.274175253117">
                <text:p>-748.274175253117</text:p>
              </table:table-cell>
              <table:table-cell office:value-type="float" office:value="3422.85240214626">
                <text:p>3422.8524021462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2632.14197212739">
                <text:p>-2632.14197212739</text:p>
              </table:table-cell>
              <table:table-cell office:value-type="float" office:value="-809.59884458357">
                <text:p>-809.59884458357</text:p>
              </table:table-cell>
              <table:table-cell office:value-type="float" office:value="3441.74081671096">
                <text:p>3441.7408167109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2588.90394141881">
                <text:p>-2588.90394141881</text:p>
              </table:table-cell>
              <table:table-cell office:value-type="float" office:value="-870.676902263203">
                <text:p>-870.676902263203</text:p>
              </table:table-cell>
              <table:table-cell office:value-type="float" office:value="3459.58084368201">
                <text:p>3459.5808436820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2544.87730549038">
                <text:p>-2544.87730549038</text:p>
              </table:table-cell>
              <table:table-cell office:value-type="float" office:value="-931.489743323972">
                <text:p>-931.489743323972</text:p>
              </table:table-cell>
              <table:table-cell office:value-type="float" office:value="3476.36704881436">
                <text:p>3476.3670488143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2500.07547528193">
                <text:p>-2500.07547528193</text:p>
              </table:table-cell>
              <table:table-cell office:value-type="float" office:value="-992.018843585379">
                <text:p>-992.018843585379</text:p>
              </table:table-cell>
              <table:table-cell office:value-type="float" office:value="3492.09431886731">
                <text:p>3492.094318867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2454.51209786493">
                <text:p>-2454.51209786493</text:p>
              </table:table-cell>
              <table:table-cell office:value-type="float" office:value="-1052.24576529713">
                <text:p>-1052.24576529713</text:p>
              </table:table-cell>
              <table:table-cell office:value-type="float" office:value="3506.75786316206">
                <text:p>3506.7578631620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2408.20105228553">
                <text:p>-2408.20105228553</text:p>
              </table:table-cell>
              <table:table-cell office:value-type="float" office:value="-1112.15216275544">
                <text:p>-1112.15216275544</text:p>
              </table:table-cell>
              <table:table-cell office:value-type="float" office:value="3520.35321504097">
                <text:p>3520.3532150409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2361.15644533684">
                <text:p>-2361.15644533684</text:p>
              </table:table-cell>
              <table:table-cell office:value-type="float" office:value="-1171.71978789131">
                <text:p>-1171.71978789131</text:p>
              </table:table-cell>
              <table:table-cell office:value-type="float" office:value="3532.87623322814">
                <text:p>3532.876233228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2313.39260726186">
                <text:p>-2313.39260726186</text:p>
              </table:table-cell>
              <table:table-cell office:value-type="float" office:value="-1230.93049582908">
                <text:p>-1230.93049582908</text:p>
              </table:table-cell>
              <table:table-cell office:value-type="float" office:value="3544.32310309094">
                <text:p>3544.3231030909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2264.92408738837">
                <text:p>-2264.92408738837</text:p>
              </table:table-cell>
              <table:table-cell office:value-type="float" office:value="-1289.76625041354">
                <text:p>-1289.76625041354</text:p>
              </table:table-cell>
              <table:table-cell office:value-type="float" office:value="3554.6903378019">
                <text:p>3554.69033780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2215.76564969704">
                <text:p>-2215.76564969704</text:p>
              </table:table-cell>
              <table:table-cell office:value-type="float" office:value="-1348.20912970387">
                <text:p>-1348.20912970387</text:p>
              </table:table-cell>
              <table:table-cell office:value-type="float" office:value="3563.97477940091">
                <text:p>3563.9747794009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2165.93226832422">
                <text:p>-2165.93226832422</text:p>
              </table:table-cell>
              <table:table-cell office:value-type="float" office:value="-1406.2413314329">
                <text:p>-1406.2413314329</text:p>
              </table:table-cell>
              <table:table-cell office:value-type="float" office:value="3572.17359975712">
                <text:p>3572.1735997571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2115.43912300061">
                <text:p>-2115.43912300061</text:p>
              </table:table-cell>
              <table:table-cell office:value-type="float" office:value="-1463.84517842981">
                <text:p>-1463.84517842981</text:p>
              </table:table-cell>
              <table:table-cell office:value-type="float" office:value="3579.28430143042">
                <text:p>3579.2843014304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2064.30159442742">
                <text:p>-2064.30159442742</text:p>
              </table:table-cell>
              <table:table-cell office:value-type="float" office:value="-1521.00312400478">
                <text:p>-1521.00312400478</text:p>
              </table:table-cell>
              <table:table-cell office:value-type="float" office:value="3585.30471843219">
                <text:p>3585.3047184321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2012.53525959122">
                <text:p>-2012.53525959122</text:p>
              </table:table-cell>
              <table:table-cell office:value-type="float" office:value="-1577.69775729389">
                <text:p>-1577.69775729389</text:p>
              </table:table-cell>
              <table:table-cell office:value-type="float" office:value="3590.23301688511">
                <text:p>3590.2330168851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1960.15588701908">
                <text:p>-1960.15588701908</text:p>
              </table:table-cell>
              <table:table-cell office:value-type="float" office:value="-1633.91180856263">
                <text:p>-1633.91180856263</text:p>
              </table:table-cell>
              <table:table-cell office:value-type="float" office:value="3594.06769558171">
                <text:p>3594.0676955817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1907.1794319753">
                <text:p>-1907.1794319753</text:p>
              </table:table-cell>
              <table:table-cell office:value-type="float" office:value="-1689.62815446642">
                <text:p>-1689.62815446642</text:p>
              </table:table-cell>
              <table:table-cell office:value-type="float" office:value="3596.80758644173">
                <text:p>3596.8075864417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1853.62203160129">
                <text:p>-1853.62203160129</text:p>
              </table:table-cell>
              <table:table-cell office:value-type="float" office:value="-1744.82982326657">
                <text:p>-1744.82982326657</text:p>
              </table:table-cell>
              <table:table-cell office:value-type="float" office:value="3598.45185486785">
                <text:p>3598.4518548678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1799.5">
                <text:p>-1799.5</text:p>
              </table:table-cell>
              <table:table-cell office:value-type="float" office:value="-1799.5">
                <text:p>-1799.5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1744.82982326657">
                <text:p>-1744.82982326657</text:p>
              </table:table-cell>
              <table:table-cell office:value-type="float" office:value="-1853.62203160129">
                <text:p>-1853.62203160129</text:p>
              </table:table-cell>
              <table:table-cell office:value-type="float" office:value="3598.45185486785">
                <text:p>3598.4518548678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1689.62815446642">
                <text:p>-1689.62815446642</text:p>
              </table:table-cell>
              <table:table-cell office:value-type="float" office:value="-1907.1794319753">
                <text:p>-1907.1794319753</text:p>
              </table:table-cell>
              <table:table-cell office:value-type="float" office:value="3596.80758644173">
                <text:p>3596.80758644173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1633.91180856263">
                <text:p>-1633.91180856263</text:p>
              </table:table-cell>
              <table:table-cell office:value-type="float" office:value="-1960.15588701908">
                <text:p>-1960.15588701908</text:p>
              </table:table-cell>
              <table:table-cell office:value-type="float" office:value="3594.06769558171">
                <text:p>3594.0676955817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1577.69775729389">
                <text:p>-1577.69775729389</text:p>
              </table:table-cell>
              <table:table-cell office:value-type="float" office:value="-2012.53525959122">
                <text:p>-2012.53525959122</text:p>
              </table:table-cell>
              <table:table-cell office:value-type="float" office:value="3590.23301688511">
                <text:p>3590.2330168851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1521.00312400478">
                <text:p>-1521.00312400478</text:p>
              </table:table-cell>
              <table:table-cell office:value-type="float" office:value="-2064.30159442742">
                <text:p>-2064.30159442742</text:p>
              </table:table-cell>
              <table:table-cell office:value-type="float" office:value="3585.30471843219">
                <text:p>3585.3047184321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1463.8451784298">
                <text:p>-1463.8451784298</text:p>
              </table:table-cell>
              <table:table-cell office:value-type="float" office:value="-2115.43912300061">
                <text:p>-2115.43912300061</text:p>
              </table:table-cell>
              <table:table-cell office:value-type="float" office:value="3579.28430143042">
                <text:p>3579.2843014304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1406.2413314329">
                <text:p>-1406.2413314329</text:p>
              </table:table-cell>
              <table:table-cell office:value-type="float" office:value="-2165.93226832422">
                <text:p>-2165.93226832422</text:p>
              </table:table-cell>
              <table:table-cell office:value-type="float" office:value="3572.17359975712">
                <text:p>3572.1735997571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1348.20912970387">
                <text:p>-1348.20912970387</text:p>
              </table:table-cell>
              <table:table-cell office:value-type="float" office:value="-2215.76564969704">
                <text:p>-2215.76564969704</text:p>
              </table:table-cell>
              <table:table-cell office:value-type="float" office:value="3563.97477940091">
                <text:p>3563.9747794009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1289.76625041354">
                <text:p>-1289.76625041354</text:p>
              </table:table-cell>
              <table:table-cell office:value-type="float" office:value="-2264.92408738837">
                <text:p>-2264.92408738837</text:p>
              </table:table-cell>
              <table:table-cell office:value-type="float" office:value="3554.6903378019">
                <text:p>3554.690337801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1230.93049582908">
                <text:p>-1230.93049582908</text:p>
              </table:table-cell>
              <table:table-cell office:value-type="float" office:value="-2313.39260726185">
                <text:p>-2313.39260726185</text:p>
              </table:table-cell>
              <table:table-cell office:value-type="float" office:value="3544.32310309094">
                <text:p>3544.3231030909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1171.71978789131">
                <text:p>-1171.71978789131</text:p>
              </table:table-cell>
              <table:table-cell office:value-type="float" office:value="-2361.15644533684">
                <text:p>-2361.15644533684</text:p>
              </table:table-cell>
              <table:table-cell office:value-type="float" office:value="3532.87623322814">
                <text:p>3532.8762332281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1112.15216275544">
                <text:p>-1112.15216275544</text:p>
              </table:table-cell>
              <table:table-cell office:value-type="float" office:value="-2408.20105228553">
                <text:p>-2408.20105228553</text:p>
              </table:table-cell>
              <table:table-cell office:value-type="float" office:value="3520.35321504097">
                <text:p>3520.3532150409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1052.24576529713">
                <text:p>-1052.24576529713</text:p>
              </table:table-cell>
              <table:table-cell office:value-type="float" office:value="-2454.51209786493">
                <text:p>-2454.51209786493</text:p>
              </table:table-cell>
              <table:table-cell office:value-type="float" office:value="3506.75786316206">
                <text:p>3506.7578631620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992.018843585379">
                <text:p>-992.018843585379</text:p>
              </table:table-cell>
              <table:table-cell office:value-type="float" office:value="-2500.07547528193">
                <text:p>-2500.07547528193</text:p>
              </table:table-cell>
              <table:table-cell office:value-type="float" office:value="3492.09431886731">
                <text:p>3492.0943188673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931.489743323972">
                <text:p>-931.489743323972</text:p>
              </table:table-cell>
              <table:table-cell office:value-type="float" office:value="-2544.87730549038">
                <text:p>-2544.87730549038</text:p>
              </table:table-cell>
              <table:table-cell office:value-type="float" office:value="3476.36704881436">
                <text:p>3476.3670488143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870.676902263205">
                <text:p>-870.676902263205</text:p>
              </table:table-cell>
              <table:table-cell office:value-type="float" office:value="-2588.90394141881">
                <text:p>-2588.90394141881</text:p>
              </table:table-cell>
              <table:table-cell office:value-type="float" office:value="3459.58084368201">
                <text:p>3459.5808436820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809.598844583571">
                <text:p>-809.598844583571</text:p>
              </table:table-cell>
              <table:table-cell office:value-type="float" office:value="-2632.14197212739">
                <text:p>-2632.14197212739</text:p>
              </table:table-cell>
              <table:table-cell office:value-type="float" office:value="3441.74081671097">
                <text:p>3441.7408167109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748.274175253118">
                <text:p>-748.274175253118</text:p>
              </table:table-cell>
              <table:table-cell office:value-type="float" office:value="-2674.57822689314">
                <text:p>-2674.57822689314</text:p>
              </table:table-cell>
              <table:table-cell office:value-type="float" office:value="3422.85240214626">
                <text:p>3422.8524021462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686.721574360184">
                <text:p>-686.721574360184</text:p>
              </table:table-cell>
              <table:table-cell office:value-type="float" office:value="-2716.19977922176">
                <text:p>-2716.19977922176</text:p>
              </table:table-cell>
              <table:table-cell office:value-type="float" office:value="3402.92135358194">
                <text:p>3402.921353581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624.959791423283">
                <text:p>-624.959791423283</text:p>
              </table:table-cell>
              <table:table-cell office:value-type="float" office:value="-2756.9939507852">
                <text:p>-2756.9939507852</text:p>
              </table:table-cell>
              <table:table-cell office:value-type="float" office:value="3381.95374220849">
                <text:p>3381.95374220849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563.007639679792">
                <text:p>-563.007639679792</text:p>
              </table:table-cell>
              <table:table-cell office:value-type="float" office:value="-2796.94831528364">
                <text:p>-2796.94831528364</text:p>
              </table:table-cell>
              <table:table-cell office:value-type="float" office:value="3359.95595496343">
                <text:p>3359.9559549634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500.883990355277">
                <text:p>-500.883990355277</text:p>
              </table:table-cell>
              <table:table-cell office:value-type="float" office:value="-2836.05070223059">
                <text:p>-2836.05070223059</text:p>
              </table:table-cell>
              <table:table-cell office:value-type="float" office:value="3336.93469258587">
                <text:p>3336.9346925858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438.607766915125">
                <text:p>-438.607766915125</text:p>
              </table:table-cell>
              <table:table-cell office:value-type="float" office:value="-2874.28920066021">
                <text:p>-2874.28920066021</text:p>
              </table:table-cell>
              <table:table-cell office:value-type="float" office:value="3312.89696757533">
                <text:p>3312.8969675753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376.197939300285">
                <text:p>-376.197939300285</text:p>
              </table:table-cell>
              <table:table-cell office:value-type="float" office:value="-2911.65216275543">
                <text:p>-2911.65216275543</text:p>
              </table:table-cell>
              <table:table-cell office:value-type="float" office:value="3287.85010205572">
                <text:p>3287.8501020557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313.673518148822">
                <text:p>-313.673518148822</text:p>
              </table:table-cell>
              <table:table-cell office:value-type="float" office:value="-2948.12820739608">
                <text:p>-2948.12820739608</text:p>
              </table:table-cell>
              <table:table-cell office:value-type="float" office:value="3261.8017255449">
                <text:p>3261.801725544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251.053549005108">
                <text:p>-251.053549005108</text:p>
              </table:table-cell>
              <table:table-cell office:value-type="float" office:value="-2983.7062236256">
                <text:p>-2983.7062236256</text:p>
              </table:table-cell>
              <table:table-cell office:value-type="float" office:value="3234.7597726307">
                <text:p>3234.759772630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188.357106518357">
                <text:p>-188.357106518357</text:p>
              </table:table-cell>
              <table:table-cell office:value-type="float" office:value="-3018.37537403558">
                <text:p>-3018.37537403558</text:p>
              </table:table-cell>
              <table:table-cell office:value-type="float" office:value="3206.73248055393">
                <text:p>3206.73248055393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125.6032886323">
                <text:p>-125.6032886323</text:p>
              </table:table-cell>
              <table:table-cell office:value-type="float" office:value="-3052.12509806698">
                <text:p>-3052.12509806698</text:p>
              </table:table-cell>
              <table:table-cell office:value-type="float" office:value="3177.72838669928">
                <text:p>3177.7283866992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62.8112107677835">
                <text:p>-62.8112107677835</text:p>
              </table:table-cell>
              <table:table-cell office:value-type="float" office:value="-3084.9451152269">
                <text:p>-3084.9451152269</text:p>
              </table:table-cell>
              <table:table-cell office:value-type="float" office:value="3147.75632599469">
                <text:p>3147.75632599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2cm" xlink:href=".." xlink:type="simple" chart:class="chart:line" chart:column-mapping="" chart:style-name="ch1">
        <chart:legend chart:legend-position="end" svg:x="12.966cm" svg:y="3.704cm" style:legend-expansion="high" chart:style-name="ch2"/>
        <chart:plot-area chart:style-name="ch3" table:cell-range-address="Sheet1.J2:Sheet1.K361 Sheet1.H2:Sheet1.H361" chart:data-source-has-labels="both" svg:x="0.32cm" svg:y="0.18cm" svg:width="12.326cm" svg:height="8.642cm">
          <chartooo:coordinate-region svg:x="1.312cm" svg:y="0.18cm" svg:width="11.334cm" svg:height="7.389cm"/>
          <chart:axis chart:dimension="x" chart:name="primary-x" chart:style-name="ch4" chartooo:axis-type="auto">
            <chartooo:date-scale/>
            <chart:categories table:cell-range-address="Sheet1.K3:Sheet1.K3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361" chart:label-cell-address="Sheet1.H2:Sheet1.H2" chart:class="chart:line">
            <chart:data-point chart:repeated="359"/>
          </chart:series>
          <chart:series chart:style-name="ch7" chart:values-cell-range-address="Sheet1.J3:Sheet1.J361" chart:label-cell-address="Sheet1.J2:Sheet1.J2" chart:class="chart:line">
            <chart:data-point chart:repeated="359"/>
          </chart:series>
          <chart:series chart:style-name="ch8" chart:values-cell-range-address="Sheet1.K3:Sheet1.K361" chart:label-cell-address="Sheet1.K2:Sheet1.K2" chart:class="chart:line">
            <chart:data-point chart:repeated="3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J2:Sheet1.J2</svg:desc>
                </draw:g>
              </table:table-cell>
              <table:table-cell office:value-type="string">
                <text:p>Phase Csv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3357.6753603054">
                <text:p>3357.6753603054</text:p>
                <draw:g>
                  <svg:desc>Sheet1.K3:Sheet1.K361</svg:desc>
                </draw:g>
              </table:table-cell>
              <table:table-cell office:value-type="float" office:value="1846.60840807584">
                <text:p>1846.60840807584</text:p>
                <draw:g>
                  <svg:desc>Sheet1.H3:Sheet1.H361</svg:desc>
                </draw:g>
              </table:table-cell>
              <table:table-cell office:value-type="float" office:value="241.324639694603">
                <text:p>241.324639694603</text:p>
                <draw:g>
                  <svg:desc>Sheet1.J3:Sheet1.J361</svg:desc>
                </draw:g>
              </table:table-cell>
              <table:table-cell office:value-type="float" office:value="3357.6753603054">
                <text:p>3357.6753603054</text:p>
                <draw:g>
                  <svg:desc>Sheet1.K3:Sheet1.K361</svg:desc>
                </draw:g>
              </table:table-cell>
            </table:table-row>
            <table:table-row>
              <table:table-cell office:value-type="float" office:value="3356.96337119156">
                <text:p>3356.96337119156</text:p>
              </table:table-cell>
              <table:table-cell office:value-type="float" office:value="1893.70246647423">
                <text:p>1893.70246647423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</table:table-row>
            <table:table-row>
              <table:table-cell office:value-type="float" office:value="3355.77696364738">
                <text:p>3355.77696364738</text:p>
              </table:table-cell>
              <table:table-cell office:value-type="float" office:value="1940.76782988877">
                <text:p>1940.76782988877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</table:table-row>
            <table:table-row>
              <table:table-cell office:value-type="float" office:value="3354.11649906407">
                <text:p>3354.11649906407</text:p>
              </table:table-cell>
              <table:table-cell office:value-type="float" office:value="1987.79016175383">
                <text:p>1987.79016175383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3354.11649906407">
                <text:p>3354.11649906407</text:p>
              </table:table-cell>
            </table:table-row>
            <table:table-row>
              <table:table-cell office:value-type="float" office:value="3351.98248323525">
                <text:p>3351.98248323525</text:p>
              </table:table-cell>
              <table:table-cell office:value-type="float" office:value="2034.75513861162">
                <text:p>2034.75513861162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</table:table-row>
            <table:table-row>
              <table:table-cell office:value-type="float" office:value="3349.37556620279">
                <text:p>3349.37556620279</text:p>
              </table:table-cell>
              <table:table-cell office:value-type="float" office:value="2081.64845447521">
                <text:p>2081.64845447521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</table:table-row>
            <table:table-row>
              <table:table-cell office:value-type="float" office:value="3346.29654205888">
                <text:p>3346.29654205888</text:p>
              </table:table-cell>
              <table:table-cell office:value-type="float" office:value="2128.45582518634">
                <text:p>2128.45582518634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3346.29654205888">
                <text:p>3346.29654205888</text:p>
              </table:table-cell>
            </table:table-row>
            <table:table-row>
              <table:table-cell office:value-type="float" office:value="3342.74634870411">
                <text:p>3342.74634870411</text:p>
              </table:table-cell>
              <table:table-cell office:value-type="float" office:value="2175.16299276646">
                <text:p>2175.16299276646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</table:table-row>
            <table:table-row>
              <table:table-cell office:value-type="float" office:value="3338.72606756177">
                <text:p>3338.72606756177</text:p>
              </table:table-cell>
              <table:table-cell office:value-type="float" office:value="2221.75572975984">
                <text:p>2221.75572975984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</table:table-row>
            <table:table-row>
              <table:table-cell office:value-type="float" office:value="3334.23692324842">
                <text:p>3334.23692324842</text:p>
              </table:table-cell>
              <table:table-cell office:value-type="float" office:value="2268.21984356746">
                <text:p>2268.21984356746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</table:table-row>
            <table:table-row>
              <table:table-cell office:value-type="float" office:value="3329.28028320092">
                <text:p>3329.28028320092</text:p>
              </table:table-cell>
              <table:table-cell office:value-type="float" office:value="2314.54118077014">
                <text:p>2314.54118077014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</table:table-row>
            <table:table-row>
              <table:table-cell office:value-type="float" office:value="3323.85765725985">
                <text:p>3323.85765725985</text:p>
              </table:table-cell>
              <table:table-cell office:value-type="float" office:value="2360.70563143984">
                <text:p>2360.70563143984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</table:table-row>
            <table:table-row>
              <table:table-cell office:value-type="float" office:value="3317.97069720959">
                <text:p>3317.97069720959</text:p>
              </table:table-cell>
              <table:table-cell office:value-type="float" office:value="2406.69913343768">
                <text:p>2406.69913343768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</table:table-row>
            <table:table-row>
              <table:table-cell office:value-type="float" office:value="3311.6211962752">
                <text:p>3311.6211962752</text:p>
              </table:table-cell>
              <table:table-cell office:value-type="float" office:value="2452.5076766974">
                <text:p>2452.5076766974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</table:table-row>
            <table:table-row>
              <table:table-cell office:value-type="float" office:value="3304.81108857619">
                <text:p>3304.81108857619</text:p>
              </table:table-cell>
              <table:table-cell office:value-type="float" office:value="2498.11730749298">
                <text:p>2498.11730749298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</table:table-row>
            <table:table-row>
              <table:table-cell office:value-type="float" office:value="3297.54244853731">
                <text:p>3297.54244853731</text:p>
              </table:table-cell>
              <table:table-cell office:value-type="float" office:value="2543.51413268904">
                <text:p>2543.51413268904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</table:table-row>
            <table:table-row>
              <table:table-cell office:value-type="float" office:value="3289.81749025675">
                <text:p>3289.81749025675</text:p>
              </table:table-cell>
              <table:table-cell office:value-type="float" office:value="2588.68432397285">
                <text:p>2588.6843239728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</table:table-row>
            <table:table-row>
              <table:table-cell office:value-type="float" office:value="3281.63856683162">
                <text:p>3281.63856683162</text:p>
              </table:table-cell>
              <table:table-cell office:value-type="float" office:value="2633.61412206658">
                <text:p>2633.61412206658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</table:table-row>
            <table:table-row>
              <table:table-cell office:value-type="float" office:value="3273.00816964124">
                <text:p>3273.00816964124</text:p>
              </table:table-cell>
              <table:table-cell office:value-type="float" office:value="2678.28984091848">
                <text:p>2678.28984091848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</table:table-row>
            <table:table-row>
              <table:table-cell office:value-type="float" office:value="3263.9289275882">
                <text:p>3263.9289275882</text:p>
              </table:table-cell>
              <table:table-cell office:value-type="float" office:value="2722.69787187181">
                <text:p>2722.69787187181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</table:table-row>
            <table:table-row>
              <table:table-cell office:value-type="float" office:value="3254.40360629757">
                <text:p>3254.40360629757</text:p>
              </table:table-cell>
              <table:table-cell office:value-type="float" office:value="2766.82468781015">
                <text:p>2766.82468781015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3254.40360629757">
                <text:p>3254.40360629757</text:p>
              </table:table-cell>
            </table:table-row>
            <table:table-row>
              <table:table-cell office:value-type="float" office:value="3244.43510727449">
                <text:p>3244.43510727449</text:p>
              </table:table-cell>
              <table:table-cell office:value-type="float" office:value="2810.6568472779">
                <text:p>2810.656847277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</table:table-row>
            <table:table-row>
              <table:table-cell office:value-type="float" office:value="3234.02646702033">
                <text:p>3234.02646702033</text:p>
              </table:table-cell>
              <table:table-cell office:value-type="float" office:value="2854.18099857467">
                <text:p>2854.18099857467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</table:table-row>
            <table:table-row>
              <table:table-cell office:value-type="float" office:value="3223.18085610776">
                <text:p>3223.18085610776</text:p>
              </table:table-cell>
              <table:table-cell office:value-type="float" office:value="2897.38388382235">
                <text:p>2897.38388382235</text:p>
              </table:table-cell>
              <table:table-cell office:value-type="float" office:value="375.819143892243">
                <text:p>375.819143892243</text:p>
              </table:table-cell>
              <table:table-cell office:value-type="float" office:value="3223.18085610776">
                <text:p>3223.18085610776</text:p>
              </table:table-cell>
            </table:table-row>
            <table:table-row>
              <table:table-cell office:value-type="float" office:value="3211.9015782149">
                <text:p>3211.9015782149</text:p>
              </table:table-cell>
              <table:table-cell office:value-type="float" office:value="2940.25234300358">
                <text:p>2940.25234300358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</table:table-row>
            <table:table-row>
              <table:table-cell office:value-type="float" office:value="3200.19206911908">
                <text:p>3200.19206911908</text:p>
              </table:table-cell>
              <table:table-cell office:value-type="float" office:value="2982.77331797042">
                <text:p>2982.77331797042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</table:table-row>
            <table:table-row>
              <table:table-cell office:value-type="float" office:value="3188.0558956502">
                <text:p>3188.0558956502</text:p>
              </table:table-cell>
              <table:table-cell office:value-type="float" office:value="3024.93385642197">
                <text:p>3024.93385642197</text:p>
              </table:table-cell>
              <table:table-cell office:value-type="float" office:value="410.944104349801">
                <text:p>410.944104349801</text:p>
              </table:table-cell>
              <table:table-cell office:value-type="float" office:value="3188.0558956502">
                <text:p>3188.0558956502</text:p>
              </table:table-cell>
            </table:table-row>
            <table:table-row>
              <table:table-cell office:value-type="float" office:value="3175.49675460426">
                <text:p>3175.49675460426</text:p>
              </table:table-cell>
              <table:table-cell office:value-type="float" office:value="3066.72111584982">
                <text:p>3066.72111584982</text:p>
              </table:table-cell>
              <table:table-cell office:value-type="float" office:value="423.503245395742">
                <text:p>423.503245395742</text:p>
              </table:table-cell>
              <table:table-cell office:value-type="float" office:value="3175.49675460426">
                <text:p>3175.49675460426</text:p>
              </table:table-cell>
            </table:table-row>
            <table:table-row>
              <table:table-cell office:value-type="float" office:value="3162.51847161728">
                <text:p>3162.51847161728</text:p>
              </table:table-cell>
              <table:table-cell office:value-type="float" office:value="3108.12236744992">
                <text:p>3108.12236744992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</table:table-row>
            <table:table-row>
              <table:table-cell office:value-type="float" office:value="3149.125">
                <text:p>3149.125</text:p>
              </table:table-cell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</table:table-row>
            <table:table-row>
              <table:table-cell office:value-type="float" office:value="3108.12236744993">
                <text:p>3108.12236744993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08.12236744993">
                <text:p>3108.12236744993</text:p>
              </table:table-cell>
            </table:table-row>
            <table:table-row>
              <table:table-cell office:value-type="float" office:value="3066.72111584982">
                <text:p>3066.72111584982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423.503245395742">
                <text:p>423.503245395742</text:p>
              </table:table-cell>
              <table:table-cell office:value-type="float" office:value="3066.72111584982">
                <text:p>3066.72111584982</text:p>
              </table:table-cell>
            </table:table-row>
            <table:table-row>
              <table:table-cell office:value-type="float" office:value="3024.93385642197">
                <text:p>3024.93385642197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410.944104349802">
                <text:p>410.944104349802</text:p>
              </table:table-cell>
              <table:table-cell office:value-type="float" office:value="3024.93385642197">
                <text:p>3024.93385642197</text:p>
              </table:table-cell>
            </table:table-row>
            <table:table-row>
              <table:table-cell office:value-type="float" office:value="2982.77331797042">
                <text:p>2982.77331797042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2982.77331797042">
                <text:p>2982.77331797042</text:p>
              </table:table-cell>
            </table:table-row>
            <table:table-row>
              <table:table-cell office:value-type="float" office:value="2940.25234300358">
                <text:p>2940.2523430035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2940.25234300358">
                <text:p>2940.25234300358</text:p>
              </table:table-cell>
            </table:table-row>
            <table:table-row>
              <table:table-cell office:value-type="float" office:value="2897.38388382235">
                <text:p>2897.38388382235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375.819143892243">
                <text:p>375.819143892243</text:p>
              </table:table-cell>
              <table:table-cell office:value-type="float" office:value="2897.38388382235">
                <text:p>2897.38388382235</text:p>
              </table:table-cell>
            </table:table-row>
            <table:table-row>
              <table:table-cell office:value-type="float" office:value="2854.18099857467">
                <text:p>2854.18099857467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2854.18099857467">
                <text:p>2854.18099857467</text:p>
              </table:table-cell>
            </table:table-row>
            <table:table-row>
              <table:table-cell office:value-type="float" office:value="2810.6568472779">
                <text:p>2810.6568472779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2810.6568472779">
                <text:p>2810.6568472779</text:p>
              </table:table-cell>
            </table:table-row>
            <table:table-row>
              <table:table-cell office:value-type="float" office:value="2766.82468781015">
                <text:p>2766.82468781015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2766.82468781015">
                <text:p>2766.82468781015</text:p>
              </table:table-cell>
            </table:table-row>
            <table:table-row>
              <table:table-cell office:value-type="float" office:value="2722.69787187181">
                <text:p>2722.69787187181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2722.69787187181">
                <text:p>2722.69787187181</text:p>
              </table:table-cell>
            </table:table-row>
            <table:table-row>
              <table:table-cell office:value-type="float" office:value="2678.28984091848">
                <text:p>2678.28984091848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2678.28984091848">
                <text:p>2678.28984091848</text:p>
              </table:table-cell>
            </table:table-row>
            <table:table-row>
              <table:table-cell office:value-type="float" office:value="2633.61412206658">
                <text:p>2633.61412206658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2633.61412206658">
                <text:p>2633.61412206658</text:p>
              </table:table-cell>
            </table:table-row>
            <table:table-row>
              <table:table-cell office:value-type="float" office:value="2588.68432397285">
                <text:p>2588.68432397285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2588.68432397285">
                <text:p>2588.68432397285</text:p>
              </table:table-cell>
            </table:table-row>
            <table:table-row>
              <table:table-cell office:value-type="float" office:value="2543.51413268904">
                <text:p>2543.51413268904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2543.51413268904">
                <text:p>2543.51413268904</text:p>
              </table:table-cell>
            </table:table-row>
            <table:table-row>
              <table:table-cell office:value-type="float" office:value="2498.11730749298">
                <text:p>2498.11730749298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2498.11730749298">
                <text:p>2498.11730749298</text:p>
              </table:table-cell>
            </table:table-row>
            <table:table-row>
              <table:table-cell office:value-type="float" office:value="2452.5076766974">
                <text:p>2452.5076766974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2452.5076766974">
                <text:p>2452.5076766974</text:p>
              </table:table-cell>
            </table:table-row>
            <table:table-row>
              <table:table-cell office:value-type="float" office:value="2406.69913343768">
                <text:p>2406.69913343768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2406.69913343768">
                <text:p>2406.69913343768</text:p>
              </table:table-cell>
            </table:table-row>
            <table:table-row>
              <table:table-cell office:value-type="float" office:value="2360.70563143984">
                <text:p>2360.70563143984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2360.70563143984">
                <text:p>2360.70563143984</text:p>
              </table:table-cell>
            </table:table-row>
            <table:table-row>
              <table:table-cell office:value-type="float" office:value="2314.54118077014">
                <text:p>2314.54118077014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2314.54118077014">
                <text:p>2314.54118077014</text:p>
              </table:table-cell>
            </table:table-row>
            <table:table-row>
              <table:table-cell office:value-type="float" office:value="2268.21984356746">
                <text:p>2268.21984356746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2268.21984356746">
                <text:p>2268.21984356746</text:p>
              </table:table-cell>
            </table:table-row>
            <table:table-row>
              <table:table-cell office:value-type="float" office:value="2221.75572975984">
                <text:p>2221.75572975984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2221.75572975984">
                <text:p>2221.75572975984</text:p>
              </table:table-cell>
            </table:table-row>
            <table:table-row>
              <table:table-cell office:value-type="float" office:value="2175.16299276646">
                <text:p>2175.16299276646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2175.16299276646">
                <text:p>2175.16299276646</text:p>
              </table:table-cell>
            </table:table-row>
            <table:table-row>
              <table:table-cell office:value-type="float" office:value="2128.45582518634">
                <text:p>2128.45582518634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2128.45582518634">
                <text:p>2128.45582518634</text:p>
              </table:table-cell>
            </table:table-row>
            <table:table-row>
              <table:table-cell office:value-type="float" office:value="2081.64845447521">
                <text:p>2081.6484544752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2081.64845447521">
                <text:p>2081.64845447521</text:p>
              </table:table-cell>
            </table:table-row>
            <table:table-row>
              <table:table-cell office:value-type="float" office:value="2034.75513861162">
                <text:p>2034.75513861162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2034.75513861162">
                <text:p>2034.75513861162</text:p>
              </table:table-cell>
            </table:table-row>
            <table:table-row>
              <table:table-cell office:value-type="float" office:value="1987.79016175383">
                <text:p>1987.79016175383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1987.79016175383">
                <text:p>1987.79016175383</text:p>
              </table:table-cell>
            </table:table-row>
            <table:table-row>
              <table:table-cell office:value-type="float" office:value="1940.76782988877">
                <text:p>1940.76782988877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1940.76782988877">
                <text:p>1940.76782988877</text:p>
              </table:table-cell>
            </table:table-row>
            <table:table-row>
              <table:table-cell office:value-type="float" office:value="1893.70246647423">
                <text:p>1893.70246647423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1893.70246647423">
                <text:p>1893.70246647423</text:p>
              </table:table-cell>
            </table:table-row>
            <table:table-row>
              <table:table-cell office:value-type="float" office:value="1846.60840807584">
                <text:p>1846.60840807584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1846.60840807584">
                <text:p>1846.60840807584</text:p>
              </table:table-cell>
            </table:table-row>
            <table:table-row>
              <table:table-cell office:value-type="float" office:value="1799.5">
                <text:p>1799.5</text:p>
              </table:table-cell>
              <table:table-cell office:value-type="float" office:value="3357.9127141101">
                <text:p>3357.9127141101</text:p>
              </table:table-cell>
              <table:table-cell office:value-type="float" office:value="241.087285889903">
                <text:p>241.087285889903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float" office:value="1752.39159192416">
                <text:p>1752.39159192416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1752.39159192416">
                <text:p>1752.39159192416</text:p>
              </table:table-cell>
            </table:table-row>
            <table:table-row>
              <table:table-cell office:value-type="float" office:value="1705.29753352577">
                <text:p>1705.29753352577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1705.29753352577">
                <text:p>1705.29753352577</text:p>
              </table:table-cell>
            </table:table-row>
            <table:table-row>
              <table:table-cell office:value-type="float" office:value="1658.23217011123">
                <text:p>1658.23217011123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1658.23217011123">
                <text:p>1658.23217011123</text:p>
              </table:table-cell>
            </table:table-row>
            <table:table-row>
              <table:table-cell office:value-type="float" office:value="1611.20983824617">
                <text:p>1611.20983824617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1611.20983824617">
                <text:p>1611.20983824617</text:p>
              </table:table-cell>
            </table:table-row>
            <table:table-row>
              <table:table-cell office:value-type="float" office:value="1564.24486138838">
                <text:p>1564.24486138838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1564.24486138838">
                <text:p>1564.24486138838</text:p>
              </table:table-cell>
            </table:table-row>
            <table:table-row>
              <table:table-cell office:value-type="float" office:value="1517.35154552479">
                <text:p>1517.35154552479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1517.35154552479">
                <text:p>1517.35154552479</text:p>
              </table:table-cell>
            </table:table-row>
            <table:table-row>
              <table:table-cell office:value-type="float" office:value="1470.54417481366">
                <text:p>1470.54417481366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1470.54417481366">
                <text:p>1470.54417481366</text:p>
              </table:table-cell>
            </table:table-row>
            <table:table-row>
              <table:table-cell office:value-type="float" office:value="1423.83700723354">
                <text:p>1423.83700723354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1423.83700723354">
                <text:p>1423.83700723354</text:p>
              </table:table-cell>
            </table:table-row>
            <table:table-row>
              <table:table-cell office:value-type="float" office:value="1377.24427024016">
                <text:p>1377.24427024016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1377.24427024016">
                <text:p>1377.24427024016</text:p>
              </table:table-cell>
            </table:table-row>
            <table:table-row>
              <table:table-cell office:value-type="float" office:value="1330.78015643254">
                <text:p>1330.78015643254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1330.78015643254">
                <text:p>1330.78015643254</text:p>
              </table:table-cell>
            </table:table-row>
            <table:table-row>
              <table:table-cell office:value-type="float" office:value="1284.45881922986">
                <text:p>1284.4588192298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1284.45881922986">
                <text:p>1284.45881922986</text:p>
              </table:table-cell>
            </table:table-row>
            <table:table-row>
              <table:table-cell office:value-type="float" office:value="1238.29436856016">
                <text:p>1238.29436856016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1238.29436856016">
                <text:p>1238.29436856016</text:p>
              </table:table-cell>
            </table:table-row>
            <table:table-row>
              <table:table-cell office:value-type="float" office:value="1192.30086656232">
                <text:p>1192.30086656232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1192.30086656232">
                <text:p>1192.30086656232</text:p>
              </table:table-cell>
            </table:table-row>
            <table:table-row>
              <table:table-cell office:value-type="float" office:value="1146.4923233026">
                <text:p>1146.492323302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1146.4923233026">
                <text:p>1146.4923233026</text:p>
              </table:table-cell>
            </table:table-row>
            <table:table-row>
              <table:table-cell office:value-type="float" office:value="1100.88269250702">
                <text:p>1100.88269250702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1100.88269250702">
                <text:p>1100.88269250702</text:p>
              </table:table-cell>
            </table:table-row>
            <table:table-row>
              <table:table-cell office:value-type="float" office:value="1055.48586731097">
                <text:p>1055.48586731097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1055.48586731097">
                <text:p>1055.48586731097</text:p>
              </table:table-cell>
            </table:table-row>
            <table:table-row>
              <table:table-cell office:value-type="float" office:value="1010.31567602715">
                <text:p>1010.31567602715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1010.31567602715">
                <text:p>1010.31567602715</text:p>
              </table:table-cell>
            </table:table-row>
            <table:table-row>
              <table:table-cell office:value-type="float" office:value="965.385877933423">
                <text:p>965.385877933423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965.385877933423">
                <text:p>965.385877933423</text:p>
              </table:table-cell>
            </table:table-row>
            <table:table-row>
              <table:table-cell office:value-type="float" office:value="920.71015908152">
                <text:p>920.71015908152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920.71015908152">
                <text:p>920.71015908152</text:p>
              </table:table-cell>
            </table:table-row>
            <table:table-row>
              <table:table-cell office:value-type="float" office:value="876.302128128189">
                <text:p>876.302128128189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876.302128128189">
                <text:p>876.302128128189</text:p>
              </table:table-cell>
            </table:table-row>
            <table:table-row>
              <table:table-cell office:value-type="float" office:value="832.175312189848">
                <text:p>832.175312189848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832.175312189848">
                <text:p>832.175312189848</text:p>
              </table:table-cell>
            </table:table-row>
            <table:table-row>
              <table:table-cell office:value-type="float" office:value="788.3431527221">
                <text:p>788.3431527221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788.3431527221">
                <text:p>788.3431527221</text:p>
              </table:table-cell>
            </table:table-row>
            <table:table-row>
              <table:table-cell office:value-type="float" office:value="744.819001425328">
                <text:p>744.819001425328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744.819001425328">
                <text:p>744.819001425328</text:p>
              </table:table-cell>
            </table:table-row>
            <table:table-row>
              <table:table-cell office:value-type="float" office:value="701.616116177646">
                <text:p>701.616116177646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375.819143892243">
                <text:p>375.819143892243</text:p>
              </table:table-cell>
              <table:table-cell office:value-type="float" office:value="701.616116177646">
                <text:p>701.616116177646</text:p>
              </table:table-cell>
            </table:table-row>
            <table:table-row>
              <table:table-cell office:value-type="float" office:value="658.747656996417">
                <text:p>658.747656996417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658.747656996417">
                <text:p>658.747656996417</text:p>
              </table:table-cell>
            </table:table-row>
            <table:table-row>
              <table:table-cell office:value-type="float" office:value="616.226682029583">
                <text:p>616.226682029583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616.226682029583">
                <text:p>616.226682029583</text:p>
              </table:table-cell>
            </table:table-row>
            <table:table-row>
              <table:table-cell office:value-type="float" office:value="574.066143578029">
                <text:p>574.066143578029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410.944104349802">
                <text:p>410.944104349802</text:p>
              </table:table-cell>
              <table:table-cell office:value-type="float" office:value="574.066143578029">
                <text:p>574.066143578029</text:p>
              </table:table-cell>
            </table:table-row>
            <table:table-row>
              <table:table-cell office:value-type="float" office:value="532.278884150184">
                <text:p>532.278884150184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423.503245395742">
                <text:p>423.503245395742</text:p>
              </table:table-cell>
              <table:table-cell office:value-type="float" office:value="532.278884150184">
                <text:p>532.278884150184</text:p>
              </table:table-cell>
            </table:table-row>
            <table:table-row>
              <table:table-cell office:value-type="float" office:value="490.877632550075">
                <text:p>490.877632550075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490.877632550075">
                <text:p>490.877632550075</text:p>
              </table:table-cell>
            </table:table-row>
            <table:table-row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  <table:table-cell office:value-type="float" office:value="449.875">
                <text:p>449.875</text:p>
              </table:table-cell>
            </table:table-row>
            <table:table-row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90.877632550075">
                <text:p>490.877632550075</text:p>
              </table:table-cell>
              <table:table-cell office:value-type="float" office:value="436.481528382716">
                <text:p>436.481528382716</text:p>
              </table:table-cell>
            </table:table-row>
            <table:table-row>
              <table:table-cell office:value-type="float" office:value="423.503245395743">
                <text:p>423.503245395743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532.278884150184">
                <text:p>532.278884150184</text:p>
              </table:table-cell>
              <table:table-cell office:value-type="float" office:value="423.503245395743">
                <text:p>423.503245395743</text:p>
              </table:table-cell>
            </table:table-row>
            <table:table-row>
              <table:table-cell office:value-type="float" office:value="410.944104349802">
                <text:p>410.944104349802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574.066143578029">
                <text:p>574.066143578029</text:p>
              </table:table-cell>
              <table:table-cell office:value-type="float" office:value="410.944104349802">
                <text:p>410.944104349802</text:p>
              </table:table-cell>
            </table:table-row>
            <table:table-row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616.226682029583">
                <text:p>616.226682029583</text:p>
              </table:table-cell>
              <table:table-cell office:value-type="float" office:value="398.807930880919">
                <text:p>398.807930880919</text:p>
              </table:table-cell>
            </table:table-row>
            <table:table-row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658.747656996417">
                <text:p>658.747656996417</text:p>
              </table:table-cell>
              <table:table-cell office:value-type="float" office:value="387.098421785098">
                <text:p>387.098421785098</text:p>
              </table:table-cell>
            </table:table-row>
            <table:table-row>
              <table:table-cell office:value-type="float" office:value="375.819143892244">
                <text:p>375.819143892244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701.616116177646">
                <text:p>701.616116177646</text:p>
              </table:table-cell>
              <table:table-cell office:value-type="float" office:value="375.819143892244">
                <text:p>375.819143892244</text:p>
              </table:table-cell>
            </table:table-row>
            <table:table-row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744.819001425328">
                <text:p>744.819001425328</text:p>
              </table:table-cell>
              <table:table-cell office:value-type="float" office:value="364.973532979665">
                <text:p>364.973532979665</text:p>
              </table:table-cell>
            </table:table-row>
            <table:table-row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788.343152722099">
                <text:p>788.343152722099</text:p>
              </table:table-cell>
              <table:table-cell office:value-type="float" office:value="354.564892725511">
                <text:p>354.564892725511</text:p>
              </table:table-cell>
            </table:table-row>
            <table:table-row>
              <table:table-cell office:value-type="float" office:value="344.596393702433">
                <text:p>344.596393702433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832.175312189848">
                <text:p>832.175312189848</text:p>
              </table:table-cell>
              <table:table-cell office:value-type="float" office:value="344.596393702433">
                <text:p>344.596393702433</text:p>
              </table:table-cell>
            </table:table-row>
            <table:table-row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876.302128128189">
                <text:p>876.302128128189</text:p>
              </table:table-cell>
              <table:table-cell office:value-type="float" office:value="335.071072411802">
                <text:p>335.071072411802</text:p>
              </table:table-cell>
            </table:table-row>
            <table:table-row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920.71015908152">
                <text:p>920.71015908152</text:p>
              </table:table-cell>
              <table:table-cell office:value-type="float" office:value="325.991830358756">
                <text:p>325.991830358756</text:p>
              </table:table-cell>
            </table:table-row>
            <table:table-row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965.385877933423">
                <text:p>965.385877933423</text:p>
              </table:table-cell>
              <table:table-cell office:value-type="float" office:value="317.361433168376">
                <text:p>317.361433168376</text:p>
              </table:table-cell>
            </table:table-row>
            <table:table-row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1010.31567602715">
                <text:p>1010.31567602715</text:p>
              </table:table-cell>
              <table:table-cell office:value-type="float" office:value="309.182509743252">
                <text:p>309.182509743252</text:p>
              </table:table-cell>
            </table:table-row>
            <table:table-row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1055.48586731097">
                <text:p>1055.48586731097</text:p>
              </table:table-cell>
              <table:table-cell office:value-type="float" office:value="301.457551462689">
                <text:p>301.457551462689</text:p>
              </table:table-cell>
            </table:table-row>
            <table:table-row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1100.88269250702">
                <text:p>1100.88269250702</text:p>
              </table:table-cell>
              <table:table-cell office:value-type="float" office:value="294.188911423815">
                <text:p>294.188911423815</text:p>
              </table:table-cell>
            </table:table-row>
            <table:table-row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1146.4923233026">
                <text:p>1146.4923233026</text:p>
              </table:table-cell>
              <table:table-cell office:value-type="float" office:value="287.378803724796">
                <text:p>287.378803724796</text:p>
              </table:table-cell>
            </table:table-row>
            <table:table-row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1192.30086656232">
                <text:p>1192.30086656232</text:p>
              </table:table-cell>
              <table:table-cell office:value-type="float" office:value="281.02930279041">
                <text:p>281.02930279041</text:p>
              </table:table-cell>
            </table:table-row>
            <table:table-row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1238.29436856016">
                <text:p>1238.29436856016</text:p>
              </table:table-cell>
              <table:table-cell office:value-type="float" office:value="275.14234274015">
                <text:p>275.14234274015</text:p>
              </table:table-cell>
            </table:table-row>
            <table:table-row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1284.45881922986">
                <text:p>1284.45881922986</text:p>
              </table:table-cell>
              <table:table-cell office:value-type="float" office:value="269.719716799076">
                <text:p>269.719716799076</text:p>
              </table:table-cell>
            </table:table-row>
            <table:table-row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1330.78015643254">
                <text:p>1330.78015643254</text:p>
              </table:table-cell>
              <table:table-cell office:value-type="float" office:value="264.763076751578">
                <text:p>264.763076751578</text:p>
              </table:table-cell>
            </table:table-row>
            <table:table-row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1377.24427024016">
                <text:p>1377.24427024016</text:p>
              </table:table-cell>
              <table:table-cell office:value-type="float" office:value="260.273932438233">
                <text:p>260.273932438233</text:p>
              </table:table-cell>
            </table:table-row>
            <table:table-row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1423.83700723354">
                <text:p>1423.83700723354</text:p>
              </table:table-cell>
              <table:table-cell office:value-type="float" office:value="256.253651295885">
                <text:p>256.253651295885</text:p>
              </table:table-cell>
            </table:table-row>
            <table:table-row>
              <table:table-cell office:value-type="float" office:value="252.703457941115">
                <text:p>252.703457941115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1470.54417481366">
                <text:p>1470.54417481366</text:p>
              </table:table-cell>
              <table:table-cell office:value-type="float" office:value="252.703457941115">
                <text:p>252.703457941115</text:p>
              </table:table-cell>
            </table:table-row>
            <table:table-row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1517.35154552479">
                <text:p>1517.35154552479</text:p>
              </table:table-cell>
              <table:table-cell office:value-type="float" office:value="249.624433797211">
                <text:p>249.624433797211</text:p>
              </table:table-cell>
            </table:table-row>
            <table:table-row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1564.24486138838">
                <text:p>1564.24486138838</text:p>
              </table:table-cell>
              <table:table-cell office:value-type="float" office:value="247.017516764754">
                <text:p>247.017516764754</text:p>
              </table:table-cell>
            </table:table-row>
            <table:table-row>
              <table:table-cell office:value-type="float" office:value="244.883500935926">
                <text:p>244.883500935926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1611.20983824617">
                <text:p>1611.20983824617</text:p>
              </table:table-cell>
              <table:table-cell office:value-type="float" office:value="244.883500935926">
                <text:p>244.883500935926</text:p>
              </table:table-cell>
            </table:table-row>
            <table:table-row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1658.23217011123">
                <text:p>1658.23217011123</text:p>
              </table:table-cell>
              <table:table-cell office:value-type="float" office:value="243.223036352621">
                <text:p>243.223036352621</text:p>
              </table:table-cell>
            </table:table-row>
            <table:table-row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1705.29753352577">
                <text:p>1705.29753352577</text:p>
              </table:table-cell>
              <table:table-cell office:value-type="float" office:value="242.036628808436">
                <text:p>242.036628808436</text:p>
              </table:table-cell>
            </table:table-row>
            <table:table-row>
              <table:table-cell office:value-type="float" office:value="241.324639694603">
                <text:p>241.324639694603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1752.39159192416">
                <text:p>1752.39159192416</text:p>
              </table:table-cell>
              <table:table-cell office:value-type="float" office:value="241.324639694603">
                <text:p>241.324639694603</text:p>
              </table:table-cell>
            </table:table-row>
            <table:table-row>
              <table:table-cell office:value-type="float" office:value="241.087285889903">
                <text:p>241.087285889903</text:p>
              </table:table-cell>
              <table:table-cell office:value-type="float" office:value="3357.9127141101">
                <text:p>3357.9127141101</text:p>
              </table:table-cell>
              <table:table-cell office:value-type="float" office:value="1799.5">
                <text:p>1799.5</text:p>
              </table:table-cell>
              <table:table-cell office:value-type="float" office:value="241.087285889903">
                <text:p>241.087285889903</text:p>
              </table:table-cell>
            </table:table-row>
            <table:table-row>
              <table:table-cell office:value-type="float" office:value="241.324639694603">
                <text:p>241.324639694603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1846.60840807584">
                <text:p>1846.60840807584</text:p>
              </table:table-cell>
              <table:table-cell office:value-type="float" office:value="241.324639694603">
                <text:p>241.324639694603</text:p>
              </table:table-cell>
            </table:table-row>
            <table:table-row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1893.70246647423">
                <text:p>1893.70246647423</text:p>
              </table:table-cell>
              <table:table-cell office:value-type="float" office:value="242.036628808436">
                <text:p>242.036628808436</text:p>
              </table:table-cell>
            </table:table-row>
            <table:table-row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1940.76782988877">
                <text:p>1940.76782988877</text:p>
              </table:table-cell>
              <table:table-cell office:value-type="float" office:value="243.223036352621">
                <text:p>243.223036352621</text:p>
              </table:table-cell>
            </table:table-row>
            <table:table-row>
              <table:table-cell office:value-type="float" office:value="244.883500935926">
                <text:p>244.883500935926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1987.79016175383">
                <text:p>1987.79016175383</text:p>
              </table:table-cell>
              <table:table-cell office:value-type="float" office:value="244.883500935926">
                <text:p>244.883500935926</text:p>
              </table:table-cell>
            </table:table-row>
            <table:table-row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034.75513861162">
                <text:p>2034.75513861162</text:p>
              </table:table-cell>
              <table:table-cell office:value-type="float" office:value="247.017516764754">
                <text:p>247.017516764754</text:p>
              </table:table-cell>
            </table:table-row>
            <table:table-row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081.64845447521">
                <text:p>2081.64845447521</text:p>
              </table:table-cell>
              <table:table-cell office:value-type="float" office:value="249.624433797211">
                <text:p>249.624433797211</text:p>
              </table:table-cell>
            </table:table-row>
            <table:table-row>
              <table:table-cell office:value-type="float" office:value="252.703457941115">
                <text:p>252.703457941115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2128.45582518634">
                <text:p>2128.45582518634</text:p>
              </table:table-cell>
              <table:table-cell office:value-type="float" office:value="252.703457941115">
                <text:p>252.703457941115</text:p>
              </table:table-cell>
            </table:table-row>
            <table:table-row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175.16299276646">
                <text:p>2175.16299276646</text:p>
              </table:table-cell>
              <table:table-cell office:value-type="float" office:value="256.253651295885">
                <text:p>256.253651295885</text:p>
              </table:table-cell>
            </table:table-row>
            <table:table-row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221.75572975984">
                <text:p>2221.75572975984</text:p>
              </table:table-cell>
              <table:table-cell office:value-type="float" office:value="260.273932438233">
                <text:p>260.273932438233</text:p>
              </table:table-cell>
            </table:table-row>
            <table:table-row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268.21984356746">
                <text:p>2268.21984356746</text:p>
              </table:table-cell>
              <table:table-cell office:value-type="float" office:value="264.763076751578">
                <text:p>264.763076751578</text:p>
              </table:table-cell>
            </table:table-row>
            <table:table-row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314.54118077014">
                <text:p>2314.54118077014</text:p>
              </table:table-cell>
              <table:table-cell office:value-type="float" office:value="269.719716799076">
                <text:p>269.719716799076</text:p>
              </table:table-cell>
            </table:table-row>
            <table:table-row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360.70563143984">
                <text:p>2360.70563143984</text:p>
              </table:table-cell>
              <table:table-cell office:value-type="float" office:value="275.14234274015">
                <text:p>275.14234274015</text:p>
              </table:table-cell>
            </table:table-row>
            <table:table-row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406.69913343768">
                <text:p>2406.69913343768</text:p>
              </table:table-cell>
              <table:table-cell office:value-type="float" office:value="281.02930279041">
                <text:p>281.02930279041</text:p>
              </table:table-cell>
            </table:table-row>
            <table:table-row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452.5076766974">
                <text:p>2452.5076766974</text:p>
              </table:table-cell>
              <table:table-cell office:value-type="float" office:value="287.378803724796">
                <text:p>287.378803724796</text:p>
              </table:table-cell>
            </table:table-row>
            <table:table-row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498.11730749298">
                <text:p>2498.11730749298</text:p>
              </table:table-cell>
              <table:table-cell office:value-type="float" office:value="294.188911423815">
                <text:p>294.188911423815</text:p>
              </table:table-cell>
            </table:table-row>
            <table:table-row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2543.51413268904">
                <text:p>2543.51413268904</text:p>
              </table:table-cell>
              <table:table-cell office:value-type="float" office:value="301.457551462689">
                <text:p>301.457551462689</text:p>
              </table:table-cell>
            </table:table-row>
            <table:table-row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2588.68432397285">
                <text:p>2588.68432397285</text:p>
              </table:table-cell>
              <table:table-cell office:value-type="float" office:value="309.182509743252">
                <text:p>309.182509743252</text:p>
              </table:table-cell>
            </table:table-row>
            <table:table-row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2633.61412206658">
                <text:p>2633.61412206658</text:p>
              </table:table-cell>
              <table:table-cell office:value-type="float" office:value="317.361433168376">
                <text:p>317.361433168376</text:p>
              </table:table-cell>
            </table:table-row>
            <table:table-row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2678.28984091848">
                <text:p>2678.28984091848</text:p>
              </table:table-cell>
              <table:table-cell office:value-type="float" office:value="325.991830358756">
                <text:p>325.991830358756</text:p>
              </table:table-cell>
            </table:table-row>
            <table:table-row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2722.69787187181">
                <text:p>2722.69787187181</text:p>
              </table:table-cell>
              <table:table-cell office:value-type="float" office:value="335.071072411802">
                <text:p>335.071072411802</text:p>
              </table:table-cell>
            </table:table-row>
            <table:table-row>
              <table:table-cell office:value-type="float" office:value="344.596393702434">
                <text:p>344.596393702434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2766.82468781015">
                <text:p>2766.82468781015</text:p>
              </table:table-cell>
              <table:table-cell office:value-type="float" office:value="344.596393702434">
                <text:p>344.596393702434</text:p>
              </table:table-cell>
            </table:table-row>
            <table:table-row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2810.6568472779">
                <text:p>2810.6568472779</text:p>
              </table:table-cell>
              <table:table-cell office:value-type="float" office:value="354.564892725511">
                <text:p>354.564892725511</text:p>
              </table:table-cell>
            </table:table-row>
            <table:table-row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2854.18099857467">
                <text:p>2854.18099857467</text:p>
              </table:table-cell>
              <table:table-cell office:value-type="float" office:value="364.973532979665">
                <text:p>364.973532979665</text:p>
              </table:table-cell>
            </table:table-row>
            <table:table-row>
              <table:table-cell office:value-type="float" office:value="375.819143892243">
                <text:p>375.819143892243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2897.38388382235">
                <text:p>2897.38388382235</text:p>
              </table:table-cell>
              <table:table-cell office:value-type="float" office:value="375.819143892243">
                <text:p>375.819143892243</text:p>
              </table:table-cell>
            </table:table-row>
            <table:table-row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2940.25234300358">
                <text:p>2940.25234300358</text:p>
              </table:table-cell>
              <table:table-cell office:value-type="float" office:value="387.098421785098">
                <text:p>387.098421785098</text:p>
              </table:table-cell>
            </table:table-row>
            <table:table-row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2982.77331797042">
                <text:p>2982.77331797042</text:p>
              </table:table-cell>
              <table:table-cell office:value-type="float" office:value="398.807930880919">
                <text:p>398.807930880919</text:p>
              </table:table-cell>
            </table:table-row>
            <table:table-row>
              <table:table-cell office:value-type="float" office:value="410.944104349801">
                <text:p>410.944104349801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3024.93385642197">
                <text:p>3024.93385642197</text:p>
              </table:table-cell>
              <table:table-cell office:value-type="float" office:value="410.944104349801">
                <text:p>410.944104349801</text:p>
              </table:table-cell>
            </table:table-row>
            <table:table-row>
              <table:table-cell office:value-type="float" office:value="423.503245395742">
                <text:p>423.503245395742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3066.72111584982">
                <text:p>3066.72111584982</text:p>
              </table:table-cell>
              <table:table-cell office:value-type="float" office:value="423.503245395742">
                <text:p>423.503245395742</text:p>
              </table:table-cell>
            </table:table-row>
            <table:table-row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3108.12236744992">
                <text:p>3108.12236744992</text:p>
              </table:table-cell>
              <table:table-cell office:value-type="float" office:value="436.481528382716">
                <text:p>436.481528382716</text:p>
              </table:table-cell>
            </table:table-row>
            <table:table-row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</table:table-row>
            <table:table-row>
              <table:table-cell office:value-type="float" office:value="436.481528382716">
                <text:p>436.481528382716</text:p>
              </table:table-cell>
              <table:table-cell office:value-type="float" office:value="3108.12236744993">
                <text:p>3108.12236744993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36.481528382716">
                <text:p>436.481528382716</text:p>
              </table:table-cell>
            </table:table-row>
            <table:table-row>
              <table:table-cell office:value-type="float" office:value="423.503245395742">
                <text:p>423.503245395742</text:p>
              </table:table-cell>
              <table:table-cell office:value-type="float" office:value="3066.72111584982">
                <text:p>3066.72111584982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423.503245395742">
                <text:p>423.503245395742</text:p>
              </table:table-cell>
            </table:table-row>
            <table:table-row>
              <table:table-cell office:value-type="float" office:value="410.944104349802">
                <text:p>410.944104349802</text:p>
              </table:table-cell>
              <table:table-cell office:value-type="float" office:value="3024.93385642197">
                <text:p>3024.93385642197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410.944104349802">
                <text:p>410.944104349802</text:p>
              </table:table-cell>
            </table:table-row>
            <table:table-row>
              <table:table-cell office:value-type="float" office:value="398.807930880919">
                <text:p>398.807930880919</text:p>
              </table:table-cell>
              <table:table-cell office:value-type="float" office:value="2982.77331797042">
                <text:p>2982.77331797042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</table:table-row>
            <table:table-row>
              <table:table-cell office:value-type="float" office:value="387.098421785098">
                <text:p>387.098421785098</text:p>
              </table:table-cell>
              <table:table-cell office:value-type="float" office:value="2940.25234300358">
                <text:p>2940.2523430035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</table:table-row>
            <table:table-row>
              <table:table-cell office:value-type="float" office:value="375.819143892243">
                <text:p>375.819143892243</text:p>
              </table:table-cell>
              <table:table-cell office:value-type="float" office:value="2897.38388382235">
                <text:p>2897.38388382235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375.819143892243">
                <text:p>375.819143892243</text:p>
              </table:table-cell>
            </table:table-row>
            <table:table-row>
              <table:table-cell office:value-type="float" office:value="364.973532979665">
                <text:p>364.973532979665</text:p>
              </table:table-cell>
              <table:table-cell office:value-type="float" office:value="2854.18099857467">
                <text:p>2854.18099857467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</table:table-row>
            <table:table-row>
              <table:table-cell office:value-type="float" office:value="354.564892725511">
                <text:p>354.564892725511</text:p>
              </table:table-cell>
              <table:table-cell office:value-type="float" office:value="2810.6568472779">
                <text:p>2810.6568472779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</table:table-row>
            <table:table-row>
              <table:table-cell office:value-type="float" office:value="344.596393702433">
                <text:p>344.596393702433</text:p>
              </table:table-cell>
              <table:table-cell office:value-type="float" office:value="2766.82468781015">
                <text:p>2766.82468781015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</table:table-row>
            <table:table-row>
              <table:table-cell office:value-type="float" office:value="335.071072411802">
                <text:p>335.071072411802</text:p>
              </table:table-cell>
              <table:table-cell office:value-type="float" office:value="2722.69787187181">
                <text:p>2722.69787187181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</table:table-row>
            <table:table-row>
              <table:table-cell office:value-type="float" office:value="325.991830358756">
                <text:p>325.991830358756</text:p>
              </table:table-cell>
              <table:table-cell office:value-type="float" office:value="2678.28984091848">
                <text:p>2678.28984091848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325.991830358756">
                <text:p>325.991830358756</text:p>
              </table:table-cell>
            </table:table-row>
            <table:table-row>
              <table:table-cell office:value-type="float" office:value="317.361433168376">
                <text:p>317.361433168376</text:p>
              </table:table-cell>
              <table:table-cell office:value-type="float" office:value="2633.61412206658">
                <text:p>2633.61412206658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317.361433168376">
                <text:p>317.361433168376</text:p>
              </table:table-cell>
            </table:table-row>
            <table:table-row>
              <table:table-cell office:value-type="float" office:value="309.182509743252">
                <text:p>309.182509743252</text:p>
              </table:table-cell>
              <table:table-cell office:value-type="float" office:value="2588.68432397285">
                <text:p>2588.68432397285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</table:table-row>
            <table:table-row>
              <table:table-cell office:value-type="float" office:value="301.457551462689">
                <text:p>301.457551462689</text:p>
              </table:table-cell>
              <table:table-cell office:value-type="float" office:value="2543.51413268904">
                <text:p>2543.51413268904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</table:table-row>
            <table:table-row>
              <table:table-cell office:value-type="float" office:value="294.188911423815">
                <text:p>294.188911423815</text:p>
              </table:table-cell>
              <table:table-cell office:value-type="float" office:value="2498.11730749298">
                <text:p>2498.11730749298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94.188911423815">
                <text:p>294.188911423815</text:p>
              </table:table-cell>
            </table:table-row>
            <table:table-row>
              <table:table-cell office:value-type="float" office:value="287.378803724796">
                <text:p>287.378803724796</text:p>
              </table:table-cell>
              <table:table-cell office:value-type="float" office:value="2452.5076766974">
                <text:p>2452.5076766974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</table:table-row>
            <table:table-row>
              <table:table-cell office:value-type="float" office:value="281.02930279041">
                <text:p>281.02930279041</text:p>
              </table:table-cell>
              <table:table-cell office:value-type="float" office:value="2406.69913343768">
                <text:p>2406.69913343768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</table:table-row>
            <table:table-row>
              <table:table-cell office:value-type="float" office:value="275.14234274015">
                <text:p>275.14234274015</text:p>
              </table:table-cell>
              <table:table-cell office:value-type="float" office:value="2360.70563143984">
                <text:p>2360.70563143984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</table:table-row>
            <table:table-row>
              <table:table-cell office:value-type="float" office:value="269.719716799075">
                <text:p>269.719716799075</text:p>
              </table:table-cell>
              <table:table-cell office:value-type="float" office:value="2314.54118077014">
                <text:p>2314.54118077014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69.719716799075">
                <text:p>269.719716799075</text:p>
              </table:table-cell>
            </table:table-row>
            <table:table-row>
              <table:table-cell office:value-type="float" office:value="264.763076751578">
                <text:p>264.763076751578</text:p>
              </table:table-cell>
              <table:table-cell office:value-type="float" office:value="2268.21984356746">
                <text:p>2268.21984356746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64.763076751578">
                <text:p>264.763076751578</text:p>
              </table:table-cell>
            </table:table-row>
            <table:table-row>
              <table:table-cell office:value-type="float" office:value="260.273932438233">
                <text:p>260.273932438233</text:p>
              </table:table-cell>
              <table:table-cell office:value-type="float" office:value="2221.75572975984">
                <text:p>2221.75572975984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</table:table-row>
            <table:table-row>
              <table:table-cell office:value-type="float" office:value="256.253651295885">
                <text:p>256.253651295885</text:p>
              </table:table-cell>
              <table:table-cell office:value-type="float" office:value="2175.16299276646">
                <text:p>2175.16299276646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</table:table-row>
            <table:table-row>
              <table:table-cell office:value-type="float" office:value="252.703457941115">
                <text:p>252.703457941115</text:p>
              </table:table-cell>
              <table:table-cell office:value-type="float" office:value="2128.45582518634">
                <text:p>2128.45582518634</text:p>
              </table:table-cell>
              <table:table-cell office:value-type="float" office:value="3346.29654205889">
                <text:p>3346.29654205889</text:p>
              </table:table-cell>
              <table:table-cell office:value-type="float" office:value="252.703457941115">
                <text:p>252.703457941115</text:p>
              </table:table-cell>
            </table:table-row>
            <table:table-row>
              <table:table-cell office:value-type="float" office:value="249.624433797211">
                <text:p>249.624433797211</text:p>
              </table:table-cell>
              <table:table-cell office:value-type="float" office:value="2081.64845447521">
                <text:p>2081.6484544752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</table:table-row>
            <table:table-row>
              <table:table-cell office:value-type="float" office:value="247.017516764754">
                <text:p>247.017516764754</text:p>
              </table:table-cell>
              <table:table-cell office:value-type="float" office:value="2034.75513861162">
                <text:p>2034.75513861162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</table:table-row>
            <table:table-row>
              <table:table-cell office:value-type="float" office:value="244.883500935926">
                <text:p>244.883500935926</text:p>
              </table:table-cell>
              <table:table-cell office:value-type="float" office:value="1987.79016175383">
                <text:p>1987.79016175383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244.883500935926">
                <text:p>244.883500935926</text:p>
              </table:table-cell>
            </table:table-row>
            <table:table-row>
              <table:table-cell office:value-type="float" office:value="243.223036352621">
                <text:p>243.223036352621</text:p>
              </table:table-cell>
              <table:table-cell office:value-type="float" office:value="1940.76782988877">
                <text:p>1940.76782988877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</table:table-row>
            <table:table-row>
              <table:table-cell office:value-type="float" office:value="242.036628808436">
                <text:p>242.036628808436</text:p>
              </table:table-cell>
              <table:table-cell office:value-type="float" office:value="1893.70246647423">
                <text:p>1893.70246647423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</table:table-row>
            <table:table-row>
              <table:table-cell office:value-type="float" office:value="241.324639694603">
                <text:p>241.324639694603</text:p>
              </table:table-cell>
              <table:table-cell office:value-type="float" office:value="1846.60840807584">
                <text:p>1846.60840807584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</table:table-row>
            <table:table-row>
              <table:table-cell office:value-type="float" office:value="241.087285889903">
                <text:p>241.087285889903</text:p>
              </table:table-cell>
              <table:table-cell office:value-type="float" office:value="1799.5">
                <text:p>1799.5</text:p>
              </table:table-cell>
              <table:table-cell office:value-type="float" office:value="3357.9127141101">
                <text:p>3357.9127141101</text:p>
              </table:table-cell>
              <table:table-cell office:value-type="float" office:value="241.087285889903">
                <text:p>241.087285889903</text:p>
              </table:table-cell>
            </table:table-row>
            <table:table-row>
              <table:table-cell office:value-type="float" office:value="241.324639694603">
                <text:p>241.324639694603</text:p>
              </table:table-cell>
              <table:table-cell office:value-type="float" office:value="1752.39159192416">
                <text:p>1752.39159192416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</table:table-row>
            <table:table-row>
              <table:table-cell office:value-type="float" office:value="242.036628808436">
                <text:p>242.036628808436</text:p>
              </table:table-cell>
              <table:table-cell office:value-type="float" office:value="1705.29753352577">
                <text:p>1705.29753352577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</table:table-row>
            <table:table-row>
              <table:table-cell office:value-type="float" office:value="243.223036352621">
                <text:p>243.223036352621</text:p>
              </table:table-cell>
              <table:table-cell office:value-type="float" office:value="1658.23217011123">
                <text:p>1658.23217011123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</table:table-row>
            <table:table-row>
              <table:table-cell office:value-type="float" office:value="244.883500935926">
                <text:p>244.883500935926</text:p>
              </table:table-cell>
              <table:table-cell office:value-type="float" office:value="1611.20983824617">
                <text:p>1611.20983824617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244.883500935926">
                <text:p>244.883500935926</text:p>
              </table:table-cell>
            </table:table-row>
            <table:table-row>
              <table:table-cell office:value-type="float" office:value="247.017516764754">
                <text:p>247.017516764754</text:p>
              </table:table-cell>
              <table:table-cell office:value-type="float" office:value="1564.24486138838">
                <text:p>1564.24486138838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</table:table-row>
            <table:table-row>
              <table:table-cell office:value-type="float" office:value="249.624433797211">
                <text:p>249.624433797211</text:p>
              </table:table-cell>
              <table:table-cell office:value-type="float" office:value="1517.35154552479">
                <text:p>1517.35154552479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</table:table-row>
            <table:table-row>
              <table:table-cell office:value-type="float" office:value="252.703457941115">
                <text:p>252.703457941115</text:p>
              </table:table-cell>
              <table:table-cell office:value-type="float" office:value="1470.54417481366">
                <text:p>1470.54417481366</text:p>
              </table:table-cell>
              <table:table-cell office:value-type="float" office:value="3346.29654205889">
                <text:p>3346.29654205889</text:p>
              </table:table-cell>
              <table:table-cell office:value-type="float" office:value="252.703457941115">
                <text:p>252.703457941115</text:p>
              </table:table-cell>
            </table:table-row>
            <table:table-row>
              <table:table-cell office:value-type="float" office:value="256.253651295885">
                <text:p>256.253651295885</text:p>
              </table:table-cell>
              <table:table-cell office:value-type="float" office:value="1423.83700723354">
                <text:p>1423.83700723354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</table:table-row>
            <table:table-row>
              <table:table-cell office:value-type="float" office:value="260.273932438233">
                <text:p>260.273932438233</text:p>
              </table:table-cell>
              <table:table-cell office:value-type="float" office:value="1377.24427024016">
                <text:p>1377.24427024016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</table:table-row>
            <table:table-row>
              <table:table-cell office:value-type="float" office:value="264.763076751578">
                <text:p>264.763076751578</text:p>
              </table:table-cell>
              <table:table-cell office:value-type="float" office:value="1330.78015643254">
                <text:p>1330.78015643254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64.763076751578">
                <text:p>264.763076751578</text:p>
              </table:table-cell>
            </table:table-row>
            <table:table-row>
              <table:table-cell office:value-type="float" office:value="269.719716799076">
                <text:p>269.719716799076</text:p>
              </table:table-cell>
              <table:table-cell office:value-type="float" office:value="1284.45881922986">
                <text:p>1284.4588192298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69.719716799076">
                <text:p>269.719716799076</text:p>
              </table:table-cell>
            </table:table-row>
            <table:table-row>
              <table:table-cell office:value-type="float" office:value="275.14234274015">
                <text:p>275.14234274015</text:p>
              </table:table-cell>
              <table:table-cell office:value-type="float" office:value="1238.29436856016">
                <text:p>1238.29436856016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</table:table-row>
            <table:table-row>
              <table:table-cell office:value-type="float" office:value="281.02930279041">
                <text:p>281.02930279041</text:p>
              </table:table-cell>
              <table:table-cell office:value-type="float" office:value="1192.30086656232">
                <text:p>1192.30086656232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</table:table-row>
            <table:table-row>
              <table:table-cell office:value-type="float" office:value="287.378803724796">
                <text:p>287.378803724796</text:p>
              </table:table-cell>
              <table:table-cell office:value-type="float" office:value="1146.4923233026">
                <text:p>1146.492323302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</table:table-row>
            <table:table-row>
              <table:table-cell office:value-type="float" office:value="294.188911423814">
                <text:p>294.188911423814</text:p>
              </table:table-cell>
              <table:table-cell office:value-type="float" office:value="1100.88269250702">
                <text:p>1100.88269250702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94.188911423814">
                <text:p>294.188911423814</text:p>
              </table:table-cell>
            </table:table-row>
            <table:table-row>
              <table:table-cell office:value-type="float" office:value="301.457551462689">
                <text:p>301.457551462689</text:p>
              </table:table-cell>
              <table:table-cell office:value-type="float" office:value="1055.48586731097">
                <text:p>1055.48586731097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</table:table-row>
            <table:table-row>
              <table:table-cell office:value-type="float" office:value="309.182509743252">
                <text:p>309.182509743252</text:p>
              </table:table-cell>
              <table:table-cell office:value-type="float" office:value="1010.31567602715">
                <text:p>1010.31567602715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</table:table-row>
            <table:table-row>
              <table:table-cell office:value-type="float" office:value="317.361433168376">
                <text:p>317.361433168376</text:p>
              </table:table-cell>
              <table:table-cell office:value-type="float" office:value="965.385877933423">
                <text:p>965.385877933423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317.361433168376">
                <text:p>317.361433168376</text:p>
              </table:table-cell>
            </table:table-row>
            <table:table-row>
              <table:table-cell office:value-type="float" office:value="325.991830358755">
                <text:p>325.991830358755</text:p>
              </table:table-cell>
              <table:table-cell office:value-type="float" office:value="920.71015908152">
                <text:p>920.71015908152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325.991830358755">
                <text:p>325.991830358755</text:p>
              </table:table-cell>
            </table:table-row>
            <table:table-row>
              <table:table-cell office:value-type="float" office:value="335.071072411802">
                <text:p>335.071072411802</text:p>
              </table:table-cell>
              <table:table-cell office:value-type="float" office:value="876.302128128189">
                <text:p>876.302128128189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</table:table-row>
            <table:table-row>
              <table:table-cell office:value-type="float" office:value="344.596393702433">
                <text:p>344.596393702433</text:p>
              </table:table-cell>
              <table:table-cell office:value-type="float" office:value="832.175312189848">
                <text:p>832.175312189848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</table:table-row>
            <table:table-row>
              <table:table-cell office:value-type="float" office:value="354.564892725511">
                <text:p>354.564892725511</text:p>
              </table:table-cell>
              <table:table-cell office:value-type="float" office:value="788.343152722099">
                <text:p>788.343152722099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</table:table-row>
            <table:table-row>
              <table:table-cell office:value-type="float" office:value="364.973532979665">
                <text:p>364.973532979665</text:p>
              </table:table-cell>
              <table:table-cell office:value-type="float" office:value="744.819001425328">
                <text:p>744.819001425328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</table:table-row>
            <table:table-row>
              <table:table-cell office:value-type="float" office:value="375.819143892243">
                <text:p>375.819143892243</text:p>
              </table:table-cell>
              <table:table-cell office:value-type="float" office:value="701.616116177647">
                <text:p>701.616116177647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375.819143892243">
                <text:p>375.819143892243</text:p>
              </table:table-cell>
            </table:table-row>
            <table:table-row>
              <table:table-cell office:value-type="float" office:value="387.098421785098">
                <text:p>387.098421785098</text:p>
              </table:table-cell>
              <table:table-cell office:value-type="float" office:value="658.747656996418">
                <text:p>658.74765699641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</table:table-row>
            <table:table-row>
              <table:table-cell office:value-type="float" office:value="398.807930880919">
                <text:p>398.807930880919</text:p>
              </table:table-cell>
              <table:table-cell office:value-type="float" office:value="616.226682029583">
                <text:p>616.226682029583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</table:table-row>
            <table:table-row>
              <table:table-cell office:value-type="float" office:value="410.944104349802">
                <text:p>410.944104349802</text:p>
              </table:table-cell>
              <table:table-cell office:value-type="float" office:value="574.066143578029">
                <text:p>574.066143578029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410.944104349802">
                <text:p>410.944104349802</text:p>
              </table:table-cell>
            </table:table-row>
            <table:table-row>
              <table:table-cell office:value-type="float" office:value="423.503245395742">
                <text:p>423.503245395742</text:p>
              </table:table-cell>
              <table:table-cell office:value-type="float" office:value="532.278884150184">
                <text:p>532.278884150184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423.503245395742">
                <text:p>423.503245395742</text:p>
              </table:table-cell>
            </table:table-row>
            <table:table-row>
              <table:table-cell office:value-type="float" office:value="436.481528382715">
                <text:p>436.481528382715</text:p>
              </table:table-cell>
              <table:table-cell office:value-type="float" office:value="490.877632550075">
                <text:p>490.877632550075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36.481528382715">
                <text:p>436.481528382715</text:p>
              </table:table-cell>
            </table:table-row>
            <table:table-row>
              <table:table-cell office:value-type="float" office:value="449.875">
                <text:p>449.875</text:p>
              </table:table-cell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</table:table-row>
            <table:table-row>
              <table:table-cell office:value-type="float" office:value="490.877632550075">
                <text:p>490.877632550075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490.877632550075">
                <text:p>490.877632550075</text:p>
              </table:table-cell>
            </table:table-row>
            <table:table-row>
              <table:table-cell office:value-type="float" office:value="532.278884150184">
                <text:p>532.278884150184</text:p>
              </table:table-cell>
              <table:table-cell office:value-type="float" office:value="423.503245395743">
                <text:p>423.503245395743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532.278884150184">
                <text:p>532.278884150184</text:p>
              </table:table-cell>
            </table:table-row>
            <table:table-row>
              <table:table-cell office:value-type="float" office:value="574.066143578028">
                <text:p>574.066143578028</text:p>
              </table:table-cell>
              <table:table-cell office:value-type="float" office:value="410.944104349802">
                <text:p>410.944104349802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574.066143578028">
                <text:p>574.066143578028</text:p>
              </table:table-cell>
            </table:table-row>
            <table:table-row>
              <table:table-cell office:value-type="float" office:value="616.226682029582">
                <text:p>616.226682029582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616.226682029582">
                <text:p>616.226682029582</text:p>
              </table:table-cell>
            </table:table-row>
            <table:table-row>
              <table:table-cell office:value-type="float" office:value="658.747656996417">
                <text:p>658.747656996417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658.747656996417">
                <text:p>658.747656996417</text:p>
              </table:table-cell>
            </table:table-row>
            <table:table-row>
              <table:table-cell office:value-type="float" office:value="701.616116177646">
                <text:p>701.616116177646</text:p>
              </table:table-cell>
              <table:table-cell office:value-type="float" office:value="375.819143892244">
                <text:p>375.819143892244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701.616116177646">
                <text:p>701.616116177646</text:p>
              </table:table-cell>
            </table:table-row>
            <table:table-row>
              <table:table-cell office:value-type="float" office:value="744.819001425328">
                <text:p>744.819001425328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744.819001425328">
                <text:p>744.819001425328</text:p>
              </table:table-cell>
            </table:table-row>
            <table:table-row>
              <table:table-cell office:value-type="float" office:value="788.343152722099">
                <text:p>788.34315272209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788.343152722099">
                <text:p>788.343152722099</text:p>
              </table:table-cell>
            </table:table-row>
            <table:table-row>
              <table:table-cell office:value-type="float" office:value="832.175312189847">
                <text:p>832.17531218984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832.175312189847">
                <text:p>832.175312189847</text:p>
              </table:table-cell>
            </table:table-row>
            <table:table-row>
              <table:table-cell office:value-type="float" office:value="876.302128128189">
                <text:p>876.302128128189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876.302128128189">
                <text:p>876.302128128189</text:p>
              </table:table-cell>
            </table:table-row>
            <table:table-row>
              <table:table-cell office:value-type="float" office:value="920.71015908152">
                <text:p>920.71015908152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920.71015908152">
                <text:p>920.71015908152</text:p>
              </table:table-cell>
            </table:table-row>
            <table:table-row>
              <table:table-cell office:value-type="float" office:value="965.385877933423">
                <text:p>965.385877933423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965.385877933423">
                <text:p>965.385877933423</text:p>
              </table:table-cell>
            </table:table-row>
            <table:table-row>
              <table:table-cell office:value-type="float" office:value="1010.31567602715">
                <text:p>1010.3156760271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1010.31567602715">
                <text:p>1010.31567602715</text:p>
              </table:table-cell>
            </table:table-row>
            <table:table-row>
              <table:table-cell office:value-type="float" office:value="1055.48586731097">
                <text:p>1055.48586731097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1055.48586731097">
                <text:p>1055.48586731097</text:p>
              </table:table-cell>
            </table:table-row>
            <table:table-row>
              <table:table-cell office:value-type="float" office:value="1100.88269250702">
                <text:p>1100.88269250702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1100.88269250702">
                <text:p>1100.88269250702</text:p>
              </table:table-cell>
            </table:table-row>
            <table:table-row>
              <table:table-cell office:value-type="float" office:value="1146.4923233026">
                <text:p>1146.4923233026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1146.4923233026">
                <text:p>1146.4923233026</text:p>
              </table:table-cell>
            </table:table-row>
            <table:table-row>
              <table:table-cell office:value-type="float" office:value="1192.30086656232">
                <text:p>1192.30086656232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1192.30086656232">
                <text:p>1192.30086656232</text:p>
              </table:table-cell>
            </table:table-row>
            <table:table-row>
              <table:table-cell office:value-type="float" office:value="1238.29436856016">
                <text:p>1238.29436856016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1238.29436856016">
                <text:p>1238.29436856016</text:p>
              </table:table-cell>
            </table:table-row>
            <table:table-row>
              <table:table-cell office:value-type="float" office:value="1284.45881922986">
                <text:p>1284.45881922986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1284.45881922986">
                <text:p>1284.45881922986</text:p>
              </table:table-cell>
            </table:table-row>
            <table:table-row>
              <table:table-cell office:value-type="float" office:value="1330.78015643254">
                <text:p>1330.78015643254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1330.78015643254">
                <text:p>1330.78015643254</text:p>
              </table:table-cell>
            </table:table-row>
            <table:table-row>
              <table:table-cell office:value-type="float" office:value="1377.24427024016">
                <text:p>1377.24427024016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1377.24427024016">
                <text:p>1377.24427024016</text:p>
              </table:table-cell>
            </table:table-row>
            <table:table-row>
              <table:table-cell office:value-type="float" office:value="1423.83700723354">
                <text:p>1423.83700723354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1423.83700723354">
                <text:p>1423.83700723354</text:p>
              </table:table-cell>
            </table:table-row>
            <table:table-row>
              <table:table-cell office:value-type="float" office:value="1470.54417481366">
                <text:p>1470.54417481366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1470.54417481366">
                <text:p>1470.54417481366</text:p>
              </table:table-cell>
            </table:table-row>
            <table:table-row>
              <table:table-cell office:value-type="float" office:value="1517.35154552479">
                <text:p>1517.351545524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1517.35154552479">
                <text:p>1517.35154552479</text:p>
              </table:table-cell>
            </table:table-row>
            <table:table-row>
              <table:table-cell office:value-type="float" office:value="1564.24486138838">
                <text:p>1564.24486138838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1564.24486138838">
                <text:p>1564.24486138838</text:p>
              </table:table-cell>
            </table:table-row>
            <table:table-row>
              <table:table-cell office:value-type="float" office:value="1611.20983824617">
                <text:p>1611.20983824617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1611.20983824617">
                <text:p>1611.20983824617</text:p>
              </table:table-cell>
            </table:table-row>
            <table:table-row>
              <table:table-cell office:value-type="float" office:value="1658.23217011123">
                <text:p>1658.23217011123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1658.23217011123">
                <text:p>1658.23217011123</text:p>
              </table:table-cell>
            </table:table-row>
            <table:table-row>
              <table:table-cell office:value-type="float" office:value="1705.29753352577">
                <text:p>1705.29753352577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1705.29753352577">
                <text:p>1705.29753352577</text:p>
              </table:table-cell>
            </table:table-row>
            <table:table-row>
              <table:table-cell office:value-type="float" office:value="1752.39159192416">
                <text:p>1752.39159192416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1752.39159192416">
                <text:p>1752.39159192416</text:p>
              </table:table-cell>
            </table:table-row>
            <table:table-row>
              <table:table-cell office:value-type="float" office:value="1799.5">
                <text:p>1799.5</text:p>
              </table:table-cell>
              <table:table-cell office:value-type="float" office:value="241.087285889903">
                <text:p>241.087285889903</text:p>
              </table:table-cell>
              <table:table-cell office:value-type="float" office:value="3357.9127141101">
                <text:p>3357.9127141101</text:p>
              </table:table-cell>
              <table:table-cell office:value-type="float" office:value="1799.5">
                <text:p>1799.5</text:p>
              </table:table-cell>
            </table:table-row>
            <table:table-row>
              <table:table-cell office:value-type="float" office:value="1846.60840807584">
                <text:p>1846.60840807584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3357.6753603054">
                <text:p>3357.6753603054</text:p>
              </table:table-cell>
              <table:table-cell office:value-type="float" office:value="1846.60840807584">
                <text:p>1846.60840807584</text:p>
              </table:table-cell>
            </table:table-row>
            <table:table-row>
              <table:table-cell office:value-type="float" office:value="1893.70246647423">
                <text:p>1893.70246647423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  <table:table-cell office:value-type="float" office:value="1893.70246647423">
                <text:p>1893.70246647423</text:p>
              </table:table-cell>
            </table:table-row>
            <table:table-row>
              <table:table-cell office:value-type="float" office:value="1940.76782988877">
                <text:p>1940.76782988877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  <table:table-cell office:value-type="float" office:value="1940.76782988877">
                <text:p>1940.76782988877</text:p>
              </table:table-cell>
            </table:table-row>
            <table:table-row>
              <table:table-cell office:value-type="float" office:value="1987.79016175383">
                <text:p>1987.79016175383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3354.11649906407">
                <text:p>3354.11649906407</text:p>
              </table:table-cell>
              <table:table-cell office:value-type="float" office:value="1987.79016175383">
                <text:p>1987.79016175383</text:p>
              </table:table-cell>
            </table:table-row>
            <table:table-row>
              <table:table-cell office:value-type="float" office:value="2034.75513861162">
                <text:p>2034.75513861162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  <table:table-cell office:value-type="float" office:value="2034.75513861162">
                <text:p>2034.75513861162</text:p>
              </table:table-cell>
            </table:table-row>
            <table:table-row>
              <table:table-cell office:value-type="float" office:value="2081.64845447521">
                <text:p>2081.64845447521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  <table:table-cell office:value-type="float" office:value="2081.64845447521">
                <text:p>2081.64845447521</text:p>
              </table:table-cell>
            </table:table-row>
            <table:table-row>
              <table:table-cell office:value-type="float" office:value="2128.45582518634">
                <text:p>2128.45582518634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3346.29654205888">
                <text:p>3346.29654205888</text:p>
              </table:table-cell>
              <table:table-cell office:value-type="float" office:value="2128.45582518634">
                <text:p>2128.45582518634</text:p>
              </table:table-cell>
            </table:table-row>
            <table:table-row>
              <table:table-cell office:value-type="float" office:value="2175.16299276646">
                <text:p>2175.16299276646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  <table:table-cell office:value-type="float" office:value="2175.16299276646">
                <text:p>2175.16299276646</text:p>
              </table:table-cell>
            </table:table-row>
            <table:table-row>
              <table:table-cell office:value-type="float" office:value="2221.75572975984">
                <text:p>2221.75572975984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  <table:table-cell office:value-type="float" office:value="2221.75572975984">
                <text:p>2221.75572975984</text:p>
              </table:table-cell>
            </table:table-row>
            <table:table-row>
              <table:table-cell office:value-type="float" office:value="2268.21984356746">
                <text:p>2268.21984356746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  <table:table-cell office:value-type="float" office:value="2268.21984356746">
                <text:p>2268.21984356746</text:p>
              </table:table-cell>
            </table:table-row>
            <table:table-row>
              <table:table-cell office:value-type="float" office:value="2314.54118077014">
                <text:p>2314.54118077014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  <table:table-cell office:value-type="float" office:value="2314.54118077014">
                <text:p>2314.54118077014</text:p>
              </table:table-cell>
            </table:table-row>
            <table:table-row>
              <table:table-cell office:value-type="float" office:value="2360.70563143984">
                <text:p>2360.70563143984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  <table:table-cell office:value-type="float" office:value="2360.70563143984">
                <text:p>2360.70563143984</text:p>
              </table:table-cell>
            </table:table-row>
            <table:table-row>
              <table:table-cell office:value-type="float" office:value="2406.69913343768">
                <text:p>2406.69913343768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  <table:table-cell office:value-type="float" office:value="2406.69913343768">
                <text:p>2406.69913343768</text:p>
              </table:table-cell>
            </table:table-row>
            <table:table-row>
              <table:table-cell office:value-type="float" office:value="2452.5076766974">
                <text:p>2452.5076766974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  <table:table-cell office:value-type="float" office:value="2452.5076766974">
                <text:p>2452.5076766974</text:p>
              </table:table-cell>
            </table:table-row>
            <table:table-row>
              <table:table-cell office:value-type="float" office:value="2498.11730749298">
                <text:p>2498.11730749298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  <table:table-cell office:value-type="float" office:value="2498.11730749298">
                <text:p>2498.11730749298</text:p>
              </table:table-cell>
            </table:table-row>
            <table:table-row>
              <table:table-cell office:value-type="float" office:value="2543.51413268904">
                <text:p>2543.51413268904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  <table:table-cell office:value-type="float" office:value="2543.51413268904">
                <text:p>2543.51413268904</text:p>
              </table:table-cell>
            </table:table-row>
            <table:table-row>
              <table:table-cell office:value-type="float" office:value="2588.68432397285">
                <text:p>2588.6843239728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  <table:table-cell office:value-type="float" office:value="2588.68432397285">
                <text:p>2588.68432397285</text:p>
              </table:table-cell>
            </table:table-row>
            <table:table-row>
              <table:table-cell office:value-type="float" office:value="2633.61412206658">
                <text:p>2633.61412206658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  <table:table-cell office:value-type="float" office:value="2633.61412206658">
                <text:p>2633.61412206658</text:p>
              </table:table-cell>
            </table:table-row>
            <table:table-row>
              <table:table-cell office:value-type="float" office:value="2678.28984091848">
                <text:p>2678.28984091848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  <table:table-cell office:value-type="float" office:value="2678.28984091848">
                <text:p>2678.28984091848</text:p>
              </table:table-cell>
            </table:table-row>
            <table:table-row>
              <table:table-cell office:value-type="float" office:value="2722.69787187181">
                <text:p>2722.69787187181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  <table:table-cell office:value-type="float" office:value="2722.69787187181">
                <text:p>2722.69787187181</text:p>
              </table:table-cell>
            </table:table-row>
            <table:table-row>
              <table:table-cell office:value-type="float" office:value="2766.82468781015">
                <text:p>2766.82468781015</text:p>
              </table:table-cell>
              <table:table-cell office:value-type="float" office:value="344.596393702434">
                <text:p>344.596393702434</text:p>
              </table:table-cell>
              <table:table-cell office:value-type="float" office:value="3254.40360629757">
                <text:p>3254.40360629757</text:p>
              </table:table-cell>
              <table:table-cell office:value-type="float" office:value="2766.82468781015">
                <text:p>2766.82468781015</text:p>
              </table:table-cell>
            </table:table-row>
            <table:table-row>
              <table:table-cell office:value-type="float" office:value="2810.6568472779">
                <text:p>2810.656847277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  <table:table-cell office:value-type="float" office:value="2810.6568472779">
                <text:p>2810.6568472779</text:p>
              </table:table-cell>
            </table:table-row>
            <table:table-row>
              <table:table-cell office:value-type="float" office:value="2854.18099857467">
                <text:p>2854.18099857467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  <table:table-cell office:value-type="float" office:value="2854.18099857467">
                <text:p>2854.18099857467</text:p>
              </table:table-cell>
            </table:table-row>
            <table:table-row>
              <table:table-cell office:value-type="float" office:value="2897.38388382235">
                <text:p>2897.38388382235</text:p>
              </table:table-cell>
              <table:table-cell office:value-type="float" office:value="375.819143892243">
                <text:p>375.819143892243</text:p>
              </table:table-cell>
              <table:table-cell office:value-type="float" office:value="3223.18085610776">
                <text:p>3223.18085610776</text:p>
              </table:table-cell>
              <table:table-cell office:value-type="float" office:value="2897.38388382235">
                <text:p>2897.38388382235</text:p>
              </table:table-cell>
            </table:table-row>
            <table:table-row>
              <table:table-cell office:value-type="float" office:value="2940.25234300358">
                <text:p>2940.25234300358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  <table:table-cell office:value-type="float" office:value="2940.25234300358">
                <text:p>2940.25234300358</text:p>
              </table:table-cell>
            </table:table-row>
            <table:table-row>
              <table:table-cell office:value-type="float" office:value="2982.77331797042">
                <text:p>2982.77331797042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  <table:table-cell office:value-type="float" office:value="2982.77331797042">
                <text:p>2982.77331797042</text:p>
              </table:table-cell>
            </table:table-row>
            <table:table-row>
              <table:table-cell office:value-type="float" office:value="3024.93385642197">
                <text:p>3024.93385642197</text:p>
              </table:table-cell>
              <table:table-cell office:value-type="float" office:value="410.944104349801">
                <text:p>410.944104349801</text:p>
              </table:table-cell>
              <table:table-cell office:value-type="float" office:value="3188.0558956502">
                <text:p>3188.0558956502</text:p>
              </table:table-cell>
              <table:table-cell office:value-type="float" office:value="3024.93385642197">
                <text:p>3024.93385642197</text:p>
              </table:table-cell>
            </table:table-row>
            <table:table-row>
              <table:table-cell office:value-type="float" office:value="3066.72111584981">
                <text:p>3066.72111584981</text:p>
              </table:table-cell>
              <table:table-cell office:value-type="float" office:value="423.503245395742">
                <text:p>423.503245395742</text:p>
              </table:table-cell>
              <table:table-cell office:value-type="float" office:value="3175.49675460426">
                <text:p>3175.49675460426</text:p>
              </table:table-cell>
              <table:table-cell office:value-type="float" office:value="3066.72111584981">
                <text:p>3066.72111584981</text:p>
              </table:table-cell>
            </table:table-row>
            <table:table-row>
              <table:table-cell office:value-type="float" office:value="3108.12236744992">
                <text:p>3108.12236744992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  <table:table-cell office:value-type="float" office:value="3108.12236744992">
                <text:p>3108.12236744992</text:p>
              </table:table-cell>
            </table:table-row>
            <table:table-row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  <table:table-cell office:value-type="float" office:value="3149.125">
                <text:p>3149.125</text:p>
              </table:table-cell>
            </table:table-row>
            <table:table-row>
              <table:table-cell office:value-type="float" office:value="3162.51847161728">
                <text:p>3162.51847161728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08.12236744993">
                <text:p>3108.12236744993</text:p>
              </table:table-cell>
              <table:table-cell office:value-type="float" office:value="3162.51847161728">
                <text:p>3162.51847161728</text:p>
              </table:table-cell>
            </table:table-row>
            <table:table-row>
              <table:table-cell office:value-type="float" office:value="3175.49675460426">
                <text:p>3175.49675460426</text:p>
              </table:table-cell>
              <table:table-cell office:value-type="float" office:value="423.503245395743">
                <text:p>423.503245395743</text:p>
              </table:table-cell>
              <table:table-cell office:value-type="float" office:value="3066.72111584982">
                <text:p>3066.72111584982</text:p>
              </table:table-cell>
              <table:table-cell office:value-type="float" office:value="3175.49675460426">
                <text:p>3175.49675460426</text:p>
              </table:table-cell>
            </table:table-row>
            <table:table-row>
              <table:table-cell office:value-type="float" office:value="3188.0558956502">
                <text:p>3188.0558956502</text:p>
              </table:table-cell>
              <table:table-cell office:value-type="float" office:value="410.944104349801">
                <text:p>410.944104349801</text:p>
              </table:table-cell>
              <table:table-cell office:value-type="float" office:value="3024.93385642197">
                <text:p>3024.93385642197</text:p>
              </table:table-cell>
              <table:table-cell office:value-type="float" office:value="3188.0558956502">
                <text:p>3188.0558956502</text:p>
              </table:table-cell>
            </table:table-row>
            <table:table-row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2982.77331797042">
                <text:p>2982.77331797042</text:p>
              </table:table-cell>
              <table:table-cell office:value-type="float" office:value="3200.19206911908">
                <text:p>3200.19206911908</text:p>
              </table:table-cell>
            </table:table-row>
            <table:table-row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2940.25234300358">
                <text:p>2940.25234300358</text:p>
              </table:table-cell>
              <table:table-cell office:value-type="float" office:value="3211.9015782149">
                <text:p>3211.9015782149</text:p>
              </table:table-cell>
            </table:table-row>
            <table:table-row>
              <table:table-cell office:value-type="float" office:value="3223.18085610776">
                <text:p>3223.18085610776</text:p>
              </table:table-cell>
              <table:table-cell office:value-type="float" office:value="375.819143892244">
                <text:p>375.819143892244</text:p>
              </table:table-cell>
              <table:table-cell office:value-type="float" office:value="2897.38388382235">
                <text:p>2897.38388382235</text:p>
              </table:table-cell>
              <table:table-cell office:value-type="float" office:value="3223.18085610776">
                <text:p>3223.18085610776</text:p>
              </table:table-cell>
            </table:table-row>
            <table:table-row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2854.18099857467">
                <text:p>2854.18099857467</text:p>
              </table:table-cell>
              <table:table-cell office:value-type="float" office:value="3234.02646702033">
                <text:p>3234.02646702033</text:p>
              </table:table-cell>
            </table:table-row>
            <table:table-row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2810.6568472779">
                <text:p>2810.6568472779</text:p>
              </table:table-cell>
              <table:table-cell office:value-type="float" office:value="3244.43510727449">
                <text:p>3244.43510727449</text:p>
              </table:table-cell>
            </table:table-row>
            <table:table-row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2766.82468781015">
                <text:p>2766.82468781015</text:p>
              </table:table-cell>
              <table:table-cell office:value-type="float" office:value="3254.40360629757">
                <text:p>3254.40360629757</text:p>
              </table:table-cell>
            </table:table-row>
            <table:table-row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2722.69787187181">
                <text:p>2722.69787187181</text:p>
              </table:table-cell>
              <table:table-cell office:value-type="float" office:value="3263.9289275882">
                <text:p>3263.9289275882</text:p>
              </table:table-cell>
            </table:table-row>
            <table:table-row>
              <table:table-cell office:value-type="float" office:value="3273.00816964124">
                <text:p>3273.00816964124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2678.28984091848">
                <text:p>2678.28984091848</text:p>
              </table:table-cell>
              <table:table-cell office:value-type="float" office:value="3273.00816964124">
                <text:p>3273.00816964124</text:p>
              </table:table-cell>
            </table:table-row>
            <table:table-row>
              <table:table-cell office:value-type="float" office:value="3281.63856683162">
                <text:p>3281.63856683162</text:p>
              </table:table-cell>
              <table:table-cell office:value-type="float" office:value="317.361433168375">
                <text:p>317.361433168375</text:p>
              </table:table-cell>
              <table:table-cell office:value-type="float" office:value="2633.61412206658">
                <text:p>2633.61412206658</text:p>
              </table:table-cell>
              <table:table-cell office:value-type="float" office:value="3281.63856683162">
                <text:p>3281.63856683162</text:p>
              </table:table-cell>
            </table:table-row>
            <table:table-row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2588.68432397285">
                <text:p>2588.68432397285</text:p>
              </table:table-cell>
              <table:table-cell office:value-type="float" office:value="3289.81749025675">
                <text:p>3289.81749025675</text:p>
              </table:table-cell>
            </table:table-row>
            <table:table-row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2543.51413268904">
                <text:p>2543.51413268904</text:p>
              </table:table-cell>
              <table:table-cell office:value-type="float" office:value="3297.54244853731">
                <text:p>3297.54244853731</text:p>
              </table:table-cell>
            </table:table-row>
            <table:table-row>
              <table:table-cell office:value-type="float" office:value="3304.81108857619">
                <text:p>3304.81108857619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2498.11730749298">
                <text:p>2498.11730749298</text:p>
              </table:table-cell>
              <table:table-cell office:value-type="float" office:value="3304.81108857619">
                <text:p>3304.81108857619</text:p>
              </table:table-cell>
            </table:table-row>
            <table:table-row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2452.5076766974">
                <text:p>2452.5076766974</text:p>
              </table:table-cell>
              <table:table-cell office:value-type="float" office:value="3311.6211962752">
                <text:p>3311.6211962752</text:p>
              </table:table-cell>
            </table:table-row>
            <table:table-row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2406.69913343768">
                <text:p>2406.69913343768</text:p>
              </table:table-cell>
              <table:table-cell office:value-type="float" office:value="3317.97069720959">
                <text:p>3317.97069720959</text:p>
              </table:table-cell>
            </table:table-row>
            <table:table-row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2360.70563143984">
                <text:p>2360.70563143984</text:p>
              </table:table-cell>
              <table:table-cell office:value-type="float" office:value="3323.85765725985">
                <text:p>3323.85765725985</text:p>
              </table:table-cell>
            </table:table-row>
            <table:table-row>
              <table:table-cell office:value-type="float" office:value="3329.28028320092">
                <text:p>3329.28028320092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2314.54118077014">
                <text:p>2314.54118077014</text:p>
              </table:table-cell>
              <table:table-cell office:value-type="float" office:value="3329.28028320092">
                <text:p>3329.28028320092</text:p>
              </table:table-cell>
            </table:table-row>
            <table:table-row>
              <table:table-cell office:value-type="float" office:value="3334.23692324842">
                <text:p>3334.23692324842</text:p>
              </table:table-cell>
              <table:table-cell office:value-type="float" office:value="264.763076751579">
                <text:p>264.763076751579</text:p>
              </table:table-cell>
              <table:table-cell office:value-type="float" office:value="2268.21984356746">
                <text:p>2268.21984356746</text:p>
              </table:table-cell>
              <table:table-cell office:value-type="float" office:value="3334.23692324842">
                <text:p>3334.23692324842</text:p>
              </table:table-cell>
            </table:table-row>
            <table:table-row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2221.75572975984">
                <text:p>2221.75572975984</text:p>
              </table:table-cell>
              <table:table-cell office:value-type="float" office:value="3338.72606756177">
                <text:p>3338.72606756177</text:p>
              </table:table-cell>
            </table:table-row>
            <table:table-row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2175.16299276646">
                <text:p>2175.16299276646</text:p>
              </table:table-cell>
              <table:table-cell office:value-type="float" office:value="3342.74634870411">
                <text:p>3342.74634870411</text:p>
              </table:table-cell>
            </table:table-row>
            <table:table-row>
              <table:table-cell office:value-type="float" office:value="3346.29654205889">
                <text:p>3346.29654205889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2128.45582518634">
                <text:p>2128.45582518634</text:p>
              </table:table-cell>
              <table:table-cell office:value-type="float" office:value="3346.29654205889">
                <text:p>3346.29654205889</text:p>
              </table:table-cell>
            </table:table-row>
            <table:table-row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2081.64845447521">
                <text:p>2081.64845447521</text:p>
              </table:table-cell>
              <table:table-cell office:value-type="float" office:value="3349.37556620279">
                <text:p>3349.37556620279</text:p>
              </table:table-cell>
            </table:table-row>
            <table:table-row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2034.75513861162">
                <text:p>2034.75513861162</text:p>
              </table:table-cell>
              <table:table-cell office:value-type="float" office:value="3351.98248323525">
                <text:p>3351.98248323525</text:p>
              </table:table-cell>
            </table:table-row>
            <table:table-row>
              <table:table-cell office:value-type="float" office:value="3354.11649906407">
                <text:p>3354.11649906407</text:p>
              </table:table-cell>
              <table:table-cell office:value-type="float" office:value="244.883500935925">
                <text:p>244.883500935925</text:p>
              </table:table-cell>
              <table:table-cell office:value-type="float" office:value="1987.79016175383">
                <text:p>1987.79016175383</text:p>
              </table:table-cell>
              <table:table-cell office:value-type="float" office:value="3354.11649906407">
                <text:p>3354.11649906407</text:p>
              </table:table-cell>
            </table:table-row>
            <table:table-row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1940.76782988877">
                <text:p>1940.76782988877</text:p>
              </table:table-cell>
              <table:table-cell office:value-type="float" office:value="3355.77696364738">
                <text:p>3355.77696364738</text:p>
              </table:table-cell>
            </table:table-row>
            <table:table-row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1893.70246647423">
                <text:p>1893.70246647423</text:p>
              </table:table-cell>
              <table:table-cell office:value-type="float" office:value="3356.96337119156">
                <text:p>3356.96337119156</text:p>
              </table:table-cell>
            </table:table-row>
            <table:table-row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1846.60840807584">
                <text:p>1846.60840807584</text:p>
              </table:table-cell>
              <table:table-cell office:value-type="float" office:value="3357.6753603054">
                <text:p>3357.6753603054</text:p>
              </table:table-cell>
            </table:table-row>
            <table:table-row>
              <table:table-cell office:value-type="float" office:value="3357.9127141101">
                <text:p>3357.9127141101</text:p>
              </table:table-cell>
              <table:table-cell office:value-type="float" office:value="241.087285889903">
                <text:p>241.087285889903</text:p>
              </table:table-cell>
              <table:table-cell office:value-type="float" office:value="1799.5">
                <text:p>1799.5</text:p>
              </table:table-cell>
              <table:table-cell office:value-type="float" office:value="3357.9127141101">
                <text:p>3357.9127141101</text:p>
              </table:table-cell>
            </table:table-row>
            <table:table-row>
              <table:table-cell office:value-type="float" office:value="3357.6753603054">
                <text:p>3357.6753603054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1752.39159192416">
                <text:p>1752.39159192416</text:p>
              </table:table-cell>
              <table:table-cell office:value-type="float" office:value="3357.6753603054">
                <text:p>3357.6753603054</text:p>
              </table:table-cell>
            </table:table-row>
            <table:table-row>
              <table:table-cell office:value-type="float" office:value="3356.96337119156">
                <text:p>3356.96337119156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1705.29753352577">
                <text:p>1705.29753352577</text:p>
              </table:table-cell>
              <table:table-cell office:value-type="float" office:value="3356.96337119156">
                <text:p>3356.96337119156</text:p>
              </table:table-cell>
            </table:table-row>
            <table:table-row>
              <table:table-cell office:value-type="float" office:value="3355.77696364738">
                <text:p>3355.77696364738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1658.23217011123">
                <text:p>1658.23217011123</text:p>
              </table:table-cell>
              <table:table-cell office:value-type="float" office:value="3355.77696364738">
                <text:p>3355.77696364738</text:p>
              </table:table-cell>
            </table:table-row>
            <table:table-row>
              <table:table-cell office:value-type="float" office:value="3354.11649906407">
                <text:p>3354.11649906407</text:p>
              </table:table-cell>
              <table:table-cell office:value-type="float" office:value="244.883500935926">
                <text:p>244.883500935926</text:p>
              </table:table-cell>
              <table:table-cell office:value-type="float" office:value="1611.20983824617">
                <text:p>1611.20983824617</text:p>
              </table:table-cell>
              <table:table-cell office:value-type="float" office:value="3354.11649906407">
                <text:p>3354.11649906407</text:p>
              </table:table-cell>
            </table:table-row>
            <table:table-row>
              <table:table-cell office:value-type="float" office:value="3351.98248323525">
                <text:p>3351.98248323525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1564.24486138838">
                <text:p>1564.24486138838</text:p>
              </table:table-cell>
              <table:table-cell office:value-type="float" office:value="3351.98248323525">
                <text:p>3351.98248323525</text:p>
              </table:table-cell>
            </table:table-row>
            <table:table-row>
              <table:table-cell office:value-type="float" office:value="3349.37556620279">
                <text:p>3349.375566202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1517.35154552479">
                <text:p>1517.35154552479</text:p>
              </table:table-cell>
              <table:table-cell office:value-type="float" office:value="3349.37556620279">
                <text:p>3349.37556620279</text:p>
              </table:table-cell>
            </table:table-row>
            <table:table-row>
              <table:table-cell office:value-type="float" office:value="3346.29654205889">
                <text:p>3346.29654205889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1470.54417481366">
                <text:p>1470.54417481366</text:p>
              </table:table-cell>
              <table:table-cell office:value-type="float" office:value="3346.29654205889">
                <text:p>3346.29654205889</text:p>
              </table:table-cell>
            </table:table-row>
            <table:table-row>
              <table:table-cell office:value-type="float" office:value="3342.74634870411">
                <text:p>3342.74634870411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1423.83700723354">
                <text:p>1423.83700723354</text:p>
              </table:table-cell>
              <table:table-cell office:value-type="float" office:value="3342.74634870411">
                <text:p>3342.74634870411</text:p>
              </table:table-cell>
            </table:table-row>
            <table:table-row>
              <table:table-cell office:value-type="float" office:value="3338.72606756177">
                <text:p>3338.72606756177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1377.24427024016">
                <text:p>1377.24427024016</text:p>
              </table:table-cell>
              <table:table-cell office:value-type="float" office:value="3338.72606756177">
                <text:p>3338.72606756177</text:p>
              </table:table-cell>
            </table:table-row>
            <table:table-row>
              <table:table-cell office:value-type="float" office:value="3334.23692324842">
                <text:p>3334.23692324842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1330.78015643254">
                <text:p>1330.78015643254</text:p>
              </table:table-cell>
              <table:table-cell office:value-type="float" office:value="3334.23692324842">
                <text:p>3334.23692324842</text:p>
              </table:table-cell>
            </table:table-row>
            <table:table-row>
              <table:table-cell office:value-type="float" office:value="3329.28028320092">
                <text:p>3329.28028320092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1284.45881922986">
                <text:p>1284.45881922986</text:p>
              </table:table-cell>
              <table:table-cell office:value-type="float" office:value="3329.28028320092">
                <text:p>3329.28028320092</text:p>
              </table:table-cell>
            </table:table-row>
            <table:table-row>
              <table:table-cell office:value-type="float" office:value="3323.85765725985">
                <text:p>3323.85765725985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1238.29436856016">
                <text:p>1238.29436856016</text:p>
              </table:table-cell>
              <table:table-cell office:value-type="float" office:value="3323.85765725985">
                <text:p>3323.85765725985</text:p>
              </table:table-cell>
            </table:table-row>
            <table:table-row>
              <table:table-cell office:value-type="float" office:value="3317.97069720959">
                <text:p>3317.97069720959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1192.30086656232">
                <text:p>1192.30086656232</text:p>
              </table:table-cell>
              <table:table-cell office:value-type="float" office:value="3317.97069720959">
                <text:p>3317.97069720959</text:p>
              </table:table-cell>
            </table:table-row>
            <table:table-row>
              <table:table-cell office:value-type="float" office:value="3311.6211962752">
                <text:p>3311.6211962752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1146.4923233026">
                <text:p>1146.4923233026</text:p>
              </table:table-cell>
              <table:table-cell office:value-type="float" office:value="3311.6211962752">
                <text:p>3311.6211962752</text:p>
              </table:table-cell>
            </table:table-row>
            <table:table-row>
              <table:table-cell office:value-type="float" office:value="3304.81108857619">
                <text:p>3304.81108857619</text:p>
              </table:table-cell>
              <table:table-cell office:value-type="float" office:value="294.188911423814">
                <text:p>294.188911423814</text:p>
              </table:table-cell>
              <table:table-cell office:value-type="float" office:value="1100.88269250702">
                <text:p>1100.88269250702</text:p>
              </table:table-cell>
              <table:table-cell office:value-type="float" office:value="3304.81108857619">
                <text:p>3304.81108857619</text:p>
              </table:table-cell>
            </table:table-row>
            <table:table-row>
              <table:table-cell office:value-type="float" office:value="3297.54244853731">
                <text:p>3297.54244853731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1055.48586731097">
                <text:p>1055.48586731097</text:p>
              </table:table-cell>
              <table:table-cell office:value-type="float" office:value="3297.54244853731">
                <text:p>3297.54244853731</text:p>
              </table:table-cell>
            </table:table-row>
            <table:table-row>
              <table:table-cell office:value-type="float" office:value="3289.81749025675">
                <text:p>3289.8174902567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1010.31567602715">
                <text:p>1010.31567602715</text:p>
              </table:table-cell>
              <table:table-cell office:value-type="float" office:value="3289.81749025675">
                <text:p>3289.81749025675</text:p>
              </table:table-cell>
            </table:table-row>
            <table:table-row>
              <table:table-cell office:value-type="float" office:value="3281.63856683162">
                <text:p>3281.63856683162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965.385877933423">
                <text:p>965.385877933423</text:p>
              </table:table-cell>
              <table:table-cell office:value-type="float" office:value="3281.63856683162">
                <text:p>3281.63856683162</text:p>
              </table:table-cell>
            </table:table-row>
            <table:table-row>
              <table:table-cell office:value-type="float" office:value="3273.00816964124">
                <text:p>3273.00816964124</text:p>
              </table:table-cell>
              <table:table-cell office:value-type="float" office:value="325.991830358755">
                <text:p>325.991830358755</text:p>
              </table:table-cell>
              <table:table-cell office:value-type="float" office:value="920.71015908152">
                <text:p>920.71015908152</text:p>
              </table:table-cell>
              <table:table-cell office:value-type="float" office:value="3273.00816964124">
                <text:p>3273.00816964124</text:p>
              </table:table-cell>
            </table:table-row>
            <table:table-row>
              <table:table-cell office:value-type="float" office:value="3263.9289275882">
                <text:p>3263.9289275882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876.302128128189">
                <text:p>876.302128128189</text:p>
              </table:table-cell>
              <table:table-cell office:value-type="float" office:value="3263.9289275882">
                <text:p>3263.9289275882</text:p>
              </table:table-cell>
            </table:table-row>
            <table:table-row>
              <table:table-cell office:value-type="float" office:value="3254.40360629757">
                <text:p>3254.4036062975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832.175312189848">
                <text:p>832.175312189848</text:p>
              </table:table-cell>
              <table:table-cell office:value-type="float" office:value="3254.40360629757">
                <text:p>3254.40360629757</text:p>
              </table:table-cell>
            </table:table-row>
            <table:table-row>
              <table:table-cell office:value-type="float" office:value="3244.43510727449">
                <text:p>3244.4351072744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788.3431527221">
                <text:p>788.3431527221</text:p>
              </table:table-cell>
              <table:table-cell office:value-type="float" office:value="3244.43510727449">
                <text:p>3244.43510727449</text:p>
              </table:table-cell>
            </table:table-row>
            <table:table-row>
              <table:table-cell office:value-type="float" office:value="3234.02646702033">
                <text:p>3234.02646702033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744.819001425328">
                <text:p>744.819001425328</text:p>
              </table:table-cell>
              <table:table-cell office:value-type="float" office:value="3234.02646702033">
                <text:p>3234.02646702033</text:p>
              </table:table-cell>
            </table:table-row>
            <table:table-row>
              <table:table-cell office:value-type="float" office:value="3223.18085610776">
                <text:p>3223.18085610776</text:p>
              </table:table-cell>
              <table:table-cell office:value-type="float" office:value="375.819143892243">
                <text:p>375.819143892243</text:p>
              </table:table-cell>
              <table:table-cell office:value-type="float" office:value="701.616116177647">
                <text:p>701.616116177647</text:p>
              </table:table-cell>
              <table:table-cell office:value-type="float" office:value="3223.18085610776">
                <text:p>3223.18085610776</text:p>
              </table:table-cell>
            </table:table-row>
            <table:table-row>
              <table:table-cell office:value-type="float" office:value="3211.9015782149">
                <text:p>3211.9015782149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658.747656996418">
                <text:p>658.747656996418</text:p>
              </table:table-cell>
              <table:table-cell office:value-type="float" office:value="3211.9015782149">
                <text:p>3211.9015782149</text:p>
              </table:table-cell>
            </table:table-row>
            <table:table-row>
              <table:table-cell office:value-type="float" office:value="3200.19206911908">
                <text:p>3200.19206911908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616.226682029583">
                <text:p>616.226682029583</text:p>
              </table:table-cell>
              <table:table-cell office:value-type="float" office:value="3200.19206911908">
                <text:p>3200.19206911908</text:p>
              </table:table-cell>
            </table:table-row>
            <table:table-row>
              <table:table-cell office:value-type="float" office:value="3188.0558956502">
                <text:p>3188.0558956502</text:p>
              </table:table-cell>
              <table:table-cell office:value-type="float" office:value="410.944104349802">
                <text:p>410.944104349802</text:p>
              </table:table-cell>
              <table:table-cell office:value-type="float" office:value="574.066143578029">
                <text:p>574.066143578029</text:p>
              </table:table-cell>
              <table:table-cell office:value-type="float" office:value="3188.0558956502">
                <text:p>3188.0558956502</text:p>
              </table:table-cell>
            </table:table-row>
            <table:table-row>
              <table:table-cell office:value-type="float" office:value="3175.49675460426">
                <text:p>3175.49675460426</text:p>
              </table:table-cell>
              <table:table-cell office:value-type="float" office:value="423.503245395742">
                <text:p>423.503245395742</text:p>
              </table:table-cell>
              <table:table-cell office:value-type="float" office:value="532.278884150184">
                <text:p>532.278884150184</text:p>
              </table:table-cell>
              <table:table-cell office:value-type="float" office:value="3175.49675460426">
                <text:p>3175.49675460426</text:p>
              </table:table-cell>
            </table:table-row>
            <table:table-row>
              <table:table-cell office:value-type="float" office:value="3162.51847161728">
                <text:p>3162.51847161728</text:p>
              </table:table-cell>
              <table:table-cell office:value-type="float" office:value="436.481528382715">
                <text:p>436.481528382715</text:p>
              </table:table-cell>
              <table:table-cell office:value-type="float" office:value="490.877632550075">
                <text:p>490.877632550075</text:p>
              </table:table-cell>
              <table:table-cell office:value-type="float" office:value="3162.51847161728">
                <text:p>3162.51847161728</text:p>
              </table:table-cell>
            </table:table-row>
            <table:table-row>
              <table:table-cell office:value-type="float" office:value="3149.125">
                <text:p>3149.125</text:p>
              </table:table-cell>
              <table:table-cell office:value-type="float" office:value="449.875">
                <text:p>449.875</text:p>
              </table:table-cell>
              <table:table-cell office:value-type="float" office:value="449.875">
                <text:p>449.875</text:p>
              </table:table-cell>
              <table:table-cell office:value-type="float" office:value="3149.125">
                <text:p>3149.125</text:p>
              </table:table-cell>
            </table:table-row>
            <table:table-row>
              <table:table-cell office:value-type="float" office:value="3162.51847161728">
                <text:p>3162.51847161728</text:p>
              </table:table-cell>
              <table:table-cell office:value-type="float" office:value="490.877632550075">
                <text:p>490.877632550075</text:p>
              </table:table-cell>
              <table:table-cell office:value-type="float" office:value="436.481528382716">
                <text:p>436.481528382716</text:p>
              </table:table-cell>
              <table:table-cell office:value-type="float" office:value="3162.51847161728">
                <text:p>3162.51847161728</text:p>
              </table:table-cell>
            </table:table-row>
            <table:table-row>
              <table:table-cell office:value-type="float" office:value="3175.49675460426">
                <text:p>3175.49675460426</text:p>
              </table:table-cell>
              <table:table-cell office:value-type="float" office:value="532.278884150184">
                <text:p>532.278884150184</text:p>
              </table:table-cell>
              <table:table-cell office:value-type="float" office:value="423.503245395743">
                <text:p>423.503245395743</text:p>
              </table:table-cell>
              <table:table-cell office:value-type="float" office:value="3175.49675460426">
                <text:p>3175.49675460426</text:p>
              </table:table-cell>
            </table:table-row>
            <table:table-row>
              <table:table-cell office:value-type="float" office:value="3188.0558956502">
                <text:p>3188.0558956502</text:p>
              </table:table-cell>
              <table:table-cell office:value-type="float" office:value="574.066143578028">
                <text:p>574.066143578028</text:p>
              </table:table-cell>
              <table:table-cell office:value-type="float" office:value="410.944104349802">
                <text:p>410.944104349802</text:p>
              </table:table-cell>
              <table:table-cell office:value-type="float" office:value="3188.0558956502">
                <text:p>3188.0558956502</text:p>
              </table:table-cell>
            </table:table-row>
            <table:table-row>
              <table:table-cell office:value-type="float" office:value="3200.19206911908">
                <text:p>3200.19206911908</text:p>
              </table:table-cell>
              <table:table-cell office:value-type="float" office:value="616.226682029582">
                <text:p>616.226682029582</text:p>
              </table:table-cell>
              <table:table-cell office:value-type="float" office:value="398.807930880919">
                <text:p>398.807930880919</text:p>
              </table:table-cell>
              <table:table-cell office:value-type="float" office:value="3200.19206911908">
                <text:p>3200.19206911908</text:p>
              </table:table-cell>
            </table:table-row>
            <table:table-row>
              <table:table-cell office:value-type="float" office:value="3211.9015782149">
                <text:p>3211.9015782149</text:p>
              </table:table-cell>
              <table:table-cell office:value-type="float" office:value="658.747656996417">
                <text:p>658.747656996417</text:p>
              </table:table-cell>
              <table:table-cell office:value-type="float" office:value="387.098421785098">
                <text:p>387.098421785098</text:p>
              </table:table-cell>
              <table:table-cell office:value-type="float" office:value="3211.9015782149">
                <text:p>3211.9015782149</text:p>
              </table:table-cell>
            </table:table-row>
            <table:table-row>
              <table:table-cell office:value-type="float" office:value="3223.18085610776">
                <text:p>3223.18085610776</text:p>
              </table:table-cell>
              <table:table-cell office:value-type="float" office:value="701.616116177646">
                <text:p>701.616116177646</text:p>
              </table:table-cell>
              <table:table-cell office:value-type="float" office:value="375.819143892244">
                <text:p>375.819143892244</text:p>
              </table:table-cell>
              <table:table-cell office:value-type="float" office:value="3223.18085610776">
                <text:p>3223.18085610776</text:p>
              </table:table-cell>
            </table:table-row>
            <table:table-row>
              <table:table-cell office:value-type="float" office:value="3234.02646702033">
                <text:p>3234.02646702033</text:p>
              </table:table-cell>
              <table:table-cell office:value-type="float" office:value="744.819001425328">
                <text:p>744.819001425328</text:p>
              </table:table-cell>
              <table:table-cell office:value-type="float" office:value="364.973532979665">
                <text:p>364.973532979665</text:p>
              </table:table-cell>
              <table:table-cell office:value-type="float" office:value="3234.02646702033">
                <text:p>3234.02646702033</text:p>
              </table:table-cell>
            </table:table-row>
            <table:table-row>
              <table:table-cell office:value-type="float" office:value="3244.43510727449">
                <text:p>3244.43510727449</text:p>
              </table:table-cell>
              <table:table-cell office:value-type="float" office:value="788.343152722099">
                <text:p>788.343152722099</text:p>
              </table:table-cell>
              <table:table-cell office:value-type="float" office:value="354.564892725511">
                <text:p>354.564892725511</text:p>
              </table:table-cell>
              <table:table-cell office:value-type="float" office:value="3244.43510727449">
                <text:p>3244.43510727449</text:p>
              </table:table-cell>
            </table:table-row>
            <table:table-row>
              <table:table-cell office:value-type="float" office:value="3254.40360629757">
                <text:p>3254.40360629757</text:p>
              </table:table-cell>
              <table:table-cell office:value-type="float" office:value="832.175312189847">
                <text:p>832.175312189847</text:p>
              </table:table-cell>
              <table:table-cell office:value-type="float" office:value="344.596393702433">
                <text:p>344.596393702433</text:p>
              </table:table-cell>
              <table:table-cell office:value-type="float" office:value="3254.40360629757">
                <text:p>3254.40360629757</text:p>
              </table:table-cell>
            </table:table-row>
            <table:table-row>
              <table:table-cell office:value-type="float" office:value="3263.9289275882">
                <text:p>3263.9289275882</text:p>
              </table:table-cell>
              <table:table-cell office:value-type="float" office:value="876.302128128189">
                <text:p>876.302128128189</text:p>
              </table:table-cell>
              <table:table-cell office:value-type="float" office:value="335.071072411802">
                <text:p>335.071072411802</text:p>
              </table:table-cell>
              <table:table-cell office:value-type="float" office:value="3263.9289275882">
                <text:p>3263.9289275882</text:p>
              </table:table-cell>
            </table:table-row>
            <table:table-row>
              <table:table-cell office:value-type="float" office:value="3273.00816964124">
                <text:p>3273.00816964124</text:p>
              </table:table-cell>
              <table:table-cell office:value-type="float" office:value="920.71015908152">
                <text:p>920.71015908152</text:p>
              </table:table-cell>
              <table:table-cell office:value-type="float" office:value="325.991830358756">
                <text:p>325.991830358756</text:p>
              </table:table-cell>
              <table:table-cell office:value-type="float" office:value="3273.00816964124">
                <text:p>3273.00816964124</text:p>
              </table:table-cell>
            </table:table-row>
            <table:table-row>
              <table:table-cell office:value-type="float" office:value="3281.63856683162">
                <text:p>3281.63856683162</text:p>
              </table:table-cell>
              <table:table-cell office:value-type="float" office:value="965.385877933423">
                <text:p>965.385877933423</text:p>
              </table:table-cell>
              <table:table-cell office:value-type="float" office:value="317.361433168376">
                <text:p>317.361433168376</text:p>
              </table:table-cell>
              <table:table-cell office:value-type="float" office:value="3281.63856683162">
                <text:p>3281.63856683162</text:p>
              </table:table-cell>
            </table:table-row>
            <table:table-row>
              <table:table-cell office:value-type="float" office:value="3289.81749025675">
                <text:p>3289.81749025675</text:p>
              </table:table-cell>
              <table:table-cell office:value-type="float" office:value="1010.31567602715">
                <text:p>1010.31567602715</text:p>
              </table:table-cell>
              <table:table-cell office:value-type="float" office:value="309.182509743252">
                <text:p>309.182509743252</text:p>
              </table:table-cell>
              <table:table-cell office:value-type="float" office:value="3289.81749025675">
                <text:p>3289.81749025675</text:p>
              </table:table-cell>
            </table:table-row>
            <table:table-row>
              <table:table-cell office:value-type="float" office:value="3297.54244853731">
                <text:p>3297.54244853731</text:p>
              </table:table-cell>
              <table:table-cell office:value-type="float" office:value="1055.48586731097">
                <text:p>1055.48586731097</text:p>
              </table:table-cell>
              <table:table-cell office:value-type="float" office:value="301.457551462689">
                <text:p>301.457551462689</text:p>
              </table:table-cell>
              <table:table-cell office:value-type="float" office:value="3297.54244853731">
                <text:p>3297.54244853731</text:p>
              </table:table-cell>
            </table:table-row>
            <table:table-row>
              <table:table-cell office:value-type="float" office:value="3304.81108857619">
                <text:p>3304.81108857619</text:p>
              </table:table-cell>
              <table:table-cell office:value-type="float" office:value="1100.88269250702">
                <text:p>1100.88269250702</text:p>
              </table:table-cell>
              <table:table-cell office:value-type="float" office:value="294.188911423815">
                <text:p>294.188911423815</text:p>
              </table:table-cell>
              <table:table-cell office:value-type="float" office:value="3304.81108857619">
                <text:p>3304.81108857619</text:p>
              </table:table-cell>
            </table:table-row>
            <table:table-row>
              <table:table-cell office:value-type="float" office:value="3311.6211962752">
                <text:p>3311.6211962752</text:p>
              </table:table-cell>
              <table:table-cell office:value-type="float" office:value="1146.4923233026">
                <text:p>1146.4923233026</text:p>
              </table:table-cell>
              <table:table-cell office:value-type="float" office:value="287.378803724796">
                <text:p>287.378803724796</text:p>
              </table:table-cell>
              <table:table-cell office:value-type="float" office:value="3311.6211962752">
                <text:p>3311.6211962752</text:p>
              </table:table-cell>
            </table:table-row>
            <table:table-row>
              <table:table-cell office:value-type="float" office:value="3317.97069720959">
                <text:p>3317.97069720959</text:p>
              </table:table-cell>
              <table:table-cell office:value-type="float" office:value="1192.30086656232">
                <text:p>1192.30086656232</text:p>
              </table:table-cell>
              <table:table-cell office:value-type="float" office:value="281.02930279041">
                <text:p>281.02930279041</text:p>
              </table:table-cell>
              <table:table-cell office:value-type="float" office:value="3317.97069720959">
                <text:p>3317.97069720959</text:p>
              </table:table-cell>
            </table:table-row>
            <table:table-row>
              <table:table-cell office:value-type="float" office:value="3323.85765725985">
                <text:p>3323.85765725985</text:p>
              </table:table-cell>
              <table:table-cell office:value-type="float" office:value="1238.29436856016">
                <text:p>1238.29436856016</text:p>
              </table:table-cell>
              <table:table-cell office:value-type="float" office:value="275.14234274015">
                <text:p>275.14234274015</text:p>
              </table:table-cell>
              <table:table-cell office:value-type="float" office:value="3323.85765725985">
                <text:p>3323.85765725985</text:p>
              </table:table-cell>
            </table:table-row>
            <table:table-row>
              <table:table-cell office:value-type="float" office:value="3329.28028320092">
                <text:p>3329.28028320092</text:p>
              </table:table-cell>
              <table:table-cell office:value-type="float" office:value="1284.45881922986">
                <text:p>1284.45881922986</text:p>
              </table:table-cell>
              <table:table-cell office:value-type="float" office:value="269.719716799076">
                <text:p>269.719716799076</text:p>
              </table:table-cell>
              <table:table-cell office:value-type="float" office:value="3329.28028320092">
                <text:p>3329.28028320092</text:p>
              </table:table-cell>
            </table:table-row>
            <table:table-row>
              <table:table-cell office:value-type="float" office:value="3334.23692324842">
                <text:p>3334.23692324842</text:p>
              </table:table-cell>
              <table:table-cell office:value-type="float" office:value="1330.78015643254">
                <text:p>1330.78015643254</text:p>
              </table:table-cell>
              <table:table-cell office:value-type="float" office:value="264.763076751578">
                <text:p>264.763076751578</text:p>
              </table:table-cell>
              <table:table-cell office:value-type="float" office:value="3334.23692324842">
                <text:p>3334.23692324842</text:p>
              </table:table-cell>
            </table:table-row>
            <table:table-row>
              <table:table-cell office:value-type="float" office:value="3338.72606756177">
                <text:p>3338.72606756177</text:p>
              </table:table-cell>
              <table:table-cell office:value-type="float" office:value="1377.24427024016">
                <text:p>1377.24427024016</text:p>
              </table:table-cell>
              <table:table-cell office:value-type="float" office:value="260.273932438233">
                <text:p>260.273932438233</text:p>
              </table:table-cell>
              <table:table-cell office:value-type="float" office:value="3338.72606756177">
                <text:p>3338.72606756177</text:p>
              </table:table-cell>
            </table:table-row>
            <table:table-row>
              <table:table-cell office:value-type="float" office:value="3342.74634870411">
                <text:p>3342.74634870411</text:p>
              </table:table-cell>
              <table:table-cell office:value-type="float" office:value="1423.83700723354">
                <text:p>1423.83700723354</text:p>
              </table:table-cell>
              <table:table-cell office:value-type="float" office:value="256.253651295885">
                <text:p>256.253651295885</text:p>
              </table:table-cell>
              <table:table-cell office:value-type="float" office:value="3342.74634870411">
                <text:p>3342.74634870411</text:p>
              </table:table-cell>
            </table:table-row>
            <table:table-row>
              <table:table-cell office:value-type="float" office:value="3346.29654205889">
                <text:p>3346.29654205889</text:p>
              </table:table-cell>
              <table:table-cell office:value-type="float" office:value="1470.54417481366">
                <text:p>1470.54417481366</text:p>
              </table:table-cell>
              <table:table-cell office:value-type="float" office:value="252.703457941115">
                <text:p>252.703457941115</text:p>
              </table:table-cell>
              <table:table-cell office:value-type="float" office:value="3346.29654205889">
                <text:p>3346.29654205889</text:p>
              </table:table-cell>
            </table:table-row>
            <table:table-row>
              <table:table-cell office:value-type="float" office:value="3349.37556620279">
                <text:p>3349.37556620279</text:p>
              </table:table-cell>
              <table:table-cell office:value-type="float" office:value="1517.35154552479">
                <text:p>1517.35154552479</text:p>
              </table:table-cell>
              <table:table-cell office:value-type="float" office:value="249.624433797211">
                <text:p>249.624433797211</text:p>
              </table:table-cell>
              <table:table-cell office:value-type="float" office:value="3349.37556620279">
                <text:p>3349.37556620279</text:p>
              </table:table-cell>
            </table:table-row>
            <table:table-row>
              <table:table-cell office:value-type="float" office:value="3351.98248323525">
                <text:p>3351.98248323525</text:p>
              </table:table-cell>
              <table:table-cell office:value-type="float" office:value="1564.24486138838">
                <text:p>1564.24486138838</text:p>
              </table:table-cell>
              <table:table-cell office:value-type="float" office:value="247.017516764754">
                <text:p>247.017516764754</text:p>
              </table:table-cell>
              <table:table-cell office:value-type="float" office:value="3351.98248323525">
                <text:p>3351.98248323525</text:p>
              </table:table-cell>
            </table:table-row>
            <table:table-row>
              <table:table-cell office:value-type="float" office:value="3354.11649906407">
                <text:p>3354.11649906407</text:p>
              </table:table-cell>
              <table:table-cell office:value-type="float" office:value="1611.20983824617">
                <text:p>1611.20983824617</text:p>
              </table:table-cell>
              <table:table-cell office:value-type="float" office:value="244.883500935925">
                <text:p>244.883500935925</text:p>
              </table:table-cell>
              <table:table-cell office:value-type="float" office:value="3354.11649906407">
                <text:p>3354.11649906407</text:p>
              </table:table-cell>
            </table:table-row>
            <table:table-row>
              <table:table-cell office:value-type="float" office:value="3355.77696364738">
                <text:p>3355.77696364738</text:p>
              </table:table-cell>
              <table:table-cell office:value-type="float" office:value="1658.23217011123">
                <text:p>1658.23217011123</text:p>
              </table:table-cell>
              <table:table-cell office:value-type="float" office:value="243.223036352621">
                <text:p>243.223036352621</text:p>
              </table:table-cell>
              <table:table-cell office:value-type="float" office:value="3355.77696364738">
                <text:p>3355.77696364738</text:p>
              </table:table-cell>
            </table:table-row>
            <table:table-row>
              <table:table-cell office:value-type="float" office:value="3356.96337119156">
                <text:p>3356.96337119156</text:p>
              </table:table-cell>
              <table:table-cell office:value-type="float" office:value="1705.29753352577">
                <text:p>1705.29753352577</text:p>
              </table:table-cell>
              <table:table-cell office:value-type="float" office:value="242.036628808436">
                <text:p>242.036628808436</text:p>
              </table:table-cell>
              <table:table-cell office:value-type="float" office:value="3356.96337119156">
                <text:p>3356.96337119156</text:p>
              </table:table-cell>
            </table:table-row>
            <table:table-row>
              <table:table-cell office:value-type="float" office:value="3357.6753603054">
                <text:p>3357.6753603054</text:p>
              </table:table-cell>
              <table:table-cell office:value-type="float" office:value="1752.39159192416">
                <text:p>1752.39159192416</text:p>
              </table:table-cell>
              <table:table-cell office:value-type="float" office:value="241.324639694603">
                <text:p>241.324639694603</text:p>
              </table:table-cell>
              <table:table-cell office:value-type="float" office:value="3357.6753603054">
                <text:p>3357.6753603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